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ro1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hyphenate="true"/>
      <style:map style:condition="is-true-formula([.$A1]=&quot;&quot;)" style:apply-style-name="blue" style:base-cell-address="Sheet1.A1"/>
      <style:map style:condition="is-true-formula([.$A1]=&quot;KEV&quot;)" style:apply-style-name="bolded" style:base-cell-address="Sheet1.A1"/>
      <style:map style:condition="is-true-formula([.$A1]=&quot;SOF&quot;)" style:apply-style-name="bolded" style:base-cell-address="Sheet1.A1"/>
    </style:style>
    <style:style style:name="ce2" style:family="table-cell" style:parent-style-name="blue">
      <style:table-cell-properties fo:background-color="transparent"/>
      <style:map style:condition="is-true-formula([.$A1]=&quot;&quot;)" style:apply-style-name="blue" style:base-cell-address="Sheet1.A1"/>
      <style:map style:condition="is-true-formula([.$A1]=&quot;KEV&quot;)" style:apply-style-name="bolded" style:base-cell-address="Sheet1.A1"/>
      <style:map style:condition="is-true-formula([.$A1]=&quot;SOF&quot;)" style:apply-style-name="bolded" style:base-cell-address="Sheet1.A1"/>
    </style:style>
    <style:style style:name="ce3" style:family="table-cell" style:parent-style-name="bolded">
      <style:text-properties style:font-name="Arial1"/>
      <style:map style:condition="is-true-formula([.$A1]=&quot;&quot;)" style:apply-style-name="blue" style:base-cell-address="Sheet1.A1"/>
      <style:map style:condition="is-true-formula([.$A1]=&quot;KEV&quot;)" style:apply-style-name="bolded" style:base-cell-address="Sheet1.A1"/>
      <style:map style:condition="is-true-formula([.$A1]=&quot;SOF&quot;)" style:apply-style-name="bolded" style:base-cell-address="Sheet1.A1"/>
    </style:style>
    <style:style style:name="ce4" style:family="table-cell" style:parent-style-name="yellow">
      <style:table-cell-properties fo:background-color="transparent"/>
      <style:map style:condition="is-true-formula([.$A1]=&quot;&quot;)" style:apply-style-name="blue" style:base-cell-address="Sheet1.A1"/>
      <style:map style:condition="is-true-formula([.$A1]=&quot;KEV&quot;)" style:apply-style-name="bolded" style:base-cell-address="Sheet1.A1"/>
      <style:map style:condition="is-true-formula([.$A1]=&quot;SOF&quot;)" style:apply-style-name="bolded" style:base-cell-address="Sheet1.A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KEV</text:p>
          </table:table-cell>
          <table:table-cell office:value-type="string">
            <text:p>bueno</text:p>
          </table:table-cell>
          <table:table-cell office:value-type="string">
            <text:p>y</text:p>
          </table:table-cell>
          <table:table-cell office:value-type="string">
            <text:p>qué</text:p>
          </table:table-cell>
          <table:table-cell office:value-type="string">
            <text:p>tú</text:p>
          </table:table-cell>
          <table:table-cell office:value-type="string">
            <text:p>crees</text:p>
          </table:table-cell>
          <table:table-cell office:value-type="string">
            <text:p>de</text:p>
          </table:table-cell>
          <table:table-cell office:value-type="string">
            <text:p>aquí</text:p>
          </table:table-cell>
          <table:table-cell office:value-type="string">
            <text:p>la</text:p>
          </table:table-cell>
          <table:table-cell office:value-type="string">
            <text:p>cuadra</text:p>
          </table:table-cell>
          <table:table-cell office:value-type="string">
            <text:p>lo</text:p>
          </table:table-cell>
          <table:table-cell office:value-type="string">
            <text:p>que</text:p>
          </table:table-cell>
          <table:table-cell office:value-type="string">
            <text:p>están</text:p>
          </table:table-cell>
          <table:table-cell office:value-type="string">
            <text:p>haciendo</text:p>
          </table:table-cell>
          <table:table-cell office:value-type="string">
            <text:p>?</text:p>
          </table:table-cell>
          <table:table-cell table:number-columns-repeated="1009"/>
        </table:table-row>
        <table:table-row table:style-name="ro1">
          <table:table-cell office:value-type="string">
            <text:p>aut</text:p>
          </table:table-cell>
          <table:table-cell office:value-type="string">
            <text:p>well.A.M.SG[or]well.INTERJ</text:p>
          </table:table-cell>
          <table:table-cell office:value-type="string">
            <text:p>and.C</text:p>
          </table:table-cell>
          <table:table-cell office:value-type="string">
            <text:p>what.INTERR</text:p>
          </table:table-cell>
          <table:table-cell office:value-type="string">
            <text:p>you.R.SUB.MF.2S</text:p>
          </table:table-cell>
          <table:table-cell office:value-type="string">
            <text:p>create.V.2S.PRESSUBJ[or]believe.V.2S.PRES</text:p>
          </table:table-cell>
          <table:table-cell office:value-type="string">
            <text:p>of.P</text:p>
          </table:table-cell>
          <table:table-cell office:value-type="string">
            <text:p>here.B</text:p>
          </table:table-cell>
          <table:table-cell office:value-type="string">
            <text:p>her.R.OBJ.F.3S[or]the.T.DEF.F.SG</text:p>
          </table:table-cell>
          <table:table-cell office:value-type="string">
            <text:p>square.V.3S.PRES</text:p>
          </table:table-cell>
          <table:table-cell office:value-type="string">
            <text:p>him.R.OBJ.M.3S[or]the.T.DEF.N.SP</text:p>
          </table:table-cell>
          <table:table-cell office:value-type="string">
            <text:p>which.C</text:p>
          </table:table-cell>
          <table:table-cell office:value-type="string">
            <text:p>be.V.3P.PRES</text:p>
          </table:table-cell>
          <table:table-cell office:value-type="string">
            <text:p>take.V.PRESPART</text:p>
          </table:table-cell>
          <table:table-cell table:number-columns-repeated="101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3" office:value-type="string">
            <text:p>KEV</text:p>
          </table:table-cell>
          <table:table-cell office:value-type="string">
            <text:p>la</text:p>
          </table:table-cell>
          <table:table-cell office:value-type="string">
            <text:p>rotondita</text:p>
          </table:table-cell>
          <table:table-cell office:value-type="string">
            <text:p>esa</text:p>
          </table:table-cell>
          <table:table-cell office:value-type="string">
            <text:p>do</text:p>
          </table:table-cell>
          <table:table-cell office:value-type="string">
            <text:p>you</text:p>
          </table:table-cell>
          <table:table-cell office:value-type="string">
            <text:p>like</text:p>
          </table:table-cell>
          <table:table-cell office:value-type="string">
            <text:p>that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her.R.OBJ.F.3S[or]the.T.DEF.F.SG</text:p>
          </table:table-cell>
          <table:table-cell office:value-type="string">
            <text:p>roundabout.N.F.S.DIM</text:p>
          </table:table-cell>
          <table:table-cell office:value-type="string">
            <text:p>that.A.DEM.F.SG</text:p>
          </table:table-cell>
          <table:table-cell office:value-type="string">
            <text:p>do.V.INFIN</text:p>
          </table:table-cell>
          <table:table-cell office:value-type="string">
            <text:p>you.R.2SP</text:p>
          </table:table-cell>
          <table:table-cell office:value-type="string">
            <text:p>like.C</text:p>
          </table:table-cell>
          <table:table-cell office:value-type="string">
            <text:p>that.D.FAR[or]that.C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pero</text:p>
          </table:table-cell>
          <table:table-cell office:value-type="string">
            <text:p>that's</text:p>
          </table:table-cell>
          <table:table-cell office:value-type="string">
            <text:p>illega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office:value-type="string">
            <text:p>that.GB.+GB[or]that.C</text:p>
          </table:table-cell>
          <table:table-cell office:value-type="string">
            <text:p>illegal.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esa</text:p>
          </table:table-cell>
          <table:table-cell office:value-type="string">
            <text:p>rotonda</text:p>
          </table:table-cell>
          <table:table-cell office:value-type="string">
            <text:p>es</text:p>
          </table:table-cell>
          <table:table-cell office:value-type="string">
            <text:p>illegal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that.A.DEM.F.SG</text:p>
          </table:table-cell>
          <table:table-cell office:value-type="string">
            <text:p>roundabout.N.F.SG</text:p>
          </table:table-cell>
          <table:table-cell office:value-type="string">
            <text:p>be.V.3S.PRES</text:p>
          </table:table-cell>
          <table:table-cell office:value-type="string">
            <text:p>illegal.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from</text:p>
          </table:table-cell>
          <table:table-cell office:value-type="string">
            <text:p>what</text:p>
          </table:table-cell>
          <table:table-cell office:value-type="string">
            <text:p>I</text:p>
          </table:table-cell>
          <table:table-cell office:value-type="string">
            <text:p>know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from.P</text:p>
          </table:table-cell>
          <table:table-cell office:value-type="string">
            <text:p>what.W</text:p>
          </table:table-cell>
          <table:table-cell office:value-type="string">
            <text:p>I.R.SUB.1S</text:p>
          </table:table-cell>
          <table:table-cell office:value-type="string">
            <text:p>know.V.INF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supuesto</text:p>
          </table:table-cell>
          <table:table-cell office:value-type="string">
            <text:p>de</text:p>
          </table:table-cell>
          <table:table-cell office:value-type="string">
            <text:p>eso</text:p>
          </table:table-cell>
          <table:table-cell office:value-type="string">
            <text:p>es</text:p>
          </table:table-cell>
          <table:table-cell office:value-type="string">
            <text:p>illegal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supposed.A.M.SG[or]suppose.V.M.SG.PASTPART</text:p>
          </table:table-cell>
          <table:table-cell office:value-type="string">
            <text:p>of.P</text:p>
          </table:table-cell>
          <table:table-cell office:value-type="string">
            <text:p>that.R.DEM.N.SG</text:p>
          </table:table-cell>
          <table:table-cell office:value-type="string">
            <text:p>be.V.3S.PRES</text:p>
          </table:table-cell>
          <table:table-cell office:value-type="string">
            <text:p>illegal.A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</text:p>
          </table:table-cell>
          <table:table-cell office:value-type="string">
            <text:p>si</text:p>
          </table:table-cell>
          <table:table-cell office:value-type="string">
            <text:p>entra</text:p>
          </table:table-cell>
          <table:table-cell office:value-type="string">
            <text:p>algún</text:p>
          </table:table-cell>
          <table:table-cell office:value-type="string">
            <text:p>camión</text:p>
          </table:table-cell>
          <table:table-cell office:value-type="string">
            <text:p>ahí</text:p>
          </table:table-cell>
          <table:table-cell office:value-type="string">
            <text:p>por</text:p>
          </table:table-cell>
          <table:table-cell office:value-type="string">
            <text:p>ejemplo</text:p>
          </table:table-cell>
          <table:table-cell office:value-type="string">
            <text:p>a</text:p>
          </table:table-cell>
          <table:table-cell office:value-type="string">
            <text:p>dejar</text:p>
          </table:table-cell>
          <table:table-cell office:value-type="string">
            <text:p>muebles</text:p>
          </table:table-cell>
          <table:table-cell office:value-type="string">
            <text:p>o</text:p>
          </table:table-cell>
          <table:table-cell office:value-type="string">
            <text:p>cualquier</text:p>
          </table:table-cell>
          <table:table-cell office:value-type="string">
            <text:p>cosa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whether.C</text:p>
          </table:table-cell>
          <table:table-cell office:value-type="string">
            <text:p>whether.C.3S.PRES</text:p>
          </table:table-cell>
          <table:table-cell office:value-type="string">
            <text:p>some.A.M.SG</text:p>
          </table:table-cell>
          <table:table-cell office:value-type="string">
            <text:p>truck.N.M.SG</text:p>
          </table:table-cell>
          <table:table-cell office:value-type="string">
            <text:p>here.B</text:p>
          </table:table-cell>
          <table:table-cell office:value-type="string">
            <text:p>for.P</text:p>
          </table:table-cell>
          <table:table-cell office:value-type="string">
            <text:p>example.N.M.SG</text:p>
          </table:table-cell>
          <table:table-cell office:value-type="string">
            <text:p>to.P</text:p>
          </table:table-cell>
          <table:table-cell office:value-type="string">
            <text:p>leave.V.INFIN</text:p>
          </table:table-cell>
          <table:table-cell office:value-type="string">
            <text:p>leave.V.M.PL</text:p>
          </table:table-cell>
          <table:table-cell office:value-type="string">
            <text:p>or.C</text:p>
          </table:table-cell>
          <table:table-cell office:value-type="string">
            <text:p>whatever.A.MF.SG</text:p>
          </table:table-cell>
          <table:table-cell office:value-type="string">
            <text:p>thing.N.F.SG[or]sew.V.1S.PRESSUBJ[or]sew.V.3S.IMPER[or]sew.V.3S.PRESSUBJ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o</text:p>
          </table:table-cell>
          <table:table-cell office:value-type="string">
            <text:p>no</text:p>
          </table:table-cell>
          <table:table-cell office:value-type="string">
            <text:p>sé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office:value-type="string">
            <text:p>I.R.SUB.MF.1S</text:p>
          </table:table-cell>
          <table:table-cell office:value-type="string">
            <text:p>not.B</text:p>
          </table:table-cell>
          <table:table-cell office:value-type="string">
            <text:p>know.V.1S.PRES[or]be.V.2S.IMP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cómo</text:p>
          </table:table-cell>
          <table:table-cell office:value-type="string">
            <text:p>va</text:p>
          </table:table-cell>
          <table:table-cell office:value-type="string">
            <text:p>a</text:p>
          </table:table-cell>
          <table:table-cell office:value-type="string">
            <text:p>doblar</text:p>
          </table:table-cell>
          <table:table-cell office:value-type="string">
            <text:p>esa</text:p>
          </table:table-cell>
          <table:table-cell office:value-type="string">
            <text:p>rotondita</text:p>
          </table:table-cell>
          <table:table-cell office:value-type="string">
            <text:p>?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how.INTERR</text:p>
          </table:table-cell>
          <table:table-cell office:value-type="string">
            <text:p>go.V.3S.PRES</text:p>
          </table:table-cell>
          <table:table-cell office:value-type="string">
            <text:p>to.P</text:p>
          </table:table-cell>
          <table:table-cell office:value-type="string">
            <text:p>bend.V.INFIN</text:p>
          </table:table-cell>
          <table:table-cell office:value-type="string">
            <text:p>that.A.DEM.F.SG</text:p>
          </table:table-cell>
          <table:table-cell office:value-type="string">
            <text:p>roundabout.N.F.S.DI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porque</text:p>
          </table:table-cell>
          <table:table-cell office:value-type="string">
            <text:p>no</text:p>
          </table:table-cell>
          <table:table-cell office:value-type="string">
            <text:p>está</text:p>
          </table:table-cell>
          <table:table-cell office:value-type="string">
            <text:p>fácil</text:p>
          </table:table-cell>
          <table:table-cell office:value-type="string">
            <text:p>para</text:p>
          </table:table-cell>
          <table:table-cell office:value-type="string">
            <text:p>los</text:p>
          </table:table-cell>
          <table:table-cell office:value-type="string">
            <text:p>carros</text:p>
          </table:table-cell>
          <table:table-cell office:value-type="string">
            <text:p>de</text:p>
          </table:table-cell>
          <table:table-cell office:value-type="string">
            <text:p>un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ut</text:p>
          </table:table-cell>
          <table:table-cell office:value-type="string">
            <text:p>because.C</text:p>
          </table:table-cell>
          <table:table-cell office:value-type="string">
            <text:p>not.B</text:p>
          </table:table-cell>
          <table:table-cell office:value-type="string">
            <text:p>be.V.3S.PRES</text:p>
          </table:table-cell>
          <table:table-cell office:value-type="string">
            <text:p>easy.A.M.SG</text:p>
          </table:table-cell>
          <table:table-cell office:value-type="string">
            <text:p>stall.V.3S.PRES</text:p>
          </table:table-cell>
          <table:table-cell office:value-type="string">
            <text:p>them.R.OBJ.M.3P[or]the.T.DEF.M.PL</text:p>
          </table:table-cell>
          <table:table-cell office:value-type="string">
            <text:p>car.N.M.PL</text:p>
          </table:table-cell>
          <table:table-cell office:value-type="string">
            <text:p>of.P</text:p>
          </table:table-cell>
          <table:table-cell office:value-type="string">
            <text:p>one.R.M.SG[or]unite.V.1S.PR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no</text:p>
          </table:table-cell>
          <table:table-cell office:value-type="string">
            <text:p>pero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not.B</text:p>
          </table:table-cell>
          <table:table-cell office:value-type="string">
            <text:p>but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no</text:p>
          </table:table-cell>
          <table:table-cell office:value-type="string">
            <text:p>tanto</text:p>
          </table:table-cell>
          <table:table-cell office:value-type="string">
            <text:p>este</text:p>
          </table:table-cell>
          <table:table-cell office:value-type="string">
            <text:p>lado</text:p>
          </table:table-cell>
          <table:table-cell office:value-type="string">
            <text:p>sino</text:p>
          </table:table-cell>
          <table:table-cell office:value-type="string">
            <text:p>el</text:p>
          </table:table-cell>
          <table:table-cell office:value-type="string">
            <text:p>lado</text:p>
          </table:table-cell>
          <table:table-cell office:value-type="string">
            <text:p>izquierdo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not.B</text:p>
          </table:table-cell>
          <table:table-cell office:value-type="string">
            <text:p>both.B[or]so_much.A.M.SG</text:p>
          </table:table-cell>
          <table:table-cell office:value-type="string">
            <text:p>this.A.DEM.M.SG</text:p>
          </table:table-cell>
          <table:table-cell office:value-type="string">
            <text:p>side.N.M.SG</text:p>
          </table:table-cell>
          <table:table-cell office:value-type="string">
            <text:p>but.C</text:p>
          </table:table-cell>
          <table:table-cell office:value-type="string">
            <text:p>the.T.DEF.M.SG</text:p>
          </table:table-cell>
          <table:table-cell office:value-type="string">
            <text:p>side.N.M.SG</text:p>
          </table:table-cell>
          <table:table-cell office:value-type="string">
            <text:p>lefthand.A.M.S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l</text:p>
          </table:table-cell>
          <table:table-cell office:value-type="string">
            <text:p>de</text:p>
          </table:table-cell>
          <table:table-cell office:value-type="string">
            <text:p>entrar</text:p>
          </table:table-cell>
          <table:table-cell office:value-type="string">
            <text:p>o</text:p>
          </table:table-cell>
          <table:table-cell office:value-type="string">
            <text:p>el</text:p>
          </table:table-cell>
          <table:table-cell office:value-type="string">
            <text:p>de</text:p>
          </table:table-cell>
          <table:table-cell office:value-type="string">
            <text:p>salir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the.T.DEF.M.SG</text:p>
          </table:table-cell>
          <table:table-cell office:value-type="string">
            <text:p>of.P</text:p>
          </table:table-cell>
          <table:table-cell office:value-type="string">
            <text:p>of.P.INFIN</text:p>
          </table:table-cell>
          <table:table-cell office:value-type="string">
            <text:p>or.C</text:p>
          </table:table-cell>
          <table:table-cell office:value-type="string">
            <text:p>the.T.DEF.M.SG</text:p>
          </table:table-cell>
          <table:table-cell office:value-type="string">
            <text:p>of.P</text:p>
          </table:table-cell>
          <table:table-cell office:value-type="string">
            <text:p>exit.V.INFI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cuando</text:p>
          </table:table-cell>
          <table:table-cell office:value-type="string">
            <text:p>tú</text:p>
          </table:table-cell>
          <table:table-cell office:value-type="string">
            <text:p>entras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office:value-type="string">
            <text:p>as.C</text:p>
          </table:table-cell>
          <table:table-cell office:value-type="string">
            <text:p>you.R.SUB.MF.2S</text:p>
          </table:table-cell>
          <table:table-cell office:value-type="string">
            <text:p>you.R.SUB.2S.PR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bueno</text:p>
          </table:table-cell>
          <table:table-cell office:value-type="string">
            <text:p>ese</text:p>
          </table:table-cell>
          <table:table-cell office:value-type="string">
            <text:p>está</text:p>
          </table:table-cell>
          <table:table-cell office:value-type="string">
            <text:p>en</text:p>
          </table:table-cell>
          <table:table-cell office:value-type="string">
            <text:p>la</text:p>
          </table:table-cell>
          <table:table-cell office:value-type="string">
            <text:p>intersección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well.A.M.SG[or]well.INTERJ</text:p>
          </table:table-cell>
          <table:table-cell office:value-type="string">
            <text:p>that.A.DEM.M.SG</text:p>
          </table:table-cell>
          <table:table-cell office:value-type="string">
            <text:p>be.V.3S.PRES</text:p>
          </table:table-cell>
          <table:table-cell office:value-type="string">
            <text:p>on.P</text:p>
          </table:table-cell>
          <table:table-cell office:value-type="string">
            <text:p>her.R.OBJ.F.3S[or]the.T.DEF.F.SG</text:p>
          </table:table-cell>
          <table:table-cell office:value-type="string">
            <text:p>intersection.N.F.S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ése</text:p>
          </table:table-cell>
          <table:table-cell office:value-type="string">
            <text:p>tiene</text:p>
          </table:table-cell>
          <table:table-cell office:value-type="string">
            <text:p>bastante</text:p>
          </table:table-cell>
          <table:table-cell office:value-type="string">
            <text:p>espacio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that.R.DEM.M.SG</text:p>
          </table:table-cell>
          <table:table-cell office:value-type="string">
            <text:p>have.V.3S.PRES</text:p>
          </table:table-cell>
          <table:table-cell office:value-type="string">
            <text:p>enough.R.MF.PL[or]fairly.B[or]enough.A.MF.SG</text:p>
          </table:table-cell>
          <table:table-cell office:value-type="string">
            <text:p>space.N.M.S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l</text:p>
          </table:table-cell>
          <table:table-cell office:value-type="string">
            <text:p>otro</text:p>
          </table:table-cell>
          <table:table-cell office:value-type="string">
            <text:p>yo</text:p>
          </table:table-cell>
          <table:table-cell office:value-type="string">
            <text:p>lo</text:p>
          </table:table-cell>
          <table:table-cell office:value-type="string">
            <text:p>veo</text:p>
          </table:table-cell>
          <table:table-cell office:value-type="string">
            <text:p>más</text:p>
          </table:table-cell>
          <table:table-cell office:value-type="string">
            <text:p>difícil</text:p>
          </table:table-cell>
          <table:table-cell office:value-type="string">
            <text:p>porque</text:p>
          </table:table-cell>
          <table:table-cell office:value-type="string">
            <text:p>es</text:p>
          </table:table-cell>
          <table:table-cell office:value-type="string">
            <text:p>más</text:p>
          </table:table-cell>
          <table:table-cell office:value-type="string">
            <text:p>estrechito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aut</text:p>
          </table:table-cell>
          <table:table-cell office:value-type="string">
            <text:p>the.T.DEF.M.SG</text:p>
          </table:table-cell>
          <table:table-cell office:value-type="string">
            <text:p>other.R.M.SG[or]other.A.M.SG</text:p>
          </table:table-cell>
          <table:table-cell office:value-type="string">
            <text:p>I.R.SUB.MF.1S</text:p>
          </table:table-cell>
          <table:table-cell office:value-type="string">
            <text:p>him.R.OBJ.M.3S[or]the.T.DEF.N.SP</text:p>
          </table:table-cell>
          <table:table-cell office:value-type="string">
            <text:p>view.V.1S.PRES</text:p>
          </table:table-cell>
          <table:table-cell office:value-type="string">
            <text:p>more.B</text:p>
          </table:table-cell>
          <table:table-cell office:value-type="string">
            <text:p>difficult.A.M.SG</text:p>
          </table:table-cell>
          <table:table-cell office:value-type="string">
            <text:p>because.C</text:p>
          </table:table-cell>
          <table:table-cell office:value-type="string">
            <text:p>be.V.3S.PRES</text:p>
          </table:table-cell>
          <table:table-cell office:value-type="string">
            <text:p>more.B</text:p>
          </table:table-cell>
          <table:table-cell office:value-type="string">
            <text:p>tight.A.M.S.DIM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pero</text:p>
          </table:table-cell>
          <table:table-cell office:value-type="string">
            <text:p>viste</text:p>
          </table:table-cell>
          <table:table-cell office:value-type="string">
            <text:p>las</text:p>
          </table:table-cell>
          <table:table-cell office:value-type="string">
            <text:p>cositas</text:p>
          </table:table-cell>
          <table:table-cell office:value-type="string">
            <text:p>que</text:p>
          </table:table-cell>
          <table:table-cell office:value-type="string">
            <text:p>compraron</text:p>
          </table:table-cell>
          <table:table-cell office:value-type="string">
            <text:p>para</text:p>
          </table:table-cell>
          <table:table-cell office:value-type="string">
            <text:p>los</text:p>
          </table:table-cell>
          <table:table-cell office:value-type="string">
            <text:p>speed</text:p>
          </table:table-cell>
          <table:table-cell office:value-type="string">
            <text:p>bumps</text:p>
          </table:table-cell>
          <table:table-cell office:value-type="string">
            <text:p>?</text:p>
          </table:table-cell>
          <table:table-cell table:number-columns-repeated="1012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office:value-type="string">
            <text:p>dress.V.3S.PRES</text:p>
          </table:table-cell>
          <table:table-cell office:value-type="string">
            <text:p>them.R.OBJ.F.3P[or]the.T.DEF.F.PL</text:p>
          </table:table-cell>
          <table:table-cell office:value-type="string">
            <text:p>thing.N.F.P.DIM</text:p>
          </table:table-cell>
          <table:table-cell office:value-type="string">
            <text:p>which.C</text:p>
          </table:table-cell>
          <table:table-cell office:value-type="string">
            <text:p>buy.V.3P.PAST</text:p>
          </table:table-cell>
          <table:table-cell office:value-type="string">
            <text:p>stall.V.3S.PRES</text:p>
          </table:table-cell>
          <table:table-cell office:value-type="string">
            <text:p>them.R.OBJ.M.3P[or]the.T.DEF.M.PL</text:p>
          </table:table-cell>
          <table:table-cell office:value-type="string">
            <text:p>speed.N.S</text:p>
          </table:table-cell>
          <table:table-cell office:value-type="string">
            <text:p>bump.PV.+PV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tú</text:p>
          </table:table-cell>
          <table:table-cell office:value-type="string">
            <text:p>viste</text:p>
          </table:table-cell>
          <table:table-cell office:value-type="string">
            <text:p>lo</text:p>
          </table:table-cell>
          <table:table-cell office:value-type="string">
            <text:p>que</text:p>
          </table:table-cell>
          <table:table-cell office:value-type="string">
            <text:p>van</text:p>
          </table:table-cell>
          <table:table-cell office:value-type="string">
            <text:p>a</text:p>
          </table:table-cell>
          <table:table-cell office:value-type="string">
            <text:p>hacer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you.R.SUB.MF.2S</text:p>
          </table:table-cell>
          <table:table-cell office:value-type="string">
            <text:p>dress.V.3S.PRES</text:p>
          </table:table-cell>
          <table:table-cell office:value-type="string">
            <text:p>him.R.OBJ.M.3S[or]the.T.DEF.N.SP</text:p>
          </table:table-cell>
          <table:table-cell office:value-type="string">
            <text:p>which.C</text:p>
          </table:table-cell>
          <table:table-cell office:value-type="string">
            <text:p>go.V.3P.PRES</text:p>
          </table:table-cell>
          <table:table-cell office:value-type="string">
            <text:p>to.P</text:p>
          </table:table-cell>
          <table:table-cell office:value-type="string">
            <text:p>do.V.INFI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aut</text:p>
          </table:table-cell>
          <table:table-cell office:value-type="string">
            <text:p>not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tú</text:p>
          </table:table-cell>
          <table:table-cell office:value-type="string">
            <text:p>no</text:p>
          </table:table-cell>
          <table:table-cell office:value-type="string">
            <text:p>has</text:p>
          </table:table-cell>
          <table:table-cell office:value-type="string">
            <text:p>visto</text:p>
          </table:table-cell>
          <table:table-cell office:value-type="string">
            <text:p>una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you.R.SUB.MF.2S</text:p>
          </table:table-cell>
          <table:table-cell office:value-type="string">
            <text:p>not.B</text:p>
          </table:table-cell>
          <table:table-cell office:value-type="string">
            <text:p>have.V.2S.PRES</text:p>
          </table:table-cell>
          <table:table-cell office:value-type="string">
            <text:p>view.V.M.SG.PASTPART</text:p>
          </table:table-cell>
          <table:table-cell office:value-type="string">
            <text:p>one.R.F.SG[or]a.T.IND.F.SG[or]unite.V.1S.PRESSUBJ[or]unite.V.3S.IMPER[or]unite.V.3S.PRESSUBJ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í</text:p>
          </table:table-cell>
          <table:table-cell office:value-type="string">
            <text:p>los</text:p>
          </table:table-cell>
          <table:table-cell office:value-type="string">
            <text:p>bloquecitos</text:p>
          </table:table-cell>
          <table:table-cell office:value-type="string">
            <text:p>esos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himself.R.P.MF.3S[or]yes.B</text:p>
          </table:table-cell>
          <table:table-cell office:value-type="string">
            <text:p>them.R.OBJ.M.3P[or]the.T.DEF.M.PL</text:p>
          </table:table-cell>
          <table:table-cell office:value-type="string">
            <text:p>block.N.M.P.DIM</text:p>
          </table:table-cell>
          <table:table-cell office:value-type="string">
            <text:p>that.A.DEM.M.P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los</text:p>
          </table:table-cell>
          <table:table-cell office:value-type="string">
            <text:p>bloquecitos</text:p>
          </table:table-cell>
          <table:table-cell office:value-type="string">
            <text:p>esos</text:p>
          </table:table-cell>
          <table:table-cell office:value-type="string">
            <text:p>para</text:p>
          </table:table-cell>
          <table:table-cell office:value-type="string">
            <text:p>ponerlos</text:p>
          </table:table-cell>
          <table:table-cell office:value-type="string">
            <text:p>en</text:p>
          </table:table-cell>
          <table:table-cell office:value-type="string">
            <text:p>el</text:p>
          </table:table-cell>
          <table:table-cell office:value-type="string">
            <text:p>medio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them.R.OBJ.M.3P[or]the.T.DEF.M.PL</text:p>
          </table:table-cell>
          <table:table-cell office:value-type="string">
            <text:p>block.N.M.P.DIM</text:p>
          </table:table-cell>
          <table:table-cell office:value-type="string">
            <text:p>that.A.DEM.M.PL</text:p>
          </table:table-cell>
          <table:table-cell office:value-type="string">
            <text:p>stall.V.3S.PRES</text:p>
          </table:table-cell>
          <table:table-cell office:value-type="string">
            <text:p>set.V.INFIN.+LOS[PRN.M.3P]</text:p>
          </table:table-cell>
          <table:table-cell office:value-type="string">
            <text:p>on.P</text:p>
          </table:table-cell>
          <table:table-cell office:value-type="string">
            <text:p>the.T.DEF.M.SG</text:p>
          </table:table-cell>
          <table:table-cell office:value-type="string">
            <text:p>half.B[or]half.A.M.SG[or]half.A.1S.PR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í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himself.R.P.MF.3S[or]yes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donde</text:p>
          </table:table-cell>
          <table:table-cell office:value-type="string">
            <text:p>estaban</text:p>
          </table:table-cell>
          <table:table-cell office:value-type="string">
            <text:p>las</text:p>
          </table:table-cell>
          <table:table-cell office:value-type="string">
            <text:p>tablitas</text:p>
          </table:table-cell>
          <table:table-cell office:value-type="string">
            <text:p>esa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where.L</text:p>
          </table:table-cell>
          <table:table-cell office:value-type="string">
            <text:p>be.V.3P.IMPERF</text:p>
          </table:table-cell>
          <table:table-cell office:value-type="string">
            <text:p>them.R.OBJ.F.3P[or]the.T.DEF.F.PL</text:p>
          </table:table-cell>
          <table:table-cell office:value-type="string">
            <text:p>table.N.F.P.DIM</text:p>
          </table:table-cell>
          <table:table-cell office:value-type="string">
            <text:p>that.A.DEM.F.P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n</text:p>
          </table:table-cell>
          <table:table-cell office:value-type="string">
            <text:p>lo</text:p>
          </table:table-cell>
          <table:table-cell office:value-type="string">
            <text:p>que</text:p>
          </table:table-cell>
          <table:table-cell office:value-type="string">
            <text:p>hicieron</text:p>
          </table:table-cell>
          <table:table-cell office:value-type="string">
            <text:p>de</text:p>
          </table:table-cell>
          <table:table-cell office:value-type="string">
            <text:p>concreto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on.P</text:p>
          </table:table-cell>
          <table:table-cell office:value-type="string">
            <text:p>him.R.OBJ.M.3S[or]the.T.DEF.N.SP</text:p>
          </table:table-cell>
          <table:table-cell office:value-type="string">
            <text:p>which.C</text:p>
          </table:table-cell>
          <table:table-cell office:value-type="string">
            <text:p>take.V.3P.PAST</text:p>
          </table:table-cell>
          <table:table-cell office:value-type="string">
            <text:p>of.P</text:p>
          </table:table-cell>
          <table:table-cell office:value-type="string">
            <text:p>concrete.A.M.SG[or]concretise.V.1S.PR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ajá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aha.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</text:p>
          </table:table-cell>
          <table:table-cell office:value-type="string">
            <text:p>pero</text:p>
          </table:table-cell>
          <table:table-cell office:value-type="string">
            <text:p>eso</text:p>
          </table:table-cell>
          <table:table-cell office:value-type="string">
            <text:p>lo</text:p>
          </table:table-cell>
          <table:table-cell office:value-type="string">
            <text:p>que</text:p>
          </table:table-cell>
          <table:table-cell office:value-type="string">
            <text:p>va</text:p>
          </table:table-cell>
          <table:table-cell office:value-type="string">
            <text:p>a</text:p>
          </table:table-cell>
          <table:table-cell office:value-type="string">
            <text:p>ser</text:p>
          </table:table-cell>
          <table:table-cell office:value-type="string">
            <text:p>como</text:p>
          </table:table-cell>
          <table:table-cell office:value-type="string">
            <text:p>un</text:p>
          </table:table-cell>
          <table:table-cell office:value-type="string">
            <text:p>pedacito</text:p>
          </table:table-cell>
          <table:table-cell office:value-type="string">
            <text:p>de</text:p>
          </table:table-cell>
          <table:table-cell office:value-type="string">
            <text:p>tile</text:p>
          </table:table-cell>
          <table:table-cell office:value-type="string">
            <text:p>ahí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but.C</text:p>
          </table:table-cell>
          <table:table-cell office:value-type="string">
            <text:p>that.R.DEM.N.SG</text:p>
          </table:table-cell>
          <table:table-cell office:value-type="string">
            <text:p>him.R.OBJ.M.3S[or]the.T.DEF.N.SP</text:p>
          </table:table-cell>
          <table:table-cell office:value-type="string">
            <text:p>which.C</text:p>
          </table:table-cell>
          <table:table-cell office:value-type="string">
            <text:p>go.V.3S.PRES</text:p>
          </table:table-cell>
          <table:table-cell office:value-type="string">
            <text:p>to.P</text:p>
          </table:table-cell>
          <table:table-cell office:value-type="string">
            <text:p>be.V.INFIN</text:p>
          </table:table-cell>
          <table:table-cell office:value-type="string">
            <text:p>like.P[or]like.C[or]lunch.V.1S.PRES</text:p>
          </table:table-cell>
          <table:table-cell office:value-type="string">
            <text:p>one.T.IND.M.SG</text:p>
          </table:table-cell>
          <table:table-cell office:value-type="string">
            <text:p>bit.N.M.S.DIM</text:p>
          </table:table-cell>
          <table:table-cell office:value-type="string">
            <text:p>of.P</text:p>
          </table:table-cell>
          <table:table-cell office:value-type="string">
            <text:p>tile.N.S</text:p>
          </table:table-cell>
          <table:table-cell office:value-type="string">
            <text:p>here.B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sí</text:p>
          </table:table-cell>
          <table:table-cell office:value-type="string">
            <text:p>pero</text:p>
          </table:table-cell>
          <table:table-cell office:value-type="string">
            <text:p>a</text:p>
          </table:table-cell>
          <table:table-cell office:value-type="string">
            <text:p>lo</text:p>
          </table:table-cell>
          <table:table-cell office:value-type="string">
            <text:p>mejor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himself.R.P.MF.3S[or]yes.B</text:p>
          </table:table-cell>
          <table:table-cell office:value-type="string">
            <text:p>but.C</text:p>
          </table:table-cell>
          <table:table-cell office:value-type="string">
            <text:p>to.P</text:p>
          </table:table-cell>
          <table:table-cell office:value-type="string">
            <text:p>him.R.OBJ.M.3S[or]the.T.DEF.N.SP</text:p>
          </table:table-cell>
          <table:table-cell office:value-type="string">
            <text:p>good.A.M.S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pero</text:p>
          </table:table-cell>
          <table:table-cell office:value-type="string">
            <text:p>yo</text:p>
          </table:table-cell>
          <table:table-cell office:value-type="string">
            <text:p>no</text:p>
          </table:table-cell>
          <table:table-cell office:value-type="string">
            <text:p>creo</text:p>
          </table:table-cell>
          <table:table-cell office:value-type="string">
            <text:p>que</text:p>
          </table:table-cell>
          <table:table-cell office:value-type="string">
            <text:p>eso</text:p>
          </table:table-cell>
          <table:table-cell office:value-type="string">
            <text:p>sea</text:p>
          </table:table-cell>
          <table:table-cell office:value-type="string">
            <text:p>mucho</text:p>
          </table:table-cell>
          <table:table-cell office:value-type="string">
            <text:p>speed</text:p>
          </table:table-cell>
          <table:table-cell office:value-type="string">
            <text:p>bump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office:value-type="string">
            <text:p>I.R.SUB.MF.1S</text:p>
          </table:table-cell>
          <table:table-cell office:value-type="string">
            <text:p>not.B</text:p>
          </table:table-cell>
          <table:table-cell office:value-type="string">
            <text:p>create.V.1S.PRES[or]believe.V.1S.PRES</text:p>
          </table:table-cell>
          <table:table-cell office:value-type="string">
            <text:p>which.C</text:p>
          </table:table-cell>
          <table:table-cell office:value-type="string">
            <text:p>that.R.DEM.N.SG</text:p>
          </table:table-cell>
          <table:table-cell office:value-type="string">
            <text:p>be.V.1S.PRESSUBJ[or]be.V.3S.IMPER[or]be.V.3S.PRESSUBJ</text:p>
          </table:table-cell>
          <table:table-cell office:value-type="string">
            <text:p>much.B[or]much.A.M.SG</text:p>
          </table:table-cell>
          <table:table-cell office:value-type="string">
            <text:p>speed.N.S</text:p>
          </table:table-cell>
          <table:table-cell office:value-type="string">
            <text:p>bump.V.INFI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bueno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well.A.M.SG[or]well.INTERJ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so</text:p>
          </table:table-cell>
          <table:table-cell office:value-type="string">
            <text:p>más</text:p>
          </table:table-cell>
          <table:table-cell office:value-type="string">
            <text:p>bien</text:p>
          </table:table-cell>
          <table:table-cell office:value-type="string">
            <text:p>yo</text:p>
          </table:table-cell>
          <table:table-cell office:value-type="string">
            <text:p>creo</text:p>
          </table:table-cell>
          <table:table-cell office:value-type="string">
            <text:p>que</text:p>
          </table:table-cell>
          <table:table-cell office:value-type="string">
            <text:p>lo</text:p>
          </table:table-cell>
          <table:table-cell office:value-type="string">
            <text:p>que</text:p>
          </table:table-cell>
          <table:table-cell office:value-type="string">
            <text:p>va</text:p>
          </table:table-cell>
          <table:table-cell office:value-type="string">
            <text:p>a</text:p>
          </table:table-cell>
          <table:table-cell office:value-type="string">
            <text:p>hacer</text:p>
          </table:table-cell>
          <table:table-cell office:value-type="string">
            <text:p>es</text:p>
          </table:table-cell>
          <table:table-cell office:value-type="string">
            <text:p>como</text:p>
          </table:table-cell>
          <table:table-cell office:value-type="string">
            <text:p>un</text:p>
          </table:table-cell>
          <table:table-cell office:value-type="string">
            <text:p>adorno</text:p>
          </table:table-cell>
          <table:table-cell office:value-type="string">
            <text:p>pero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aut</text:p>
          </table:table-cell>
          <table:table-cell office:value-type="string">
            <text:p>that.R.DEM.N.SG</text:p>
          </table:table-cell>
          <table:table-cell office:value-type="string">
            <text:p>more.B</text:p>
          </table:table-cell>
          <table:table-cell office:value-type="string">
            <text:p>well.B</text:p>
          </table:table-cell>
          <table:table-cell office:value-type="string">
            <text:p>I.R.SUB.MF.1S</text:p>
          </table:table-cell>
          <table:table-cell office:value-type="string">
            <text:p>create.V.1S.PRES[or]believe.V.1S.PRES</text:p>
          </table:table-cell>
          <table:table-cell office:value-type="string">
            <text:p>which.C</text:p>
          </table:table-cell>
          <table:table-cell office:value-type="string">
            <text:p>him.R.OBJ.M.3S[or]the.T.DEF.N.SP</text:p>
          </table:table-cell>
          <table:table-cell office:value-type="string">
            <text:p>which.C</text:p>
          </table:table-cell>
          <table:table-cell office:value-type="string">
            <text:p>go.V.3S.PRES</text:p>
          </table:table-cell>
          <table:table-cell office:value-type="string">
            <text:p>to.P</text:p>
          </table:table-cell>
          <table:table-cell office:value-type="string">
            <text:p>do.V.INFIN</text:p>
          </table:table-cell>
          <table:table-cell office:value-type="string">
            <text:p>be.V.3S.PRES</text:p>
          </table:table-cell>
          <table:table-cell office:value-type="string">
            <text:p>like.P[or]like.C[or]lunch.V.1S.PRES</text:p>
          </table:table-cell>
          <table:table-cell office:value-type="string">
            <text:p>one.T.IND.M.SG</text:p>
          </table:table-cell>
          <table:table-cell office:value-type="string">
            <text:p>adorn.V.1S.PRES</text:p>
          </table:table-cell>
          <table:table-cell office:value-type="string">
            <text:p>but.C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baja</text:p>
          </table:table-cell>
          <table:table-cell office:value-type="string">
            <text:p>la</text:p>
          </table:table-cell>
          <table:table-cell office:value-type="string">
            <text:p>velocidad</text:p>
          </table:table-cell>
          <table:table-cell office:value-type="string">
            <text:p>ahí</text:p>
          </table:table-cell>
          <table:table-cell office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lower.V.3S.PRES</text:p>
          </table:table-cell>
          <table:table-cell office:value-type="string">
            <text:p>her.R.OBJ.F.3S[or]the.T.DEF.F.SG</text:p>
          </table:table-cell>
          <table:table-cell office:value-type="string">
            <text:p>velocity.N.F.SG</text:p>
          </table:table-cell>
          <table:table-cell office:value-type="string">
            <text:p>here.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pero</text:p>
          </table:table-cell>
          <table:table-cell office:value-type="string">
            <text:p>la</text:p>
          </table:table-cell>
          <table:table-cell office:value-type="string">
            <text:p>calle</text:p>
          </table:table-cell>
          <table:table-cell office:value-type="string">
            <text:p>no</text:p>
          </table:table-cell>
          <table:table-cell office:value-type="string">
            <text:p>la</text:p>
          </table:table-cell>
          <table:table-cell office:value-type="string">
            <text:p>van</text:p>
          </table:table-cell>
          <table:table-cell office:value-type="string">
            <text:p>a</text:p>
          </table:table-cell>
          <table:table-cell office:value-type="string">
            <text:p>hacer</text:p>
          </table:table-cell>
          <table:table-cell office:value-type="string">
            <text:p>no</text:p>
          </table:table-cell>
          <table:table-cell office:value-type="string">
            <text:p>?</text:p>
          </table:table-cell>
          <table:table-cell table:number-columns-repeated="1013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office:value-type="string">
            <text:p>her.R.OBJ.F.3S[or]the.T.DEF.F.SG</text:p>
          </table:table-cell>
          <table:table-cell office:value-type="string">
            <text:p>street.N.F.SG</text:p>
          </table:table-cell>
          <table:table-cell office:value-type="string">
            <text:p>not.B</text:p>
          </table:table-cell>
          <table:table-cell office:value-type="string">
            <text:p>her.R.OBJ.F.3S[or]the.T.DEF.F.SG</text:p>
          </table:table-cell>
          <table:table-cell office:value-type="string">
            <text:p>go.V.3P.PRES</text:p>
          </table:table-cell>
          <table:table-cell office:value-type="string">
            <text:p>to.P</text:p>
          </table:table-cell>
          <table:table-cell office:value-type="string">
            <text:p>do.V.INFIN</text:p>
          </table:table-cell>
          <table:table-cell office:value-type="string">
            <text:p>not.B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í</text:p>
          </table:table-cell>
          <table:table-cell office:value-type="string">
            <text:p>la</text:p>
          </table:table-cell>
          <table:table-cell office:value-type="string">
            <text:p>van</text:p>
          </table:table-cell>
          <table:table-cell office:value-type="string">
            <text:p>a</text:p>
          </table:table-cell>
          <table:table-cell office:value-type="string">
            <text:p>asfaltar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himself.R.P.MF.3S[or]yes.B</text:p>
          </table:table-cell>
          <table:table-cell office:value-type="string">
            <text:p>her.R.OBJ.F.3S[or]the.T.DEF.F.SG</text:p>
          </table:table-cell>
          <table:table-cell office:value-type="string">
            <text:p>go.V.3P.PRES</text:p>
          </table:table-cell>
          <table:table-cell office:value-type="string">
            <text:p>to.P</text:p>
          </table:table-cell>
          <table:table-cell office:value-type="string">
            <text:p>asphalt.V.INFI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pero</text:p>
          </table:table-cell>
          <table:table-cell office:value-type="string">
            <text:p>es</text:p>
          </table:table-cell>
          <table:table-cell office:value-type="string">
            <text:p>que</text:p>
          </table:table-cell>
          <table:table-cell office:value-type="string">
            <text:p>yo</text:p>
          </table:table-cell>
          <table:table-cell office:value-type="string">
            <text:p>no</text:p>
          </table:table-cell>
          <table:table-cell office:value-type="string">
            <text:p>entiendo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office:value-type="string">
            <text:p>be.V.3S.PRES</text:p>
          </table:table-cell>
          <table:table-cell office:value-type="string">
            <text:p>which.C</text:p>
          </table:table-cell>
          <table:table-cell office:value-type="string">
            <text:p>I.R.SUB.MF.1S</text:p>
          </table:table-cell>
          <table:table-cell office:value-type="string">
            <text:p>not.B</text:p>
          </table:table-cell>
          <table:table-cell office:value-type="string">
            <text:p>understand.V.1S.PR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porque</text:p>
          </table:table-cell>
          <table:table-cell office:value-type="string">
            <text:p>primero</text:p>
          </table:table-cell>
          <table:table-cell office:value-type="string">
            <text:p>se</text:p>
          </table:table-cell>
          <table:table-cell office:value-type="string">
            <text:p>asfalta</text:p>
          </table:table-cell>
          <table:table-cell office:value-type="string">
            <text:p>antes</text:p>
          </table:table-cell>
          <table:table-cell office:value-type="string">
            <text:p>de</text:p>
          </table:table-cell>
          <table:table-cell office:value-type="string">
            <text:p>poner</text:p>
          </table:table-cell>
          <table:table-cell office:value-type="string">
            <text:p>la</text:p>
          </table:table-cell>
          <table:table-cell office:value-type="string">
            <text:p>hierba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ut</text:p>
          </table:table-cell>
          <table:table-cell office:value-type="string">
            <text:p>because.C</text:p>
          </table:table-cell>
          <table:table-cell office:value-type="string">
            <text:p>first.B</text:p>
          </table:table-cell>
          <table:table-cell office:value-type="string">
            <text:p>self.R.REF.MF.3SP[or]be.V.2P.IMPER.PRECLITIC</text:p>
          </table:table-cell>
          <table:table-cell office:value-type="string">
            <text:p>asphalt.V.3S.PRES</text:p>
          </table:table-cell>
          <table:table-cell office:value-type="string">
            <text:p>before.B</text:p>
          </table:table-cell>
          <table:table-cell office:value-type="string">
            <text:p>of.P</text:p>
          </table:table-cell>
          <table:table-cell office:value-type="string">
            <text:p>set.V.INFIN</text:p>
          </table:table-cell>
          <table:table-cell office:value-type="string">
            <text:p>her.R.OBJ.F.3S[or]the.T.DEF.F.SG</text:p>
          </table:table-cell>
          <table:table-cell office:value-type="string">
            <text:p>grass.N.F.S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bueno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well.A.M.SG[or]well.INTERJ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no</text:p>
          </table:table-cell>
          <table:table-cell office:value-type="string">
            <text:p>que</text:p>
          </table:table-cell>
          <table:table-cell office:value-type="string">
            <text:p>yo</text:p>
          </table:table-cell>
          <table:table-cell office:value-type="string">
            <text:p>sep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not.B</text:p>
          </table:table-cell>
          <table:table-cell office:value-type="string">
            <text:p>which.C</text:p>
          </table:table-cell>
          <table:table-cell office:value-type="string">
            <text:p>I.R.SUB.MF.1S</text:p>
          </table:table-cell>
          <table:table-cell office:value-type="string">
            <text:p>know.V.1S.PRESSUBJ[or]know.V.3S.IMPER[or]know.V.3S.PRESSUBJ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table:number-columns-repeated="3" office:value-type="string">
            <text:p>sí</text:p>
          </table:table-cell>
          <table:table-cell office:value-type="string">
            <text:p>no</text:p>
          </table:table-cell>
          <table:table-cell office:value-type="string">
            <text:p>tienes</text:p>
          </table:table-cell>
          <table:table-cell office:value-type="string">
            <text:p>razón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table:number-columns-repeated="3" office:value-type="string">
            <text:p>himself.R.P.MF.3S[or]yes.B</text:p>
          </table:table-cell>
          <table:table-cell office:value-type="string">
            <text:p>not.B</text:p>
          </table:table-cell>
          <table:table-cell office:value-type="string">
            <text:p>have.V.2S.PRES</text:p>
          </table:table-cell>
          <table:table-cell office:value-type="string">
            <text:p>reason.N.F.S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l</text:p>
          </table:table-cell>
          <table:table-cell office:value-type="string">
            <text:p>asfalto</text:p>
          </table:table-cell>
          <table:table-cell office:value-type="string">
            <text:p>era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office:value-type="string">
            <text:p>the.T.DEF.M.SG</text:p>
          </table:table-cell>
          <table:table-cell office:value-type="string">
            <text:p>asphalt.V.1S.PRES</text:p>
          </table:table-cell>
          <table:table-cell office:value-type="string">
            <text:p>be.V.13S.IMPER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están</text:p>
          </table:table-cell>
          <table:table-cell office:value-type="string">
            <text:p>gastando</text:p>
          </table:table-cell>
          <table:table-cell office:value-type="string">
            <text:p>doble</text:p>
          </table:table-cell>
          <table:table-cell office:value-type="string">
            <text:p>dinero</text:p>
          </table:table-cell>
          <table:table-cell office:value-type="string">
            <text:p>ahí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be.V.3P.PRES</text:p>
          </table:table-cell>
          <table:table-cell office:value-type="string">
            <text:p>spend.V.PRESPART</text:p>
          </table:table-cell>
          <table:table-cell office:value-type="string">
            <text:p>twofold.A.M.SG[or]bend.V.1S.PRESSUBJ[or]bend.V.3S.IMPER[or]bend.V.3S.PRESSUBJ</text:p>
          </table:table-cell>
          <table:table-cell office:value-type="string">
            <text:p>money.N.M.SG</text:p>
          </table:table-cell>
          <table:table-cell office:value-type="string">
            <text:p>here.B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l</text:p>
          </table:table-cell>
          <table:table-cell office:value-type="string">
            <text:p>asfalto</text:p>
          </table:table-cell>
          <table:table-cell office:value-type="string">
            <text:p>era</text:p>
          </table:table-cell>
          <table:table-cell office:value-type="string">
            <text:p>para</text:p>
          </table:table-cell>
          <table:table-cell office:value-type="string">
            <text:p>que</text:p>
          </table:table-cell>
          <table:table-cell office:value-type="string">
            <text:p>lo</text:p>
          </table:table-cell>
          <table:table-cell office:value-type="string">
            <text:p>hubieran</text:p>
          </table:table-cell>
          <table:table-cell office:value-type="string">
            <text:p>hecho</text:p>
          </table:table-cell>
          <table:table-cell office:value-type="string">
            <text:p>primer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ut</text:p>
          </table:table-cell>
          <table:table-cell office:value-type="string">
            <text:p>the.T.DEF.M.SG</text:p>
          </table:table-cell>
          <table:table-cell office:value-type="string">
            <text:p>asphalt.V.1S.PRES</text:p>
          </table:table-cell>
          <table:table-cell office:value-type="string">
            <text:p>be.V.13S.IMPERF[or]era.N.F.SG</text:p>
          </table:table-cell>
          <table:table-cell office:value-type="string">
            <text:p>stall.V.3S.PRES</text:p>
          </table:table-cell>
          <table:table-cell office:value-type="string">
            <text:p>which.C</text:p>
          </table:table-cell>
          <table:table-cell office:value-type="string">
            <text:p>him.R.OBJ.M.3S[or]the.T.DEF.N.SP</text:p>
          </table:table-cell>
          <table:table-cell office:value-type="string">
            <text:p>have.V.3P.IMPERFSUBJ</text:p>
          </table:table-cell>
          <table:table-cell office:value-type="string">
            <text:p>take.V.M.SG.PASTPART</text:p>
          </table:table-cell>
          <table:table-cell office:value-type="string">
            <text:p>first.B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hubieran</text:p>
          </table:table-cell>
          <table:table-cell office:value-type="string">
            <text:p>limpiado</text:p>
          </table:table-cell>
          <table:table-cell office:value-type="string">
            <text:p>todos</text:p>
          </table:table-cell>
          <table:table-cell office:value-type="string">
            <text:p>los</text:p>
          </table:table-cell>
          <table:table-cell office:value-type="string">
            <text:p>leftovers</text:p>
          </table:table-cell>
          <table:table-cell office:value-type="string">
            <text:p>de</text:p>
          </table:table-cell>
          <table:table-cell office:value-type="string">
            <text:p>asfalto</text:p>
          </table:table-cell>
          <table:table-cell office:value-type="string">
            <text:p>y</text:p>
          </table:table-cell>
          <table:table-cell office:value-type="string">
            <text:p>toda</text:p>
          </table:table-cell>
          <table:table-cell office:value-type="string">
            <text:p>esa</text:p>
          </table:table-cell>
          <table:table-cell office:value-type="string">
            <text:p>cosa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aut</text:p>
          </table:table-cell>
          <table:table-cell office:value-type="string">
            <text:p>have.V.3P.IMPERFSUBJ</text:p>
          </table:table-cell>
          <table:table-cell office:value-type="string">
            <text:p>clean.V.M.SG.PASTPART</text:p>
          </table:table-cell>
          <table:table-cell office:value-type="string">
            <text:p>everything.R.M.PL[or]all.A.M.PL</text:p>
          </table:table-cell>
          <table:table-cell office:value-type="string">
            <text:p>them.R.OBJ.M.3P[or]the.T.DEF.M.PL</text:p>
          </table:table-cell>
          <table:table-cell office:value-type="string">
            <text:p>leftover.PV.+PV</text:p>
          </table:table-cell>
          <table:table-cell office:value-type="string">
            <text:p>of.P</text:p>
          </table:table-cell>
          <table:table-cell office:value-type="string">
            <text:p>asphalt.V.1S.PRES</text:p>
          </table:table-cell>
          <table:table-cell office:value-type="string">
            <text:p>and.C</text:p>
          </table:table-cell>
          <table:table-cell office:value-type="string">
            <text:p>everything.R.F.SG[or]all.A.F.SG</text:p>
          </table:table-cell>
          <table:table-cell office:value-type="string">
            <text:p>that.A.DEM.F.SG</text:p>
          </table:table-cell>
          <table:table-cell office:value-type="string">
            <text:p>thing.N.F.SG[or]sew.V.1S.PRESSUBJ[or]sew.V.3S.IMPER[or]sew.V.3S.PRESSUB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ntonces</text:p>
          </table:table-cell>
          <table:table-cell office:value-type="string">
            <text:p>después</text:p>
          </table:table-cell>
          <table:table-cell office:value-type="string">
            <text:p>haber</text:p>
          </table:table-cell>
          <table:table-cell office:value-type="string">
            <text:p>sembrado</text:p>
          </table:table-cell>
          <table:table-cell office:value-type="string">
            <text:p>la</text:p>
          </table:table-cell>
          <table:table-cell office:value-type="string">
            <text:p>hierba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then.B</text:p>
          </table:table-cell>
          <table:table-cell office:value-type="string">
            <text:p>thereafter.B</text:p>
          </table:table-cell>
          <table:table-cell office:value-type="string">
            <text:p>have.V</text:p>
          </table:table-cell>
          <table:table-cell office:value-type="string">
            <text:p>seed.V.M.SG.PASTPART</text:p>
          </table:table-cell>
          <table:table-cell office:value-type="string">
            <text:p>her.R.OBJ.F.3S[or]the.T.DEF.F.SG</text:p>
          </table:table-cell>
          <table:table-cell office:value-type="string">
            <text:p>grass.N.F.S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haber</text:p>
          </table:table-cell>
          <table:table-cell office:value-type="string">
            <text:p>recogido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have.V</text:p>
          </table:table-cell>
          <table:table-cell office:value-type="string">
            <text:p>pick.V.M.SG.PASTPAR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limpiado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clean.V.M.SG.PASTPAR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</text:p>
          </table:table-cell>
          <table:table-cell office:value-type="string">
            <text:p>ya</text:p>
          </table:table-cell>
          <table:table-cell office:value-type="string">
            <text:p>acabado</text:p>
          </table:table-cell>
          <table:table-cell office:value-type="string">
            <text:p>y</text:p>
          </table:table-cell>
          <table:table-cell office:value-type="string">
            <text:p>eso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already.B</text:p>
          </table:table-cell>
          <table:table-cell office:value-type="string">
            <text:p>finish.V.M.SG.PASTPART</text:p>
          </table:table-cell>
          <table:table-cell office:value-type="string">
            <text:p>and.C</text:p>
          </table:table-cell>
          <table:table-cell office:value-type="string">
            <text:p>that.R.DEM.N.S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pero</text:p>
          </table:table-cell>
          <table:table-cell office:value-type="string">
            <text:p>bueno</text:p>
          </table:table-cell>
          <table:table-cell office:value-type="string">
            <text:p>ellos</text:p>
          </table:table-cell>
          <table:table-cell office:value-type="string">
            <text:p>tendrán</text:p>
          </table:table-cell>
          <table:table-cell office:value-type="string">
            <text:p>su</text:p>
          </table:table-cell>
          <table:table-cell office:value-type="string">
            <text:p>idea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office:value-type="string">
            <text:p>well.A.M.SG[or]well.INTERJ</text:p>
          </table:table-cell>
          <table:table-cell office:value-type="string">
            <text:p>they.R.SUB.M.3P</text:p>
          </table:table-cell>
          <table:table-cell office:value-type="string">
            <text:p>have.V.3P.FUT</text:p>
          </table:table-cell>
          <table:table-cell office:value-type="string">
            <text:p>his.A.POSS</text:p>
          </table:table-cell>
          <table:table-cell office:value-type="string">
            <text:p>contrive.V.3S.PR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</text:p>
          </table:table-cell>
          <table:table-cell office:value-type="string">
            <text:p>el</text:p>
          </table:table-cell>
          <table:table-cell office:value-type="string">
            <text:p>parquecito</text:p>
          </table:table-cell>
          <table:table-cell office:value-type="string">
            <text:p>viste</text:p>
          </table:table-cell>
          <table:table-cell office:value-type="string">
            <text:p>que</text:p>
          </table:table-cell>
          <table:table-cell office:value-type="string">
            <text:p>van</text:p>
          </table:table-cell>
          <table:table-cell office:value-type="string">
            <text:p>a</text:p>
          </table:table-cell>
          <table:table-cell office:value-type="string">
            <text:p>hacer</text:p>
          </table:table-cell>
          <table:table-cell office:value-type="string">
            <text:p>?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the.T.DEF.M.SG</text:p>
          </table:table-cell>
          <table:table-cell office:value-type="string">
            <text:p>playground.N.M.S.DIM</text:p>
          </table:table-cell>
          <table:table-cell office:value-type="string">
            <text:p>dress.V.3S.PRES</text:p>
          </table:table-cell>
          <table:table-cell office:value-type="string">
            <text:p>which.C</text:p>
          </table:table-cell>
          <table:table-cell office:value-type="string">
            <text:p>go.V.3P.PRES</text:p>
          </table:table-cell>
          <table:table-cell office:value-type="string">
            <text:p>to.P</text:p>
          </table:table-cell>
          <table:table-cell office:value-type="string">
            <text:p>do.V.INFI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aquí</text:p>
          </table:table-cell>
          <table:table-cell office:value-type="string">
            <text:p>atrás</text:p>
          </table:table-cell>
          <table:table-cell office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here.B</text:p>
          </table:table-cell>
          <table:table-cell office:value-type="string">
            <text:p>backwards.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el</text:p>
          </table:table-cell>
          <table:table-cell office:value-type="string">
            <text:p>parquecito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the.T.DEF.M.SG</text:p>
          </table:table-cell>
          <table:table-cell office:value-type="string">
            <text:p>playground.N.M.S.DI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table:number-columns-repeated="2" office:value-type="string">
            <text:p>no</text:p>
          </table:table-cell>
          <table:table-cell office:value-type="string">
            <text:p>me</text:p>
          </table:table-cell>
          <table:table-cell office:value-type="string">
            <text:p>he</text:p>
          </table:table-cell>
          <table:table-cell office:value-type="string">
            <text:p>fijado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table:number-columns-repeated="2" office:value-type="string">
            <text:p>not.B</text:p>
          </table:table-cell>
          <table:table-cell office:value-type="string">
            <text:p>me.R.OBJ.MF.1S</text:p>
          </table:table-cell>
          <table:table-cell office:value-type="string">
            <text:p>have.V.1S.PRES</text:p>
          </table:table-cell>
          <table:table-cell office:value-type="string">
            <text:p>fix.V.M.SG.PASTPAR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no</text:p>
          </table:table-cell>
          <table:table-cell office:value-type="string">
            <text:p>viste</text:p>
          </table:table-cell>
          <table:table-cell office:value-type="string">
            <text:p>que</text:p>
          </table:table-cell>
          <table:table-cell office:value-type="string">
            <text:p>te</text:p>
          </table:table-cell>
          <table:table-cell office:value-type="string">
            <text:p>mandaron</text:p>
          </table:table-cell>
          <table:table-cell office:value-type="string">
            <text:p>una</text:p>
          </table:table-cell>
          <table:table-cell office:value-type="string">
            <text:p>hoja</text:p>
          </table:table-cell>
          <table:table-cell office:value-type="string">
            <text:p>hoy</text:p>
          </table:table-cell>
          <table:table-cell office:value-type="string">
            <text:p>con</text:p>
          </table:table-cell>
          <table:table-cell office:value-type="string">
            <text:p>todo</text:p>
          </table:table-cell>
          <table:table-cell office:value-type="string">
            <text:p>lo</text:p>
          </table:table-cell>
          <table:table-cell office:value-type="string">
            <text:p>del</text:p>
          </table:table-cell>
          <table:table-cell office:value-type="string">
            <text:p>meeting</text:p>
          </table:table-cell>
          <table:table-cell office:value-type="string">
            <text:p>?</text:p>
          </table:table-cell>
          <table:table-cell table:number-columns-repeated="1009"/>
        </table:table-row>
        <table:table-row table:style-name="ro1">
          <table:table-cell office:value-type="string">
            <text:p>aut</text:p>
          </table:table-cell>
          <table:table-cell office:value-type="string">
            <text:p>not.B</text:p>
          </table:table-cell>
          <table:table-cell office:value-type="string">
            <text:p>dress.V.3S.PRES</text:p>
          </table:table-cell>
          <table:table-cell office:value-type="string">
            <text:p>which.C</text:p>
          </table:table-cell>
          <table:table-cell office:value-type="string">
            <text:p>you.R.OBJ.MF.2S</text:p>
          </table:table-cell>
          <table:table-cell office:value-type="string">
            <text:p>command.V.3P.PAST</text:p>
          </table:table-cell>
          <table:table-cell office:value-type="string">
            <text:p>one.R.F.SG[or]a.T.IND.F.SG[or]unite.V.1S.PRESSUBJ[or]unite.V.3S.IMPER[or]unite.V.3S.PRESSUBJ</text:p>
          </table:table-cell>
          <table:table-cell office:value-type="string">
            <text:p>sheet.N.F.SG</text:p>
          </table:table-cell>
          <table:table-cell office:value-type="string">
            <text:p>today.B</text:p>
          </table:table-cell>
          <table:table-cell office:value-type="string">
            <text:p>with.P</text:p>
          </table:table-cell>
          <table:table-cell office:value-type="string">
            <text:p>everything.R.M.SG[or]all.A.M.SG</text:p>
          </table:table-cell>
          <table:table-cell office:value-type="string">
            <text:p>the.T.DEF.N.SP</text:p>
          </table:table-cell>
          <table:table-cell office:value-type="string">
            <text:p>of_the.P+T.M.S</text:p>
          </table:table-cell>
          <table:table-cell office:value-type="string">
            <text:p>meeting.N.S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table:number-columns-repeated="3" office:value-type="string">
            <text:p>no</text:p>
          </table:table-cell>
          <table:table-cell office:value-type="string">
            <text:p>estaba</text:p>
          </table:table-cell>
          <table:table-cell office:value-type="string">
            <text:p>en</text:p>
          </table:table-cell>
          <table:table-cell office:value-type="string">
            <text:p>la</text:p>
          </table:table-cell>
          <table:table-cell office:value-type="string">
            <text:p>puerta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table:number-columns-repeated="3" office:value-type="string">
            <text:p>not.B</text:p>
          </table:table-cell>
          <table:table-cell office:value-type="string">
            <text:p>be.V.13S.IMPERF</text:p>
          </table:table-cell>
          <table:table-cell office:value-type="string">
            <text:p>on.P</text:p>
          </table:table-cell>
          <table:table-cell office:value-type="string">
            <text:p>her.R.OBJ.F.3S[or]the.T.DEF.F.SG</text:p>
          </table:table-cell>
          <table:table-cell office:value-type="string">
            <text:p>gateway.N.F.S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cuando</text:p>
          </table:table-cell>
          <table:table-cell office:value-type="string">
            <text:p>salimos</text:p>
          </table:table-cell>
          <table:table-cell office:value-type="string">
            <text:p>que</text:p>
          </table:table-cell>
          <table:table-cell office:value-type="string">
            <text:p>nos</text:p>
          </table:table-cell>
          <table:table-cell office:value-type="string">
            <text:p>íbamos</text:p>
          </table:table-cell>
          <table:table-cell office:value-type="string">
            <text:p>pal</text:p>
          </table:table-cell>
          <table:table-cell office:value-type="string">
            <text:p>bicycle</text:p>
          </table:table-cell>
          <table:table-cell office:value-type="string">
            <text:p>shop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as.C</text:p>
          </table:table-cell>
          <table:table-cell office:value-type="string">
            <text:p>exit.V.1P.PAST[or]exit.V.1P.PRES</text:p>
          </table:table-cell>
          <table:table-cell office:value-type="string">
            <text:p>which.C</text:p>
          </table:table-cell>
          <table:table-cell office:value-type="string">
            <text:p>us.R.OBJ.MF.1P</text:p>
          </table:table-cell>
          <table:table-cell office:value-type="string">
            <text:p>go.V.1P.IMPERF</text:p>
          </table:table-cell>
          <table:table-cell office:value-type="string">
            <text:p>unk</text:p>
          </table:table-cell>
          <table:table-cell office:value-type="string">
            <text:p>bicycle.N.S</text:p>
          </table:table-cell>
          <table:table-cell office:value-type="string">
            <text:p>shop.N.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staba</text:p>
          </table:table-cell>
          <table:table-cell office:value-type="string">
            <text:p>puesto</text:p>
          </table:table-cell>
          <table:table-cell office:value-type="string">
            <text:p>en</text:p>
          </table:table-cell>
          <table:table-cell office:value-type="string">
            <text:p>la</text:p>
          </table:table-cell>
          <table:table-cell office:value-type="string">
            <text:p>puerta</text:p>
          </table:table-cell>
          <table:table-cell office:value-type="string">
            <text:p>y</text:p>
          </table:table-cell>
          <table:table-cell office:value-type="string">
            <text:p>yo</text:p>
          </table:table-cell>
          <table:table-cell office:value-type="string">
            <text:p>lo</text:p>
          </table:table-cell>
          <table:table-cell office:value-type="string">
            <text:p>tiré</text:p>
          </table:table-cell>
          <table:table-cell office:value-type="string">
            <text:p>para</text:p>
          </table:table-cell>
          <table:table-cell office:value-type="string">
            <text:p>dentro</text:p>
          </table:table-cell>
          <table:table-cell office:value-type="string">
            <text:p>de</text:p>
          </table:table-cell>
          <table:table-cell office:value-type="string">
            <text:p>la</text:p>
          </table:table-cell>
          <table:table-cell office:value-type="string">
            <text:p>casa</text:p>
          </table:table-cell>
          <table:table-cell office:value-type="string">
            <text:p>y</text:p>
          </table:table-cell>
          <table:table-cell office:value-type="string">
            <text:p>nos</text:p>
          </table:table-cell>
          <table:table-cell office:value-type="string">
            <text:p>fuimos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aut</text:p>
          </table:table-cell>
          <table:table-cell office:value-type="string">
            <text:p>be.V.13S.IMPERF</text:p>
          </table:table-cell>
          <table:table-cell office:value-type="string">
            <text:p>set.V.M.SG.PASTPART</text:p>
          </table:table-cell>
          <table:table-cell office:value-type="string">
            <text:p>on.P</text:p>
          </table:table-cell>
          <table:table-cell office:value-type="string">
            <text:p>her.R.OBJ.F.3S[or]the.T.DEF.F.SG</text:p>
          </table:table-cell>
          <table:table-cell office:value-type="string">
            <text:p>gateway.N.F.SG</text:p>
          </table:table-cell>
          <table:table-cell office:value-type="string">
            <text:p>and.C</text:p>
          </table:table-cell>
          <table:table-cell office:value-type="string">
            <text:p>I.R.SUB.MF.1S</text:p>
          </table:table-cell>
          <table:table-cell office:value-type="string">
            <text:p>him.R.OBJ.M.3S[or]the.T.DEF.N.SP</text:p>
          </table:table-cell>
          <table:table-cell office:value-type="string">
            <text:p>throw.V.1S.PAST</text:p>
          </table:table-cell>
          <table:table-cell office:value-type="string">
            <text:p>stall.V.3S.PRES</text:p>
          </table:table-cell>
          <table:table-cell office:value-type="string">
            <text:p>inside.B</text:p>
          </table:table-cell>
          <table:table-cell office:value-type="string">
            <text:p>of.P</text:p>
          </table:table-cell>
          <table:table-cell office:value-type="string">
            <text:p>her.R.OBJ.F.3S[or]the.T.DEF.F.SG</text:p>
          </table:table-cell>
          <table:table-cell office:value-type="string">
            <text:p>marry.V.3S.PRES</text:p>
          </table:table-cell>
          <table:table-cell office:value-type="string">
            <text:p>and.C</text:p>
          </table:table-cell>
          <table:table-cell office:value-type="string">
            <text:p>us.R.OBJ.MF.1P</text:p>
          </table:table-cell>
          <table:table-cell office:value-type="string">
            <text:p>go.V.1P.PAST[or]be.V.1P.PAST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</text:p>
          </table:table-cell>
          <table:table-cell office:value-type="string">
            <text:p>ahora</text:p>
          </table:table-cell>
          <table:table-cell office:value-type="string">
            <text:p>ya</text:p>
          </table:table-cell>
          <table:table-cell office:value-type="string">
            <text:p>vi</text:p>
          </table:table-cell>
          <table:table-cell office:value-type="string">
            <text:p>que</text:p>
          </table:table-cell>
          <table:table-cell office:value-type="string">
            <text:p>lo</text:p>
          </table:table-cell>
          <table:table-cell office:value-type="string">
            <text:p>había</text:p>
          </table:table-cell>
          <table:table-cell office:value-type="string">
            <text:p>sacado</text:p>
          </table:table-cell>
          <table:table-cell office:value-type="string">
            <text:p>de</text:p>
          </table:table-cell>
          <table:table-cell office:value-type="string">
            <text:p>la</text:p>
          </table:table-cell>
          <table:table-cell office:value-type="string">
            <text:p>maleta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now.B</text:p>
          </table:table-cell>
          <table:table-cell office:value-type="string">
            <text:p>already.B</text:p>
          </table:table-cell>
          <table:table-cell office:value-type="string">
            <text:p>view.V.1S.PAST</text:p>
          </table:table-cell>
          <table:table-cell office:value-type="string">
            <text:p>which.C</text:p>
          </table:table-cell>
          <table:table-cell office:value-type="string">
            <text:p>him.R.OBJ.M.3S[or]the.T.DEF.N.SP</text:p>
          </table:table-cell>
          <table:table-cell office:value-type="string">
            <text:p>have.V.13S.IMPERF</text:p>
          </table:table-cell>
          <table:table-cell office:value-type="string">
            <text:p>remove.V.M.SG.PASTPART</text:p>
          </table:table-cell>
          <table:table-cell office:value-type="string">
            <text:p>of.P</text:p>
          </table:table-cell>
          <table:table-cell office:value-type="string">
            <text:p>her.R.OBJ.F.3S[or]the.T.DEF.F.SG</text:p>
          </table:table-cell>
          <table:table-cell office:value-type="string">
            <text:p>suitcase.N.F.S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pero</text:p>
          </table:table-cell>
          <table:table-cell office:value-type="string">
            <text:p>no</text:p>
          </table:table-cell>
          <table:table-cell office:value-type="string">
            <text:p>me</text:p>
          </table:table-cell>
          <table:table-cell office:value-type="string">
            <text:p>he</text:p>
          </table:table-cell>
          <table:table-cell office:value-type="string">
            <text:p>fijado</text:p>
          </table:table-cell>
          <table:table-cell office:value-type="string">
            <text:p>qué</text:p>
          </table:table-cell>
          <table:table-cell office:value-type="string">
            <text:p>cosa</text:p>
          </table:table-cell>
          <table:table-cell office:value-type="string">
            <text:p>hay</text:p>
          </table:table-cell>
          <table:table-cell office:value-type="string">
            <text:p>dentr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office:value-type="string">
            <text:p>not.B</text:p>
          </table:table-cell>
          <table:table-cell office:value-type="string">
            <text:p>me.R.OBJ.MF.1S</text:p>
          </table:table-cell>
          <table:table-cell office:value-type="string">
            <text:p>have.V.1S.PRES</text:p>
          </table:table-cell>
          <table:table-cell office:value-type="string">
            <text:p>fix.V.M.SG.PASTPART</text:p>
          </table:table-cell>
          <table:table-cell office:value-type="string">
            <text:p>what.INTERR</text:p>
          </table:table-cell>
          <table:table-cell office:value-type="string">
            <text:p>thing.N.F.SG[or]sew.V.1S.PRESSUBJ[or]sew.V.3S.IMPER[or]sew.V.3S.PRESSUBJ</text:p>
          </table:table-cell>
          <table:table-cell office:value-type="string">
            <text:p>sew.V.3S.PRES</text:p>
          </table:table-cell>
          <table:table-cell office:value-type="string">
            <text:p>inside.B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au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</text:p>
          </table:table-cell>
          <table:table-cell office:value-type="string">
            <text:p>está</text:p>
          </table:table-cell>
          <table:table-cell office:value-type="string">
            <text:p>rico</text:p>
          </table:table-cell>
          <table:table-cell office:value-type="string">
            <text:p>el</text:p>
          </table:table-cell>
          <table:table-cell office:value-type="string">
            <text:p>tiempo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be.V.3S.PRES</text:p>
          </table:table-cell>
          <table:table-cell office:value-type="string">
            <text:p>affluent.A.M.SG</text:p>
          </table:table-cell>
          <table:table-cell office:value-type="string">
            <text:p>the.T.DEF.M.SG</text:p>
          </table:table-cell>
          <table:table-cell office:value-type="string">
            <text:p>weather.N.M.S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it's</text:p>
          </table:table-cell>
          <table:table-cell office:value-type="string">
            <text:p>beautiful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it.GB.+GB</text:p>
          </table:table-cell>
          <table:table-cell office:value-type="string">
            <text:p>beautiful.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table:number-columns-repeated="3"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table:number-columns-repeated="3" office:value-type="string">
            <text:p>un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está</text:p>
          </table:table-cell>
          <table:table-cell office:value-type="string">
            <text:p>tan</text:p>
          </table:table-cell>
          <table:table-cell office:value-type="string">
            <text:p>lindo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office:value-type="string">
            <text:p>be.V.3S.PRES</text:p>
          </table:table-cell>
          <table:table-cell office:value-type="string">
            <text:p>so.B</text:p>
          </table:table-cell>
          <table:table-cell office:value-type="string">
            <text:p>cute.A.M.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í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himself.R.P.MF.3S[or]yes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au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sta</text:p>
          </table:table-cell>
          <table:table-cell office:value-type="string">
            <text:p>terraza</text:p>
          </table:table-cell>
          <table:table-cell office:value-type="string">
            <text:p>déjame</text:p>
          </table:table-cell>
          <table:table-cell office:value-type="string">
            <text:p>decirte</text:p>
          </table:table-cell>
          <table:table-cell office:value-type="string">
            <text:p>que</text:p>
          </table:table-cell>
          <table:table-cell office:value-type="string">
            <text:p>vale</text:p>
          </table:table-cell>
          <table:table-cell office:value-type="string">
            <text:p>el</text:p>
          </table:table-cell>
          <table:table-cell office:value-type="string">
            <text:p>precio</text:p>
          </table:table-cell>
          <table:table-cell office:value-type="string">
            <text:p>de</text:p>
          </table:table-cell>
          <table:table-cell office:value-type="string">
            <text:p>la</text:p>
          </table:table-cell>
          <table:table-cell office:value-type="string">
            <text:p>casa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aut</text:p>
          </table:table-cell>
          <table:table-cell office:value-type="string">
            <text:p>this.A.DEM.F.SG</text:p>
          </table:table-cell>
          <table:table-cell office:value-type="string">
            <text:p>terrace.N.F.SG</text:p>
          </table:table-cell>
          <table:table-cell office:value-type="string">
            <text:p>leave.V.2S.IMPER.PRECLITIC.+ME[PRN.MF.1S]</text:p>
          </table:table-cell>
          <table:table-cell office:value-type="string">
            <text:p>tell.V.INFIN.+TE[PRN.MF.2S]</text:p>
          </table:table-cell>
          <table:table-cell office:value-type="string">
            <text:p>which.C</text:p>
          </table:table-cell>
          <table:table-cell office:value-type="string">
            <text:p>cost.V.3S.PRES</text:p>
          </table:table-cell>
          <table:table-cell office:value-type="string">
            <text:p>the.T.DEF.M.SG</text:p>
          </table:table-cell>
          <table:table-cell office:value-type="string">
            <text:p>price.N.M.SG</text:p>
          </table:table-cell>
          <table:table-cell office:value-type="string">
            <text:p>of.P</text:p>
          </table:table-cell>
          <table:table-cell office:value-type="string">
            <text:p>her.R.OBJ.F.3S[or]the.T.DEF.F.SG</text:p>
          </table:table-cell>
          <table:table-cell office:value-type="string">
            <text:p>marry.V.3S.PRE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spacio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space.N.M.S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</text:p>
          </table:table-cell>
          <table:table-cell office:value-type="string">
            <text:p>eso</text:p>
          </table:table-cell>
          <table:table-cell office:value-type="string">
            <text:p>que</text:p>
          </table:table-cell>
          <table:table-cell office:value-type="string">
            <text:p>no</text:p>
          </table:table-cell>
          <table:table-cell office:value-type="string">
            <text:p>la</text:p>
          </table:table-cell>
          <table:table-cell office:value-type="string">
            <text:p>has</text:p>
          </table:table-cell>
          <table:table-cell office:value-type="string">
            <text:p>puesto</text:p>
          </table:table-cell>
          <table:table-cell office:value-type="string">
            <text:p>en</text:p>
          </table:table-cell>
          <table:table-cell office:value-type="string">
            <text:p>una</text:p>
          </table:table-cell>
          <table:table-cell office:value-type="string">
            <text:p>cómo</text:p>
          </table:table-cell>
          <table:table-cell office:value-type="string">
            <text:p>se</text:p>
          </table:table-cell>
          <table:table-cell office:value-type="string">
            <text:p>llama</text:p>
          </table:table-cell>
          <table:table-cell office:value-type="string">
            <text:p>esto</text:p>
          </table:table-cell>
          <table:table-cell office:value-type="string">
            <text:p>una</text:p>
          </table:table-cell>
          <table:table-cell office:value-type="string">
            <text:p>un</text:p>
          </table:table-cell>
          <table:table-cell office:value-type="string">
            <text:p>hammock</text:p>
          </table:table-cell>
          <table:table-cell office:value-type="string">
            <text:p>de</text:p>
          </table:table-cell>
          <table:table-cell office:value-type="string">
            <text:p>esos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that.R.DEM.N.SG</text:p>
          </table:table-cell>
          <table:table-cell office:value-type="string">
            <text:p>which.C</text:p>
          </table:table-cell>
          <table:table-cell office:value-type="string">
            <text:p>not.B</text:p>
          </table:table-cell>
          <table:table-cell office:value-type="string">
            <text:p>her.R.OBJ.F.3S[or]the.T.DEF.F.SG</text:p>
          </table:table-cell>
          <table:table-cell office:value-type="string">
            <text:p>have.V.2S.PRES</text:p>
          </table:table-cell>
          <table:table-cell office:value-type="string">
            <text:p>set.V.M.SG.PASTPART</text:p>
          </table:table-cell>
          <table:table-cell office:value-type="string">
            <text:p>on.P</text:p>
          </table:table-cell>
          <table:table-cell office:value-type="string">
            <text:p>one.R.F.SG[or]a.T.IND.F.SG[or]unite.V.1S.PRESSUBJ[or]unite.V.3S.IMPER[or]unite.V.3S.PRESSUBJ</text:p>
          </table:table-cell>
          <table:table-cell office:value-type="string">
            <text:p>how.INTERR</text:p>
          </table:table-cell>
          <table:table-cell office:value-type="string">
            <text:p>self.R.REF.MF.3SP[or]be.V.2P.IMPER.PRECLITIC</text:p>
          </table:table-cell>
          <table:table-cell office:value-type="string">
            <text:p>call.V.3S.PRES</text:p>
          </table:table-cell>
          <table:table-cell office:value-type="string">
            <text:p>this.R.DEM.N.SG</text:p>
          </table:table-cell>
          <table:table-cell office:value-type="string">
            <text:p>one.R.F.SG[or]a.T.IND.F.SG[or]unite.V.1S.PRESSUBJ[or]unite.V.3S.IMPER[or]unite.V.3S.PRESSUBJ</text:p>
          </table:table-cell>
          <table:table-cell office:value-type="string">
            <text:p>one.T.IND.M.SG</text:p>
          </table:table-cell>
          <table:table-cell office:value-type="string">
            <text:p>hammock.N.S</text:p>
          </table:table-cell>
          <table:table-cell office:value-type="string">
            <text:p>of.P</text:p>
          </table:table-cell>
          <table:table-cell office:value-type="string">
            <text:p>that.A.DEM.M.PL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una</text:p>
          </table:table-cell>
          <table:table-cell office:value-type="string">
            <text:p>hamaca</text:p>
          </table:table-cell>
          <table:table-cell office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one.R.F.SG[or]a.T.IND.F.SG[or]unite.V.1S.PRESSUBJ[or]unite.V.3S.IMPER[or]unite.V.3S.PRESSUBJ</text:p>
          </table:table-cell>
          <table:table-cell office:value-type="string">
            <text:p>hammock.N.F.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una</text:p>
          </table:table-cell>
          <table:table-cell office:value-type="string">
            <text:p>hamaca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one.R.F.SG[or]a.T.IND.F.SG[or]unite.V.1S.PRESSUBJ[or]unite.V.3S.IMPER[or]unite.V.3S.PRESSUBJ</text:p>
          </table:table-cell>
          <table:table-cell office:value-type="string">
            <text:p>hammock.N.F.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not.B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>
            <text:p>SOF</text:p>
          </table:table-cell>
          <table:table-cell office:value-type="string">
            <text:p>no</text:p>
          </table:table-cell>
          <table:table-cell office:value-type="string">
            <text:p>te</text:p>
          </table:table-cell>
          <table:table-cell office:value-type="string">
            <text:p>ha</text:p>
          </table:table-cell>
          <table:table-cell office:value-type="string">
            <text:p>dado</text:p>
          </table:table-cell>
          <table:table-cell office:value-type="string">
            <text:p>por</text:p>
          </table:table-cell>
          <table:table-cell office:value-type="string">
            <text:p>eso</text:p>
          </table:table-cell>
          <table:table-cell office:value-type="string">
            <text:p>?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not.B</text:p>
          </table:table-cell>
          <table:table-cell office:value-type="string">
            <text:p>you.R.OBJ.MF.2S</text:p>
          </table:table-cell>
          <table:table-cell office:value-type="string">
            <text:p>have.V.3S.PRES</text:p>
          </table:table-cell>
          <table:table-cell office:value-type="string">
            <text:p>give.V.M.SG.PASTPART</text:p>
          </table:table-cell>
          <table:table-cell office:value-type="string">
            <text:p>for.P</text:p>
          </table:table-cell>
          <table:table-cell office:value-type="string">
            <text:p>that.R.DEM.N.S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ahí</text:p>
          </table:table-cell>
          <table:table-cell office:value-type="string">
            <text:p>mira</text:p>
          </table:table-cell>
          <table:table-cell office:value-type="string">
            <text:p>entre</text:p>
          </table:table-cell>
          <table:table-cell office:value-type="string">
            <text:p>las</text:p>
          </table:table-cell>
          <table:table-cell office:value-type="string">
            <text:p>dos</text:p>
          </table:table-cell>
          <table:table-cell office:value-type="string">
            <text:p>palmas</text:p>
          </table:table-cell>
          <table:table-cell office:value-type="string">
            <text:p>las</text:p>
          </table:table-cell>
          <table:table-cell office:value-type="string">
            <text:p>puede</text:p>
          </table:table-cell>
          <table:table-cell office:value-type="string">
            <text:p>poner</text:p>
          </table:table-cell>
          <table:table-cell office:value-type="string">
            <text:p>ahí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aut</text:p>
          </table:table-cell>
          <table:table-cell office:value-type="string">
            <text:p>here.B</text:p>
          </table:table-cell>
          <table:table-cell office:value-type="string">
            <text:p>watch.V.3S.PRES</text:p>
          </table:table-cell>
          <table:table-cell office:value-type="string">
            <text:p>between.P[or]between.P.1S.PRESSUBJ[or]between.P.3S.IMPER[or]between.P.3S.PRESSUBJ</text:p>
          </table:table-cell>
          <table:table-cell office:value-type="string">
            <text:p>them.R.OBJ.F.3P[or]the.T.DEF.F.PL</text:p>
          </table:table-cell>
          <table:table-cell office:value-type="string">
            <text:p>two.N.M</text:p>
          </table:table-cell>
          <table:table-cell office:value-type="string">
            <text:p>palm.N.F.PL</text:p>
          </table:table-cell>
          <table:table-cell office:value-type="string">
            <text:p>them.R.OBJ.F.3P[or]the.T.DEF.F.PL</text:p>
          </table:table-cell>
          <table:table-cell office:value-type="string">
            <text:p>might.V.3S.PRES</text:p>
          </table:table-cell>
          <table:table-cell office:value-type="string">
            <text:p>set.V.INFIN</text:p>
          </table:table-cell>
          <table:table-cell office:value-type="string">
            <text:p>here.B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ahí</text:p>
          </table:table-cell>
          <table:table-cell office:value-type="string">
            <text:p>se</text:p>
          </table:table-cell>
          <table:table-cell office:value-type="string">
            <text:p>pudiera</text:p>
          </table:table-cell>
          <table:table-cell office:value-type="string">
            <text:p>poner</text:p>
          </table:table-cell>
          <table:table-cell office:value-type="string">
            <text:p>sí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here.B</text:p>
          </table:table-cell>
          <table:table-cell office:value-type="string">
            <text:p>self.R.REF.MF.3SP[or]be.V.2P.IMPER.PRECLITIC</text:p>
          </table:table-cell>
          <table:table-cell office:value-type="string">
            <text:p>might.V.1S.IMPERFSUBJ[or]might.V.3S.IMPERFSUBJ</text:p>
          </table:table-cell>
          <table:table-cell office:value-type="string">
            <text:p>set.V.INFIN</text:p>
          </table:table-cell>
          <table:table-cell office:value-type="string">
            <text:p>himself.R.P.MF.3S[or]yes.B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o</text:p>
          </table:table-cell>
          <table:table-cell office:value-type="string">
            <text:p>tengo</text:p>
          </table:table-cell>
          <table:table-cell office:value-type="string">
            <text:p>una</text:p>
          </table:table-cell>
          <table:table-cell office:value-type="string">
            <text:p>que</text:p>
          </table:table-cell>
          <table:table-cell office:value-type="string">
            <text:p>cada</text:p>
          </table:table-cell>
          <table:table-cell office:value-type="string">
            <text:p>vez</text:p>
          </table:table-cell>
          <table:table-cell office:value-type="string">
            <text:p>que</text:p>
          </table:table-cell>
          <table:table-cell office:value-type="string">
            <text:p>nos</text:p>
          </table:table-cell>
          <table:table-cell office:value-type="string">
            <text:p>vamos</text:p>
          </table:table-cell>
          <table:table-cell office:value-type="string">
            <text:p>camping</text:p>
          </table:table-cell>
          <table:table-cell office:value-type="string">
            <text:p>we</text:p>
          </table:table-cell>
          <table:table-cell office:value-type="string">
            <text:p>take</text:p>
          </table:table-cell>
          <table:table-cell office:value-type="string">
            <text:p>it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aut</text:p>
          </table:table-cell>
          <table:table-cell office:value-type="string">
            <text:p>I.R.SUB.MF.1S</text:p>
          </table:table-cell>
          <table:table-cell office:value-type="string">
            <text:p>have.V.1S.PRES</text:p>
          </table:table-cell>
          <table:table-cell office:value-type="string">
            <text:p>one.R.F.SG[or]a.T.IND.F.SG[or]unite.V.1S.PRESSUBJ[or]unite.V.3S.IMPER[or]unite.V.3S.PRESSUBJ</text:p>
          </table:table-cell>
          <table:table-cell office:value-type="string">
            <text:p>which.C</text:p>
          </table:table-cell>
          <table:table-cell office:value-type="string">
            <text:p>every.A.MF.SG</text:p>
          </table:table-cell>
          <table:table-cell office:value-type="string">
            <text:p>time.N.F.SG</text:p>
          </table:table-cell>
          <table:table-cell office:value-type="string">
            <text:p>which.C</text:p>
          </table:table-cell>
          <table:table-cell office:value-type="string">
            <text:p>us.R.OBJ.MF.1P</text:p>
          </table:table-cell>
          <table:table-cell office:value-type="string">
            <text:p>go.V.1P.IMPER[or]go.V.1P.PRES</text:p>
          </table:table-cell>
          <table:table-cell office:value-type="string">
            <text:p>camp.V+ING.+V+ING</text:p>
          </table:table-cell>
          <table:table-cell office:value-type="string">
            <text:p>we.R.SUB.1P</text:p>
          </table:table-cell>
          <table:table-cell office:value-type="string">
            <text:p>take.V.INFIN</text:p>
          </table:table-cell>
          <table:table-cell office:value-type="string">
            <text:p>it.R.N.3S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and</text:p>
          </table:table-cell>
          <table:table-cell office:value-type="string">
            <text:p>I</text:p>
          </table:table-cell>
          <table:table-cell office:value-type="string">
            <text:p>set</text:p>
          </table:table-cell>
          <table:table-cell office:value-type="string">
            <text:p>it</text:p>
          </table:table-cell>
          <table:table-cell office:value-type="string">
            <text:p>up</text:p>
          </table:table-cell>
          <table:table-cell office:value-type="string">
            <text:p>in</text:p>
          </table:table-cell>
          <table:table-cell office:value-type="string">
            <text:p>the</text:p>
          </table:table-cell>
          <table:table-cell office:value-type="string">
            <text:p>campgrou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I.R.SUB.1S</text:p>
          </table:table-cell>
          <table:table-cell office:value-type="string">
            <text:p>set.V.INFIN</text:p>
          </table:table-cell>
          <table:table-cell office:value-type="string">
            <text:p>it.R.N.3S</text:p>
          </table:table-cell>
          <table:table-cell office:value-type="string">
            <text:p>up.N.S</text:p>
          </table:table-cell>
          <table:table-cell office:value-type="string">
            <text:p>in.P</text:p>
          </table:table-cell>
          <table:table-cell office:value-type="string">
            <text:p>the.T.DEF</text:p>
          </table:table-cell>
          <table:table-cell office:value-type="string">
            <text:p>campground.N.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pero</text:p>
          </table:table-cell>
          <table:table-cell office:value-type="string">
            <text:p>no</text:p>
          </table:table-cell>
          <table:table-cell office:value-type="string">
            <text:p>aquí</text:p>
          </table:table-cell>
          <table:table-cell office:value-type="string">
            <text:p>no</text:p>
          </table:table-cell>
          <table:table-cell office:value-type="string">
            <text:p>se</text:p>
          </table:table-cell>
          <table:table-cell office:value-type="string">
            <text:p>nos</text:p>
          </table:table-cell>
          <table:table-cell office:value-type="string">
            <text:p>ha</text:p>
          </table:table-cell>
          <table:table-cell office:value-type="string">
            <text:p>ocurrido</text:p>
          </table:table-cell>
          <table:table-cell office:value-type="string">
            <text:p>como</text:p>
          </table:table-cell>
          <table:table-cell office:value-type="string">
            <text:p>aquí</text:p>
          </table:table-cell>
          <table:table-cell office:value-type="string">
            <text:p>lo</text:p>
          </table:table-cell>
          <table:table-cell office:value-type="string">
            <text:p>que</text:p>
          </table:table-cell>
          <table:table-cell office:value-type="string">
            <text:p>pasa</text:p>
          </table:table-cell>
          <table:table-cell office:value-type="string">
            <text:p>es</text:p>
          </table:table-cell>
          <table:table-cell office:value-type="string">
            <text:p>que</text:p>
          </table:table-cell>
          <table:table-cell office:value-type="string">
            <text:p>the</text:p>
          </table:table-cell>
          <table:table-cell office:value-type="string">
            <text:p>ground</text:p>
          </table:table-cell>
          <table:table-cell office:value-type="string">
            <text:p>in</text:p>
          </table:table-cell>
          <table:table-cell office:value-type="string">
            <text:p>the</text:p>
          </table:table-cell>
          <table:table-cell office:value-type="string">
            <text:p>back</text:p>
          </table:table-cell>
          <table:table-cell office:value-type="string">
            <text:p>it's</text:p>
          </table:table-cell>
          <table:table-cell office:value-type="string">
            <text:p>slanted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office:value-type="string">
            <text:p>not.B</text:p>
          </table:table-cell>
          <table:table-cell office:value-type="string">
            <text:p>here.B</text:p>
          </table:table-cell>
          <table:table-cell office:value-type="string">
            <text:p>not.B</text:p>
          </table:table-cell>
          <table:table-cell office:value-type="string">
            <text:p>self.R.REF.MF.3SP[or]be.V.2P.IMPER.PRECLITIC</text:p>
          </table:table-cell>
          <table:table-cell office:value-type="string">
            <text:p>us.R.OBJ.MF.1P</text:p>
          </table:table-cell>
          <table:table-cell office:value-type="string">
            <text:p>have.V.3S.PRES</text:p>
          </table:table-cell>
          <table:table-cell office:value-type="string">
            <text:p>occur.V.M.SG.PASTPART</text:p>
          </table:table-cell>
          <table:table-cell office:value-type="string">
            <text:p>like.P[or]like.C[or]lunch.V.1S.PRES</text:p>
          </table:table-cell>
          <table:table-cell office:value-type="string">
            <text:p>here.B</text:p>
          </table:table-cell>
          <table:table-cell office:value-type="string">
            <text:p>him.R.OBJ.M.3S[or]the.T.DEF.N.SP</text:p>
          </table:table-cell>
          <table:table-cell office:value-type="string">
            <text:p>which.C</text:p>
          </table:table-cell>
          <table:table-cell office:value-type="string">
            <text:p>spend.V.3S.PRES</text:p>
          </table:table-cell>
          <table:table-cell office:value-type="string">
            <text:p>be.V.3S.PRES</text:p>
          </table:table-cell>
          <table:table-cell office:value-type="string">
            <text:p>which.C</text:p>
          </table:table-cell>
          <table:table-cell office:value-type="string">
            <text:p>the.T.DEF</text:p>
          </table:table-cell>
          <table:table-cell office:value-type="string">
            <text:p>ground.N.S</text:p>
          </table:table-cell>
          <table:table-cell office:value-type="string">
            <text:p>in.P</text:p>
          </table:table-cell>
          <table:table-cell office:value-type="string">
            <text:p>the.T.DEF</text:p>
          </table:table-cell>
          <table:table-cell office:value-type="string">
            <text:p>back.N.S</text:p>
          </table:table-cell>
          <table:table-cell office:value-type="string">
            <text:p>it.GB.+GB</text:p>
          </table:table-cell>
          <table:table-cell office:value-type="string">
            <text:p>slant.AV.+AV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it's</text:p>
          </table:table-cell>
          <table:table-cell office:value-type="string">
            <text:p>not</text:p>
          </table:table-cell>
          <table:table-cell office:value-type="string">
            <text:p>even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office:value-type="string">
            <text:p>it.GB.+GB</text:p>
          </table:table-cell>
          <table:table-cell office:value-type="string">
            <text:p>not.B</text:p>
          </table:table-cell>
          <table:table-cell office:value-type="string">
            <text:p>even.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o</text:p>
          </table:table-cell>
          <table:table-cell office:value-type="string">
            <text:p>that's</text:p>
          </table:table-cell>
          <table:table-cell office:value-type="string">
            <text:p>something</text:p>
          </table:table-cell>
          <table:table-cell office:value-type="string">
            <text:p>to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so.B</text:p>
          </table:table-cell>
          <table:table-cell office:value-type="string">
            <text:p>that.GB.+GB[or]that.C</text:p>
          </table:table-cell>
          <table:table-cell office:value-type="string">
            <text:p>something.R</text:p>
          </table:table-cell>
          <table:table-cell office:value-type="string">
            <text:p>to.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pero</text:p>
          </table:table-cell>
          <table:table-cell office:value-type="string">
            <text:p>sí</text:p>
          </table:table-cell>
          <table:table-cell office:value-type="string">
            <text:p>se</text:p>
          </table:table-cell>
          <table:table-cell office:value-type="string">
            <text:p>pudieran</text:p>
          </table:table-cell>
          <table:table-cell office:value-type="string">
            <text:p>poner</text:p>
          </table:table-cell>
          <table:table-cell office:value-type="string">
            <text:p>un</text:p>
          </table:table-cell>
          <table:table-cell office:value-type="string">
            <text:p>par</text:p>
          </table:table-cell>
          <table:table-cell office:value-type="string">
            <text:p>de</text:p>
          </table:table-cell>
          <table:table-cell office:value-type="string">
            <text:p>tubos</text:p>
          </table:table-cell>
          <table:table-cell office:value-type="string">
            <text:p>o</text:p>
          </table:table-cell>
          <table:table-cell office:value-type="string">
            <text:p>algo</text:p>
          </table:table-cell>
          <table:table-cell office:value-type="string">
            <text:p>so</text:p>
          </table:table-cell>
          <table:table-cell office:value-type="string">
            <text:p>we</text:p>
          </table:table-cell>
          <table:table-cell office:value-type="string">
            <text:p>could</text:p>
          </table:table-cell>
          <table:table-cell office:value-type="string">
            <text:p>uh</text:p>
          </table:table-cell>
          <table:table-cell office:value-type="string">
            <text:p>install</text:p>
          </table:table-cell>
          <table:table-cell office:value-type="string">
            <text:p>the</text:p>
          </table:table-cell>
          <table:table-cell office:value-type="string">
            <text:p>hammock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office:value-type="string">
            <text:p>himself.R.P.MF.3S[or]yes.B</text:p>
          </table:table-cell>
          <table:table-cell office:value-type="string">
            <text:p>self.R.REF.MF.3SP[or]be.V.2P.IMPER.PRECLITIC</text:p>
          </table:table-cell>
          <table:table-cell office:value-type="string">
            <text:p>might.V.3P.IMPERFSUBJ</text:p>
          </table:table-cell>
          <table:table-cell office:value-type="string">
            <text:p>set.V.INFIN</text:p>
          </table:table-cell>
          <table:table-cell office:value-type="string">
            <text:p>one.T.IND.M.SG</text:p>
          </table:table-cell>
          <table:table-cell office:value-type="string">
            <text:p>pair.N.M.SG</text:p>
          </table:table-cell>
          <table:table-cell office:value-type="string">
            <text:p>of.P</text:p>
          </table:table-cell>
          <table:table-cell office:value-type="string">
            <text:p>tube.N.M.PL</text:p>
          </table:table-cell>
          <table:table-cell office:value-type="string">
            <text:p>or.C</text:p>
          </table:table-cell>
          <table:table-cell office:value-type="string">
            <text:p>something.R.M.SG</text:p>
          </table:table-cell>
          <table:table-cell office:value-type="string">
            <text:p>so.B</text:p>
          </table:table-cell>
          <table:table-cell office:value-type="string">
            <text:p>we.R.SUB.1P</text:p>
          </table:table-cell>
          <table:table-cell office:value-type="string">
            <text:p>can.V.COND</text:p>
          </table:table-cell>
          <table:table-cell office:value-type="string">
            <text:p>unk</text:p>
          </table:table-cell>
          <table:table-cell office:value-type="string">
            <text:p>install.V.INFIN</text:p>
          </table:table-cell>
          <table:table-cell office:value-type="string">
            <text:p>the.T.DEF</text:p>
          </table:table-cell>
          <table:table-cell office:value-type="string">
            <text:p>hammock.N.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this</text:p>
          </table:table-cell>
          <table:table-cell office:value-type="string">
            <text:p>is</text:p>
          </table:table-cell>
          <table:table-cell office:value-type="string">
            <text:p>great</text:p>
          </table:table-cell>
          <table:table-cell office:value-type="string">
            <text:p>back</text:p>
          </table:table-cell>
          <table:table-cell office:value-type="string">
            <text:p>here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this.D.NEAR.S</text:p>
          </table:table-cell>
          <table:table-cell office:value-type="string">
            <text:p>be.V.3S.PRES</text:p>
          </table:table-cell>
          <table:table-cell office:value-type="string">
            <text:p>great.A</text:p>
          </table:table-cell>
          <table:table-cell office:value-type="string">
            <text:p>back.N.S</text:p>
          </table:table-cell>
          <table:table-cell office:value-type="string">
            <text:p>here.B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office:value-type="string">
            <text:p>yeah.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and</text:p>
          </table:table-cell>
          <table:table-cell office:value-type="string">
            <text:p>this</text:p>
          </table:table-cell>
          <table:table-cell office:value-type="string">
            <text:p>month</text:p>
          </table:table-cell>
          <table:table-cell office:value-type="string">
            <text:p>that</text:p>
          </table:table-cell>
          <table:table-cell office:value-type="string">
            <text:p>is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this.D.NEAR.S</text:p>
          </table:table-cell>
          <table:table-cell office:value-type="string">
            <text:p>month.N.S</text:p>
          </table:table-cell>
          <table:table-cell office:value-type="string">
            <text:p>that.D.FAR[or]that.C</text:p>
          </table:table-cell>
          <table:table-cell office:value-type="string">
            <text:p>be.V.3S.PRES</text:p>
          </table:table-cell>
          <table:table-cell office:value-type="string">
            <text:p>pretty.A</text:p>
          </table:table-cell>
          <table:table-cell office:value-type="string">
            <text:p>cool.ASV.INFI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it's</text:p>
          </table:table-cell>
          <table:table-cell table:number-columns-repeated="2" office:value-type="string">
            <text:p>really</text:p>
          </table:table-cell>
          <table:table-cell office:value-type="string">
            <text:p>nice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it.GB.+GB</text:p>
          </table:table-cell>
          <table:table-cell table:number-columns-repeated="2" office:value-type="string">
            <text:p>real.ADV.+ADV[or]really.B</text:p>
          </table:table-cell>
          <table:table-cell office:value-type="string">
            <text:p>nice.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when</text:p>
          </table:table-cell>
          <table:table-cell office:value-type="string">
            <text:p>it</text:p>
          </table:table-cell>
          <table:table-cell office:value-type="string">
            <text:p>gets</text:p>
          </table:table-cell>
          <table:table-cell office:value-type="string">
            <text:p>to</text:p>
          </table:table-cell>
          <table:table-cell office:value-type="string">
            <text:p>July</text:p>
          </table:table-cell>
          <table:table-cell office:value-type="string">
            <text:p>and</text:p>
          </table:table-cell>
          <table:table-cell office:value-type="string">
            <text:p>August</text:p>
          </table:table-cell>
          <table:table-cell office:value-type="string">
            <text:p>it</text:p>
          </table:table-cell>
          <table:table-cell office:value-type="string">
            <text:p>gets</text:p>
          </table:table-cell>
          <table:table-cell office:value-type="string">
            <text:p>hot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aut</text:p>
          </table:table-cell>
          <table:table-cell office:value-type="string">
            <text:p>when.W</text:p>
          </table:table-cell>
          <table:table-cell office:value-type="string">
            <text:p>it.R.N.3S</text:p>
          </table:table-cell>
          <table:table-cell office:value-type="string">
            <text:p>get.PV.+PV</text:p>
          </table:table-cell>
          <table:table-cell office:value-type="string">
            <text:p>to.P</text:p>
          </table:table-cell>
          <table:table-cell office:value-type="string">
            <text:p>name</text:p>
          </table:table-cell>
          <table:table-cell office:value-type="string">
            <text:p>and.C</text:p>
          </table:table-cell>
          <table:table-cell office:value-type="string">
            <text:p>name</text:p>
          </table:table-cell>
          <table:table-cell office:value-type="string">
            <text:p>it.R.N.3S</text:p>
          </table:table-cell>
          <table:table-cell office:value-type="string">
            <text:p>get.PV.+PV</text:p>
          </table:table-cell>
          <table:table-cell office:value-type="string">
            <text:p>hot.A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ou</text:p>
          </table:table-cell>
          <table:table-cell office:value-type="string">
            <text:p>gotta</text:p>
          </table:table-cell>
          <table:table-cell office:value-type="string">
            <text:p>wait</text:p>
          </table:table-cell>
          <table:table-cell office:value-type="string">
            <text:p>until</text:p>
          </table:table-cell>
          <table:table-cell office:value-type="string">
            <text:p>almost</text:p>
          </table:table-cell>
          <table:table-cell office:value-type="string">
            <text:p>the</text:p>
          </table:table-cell>
          <table:table-cell office:value-type="string">
            <text:p>end</text:p>
          </table:table-cell>
          <table:table-cell office:value-type="string">
            <text:p>of</text:p>
          </table:table-cell>
          <table:table-cell office:value-type="string">
            <text:p>the</text:p>
          </table:table-cell>
          <table:table-cell office:value-type="string">
            <text:p>day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aut</text:p>
          </table:table-cell>
          <table:table-cell office:value-type="string">
            <text:p>you.R.2SP</text:p>
          </table:table-cell>
          <table:table-cell office:value-type="string">
            <text:p>go.TO.P.+TO.P</text:p>
          </table:table-cell>
          <table:table-cell office:value-type="string">
            <text:p>wait.V.INFIN</text:p>
          </table:table-cell>
          <table:table-cell office:value-type="string">
            <text:p>until.C</text:p>
          </table:table-cell>
          <table:table-cell office:value-type="string">
            <text:p>almost.B</text:p>
          </table:table-cell>
          <table:table-cell office:value-type="string">
            <text:p>the.T.DEF</text:p>
          </table:table-cell>
          <table:table-cell office:value-type="string">
            <text:p>end.N.S</text:p>
          </table:table-cell>
          <table:table-cell office:value-type="string">
            <text:p>of.P</text:p>
          </table:table-cell>
          <table:table-cell office:value-type="string">
            <text:p>the.T.DEF</text:p>
          </table:table-cell>
          <table:table-cell office:value-type="string">
            <text:p>day.N.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that</text:p>
          </table:table-cell>
          <table:table-cell office:value-type="string">
            <text:p>starts</text:p>
          </table:table-cell>
          <table:table-cell office:value-type="string">
            <text:p>cooling</text:p>
          </table:table-cell>
          <table:table-cell office:value-type="string">
            <text:p>off</text:p>
          </table:table-cell>
          <table:table-cell office:value-type="string">
            <text:p>a</text:p>
          </table:table-cell>
          <table:table-cell office:value-type="string">
            <text:p>little</text:p>
          </table:table-cell>
          <table:table-cell office:value-type="string">
            <text:p>bit</text:p>
          </table:table-cell>
          <table:table-cell office:value-type="string">
            <text:p>to</text:p>
          </table:table-cell>
          <table:table-cell office:value-type="string">
            <text:p>be</text:p>
          </table:table-cell>
          <table:table-cell office:value-type="string">
            <text:p>out</text:p>
          </table:table-cell>
          <table:table-cell office:value-type="string">
            <text:p>here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aut</text:p>
          </table:table-cell>
          <table:table-cell office:value-type="string">
            <text:p>that.D.FAR[or]that.C</text:p>
          </table:table-cell>
          <table:table-cell office:value-type="string">
            <text:p>start.PV.+PV</text:p>
          </table:table-cell>
          <table:table-cell office:value-type="string">
            <text:p>cool.ASV.INFIN</text:p>
          </table:table-cell>
          <table:table-cell office:value-type="string">
            <text:p>off.P</text:p>
          </table:table-cell>
          <table:table-cell office:value-type="string">
            <text:p>a.T.IND</text:p>
          </table:table-cell>
          <table:table-cell office:value-type="string">
            <text:p>little.A</text:p>
          </table:table-cell>
          <table:table-cell office:value-type="string">
            <text:p>bit.N.S</text:p>
          </table:table-cell>
          <table:table-cell office:value-type="string">
            <text:p>to.P</text:p>
          </table:table-cell>
          <table:table-cell office:value-type="string">
            <text:p>be.V.INFIN</text:p>
          </table:table-cell>
          <table:table-cell office:value-type="string">
            <text:p>out.B</text:p>
          </table:table-cell>
          <table:table-cell office:value-type="string">
            <text:p>here.B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at</text:p>
          </table:table-cell>
          <table:table-cell office:value-type="string">
            <text:p>three</text:p>
          </table:table-cell>
          <table:table-cell office:value-type="string">
            <text:p>thirty</text:p>
          </table:table-cell>
          <table:table-cell office:value-type="string">
            <text:p>four</text:p>
          </table:table-cell>
          <table:table-cell office:value-type="string">
            <text:p>o'clock</text:p>
          </table:table-cell>
          <table:table-cell office:value-type="string">
            <text:p>it's</text:p>
          </table:table-cell>
          <table:table-cell office:value-type="string">
            <text:p>fin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at.P</text:p>
          </table:table-cell>
          <table:table-cell office:value-type="string">
            <text:p>three.N.S</text:p>
          </table:table-cell>
          <table:table-cell office:value-type="string">
            <text:p>thirty.N.S</text:p>
          </table:table-cell>
          <table:table-cell office:value-type="string">
            <text:p>four.N.S</text:p>
          </table:table-cell>
          <table:table-cell office:value-type="string">
            <text:p>o'clock.B</text:p>
          </table:table-cell>
          <table:table-cell office:value-type="string">
            <text:p>it.GB.+GB</text:p>
          </table:table-cell>
          <table:table-cell office:value-type="string">
            <text:p>fine.N.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ah</text:p>
          </table:table-cell>
          <table:table-cell office:value-type="string">
            <text:p>but</text:p>
          </table:table-cell>
          <table:table-cell office:value-type="string">
            <text:p>thank</text:p>
          </table:table-cell>
          <table:table-cell office:value-type="string">
            <text:p>God</text:p>
          </table:table-cell>
          <table:table-cell office:value-type="string">
            <text:p>you</text:p>
          </table:table-cell>
          <table:table-cell office:value-type="string">
            <text:p>don't</text:p>
          </table:table-cell>
          <table:table-cell office:value-type="string">
            <text:p>have</text:p>
          </table:table-cell>
          <table:table-cell office:value-type="string">
            <text:p>to</text:p>
          </table:table-cell>
          <table:table-cell office:value-type="string">
            <text:p>worry</text:p>
          </table:table-cell>
          <table:table-cell office:value-type="string">
            <text:p>about</text:p>
          </table:table-cell>
          <table:table-cell office:value-type="string">
            <text:p>a</text:p>
          </table:table-cell>
          <table:table-cell office:value-type="string">
            <text:p>pool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aut</text:p>
          </table:table-cell>
          <table:table-cell office:value-type="string">
            <text:p>ah.V.INFIN</text:p>
          </table:table-cell>
          <table:table-cell office:value-type="string">
            <text:p>but.C</text:p>
          </table:table-cell>
          <table:table-cell office:value-type="string">
            <text:p>thank.V.INFIN</text:p>
          </table:table-cell>
          <table:table-cell office:value-type="string">
            <text:p>name</text:p>
          </table:table-cell>
          <table:table-cell office:value-type="string">
            <text:p>you.R.2SP</text:p>
          </table:table-cell>
          <table:table-cell office:value-type="string">
            <text:p>do.NEG.+NEG</text:p>
          </table:table-cell>
          <table:table-cell office:value-type="string">
            <text:p>have.SV.INFIN</text:p>
          </table:table-cell>
          <table:table-cell office:value-type="string">
            <text:p>to.P</text:p>
          </table:table-cell>
          <table:table-cell office:value-type="string">
            <text:p>worry.V.INFIN</text:p>
          </table:table-cell>
          <table:table-cell office:value-type="string">
            <text:p>about.P</text:p>
          </table:table-cell>
          <table:table-cell office:value-type="string">
            <text:p>a.T.IND</text:p>
          </table:table-cell>
          <table:table-cell office:value-type="string">
            <text:p>pool.N.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bueno</text:p>
          </table:table-cell>
          <table:table-cell office:value-type="string">
            <text:p>we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well.A.M.SG[or]well.INTERJ</text:p>
          </table:table-cell>
          <table:table-cell office:value-type="string">
            <text:p>we.R.SUB.1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because</text:p>
          </table:table-cell>
          <table:table-cell office:value-type="string">
            <text:p>pools</text:p>
          </table:table-cell>
          <table:table-cell office:value-type="string">
            <text:p>are</text:p>
          </table:table-cell>
          <table:table-cell office:value-type="string">
            <text:p>good</text:p>
          </table:table-cell>
          <table:table-cell office:value-type="string">
            <text:p>for</text:p>
          </table:table-cell>
          <table:table-cell office:value-type="string">
            <text:p>when</text:p>
          </table:table-cell>
          <table:table-cell office:value-type="string">
            <text:p>you</text:p>
          </table:table-cell>
          <table:table-cell office:value-type="string">
            <text:p>have</text:p>
          </table:table-cell>
          <table:table-cell office:value-type="string">
            <text:p>smaller</text:p>
          </table:table-cell>
          <table:table-cell office:value-type="string">
            <text:p>kids</text:p>
          </table:table-cell>
          <table:table-cell office:value-type="string">
            <text:p>but</text:p>
          </table:table-cell>
          <table:table-cell office:value-type="string">
            <text:p>already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aut</text:p>
          </table:table-cell>
          <table:table-cell office:value-type="string">
            <text:p>because.C</text:p>
          </table:table-cell>
          <table:table-cell office:value-type="string">
            <text:p>pool.PV.+PV[or]pools.N.P</text:p>
          </table:table-cell>
          <table:table-cell office:value-type="string">
            <text:p>be.V.123P.PRES</text:p>
          </table:table-cell>
          <table:table-cell office:value-type="string">
            <text:p>good.A</text:p>
          </table:table-cell>
          <table:table-cell office:value-type="string">
            <text:p>for.P</text:p>
          </table:table-cell>
          <table:table-cell office:value-type="string">
            <text:p>when.W</text:p>
          </table:table-cell>
          <table:table-cell office:value-type="string">
            <text:p>you.R.2SP</text:p>
          </table:table-cell>
          <table:table-cell office:value-type="string">
            <text:p>have.SV.INFIN</text:p>
          </table:table-cell>
          <table:table-cell office:value-type="string">
            <text:p>small.A.COMP.+A.COMP</text:p>
          </table:table-cell>
          <table:table-cell office:value-type="string">
            <text:p>kid.PV.+PV</text:p>
          </table:table-cell>
          <table:table-cell office:value-type="string">
            <text:p>but.C</text:p>
          </table:table-cell>
          <table:table-cell office:value-type="string">
            <text:p>already.B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they</text:p>
          </table:table-cell>
          <table:table-cell office:value-type="string">
            <text:p>don't</text:p>
          </table:table-cell>
          <table:table-cell office:value-type="string">
            <text:p>even</text:p>
          </table:table-cell>
          <table:table-cell office:value-type="string">
            <text:p>wanna</text:p>
          </table:table-cell>
          <table:table-cell office:value-type="string">
            <text:p>jump</text:p>
          </table:table-cell>
          <table:table-cell office:value-type="string">
            <text:p>in</text:p>
          </table:table-cell>
          <table:table-cell office:value-type="string">
            <text:p>i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they.R.SUB</text:p>
          </table:table-cell>
          <table:table-cell office:value-type="string">
            <text:p>do.NEG.+NEG</text:p>
          </table:table-cell>
          <table:table-cell office:value-type="string">
            <text:p>even.A</text:p>
          </table:table-cell>
          <table:table-cell office:value-type="string">
            <text:p>wanna.V.INFIN</text:p>
          </table:table-cell>
          <table:table-cell office:value-type="string">
            <text:p>jump.V.INFIN</text:p>
          </table:table-cell>
          <table:table-cell office:value-type="string">
            <text:p>in.P</text:p>
          </table:table-cell>
          <table:table-cell office:value-type="string">
            <text:p>it.R.N.3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h</text:p>
          </table:table-cell>
          <table:table-cell office:value-type="string">
            <text:p>we</text:p>
          </table:table-cell>
          <table:table-cell office:value-type="string">
            <text:p>had</text:p>
          </table:table-cell>
          <table:table-cell office:value-type="string">
            <text:p>a</text:p>
          </table:table-cell>
          <table:table-cell office:value-type="string">
            <text:p>hard</text:p>
          </table:table-cell>
          <table:table-cell office:value-type="string">
            <text:p>time</text:p>
          </table:table-cell>
          <table:table-cell office:value-type="string">
            <text:p>finding</text:p>
          </table:table-cell>
          <table:table-cell office:value-type="string">
            <text:p>the</text:p>
          </table:table-cell>
          <table:table-cell office:value-type="string">
            <text:p>house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office:value-type="string">
            <text:p>we.R.SUB.1P</text:p>
          </table:table-cell>
          <table:table-cell office:value-type="string">
            <text:p>had.V.PAST+P</text:p>
          </table:table-cell>
          <table:table-cell office:value-type="string">
            <text:p>a.T.IND</text:p>
          </table:table-cell>
          <table:table-cell office:value-type="string">
            <text:p>hard.A</text:p>
          </table:table-cell>
          <table:table-cell office:value-type="string">
            <text:p>time.N.S</text:p>
          </table:table-cell>
          <table:table-cell office:value-type="string">
            <text:p>finding.N.S</text:p>
          </table:table-cell>
          <table:table-cell office:value-type="string">
            <text:p>the.T.DEF</text:p>
          </table:table-cell>
          <table:table-cell office:value-type="string">
            <text:p>house.N.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because</text:p>
          </table:table-cell>
          <table:table-cell office:value-type="string">
            <text:p>we</text:p>
          </table:table-cell>
          <table:table-cell office:value-type="string">
            <text:p>were</text:p>
          </table:table-cell>
          <table:table-cell office:value-type="string">
            <text:p>looking</text:p>
          </table:table-cell>
          <table:table-cell office:value-type="string">
            <text:p>for</text:p>
          </table:table-cell>
          <table:table-cell office:value-type="string">
            <text:p>a</text:p>
          </table:table-cell>
          <table:table-cell office:value-type="string">
            <text:p>house</text:p>
          </table:table-cell>
          <table:table-cell office:value-type="string">
            <text:p>in</text:p>
          </table:table-cell>
          <table:table-cell office:value-type="string">
            <text:p>Miami</text:p>
          </table:table-cell>
          <table:table-cell office:value-type="string">
            <text:p>Lakes</text:p>
          </table:table-cell>
          <table:table-cell office:value-type="string">
            <text:p>on</text:p>
          </table:table-cell>
          <table:table-cell office:value-type="string">
            <text:p>the</text:p>
          </table:table-cell>
          <table:table-cell office:value-type="string">
            <text:p>lake</text:p>
          </table:table-cell>
          <table:table-cell office:value-type="string">
            <text:p>without</text:p>
          </table:table-cell>
          <table:table-cell office:value-type="string">
            <text:p>the</text:p>
          </table:table-cell>
          <table:table-cell office:value-type="string">
            <text:p>pool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aut</text:p>
          </table:table-cell>
          <table:table-cell office:value-type="string">
            <text:p>because.C</text:p>
          </table:table-cell>
          <table:table-cell office:value-type="string">
            <text:p>we.R.SUB.1P</text:p>
          </table:table-cell>
          <table:table-cell office:value-type="string">
            <text:p>were.V.2S123P.PAST</text:p>
          </table:table-cell>
          <table:table-cell office:value-type="string">
            <text:p>look.ASV.+ASV</text:p>
          </table:table-cell>
          <table:table-cell office:value-type="string">
            <text:p>for.P</text:p>
          </table:table-cell>
          <table:table-cell office:value-type="string">
            <text:p>a.T.IND</text:p>
          </table:table-cell>
          <table:table-cell office:value-type="string">
            <text:p>house.N.S</text:p>
          </table:table-cell>
          <table:table-cell office:value-type="string">
            <text:p>in.P</text:p>
          </table:table-cell>
          <table:table-cell table:number-columns-repeated="2" office:value-type="string">
            <text:p>name</text:p>
          </table:table-cell>
          <table:table-cell office:value-type="string">
            <text:p>on.P</text:p>
          </table:table-cell>
          <table:table-cell office:value-type="string">
            <text:p>the.T.DEF</text:p>
          </table:table-cell>
          <table:table-cell office:value-type="string">
            <text:p>lake.N.S</text:p>
          </table:table-cell>
          <table:table-cell office:value-type="string">
            <text:p>without.P</text:p>
          </table:table-cell>
          <table:table-cell office:value-type="string">
            <text:p>the.T.DEF</text:p>
          </table:table-cell>
          <table:table-cell office:value-type="string">
            <text:p>pool.N.S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and</text:p>
          </table:table-cell>
          <table:table-cell office:value-type="string">
            <text:p>that</text:p>
          </table:table-cell>
          <table:table-cell office:value-type="string">
            <text:p>made</text:p>
          </table:table-cell>
          <table:table-cell office:value-type="string">
            <text:p>it</text:p>
          </table:table-cell>
          <table:table-cell office:value-type="string">
            <text:p>very</text:p>
          </table:table-cell>
          <table:table-cell office:value-type="string">
            <text:p>difficult</text:p>
          </table:table-cell>
          <table:table-cell office:value-type="string">
            <text:p>in</text:p>
          </table:table-cell>
          <table:table-cell office:value-type="string">
            <text:p>nineteen</text:p>
          </table:table-cell>
          <table:table-cell office:value-type="string">
            <text:p>ninety</text:p>
          </table:table-cell>
          <table:table-cell office:value-type="string">
            <text:p>eight</text:p>
          </table:table-cell>
          <table:table-cell office:value-type="string">
            <text:p>when</text:p>
          </table:table-cell>
          <table:table-cell office:value-type="string">
            <text:p>we</text:p>
          </table:table-cell>
          <table:table-cell office:value-type="string">
            <text:p>bought</text:p>
          </table:table-cell>
          <table:table-cell office:value-type="string">
            <text:p>here</text:p>
          </table:table-cell>
          <table:table-cell office:value-type="string">
            <text:p>finding</text:p>
          </table:table-cell>
          <table:table-cell office:value-type="string">
            <text:p>that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that.D.FAR[or]that.C</text:p>
          </table:table-cell>
          <table:table-cell office:value-type="string">
            <text:p>made.V.INFIN</text:p>
          </table:table-cell>
          <table:table-cell office:value-type="string">
            <text:p>it.R.N.3S</text:p>
          </table:table-cell>
          <table:table-cell office:value-type="string">
            <text:p>very.B</text:p>
          </table:table-cell>
          <table:table-cell office:value-type="string">
            <text:p>difficult.A</text:p>
          </table:table-cell>
          <table:table-cell office:value-type="string">
            <text:p>in.P</text:p>
          </table:table-cell>
          <table:table-cell office:value-type="string">
            <text:p>nineteen.N.S</text:p>
          </table:table-cell>
          <table:table-cell office:value-type="string">
            <text:p>ninety.N.S</text:p>
          </table:table-cell>
          <table:table-cell office:value-type="string">
            <text:p>eight.N.S</text:p>
          </table:table-cell>
          <table:table-cell office:value-type="string">
            <text:p>when.W</text:p>
          </table:table-cell>
          <table:table-cell office:value-type="string">
            <text:p>we.R.SUB.1P</text:p>
          </table:table-cell>
          <table:table-cell office:value-type="string">
            <text:p>bought.V.INFIN</text:p>
          </table:table-cell>
          <table:table-cell office:value-type="string">
            <text:p>here.B</text:p>
          </table:table-cell>
          <table:table-cell office:value-type="string">
            <text:p>finding.N.S</text:p>
          </table:table-cell>
          <table:table-cell office:value-type="string">
            <text:p>that.D.FAR[or]that.C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we</text:p>
          </table:table-cell>
          <table:table-cell office:value-type="string">
            <text:p>couldn't</text:p>
          </table:table-cell>
          <table:table-cell office:value-type="string">
            <text:p>find</text:p>
          </table:table-cell>
          <table:table-cell office:value-type="string">
            <text:p>it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we.R.SUB.1P</text:p>
          </table:table-cell>
          <table:table-cell office:value-type="string">
            <text:p>can.NEG.+NEG</text:p>
          </table:table-cell>
          <table:table-cell office:value-type="string">
            <text:p>find.V.INFIN</text:p>
          </table:table-cell>
          <table:table-cell office:value-type="string">
            <text:p>it.R.N.3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we</text:p>
          </table:table-cell>
          <table:table-cell office:value-type="string">
            <text:p>couldn't</text:p>
          </table:table-cell>
          <table:table-cell office:value-type="string">
            <text:p>find</text:p>
          </table:table-cell>
          <table:table-cell office:value-type="string">
            <text:p>any</text:p>
          </table:table-cell>
          <table:table-cell office:value-type="string">
            <text:p>house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we.R.SUB.1P</text:p>
          </table:table-cell>
          <table:table-cell office:value-type="string">
            <text:p>can.NEG.+NEG</text:p>
          </table:table-cell>
          <table:table-cell office:value-type="string">
            <text:p>find.V.INFIN</text:p>
          </table:table-cell>
          <table:table-cell office:value-type="string">
            <text:p>any.A</text:p>
          </table:table-cell>
          <table:table-cell office:value-type="string">
            <text:p>house.N.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most</text:p>
          </table:table-cell>
          <table:table-cell office:value-type="string">
            <text:p>of</text:p>
          </table:table-cell>
          <table:table-cell office:value-type="string">
            <text:p>the</text:p>
          </table:table-cell>
          <table:table-cell office:value-type="string">
            <text:p>houses</text:p>
          </table:table-cell>
          <table:table-cell office:value-type="string">
            <text:p>have</text:p>
          </table:table-cell>
          <table:table-cell office:value-type="string">
            <text:p>pool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most.A</text:p>
          </table:table-cell>
          <table:table-cell office:value-type="string">
            <text:p>of.P</text:p>
          </table:table-cell>
          <table:table-cell office:value-type="string">
            <text:p>the.T.DEF</text:p>
          </table:table-cell>
          <table:table-cell office:value-type="string">
            <text:p>house.PV.+PV</text:p>
          </table:table-cell>
          <table:table-cell office:value-type="string">
            <text:p>have.SV.INFIN</text:p>
          </table:table-cell>
          <table:table-cell office:value-type="string">
            <text:p>pool.N.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they</text:p>
          </table:table-cell>
          <table:table-cell office:value-type="string">
            <text:p>all</text:p>
          </table:table-cell>
          <table:table-cell office:value-type="string">
            <text:p>have</text:p>
          </table:table-cell>
          <table:table-cell office:value-type="string">
            <text:p>pools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they.R.SUB</text:p>
          </table:table-cell>
          <table:table-cell office:value-type="string">
            <text:p>all.A</text:p>
          </table:table-cell>
          <table:table-cell office:value-type="string">
            <text:p>have.SV.INFIN</text:p>
          </table:table-cell>
          <table:table-cell office:value-type="string">
            <text:p>pool.PV.+PV[or]pools.N.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and</text:p>
          </table:table-cell>
          <table:table-cell office:value-type="string">
            <text:p>then</text:p>
          </table:table-cell>
          <table:table-cell office:value-type="string">
            <text:p>we</text:p>
          </table:table-cell>
          <table:table-cell office:value-type="string">
            <text:p>came</text:p>
          </table:table-cell>
          <table:table-cell office:value-type="string">
            <text:p>across</text:p>
          </table:table-cell>
          <table:table-cell office:value-type="string">
            <text:p>this</text:p>
          </table:table-cell>
          <table:table-cell office:value-type="string">
            <text:p>on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then.B</text:p>
          </table:table-cell>
          <table:table-cell office:value-type="string">
            <text:p>we.R.SUB.1P</text:p>
          </table:table-cell>
          <table:table-cell office:value-type="string">
            <text:p>came.V.INFIN</text:p>
          </table:table-cell>
          <table:table-cell office:value-type="string">
            <text:p>across.P</text:p>
          </table:table-cell>
          <table:table-cell office:value-type="string">
            <text:p>this.D.NEAR.S</text:p>
          </table:table-cell>
          <table:table-cell office:value-type="string">
            <text:p>one.A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au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que</text:p>
          </table:table-cell>
          <table:table-cell office:value-type="string">
            <text:p>la</text:p>
          </table:table-cell>
          <table:table-cell office:value-type="string">
            <text:p>estaban</text:p>
          </table:table-cell>
          <table:table-cell office:value-type="string">
            <text:p>vendiendo</text:p>
          </table:table-cell>
          <table:table-cell office:value-type="string">
            <text:p>desde</text:p>
          </table:table-cell>
          <table:table-cell office:value-type="string">
            <text:p>abril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which.C</text:p>
          </table:table-cell>
          <table:table-cell office:value-type="string">
            <text:p>her.R.OBJ.F.3S[or]the.T.DEF.F.SG</text:p>
          </table:table-cell>
          <table:table-cell office:value-type="string">
            <text:p>be.V.3P.IMPERF</text:p>
          </table:table-cell>
          <table:table-cell office:value-type="string">
            <text:p>sell.V.PRESPART</text:p>
          </table:table-cell>
          <table:table-cell office:value-type="string">
            <text:p>since.P</text:p>
          </table:table-cell>
          <table:table-cell office:value-type="string">
            <text:p>April.N.M.S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l</text:p>
          </table:table-cell>
          <table:table-cell office:value-type="string">
            <text:p>viejito</text:p>
          </table:table-cell>
          <table:table-cell office:value-type="string">
            <text:p>se</text:p>
          </table:table-cell>
          <table:table-cell office:value-type="string">
            <text:p>había</text:p>
          </table:table-cell>
          <table:table-cell office:value-type="string">
            <text:p>muerto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the.T.DEF.M.SG</text:p>
          </table:table-cell>
          <table:table-cell office:value-type="string">
            <text:p>old_guy.N.M.S.DIM</text:p>
          </table:table-cell>
          <table:table-cell office:value-type="string">
            <text:p>self.R.REF.MF.3SP[or]be.V.2P.IMPER.PRECLITIC</text:p>
          </table:table-cell>
          <table:table-cell office:value-type="string">
            <text:p>have.V.13S.IMPERF</text:p>
          </table:table-cell>
          <table:table-cell office:value-type="string">
            <text:p>die.V.M.SG.PASTPAR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la</text:p>
          </table:table-cell>
          <table:table-cell office:value-type="string">
            <text:p>estaban</text:p>
          </table:table-cell>
          <table:table-cell office:value-type="string">
            <text:p>vendiendo</text:p>
          </table:table-cell>
          <table:table-cell office:value-type="string">
            <text:p>desde</text:p>
          </table:table-cell>
          <table:table-cell office:value-type="string">
            <text:p>abril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her.R.OBJ.F.3S[or]the.T.DEF.F.SG</text:p>
          </table:table-cell>
          <table:table-cell office:value-type="string">
            <text:p>be.V.3P.IMPERF</text:p>
          </table:table-cell>
          <table:table-cell office:value-type="string">
            <text:p>sell.V.PRESPART</text:p>
          </table:table-cell>
          <table:table-cell office:value-type="string">
            <text:p>since.P</text:p>
          </table:table-cell>
          <table:table-cell office:value-type="string">
            <text:p>April.N.M.S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a</text:p>
          </table:table-cell>
          <table:table-cell office:value-type="string">
            <text:p>yo</text:p>
          </table:table-cell>
          <table:table-cell office:value-type="string">
            <text:p>me</text:p>
          </table:table-cell>
          <table:table-cell office:value-type="string">
            <text:p>recuerdo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already.B</text:p>
          </table:table-cell>
          <table:table-cell office:value-type="string">
            <text:p>I.R.SUB.MF.1S</text:p>
          </table:table-cell>
          <table:table-cell office:value-type="string">
            <text:p>me.R.OBJ.MF.1S</text:p>
          </table:table-cell>
          <table:table-cell office:value-type="string">
            <text:p>recall.V.1S.PR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habían</text:p>
          </table:table-cell>
          <table:table-cell office:value-type="string">
            <text:p>bajado</text:p>
          </table:table-cell>
          <table:table-cell office:value-type="string">
            <text:p>el</text:p>
          </table:table-cell>
          <table:table-cell office:value-type="string">
            <text:p>precio</text:p>
          </table:table-cell>
          <table:table-cell office:value-type="string">
            <text:p>un</text:p>
          </table:table-cell>
          <table:table-cell office:value-type="string">
            <text:p>viaje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have.V.3P.IMPERF</text:p>
          </table:table-cell>
          <table:table-cell office:value-type="string">
            <text:p>lower.V.M.SG.PASTPART</text:p>
          </table:table-cell>
          <table:table-cell office:value-type="string">
            <text:p>the.T.DEF.M.SG</text:p>
          </table:table-cell>
          <table:table-cell office:value-type="string">
            <text:p>price.N.M.SG</text:p>
          </table:table-cell>
          <table:table-cell office:value-type="string">
            <text:p>one.T.IND.M.SG</text:p>
          </table:table-cell>
          <table:table-cell office:value-type="string">
            <text:p>travel.V.1S.PRESSUBJ[or]travel.V.3S.IMPER[or]travel.V.3S.PRESSUBJ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</text:p>
          </table:table-cell>
          <table:table-cell office:value-type="string">
            <text:p>entonces</text:p>
          </table:table-cell>
          <table:table-cell office:value-type="string">
            <text:p>como</text:p>
          </table:table-cell>
          <table:table-cell office:value-type="string">
            <text:p>en</text:p>
          </table:table-cell>
          <table:table-cell office:value-type="string">
            <text:p>agosto</text:p>
          </table:table-cell>
          <table:table-cell office:value-type="string">
            <text:p>que</text:p>
          </table:table-cell>
          <table:table-cell office:value-type="string">
            <text:p>nosotros</text:p>
          </table:table-cell>
          <table:table-cell office:value-type="string">
            <text:p>encontramos</text:p>
          </table:table-cell>
          <table:table-cell office:value-type="string">
            <text:p>la</text:p>
          </table:table-cell>
          <table:table-cell office:value-type="string">
            <text:p>casa</text:p>
          </table:table-cell>
          <table:table-cell office:value-type="string">
            <text:p>habían</text:p>
          </table:table-cell>
          <table:table-cell office:value-type="string">
            <text:p>vuelto</text:p>
          </table:table-cell>
          <table:table-cell office:value-type="string">
            <text:p>a</text:p>
          </table:table-cell>
          <table:table-cell office:value-type="string">
            <text:p>bajar</text:p>
          </table:table-cell>
          <table:table-cell office:value-type="string">
            <text:p>el</text:p>
          </table:table-cell>
          <table:table-cell office:value-type="string">
            <text:p>precio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then.B</text:p>
          </table:table-cell>
          <table:table-cell office:value-type="string">
            <text:p>like.P[or]like.C[or]lunch.V.1S.PRES</text:p>
          </table:table-cell>
          <table:table-cell office:value-type="string">
            <text:p>on.P</text:p>
          </table:table-cell>
          <table:table-cell office:value-type="string">
            <text:p>August.N.M.SG</text:p>
          </table:table-cell>
          <table:table-cell office:value-type="string">
            <text:p>which.C</text:p>
          </table:table-cell>
          <table:table-cell office:value-type="string">
            <text:p>we.R.SUB.M.1P</text:p>
          </table:table-cell>
          <table:table-cell office:value-type="string">
            <text:p>find.V.1P.PAST[or]find.V.1P.PRES</text:p>
          </table:table-cell>
          <table:table-cell office:value-type="string">
            <text:p>her.R.OBJ.F.3S[or]the.T.DEF.F.SG</text:p>
          </table:table-cell>
          <table:table-cell office:value-type="string">
            <text:p>marry.V.3S.PRES</text:p>
          </table:table-cell>
          <table:table-cell office:value-type="string">
            <text:p>have.V.3P.IMPERF</text:p>
          </table:table-cell>
          <table:table-cell office:value-type="string">
            <text:p>have.V.M.SG.PASTPART</text:p>
          </table:table-cell>
          <table:table-cell office:value-type="string">
            <text:p>to.P</text:p>
          </table:table-cell>
          <table:table-cell office:value-type="string">
            <text:p>lower.V.INFIN</text:p>
          </table:table-cell>
          <table:table-cell office:value-type="string">
            <text:p>the.T.DEF.M.SG</text:p>
          </table:table-cell>
          <table:table-cell office:value-type="string">
            <text:p>price.N.M.SG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</text:p>
          </table:table-cell>
          <table:table-cell office:value-type="string">
            <text:p>entonces</text:p>
          </table:table-cell>
          <table:table-cell office:value-type="string">
            <text:p>negociamos</text:p>
          </table:table-cell>
          <table:table-cell office:value-type="string">
            <text:p>con</text:p>
          </table:table-cell>
          <table:table-cell office:value-type="string">
            <text:p>la</text:p>
          </table:table-cell>
          <table:table-cell office:value-type="string">
            <text:p>hija</text:p>
          </table:table-cell>
          <table:table-cell office:value-type="string">
            <text:p>de</text:p>
          </table:table-cell>
          <table:table-cell office:value-type="string">
            <text:p>Lucía</text:p>
          </table:table-cell>
          <table:table-cell office:value-type="string">
            <text:p>la</text:p>
          </table:table-cell>
          <table:table-cell office:value-type="string">
            <text:p>señora</text:p>
          </table:table-cell>
          <table:table-cell office:value-type="string">
            <text:p>que</text:p>
          </table:table-cell>
          <table:table-cell office:value-type="string">
            <text:p>vive</text:p>
          </table:table-cell>
          <table:table-cell office:value-type="string">
            <text:p>aquí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then.B</text:p>
          </table:table-cell>
          <table:table-cell office:value-type="string">
            <text:p>negotiate.V.1P.PAST[or]negotiate.V.1P.PRES</text:p>
          </table:table-cell>
          <table:table-cell office:value-type="string">
            <text:p>with.P</text:p>
          </table:table-cell>
          <table:table-cell office:value-type="string">
            <text:p>her.R.OBJ.F.3S[or]the.T.DEF.F.SG</text:p>
          </table:table-cell>
          <table:table-cell office:value-type="string">
            <text:p>son.N.F.SG</text:p>
          </table:table-cell>
          <table:table-cell office:value-type="string">
            <text:p>of.P</text:p>
          </table:table-cell>
          <table:table-cell office:value-type="string">
            <text:p>name</text:p>
          </table:table-cell>
          <table:table-cell office:value-type="string">
            <text:p>her.R.OBJ.F.3S[or]the.T.DEF.F.SG</text:p>
          </table:table-cell>
          <table:table-cell office:value-type="string">
            <text:p>sir.N.F.SG</text:p>
          </table:table-cell>
          <table:table-cell office:value-type="string">
            <text:p>which.C</text:p>
          </table:table-cell>
          <table:table-cell office:value-type="string">
            <text:p>live.V.3S.PRES</text:p>
          </table:table-cell>
          <table:table-cell office:value-type="string">
            <text:p>here.B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and</text:p>
          </table:table-cell>
          <table:table-cell office:value-type="string">
            <text:p>we</text:p>
          </table:table-cell>
          <table:table-cell office:value-type="string">
            <text:p>got</text:p>
          </table:table-cell>
          <table:table-cell office:value-type="string">
            <text:p>it</text:p>
          </table:table-cell>
          <table:table-cell office:value-type="string">
            <text:p>pero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we.R.SUB.1P</text:p>
          </table:table-cell>
          <table:table-cell office:value-type="string">
            <text:p>got.V.PAST+P</text:p>
          </table:table-cell>
          <table:table-cell office:value-type="string">
            <text:p>it.R.N.3S</text:p>
          </table:table-cell>
          <table:table-cell office:value-type="string">
            <text:p>but.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a</text:p>
          </table:table-cell>
          <table:table-cell office:value-type="string">
            <text:p>house</text:p>
          </table:table-cell>
          <table:table-cell office:value-type="string">
            <text:p>on</text:p>
          </table:table-cell>
          <table:table-cell office:value-type="string">
            <text:p>the</text:p>
          </table:table-cell>
          <table:table-cell office:value-type="string">
            <text:p>lake</text:p>
          </table:table-cell>
          <table:table-cell office:value-type="string">
            <text:p>without</text:p>
          </table:table-cell>
          <table:table-cell office:value-type="string">
            <text:p>a</text:p>
          </table:table-cell>
          <table:table-cell office:value-type="string">
            <text:p>pool</text:p>
          </table:table-cell>
          <table:table-cell office:value-type="string">
            <text:p>is</text:p>
          </table:table-cell>
          <table:table-cell office:value-type="string">
            <text:p>almost</text:p>
          </table:table-cell>
          <table:table-cell office:value-type="string">
            <text:p>impossible</text:p>
          </table:table-cell>
          <table:table-cell office:value-type="string">
            <text:p>to</text:p>
          </table:table-cell>
          <table:table-cell office:value-type="string">
            <text:p>find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aut</text:p>
          </table:table-cell>
          <table:table-cell office:value-type="string">
            <text:p>a.T.IND</text:p>
          </table:table-cell>
          <table:table-cell office:value-type="string">
            <text:p>house.N.S</text:p>
          </table:table-cell>
          <table:table-cell office:value-type="string">
            <text:p>on.P</text:p>
          </table:table-cell>
          <table:table-cell office:value-type="string">
            <text:p>the.T.DEF</text:p>
          </table:table-cell>
          <table:table-cell office:value-type="string">
            <text:p>lake.N.S</text:p>
          </table:table-cell>
          <table:table-cell office:value-type="string">
            <text:p>without.P</text:p>
          </table:table-cell>
          <table:table-cell office:value-type="string">
            <text:p>a.T.IND</text:p>
          </table:table-cell>
          <table:table-cell office:value-type="string">
            <text:p>pool.N.S</text:p>
          </table:table-cell>
          <table:table-cell office:value-type="string">
            <text:p>be.V.3S.PRES</text:p>
          </table:table-cell>
          <table:table-cell office:value-type="string">
            <text:p>almost.B</text:p>
          </table:table-cell>
          <table:table-cell office:value-type="string">
            <text:p>impossible.A</text:p>
          </table:table-cell>
          <table:table-cell office:value-type="string">
            <text:p>to.P</text:p>
          </table:table-cell>
          <table:table-cell office:value-type="string">
            <text:p>find.V.INFIN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but</text:p>
          </table:table-cell>
          <table:table-cell office:value-type="string">
            <text:p>you've</text:p>
          </table:table-cell>
          <table:table-cell office:value-type="string">
            <text:p>done</text:p>
          </table:table-cell>
          <table:table-cell office:value-type="string">
            <text:p>a</text:p>
          </table:table-cell>
          <table:table-cell office:value-type="string">
            <text:p>lot</text:p>
          </table:table-cell>
          <table:table-cell office:value-type="string">
            <text:p>to</text:p>
          </table:table-cell>
          <table:table-cell office:value-type="string">
            <text:p>this</text:p>
          </table:table-cell>
          <table:table-cell office:value-type="string">
            <text:p>house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office:value-type="string">
            <text:p>unk</text:p>
          </table:table-cell>
          <table:table-cell office:value-type="string">
            <text:p>done.V.INFIN</text:p>
          </table:table-cell>
          <table:table-cell office:value-type="string">
            <text:p>a.T.IND</text:p>
          </table:table-cell>
          <table:table-cell office:value-type="string">
            <text:p>lot.N.S</text:p>
          </table:table-cell>
          <table:table-cell office:value-type="string">
            <text:p>to.P</text:p>
          </table:table-cell>
          <table:table-cell office:value-type="string">
            <text:p>this.D.NEAR.S</text:p>
          </table:table-cell>
          <table:table-cell office:value-type="string">
            <text:p>house.N.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office:value-type="string">
            <text:p>yeah.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ou</text:p>
          </table:table-cell>
          <table:table-cell office:value-type="string">
            <text:p>have</text:p>
          </table:table-cell>
          <table:table-cell office:value-type="string">
            <text:p>done</text:p>
          </table:table-cell>
          <table:table-cell office:value-type="string">
            <text:p>so</text:p>
          </table:table-cell>
          <table:table-cell office:value-type="string">
            <text:p>much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you.R.2SP</text:p>
          </table:table-cell>
          <table:table-cell office:value-type="string">
            <text:p>have.SV.INFIN</text:p>
          </table:table-cell>
          <table:table-cell office:value-type="string">
            <text:p>done.V.INFIN</text:p>
          </table:table-cell>
          <table:table-cell office:value-type="string">
            <text:p>so.B</text:p>
          </table:table-cell>
          <table:table-cell office:value-type="string">
            <text:p>much.A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it's</text:p>
          </table:table-cell>
          <table:table-cell office:value-type="string">
            <text:p>incredible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it.GB.+GB</text:p>
          </table:table-cell>
          <table:table-cell office:value-type="string">
            <text:p>incredible.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</text:p>
          </table:table-cell>
          <table:table-cell office:value-type="string">
            <text:p>ahora</text:p>
          </table:table-cell>
          <table:table-cell office:value-type="string">
            <text:p>vamos</text:p>
          </table:table-cell>
          <table:table-cell office:value-type="string">
            <text:p>a</text:p>
          </table:table-cell>
          <table:table-cell office:value-type="string">
            <text:p>hacerle</text:p>
          </table:table-cell>
          <table:table-cell office:value-type="string">
            <text:p>el</text:p>
          </table:table-cell>
          <table:table-cell office:value-type="string">
            <text:p>baño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now.B</text:p>
          </table:table-cell>
          <table:table-cell office:value-type="string">
            <text:p>go.V.1P.IMPER[or]go.V.1P.PRES</text:p>
          </table:table-cell>
          <table:table-cell office:value-type="string">
            <text:p>to.P</text:p>
          </table:table-cell>
          <table:table-cell office:value-type="string">
            <text:p>do.V.INFIN.+LE[PRN.MF.3S]</text:p>
          </table:table-cell>
          <table:table-cell office:value-type="string">
            <text:p>the.T.DEF.M.SG</text:p>
          </table:table-cell>
          <table:table-cell office:value-type="string">
            <text:p>bathe.V.1S.PRE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porque</text:p>
          </table:table-cell>
          <table:table-cell office:value-type="string">
            <text:p>el</text:p>
          </table:table-cell>
          <table:table-cell office:value-type="string">
            <text:p>baño</text:p>
          </table:table-cell>
          <table:table-cell office:value-type="string">
            <text:p>está</text:p>
          </table:table-cell>
          <table:table-cell office:value-type="string">
            <text:p>el</text:p>
          </table:table-cell>
          <table:table-cell office:value-type="string">
            <text:p>baño</text:p>
          </table:table-cell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because.C</text:p>
          </table:table-cell>
          <table:table-cell office:value-type="string">
            <text:p>the.T.DEF.M.SG</text:p>
          </table:table-cell>
          <table:table-cell office:value-type="string">
            <text:p>bathe.V.1S.PRES</text:p>
          </table:table-cell>
          <table:table-cell office:value-type="string">
            <text:p>be.V.3S.PRES</text:p>
          </table:table-cell>
          <table:table-cell office:value-type="string">
            <text:p>the.T.DEF.M.SG</text:p>
          </table:table-cell>
          <table:table-cell office:value-type="string">
            <text:p>bathe.V.1S.PRES</text:p>
          </table:table-cell>
          <table:table-cell office:value-type="string">
            <text:p>original.A.M.S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h</text:p>
          </table:table-cell>
          <table:table-cell office:value-type="string">
            <text:p>we</text:p>
          </table:table-cell>
          <table:table-cell office:value-type="string">
            <text:p>are</text:p>
          </table:table-cell>
          <table:table-cell office:value-type="string">
            <text:p>gonna</text:p>
          </table:table-cell>
          <table:table-cell office:value-type="string">
            <text:p>redo</text:p>
          </table:table-cell>
          <table:table-cell office:value-type="string">
            <text:p>the</text:p>
          </table:table-cell>
          <table:table-cell office:value-type="string">
            <text:p>bathroo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office:value-type="string">
            <text:p>we.R.SUB.1P</text:p>
          </table:table-cell>
          <table:table-cell office:value-type="string">
            <text:p>be.V.123P.PRES</text:p>
          </table:table-cell>
          <table:table-cell office:value-type="string">
            <text:p>go.TO.P.+TO.P</text:p>
          </table:table-cell>
          <table:table-cell office:value-type="string">
            <text:p>redo.V.INFIN</text:p>
          </table:table-cell>
          <table:table-cell office:value-type="string">
            <text:p>the.T.DEF</text:p>
          </table:table-cell>
          <table:table-cell office:value-type="string">
            <text:p>bathroom.N.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ah</text:p>
          </table:table-cell>
          <table:table-cell office:value-type="string">
            <text:p>my</text:p>
          </table:table-cell>
          <table:table-cell office:value-type="string">
            <text:p>idea</text:p>
          </table:table-cell>
          <table:table-cell office:value-type="string">
            <text:p>originally</text:p>
          </table:table-cell>
          <table:table-cell office:value-type="string">
            <text:p>was</text:p>
          </table:table-cell>
          <table:table-cell office:value-type="string">
            <text:p>just</text:p>
          </table:table-cell>
          <table:table-cell office:value-type="string">
            <text:p>to</text:p>
          </table:table-cell>
          <table:table-cell office:value-type="string">
            <text:p>leave</text:p>
          </table:table-cell>
          <table:table-cell office:value-type="string">
            <text:p>the</text:p>
          </table:table-cell>
          <table:table-cell office:value-type="string">
            <text:p>tub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office:value-type="string">
            <text:p>my.A.POSS.1S</text:p>
          </table:table-cell>
          <table:table-cell office:value-type="string">
            <text:p>idea.N.S</text:p>
          </table:table-cell>
          <table:table-cell office:value-type="string">
            <text:p>original.ADV.+ADV[or]originally.B</text:p>
          </table:table-cell>
          <table:table-cell office:value-type="string">
            <text:p>was.V.13S.PAST</text:p>
          </table:table-cell>
          <table:table-cell office:value-type="string">
            <text:p>just.A</text:p>
          </table:table-cell>
          <table:table-cell office:value-type="string">
            <text:p>to.P</text:p>
          </table:table-cell>
          <table:table-cell office:value-type="string">
            <text:p>leave.V.INFIN</text:p>
          </table:table-cell>
          <table:table-cell office:value-type="string">
            <text:p>the.T.DEF</text:p>
          </table:table-cell>
          <table:table-cell office:value-type="string">
            <text:p>tub.N.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</text:p>
          </table:table-cell>
          <table:table-cell office:value-type="string">
            <text:p>change</text:p>
          </table:table-cell>
          <table:table-cell office:value-type="string">
            <text:p>everything</text:p>
          </table:table-cell>
          <table:table-cell office:value-type="string">
            <text:p>else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change.V.INFIN</text:p>
          </table:table-cell>
          <table:table-cell office:value-type="string">
            <text:p>everything.R</text:p>
          </table:table-cell>
          <table:table-cell office:value-type="string">
            <text:p>else.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pero</text:p>
          </table:table-cell>
          <table:table-cell office:value-type="string">
            <text:p>ahora</text:p>
          </table:table-cell>
          <table:table-cell office:value-type="string">
            <text:p>the</text:p>
          </table:table-cell>
          <table:table-cell office:value-type="string">
            <text:p>new</text:p>
          </table:table-cell>
          <table:table-cell office:value-type="string">
            <text:p>idea</text:p>
          </table:table-cell>
          <table:table-cell office:value-type="string">
            <text:p>is</text:p>
          </table:table-cell>
          <table:table-cell office:value-type="string">
            <text:p>gonna</text:p>
          </table:table-cell>
          <table:table-cell office:value-type="string">
            <text:p>be</text:p>
          </table:table-cell>
          <table:table-cell office:value-type="string">
            <text:p>that</text:p>
          </table:table-cell>
          <table:table-cell office:value-type="string">
            <text:p>we</text:p>
          </table:table-cell>
          <table:table-cell office:value-type="string">
            <text:p>are</text:p>
          </table:table-cell>
          <table:table-cell office:value-type="string">
            <text:p>gonna</text:p>
          </table:table-cell>
          <table:table-cell office:value-type="string">
            <text:p>to</text:p>
          </table:table-cell>
          <table:table-cell office:value-type="string">
            <text:p>replace</text:p>
          </table:table-cell>
          <table:table-cell office:value-type="string">
            <text:p>everything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office:value-type="string">
            <text:p>now.B</text:p>
          </table:table-cell>
          <table:table-cell office:value-type="string">
            <text:p>the.T.DEF</text:p>
          </table:table-cell>
          <table:table-cell office:value-type="string">
            <text:p>new.A</text:p>
          </table:table-cell>
          <table:table-cell office:value-type="string">
            <text:p>idea.N.S</text:p>
          </table:table-cell>
          <table:table-cell office:value-type="string">
            <text:p>be.V.3S.PRES</text:p>
          </table:table-cell>
          <table:table-cell office:value-type="string">
            <text:p>go.TO.P.+TO.P</text:p>
          </table:table-cell>
          <table:table-cell office:value-type="string">
            <text:p>be.V.INFIN</text:p>
          </table:table-cell>
          <table:table-cell office:value-type="string">
            <text:p>that.D.FAR[or]that.C</text:p>
          </table:table-cell>
          <table:table-cell office:value-type="string">
            <text:p>we.R.SUB.1P</text:p>
          </table:table-cell>
          <table:table-cell office:value-type="string">
            <text:p>be.V.123P.PRES</text:p>
          </table:table-cell>
          <table:table-cell office:value-type="string">
            <text:p>go.TO.P.+TO.P</text:p>
          </table:table-cell>
          <table:table-cell office:value-type="string">
            <text:p>to.P</text:p>
          </table:table-cell>
          <table:table-cell office:value-type="string">
            <text:p>replace.V.INFIN</text:p>
          </table:table-cell>
          <table:table-cell office:value-type="string">
            <text:p>everything.R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change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change.V.INFI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make</text:p>
          </table:table-cell>
          <table:table-cell office:value-type="string">
            <text:p>it</text:p>
          </table:table-cell>
          <table:table-cell office:value-type="string">
            <text:p>a</text:p>
          </table:table-cell>
          <table:table-cell office:value-type="string">
            <text:p>shower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make.V.INFIN</text:p>
          </table:table-cell>
          <table:table-cell office:value-type="string">
            <text:p>it.R.N.3S</text:p>
          </table:table-cell>
          <table:table-cell office:value-type="string">
            <text:p>a.T.IND</text:p>
          </table:table-cell>
          <table:table-cell office:value-type="string">
            <text:p>shower.N.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ou</text:p>
          </table:table-cell>
          <table:table-cell office:value-type="string">
            <text:p>don't</text:p>
          </table:table-cell>
          <table:table-cell office:value-type="string">
            <text:p>like</text:p>
          </table:table-cell>
          <table:table-cell office:value-type="string">
            <text:p>showers</text:p>
          </table:table-cell>
          <table:table-cell office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you.R.2SP</text:p>
          </table:table-cell>
          <table:table-cell office:value-type="string">
            <text:p>do.NEG.+NEG</text:p>
          </table:table-cell>
          <table:table-cell office:value-type="string">
            <text:p>like.C</text:p>
          </table:table-cell>
          <table:table-cell office:value-type="string">
            <text:p>shower.PV.+PV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a</text:p>
          </table:table-cell>
          <table:table-cell office:value-type="string">
            <text:p>tub</text:p>
          </table:table-cell>
          <table:table-cell office:value-type="string">
            <text:p>but</text:p>
          </table:table-cell>
          <table:table-cell office:value-type="string">
            <text:p>a</text:p>
          </table:table-cell>
          <table:table-cell office:value-type="string">
            <text:p>new</text:p>
          </table:table-cell>
          <table:table-cell office:value-type="string">
            <text:p>tub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a.T.IND</text:p>
          </table:table-cell>
          <table:table-cell office:value-type="string">
            <text:p>tub.N.S</text:p>
          </table:table-cell>
          <table:table-cell office:value-type="string">
            <text:p>but.C</text:p>
          </table:table-cell>
          <table:table-cell office:value-type="string">
            <text:p>a.T.IND</text:p>
          </table:table-cell>
          <table:table-cell office:value-type="string">
            <text:p>new.A</text:p>
          </table:table-cell>
          <table:table-cell office:value-type="string">
            <text:p>tub.N.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oh</text:p>
          </table:table-cell>
          <table:table-cell office:value-type="string">
            <text:p>ok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table:number-columns-repeated="2" office:value-type="string">
            <text:p>un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because</text:p>
          </table:table-cell>
          <table:table-cell office:value-type="string">
            <text:p>it's</text:p>
          </table:table-cell>
          <table:table-cell office:value-type="string">
            <text:p>gonna</text:p>
          </table:table-cell>
          <table:table-cell office:value-type="string">
            <text:p>be</text:p>
          </table:table-cell>
          <table:table-cell office:value-type="string">
            <text:p>very</text:p>
          </table:table-cell>
          <table:table-cell office:value-type="string">
            <text:p>hard</text:p>
          </table:table-cell>
          <table:table-cell office:value-type="string">
            <text:p>to</text:p>
          </table:table-cell>
          <table:table-cell office:value-type="string">
            <text:p>leave</text:p>
          </table:table-cell>
          <table:table-cell office:value-type="string">
            <text:p>an</text:p>
          </table:table-cell>
          <table:table-cell office:value-type="string">
            <text:p>old</text:p>
          </table:table-cell>
          <table:table-cell office:value-type="string">
            <text:p>tub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aut</text:p>
          </table:table-cell>
          <table:table-cell office:value-type="string">
            <text:p>because.C</text:p>
          </table:table-cell>
          <table:table-cell office:value-type="string">
            <text:p>it.GB.+GB</text:p>
          </table:table-cell>
          <table:table-cell office:value-type="string">
            <text:p>go.TO.P.+TO.P</text:p>
          </table:table-cell>
          <table:table-cell office:value-type="string">
            <text:p>be.V.INFIN</text:p>
          </table:table-cell>
          <table:table-cell office:value-type="string">
            <text:p>very.B</text:p>
          </table:table-cell>
          <table:table-cell office:value-type="string">
            <text:p>hard.A</text:p>
          </table:table-cell>
          <table:table-cell office:value-type="string">
            <text:p>to.P</text:p>
          </table:table-cell>
          <table:table-cell office:value-type="string">
            <text:p>leave.V.INFIN</text:p>
          </table:table-cell>
          <table:table-cell office:value-type="string">
            <text:p>an.A</text:p>
          </table:table-cell>
          <table:table-cell office:value-type="string">
            <text:p>old.A</text:p>
          </table:table-cell>
          <table:table-cell office:value-type="string">
            <text:p>tub.N.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and</text:p>
          </table:table-cell>
          <table:table-cell office:value-type="string">
            <text:p>then</text:p>
          </table:table-cell>
          <table:table-cell office:value-type="string">
            <text:p>match</text:p>
          </table:table-cell>
          <table:table-cell office:value-type="string">
            <text:p>everything</text:p>
          </table:table-cell>
          <table:table-cell office:value-type="string">
            <text:p>else</text:p>
          </table:table-cell>
          <table:table-cell office:value-type="string">
            <text:p>to</text:p>
          </table:table-cell>
          <table:table-cell office:value-type="string">
            <text:p>the</text:p>
          </table:table-cell>
          <table:table-cell office:value-type="string">
            <text:p>old</text:p>
          </table:table-cell>
          <table:table-cell office:value-type="string">
            <text:p>tub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then.B</text:p>
          </table:table-cell>
          <table:table-cell office:value-type="string">
            <text:p>match.N.S</text:p>
          </table:table-cell>
          <table:table-cell office:value-type="string">
            <text:p>everything.R</text:p>
          </table:table-cell>
          <table:table-cell office:value-type="string">
            <text:p>else.A</text:p>
          </table:table-cell>
          <table:table-cell office:value-type="string">
            <text:p>to.P</text:p>
          </table:table-cell>
          <table:table-cell office:value-type="string">
            <text:p>the.T.DEF</text:p>
          </table:table-cell>
          <table:table-cell office:value-type="string">
            <text:p>old.A</text:p>
          </table:table-cell>
          <table:table-cell office:value-type="string">
            <text:p>tub.N.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o</text:p>
          </table:table-cell>
          <table:table-cell office:value-type="string">
            <text:p>kind</text:p>
          </table:table-cell>
          <table:table-cell office:value-type="string">
            <text:p>of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so.B</text:p>
          </table:table-cell>
          <table:table-cell office:value-type="string">
            <text:p>kind.A</text:p>
          </table:table-cell>
          <table:table-cell office:value-type="string">
            <text:p>of.P</text:p>
          </table:table-cell>
          <table:table-cell office:value-type="string">
            <text:p>a.T.I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we</text:p>
          </table:table-cell>
          <table:table-cell office:value-type="string">
            <text:p>are</text:p>
          </table:table-cell>
          <table:table-cell office:value-type="string">
            <text:p>gonna</text:p>
          </table:table-cell>
          <table:table-cell office:value-type="string">
            <text:p>redo</text:p>
          </table:table-cell>
          <table:table-cell office:value-type="string">
            <text:p>the</text:p>
          </table:table-cell>
          <table:table-cell office:value-type="string">
            <text:p>whole</text:p>
          </table:table-cell>
          <table:table-cell office:value-type="string">
            <text:p>thin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we.R.SUB.1P</text:p>
          </table:table-cell>
          <table:table-cell office:value-type="string">
            <text:p>be.V.123P.PRES</text:p>
          </table:table-cell>
          <table:table-cell office:value-type="string">
            <text:p>go.TO.P.+TO.P</text:p>
          </table:table-cell>
          <table:table-cell office:value-type="string">
            <text:p>redo.V.INFIN</text:p>
          </table:table-cell>
          <table:table-cell office:value-type="string">
            <text:p>the.T.DEF</text:p>
          </table:table-cell>
          <table:table-cell office:value-type="string">
            <text:p>whole.A</text:p>
          </table:table-cell>
          <table:table-cell office:value-type="string">
            <text:p>thing.N.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quitar</text:p>
          </table:table-cell>
          <table:table-cell office:value-type="string">
            <text:p>las</text:p>
          </table:table-cell>
          <table:table-cell office:value-type="string">
            <text:p>paredes</text:p>
          </table:table-cell>
          <table:table-cell office:value-type="string">
            <text:p>poner</text:p>
          </table:table-cell>
          <table:table-cell office:value-type="string">
            <text:p>los</text:p>
          </table:table-cell>
          <table:table-cell office:value-type="string">
            <text:p>dry</text:p>
          </table:table-cell>
          <table:table-cell office:value-type="string">
            <text:p>walls</text:p>
          </table:table-cell>
          <table:table-cell office:value-type="string">
            <text:p>esos</text:p>
          </table:table-cell>
          <table:table-cell office:value-type="string">
            <text:p>nuevos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ut</text:p>
          </table:table-cell>
          <table:table-cell office:value-type="string">
            <text:p>remove.V.INFIN</text:p>
          </table:table-cell>
          <table:table-cell office:value-type="string">
            <text:p>them.R.OBJ.F.3P[or]the.T.DEF.F.PL</text:p>
          </table:table-cell>
          <table:table-cell office:value-type="string">
            <text:p>wall.N.F.PL</text:p>
          </table:table-cell>
          <table:table-cell office:value-type="string">
            <text:p>set.V.INFIN</text:p>
          </table:table-cell>
          <table:table-cell office:value-type="string">
            <text:p>them.R.OBJ.M.3P[or]the.T.DEF.M.PL</text:p>
          </table:table-cell>
          <table:table-cell office:value-type="string">
            <text:p>dry.A</text:p>
          </table:table-cell>
          <table:table-cell office:value-type="string">
            <text:p>wall.PV.+PV</text:p>
          </table:table-cell>
          <table:table-cell office:value-type="string">
            <text:p>that.A.DEM.M.PL</text:p>
          </table:table-cell>
          <table:table-cell office:value-type="string">
            <text:p>new.A.M.P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que</text:p>
          </table:table-cell>
          <table:table-cell office:value-type="string">
            <text:p>no</text:p>
          </table:table-cell>
          <table:table-cell office:value-type="string">
            <text:p>deja</text:p>
          </table:table-cell>
          <table:table-cell office:value-type="string">
            <text:p>que</text:p>
          </table:table-cell>
          <table:table-cell office:value-type="string">
            <text:p>no</text:p>
          </table:table-cell>
          <table:table-cell office:value-type="string">
            <text:p>asome</text:p>
          </table:table-cell>
          <table:table-cell office:value-type="string">
            <text:p>la</text:p>
          </table:table-cell>
          <table:table-cell office:value-type="string">
            <text:p>humeda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which.C</text:p>
          </table:table-cell>
          <table:table-cell office:value-type="string">
            <text:p>not.B</text:p>
          </table:table-cell>
          <table:table-cell office:value-type="string">
            <text:p>leave.V.3S.PRES</text:p>
          </table:table-cell>
          <table:table-cell office:value-type="string">
            <text:p>which.C</text:p>
          </table:table-cell>
          <table:table-cell office:value-type="string">
            <text:p>not.B</text:p>
          </table:table-cell>
          <table:table-cell office:value-type="string">
            <text:p>prompt.V.1S.PRESSUBJ[or]prompt.V.3S.IMPER[or]prompt.V.3S.PRESSUBJ</text:p>
          </table:table-cell>
          <table:table-cell office:value-type="string">
            <text:p>her.R.OBJ.F.3S[or]the.T.DEF.F.SG</text:p>
          </table:table-cell>
          <table:table-cell office:value-type="string">
            <text:p>humidity.N.F.S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humidity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humidity.N.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que</text:p>
          </table:table-cell>
          <table:table-cell office:value-type="string">
            <text:p>ah</text:p>
          </table:table-cell>
          <table:table-cell table:number-columns-repeated="2" office:value-type="string">
            <text:p>eh</text:p>
          </table:table-cell>
          <table:table-cell office:value-type="string">
            <text:p>son</text:p>
          </table:table-cell>
          <table:table-cell office:value-type="string">
            <text:p>como</text:p>
          </table:table-cell>
          <table:table-cell office:value-type="string">
            <text:p>waterproo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which.C</text:p>
          </table:table-cell>
          <table:table-cell table:number-columns-repeated="3" office:value-type="string">
            <text:p>unk</text:p>
          </table:table-cell>
          <table:table-cell office:value-type="string">
            <text:p>be.V.3P.PRES</text:p>
          </table:table-cell>
          <table:table-cell office:value-type="string">
            <text:p>like.P[or]like.C[or]lunch.V.1S.PRES</text:p>
          </table:table-cell>
          <table:table-cell office:value-type="string">
            <text:p>waterproof.A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</text:p>
          </table:table-cell>
          <table:table-cell office:value-type="string">
            <text:p>entonces</text:p>
          </table:table-cell>
          <table:table-cell office:value-type="string">
            <text:p>también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then.B</text:p>
          </table:table-cell>
          <table:table-cell office:value-type="string">
            <text:p>too.B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h</text:p>
          </table:table-cell>
          <table:table-cell office:value-type="string">
            <text:p>llevan</text:p>
          </table:table-cell>
          <table:table-cell office:value-type="string">
            <text:p>las</text:p>
          </table:table-cell>
          <table:table-cell office:value-type="string">
            <text:p>losas</text:p>
          </table:table-cell>
          <table:table-cell office:value-type="string">
            <text:p>los</text:p>
          </table:table-cell>
          <table:table-cell office:value-type="string">
            <text:p>ladrillos</text:p>
          </table:table-cell>
          <table:table-cell office:value-type="string">
            <text:p>lo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office:value-type="string">
            <text:p>wear.V.3P.PRES</text:p>
          </table:table-cell>
          <table:table-cell office:value-type="string">
            <text:p>them.R.OBJ.F.3P[or]the.T.DEF.F.PL</text:p>
          </table:table-cell>
          <table:table-cell office:value-type="string">
            <text:p>slabs.N.F.S</text:p>
          </table:table-cell>
          <table:table-cell office:value-type="string">
            <text:p>them.R.OBJ.M.3P[or]the.T.DEF.M.PL</text:p>
          </table:table-cell>
          <table:table-cell office:value-type="string">
            <text:p>brick.N.M.PL</text:p>
          </table:table-cell>
          <table:table-cell office:value-type="string">
            <text:p>them.R.OBJ.M.3P[or]the.T.DEF.M.P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para</text:p>
          </table:table-cell>
          <table:table-cell office:value-type="string">
            <text:p>arriba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stall.V.3S.PRES</text:p>
          </table:table-cell>
          <table:table-cell office:value-type="string">
            <text:p>arrive.V.3S.PR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hasta</text:p>
          </table:table-cell>
          <table:table-cell office:value-type="string">
            <text:p>arriba</text:p>
          </table:table-cell>
          <table:table-cell office:value-type="string">
            <text:p>hasta</text:p>
          </table:table-cell>
          <table:table-cell office:value-type="string">
            <text:p>el</text:p>
          </table:table-cell>
          <table:table-cell office:value-type="string">
            <text:p>techo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until.P</text:p>
          </table:table-cell>
          <table:table-cell office:value-type="string">
            <text:p>arrive.V.3S.PRES</text:p>
          </table:table-cell>
          <table:table-cell office:value-type="string">
            <text:p>until.P</text:p>
          </table:table-cell>
          <table:table-cell office:value-type="string">
            <text:p>the.T.DEF.M.SG</text:p>
          </table:table-cell>
          <table:table-cell office:value-type="string">
            <text:p>roof.N.M.S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</text:p>
          </table:table-cell>
          <table:table-cell office:value-type="string">
            <text:p>aquí</text:p>
          </table:table-cell>
          <table:table-cell office:value-type="string">
            <text:p>antes</text:p>
          </table:table-cell>
          <table:table-cell office:value-type="string">
            <text:p>was</text:p>
          </table:table-cell>
          <table:table-cell office:value-type="string">
            <text:p>half</text:p>
          </table:table-cell>
          <table:table-cell office:value-type="string">
            <text:p>way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here.B</text:p>
          </table:table-cell>
          <table:table-cell office:value-type="string">
            <text:p>before.B</text:p>
          </table:table-cell>
          <table:table-cell office:value-type="string">
            <text:p>was.V.13S.PAST</text:p>
          </table:table-cell>
          <table:table-cell office:value-type="string">
            <text:p>half.N.S</text:p>
          </table:table-cell>
          <table:table-cell office:value-type="string">
            <text:p>way.N.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í</text:p>
          </table:table-cell>
          <table:table-cell office:value-type="string">
            <text:p>ahora</text:p>
          </table:table-cell>
          <table:table-cell office:value-type="string">
            <text:p>están</text:p>
          </table:table-cell>
          <table:table-cell office:value-type="string">
            <text:p>eh</text:p>
          </table:table-cell>
          <table:table-cell office:value-type="string">
            <text:p>más</text:p>
          </table:table-cell>
          <table:table-cell office:value-type="string">
            <text:p>o</text:p>
          </table:table-cell>
          <table:table-cell office:value-type="string">
            <text:p>menos</text:p>
          </table:table-cell>
          <table:table-cell office:value-type="string">
            <text:p>al</text:p>
          </table:table-cell>
          <table:table-cell office:value-type="string">
            <text:p>nivel</text:p>
          </table:table-cell>
          <table:table-cell office:value-type="string">
            <text:p>de</text:p>
          </table:table-cell>
          <table:table-cell office:value-type="string">
            <text:p>la</text:p>
          </table:table-cell>
          <table:table-cell office:value-type="string">
            <text:p>ventana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aut</text:p>
          </table:table-cell>
          <table:table-cell office:value-type="string">
            <text:p>himself.R.P.MF.3S[or]yes.B</text:p>
          </table:table-cell>
          <table:table-cell office:value-type="string">
            <text:p>now.B</text:p>
          </table:table-cell>
          <table:table-cell office:value-type="string">
            <text:p>be.V.3P.PRES</text:p>
          </table:table-cell>
          <table:table-cell office:value-type="string">
            <text:p>unk</text:p>
          </table:table-cell>
          <table:table-cell office:value-type="string">
            <text:p>more.B</text:p>
          </table:table-cell>
          <table:table-cell office:value-type="string">
            <text:p>or.C</text:p>
          </table:table-cell>
          <table:table-cell office:value-type="string">
            <text:p>except.P[or]less.B</text:p>
          </table:table-cell>
          <table:table-cell office:value-type="string">
            <text:p>to_the.P+T.M.S</text:p>
          </table:table-cell>
          <table:table-cell office:value-type="string">
            <text:p>level.N.M.SG</text:p>
          </table:table-cell>
          <table:table-cell office:value-type="string">
            <text:p>of.P</text:p>
          </table:table-cell>
          <table:table-cell office:value-type="string">
            <text:p>her.R.OBJ.F.3S[or]the.T.DEF.F.SG</text:p>
          </table:table-cell>
          <table:table-cell office:value-type="string">
            <text:p>window.N.F.S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au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</text:p>
          </table:table-cell>
          <table:table-cell office:value-type="string">
            <text:p>hay</text:p>
          </table:table-cell>
          <table:table-cell office:value-type="string">
            <text:p>lugares</text:p>
          </table:table-cell>
          <table:table-cell office:value-type="string">
            <text:p>que</text:p>
          </table:table-cell>
          <table:table-cell office:value-type="string">
            <text:p>alrededor</text:p>
          </table:table-cell>
          <table:table-cell office:value-type="string">
            <text:p>del</text:p>
          </table:table-cell>
          <table:table-cell office:value-type="string">
            <text:p>inodoro</text:p>
          </table:table-cell>
          <table:table-cell office:value-type="string">
            <text:p>que</text:p>
          </table:table-cell>
          <table:table-cell office:value-type="string">
            <text:p>están</text:p>
          </table:table-cell>
          <table:table-cell table:number-columns-repeated="2" office:value-type="string">
            <text:p>bajitos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and.C.3S.PRES</text:p>
          </table:table-cell>
          <table:table-cell office:value-type="string">
            <text:p>place.N.M.PL</text:p>
          </table:table-cell>
          <table:table-cell office:value-type="string">
            <text:p>which.C</text:p>
          </table:table-cell>
          <table:table-cell office:value-type="string">
            <text:p>around.B</text:p>
          </table:table-cell>
          <table:table-cell office:value-type="string">
            <text:p>of_the.P+T.M.S</text:p>
          </table:table-cell>
          <table:table-cell office:value-type="string">
            <text:p>toilet.N.M.SG</text:p>
          </table:table-cell>
          <table:table-cell office:value-type="string">
            <text:p>which.C</text:p>
          </table:table-cell>
          <table:table-cell office:value-type="string">
            <text:p>be.V.3P.PRES</text:p>
          </table:table-cell>
          <table:table-cell table:number-columns-repeated="2" office:value-type="string">
            <text:p>low.A.M.P.DIM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ntonces</text:p>
          </table:table-cell>
          <table:table-cell office:value-type="string">
            <text:p>llevarlo</text:p>
          </table:table-cell>
          <table:table-cell office:value-type="string">
            <text:p>hasta</text:p>
          </table:table-cell>
          <table:table-cell office:value-type="string">
            <text:p>arrib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then.B</text:p>
          </table:table-cell>
          <table:table-cell office:value-type="string">
            <text:p>wear.V.INFIN.+LO[PRN.M.3S]</text:p>
          </table:table-cell>
          <table:table-cell office:value-type="string">
            <text:p>until.P</text:p>
          </table:table-cell>
          <table:table-cell office:value-type="string">
            <text:p>arrive.V.3S.PR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después</text:p>
          </table:table-cell>
          <table:table-cell office:value-type="string">
            <text:p>que</text:p>
          </table:table-cell>
          <table:table-cell office:value-type="string">
            <text:p>hagamos</text:p>
          </table:table-cell>
          <table:table-cell office:value-type="string">
            <text:p>uno</text:p>
          </table:table-cell>
          <table:table-cell office:value-type="string">
            <text:p>posiblemente</text:p>
          </table:table-cell>
          <table:table-cell office:value-type="string">
            <text:p>hagamos</text:p>
          </table:table-cell>
          <table:table-cell office:value-type="string">
            <text:p>el</text:p>
          </table:table-cell>
          <table:table-cell office:value-type="string">
            <text:p>otro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thereafter.B</text:p>
          </table:table-cell>
          <table:table-cell office:value-type="string">
            <text:p>which.C</text:p>
          </table:table-cell>
          <table:table-cell office:value-type="string">
            <text:p>take.V.1P.IMPER[or]take.V.1P.PRESSUBJ</text:p>
          </table:table-cell>
          <table:table-cell office:value-type="string">
            <text:p>one.R.M.SG[or]unite.V.1S.PRES</text:p>
          </table:table-cell>
          <table:table-cell office:value-type="string">
            <text:p>possibly.B</text:p>
          </table:table-cell>
          <table:table-cell office:value-type="string">
            <text:p>take.V.1P.IMPER[or]take.V.1P.PRESSUBJ</text:p>
          </table:table-cell>
          <table:table-cell office:value-type="string">
            <text:p>the.T.DEF.M.SG</text:p>
          </table:table-cell>
          <table:table-cell office:value-type="string">
            <text:p>other.R.M.SG[or]other.A.M.S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</text:p>
          </table:table-cell>
          <table:table-cell office:value-type="string">
            <text:p>ya</text:p>
          </table:table-cell>
          <table:table-cell office:value-type="string">
            <text:p>entonces</text:p>
          </table:table-cell>
          <table:table-cell office:value-type="string">
            <text:p>ahora</text:p>
          </table:table-cell>
          <table:table-cell office:value-type="string">
            <text:p>quiero</text:p>
          </table:table-cell>
          <table:table-cell office:value-type="string">
            <text:p>eh</text:p>
          </table:table-cell>
          <table:table-cell office:value-type="string">
            <text:p>los</text:p>
          </table:table-cell>
          <table:table-cell office:value-type="string">
            <text:p>the</text:p>
          </table:table-cell>
          <table:table-cell office:value-type="string">
            <text:p>sprinkler</text:p>
          </table:table-cell>
          <table:table-cell office:value-type="string">
            <text:p>system</text:p>
          </table:table-cell>
          <table:table-cell office:value-type="string">
            <text:p>arreglarlos</text:p>
          </table:table-cell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already.B</text:p>
          </table:table-cell>
          <table:table-cell office:value-type="string">
            <text:p>then.B</text:p>
          </table:table-cell>
          <table:table-cell office:value-type="string">
            <text:p>now.B</text:p>
          </table:table-cell>
          <table:table-cell office:value-type="string">
            <text:p>want.V.1S.PRES</text:p>
          </table:table-cell>
          <table:table-cell office:value-type="string">
            <text:p>unk</text:p>
          </table:table-cell>
          <table:table-cell office:value-type="string">
            <text:p>them.R.OBJ.M.3P[or]the.T.DEF.M.PL</text:p>
          </table:table-cell>
          <table:table-cell office:value-type="string">
            <text:p>the.T.DEF</text:p>
          </table:table-cell>
          <table:table-cell office:value-type="string">
            <text:p>sprinkler.N.S</text:p>
          </table:table-cell>
          <table:table-cell office:value-type="string">
            <text:p>system.N.S</text:p>
          </table:table-cell>
          <table:table-cell office:value-type="string">
            <text:p>fix.V.INFIN.+LOS[PRN.M.3P]</text:p>
          </table:table-cell>
          <table:table-cell office:value-type="string">
            <text:p>and.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mpezar</text:p>
          </table:table-cell>
          <table:table-cell office:value-type="string">
            <text:p>por</text:p>
          </table:table-cell>
          <table:table-cell office:value-type="string">
            <text:p>retirarnos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office:value-type="string">
            <text:p>start.V.INFIN</text:p>
          </table:table-cell>
          <table:table-cell office:value-type="string">
            <text:p>for.P</text:p>
          </table:table-cell>
          <table:table-cell office:value-type="string">
            <text:p>remove.V.INFIN.+NOS[PRN.MF.1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au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hoy</text:p>
          </table:table-cell>
          <table:table-cell office:value-type="string">
            <text:p>fuimos</text:p>
          </table:table-cell>
          <table:table-cell office:value-type="string">
            <text:p>a</text:p>
          </table:table-cell>
          <table:table-cell office:value-type="string">
            <text:p>ver</text:p>
          </table:table-cell>
          <table:table-cell office:value-type="string">
            <text:p>un</text:p>
          </table:table-cell>
          <table:table-cell office:value-type="string">
            <text:p>camper</text:p>
          </table:table-cell>
          <table:table-cell office:value-type="string">
            <text:p>un</text:p>
          </table:table-cell>
          <table:table-cell office:value-type="string">
            <text:p>R_V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today.B</text:p>
          </table:table-cell>
          <table:table-cell office:value-type="string">
            <text:p>go.V.1P.PAST[or]be.V.1P.PAST</text:p>
          </table:table-cell>
          <table:table-cell office:value-type="string">
            <text:p>to.P</text:p>
          </table:table-cell>
          <table:table-cell office:value-type="string">
            <text:p>view.V.INFIN</text:p>
          </table:table-cell>
          <table:table-cell office:value-type="string">
            <text:p>one.T.IND.M.SG</text:p>
          </table:table-cell>
          <table:table-cell office:value-type="string">
            <text:p>camp.A.COMP.+A.COMP[or]camper.N.S</text:p>
          </table:table-cell>
          <table:table-cell office:value-type="string">
            <text:p>one.T.IND.M.SG</text:p>
          </table:table-cell>
          <table:table-cell office:value-type="string">
            <text:p>nam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í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himself.R.P.MF.3S[or]yes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í</text:p>
          </table:table-cell>
          <table:table-cell office:value-type="string">
            <text:p>porque</text:p>
          </table:table-cell>
          <table:table-cell office:value-type="string">
            <text:p>este</text:p>
          </table:table-cell>
          <table:table-cell office:value-type="string">
            <text:p>the</text:p>
          </table:table-cell>
          <table:table-cell office:value-type="string">
            <text:p>one</text:p>
          </table:table-cell>
          <table:table-cell office:value-type="string">
            <text:p>we</text:p>
          </table:table-cell>
          <table:table-cell office:value-type="string">
            <text:p>have</text:p>
          </table:table-cell>
          <table:table-cell office:value-type="string">
            <text:p>is</text:p>
          </table:table-cell>
          <table:table-cell office:value-type="string">
            <text:p>nice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ut</text:p>
          </table:table-cell>
          <table:table-cell office:value-type="string">
            <text:p>himself.R.P.MF.3S[or]yes.B</text:p>
          </table:table-cell>
          <table:table-cell office:value-type="string">
            <text:p>because.C</text:p>
          </table:table-cell>
          <table:table-cell office:value-type="string">
            <text:p>this.A.DEM.M.SG</text:p>
          </table:table-cell>
          <table:table-cell office:value-type="string">
            <text:p>the.T.DEF</text:p>
          </table:table-cell>
          <table:table-cell office:value-type="string">
            <text:p>one.A</text:p>
          </table:table-cell>
          <table:table-cell office:value-type="string">
            <text:p>we.R.SUB.1P</text:p>
          </table:table-cell>
          <table:table-cell office:value-type="string">
            <text:p>have.SV.INFIN</text:p>
          </table:table-cell>
          <table:table-cell office:value-type="string">
            <text:p>be.V.3S.PRES</text:p>
          </table:table-cell>
          <table:table-cell office:value-type="string">
            <text:p>nice.A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but</text:p>
          </table:table-cell>
          <table:table-cell office:value-type="string">
            <text:p>it's</text:p>
          </table:table-cell>
          <table:table-cell office:value-type="string">
            <text:p>fairly</text:p>
          </table:table-cell>
          <table:table-cell office:value-type="string">
            <text:p>small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office:value-type="string">
            <text:p>it.GB.+GB</text:p>
          </table:table-cell>
          <table:table-cell office:value-type="string">
            <text:p>fair.ADV.+ADV[or]fairly.B</text:p>
          </table:table-cell>
          <table:table-cell office:value-type="string">
            <text:p>small.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and</text:p>
          </table:table-cell>
          <table:table-cell office:value-type="string">
            <text:p>when</text:p>
          </table:table-cell>
          <table:table-cell office:value-type="string">
            <text:p>you</text:p>
          </table:table-cell>
          <table:table-cell office:value-type="string">
            <text:p>get</text:p>
          </table:table-cell>
          <table:table-cell office:value-type="string">
            <text:p>to</text:p>
          </table:table-cell>
          <table:table-cell office:value-type="string">
            <text:p>the</text:p>
          </table:table-cell>
          <table:table-cell office:value-type="string">
            <text:p>place</text:p>
          </table:table-cell>
          <table:table-cell office:value-type="string">
            <text:p>you</text:p>
          </table:table-cell>
          <table:table-cell office:value-type="string">
            <text:p>have</text:p>
          </table:table-cell>
          <table:table-cell office:value-type="string">
            <text:p>to</text:p>
          </table:table-cell>
          <table:table-cell office:value-type="string">
            <text:p>actually</text:p>
          </table:table-cell>
          <table:table-cell office:value-type="string">
            <text:p>put</text:p>
          </table:table-cell>
          <table:table-cell office:value-type="string">
            <text:p>it</text:p>
          </table:table-cell>
          <table:table-cell office:value-type="string">
            <text:p>up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when.W</text:p>
          </table:table-cell>
          <table:table-cell office:value-type="string">
            <text:p>you.R.2SP</text:p>
          </table:table-cell>
          <table:table-cell office:value-type="string">
            <text:p>get.V.INFIN</text:p>
          </table:table-cell>
          <table:table-cell office:value-type="string">
            <text:p>to.P</text:p>
          </table:table-cell>
          <table:table-cell office:value-type="string">
            <text:p>the.T.DEF</text:p>
          </table:table-cell>
          <table:table-cell office:value-type="string">
            <text:p>place.N.S</text:p>
          </table:table-cell>
          <table:table-cell office:value-type="string">
            <text:p>you.R.2SP</text:p>
          </table:table-cell>
          <table:table-cell office:value-type="string">
            <text:p>have.SV.INFIN</text:p>
          </table:table-cell>
          <table:table-cell office:value-type="string">
            <text:p>to.P</text:p>
          </table:table-cell>
          <table:table-cell office:value-type="string">
            <text:p>actual.ADV.+ADV[or]actually.B</text:p>
          </table:table-cell>
          <table:table-cell office:value-type="string">
            <text:p>put.V.INFIN</text:p>
          </table:table-cell>
          <table:table-cell office:value-type="string">
            <text:p>it.R.N.3S</text:p>
          </table:table-cell>
          <table:table-cell office:value-type="string">
            <text:p>up.N.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up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p.N.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and</text:p>
          </table:table-cell>
          <table:table-cell office:value-type="string">
            <text:p>open</text:p>
          </table:table-cell>
          <table:table-cell office:value-type="string">
            <text:p>it</text:p>
          </table:table-cell>
          <table:table-cell office:value-type="string">
            <text:p>and</text:p>
          </table:table-cell>
          <table:table-cell office:value-type="string">
            <text:p>put</text:p>
          </table:table-cell>
          <table:table-cell office:value-type="string">
            <text:p>it</text:p>
          </table:table-cell>
          <table:table-cell office:value-type="string">
            <text:p>togethe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open.A</text:p>
          </table:table-cell>
          <table:table-cell office:value-type="string">
            <text:p>it.R.N.3S</text:p>
          </table:table-cell>
          <table:table-cell office:value-type="string">
            <text:p>and.C</text:p>
          </table:table-cell>
          <table:table-cell office:value-type="string">
            <text:p>put.V.INFIN</text:p>
          </table:table-cell>
          <table:table-cell office:value-type="string">
            <text:p>it.R.N.3S</text:p>
          </table:table-cell>
          <table:table-cell office:value-type="string">
            <text:p>together.B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the</text:p>
          </table:table-cell>
          <table:table-cell office:value-type="string">
            <text:p>other</text:p>
          </table:table-cell>
          <table:table-cell office:value-type="string">
            <text:p>one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the.T.DEF</text:p>
          </table:table-cell>
          <table:table-cell office:value-type="string">
            <text:p>other.A</text:p>
          </table:table-cell>
          <table:table-cell office:value-type="string">
            <text:p>one.A</text:p>
          </table:table-cell>
          <table:table-cell office:value-type="string">
            <text:p>no.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the</text:p>
          </table:table-cell>
          <table:table-cell office:value-type="string">
            <text:p>other</text:p>
          </table:table-cell>
          <table:table-cell office:value-type="string">
            <text:p>one</text:p>
          </table:table-cell>
          <table:table-cell office:value-type="string">
            <text:p>everything</text:p>
          </table:table-cell>
          <table:table-cell office:value-type="string">
            <text:p>is</text:p>
          </table:table-cell>
          <table:table-cell office:value-type="string">
            <text:p>in</text:p>
          </table:table-cell>
          <table:table-cell office:value-type="string">
            <text:p>plac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the.T.DEF</text:p>
          </table:table-cell>
          <table:table-cell office:value-type="string">
            <text:p>other.A</text:p>
          </table:table-cell>
          <table:table-cell office:value-type="string">
            <text:p>one.A</text:p>
          </table:table-cell>
          <table:table-cell office:value-type="string">
            <text:p>everything.R</text:p>
          </table:table-cell>
          <table:table-cell office:value-type="string">
            <text:p>be.V.3S.PRES</text:p>
          </table:table-cell>
          <table:table-cell office:value-type="string">
            <text:p>in.P</text:p>
          </table:table-cell>
          <table:table-cell office:value-type="string">
            <text:p>place.N.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ou</text:p>
          </table:table-cell>
          <table:table-cell office:value-type="string">
            <text:p>just</text:p>
          </table:table-cell>
          <table:table-cell office:value-type="string">
            <text:p>get</text:p>
          </table:table-cell>
          <table:table-cell office:value-type="string">
            <text:p>there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you.R.2SP</text:p>
          </table:table-cell>
          <table:table-cell office:value-type="string">
            <text:p>just.A</text:p>
          </table:table-cell>
          <table:table-cell office:value-type="string">
            <text:p>get.V.INFIN</text:p>
          </table:table-cell>
          <table:table-cell office:value-type="string">
            <text:p>there.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and</text:p>
          </table:table-cell>
          <table:table-cell office:value-type="string">
            <text:p>press</text:p>
          </table:table-cell>
          <table:table-cell office:value-type="string">
            <text:p>the</text:p>
          </table:table-cell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press.V.INFIN</text:p>
          </table:table-cell>
          <table:table-cell office:value-type="string">
            <text:p>the.T.DEF</text:p>
          </table:table-cell>
          <table:table-cell office:value-type="string">
            <text:p>button.N.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press</text:p>
          </table:table-cell>
          <table:table-cell office:value-type="string">
            <text:p>the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press.V.INFIN</text:p>
          </table:table-cell>
          <table:table-cell office:value-type="string">
            <text:p>the.T.DEF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right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right.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and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and</text:p>
          </table:table-cell>
          <table:table-cell office:value-type="string">
            <text:p>everything</text:p>
          </table:table-cell>
          <table:table-cell office:value-type="string">
            <text:p>opens</text:p>
          </table:table-cell>
          <table:table-cell office:value-type="string">
            <text:p>up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everything.R</text:p>
          </table:table-cell>
          <table:table-cell office:value-type="string">
            <text:p>open.PV.+PV</text:p>
          </table:table-cell>
          <table:table-cell office:value-type="string">
            <text:p>up.N.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ou</text:p>
          </table:table-cell>
          <table:table-cell office:value-type="string">
            <text:p>don't</text:p>
          </table:table-cell>
          <table:table-cell office:value-type="string">
            <text:p>even</text:p>
          </table:table-cell>
          <table:table-cell office:value-type="string">
            <text:p>have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you.R.2SP</text:p>
          </table:table-cell>
          <table:table-cell office:value-type="string">
            <text:p>do.NEG.+NEG</text:p>
          </table:table-cell>
          <table:table-cell office:value-type="string">
            <text:p>even.A</text:p>
          </table:table-cell>
          <table:table-cell office:value-type="string">
            <text:p>have.SV.INFIN</text:p>
          </table:table-cell>
          <table:table-cell office:value-type="string">
            <text:p>unk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my</text:p>
          </table:table-cell>
          <table:table-cell office:value-type="string">
            <text:p>friend</text:p>
          </table:table-cell>
          <table:table-cell office:value-type="string">
            <text:p>has</text:p>
          </table:table-cell>
          <table:table-cell office:value-type="string">
            <text:p>an</text:p>
          </table:table-cell>
          <table:table-cell office:value-type="string">
            <text:p>R_V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my.A.POSS.1S</text:p>
          </table:table-cell>
          <table:table-cell office:value-type="string">
            <text:p>friend.N.S</text:p>
          </table:table-cell>
          <table:table-cell office:value-type="string">
            <text:p>has.V.3S.PRES</text:p>
          </table:table-cell>
          <table:table-cell office:value-type="string">
            <text:p>an.A</text:p>
          </table:table-cell>
          <table:table-cell office:value-type="string">
            <text:p>nam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it's</text:p>
          </table:table-cell>
          <table:table-cell office:value-type="string">
            <text:p>beautiful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it.GB.+GB</text:p>
          </table:table-cell>
          <table:table-cell office:value-type="string">
            <text:p>beautiful.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oh</text:p>
          </table:table-cell>
          <table:table-cell office:value-type="string">
            <text:p>my</text:p>
          </table:table-cell>
          <table:table-cell office:value-type="string">
            <text:p>god</text:p>
          </table:table-cell>
          <table:table-cell office:value-type="string">
            <text:p>it</text:p>
          </table:table-cell>
          <table:table-cell office:value-type="string">
            <text:p>looks</text:p>
          </table:table-cell>
          <table:table-cell office:value-type="string">
            <text:p>like</text:p>
          </table:table-cell>
          <table:table-cell office:value-type="string">
            <text:p>a</text:p>
          </table:table-cell>
          <table:table-cell office:value-type="string">
            <text:p>house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office:value-type="string">
            <text:p>my.A.POSS.1S</text:p>
          </table:table-cell>
          <table:table-cell office:value-type="string">
            <text:p>god.N.S</text:p>
          </table:table-cell>
          <table:table-cell office:value-type="string">
            <text:p>it.R.N.3S</text:p>
          </table:table-cell>
          <table:table-cell office:value-type="string">
            <text:p>look.PV.+PV</text:p>
          </table:table-cell>
          <table:table-cell office:value-type="string">
            <text:p>like.C</text:p>
          </table:table-cell>
          <table:table-cell office:value-type="string">
            <text:p>a.T.IND</text:p>
          </table:table-cell>
          <table:table-cell office:value-type="string">
            <text:p>house.N.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but</text:p>
          </table:table-cell>
          <table:table-cell office:value-type="string">
            <text:p>it's</text:p>
          </table:table-cell>
          <table:table-cell office:value-type="string">
            <text:p>big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office:value-type="string">
            <text:p>it.GB.+GB</text:p>
          </table:table-cell>
          <table:table-cell office:value-type="string">
            <text:p>big.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ou</text:p>
          </table:table-cell>
          <table:table-cell office:value-type="string">
            <text:p>know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you.R.2SP</text:p>
          </table:table-cell>
          <table:table-cell office:value-type="string">
            <text:p>know.V.INFI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and</text:p>
          </table:table-cell>
          <table:table-cell office:value-type="string">
            <text:p>he</text:p>
          </table:table-cell>
          <table:table-cell office:value-type="string">
            <text:p>takes</text:p>
          </table:table-cell>
          <table:table-cell office:value-type="string">
            <text:p>it</text:p>
          </table:table-cell>
          <table:table-cell office:value-type="string">
            <text:p>with</text:p>
          </table:table-cell>
          <table:table-cell office:value-type="string">
            <text:p>him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he.R.SUB.M.3S</text:p>
          </table:table-cell>
          <table:table-cell office:value-type="string">
            <text:p>take.PV.+PV</text:p>
          </table:table-cell>
          <table:table-cell office:value-type="string">
            <text:p>it.R.N.3S</text:p>
          </table:table-cell>
          <table:table-cell office:value-type="string">
            <text:p>with.P</text:p>
          </table:table-cell>
          <table:table-cell office:value-type="string">
            <text:p>him.R.OBJ.M.3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I</text:p>
          </table:table-cell>
          <table:table-cell office:value-type="string">
            <text:p>mean</text:p>
          </table:table-cell>
          <table:table-cell office:value-type="string">
            <text:p>it's</text:p>
          </table:table-cell>
          <table:table-cell office:value-type="string">
            <text:p>wow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I.R.SUB.1S</text:p>
          </table:table-cell>
          <table:table-cell office:value-type="string">
            <text:p>mean.V.INFIN</text:p>
          </table:table-cell>
          <table:table-cell office:value-type="string">
            <text:p>it.GB.+GB</text:p>
          </table:table-cell>
          <table:table-cell office:value-type="string">
            <text:p>wow.V.INF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he</text:p>
          </table:table-cell>
          <table:table-cell office:value-type="string">
            <text:p>presses</text:p>
          </table:table-cell>
          <table:table-cell office:value-type="string">
            <text:p>the</text:p>
          </table:table-cell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he.R.SUB.M.3S</text:p>
          </table:table-cell>
          <table:table-cell office:value-type="string">
            <text:p>press.PV.+PV</text:p>
          </table:table-cell>
          <table:table-cell office:value-type="string">
            <text:p>the.T.DEF</text:p>
          </table:table-cell>
          <table:table-cell office:value-type="string">
            <text:p>button.N.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that</text:p>
          </table:table-cell>
          <table:table-cell office:value-type="string">
            <text:p>whole</text:p>
          </table:table-cell>
          <table:table-cell office:value-type="string">
            <text:p>thing</text:p>
          </table:table-cell>
          <table:table-cell office:value-type="string">
            <text:p>like</text:p>
          </table:table-cell>
          <table:table-cell office:value-type="string">
            <text:p>opens</text:p>
          </table:table-cell>
          <table:table-cell office:value-type="string">
            <text:p>up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that.D.FAR[or]that.C</text:p>
          </table:table-cell>
          <table:table-cell office:value-type="string">
            <text:p>whole.A</text:p>
          </table:table-cell>
          <table:table-cell office:value-type="string">
            <text:p>thing.N.S</text:p>
          </table:table-cell>
          <table:table-cell office:value-type="string">
            <text:p>like.C</text:p>
          </table:table-cell>
          <table:table-cell office:value-type="string">
            <text:p>open.PV.+PV</text:p>
          </table:table-cell>
          <table:table-cell office:value-type="string">
            <text:p>up.N.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it's</text:p>
          </table:table-cell>
          <table:table-cell office:value-type="string">
            <text:p>got</text:p>
          </table:table-cell>
          <table:table-cell office:value-type="string">
            <text:p>a</text:p>
          </table:table-cell>
          <table:table-cell office:value-type="string">
            <text:p>master</text:p>
          </table:table-cell>
          <table:table-cell office:value-type="string">
            <text:p>bedroom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it.GB.+GB</text:p>
          </table:table-cell>
          <table:table-cell office:value-type="string">
            <text:p>got.V.PAST+P</text:p>
          </table:table-cell>
          <table:table-cell office:value-type="string">
            <text:p>a.T.IND</text:p>
          </table:table-cell>
          <table:table-cell office:value-type="string">
            <text:p>mast.A.COMP.+A.COMP[or]master.N.S</text:p>
          </table:table-cell>
          <table:table-cell office:value-type="string">
            <text:p>bedroom.N.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and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a.T.IN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and</text:p>
          </table:table-cell>
          <table:table-cell office:value-type="string">
            <text:p>two</text:p>
          </table:table-cell>
          <table:table-cell office:value-type="string">
            <text:p>other</text:p>
          </table:table-cell>
          <table:table-cell office:value-type="string">
            <text:p>bedrooms</text:p>
          </table:table-cell>
          <table:table-cell office:value-type="string">
            <text:p>with</text:p>
          </table:table-cell>
          <table:table-cell office:value-type="string">
            <text:p>a</text:p>
          </table:table-cell>
          <table:table-cell office:value-type="string">
            <text:p>bathroom</text:p>
          </table:table-cell>
          <table:table-cell office:value-type="string">
            <text:p>pretty</text:p>
          </table:table-cell>
          <table:table-cell office:value-type="string">
            <text:p>big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two.N.S</text:p>
          </table:table-cell>
          <table:table-cell office:value-type="string">
            <text:p>other.A</text:p>
          </table:table-cell>
          <table:table-cell office:value-type="string">
            <text:p>bedroom.PV.+PV</text:p>
          </table:table-cell>
          <table:table-cell office:value-type="string">
            <text:p>with.P</text:p>
          </table:table-cell>
          <table:table-cell office:value-type="string">
            <text:p>a.T.IND</text:p>
          </table:table-cell>
          <table:table-cell office:value-type="string">
            <text:p>bathroom.N.S</text:p>
          </table:table-cell>
          <table:table-cell office:value-type="string">
            <text:p>pretty.A</text:p>
          </table:table-cell>
          <table:table-cell office:value-type="string">
            <text:p>big.A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I</text:p>
          </table:table-cell>
          <table:table-cell office:value-type="string">
            <text:p>mean</text:p>
          </table:table-cell>
          <table:table-cell office:value-type="string">
            <text:p>it's</text:p>
          </table:table-cell>
          <table:table-cell office:value-type="string">
            <text:p>really</text:p>
          </table:table-cell>
          <table:table-cell office:value-type="string">
            <text:p>nice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I.R.SUB.1S</text:p>
          </table:table-cell>
          <table:table-cell office:value-type="string">
            <text:p>mean.V.INFIN</text:p>
          </table:table-cell>
          <table:table-cell office:value-type="string">
            <text:p>it.GB.+GB</text:p>
          </table:table-cell>
          <table:table-cell office:value-type="string">
            <text:p>real.ADV.+ADV[or]really.B</text:p>
          </table:table-cell>
          <table:table-cell office:value-type="string">
            <text:p>nice.A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the</text:p>
          </table:table-cell>
          <table:table-cell office:value-type="string">
            <text:p>kitchen</text:p>
          </table:table-cell>
          <table:table-cell office:value-type="string">
            <text:p>is</text:p>
          </table:table-cell>
          <table:table-cell office:value-type="string">
            <text:p>beautiful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the.T.DEF</text:p>
          </table:table-cell>
          <table:table-cell office:value-type="string">
            <text:p>kitchen.N.S</text:p>
          </table:table-cell>
          <table:table-cell office:value-type="string">
            <text:p>be.V.3S.PRES</text:p>
          </table:table-cell>
          <table:table-cell office:value-type="string">
            <text:p>beautiful.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flat</text:p>
          </table:table-cell>
          <table:table-cell office:value-type="string">
            <text:p>screen</text:p>
          </table:table-cell>
          <table:table-cell office:value-type="string">
            <text:p>TVs</text:p>
          </table:table-cell>
          <table:table-cell office:value-type="string">
            <text:p>I</text:p>
          </table:table-cell>
          <table:table-cell office:value-type="string">
            <text:p>mean</text:p>
          </table:table-cell>
          <table:table-cell office:value-type="string">
            <text:p>he's</text:p>
          </table:table-cell>
          <table:table-cell office:value-type="string">
            <text:p>got</text:p>
          </table:table-cell>
          <table:table-cell office:value-type="string">
            <text:p>it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flat.A</text:p>
          </table:table-cell>
          <table:table-cell office:value-type="string">
            <text:p>screen.N.S</text:p>
          </table:table-cell>
          <table:table-cell office:value-type="string">
            <text:p>name</text:p>
          </table:table-cell>
          <table:table-cell office:value-type="string">
            <text:p>I.R.SUB.1S</text:p>
          </table:table-cell>
          <table:table-cell office:value-type="string">
            <text:p>mean.V.INFIN</text:p>
          </table:table-cell>
          <table:table-cell office:value-type="string">
            <text:p>he.GB.+GB</text:p>
          </table:table-cell>
          <table:table-cell office:value-type="string">
            <text:p>got.V.PAST+P</text:p>
          </table:table-cell>
          <table:table-cell office:value-type="string">
            <text:p>it.R.N.3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because</text:p>
          </table:table-cell>
          <table:table-cell office:value-type="string">
            <text:p>he</text:p>
          </table:table-cell>
          <table:table-cell office:value-type="string">
            <text:p>likes</text:p>
          </table:table-cell>
          <table:table-cell office:value-type="string">
            <text:p>to</text:p>
          </table:table-cell>
          <table:table-cell office:value-type="string">
            <text:p>go</text:p>
          </table:table-cell>
          <table:table-cell office:value-type="string">
            <text:p>to</text:p>
          </table:table-cell>
          <table:table-cell office:value-type="string">
            <text:p>the</text:p>
          </table:table-cell>
          <table:table-cell office:value-type="string">
            <text:p>Keys</text:p>
          </table:table-cell>
          <table:table-cell office:value-type="string">
            <text:p>a</text:p>
          </table:table-cell>
          <table:table-cell office:value-type="string">
            <text:p>lot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aut</text:p>
          </table:table-cell>
          <table:table-cell office:value-type="string">
            <text:p>because.C</text:p>
          </table:table-cell>
          <table:table-cell office:value-type="string">
            <text:p>he.R.SUB.M.3S</text:p>
          </table:table-cell>
          <table:table-cell office:value-type="string">
            <text:p>like.PV.+PV</text:p>
          </table:table-cell>
          <table:table-cell office:value-type="string">
            <text:p>to.P</text:p>
          </table:table-cell>
          <table:table-cell office:value-type="string">
            <text:p>go.SV</text:p>
          </table:table-cell>
          <table:table-cell office:value-type="string">
            <text:p>to.P</text:p>
          </table:table-cell>
          <table:table-cell office:value-type="string">
            <text:p>the.T.DEF</text:p>
          </table:table-cell>
          <table:table-cell office:value-type="string">
            <text:p>name</text:p>
          </table:table-cell>
          <table:table-cell office:value-type="string">
            <text:p>a.T.IND</text:p>
          </table:table-cell>
          <table:table-cell office:value-type="string">
            <text:p>lot.N.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ah</text:p>
          </table:table-cell>
          <table:table-cell office:value-type="string">
            <text:p>the</text:p>
          </table:table-cell>
          <table:table-cell office:value-type="string">
            <text:p>keys</text:p>
          </table:table-cell>
          <table:table-cell office:value-type="string">
            <text:p>are</text:p>
          </table:table-cell>
          <table:table-cell office:value-type="string">
            <text:p>getting</text:p>
          </table:table-cell>
          <table:table-cell office:value-type="string">
            <text:p>very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yah.V.INFIN</text:p>
          </table:table-cell>
          <table:table-cell office:value-type="string">
            <text:p>the.T.DEF</text:p>
          </table:table-cell>
          <table:table-cell office:value-type="string">
            <text:p>key.PV.+PV[or]keys.N.P</text:p>
          </table:table-cell>
          <table:table-cell office:value-type="string">
            <text:p>be.V.123P.PRES</text:p>
          </table:table-cell>
          <table:table-cell office:value-type="string">
            <text:p>get.ASV.+ASV</text:p>
          </table:table-cell>
          <table:table-cell office:value-type="string">
            <text:p>very.B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expensive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expensive.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right</text:p>
          </table:table-cell>
          <table:table-cell office:value-type="string">
            <text:p>difficult</text:p>
          </table:table-cell>
          <table:table-cell office:value-type="string">
            <text:p>expensive</text:p>
          </table:table-cell>
          <table:table-cell office:value-type="string">
            <text:p>and</text:p>
          </table:table-cell>
          <table:table-cell office:value-type="string">
            <text:p>difficult</text:p>
          </table:table-cell>
          <table:table-cell office:value-type="string">
            <text:p>with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right.A</text:p>
          </table:table-cell>
          <table:table-cell office:value-type="string">
            <text:p>difficult.A</text:p>
          </table:table-cell>
          <table:table-cell office:value-type="string">
            <text:p>expensive.A</text:p>
          </table:table-cell>
          <table:table-cell office:value-type="string">
            <text:p>and.C</text:p>
          </table:table-cell>
          <table:table-cell office:value-type="string">
            <text:p>difficult.A</text:p>
          </table:table-cell>
          <table:table-cell office:value-type="string">
            <text:p>with.P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it's</text:p>
          </table:table-cell>
          <table:table-cell office:value-type="string">
            <text:p>very</text:p>
          </table:table-cell>
          <table:table-cell office:value-type="string">
            <text:p>hard</text:p>
          </table:table-cell>
          <table:table-cell office:value-type="string">
            <text:p>to</text:p>
          </table:table-cell>
          <table:table-cell office:value-type="string">
            <text:p>find</text:p>
          </table:table-cell>
          <table:table-cell office:value-type="string">
            <text:p>a</text:p>
          </table:table-cell>
          <table:table-cell office:value-type="string">
            <text:p>camping</text:p>
          </table:table-cell>
          <table:table-cell office:value-type="string">
            <text:p>spot</text:p>
          </table:table-cell>
          <table:table-cell office:value-type="string">
            <text:p>over</text:p>
          </table:table-cell>
          <table:table-cell office:value-type="string">
            <text:p>ther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aut</text:p>
          </table:table-cell>
          <table:table-cell office:value-type="string">
            <text:p>it.GB.+GB</text:p>
          </table:table-cell>
          <table:table-cell office:value-type="string">
            <text:p>very.B</text:p>
          </table:table-cell>
          <table:table-cell office:value-type="string">
            <text:p>hard.A</text:p>
          </table:table-cell>
          <table:table-cell office:value-type="string">
            <text:p>to.P</text:p>
          </table:table-cell>
          <table:table-cell office:value-type="string">
            <text:p>find.V.INFIN</text:p>
          </table:table-cell>
          <table:table-cell office:value-type="string">
            <text:p>a.T.IND</text:p>
          </table:table-cell>
          <table:table-cell office:value-type="string">
            <text:p>camp.ASV.+ASV</text:p>
          </table:table-cell>
          <table:table-cell office:value-type="string">
            <text:p>spot.N.S</text:p>
          </table:table-cell>
          <table:table-cell office:value-type="string">
            <text:p>over.P</text:p>
          </table:table-cell>
          <table:table-cell office:value-type="string">
            <text:p>there.B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space</text:p>
          </table:table-cell>
          <table:table-cell office:value-type="string">
            <text:p>now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space.N.S</text:p>
          </table:table-cell>
          <table:table-cell office:value-type="string">
            <text:p>now.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eah</text:p>
          </table:table-cell>
          <table:table-cell office:value-type="string">
            <text:p>because</text:p>
          </table:table-cell>
          <table:table-cell office:value-type="string">
            <text:p>what</text:p>
          </table:table-cell>
          <table:table-cell office:value-type="string">
            <text:p>they</text:p>
          </table:table-cell>
          <table:table-cell office:value-type="string">
            <text:p>do</text:p>
          </table:table-cell>
          <table:table-cell office:value-type="string">
            <text:p>is</text:p>
          </table:table-cell>
          <table:table-cell office:value-type="string">
            <text:p>they</text:p>
          </table:table-cell>
          <table:table-cell office:value-type="string">
            <text:p>build</text:p>
          </table:table-cell>
          <table:table-cell office:value-type="string">
            <text:p>now</text:p>
          </table:table-cell>
          <table:table-cell office:value-type="string">
            <text:p>on</text:p>
          </table:table-cell>
          <table:table-cell office:value-type="string">
            <text:p>them</text:p>
          </table:table-cell>
          <table:table-cell office:value-type="string">
            <text:p>instead</text:p>
          </table:table-cell>
          <table:table-cell office:value-type="string">
            <text:p>of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office:value-type="string">
            <text:p>because.C</text:p>
          </table:table-cell>
          <table:table-cell office:value-type="string">
            <text:p>what.W</text:p>
          </table:table-cell>
          <table:table-cell office:value-type="string">
            <text:p>they.R.SUB</text:p>
          </table:table-cell>
          <table:table-cell office:value-type="string">
            <text:p>do.V.INFIN</text:p>
          </table:table-cell>
          <table:table-cell office:value-type="string">
            <text:p>be.V.3S.PRES</text:p>
          </table:table-cell>
          <table:table-cell office:value-type="string">
            <text:p>they.R.SUB</text:p>
          </table:table-cell>
          <table:table-cell office:value-type="string">
            <text:p>build.V.INFIN</text:p>
          </table:table-cell>
          <table:table-cell office:value-type="string">
            <text:p>now.B</text:p>
          </table:table-cell>
          <table:table-cell office:value-type="string">
            <text:p>on.P</text:p>
          </table:table-cell>
          <table:table-cell office:value-type="string">
            <text:p>them.R.OBJ.3P</text:p>
          </table:table-cell>
          <table:table-cell office:value-type="string">
            <text:p>instead.B</text:p>
          </table:table-cell>
          <table:table-cell office:value-type="string">
            <text:p>of.P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right</text:p>
          </table:table-cell>
          <table:table-cell office:value-type="string">
            <text:p>they</text:p>
          </table:table-cell>
          <table:table-cell office:value-type="string">
            <text:p>close</text:p>
          </table:table-cell>
          <table:table-cell office:value-type="string">
            <text:p>them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right.A</text:p>
          </table:table-cell>
          <table:table-cell office:value-type="string">
            <text:p>they.R.SUB</text:p>
          </table:table-cell>
          <table:table-cell office:value-type="string">
            <text:p>close.V.INFIN</text:p>
          </table:table-cell>
          <table:table-cell office:value-type="string">
            <text:p>them.R.OBJ.3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they</text:p>
          </table:table-cell>
          <table:table-cell office:value-type="string">
            <text:p>close</text:p>
          </table:table-cell>
          <table:table-cell office:value-type="string">
            <text:p>American_Outdoors</text:p>
          </table:table-cell>
          <table:table-cell office:value-type="string">
            <text:p>they</text:p>
          </table:table-cell>
          <table:table-cell office:value-type="string">
            <text:p>close</text:p>
          </table:table-cell>
          <table:table-cell office:value-type="string">
            <text:p>a</text:p>
          </table:table-cell>
          <table:table-cell office:value-type="string">
            <text:p>bunch</text:p>
          </table:table-cell>
          <table:table-cell office:value-type="string">
            <text:p>of</text:p>
          </table:table-cell>
          <table:table-cell office:value-type="string">
            <text:p>them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ut</text:p>
          </table:table-cell>
          <table:table-cell office:value-type="string">
            <text:p>they.R.SUB</text:p>
          </table:table-cell>
          <table:table-cell office:value-type="string">
            <text:p>close.V.INFIN</text:p>
          </table:table-cell>
          <table:table-cell office:value-type="string">
            <text:p>name</text:p>
          </table:table-cell>
          <table:table-cell office:value-type="string">
            <text:p>they.R.SUB</text:p>
          </table:table-cell>
          <table:table-cell office:value-type="string">
            <text:p>close.V.INFIN</text:p>
          </table:table-cell>
          <table:table-cell office:value-type="string">
            <text:p>a.T.IND</text:p>
          </table:table-cell>
          <table:table-cell office:value-type="string">
            <text:p>bunch.N.S</text:p>
          </table:table-cell>
          <table:table-cell office:value-type="string">
            <text:p>of.P</text:p>
          </table:table-cell>
          <table:table-cell office:value-type="string">
            <text:p>them.R.OBJ.3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es</text:p>
          </table:table-cell>
          <table:table-cell office:value-type="string">
            <text:p>because</text:p>
          </table:table-cell>
          <table:table-cell office:value-type="string">
            <text:p>people</text:p>
          </table:table-cell>
          <table:table-cell office:value-type="string">
            <text:p>are</text:p>
          </table:table-cell>
          <table:table-cell office:value-type="string">
            <text:p>making</text:p>
          </table:table-cell>
          <table:table-cell office:value-type="string">
            <text:p>money</text:p>
          </table:table-cell>
          <table:table-cell office:value-type="string">
            <text:p>selling</text:p>
          </table:table-cell>
          <table:table-cell office:value-type="string">
            <text:p>the</text:p>
          </table:table-cell>
          <table:table-cell office:value-type="string">
            <text:p>property</text:p>
          </table:table-cell>
          <table:table-cell office:value-type="string">
            <text:p>so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aut</text:p>
          </table:table-cell>
          <table:table-cell office:value-type="string">
            <text:p>yes.B</text:p>
          </table:table-cell>
          <table:table-cell office:value-type="string">
            <text:p>because.C</text:p>
          </table:table-cell>
          <table:table-cell office:value-type="string">
            <text:p>people.N.S</text:p>
          </table:table-cell>
          <table:table-cell office:value-type="string">
            <text:p>be.V.123P.PRES</text:p>
          </table:table-cell>
          <table:table-cell office:value-type="string">
            <text:p>making.N.S</text:p>
          </table:table-cell>
          <table:table-cell office:value-type="string">
            <text:p>money.N.S</text:p>
          </table:table-cell>
          <table:table-cell office:value-type="string">
            <text:p>selling.V.PRESPART</text:p>
          </table:table-cell>
          <table:table-cell office:value-type="string">
            <text:p>the.T.DEF</text:p>
          </table:table-cell>
          <table:table-cell office:value-type="string">
            <text:p>property.N.S</text:p>
          </table:table-cell>
          <table:table-cell office:value-type="string">
            <text:p>so.B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they</text:p>
          </table:table-cell>
          <table:table-cell office:value-type="string">
            <text:p>don't</text:p>
          </table:table-cell>
          <table:table-cell office:value-type="string">
            <text:p>make</text:p>
          </table:table-cell>
          <table:table-cell office:value-type="string">
            <text:p>as</text:p>
          </table:table-cell>
          <table:table-cell office:value-type="string">
            <text:p>much</text:p>
          </table:table-cell>
          <table:table-cell office:value-type="string">
            <text:p>renting</text:p>
          </table:table-cell>
          <table:table-cell office:value-type="string">
            <text:p>as</text:p>
          </table:table-cell>
          <table:table-cell office:value-type="string">
            <text:p>they</text:p>
          </table:table-cell>
          <table:table-cell office:value-type="string">
            <text:p>do</text:p>
          </table:table-cell>
          <table:table-cell office:value-type="string">
            <text:p>selling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aut</text:p>
          </table:table-cell>
          <table:table-cell office:value-type="string">
            <text:p>they.R.SUB</text:p>
          </table:table-cell>
          <table:table-cell office:value-type="string">
            <text:p>do.NEG.+NEG</text:p>
          </table:table-cell>
          <table:table-cell office:value-type="string">
            <text:p>make.V.INFIN</text:p>
          </table:table-cell>
          <table:table-cell office:value-type="string">
            <text:p>a.PV.+PV[or]as.C</text:p>
          </table:table-cell>
          <table:table-cell office:value-type="string">
            <text:p>much.A</text:p>
          </table:table-cell>
          <table:table-cell office:value-type="string">
            <text:p>rent.ASV.+ASV</text:p>
          </table:table-cell>
          <table:table-cell office:value-type="string">
            <text:p>a.PV.+PV[or]as.C</text:p>
          </table:table-cell>
          <table:table-cell office:value-type="string">
            <text:p>they.R.SUB</text:p>
          </table:table-cell>
          <table:table-cell office:value-type="string">
            <text:p>do.V.INFIN</text:p>
          </table:table-cell>
          <table:table-cell office:value-type="string">
            <text:p>selling.V.PRESPAR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and</text:p>
          </table:table-cell>
          <table:table-cell office:value-type="string">
            <text:p>the</text:p>
          </table:table-cell>
          <table:table-cell office:value-type="string">
            <text:p>campgrounds</text:p>
          </table:table-cell>
          <table:table-cell office:value-type="string">
            <text:p>were</text:p>
          </table:table-cell>
          <table:table-cell office:value-type="string">
            <text:p>beautiful</text:p>
          </table:table-cell>
          <table:table-cell office:value-type="string">
            <text:p>places</text:p>
          </table:table-cell>
          <table:table-cell office:value-type="string">
            <text:p>to</text:p>
          </table:table-cell>
          <table:table-cell office:value-type="string">
            <text:p>build</text:p>
          </table:table-cell>
          <table:table-cell office:value-type="string">
            <text:p>on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the.T.DEF</text:p>
          </table:table-cell>
          <table:table-cell office:value-type="string">
            <text:p>campground.PV.+PV</text:p>
          </table:table-cell>
          <table:table-cell office:value-type="string">
            <text:p>were.V.2S123P.PAST</text:p>
          </table:table-cell>
          <table:table-cell office:value-type="string">
            <text:p>beautiful.A</text:p>
          </table:table-cell>
          <table:table-cell office:value-type="string">
            <text:p>place.PV.+PV</text:p>
          </table:table-cell>
          <table:table-cell office:value-type="string">
            <text:p>to.P</text:p>
          </table:table-cell>
          <table:table-cell office:value-type="string">
            <text:p>build.V.INFIN</text:p>
          </table:table-cell>
          <table:table-cell office:value-type="string">
            <text:p>on.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because</text:p>
          </table:table-cell>
          <table:table-cell office:value-type="string">
            <text:p>they</text:p>
          </table:table-cell>
          <table:table-cell office:value-type="string">
            <text:p>were</text:p>
          </table:table-cell>
          <table:table-cell office:value-type="string">
            <text:p>huge</text:p>
          </table:table-cell>
          <table:table-cell office:value-type="string">
            <text:p>pieces</text:p>
          </table:table-cell>
          <table:table-cell office:value-type="string">
            <text:p>of</text:p>
          </table:table-cell>
          <table:table-cell office:value-type="string">
            <text:p>property</text:p>
          </table:table-cell>
          <table:table-cell office:value-type="string">
            <text:p>a</text:p>
          </table:table-cell>
          <table:table-cell office:value-type="string">
            <text:p>lot</text:p>
          </table:table-cell>
          <table:table-cell office:value-type="string">
            <text:p>of</text:p>
          </table:table-cell>
          <table:table-cell office:value-type="string">
            <text:p>them</text:p>
          </table:table-cell>
          <table:table-cell office:value-type="string">
            <text:p>right</text:p>
          </table:table-cell>
          <table:table-cell office:value-type="string">
            <text:p>on</text:p>
          </table:table-cell>
          <table:table-cell office:value-type="string">
            <text:p>the</text:p>
          </table:table-cell>
          <table:table-cell office:value-type="string">
            <text:p>ocean</text:p>
          </table:table-cell>
          <table:table-cell office:value-type="string">
            <text:p>on</text:p>
          </table:table-cell>
          <table:table-cell office:value-type="string">
            <text:p>the</text:p>
          </table:table-cell>
          <table:table-cell office:value-type="string">
            <text:p>water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aut</text:p>
          </table:table-cell>
          <table:table-cell office:value-type="string">
            <text:p>because.C</text:p>
          </table:table-cell>
          <table:table-cell office:value-type="string">
            <text:p>they.R.SUB</text:p>
          </table:table-cell>
          <table:table-cell office:value-type="string">
            <text:p>were.V.2S123P.PAST</text:p>
          </table:table-cell>
          <table:table-cell office:value-type="string">
            <text:p>huge.A</text:p>
          </table:table-cell>
          <table:table-cell office:value-type="string">
            <text:p>piece.PV.+PV</text:p>
          </table:table-cell>
          <table:table-cell office:value-type="string">
            <text:p>of.P</text:p>
          </table:table-cell>
          <table:table-cell office:value-type="string">
            <text:p>property.N.S</text:p>
          </table:table-cell>
          <table:table-cell office:value-type="string">
            <text:p>a.T.IND</text:p>
          </table:table-cell>
          <table:table-cell office:value-type="string">
            <text:p>lot.N.S</text:p>
          </table:table-cell>
          <table:table-cell office:value-type="string">
            <text:p>of.P</text:p>
          </table:table-cell>
          <table:table-cell office:value-type="string">
            <text:p>them.R.OBJ.3P</text:p>
          </table:table-cell>
          <table:table-cell office:value-type="string">
            <text:p>right.A</text:p>
          </table:table-cell>
          <table:table-cell office:value-type="string">
            <text:p>on.P</text:p>
          </table:table-cell>
          <table:table-cell office:value-type="string">
            <text:p>the.T.DEF</text:p>
          </table:table-cell>
          <table:table-cell office:value-type="string">
            <text:p>ocean.N.S</text:p>
          </table:table-cell>
          <table:table-cell office:value-type="string">
            <text:p>on.P</text:p>
          </table:table-cell>
          <table:table-cell office:value-type="string">
            <text:p>the.T.DEF</text:p>
          </table:table-cell>
          <table:table-cell office:value-type="string">
            <text:p>wat.A.COMP.+A.COMP[or]water.N.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o</text:p>
          </table:table-cell>
          <table:table-cell office:value-type="string">
            <text:p>you</text:p>
          </table:table-cell>
          <table:table-cell office:value-type="string">
            <text:p>know</text:p>
          </table:table-cell>
          <table:table-cell office:value-type="string">
            <text:p>it</text:p>
          </table:table-cell>
          <table:table-cell office:value-type="string">
            <text:p>was</text:p>
          </table:table-cell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deal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so.B</text:p>
          </table:table-cell>
          <table:table-cell office:value-type="string">
            <text:p>you.R.2SP</text:p>
          </table:table-cell>
          <table:table-cell office:value-type="string">
            <text:p>know.V.INFIN</text:p>
          </table:table-cell>
          <table:table-cell office:value-type="string">
            <text:p>it.R.N.3S</text:p>
          </table:table-cell>
          <table:table-cell office:value-type="string">
            <text:p>was.V.13S.PAST</text:p>
          </table:table-cell>
          <table:table-cell office:value-type="string">
            <text:p>a.T.IND</text:p>
          </table:table-cell>
          <table:table-cell office:value-type="string">
            <text:p>good.A</text:p>
          </table:table-cell>
          <table:table-cell office:value-type="string">
            <text:p>deal.V.INFI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yes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o</text:p>
          </table:table-cell>
          <table:table-cell office:value-type="string">
            <text:p>they</text:p>
          </table:table-cell>
          <table:table-cell office:value-type="string">
            <text:p>closed</text:p>
          </table:table-cell>
          <table:table-cell office:value-type="string">
            <text:p>them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so.B</text:p>
          </table:table-cell>
          <table:table-cell office:value-type="string">
            <text:p>they.R.SUB</text:p>
          </table:table-cell>
          <table:table-cell office:value-type="string">
            <text:p>closed.AV</text:p>
          </table:table-cell>
          <table:table-cell office:value-type="string">
            <text:p>them.R.OBJ.3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au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American_Outdoors</text:p>
          </table:table-cell>
          <table:table-cell office:value-type="string">
            <text:p>was</text:p>
          </table:table-cell>
          <table:table-cell office:value-type="string">
            <text:p>a</text:p>
          </table:table-cell>
          <table:table-cell office:value-type="string">
            <text:p>beautiful</text:p>
          </table:table-cell>
          <table:table-cell office:value-type="string">
            <text:p>place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name</text:p>
          </table:table-cell>
          <table:table-cell office:value-type="string">
            <text:p>was.V.13S.PAST</text:p>
          </table:table-cell>
          <table:table-cell office:value-type="string">
            <text:p>a.T.IND</text:p>
          </table:table-cell>
          <table:table-cell office:value-type="string">
            <text:p>beautiful.A</text:p>
          </table:table-cell>
          <table:table-cell office:value-type="string">
            <text:p>place.N.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and</text:p>
          </table:table-cell>
          <table:table-cell office:value-type="string">
            <text:p>they</text:p>
          </table:table-cell>
          <table:table-cell office:value-type="string">
            <text:p>just</text:p>
          </table:table-cell>
          <table:table-cell office:value-type="string">
            <text:p>closed</text:p>
          </table:table-cell>
          <table:table-cell office:value-type="string">
            <text:p>it</text:p>
          </table:table-cell>
          <table:table-cell office:value-type="string">
            <text:p>down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they.R.SUB</text:p>
          </table:table-cell>
          <table:table-cell office:value-type="string">
            <text:p>just.A</text:p>
          </table:table-cell>
          <table:table-cell office:value-type="string">
            <text:p>close.AV.+AV[or]closed.AV</text:p>
          </table:table-cell>
          <table:table-cell office:value-type="string">
            <text:p>it.R.N.3S</text:p>
          </table:table-cell>
          <table:table-cell office:value-type="string">
            <text:p>down.P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wow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viste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dress.V.3S.PR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oh</text:p>
          </table:table-cell>
          <table:table-cell office:value-type="string">
            <text:p>look</text:p>
          </table:table-cell>
          <table:table-cell office:value-type="string">
            <text:p>at</text:p>
          </table:table-cell>
          <table:table-cell office:value-type="string">
            <text:p>the</text:p>
          </table:table-cell>
          <table:table-cell office:value-type="string">
            <text:p>little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office:value-type="string">
            <text:p>look.V.INFIN</text:p>
          </table:table-cell>
          <table:table-cell office:value-type="string">
            <text:p>at.P</text:p>
          </table:table-cell>
          <table:table-cell office:value-type="string">
            <text:p>the.T.DEF</text:p>
          </table:table-cell>
          <table:table-cell office:value-type="string">
            <text:p>little.A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la</text:p>
          </table:table-cell>
          <table:table-cell office:value-type="string">
            <text:p>coneja</text:p>
          </table:table-cell>
          <table:table-cell office:value-type="string">
            <text:p>de</text:p>
          </table:table-cell>
          <table:table-cell office:value-type="string">
            <text:p>Pepit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her.R.OBJ.F.3S[or]the.T.DEF.F.SG</text:p>
          </table:table-cell>
          <table:table-cell office:value-type="string">
            <text:p>rabbit.N.F.SG</text:p>
          </table:table-cell>
          <table:table-cell office:value-type="string">
            <text:p>of.P</text:p>
          </table:table-cell>
          <table:table-cell office:value-type="string">
            <text:p>na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es</text:p>
          </table:table-cell>
          <table:table-cell office:value-type="string">
            <text:p>una</text:p>
          </table:table-cell>
          <table:table-cell office:value-type="string">
            <text:p>conejita</text:p>
          </table:table-cell>
          <table:table-cell office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office:value-type="string">
            <text:p>be.V.3S.PRES</text:p>
          </table:table-cell>
          <table:table-cell office:value-type="string">
            <text:p>one.R.F.SG[or]a.T.IND.F.SG[or]unite.V.1S.PRESSUBJ[or]unite.V.3S.IMPER[or]unite.V.3S.PRESSUBJ</text:p>
          </table:table-cell>
          <table:table-cell office:value-type="string">
            <text:p>bunny.N.F.S.DI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Cleopatra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name</text:p>
          </table:table-cell>
          <table:table-cell office:value-type="string">
            <text:p>yeah.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eah</text:p>
          </table:table-cell>
          <table:table-cell office:value-type="string">
            <text:p>that's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office:value-type="string">
            <text:p>that.GB.+GB[or]that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oh</text:p>
          </table:table-cell>
          <table:table-cell office:value-type="string">
            <text:p>my</text:p>
          </table:table-cell>
          <table:table-cell office:value-type="string">
            <text:p>god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office:value-type="string">
            <text:p>my.A.POSS.1S</text:p>
          </table:table-cell>
          <table:table-cell office:value-type="string">
            <text:p>god.N.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when</text:p>
          </table:table-cell>
          <table:table-cell office:value-type="string">
            <text:p>Pepita</text:p>
          </table:table-cell>
          <table:table-cell office:value-type="string">
            <text:p>moved</text:p>
          </table:table-cell>
          <table:table-cell office:value-type="string">
            <text:p>to</text:p>
          </table:table-cell>
          <table:table-cell office:value-type="string">
            <text:p>Tampa</text:p>
          </table:table-cell>
          <table:table-cell office:value-type="string">
            <text:p>she</text:p>
          </table:table-cell>
          <table:table-cell office:value-type="string">
            <text:p>acquired</text:p>
          </table:table-cell>
          <table:table-cell office:value-type="string">
            <text:p>the</text:p>
          </table:table-cell>
          <table:table-cell office:value-type="string">
            <text:p>rabbit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ut</text:p>
          </table:table-cell>
          <table:table-cell office:value-type="string">
            <text:p>when.W</text:p>
          </table:table-cell>
          <table:table-cell office:value-type="string">
            <text:p>name</text:p>
          </table:table-cell>
          <table:table-cell office:value-type="string">
            <text:p>moved.AV</text:p>
          </table:table-cell>
          <table:table-cell office:value-type="string">
            <text:p>to.P</text:p>
          </table:table-cell>
          <table:table-cell office:value-type="string">
            <text:p>name</text:p>
          </table:table-cell>
          <table:table-cell office:value-type="string">
            <text:p>she.R.SUB.F.3S</text:p>
          </table:table-cell>
          <table:table-cell office:value-type="string">
            <text:p>acquired.AV</text:p>
          </table:table-cell>
          <table:table-cell office:value-type="string">
            <text:p>the.T.DEF</text:p>
          </table:table-cell>
          <table:table-cell office:value-type="string">
            <text:p>rabbit.N.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wow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</text:p>
          </table:table-cell>
          <table:table-cell office:value-type="string">
            <text:p>that</text:p>
          </table:table-cell>
          <table:table-cell office:value-type="string">
            <text:p>was</text:p>
          </table:table-cell>
          <table:table-cell office:value-type="string">
            <text:p>her</text:p>
          </table:table-cell>
          <table:table-cell office:value-type="string">
            <text:p>companion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that.D.FAR[or]that.C</text:p>
          </table:table-cell>
          <table:table-cell office:value-type="string">
            <text:p>was.V.13S.PAST</text:p>
          </table:table-cell>
          <table:table-cell office:value-type="string">
            <text:p>her.A.POSS.F.3S</text:p>
          </table:table-cell>
          <table:table-cell office:value-type="string">
            <text:p>companion.N.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is</text:p>
          </table:table-cell>
          <table:table-cell office:value-type="string">
            <text:p>it</text:p>
          </table:table-cell>
          <table:table-cell office:value-type="string">
            <text:p>a</text:p>
          </table:table-cell>
          <table:table-cell office:value-type="string">
            <text:p>miniature</text:p>
          </table:table-cell>
          <table:table-cell office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be.V.3S.PRES</text:p>
          </table:table-cell>
          <table:table-cell office:value-type="string">
            <text:p>it.R.N.3S</text:p>
          </table:table-cell>
          <table:table-cell office:value-type="string">
            <text:p>a.T.IND</text:p>
          </table:table-cell>
          <table:table-cell office:value-type="string">
            <text:p>miniature.N.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no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it's</text:p>
          </table:table-cell>
          <table:table-cell office:value-type="string">
            <text:p>a</text:p>
          </table:table-cell>
          <table:table-cell office:value-type="string">
            <text:p>Dutch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office:value-type="string">
            <text:p>it.GB.+GB</text:p>
          </table:table-cell>
          <table:table-cell office:value-type="string">
            <text:p>a.T.IND</text:p>
          </table:table-cell>
          <table:table-cell office:value-type="string">
            <text:p>nam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no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I</text:p>
          </table:table-cell>
          <table:table-cell office:value-type="string">
            <text:p>don't</text:p>
          </table:table-cell>
          <table:table-cell office:value-type="string">
            <text:p>know</text:p>
          </table:table-cell>
          <table:table-cell office:value-type="string">
            <text:p>something</text:p>
          </table:table-cell>
          <table:table-cell office:value-type="string">
            <text:p>Dutch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I.R.SUB.1S</text:p>
          </table:table-cell>
          <table:table-cell office:value-type="string">
            <text:p>do.NEG.+NEG</text:p>
          </table:table-cell>
          <table:table-cell office:value-type="string">
            <text:p>know.V.INFIN</text:p>
          </table:table-cell>
          <table:table-cell office:value-type="string">
            <text:p>something.R</text:p>
          </table:table-cell>
          <table:table-cell office:value-type="string">
            <text:p>nam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xxx.</text:p>
          </table:table-cell>
          <table:table-cell table:number-columns-repeated="1022"/>
        </table:table-row>
        <table:table-row table:style-name="ro1">
          <table:table-cell office:value-type="string">
            <text:p>au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ay</text:p>
          </table:table-cell>
          <table:table-cell office:value-type="string">
            <text:p>how</text:p>
          </table:table-cell>
          <table:table-cell office:value-type="string">
            <text:p>pretty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office:value-type="string">
            <text:p>oh.E</text:p>
          </table:table-cell>
          <table:table-cell office:value-type="string">
            <text:p>how.B</text:p>
          </table:table-cell>
          <table:table-cell office:value-type="string">
            <text:p>pretty.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I</text:p>
          </table:table-cell>
          <table:table-cell office:value-type="string">
            <text:p>have</text:p>
          </table:table-cell>
          <table:table-cell office:value-type="string">
            <text:p>a</text:p>
          </table:table-cell>
          <table:table-cell office:value-type="string">
            <text:p>friend</text:p>
          </table:table-cell>
          <table:table-cell office:value-type="string">
            <text:p>of</text:p>
          </table:table-cell>
          <table:table-cell office:value-type="string">
            <text:p>mine</text:p>
          </table:table-cell>
          <table:table-cell office:value-type="string">
            <text:p>that</text:p>
          </table:table-cell>
          <table:table-cell office:value-type="string">
            <text:p>has</text:p>
          </table:table-cell>
          <table:table-cell office:value-type="string">
            <text:p>two</text:p>
          </table:table-cell>
          <table:table-cell office:value-type="string">
            <text:p>miniature</text:p>
          </table:table-cell>
          <table:table-cell office:value-type="string">
            <text:p>rabbits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aut</text:p>
          </table:table-cell>
          <table:table-cell office:value-type="string">
            <text:p>I.R.SUB.1S</text:p>
          </table:table-cell>
          <table:table-cell office:value-type="string">
            <text:p>have.SV.INFIN</text:p>
          </table:table-cell>
          <table:table-cell office:value-type="string">
            <text:p>a.T.IND</text:p>
          </table:table-cell>
          <table:table-cell office:value-type="string">
            <text:p>friend.N.S</text:p>
          </table:table-cell>
          <table:table-cell office:value-type="string">
            <text:p>of.P</text:p>
          </table:table-cell>
          <table:table-cell office:value-type="string">
            <text:p>mine.R.POSS.1S</text:p>
          </table:table-cell>
          <table:table-cell office:value-type="string">
            <text:p>that.D.FAR[or]that.C</text:p>
          </table:table-cell>
          <table:table-cell office:value-type="string">
            <text:p>has.V.3S.PRES</text:p>
          </table:table-cell>
          <table:table-cell office:value-type="string">
            <text:p>two.N.S</text:p>
          </table:table-cell>
          <table:table-cell office:value-type="string">
            <text:p>miniature.N.S</text:p>
          </table:table-cell>
          <table:table-cell office:value-type="string">
            <text:p>rabbit.PV.+PV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he</text:p>
          </table:table-cell>
          <table:table-cell office:value-type="string">
            <text:p>keep</text:p>
          </table:table-cell>
          <table:table-cell office:value-type="string">
            <text:p>he</text:p>
          </table:table-cell>
          <table:table-cell office:value-type="string">
            <text:p>has</text:p>
          </table:table-cell>
          <table:table-cell office:value-type="string">
            <text:p>them</text:p>
          </table:table-cell>
          <table:table-cell office:value-type="string">
            <text:p>as</text:p>
          </table:table-cell>
          <table:table-cell office:value-type="string">
            <text:p>pet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he.R.SUB.M.3S</text:p>
          </table:table-cell>
          <table:table-cell office:value-type="string">
            <text:p>keep.V.INFIN</text:p>
          </table:table-cell>
          <table:table-cell office:value-type="string">
            <text:p>he.R.SUB.M.3S</text:p>
          </table:table-cell>
          <table:table-cell office:value-type="string">
            <text:p>has.V.3S.PRES</text:p>
          </table:table-cell>
          <table:table-cell office:value-type="string">
            <text:p>them.R.OBJ.3P</text:p>
          </table:table-cell>
          <table:table-cell office:value-type="string">
            <text:p>a.PV.+PV[or]as.C</text:p>
          </table:table-cell>
          <table:table-cell office:value-type="string">
            <text:p>pet.PV.+PV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and</text:p>
          </table:table-cell>
          <table:table-cell office:value-type="string">
            <text:p>they</text:p>
          </table:table-cell>
          <table:table-cell office:value-type="string">
            <text:p>are</text:p>
          </table:table-cell>
          <table:table-cell office:value-type="string">
            <text:p>little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they.R.SUB</text:p>
          </table:table-cell>
          <table:table-cell office:value-type="string">
            <text:p>be.V.123P.PRES</text:p>
          </table:table-cell>
          <table:table-cell office:value-type="string">
            <text:p>little.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they</text:p>
          </table:table-cell>
          <table:table-cell office:value-type="string">
            <text:p>don't</text:p>
          </table:table-cell>
          <table:table-cell office:value-type="string">
            <text:p>grow</text:p>
          </table:table-cell>
          <table:table-cell office:value-type="string">
            <text:p>much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they.R.SUB</text:p>
          </table:table-cell>
          <table:table-cell office:value-type="string">
            <text:p>do.NEG.+NEG</text:p>
          </table:table-cell>
          <table:table-cell office:value-type="string">
            <text:p>grow.V.INFIN</text:p>
          </table:table-cell>
          <table:table-cell office:value-type="string">
            <text:p>much.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au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sta</text:p>
          </table:table-cell>
          <table:table-cell office:value-type="string">
            <text:p>she</text:p>
          </table:table-cell>
          <table:table-cell office:value-type="string">
            <text:p>got</text:p>
          </table:table-cell>
          <table:table-cell office:value-type="string">
            <text:p>it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this.A.DEM.F.SG</text:p>
          </table:table-cell>
          <table:table-cell office:value-type="string">
            <text:p>she.R.SUB.F.3S</text:p>
          </table:table-cell>
          <table:table-cell office:value-type="string">
            <text:p>got.V.PAST+P</text:p>
          </table:table-cell>
          <table:table-cell office:value-type="string">
            <text:p>it.R.N.3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and</text:p>
          </table:table-cell>
          <table:table-cell office:value-type="string">
            <text:p>I</text:p>
          </table:table-cell>
          <table:table-cell office:value-type="string">
            <text:p>have</text:p>
          </table:table-cell>
          <table:table-cell office:value-type="string">
            <text:p>another</text:p>
          </table:table-cell>
          <table:table-cell office:value-type="string">
            <text:p>doctor</text:p>
          </table:table-cell>
          <table:table-cell office:value-type="string">
            <text:p>over</text:p>
          </table:table-cell>
          <table:table-cell office:value-type="string">
            <text:p>there</text:p>
          </table:table-cell>
          <table:table-cell office:value-type="string">
            <text:p>that</text:p>
          </table:table-cell>
          <table:table-cell office:value-type="string">
            <text:p>has</text:p>
          </table:table-cell>
          <table:table-cell office:value-type="string">
            <text:p>a</text:p>
          </table:table-cell>
          <table:table-cell office:value-type="string">
            <text:p>miniature</text:p>
          </table:table-cell>
          <table:table-cell office:value-type="string">
            <text:p>pig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I.R.SUB.1S</text:p>
          </table:table-cell>
          <table:table-cell office:value-type="string">
            <text:p>have.SV.INFIN</text:p>
          </table:table-cell>
          <table:table-cell office:value-type="string">
            <text:p>another.A</text:p>
          </table:table-cell>
          <table:table-cell office:value-type="string">
            <text:p>doctor.N.S</text:p>
          </table:table-cell>
          <table:table-cell office:value-type="string">
            <text:p>over.P</text:p>
          </table:table-cell>
          <table:table-cell office:value-type="string">
            <text:p>there.B</text:p>
          </table:table-cell>
          <table:table-cell office:value-type="string">
            <text:p>that.D.FAR[or]that.C</text:p>
          </table:table-cell>
          <table:table-cell office:value-type="string">
            <text:p>has.V.3S.PRES</text:p>
          </table:table-cell>
          <table:table-cell office:value-type="string">
            <text:p>a.T.IND</text:p>
          </table:table-cell>
          <table:table-cell office:value-type="string">
            <text:p>miniature.N.S</text:p>
          </table:table-cell>
          <table:table-cell office:value-type="string">
            <text:p>pig.N.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that's</text:p>
          </table:table-cell>
          <table:table-cell office:value-type="string">
            <text:p>the</text:p>
          </table:table-cell>
          <table:table-cell office:value-type="string">
            <text:p>daughter's</text:p>
          </table:table-cell>
          <table:table-cell office:value-type="string">
            <text:p>pet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that.GB.+GB[or]that.C</text:p>
          </table:table-cell>
          <table:table-cell office:value-type="string">
            <text:p>the.T.DEF</text:p>
          </table:table-cell>
          <table:table-cell office:value-type="string">
            <text:p>daughter.GB.+GB</text:p>
          </table:table-cell>
          <table:table-cell office:value-type="string">
            <text:p>pet.N.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it's</text:p>
          </table:table-cell>
          <table:table-cell office:value-type="string">
            <text:p>a</text:p>
          </table:table-cell>
          <table:table-cell office:value-type="string">
            <text:p>pig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office:value-type="string">
            <text:p>it.GB.+GB</text:p>
          </table:table-cell>
          <table:table-cell office:value-type="string">
            <text:p>a.T.IND</text:p>
          </table:table-cell>
          <table:table-cell office:value-type="string">
            <text:p>pig.N.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table:number-columns-repeated="2" office:value-type="string">
            <text:p>that</text:p>
          </table:table-cell>
          <table:table-cell table:number-columns-repeated="2" office:value-type="string">
            <text:p>real</text:p>
          </table:table-cell>
          <table:table-cell office:value-type="string">
            <text:p>pig</text:p>
          </table:table-cell>
          <table:table-cell table:number-columns-repeated="3" office:value-type="string">
            <text:p>los</text:p>
          </table:table-cell>
          <table:table-cell table:number-columns-repeated="2" office:value-type="string">
            <text:p>with</text:p>
          </table:table-cell>
          <table:table-cell office:value-type="string">
            <text:p>a</text:p>
          </table:table-cell>
          <table:table-cell office:value-type="string">
            <text:p>big</text:p>
          </table:table-cell>
          <table:table-cell office:value-type="string">
            <text:p>belly</text:p>
          </table:table-cell>
          <table:table-cell office:value-type="string">
            <text:p>?</text:p>
          </table:table-cell>
          <table:table-cell table:number-columns-repeated="1009"/>
        </table:table-row>
        <table:table-row table:style-name="ro1">
          <table:table-cell office:value-type="string">
            <text:p>aut</text:p>
          </table:table-cell>
          <table:table-cell table:number-columns-repeated="2" office:value-type="string">
            <text:p>that.D.FAR[or]that.C</text:p>
          </table:table-cell>
          <table:table-cell table:number-columns-repeated="2" office:value-type="string">
            <text:p>real.A</text:p>
          </table:table-cell>
          <table:table-cell office:value-type="string">
            <text:p>pig.N.S</text:p>
          </table:table-cell>
          <table:table-cell table:number-columns-repeated="3" office:value-type="string">
            <text:p>them.R.OBJ.M.3P[or]the.T.DEF.M.PL</text:p>
          </table:table-cell>
          <table:table-cell table:number-columns-repeated="2" office:value-type="string">
            <text:p>with.P</text:p>
          </table:table-cell>
          <table:table-cell office:value-type="string">
            <text:p>a.T.IND</text:p>
          </table:table-cell>
          <table:table-cell office:value-type="string">
            <text:p>big.A</text:p>
          </table:table-cell>
          <table:table-cell office:value-type="string">
            <text:p>bel.ADV.+ADV[or]belly.N.S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mmhm</text:p>
          </table:table-cell>
          <table:table-cell office:value-type="string">
            <text:p>but</text:p>
          </table:table-cell>
          <table:table-cell office:value-type="string">
            <text:p>the</text:p>
          </table:table-cell>
          <table:table-cell office:value-type="string">
            <text:p>little</text:p>
          </table:table-cell>
          <table:table-cell office:value-type="string">
            <text:p>ones</text:p>
          </table:table-cell>
          <table:table-cell office:value-type="string">
            <text:p>the</text:p>
          </table:table-cell>
          <table:table-cell office:value-type="string">
            <text:p>miniature</text:p>
          </table:table-cell>
          <table:table-cell office:value-type="string">
            <text:p>ones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office:value-type="string">
            <text:p>but.C</text:p>
          </table:table-cell>
          <table:table-cell office:value-type="string">
            <text:p>the.T.DEF</text:p>
          </table:table-cell>
          <table:table-cell office:value-type="string">
            <text:p>little.A</text:p>
          </table:table-cell>
          <table:table-cell office:value-type="string">
            <text:p>unk</text:p>
          </table:table-cell>
          <table:table-cell office:value-type="string">
            <text:p>the.T.DEF</text:p>
          </table:table-cell>
          <table:table-cell office:value-type="string">
            <text:p>miniature.N.S</text:p>
          </table:table-cell>
          <table:table-cell office:value-type="string">
            <text:p>unk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how</text:p>
          </table:table-cell>
          <table:table-cell office:value-type="string">
            <text:p>cute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how.B</text:p>
          </table:table-cell>
          <table:table-cell office:value-type="string">
            <text:p>cute.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everybody</text:p>
          </table:table-cell>
          <table:table-cell office:value-type="string">
            <text:p>has</text:p>
          </table:table-cell>
          <table:table-cell office:value-type="string">
            <text:p>their</text:p>
          </table:table-cell>
          <table:table-cell office:value-type="string">
            <text:p>own</text:p>
          </table:table-cell>
          <table:table-cell office:value-type="string">
            <text:p>pet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everybody.R</text:p>
          </table:table-cell>
          <table:table-cell office:value-type="string">
            <text:p>has.V.3S.PRES</text:p>
          </table:table-cell>
          <table:table-cell office:value-type="string">
            <text:p>their.A.POSS.3P</text:p>
          </table:table-cell>
          <table:table-cell office:value-type="string">
            <text:p>own.A</text:p>
          </table:table-cell>
          <table:table-cell office:value-type="string">
            <text:p>pet.N.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how</text:p>
          </table:table-cell>
          <table:table-cell office:value-type="string">
            <text:p>is</text:p>
          </table:table-cell>
          <table:table-cell office:value-type="string">
            <text:p>everything</text:p>
          </table:table-cell>
          <table:table-cell office:value-type="string">
            <text:p>at</text:p>
          </table:table-cell>
          <table:table-cell office:value-type="string">
            <text:p>the</text:p>
          </table:table-cell>
          <table:table-cell office:value-type="string">
            <text:p>hospital</text:p>
          </table:table-cell>
          <table:table-cell office:value-type="string">
            <text:p>?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how.B</text:p>
          </table:table-cell>
          <table:table-cell office:value-type="string">
            <text:p>be.V.3S.PRES</text:p>
          </table:table-cell>
          <table:table-cell office:value-type="string">
            <text:p>everything.R</text:p>
          </table:table-cell>
          <table:table-cell office:value-type="string">
            <text:p>at.P</text:p>
          </table:table-cell>
          <table:table-cell office:value-type="string">
            <text:p>the.T.DEF</text:p>
          </table:table-cell>
          <table:table-cell office:value-type="string">
            <text:p>hospital.N.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good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good.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í</text:p>
          </table:table-cell>
          <table:table-cell office:value-type="string">
            <text:p>?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himself.R.P.MF.3S[or]yes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it's</text:p>
          </table:table-cell>
          <table:table-cell office:value-type="string">
            <text:p>busy</text:p>
          </table:table-cell>
          <table:table-cell office:value-type="string">
            <text:p>but</text:p>
          </table:table-cell>
          <table:table-cell office:value-type="string">
            <text:p>it's</text:p>
          </table:table-cell>
          <table:table-cell office:value-type="string">
            <text:p>good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it.GB.+GB</text:p>
          </table:table-cell>
          <table:table-cell office:value-type="string">
            <text:p>busy.A</text:p>
          </table:table-cell>
          <table:table-cell office:value-type="string">
            <text:p>but.C</text:p>
          </table:table-cell>
          <table:table-cell office:value-type="string">
            <text:p>it.GB.+GB</text:p>
          </table:table-cell>
          <table:table-cell office:value-type="string">
            <text:p>good.A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ou</text:p>
          </table:table-cell>
          <table:table-cell office:value-type="string">
            <text:p>know</text:p>
          </table:table-cell>
          <table:table-cell office:value-type="string">
            <text:p>they</text:p>
          </table:table-cell>
          <table:table-cell office:value-type="string">
            <text:p>have</text:p>
          </table:table-cell>
          <table:table-cell office:value-type="string">
            <text:p>more</text:p>
          </table:table-cell>
          <table:table-cell office:value-type="string">
            <text:p>work</text:p>
          </table:table-cell>
          <table:table-cell office:value-type="string">
            <text:p>less</text:p>
          </table:table-cell>
          <table:table-cell office:value-type="string">
            <text:p>people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you.R.2SP</text:p>
          </table:table-cell>
          <table:table-cell office:value-type="string">
            <text:p>know.V.INFIN</text:p>
          </table:table-cell>
          <table:table-cell office:value-type="string">
            <text:p>they.R.SUB</text:p>
          </table:table-cell>
          <table:table-cell office:value-type="string">
            <text:p>have.SV.INFIN</text:p>
          </table:table-cell>
          <table:table-cell office:value-type="string">
            <text:p>more.A</text:p>
          </table:table-cell>
          <table:table-cell office:value-type="string">
            <text:p>work.N.S</text:p>
          </table:table-cell>
          <table:table-cell office:value-type="string">
            <text:p>less.A</text:p>
          </table:table-cell>
          <table:table-cell office:value-type="string">
            <text:p>people.N.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eah</text:p>
          </table:table-cell>
          <table:table-cell office:value-type="string">
            <text:p>and</text:p>
          </table:table-cell>
          <table:table-cell office:value-type="string">
            <text:p>less</text:p>
          </table:table-cell>
          <table:table-cell office:value-type="string">
            <text:p>money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office:value-type="string">
            <text:p>and.C</text:p>
          </table:table-cell>
          <table:table-cell office:value-type="string">
            <text:p>less.A</text:p>
          </table:table-cell>
          <table:table-cell office:value-type="string">
            <text:p>money.N.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every</text:p>
          </table:table-cell>
          <table:table-cell office:value-type="string">
            <text:p>yeah</text:p>
          </table:table-cell>
          <table:table-cell office:value-type="string">
            <text:p>because</text:p>
          </table:table-cell>
          <table:table-cell office:value-type="string">
            <text:p>you</text:p>
          </table:table-cell>
          <table:table-cell office:value-type="string">
            <text:p>have</text:p>
          </table:table-cell>
          <table:table-cell office:value-type="string">
            <text:p>to</text:p>
          </table:table-cell>
          <table:table-cell office:value-type="string">
            <text:p>work</text:p>
          </table:table-cell>
          <table:table-cell office:value-type="string">
            <text:p>double</text:p>
          </table:table-cell>
          <table:table-cell office:value-type="string">
            <text:p>s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ut</text:p>
          </table:table-cell>
          <table:table-cell office:value-type="string">
            <text:p>every.A</text:p>
          </table:table-cell>
          <table:table-cell office:value-type="string">
            <text:p>yeah.B</text:p>
          </table:table-cell>
          <table:table-cell office:value-type="string">
            <text:p>because.C</text:p>
          </table:table-cell>
          <table:table-cell office:value-type="string">
            <text:p>you.R.2SP</text:p>
          </table:table-cell>
          <table:table-cell office:value-type="string">
            <text:p>have.SV.INFIN</text:p>
          </table:table-cell>
          <table:table-cell office:value-type="string">
            <text:p>to.P</text:p>
          </table:table-cell>
          <table:table-cell office:value-type="string">
            <text:p>work.N.S</text:p>
          </table:table-cell>
          <table:table-cell office:value-type="string">
            <text:p>double.A</text:p>
          </table:table-cell>
          <table:table-cell office:value-type="string">
            <text:p>so.B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table:number-columns-repeated="2" office:value-type="string">
            <text:p>yeah</text:p>
          </table:table-cell>
          <table:table-cell office:value-type="string">
            <text:p>we've</text:p>
          </table:table-cell>
          <table:table-cell office:value-type="string">
            <text:p>been</text:p>
          </table:table-cell>
          <table:table-cell office:value-type="string">
            <text:p>three</text:p>
          </table:table-cell>
          <table:table-cell office:value-type="string">
            <text:p>years</text:p>
          </table:table-cell>
          <table:table-cell office:value-type="string">
            <text:p>without</text:p>
          </table:table-cell>
          <table:table-cell office:value-type="string">
            <text:p>a</text:p>
          </table:table-cell>
          <table:table-cell office:value-type="string">
            <text:p>raise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ut</text:p>
          </table:table-cell>
          <table:table-cell table:number-columns-repeated="2" office:value-type="string">
            <text:p>yeah.B</text:p>
          </table:table-cell>
          <table:table-cell office:value-type="string">
            <text:p>we.HAVE.V.PRES.+HAVE.V.PRES</text:p>
          </table:table-cell>
          <table:table-cell office:value-type="string">
            <text:p>been.V.PASTPART</text:p>
          </table:table-cell>
          <table:table-cell office:value-type="string">
            <text:p>three.N.S</text:p>
          </table:table-cell>
          <table:table-cell office:value-type="string">
            <text:p>year.PV.+PV[or]year.N.S</text:p>
          </table:table-cell>
          <table:table-cell office:value-type="string">
            <text:p>without.P</text:p>
          </table:table-cell>
          <table:table-cell office:value-type="string">
            <text:p>a.T.IND</text:p>
          </table:table-cell>
          <table:table-cell office:value-type="string">
            <text:p>raise.V.INFI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because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because.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I</text:p>
          </table:table-cell>
          <table:table-cell office:value-type="string">
            <text:p>mean</text:p>
          </table:table-cell>
          <table:table-cell office:value-type="string">
            <text:p>what</text:p>
          </table:table-cell>
          <table:table-cell office:value-type="string">
            <text:p>we</text:p>
          </table:table-cell>
          <table:table-cell office:value-type="string">
            <text:p>do</text:p>
          </table:table-cell>
          <table:table-cell office:value-type="string">
            <text:p>is</text:p>
          </table:table-cell>
          <table:table-cell office:value-type="string">
            <text:p>they</text:p>
          </table:table-cell>
          <table:table-cell office:value-type="string">
            <text:p>give</text:p>
          </table:table-cell>
          <table:table-cell office:value-type="string">
            <text:p>us</text:p>
          </table:table-cell>
          <table:table-cell office:value-type="string">
            <text:p>like</text:p>
          </table:table-cell>
          <table:table-cell office:value-type="string">
            <text:p>a</text:p>
          </table:table-cell>
          <table:table-cell office:value-type="string">
            <text:p>raise</text:p>
          </table:table-cell>
          <table:table-cell office:value-type="string">
            <text:p>I</text:p>
          </table:table-cell>
          <table:table-cell office:value-type="string">
            <text:p>mean</text:p>
          </table:table-cell>
          <table:table-cell office:value-type="string">
            <text:p>is</text:p>
          </table:table-cell>
          <table:table-cell office:value-type="string">
            <text:p>it</text:p>
          </table:table-cell>
          <table:table-cell office:value-type="string">
            <text:p>depends</text:p>
          </table:table-cell>
          <table:table-cell office:value-type="string">
            <text:p>on</text:p>
          </table:table-cell>
          <table:table-cell office:value-type="string">
            <text:p>how</text:p>
          </table:table-cell>
          <table:table-cell office:value-type="string">
            <text:p>much</text:p>
          </table:table-cell>
          <table:table-cell office:value-type="string">
            <text:p>you</text:p>
          </table:table-cell>
          <table:table-cell office:value-type="string">
            <text:p>make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string">
            <text:p>aut</text:p>
          </table:table-cell>
          <table:table-cell office:value-type="string">
            <text:p>I.R.SUB.1S</text:p>
          </table:table-cell>
          <table:table-cell office:value-type="string">
            <text:p>mean.V.INFIN</text:p>
          </table:table-cell>
          <table:table-cell office:value-type="string">
            <text:p>what.W</text:p>
          </table:table-cell>
          <table:table-cell office:value-type="string">
            <text:p>we.R.SUB.1P</text:p>
          </table:table-cell>
          <table:table-cell office:value-type="string">
            <text:p>do.V.INFIN</text:p>
          </table:table-cell>
          <table:table-cell office:value-type="string">
            <text:p>be.V.3S.PRES</text:p>
          </table:table-cell>
          <table:table-cell office:value-type="string">
            <text:p>they.R.SUB</text:p>
          </table:table-cell>
          <table:table-cell office:value-type="string">
            <text:p>give.V.INFIN</text:p>
          </table:table-cell>
          <table:table-cell office:value-type="string">
            <text:p>us.R.OBJ.1P</text:p>
          </table:table-cell>
          <table:table-cell office:value-type="string">
            <text:p>like.C</text:p>
          </table:table-cell>
          <table:table-cell office:value-type="string">
            <text:p>a.T.IND</text:p>
          </table:table-cell>
          <table:table-cell office:value-type="string">
            <text:p>raise.V.INFIN</text:p>
          </table:table-cell>
          <table:table-cell office:value-type="string">
            <text:p>I.R.SUB.1S</text:p>
          </table:table-cell>
          <table:table-cell office:value-type="string">
            <text:p>mean.V.INFIN</text:p>
          </table:table-cell>
          <table:table-cell office:value-type="string">
            <text:p>be.V.3S.PRES</text:p>
          </table:table-cell>
          <table:table-cell office:value-type="string">
            <text:p>it.R.N.3S</text:p>
          </table:table-cell>
          <table:table-cell office:value-type="string">
            <text:p>depend.PV.+PV</text:p>
          </table:table-cell>
          <table:table-cell office:value-type="string">
            <text:p>on.P</text:p>
          </table:table-cell>
          <table:table-cell office:value-type="string">
            <text:p>how.B</text:p>
          </table:table-cell>
          <table:table-cell office:value-type="string">
            <text:p>much.A</text:p>
          </table:table-cell>
          <table:table-cell office:value-type="string">
            <text:p>you.R.2SP</text:p>
          </table:table-cell>
          <table:table-cell office:value-type="string">
            <text:p>make.V.INFIN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but</text:p>
          </table:table-cell>
          <table:table-cell office:value-type="string">
            <text:p>basically</text:p>
          </table:table-cell>
          <table:table-cell office:value-type="string">
            <text:p>what</text:p>
          </table:table-cell>
          <table:table-cell office:value-type="string">
            <text:p>it</text:p>
          </table:table-cell>
          <table:table-cell office:value-type="string">
            <text:p>does</text:p>
          </table:table-cell>
          <table:table-cell office:value-type="string">
            <text:p>is</text:p>
          </table:table-cell>
          <table:table-cell office:value-type="string">
            <text:p>then</text:p>
          </table:table-cell>
          <table:table-cell office:value-type="string">
            <text:p>every</text:p>
          </table:table-cell>
          <table:table-cell office:value-type="string">
            <text:p>year</text:p>
          </table:table-cell>
          <table:table-cell office:value-type="string">
            <text:p>they</text:p>
          </table:table-cell>
          <table:table-cell office:value-type="string">
            <text:p>put</text:p>
          </table:table-cell>
          <table:table-cell office:value-type="string">
            <text:p>up</text:p>
          </table:table-cell>
          <table:table-cell office:value-type="string">
            <text:p>the</text:p>
          </table:table-cell>
          <table:table-cell office:value-type="string">
            <text:p>insurances</text:p>
          </table:table-cell>
          <table:table-cell office:value-type="string">
            <text:p>so</text:p>
          </table:table-cell>
          <table:table-cell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office:value-type="string">
            <text:p>basically.B</text:p>
          </table:table-cell>
          <table:table-cell office:value-type="string">
            <text:p>what.W</text:p>
          </table:table-cell>
          <table:table-cell office:value-type="string">
            <text:p>it.R.N.3S</text:p>
          </table:table-cell>
          <table:table-cell office:value-type="string">
            <text:p>does.V.INFIN</text:p>
          </table:table-cell>
          <table:table-cell office:value-type="string">
            <text:p>be.V.3S.PRES</text:p>
          </table:table-cell>
          <table:table-cell office:value-type="string">
            <text:p>then.B</text:p>
          </table:table-cell>
          <table:table-cell office:value-type="string">
            <text:p>every.A</text:p>
          </table:table-cell>
          <table:table-cell office:value-type="string">
            <text:p>year.N.S</text:p>
          </table:table-cell>
          <table:table-cell office:value-type="string">
            <text:p>they.R.SUB</text:p>
          </table:table-cell>
          <table:table-cell office:value-type="string">
            <text:p>put.V.INFIN</text:p>
          </table:table-cell>
          <table:table-cell office:value-type="string">
            <text:p>up.N.S</text:p>
          </table:table-cell>
          <table:table-cell office:value-type="string">
            <text:p>the.T.DEF</text:p>
          </table:table-cell>
          <table:table-cell office:value-type="string">
            <text:p>insurance.PV.+PV</text:p>
          </table:table-cell>
          <table:table-cell office:value-type="string">
            <text:p>so.B</text:p>
          </table:table-cell>
          <table:table-cell office:value-type="string">
            <text:p>high.A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that</text:p>
          </table:table-cell>
          <table:table-cell office:value-type="string">
            <text:p>the</text:p>
          </table:table-cell>
          <table:table-cell office:value-type="string">
            <text:p>little</text:p>
          </table:table-cell>
          <table:table-cell office:value-type="string">
            <text:p>money</text:p>
          </table:table-cell>
          <table:table-cell office:value-type="string">
            <text:p>that</text:p>
          </table:table-cell>
          <table:table-cell office:value-type="string">
            <text:p>you</text:p>
          </table:table-cell>
          <table:table-cell office:value-type="string">
            <text:p>are</text:p>
          </table:table-cell>
          <table:table-cell office:value-type="string">
            <text:p>making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that.D.FAR[or]that.C</text:p>
          </table:table-cell>
          <table:table-cell office:value-type="string">
            <text:p>the.T.DEF</text:p>
          </table:table-cell>
          <table:table-cell office:value-type="string">
            <text:p>little.A</text:p>
          </table:table-cell>
          <table:table-cell office:value-type="string">
            <text:p>money.N.S</text:p>
          </table:table-cell>
          <table:table-cell office:value-type="string">
            <text:p>that.D.FAR[or]that.C</text:p>
          </table:table-cell>
          <table:table-cell office:value-type="string">
            <text:p>you.R.2SP</text:p>
          </table:table-cell>
          <table:table-cell office:value-type="string">
            <text:p>be.V.123P.PRES</text:p>
          </table:table-cell>
          <table:table-cell office:value-type="string">
            <text:p>making.N.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they</text:p>
          </table:table-cell>
          <table:table-cell office:value-type="string">
            <text:p>take</text:p>
          </table:table-cell>
          <table:table-cell office:value-type="string">
            <text:p>it</text:p>
          </table:table-cell>
          <table:table-cell office:value-type="string">
            <text:p>away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they.R.SUB</text:p>
          </table:table-cell>
          <table:table-cell office:value-type="string">
            <text:p>take.V.INFIN</text:p>
          </table:table-cell>
          <table:table-cell office:value-type="string">
            <text:p>it.R.N.3S</text:p>
          </table:table-cell>
          <table:table-cell office:value-type="string">
            <text:p>away.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it's</text:p>
          </table:table-cell>
          <table:table-cell office:value-type="string">
            <text:p>they</text:p>
          </table:table-cell>
          <table:table-cell office:value-type="string">
            <text:p>take</text:p>
          </table:table-cell>
          <table:table-cell office:value-type="string">
            <text:p>it</text:p>
          </table:table-cell>
          <table:table-cell office:value-type="string">
            <text:p>away</text:p>
          </table:table-cell>
          <table:table-cell office:value-type="string">
            <text:p>with</text:p>
          </table:table-cell>
          <table:table-cell office:value-type="string">
            <text:p>the</text:p>
          </table:table-cell>
          <table:table-cell office:value-type="string">
            <text:p>insurance</text:p>
          </table:table-cell>
          <table:table-cell office:value-type="string">
            <text:p>so</text:p>
          </table:table-cell>
          <table:table-cell office:value-type="string">
            <text:p>really</text:p>
          </table:table-cell>
          <table:table-cell office:value-type="string">
            <text:p>you</text:p>
          </table:table-cell>
          <table:table-cell office:value-type="string">
            <text:p>are</text:p>
          </table:table-cell>
          <table:table-cell office:value-type="string">
            <text:p>not</text:p>
          </table:table-cell>
          <table:table-cell office:value-type="string">
            <text:p>seeing</text:p>
          </table:table-cell>
          <table:table-cell office:value-type="string">
            <text:p>much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aut</text:p>
          </table:table-cell>
          <table:table-cell office:value-type="string">
            <text:p>it.GB.+GB</text:p>
          </table:table-cell>
          <table:table-cell office:value-type="string">
            <text:p>they.R.SUB</text:p>
          </table:table-cell>
          <table:table-cell office:value-type="string">
            <text:p>take.V.INFIN</text:p>
          </table:table-cell>
          <table:table-cell office:value-type="string">
            <text:p>it.R.N.3S</text:p>
          </table:table-cell>
          <table:table-cell office:value-type="string">
            <text:p>away.B</text:p>
          </table:table-cell>
          <table:table-cell office:value-type="string">
            <text:p>with.P</text:p>
          </table:table-cell>
          <table:table-cell office:value-type="string">
            <text:p>the.T.DEF</text:p>
          </table:table-cell>
          <table:table-cell office:value-type="string">
            <text:p>insurance.N.S</text:p>
          </table:table-cell>
          <table:table-cell office:value-type="string">
            <text:p>so.B</text:p>
          </table:table-cell>
          <table:table-cell office:value-type="string">
            <text:p>real.ADV.+ADV[or]really.B</text:p>
          </table:table-cell>
          <table:table-cell office:value-type="string">
            <text:p>you.R.2SP</text:p>
          </table:table-cell>
          <table:table-cell office:value-type="string">
            <text:p>be.V.123P.PRES</text:p>
          </table:table-cell>
          <table:table-cell office:value-type="string">
            <text:p>not.B</text:p>
          </table:table-cell>
          <table:table-cell office:value-type="string">
            <text:p>seeing.N.S</text:p>
          </table:table-cell>
          <table:table-cell office:value-type="string">
            <text:p>much.A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í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himself.R.P.MF.3S[or]yes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it's</text:p>
          </table:table-cell>
          <table:table-cell office:value-type="string">
            <text:p>just</text:p>
          </table:table-cell>
          <table:table-cell office:value-type="string">
            <text:p>like</text:p>
          </table:table-cell>
          <table:table-cell office:value-type="string">
            <text:p>there's</text:p>
          </table:table-cell>
          <table:table-cell office:value-type="string">
            <text:p>no</text:p>
          </table:table-cell>
          <table:table-cell office:value-type="string">
            <text:p>raise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it.GB.+GB</text:p>
          </table:table-cell>
          <table:table-cell office:value-type="string">
            <text:p>just.A</text:p>
          </table:table-cell>
          <table:table-cell office:value-type="string">
            <text:p>like.C</text:p>
          </table:table-cell>
          <table:table-cell office:value-type="string">
            <text:p>there.GB.+GB</text:p>
          </table:table-cell>
          <table:table-cell office:value-type="string">
            <text:p>no.B</text:p>
          </table:table-cell>
          <table:table-cell office:value-type="string">
            <text:p>raise.V.INFIN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así</text:p>
          </table:table-cell>
          <table:table-cell office:value-type="string">
            <text:p>mismo</text:p>
          </table:table-cell>
          <table:table-cell office:value-type="string">
            <text:p>nos</text:p>
          </table:table-cell>
          <table:table-cell office:value-type="string">
            <text:p>pasa</text:p>
          </table:table-cell>
          <table:table-cell office:value-type="string">
            <text:p>a</text:p>
          </table:table-cell>
          <table:table-cell office:value-type="string">
            <text:p>nosotro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thus.B[or]take.V.1S.PAST</text:p>
          </table:table-cell>
          <table:table-cell office:value-type="string">
            <text:p>same.A.M.SG</text:p>
          </table:table-cell>
          <table:table-cell office:value-type="string">
            <text:p>us.R.OBJ.MF.1P</text:p>
          </table:table-cell>
          <table:table-cell office:value-type="string">
            <text:p>spend.V.3S.PRES</text:p>
          </table:table-cell>
          <table:table-cell office:value-type="string">
            <text:p>to.P</text:p>
          </table:table-cell>
          <table:table-cell office:value-type="string">
            <text:p>we.R.SUB.M.1P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ou</text:p>
          </table:table-cell>
          <table:table-cell office:value-type="string">
            <text:p>know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you.R.2SP</text:p>
          </table:table-cell>
          <table:table-cell office:value-type="string">
            <text:p>know.V.INFI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and</text:p>
          </table:table-cell>
          <table:table-cell office:value-type="string">
            <text:p>I'm</text:p>
          </table:table-cell>
          <table:table-cell office:value-type="string">
            <text:p>the</text:p>
          </table:table-cell>
          <table:table-cell office:value-type="string">
            <text:p>one</text:p>
          </table:table-cell>
          <table:table-cell office:value-type="string">
            <text:p>that</text:p>
          </table:table-cell>
          <table:table-cell office:value-type="string">
            <text:p>pays</text:p>
          </table:table-cell>
          <table:table-cell office:value-type="string">
            <text:p>the</text:p>
          </table:table-cell>
          <table:table-cell office:value-type="string">
            <text:p>insurance</text:p>
          </table:table-cell>
          <table:table-cell office:value-type="string">
            <text:p>because</text:p>
          </table:table-cell>
          <table:table-cell office:value-type="string">
            <text:p>my</text:p>
          </table:table-cell>
          <table:table-cell office:value-type="string">
            <text:p>husband's</text:p>
          </table:table-cell>
          <table:table-cell office:value-type="string">
            <text:p>insurance</text:p>
          </table:table-cell>
          <table:table-cell office:value-type="string">
            <text:p>is</text:p>
          </table:table-cell>
          <table:table-cell office:value-type="string">
            <text:p>much</text:p>
          </table:table-cell>
          <table:table-cell office:value-type="string">
            <text:p>more</text:p>
          </table:table-cell>
          <table:table-cell office:value-type="string">
            <text:p>expensiv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I.BE.V.PRES.+BE.V.PRES</text:p>
          </table:table-cell>
          <table:table-cell office:value-type="string">
            <text:p>the.T.DEF</text:p>
          </table:table-cell>
          <table:table-cell office:value-type="string">
            <text:p>one.A</text:p>
          </table:table-cell>
          <table:table-cell office:value-type="string">
            <text:p>that.D.FAR[or]that.C</text:p>
          </table:table-cell>
          <table:table-cell office:value-type="string">
            <text:p>pay.PV.+PV</text:p>
          </table:table-cell>
          <table:table-cell office:value-type="string">
            <text:p>the.T.DEF</text:p>
          </table:table-cell>
          <table:table-cell office:value-type="string">
            <text:p>insurance.N.S</text:p>
          </table:table-cell>
          <table:table-cell office:value-type="string">
            <text:p>because.C</text:p>
          </table:table-cell>
          <table:table-cell office:value-type="string">
            <text:p>my.A.POSS.1S</text:p>
          </table:table-cell>
          <table:table-cell office:value-type="string">
            <text:p>husband.GB.+GB</text:p>
          </table:table-cell>
          <table:table-cell office:value-type="string">
            <text:p>insurance.N.S</text:p>
          </table:table-cell>
          <table:table-cell office:value-type="string">
            <text:p>be.V.3S.PRES</text:p>
          </table:table-cell>
          <table:table-cell office:value-type="string">
            <text:p>much.A</text:p>
          </table:table-cell>
          <table:table-cell office:value-type="string">
            <text:p>more.A</text:p>
          </table:table-cell>
          <table:table-cell office:value-type="string">
            <text:p>expensive.A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that's</text:p>
          </table:table-cell>
          <table:table-cell office:value-type="string">
            <text:p>it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office:value-type="string">
            <text:p>that.GB.+GB[or]that.C</text:p>
          </table:table-cell>
          <table:table-cell office:value-type="string">
            <text:p>it.R.N.3S</text:p>
          </table:table-cell>
          <table:table-cell office:value-type="string">
            <text:p>yeah.B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eah</text:p>
          </table:table-cell>
          <table:table-cell office:value-type="string">
            <text:p>because</text:p>
          </table:table-cell>
          <table:table-cell office:value-type="string">
            <text:p>since</text:p>
          </table:table-cell>
          <table:table-cell office:value-type="string">
            <text:p>I</text:p>
          </table:table-cell>
          <table:table-cell office:value-type="string">
            <text:p>work</text:p>
          </table:table-cell>
          <table:table-cell office:value-type="string">
            <text:p>for</text:p>
          </table:table-cell>
          <table:table-cell office:value-type="string">
            <text:p>you</text:p>
          </table:table-cell>
          <table:table-cell office:value-type="string">
            <text:p>know</text:p>
          </table:table-cell>
          <table:table-cell office:value-type="string">
            <text:p>they</text:p>
          </table:table-cell>
          <table:table-cell office:value-type="string">
            <text:p>have</text:p>
          </table:table-cell>
          <table:table-cell office:value-type="string">
            <text:p>a</text:p>
          </table:table-cell>
          <table:table-cell office:value-type="string">
            <text:p>lot</text:p>
          </table:table-cell>
          <table:table-cell office:value-type="string">
            <text:p>more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office:value-type="string">
            <text:p>because.C</text:p>
          </table:table-cell>
          <table:table-cell office:value-type="string">
            <text:p>since.P</text:p>
          </table:table-cell>
          <table:table-cell office:value-type="string">
            <text:p>I.R.SUB.1S</text:p>
          </table:table-cell>
          <table:table-cell office:value-type="string">
            <text:p>work.N.S</text:p>
          </table:table-cell>
          <table:table-cell office:value-type="string">
            <text:p>for.P</text:p>
          </table:table-cell>
          <table:table-cell office:value-type="string">
            <text:p>you.R.2SP</text:p>
          </table:table-cell>
          <table:table-cell office:value-type="string">
            <text:p>know.V.INFIN</text:p>
          </table:table-cell>
          <table:table-cell office:value-type="string">
            <text:p>they.R.SUB</text:p>
          </table:table-cell>
          <table:table-cell office:value-type="string">
            <text:p>have.SV.INFIN</text:p>
          </table:table-cell>
          <table:table-cell office:value-type="string">
            <text:p>a.T.IND</text:p>
          </table:table-cell>
          <table:table-cell office:value-type="string">
            <text:p>lot.N.S</text:p>
          </table:table-cell>
          <table:table-cell office:value-type="string">
            <text:p>more.A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so</text:p>
          </table:table-cell>
          <table:table-cell office:value-type="string">
            <text:p>you</text:p>
          </table:table-cell>
          <table:table-cell office:value-type="string">
            <text:p>know</text:p>
          </table:table-cell>
          <table:table-cell office:value-type="string">
            <text:p>it's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so.B</text:p>
          </table:table-cell>
          <table:table-cell office:value-type="string">
            <text:p>you.R.2SP</text:p>
          </table:table-cell>
          <table:table-cell office:value-type="string">
            <text:p>know.V.INFIN</text:p>
          </table:table-cell>
          <table:table-cell office:value-type="string">
            <text:p>it.GB.+G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insurance</text:p>
          </table:table-cell>
          <table:table-cell office:value-type="string">
            <text:p>is</text:p>
          </table:table-cell>
          <table:table-cell office:value-type="string">
            <text:p>cheaper</text:p>
          </table:table-cell>
          <table:table-cell office:value-type="string">
            <text:p>but</text:p>
          </table:table-cell>
          <table:table-cell office:value-type="string">
            <text:p>still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insurance.N.S</text:p>
          </table:table-cell>
          <table:table-cell office:value-type="string">
            <text:p>be.V.3S.PRES</text:p>
          </table:table-cell>
          <table:table-cell office:value-type="string">
            <text:p>cheap.A.COMP.+A.COMP</text:p>
          </table:table-cell>
          <table:table-cell office:value-type="string">
            <text:p>but.C</text:p>
          </table:table-cell>
          <table:table-cell office:value-type="string">
            <text:p>still.A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í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himself.R.P.MF.3S[or]yes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ahora</text:p>
          </table:table-cell>
          <table:table-cell office:value-type="string">
            <text:p>one</text:p>
          </table:table-cell>
          <table:table-cell office:value-type="string">
            <text:p>advantage</text:p>
          </table:table-cell>
          <table:table-cell office:value-type="string">
            <text:p>I</text:p>
          </table:table-cell>
          <table:table-cell office:value-type="string">
            <text:p>have</text:p>
          </table:table-cell>
          <table:table-cell office:value-type="string">
            <text:p>is</text:p>
          </table:table-cell>
          <table:table-cell office:value-type="string">
            <text:p>that</text:p>
          </table:table-cell>
          <table:table-cell office:value-type="string">
            <text:p>Pepita</text:p>
          </table:table-cell>
          <table:table-cell office:value-type="string">
            <text:p>since</text:p>
          </table:table-cell>
          <table:table-cell office:value-type="string">
            <text:p>she</text:p>
          </table:table-cell>
          <table:table-cell office:value-type="string">
            <text:p>is</text:p>
          </table:table-cell>
          <table:table-cell office:value-type="string">
            <text:p>working</text:p>
          </table:table-cell>
          <table:table-cell office:value-type="string">
            <text:p>for</text:p>
          </table:table-cell>
          <table:table-cell office:value-type="string">
            <text:p>the</text:p>
          </table:table-cell>
          <table:table-cell office:value-type="string">
            <text:p>county</text:p>
          </table:table-cell>
          <table:table-cell office:value-type="string">
            <text:p>she's</text:p>
          </table:table-cell>
          <table:table-cell office:value-type="string">
            <text:p>gonna</text:p>
          </table:table-cell>
          <table:table-cell office:value-type="string">
            <text:p>be</text:p>
          </table:table-cell>
          <table:table-cell office:value-type="string">
            <text:p>independent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aut</text:p>
          </table:table-cell>
          <table:table-cell office:value-type="string">
            <text:p>now.B</text:p>
          </table:table-cell>
          <table:table-cell office:value-type="string">
            <text:p>one.A</text:p>
          </table:table-cell>
          <table:table-cell office:value-type="string">
            <text:p>advantage.N.S</text:p>
          </table:table-cell>
          <table:table-cell office:value-type="string">
            <text:p>I.R.SUB.1S</text:p>
          </table:table-cell>
          <table:table-cell office:value-type="string">
            <text:p>have.SV.INFIN</text:p>
          </table:table-cell>
          <table:table-cell office:value-type="string">
            <text:p>be.V.3S.PRES</text:p>
          </table:table-cell>
          <table:table-cell office:value-type="string">
            <text:p>that.D.FAR[or]that.C</text:p>
          </table:table-cell>
          <table:table-cell office:value-type="string">
            <text:p>name</text:p>
          </table:table-cell>
          <table:table-cell office:value-type="string">
            <text:p>since.P</text:p>
          </table:table-cell>
          <table:table-cell office:value-type="string">
            <text:p>she.R.SUB.F.3S</text:p>
          </table:table-cell>
          <table:table-cell office:value-type="string">
            <text:p>be.V.3S.PRES</text:p>
          </table:table-cell>
          <table:table-cell office:value-type="string">
            <text:p>working.N.S</text:p>
          </table:table-cell>
          <table:table-cell office:value-type="string">
            <text:p>for.P</text:p>
          </table:table-cell>
          <table:table-cell office:value-type="string">
            <text:p>the.T.DEF</text:p>
          </table:table-cell>
          <table:table-cell office:value-type="string">
            <text:p>county.N.S</text:p>
          </table:table-cell>
          <table:table-cell office:value-type="string">
            <text:p>she.GB.+GB</text:p>
          </table:table-cell>
          <table:table-cell office:value-type="string">
            <text:p>go.TO.P.+TO.P</text:p>
          </table:table-cell>
          <table:table-cell office:value-type="string">
            <text:p>be.V.INFIN</text:p>
          </table:table-cell>
          <table:table-cell office:value-type="string">
            <text:p>independent.A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I'm</text:p>
          </table:table-cell>
          <table:table-cell office:value-type="string">
            <text:p>not</text:p>
          </table:table-cell>
          <table:table-cell office:value-type="string">
            <text:p>gonna</text:p>
          </table:table-cell>
          <table:table-cell office:value-type="string">
            <text:p>have</text:p>
          </table:table-cell>
          <table:table-cell office:value-type="string">
            <text:p>to</text:p>
          </table:table-cell>
          <table:table-cell office:value-type="string">
            <text:p>carry</text:p>
          </table:table-cell>
          <table:table-cell office:value-type="string">
            <text:p>her</text:p>
          </table:table-cell>
          <table:table-cell office:value-type="string">
            <text:p>in</text:p>
          </table:table-cell>
          <table:table-cell office:value-type="string">
            <text:p>my</text:p>
          </table:table-cell>
          <table:table-cell office:value-type="string">
            <text:p>insurance</text:p>
          </table:table-cell>
          <table:table-cell office:value-type="string">
            <text:p>any</text:p>
          </table:table-cell>
          <table:table-cell office:value-type="string">
            <text:p>more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aut</text:p>
          </table:table-cell>
          <table:table-cell office:value-type="string">
            <text:p>I.BE.V.PRES.+BE.V.PRES</text:p>
          </table:table-cell>
          <table:table-cell office:value-type="string">
            <text:p>not.B</text:p>
          </table:table-cell>
          <table:table-cell office:value-type="string">
            <text:p>go.TO.P.+TO.P</text:p>
          </table:table-cell>
          <table:table-cell office:value-type="string">
            <text:p>have.SV.INFIN</text:p>
          </table:table-cell>
          <table:table-cell office:value-type="string">
            <text:p>to.P</text:p>
          </table:table-cell>
          <table:table-cell office:value-type="string">
            <text:p>carry.V.INFIN</text:p>
          </table:table-cell>
          <table:table-cell office:value-type="string">
            <text:p>her.A.POSS.F.3S</text:p>
          </table:table-cell>
          <table:table-cell office:value-type="string">
            <text:p>in.P</text:p>
          </table:table-cell>
          <table:table-cell office:value-type="string">
            <text:p>my.A.POSS.1S</text:p>
          </table:table-cell>
          <table:table-cell office:value-type="string">
            <text:p>insurance.N.S</text:p>
          </table:table-cell>
          <table:table-cell office:value-type="string">
            <text:p>any.A</text:p>
          </table:table-cell>
          <table:table-cell office:value-type="string">
            <text:p>more.A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because</text:p>
          </table:table-cell>
          <table:table-cell office:value-type="string">
            <text:p>she'll</text:p>
          </table:table-cell>
          <table:table-cell office:value-type="string">
            <text:p>have</text:p>
          </table:table-cell>
          <table:table-cell office:value-type="string">
            <text:p>her</text:p>
          </table:table-cell>
          <table:table-cell office:value-type="string">
            <text:p>own</text:p>
          </table:table-cell>
          <table:table-cell office:value-type="string">
            <text:p>insurance</text:p>
          </table:table-cell>
          <table:table-cell office:value-type="string">
            <text:p>and</text:p>
          </table:table-cell>
          <table:table-cell office:value-type="string">
            <text:p>for</text:p>
          </table:table-cell>
          <table:table-cell office:value-type="string">
            <text:p>her</text:p>
          </table:table-cell>
          <table:table-cell office:value-type="string">
            <text:p>working</text:p>
          </table:table-cell>
          <table:table-cell office:value-type="string">
            <text:p>for</text:p>
          </table:table-cell>
          <table:table-cell office:value-type="string">
            <text:p>the</text:p>
          </table:table-cell>
          <table:table-cell office:value-type="string">
            <text:p>county</text:p>
          </table:table-cell>
          <table:table-cell office:value-type="string">
            <text:p>the</text:p>
          </table:table-cell>
          <table:table-cell office:value-type="string">
            <text:p>insurance</text:p>
          </table:table-cell>
          <table:table-cell office:value-type="string">
            <text:p>is</text:p>
          </table:table-cell>
          <table:table-cell office:value-type="string">
            <text:p>free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aut</text:p>
          </table:table-cell>
          <table:table-cell office:value-type="string">
            <text:p>because.C</text:p>
          </table:table-cell>
          <table:table-cell office:value-type="string">
            <text:p>she.BE.V.FUT.+BE.V.FUT</text:p>
          </table:table-cell>
          <table:table-cell office:value-type="string">
            <text:p>have.SV.INFIN</text:p>
          </table:table-cell>
          <table:table-cell office:value-type="string">
            <text:p>her.A.POSS.F.3S</text:p>
          </table:table-cell>
          <table:table-cell office:value-type="string">
            <text:p>own.A</text:p>
          </table:table-cell>
          <table:table-cell office:value-type="string">
            <text:p>insurance.N.S</text:p>
          </table:table-cell>
          <table:table-cell office:value-type="string">
            <text:p>and.C</text:p>
          </table:table-cell>
          <table:table-cell office:value-type="string">
            <text:p>for.P</text:p>
          </table:table-cell>
          <table:table-cell office:value-type="string">
            <text:p>her.A.POSS.F.3S</text:p>
          </table:table-cell>
          <table:table-cell office:value-type="string">
            <text:p>working.N.S</text:p>
          </table:table-cell>
          <table:table-cell office:value-type="string">
            <text:p>for.P</text:p>
          </table:table-cell>
          <table:table-cell office:value-type="string">
            <text:p>the.T.DEF</text:p>
          </table:table-cell>
          <table:table-cell office:value-type="string">
            <text:p>county.N.S</text:p>
          </table:table-cell>
          <table:table-cell office:value-type="string">
            <text:p>the.T.DEF</text:p>
          </table:table-cell>
          <table:table-cell office:value-type="string">
            <text:p>insurance.N.S</text:p>
          </table:table-cell>
          <table:table-cell office:value-type="string">
            <text:p>be.V.3S.PRES</text:p>
          </table:table-cell>
          <table:table-cell office:value-type="string">
            <text:p>free.A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and</text:p>
          </table:table-cell>
          <table:table-cell office:value-type="string">
            <text:p>for</text:p>
          </table:table-cell>
          <table:table-cell office:value-type="string">
            <text:p>Pepa</text:p>
          </table:table-cell>
          <table:table-cell office:value-type="string">
            <text:p>is</text:p>
          </table:table-cell>
          <table:table-cell office:value-type="string">
            <text:p>free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for.P</text:p>
          </table:table-cell>
          <table:table-cell office:value-type="string">
            <text:p>name</text:p>
          </table:table-cell>
          <table:table-cell office:value-type="string">
            <text:p>be.V.3S.PRES</text:p>
          </table:table-cell>
          <table:table-cell office:value-type="string">
            <text:p>free.A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and</text:p>
          </table:table-cell>
          <table:table-cell office:value-type="string">
            <text:p>I</text:p>
          </table:table-cell>
          <table:table-cell office:value-type="string">
            <text:p>pay</text:p>
          </table:table-cell>
          <table:table-cell office:value-type="string">
            <text:p>if</text:p>
          </table:table-cell>
          <table:table-cell office:value-type="string">
            <text:p>it's</text:p>
          </table:table-cell>
          <table:table-cell office:value-type="string">
            <text:p>just</text:p>
          </table:table-cell>
          <table:table-cell office:value-type="string">
            <text:p>for</text:p>
          </table:table-cell>
          <table:table-cell office:value-type="string">
            <text:p>me</text:p>
          </table:table-cell>
          <table:table-cell office:value-type="string">
            <text:p>it's</text:p>
          </table:table-cell>
          <table:table-cell office:value-type="string">
            <text:p>just</text:p>
          </table:table-cell>
          <table:table-cell office:value-type="string">
            <text:p>like</text:p>
          </table:table-cell>
          <table:table-cell office:value-type="string">
            <text:p>thirty</text:p>
          </table:table-cell>
          <table:table-cell office:value-type="string">
            <text:p>dollars</text:p>
          </table:table-cell>
          <table:table-cell office:value-type="string">
            <text:p>a</text:p>
          </table:table-cell>
          <table:table-cell office:value-type="string">
            <text:p>month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I.R.SUB.1S</text:p>
          </table:table-cell>
          <table:table-cell office:value-type="string">
            <text:p>pay.V.INFIN</text:p>
          </table:table-cell>
          <table:table-cell office:value-type="string">
            <text:p>if.C</text:p>
          </table:table-cell>
          <table:table-cell office:value-type="string">
            <text:p>it.GB.+GB</text:p>
          </table:table-cell>
          <table:table-cell office:value-type="string">
            <text:p>just.A</text:p>
          </table:table-cell>
          <table:table-cell office:value-type="string">
            <text:p>for.P</text:p>
          </table:table-cell>
          <table:table-cell office:value-type="string">
            <text:p>me.R.1S</text:p>
          </table:table-cell>
          <table:table-cell office:value-type="string">
            <text:p>it.GB.+GB</text:p>
          </table:table-cell>
          <table:table-cell office:value-type="string">
            <text:p>just.A</text:p>
          </table:table-cell>
          <table:table-cell office:value-type="string">
            <text:p>like.C</text:p>
          </table:table-cell>
          <table:table-cell office:value-type="string">
            <text:p>thirty.N.S</text:p>
          </table:table-cell>
          <table:table-cell office:value-type="string">
            <text:p>dollar.PV.+PV</text:p>
          </table:table-cell>
          <table:table-cell office:value-type="string">
            <text:p>a.T.IND</text:p>
          </table:table-cell>
          <table:table-cell office:value-type="string">
            <text:p>month.N.S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no</text:p>
          </table:table-cell>
          <table:table-cell office:value-type="string">
            <text:p>that's</text:p>
          </table:table-cell>
          <table:table-cell office:value-type="string">
            <text:p>not</text:p>
          </table:table-cell>
          <table:table-cell office:value-type="string">
            <text:p>bad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no.B</text:p>
          </table:table-cell>
          <table:table-cell office:value-type="string">
            <text:p>that.GB.+GB[or]that.C</text:p>
          </table:table-cell>
          <table:table-cell office:value-type="string">
            <text:p>not.B</text:p>
          </table:table-cell>
          <table:table-cell office:value-type="string">
            <text:p>bad.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no</text:p>
          </table:table-cell>
          <table:table-cell office:value-type="string">
            <text:p>that's</text:p>
          </table:table-cell>
          <table:table-cell office:value-type="string">
            <text:p>not</text:p>
          </table:table-cell>
          <table:table-cell office:value-type="string">
            <text:p>bad</text:p>
          </table:table-cell>
          <table:table-cell office:value-type="string">
            <text:p>pero</text:p>
          </table:table-cell>
          <table:table-cell office:value-type="string">
            <text:p>right</text:p>
          </table:table-cell>
          <table:table-cell office:value-type="string">
            <text:p>now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no.B</text:p>
          </table:table-cell>
          <table:table-cell office:value-type="string">
            <text:p>that.GB.+GB[or]that.C</text:p>
          </table:table-cell>
          <table:table-cell office:value-type="string">
            <text:p>not.B</text:p>
          </table:table-cell>
          <table:table-cell office:value-type="string">
            <text:p>bad.A</text:p>
          </table:table-cell>
          <table:table-cell office:value-type="string">
            <text:p>but.C</text:p>
          </table:table-cell>
          <table:table-cell office:value-type="string">
            <text:p>right.A</text:p>
          </table:table-cell>
          <table:table-cell office:value-type="string">
            <text:p>now.B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and</text:p>
          </table:table-cell>
          <table:table-cell office:value-type="string">
            <text:p>isn't</text:p>
          </table:table-cell>
          <table:table-cell office:value-type="string">
            <text:p>it</text:p>
          </table:table-cell>
          <table:table-cell office:value-type="string">
            <text:p>better</text:p>
          </table:table-cell>
          <table:table-cell office:value-type="string">
            <text:p>for</text:p>
          </table:table-cell>
          <table:table-cell office:value-type="string">
            <text:p>you</text:p>
          </table:table-cell>
          <table:table-cell office:value-type="string">
            <text:p>to</text:p>
          </table:table-cell>
          <table:table-cell office:value-type="string">
            <text:p>go</text:p>
          </table:table-cell>
          <table:table-cell office:value-type="string">
            <text:p>with</text:p>
          </table:table-cell>
          <table:table-cell office:value-type="string">
            <text:p>her</text:p>
          </table:table-cell>
          <table:table-cell office:value-type="string">
            <text:p>with</text:p>
          </table:table-cell>
          <table:table-cell office:value-type="string">
            <text:p>the</text:p>
          </table:table-cell>
          <table:table-cell office:value-type="string">
            <text:p>county</text:p>
          </table:table-cell>
          <table:table-cell office:value-type="string">
            <text:p>no</text:p>
          </table:table-cell>
          <table:table-cell office:value-type="string">
            <text:p>?</text:p>
          </table:table-cell>
          <table:table-cell table:number-columns-repeated="1008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be.NEG.+NEG</text:p>
          </table:table-cell>
          <table:table-cell office:value-type="string">
            <text:p>it.R.N.3S</text:p>
          </table:table-cell>
          <table:table-cell office:value-type="string">
            <text:p>better.A</text:p>
          </table:table-cell>
          <table:table-cell office:value-type="string">
            <text:p>for.P</text:p>
          </table:table-cell>
          <table:table-cell office:value-type="string">
            <text:p>you.R.2SP</text:p>
          </table:table-cell>
          <table:table-cell office:value-type="string">
            <text:p>to.P</text:p>
          </table:table-cell>
          <table:table-cell office:value-type="string">
            <text:p>go.SV</text:p>
          </table:table-cell>
          <table:table-cell office:value-type="string">
            <text:p>with.P</text:p>
          </table:table-cell>
          <table:table-cell office:value-type="string">
            <text:p>her.A.POSS.F.3S</text:p>
          </table:table-cell>
          <table:table-cell office:value-type="string">
            <text:p>with.P</text:p>
          </table:table-cell>
          <table:table-cell office:value-type="string">
            <text:p>the.T.DEF</text:p>
          </table:table-cell>
          <table:table-cell office:value-type="string">
            <text:p>county.N.S</text:p>
          </table:table-cell>
          <table:table-cell office:value-type="string">
            <text:p>no.B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no</text:p>
          </table:table-cell>
          <table:table-cell office:value-type="string">
            <text:p>because</text:p>
          </table:table-cell>
          <table:table-cell office:value-type="string">
            <text:p>if</text:p>
          </table:table-cell>
          <table:table-cell office:value-type="string">
            <text:p>we</text:p>
          </table:table-cell>
          <table:table-cell office:value-type="string">
            <text:p>go</text:p>
          </table:table-cell>
          <table:table-cell office:value-type="string">
            <text:p>into</text:p>
          </table:table-cell>
          <table:table-cell office:value-type="string">
            <text:p>the</text:p>
          </table:table-cell>
          <table:table-cell office:value-type="string">
            <text:p>family</text:p>
          </table:table-cell>
          <table:table-cell office:value-type="string">
            <text:p>plan</text:p>
          </table:table-cell>
          <table:table-cell office:value-type="string">
            <text:p>her</text:p>
          </table:table-cell>
          <table:table-cell office:value-type="string">
            <text:p>plan</text:p>
          </table:table-cell>
          <table:table-cell office:value-type="string">
            <text:p>is</text:p>
          </table:table-cell>
          <table:table-cell office:value-type="string">
            <text:p>more</text:p>
          </table:table-cell>
          <table:table-cell office:value-type="string">
            <text:p>expensive</text:p>
          </table:table-cell>
          <table:table-cell office:value-type="string">
            <text:p>than</text:p>
          </table:table-cell>
          <table:table-cell office:value-type="string">
            <text:p>min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aut</text:p>
          </table:table-cell>
          <table:table-cell office:value-type="string">
            <text:p>no.B</text:p>
          </table:table-cell>
          <table:table-cell office:value-type="string">
            <text:p>because.C</text:p>
          </table:table-cell>
          <table:table-cell office:value-type="string">
            <text:p>if.C</text:p>
          </table:table-cell>
          <table:table-cell office:value-type="string">
            <text:p>we.R.SUB.1P</text:p>
          </table:table-cell>
          <table:table-cell office:value-type="string">
            <text:p>go.SV</text:p>
          </table:table-cell>
          <table:table-cell office:value-type="string">
            <text:p>into.P</text:p>
          </table:table-cell>
          <table:table-cell office:value-type="string">
            <text:p>the.T.DEF</text:p>
          </table:table-cell>
          <table:table-cell office:value-type="string">
            <text:p>family.N.S</text:p>
          </table:table-cell>
          <table:table-cell office:value-type="string">
            <text:p>plan.N.S</text:p>
          </table:table-cell>
          <table:table-cell office:value-type="string">
            <text:p>her.A.POSS.F.3S</text:p>
          </table:table-cell>
          <table:table-cell office:value-type="string">
            <text:p>plan.N.S</text:p>
          </table:table-cell>
          <table:table-cell office:value-type="string">
            <text:p>be.V.3S.PRES</text:p>
          </table:table-cell>
          <table:table-cell office:value-type="string">
            <text:p>more.A</text:p>
          </table:table-cell>
          <table:table-cell office:value-type="string">
            <text:p>expensive.A</text:p>
          </table:table-cell>
          <table:table-cell office:value-type="string">
            <text:p>than.C</text:p>
          </table:table-cell>
          <table:table-cell office:value-type="string">
            <text:p>mine.R.POSS.1S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oh</text:p>
          </table:table-cell>
          <table:table-cell office:value-type="string">
            <text:p>I</text:p>
          </table:table-cell>
          <table:table-cell office:value-type="string">
            <text:p>see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office:value-type="string">
            <text:p>I.R.SUB.1S</text:p>
          </table:table-cell>
          <table:table-cell office:value-type="string">
            <text:p>see.V.INF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that's</text:p>
          </table:table-cell>
          <table:table-cell office:value-type="string">
            <text:p>why</text:p>
          </table:table-cell>
          <table:table-cell office:value-type="string">
            <text:p>I</text:p>
          </table:table-cell>
          <table:table-cell office:value-type="string">
            <text:p>had</text:p>
          </table:table-cell>
          <table:table-cell office:value-type="string">
            <text:p>it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that.GB.+GB[or]that.C</text:p>
          </table:table-cell>
          <table:table-cell office:value-type="string">
            <text:p>why.W</text:p>
          </table:table-cell>
          <table:table-cell office:value-type="string">
            <text:p>I.R.SUB.1S</text:p>
          </table:table-cell>
          <table:table-cell office:value-type="string">
            <text:p>had.V.PAST+P</text:p>
          </table:table-cell>
          <table:table-cell office:value-type="string">
            <text:p>it.R.N.3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I</text:p>
          </table:table-cell>
          <table:table-cell office:value-type="string">
            <text:p>had</text:p>
          </table:table-cell>
          <table:table-cell office:value-type="string">
            <text:p>the</text:p>
          </table:table-cell>
          <table:table-cell office:value-type="string">
            <text:p>insurance</text:p>
          </table:table-cell>
          <table:table-cell office:value-type="string">
            <text:p>under</text:p>
          </table:table-cell>
          <table:table-cell office:value-type="string">
            <text:p>me</text:p>
          </table:table-cell>
          <table:table-cell office:value-type="string">
            <text:p>for</text:p>
          </table:table-cell>
          <table:table-cell office:value-type="string">
            <text:p>Pepita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I.R.SUB.1S</text:p>
          </table:table-cell>
          <table:table-cell office:value-type="string">
            <text:p>had.V.PAST+P</text:p>
          </table:table-cell>
          <table:table-cell office:value-type="string">
            <text:p>the.T.DEF</text:p>
          </table:table-cell>
          <table:table-cell office:value-type="string">
            <text:p>insurance.N.S</text:p>
          </table:table-cell>
          <table:table-cell office:value-type="string">
            <text:p>under.P</text:p>
          </table:table-cell>
          <table:table-cell office:value-type="string">
            <text:p>me.R.1S</text:p>
          </table:table-cell>
          <table:table-cell office:value-type="string">
            <text:p>for.P</text:p>
          </table:table-cell>
          <table:table-cell office:value-type="string">
            <text:p>nam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oh</text:p>
          </table:table-cell>
          <table:table-cell office:value-type="string">
            <text:p>ok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table:number-columns-repeated="2" office:value-type="string">
            <text:p>un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and</text:p>
          </table:table-cell>
          <table:table-cell office:value-type="string">
            <text:p>me</text:p>
          </table:table-cell>
          <table:table-cell office:value-type="string">
            <text:p>because</text:p>
          </table:table-cell>
          <table:table-cell office:value-type="string">
            <text:p>Pepa</text:p>
          </table:table-cell>
          <table:table-cell office:value-type="string">
            <text:p>had</text:p>
          </table:table-cell>
          <table:table-cell office:value-type="string">
            <text:p>her</text:p>
          </table:table-cell>
          <table:table-cell office:value-type="string">
            <text:p>ow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me.R.1S</text:p>
          </table:table-cell>
          <table:table-cell office:value-type="string">
            <text:p>because.C</text:p>
          </table:table-cell>
          <table:table-cell office:value-type="string">
            <text:p>name</text:p>
          </table:table-cell>
          <table:table-cell office:value-type="string">
            <text:p>had.V.PAST+P</text:p>
          </table:table-cell>
          <table:table-cell office:value-type="string">
            <text:p>her.A.POSS.F.3S</text:p>
          </table:table-cell>
          <table:table-cell office:value-type="string">
            <text:p>own.A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but</text:p>
          </table:table-cell>
          <table:table-cell office:value-type="string">
            <text:p>now</text:p>
          </table:table-cell>
          <table:table-cell office:value-type="string">
            <text:p>that</text:p>
          </table:table-cell>
          <table:table-cell office:value-type="string">
            <text:p>Pepa</text:p>
          </table:table-cell>
          <table:table-cell office:value-type="string">
            <text:p>has</text:p>
          </table:table-cell>
          <table:table-cell office:value-type="string">
            <text:p>her</text:p>
          </table:table-cell>
          <table:table-cell office:value-type="string">
            <text:p>own</text:p>
          </table:table-cell>
          <table:table-cell office:value-type="string">
            <text:p>and</text:p>
          </table:table-cell>
          <table:table-cell office:value-type="string">
            <text:p>Pepita</text:p>
          </table:table-cell>
          <table:table-cell office:value-type="string">
            <text:p>is</text:p>
          </table:table-cell>
          <table:table-cell office:value-type="string">
            <text:p>gonna</text:p>
          </table:table-cell>
          <table:table-cell office:value-type="string">
            <text:p>get</text:p>
          </table:table-cell>
          <table:table-cell office:value-type="string">
            <text:p>her</text:p>
          </table:table-cell>
          <table:table-cell office:value-type="string">
            <text:p>own</text:p>
          </table:table-cell>
          <table:table-cell office:value-type="string">
            <text:p>then</text:p>
          </table:table-cell>
          <table:table-cell office:value-type="string">
            <text:p>I</text:p>
          </table:table-cell>
          <table:table-cell office:value-type="string">
            <text:p>can</text:p>
          </table:table-cell>
          <table:table-cell office:value-type="string">
            <text:p>get</text:p>
          </table:table-cell>
          <table:table-cell office:value-type="string">
            <text:p>mine</text:p>
          </table:table-cell>
          <table:table-cell office:value-type="string">
            <text:p>on</text:p>
          </table:table-cell>
          <table:table-cell office:value-type="string">
            <text:p>my</text:p>
          </table:table-cell>
          <table:table-cell office:value-type="string">
            <text:p>own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office:value-type="string">
            <text:p>now.B</text:p>
          </table:table-cell>
          <table:table-cell office:value-type="string">
            <text:p>that.D.FAR[or]that.C</text:p>
          </table:table-cell>
          <table:table-cell office:value-type="string">
            <text:p>name</text:p>
          </table:table-cell>
          <table:table-cell office:value-type="string">
            <text:p>has.V.3S.PRES</text:p>
          </table:table-cell>
          <table:table-cell office:value-type="string">
            <text:p>her.A.POSS.F.3S</text:p>
          </table:table-cell>
          <table:table-cell office:value-type="string">
            <text:p>own.A</text:p>
          </table:table-cell>
          <table:table-cell office:value-type="string">
            <text:p>and.C</text:p>
          </table:table-cell>
          <table:table-cell office:value-type="string">
            <text:p>name</text:p>
          </table:table-cell>
          <table:table-cell office:value-type="string">
            <text:p>be.V.3S.PRES</text:p>
          </table:table-cell>
          <table:table-cell office:value-type="string">
            <text:p>go.TO.P.+TO.P</text:p>
          </table:table-cell>
          <table:table-cell office:value-type="string">
            <text:p>get.V.INFIN</text:p>
          </table:table-cell>
          <table:table-cell office:value-type="string">
            <text:p>her.A.POSS.F.3S</text:p>
          </table:table-cell>
          <table:table-cell office:value-type="string">
            <text:p>own.A</text:p>
          </table:table-cell>
          <table:table-cell office:value-type="string">
            <text:p>then.B</text:p>
          </table:table-cell>
          <table:table-cell office:value-type="string">
            <text:p>I.R.SUB.1S</text:p>
          </table:table-cell>
          <table:table-cell office:value-type="string">
            <text:p>can.V.123SP.PRES</text:p>
          </table:table-cell>
          <table:table-cell office:value-type="string">
            <text:p>get.V.INFIN</text:p>
          </table:table-cell>
          <table:table-cell office:value-type="string">
            <text:p>mine.R.POSS.1S</text:p>
          </table:table-cell>
          <table:table-cell office:value-type="string">
            <text:p>on.P</text:p>
          </table:table-cell>
          <table:table-cell office:value-type="string">
            <text:p>my.A.POSS.1S</text:p>
          </table:table-cell>
          <table:table-cell office:value-type="string">
            <text:p>own.A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it's</text:p>
          </table:table-cell>
          <table:table-cell office:value-type="string">
            <text:p>thirty</text:p>
          </table:table-cell>
          <table:table-cell office:value-type="string">
            <text:p>some</text:p>
          </table:table-cell>
          <table:table-cell office:value-type="string">
            <text:p>dollars</text:p>
          </table:table-cell>
          <table:table-cell office:value-type="string">
            <text:p>which</text:p>
          </table:table-cell>
          <table:table-cell office:value-type="string">
            <text:p>is</text:p>
          </table:table-cell>
          <table:table-cell office:value-type="string">
            <text:p>not</text:p>
          </table:table-cell>
          <table:table-cell office:value-type="string">
            <text:p>a</text:p>
          </table:table-cell>
          <table:table-cell office:value-type="string">
            <text:p>bad</text:p>
          </table:table-cell>
          <table:table-cell office:value-type="string">
            <text:p>deal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aut</text:p>
          </table:table-cell>
          <table:table-cell office:value-type="string">
            <text:p>it.GB.+GB</text:p>
          </table:table-cell>
          <table:table-cell office:value-type="string">
            <text:p>thirty.N.S</text:p>
          </table:table-cell>
          <table:table-cell office:value-type="string">
            <text:p>some.A</text:p>
          </table:table-cell>
          <table:table-cell office:value-type="string">
            <text:p>dollar.PV.+PV</text:p>
          </table:table-cell>
          <table:table-cell office:value-type="string">
            <text:p>which.W</text:p>
          </table:table-cell>
          <table:table-cell office:value-type="string">
            <text:p>be.V.3S.PRES</text:p>
          </table:table-cell>
          <table:table-cell office:value-type="string">
            <text:p>not.B</text:p>
          </table:table-cell>
          <table:table-cell office:value-type="string">
            <text:p>a.T.IND</text:p>
          </table:table-cell>
          <table:table-cell office:value-type="string">
            <text:p>bad.A</text:p>
          </table:table-cell>
          <table:table-cell office:value-type="string">
            <text:p>deal.V.INFI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but</text:p>
          </table:table-cell>
          <table:table-cell office:value-type="string">
            <text:p>my</text:p>
          </table:table-cell>
          <table:table-cell office:value-type="string">
            <text:p>brother</text:p>
          </table:table-cell>
          <table:table-cell office:value-type="string">
            <text:p>was</text:p>
          </table:table-cell>
          <table:table-cell office:value-type="string">
            <text:p>telling</text:p>
          </table:table-cell>
          <table:table-cell office:value-type="string">
            <text:p>me</text:p>
          </table:table-cell>
          <table:table-cell office:value-type="string">
            <text:p>that</text:p>
          </table:table-cell>
          <table:table-cell office:value-type="string">
            <text:p>law</text:p>
          </table:table-cell>
          <table:table-cell office:value-type="string">
            <text:p>that</text:p>
          </table:table-cell>
          <table:table-cell office:value-type="string">
            <text:p>came</text:p>
          </table:table-cell>
          <table:table-cell office:value-type="string">
            <text:p>about</text:p>
          </table:table-cell>
          <table:table-cell office:value-type="string">
            <text:p>with</text:p>
          </table:table-cell>
          <table:table-cell office:value-type="string">
            <text:p>the</text:p>
          </table:table-cell>
          <table:table-cell office:value-type="string">
            <text:p>homestead</text:p>
          </table:table-cell>
          <table:table-cell office:value-type="string">
            <text:p>exemption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office:value-type="string">
            <text:p>my.A.POSS.1S</text:p>
          </table:table-cell>
          <table:table-cell office:value-type="string">
            <text:p>broth.A.COMP.+A.COMP[or]brother.N.S</text:p>
          </table:table-cell>
          <table:table-cell office:value-type="string">
            <text:p>was.V.13S.PAST</text:p>
          </table:table-cell>
          <table:table-cell office:value-type="string">
            <text:p>tell.ASV.+ASV[or]telling.V.PRESPART</text:p>
          </table:table-cell>
          <table:table-cell office:value-type="string">
            <text:p>me.R.1S</text:p>
          </table:table-cell>
          <table:table-cell office:value-type="string">
            <text:p>that.D.FAR[or]that.C</text:p>
          </table:table-cell>
          <table:table-cell office:value-type="string">
            <text:p>law.N.S</text:p>
          </table:table-cell>
          <table:table-cell office:value-type="string">
            <text:p>that.D.FAR[or]that.C</text:p>
          </table:table-cell>
          <table:table-cell office:value-type="string">
            <text:p>came.V.INFIN</text:p>
          </table:table-cell>
          <table:table-cell office:value-type="string">
            <text:p>about.P</text:p>
          </table:table-cell>
          <table:table-cell office:value-type="string">
            <text:p>with.P</text:p>
          </table:table-cell>
          <table:table-cell office:value-type="string">
            <text:p>the.T.DEF</text:p>
          </table:table-cell>
          <table:table-cell office:value-type="string">
            <text:p>homestead.N.S</text:p>
          </table:table-cell>
          <table:table-cell office:value-type="string">
            <text:p>exemption.N.S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that</text:p>
          </table:table-cell>
          <table:table-cell office:value-type="string">
            <text:p>he</text:p>
          </table:table-cell>
          <table:table-cell office:value-type="string">
            <text:p>was</text:p>
          </table:table-cell>
          <table:table-cell office:value-type="string">
            <text:p>saying</text:p>
          </table:table-cell>
          <table:table-cell office:value-type="string">
            <text:p>that</text:p>
          </table:table-cell>
          <table:table-cell office:value-type="string">
            <text:p>you</text:p>
          </table:table-cell>
          <table:table-cell office:value-type="string">
            <text:p>know</text:p>
          </table:table-cell>
          <table:table-cell office:value-type="string">
            <text:p>that</text:p>
          </table:table-cell>
          <table:table-cell office:value-type="string">
            <text:p>it's</text:p>
          </table:table-cell>
          <table:table-cell office:value-type="string">
            <text:p>not</text:p>
          </table:table-cell>
          <table:table-cell office:value-type="string">
            <text:p>worth</text:p>
          </table:table-cell>
          <table:table-cell office:value-type="string">
            <text:p>it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aut</text:p>
          </table:table-cell>
          <table:table-cell office:value-type="string">
            <text:p>that.D.FAR[or]that.C</text:p>
          </table:table-cell>
          <table:table-cell office:value-type="string">
            <text:p>he.R.SUB.M.3S</text:p>
          </table:table-cell>
          <table:table-cell office:value-type="string">
            <text:p>was.V.13S.PAST</text:p>
          </table:table-cell>
          <table:table-cell office:value-type="string">
            <text:p>saying.N.S</text:p>
          </table:table-cell>
          <table:table-cell office:value-type="string">
            <text:p>that.D.FAR[or]that.C</text:p>
          </table:table-cell>
          <table:table-cell office:value-type="string">
            <text:p>you.R.2SP</text:p>
          </table:table-cell>
          <table:table-cell office:value-type="string">
            <text:p>know.V.INFIN</text:p>
          </table:table-cell>
          <table:table-cell office:value-type="string">
            <text:p>that.D.FAR[or]that.C</text:p>
          </table:table-cell>
          <table:table-cell office:value-type="string">
            <text:p>it.GB.+GB</text:p>
          </table:table-cell>
          <table:table-cell office:value-type="string">
            <text:p>not.B</text:p>
          </table:table-cell>
          <table:table-cell office:value-type="string">
            <text:p>worth.A</text:p>
          </table:table-cell>
          <table:table-cell office:value-type="string">
            <text:p>it.R.N.3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he</text:p>
          </table:table-cell>
          <table:table-cell office:value-type="string">
            <text:p>was</text:p>
          </table:table-cell>
          <table:table-cell office:value-type="string">
            <text:p>telling</text:p>
          </table:table-cell>
          <table:table-cell office:value-type="string">
            <text:p>me</text:p>
          </table:table-cell>
          <table:table-cell office:value-type="string">
            <text:p>that</text:p>
          </table:table-cell>
          <table:table-cell office:value-type="string">
            <text:p>so</text:p>
          </table:table-cell>
          <table:table-cell office:value-type="string">
            <text:p>many</text:p>
          </table:table-cell>
          <table:table-cell office:value-type="string">
            <text:p>people</text:p>
          </table:table-cell>
          <table:table-cell office:value-type="string">
            <text:p>from</text:p>
          </table:table-cell>
          <table:table-cell office:value-type="string">
            <text:p>the</text:p>
          </table:table-cell>
          <table:table-cell office:value-type="string">
            <text:p>county</text:p>
          </table:table-cell>
          <table:table-cell office:value-type="string">
            <text:p>are</text:p>
          </table:table-cell>
          <table:table-cell office:value-type="string">
            <text:p>gonna</text:p>
          </table:table-cell>
          <table:table-cell office:value-type="string">
            <text:p>loose</text:p>
          </table:table-cell>
          <table:table-cell office:value-type="string">
            <text:p>jobs</text:p>
          </table:table-cell>
          <table:table-cell office:value-type="string">
            <text:p>because</text:p>
          </table:table-cell>
          <table:table-cell office:value-type="string">
            <text:p>of</text:p>
          </table:table-cell>
          <table:table-cell office:value-type="string">
            <text:p>that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aut</text:p>
          </table:table-cell>
          <table:table-cell office:value-type="string">
            <text:p>he.R.SUB.M.3S</text:p>
          </table:table-cell>
          <table:table-cell office:value-type="string">
            <text:p>was.V.13S.PAST</text:p>
          </table:table-cell>
          <table:table-cell office:value-type="string">
            <text:p>tell.ASV.+ASV[or]telling.V.PRESPART</text:p>
          </table:table-cell>
          <table:table-cell office:value-type="string">
            <text:p>me.R.1S</text:p>
          </table:table-cell>
          <table:table-cell office:value-type="string">
            <text:p>that.D.FAR[or]that.C</text:p>
          </table:table-cell>
          <table:table-cell office:value-type="string">
            <text:p>so.B</text:p>
          </table:table-cell>
          <table:table-cell office:value-type="string">
            <text:p>many.A</text:p>
          </table:table-cell>
          <table:table-cell office:value-type="string">
            <text:p>people.N.S</text:p>
          </table:table-cell>
          <table:table-cell office:value-type="string">
            <text:p>from.P</text:p>
          </table:table-cell>
          <table:table-cell office:value-type="string">
            <text:p>the.T.DEF</text:p>
          </table:table-cell>
          <table:table-cell office:value-type="string">
            <text:p>county.N.S</text:p>
          </table:table-cell>
          <table:table-cell office:value-type="string">
            <text:p>be.V.123P.PRES</text:p>
          </table:table-cell>
          <table:table-cell office:value-type="string">
            <text:p>go.TO.P.+TO.P</text:p>
          </table:table-cell>
          <table:table-cell office:value-type="string">
            <text:p>loose.A</text:p>
          </table:table-cell>
          <table:table-cell office:value-type="string">
            <text:p>job.PV.+PV</text:p>
          </table:table-cell>
          <table:table-cell office:value-type="string">
            <text:p>because.C</text:p>
          </table:table-cell>
          <table:table-cell office:value-type="string">
            <text:p>of.P</text:p>
          </table:table-cell>
          <table:table-cell office:value-type="string">
            <text:p>that.D.FAR[or]that.C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they</text:p>
          </table:table-cell>
          <table:table-cell office:value-type="string">
            <text:p>are</text:p>
          </table:table-cell>
          <table:table-cell office:value-type="string">
            <text:p>gonna</text:p>
          </table:table-cell>
          <table:table-cell office:value-type="string">
            <text:p>take</text:p>
          </table:table-cell>
          <table:table-cell office:value-type="string">
            <text:p>you</text:p>
          </table:table-cell>
          <table:table-cell office:value-type="string">
            <text:p>know</text:p>
          </table:table-cell>
          <table:table-cell office:value-type="string">
            <text:p>they</text:p>
          </table:table-cell>
          <table:table-cell office:value-type="string">
            <text:p>are</text:p>
          </table:table-cell>
          <table:table-cell office:value-type="string">
            <text:p>gonna</text:p>
          </table:table-cell>
          <table:table-cell office:value-type="string">
            <text:p>the</text:p>
          </table:table-cell>
          <table:table-cell office:value-type="string">
            <text:p>cut</text:p>
          </table:table-cell>
          <table:table-cell office:value-type="string">
            <text:p>down</text:p>
          </table:table-cell>
          <table:table-cell office:value-type="string">
            <text:p>is</text:p>
          </table:table-cell>
          <table:table-cell office:value-type="string">
            <text:p>gonna</text:p>
          </table:table-cell>
          <table:table-cell office:value-type="string">
            <text:p>be</text:p>
          </table:table-cell>
          <table:table-cell office:value-type="string">
            <text:p>so</text:p>
          </table:table-cell>
          <table:table-cell office:value-type="string">
            <text:p>drastic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aut</text:p>
          </table:table-cell>
          <table:table-cell office:value-type="string">
            <text:p>they.R.SUB</text:p>
          </table:table-cell>
          <table:table-cell office:value-type="string">
            <text:p>be.V.123P.PRES</text:p>
          </table:table-cell>
          <table:table-cell office:value-type="string">
            <text:p>go.TO.P.+TO.P</text:p>
          </table:table-cell>
          <table:table-cell office:value-type="string">
            <text:p>take.V.INFIN</text:p>
          </table:table-cell>
          <table:table-cell office:value-type="string">
            <text:p>you.R.2SP</text:p>
          </table:table-cell>
          <table:table-cell office:value-type="string">
            <text:p>know.V.INFIN</text:p>
          </table:table-cell>
          <table:table-cell office:value-type="string">
            <text:p>they.R.SUB</text:p>
          </table:table-cell>
          <table:table-cell office:value-type="string">
            <text:p>be.V.123P.PRES</text:p>
          </table:table-cell>
          <table:table-cell office:value-type="string">
            <text:p>go.TO.P.+TO.P</text:p>
          </table:table-cell>
          <table:table-cell office:value-type="string">
            <text:p>the.T.DEF</text:p>
          </table:table-cell>
          <table:table-cell office:value-type="string">
            <text:p>cut.V.INFIN</text:p>
          </table:table-cell>
          <table:table-cell office:value-type="string">
            <text:p>down.P</text:p>
          </table:table-cell>
          <table:table-cell office:value-type="string">
            <text:p>be.V.3S.PRES</text:p>
          </table:table-cell>
          <table:table-cell office:value-type="string">
            <text:p>go.TO.P.+TO.P</text:p>
          </table:table-cell>
          <table:table-cell office:value-type="string">
            <text:p>be.V.INFIN</text:p>
          </table:table-cell>
          <table:table-cell office:value-type="string">
            <text:p>so.B</text:p>
          </table:table-cell>
          <table:table-cell office:value-type="string">
            <text:p>drastic.A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and</text:p>
          </table:table-cell>
          <table:table-cell office:value-type="string">
            <text:p>the</text:p>
          </table:table-cell>
          <table:table-cell office:value-type="string">
            <text:p>people</text:p>
          </table:table-cell>
          <table:table-cell office:value-type="string">
            <text:p>what</text:p>
          </table:table-cell>
          <table:table-cell office:value-type="string">
            <text:p>they</text:p>
          </table:table-cell>
          <table:table-cell office:value-type="string">
            <text:p>are</text:p>
          </table:table-cell>
          <table:table-cell office:value-type="string">
            <text:p>gonna</text:p>
          </table:table-cell>
          <table:table-cell office:value-type="string">
            <text:p>save</text:p>
          </table:table-cell>
          <table:table-cell office:value-type="string">
            <text:p>for</text:p>
          </table:table-cell>
          <table:table-cell office:value-type="string">
            <text:p>the</text:p>
          </table:table-cell>
          <table:table-cell office:value-type="string">
            <text:p>homestead</text:p>
          </table:table-cell>
          <table:table-cell office:value-type="string">
            <text:p>is</text:p>
          </table:table-cell>
          <table:table-cell office:value-type="string">
            <text:p>so</text:p>
          </table:table-cell>
          <table:table-cell office:value-type="string">
            <text:p>minimal</text:p>
          </table:table-cell>
          <table:table-cell office:value-type="string">
            <text:p>that</text:p>
          </table:table-cell>
          <table:table-cell office:value-type="string">
            <text:p>it</text:p>
          </table:table-cell>
          <table:table-cell office:value-type="string">
            <text:p>wasn't</text:p>
          </table:table-cell>
          <table:table-cell office:value-type="string">
            <text:p>worth</text:p>
          </table:table-cell>
          <table:table-cell office:value-type="string">
            <text:p>it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the.T.DEF</text:p>
          </table:table-cell>
          <table:table-cell office:value-type="string">
            <text:p>people.N.S</text:p>
          </table:table-cell>
          <table:table-cell office:value-type="string">
            <text:p>what.W</text:p>
          </table:table-cell>
          <table:table-cell office:value-type="string">
            <text:p>they.R.SUB</text:p>
          </table:table-cell>
          <table:table-cell office:value-type="string">
            <text:p>be.V.123P.PRES</text:p>
          </table:table-cell>
          <table:table-cell office:value-type="string">
            <text:p>go.TO.P.+TO.P</text:p>
          </table:table-cell>
          <table:table-cell office:value-type="string">
            <text:p>save.V.INFIN</text:p>
          </table:table-cell>
          <table:table-cell office:value-type="string">
            <text:p>for.P</text:p>
          </table:table-cell>
          <table:table-cell office:value-type="string">
            <text:p>the.T.DEF</text:p>
          </table:table-cell>
          <table:table-cell office:value-type="string">
            <text:p>homestead.N.S</text:p>
          </table:table-cell>
          <table:table-cell office:value-type="string">
            <text:p>be.V.3S.PRES</text:p>
          </table:table-cell>
          <table:table-cell office:value-type="string">
            <text:p>so.B</text:p>
          </table:table-cell>
          <table:table-cell office:value-type="string">
            <text:p>minimal.A</text:p>
          </table:table-cell>
          <table:table-cell office:value-type="string">
            <text:p>that.D.FAR[or]that.C</text:p>
          </table:table-cell>
          <table:table-cell office:value-type="string">
            <text:p>it.R.N.3S</text:p>
          </table:table-cell>
          <table:table-cell office:value-type="string">
            <text:p>was.NEG.+NEG</text:p>
          </table:table-cell>
          <table:table-cell office:value-type="string">
            <text:p>worth.A</text:p>
          </table:table-cell>
          <table:table-cell office:value-type="string">
            <text:p>it.R.N.3S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and</text:p>
          </table:table-cell>
          <table:table-cell office:value-type="string">
            <text:p>I</text:p>
          </table:table-cell>
          <table:table-cell office:value-type="string">
            <text:p>said</text:p>
          </table:table-cell>
          <table:table-cell office:value-type="string">
            <text:p>well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I.R.SUB.1S</text:p>
          </table:table-cell>
          <table:table-cell office:value-type="string">
            <text:p>said.AV.PAST+P</text:p>
          </table:table-cell>
          <table:table-cell office:value-type="string">
            <text:p>well.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pero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everybody</text:p>
          </table:table-cell>
          <table:table-cell office:value-type="string">
            <text:p>is</text:p>
          </table:table-cell>
          <table:table-cell office:value-type="string">
            <text:p>looking</text:p>
          </table:table-cell>
          <table:table-cell office:value-type="string">
            <text:p>for</text:p>
          </table:table-cell>
          <table:table-cell office:value-type="string">
            <text:p>a</text:p>
          </table:table-cell>
          <table:table-cell office:value-type="string">
            <text:p>buck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everybody.R</text:p>
          </table:table-cell>
          <table:table-cell office:value-type="string">
            <text:p>be.V.3S.PRES</text:p>
          </table:table-cell>
          <table:table-cell office:value-type="string">
            <text:p>look.ASV.+ASV</text:p>
          </table:table-cell>
          <table:table-cell office:value-type="string">
            <text:p>for.P</text:p>
          </table:table-cell>
          <table:table-cell office:value-type="string">
            <text:p>a.T.IND</text:p>
          </table:table-cell>
          <table:table-cell office:value-type="string">
            <text:p>buck.N.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pero</text:p>
          </table:table-cell>
          <table:table-cell office:value-type="string">
            <text:p>you</text:p>
          </table:table-cell>
          <table:table-cell office:value-type="string">
            <text:p>know</text:p>
          </table:table-cell>
          <table:table-cell office:value-type="string">
            <text:p>I</text:p>
          </table:table-cell>
          <table:table-cell office:value-type="string">
            <text:p>don't</text:p>
          </table:table-cell>
          <table:table-cell office:value-type="string">
            <text:p>agree</text:p>
          </table:table-cell>
          <table:table-cell office:value-type="string">
            <text:p>with</text:p>
          </table:table-cell>
          <table:table-cell office:value-type="string">
            <text:p>him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office:value-type="string">
            <text:p>you.R.2SP</text:p>
          </table:table-cell>
          <table:table-cell office:value-type="string">
            <text:p>know.V.INFIN</text:p>
          </table:table-cell>
          <table:table-cell office:value-type="string">
            <text:p>I.R.SUB.1S</text:p>
          </table:table-cell>
          <table:table-cell office:value-type="string">
            <text:p>do.NEG.+NEG</text:p>
          </table:table-cell>
          <table:table-cell office:value-type="string">
            <text:p>agree.V.INFIN</text:p>
          </table:table-cell>
          <table:table-cell office:value-type="string">
            <text:p>with.P</text:p>
          </table:table-cell>
          <table:table-cell office:value-type="string">
            <text:p>him.R.OBJ.M.3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no</text:p>
          </table:table-cell>
          <table:table-cell office:value-type="string">
            <text:p>?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no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in</text:p>
          </table:table-cell>
          <table:table-cell office:value-type="string">
            <text:p>two</text:p>
          </table:table-cell>
          <table:table-cell office:value-type="string">
            <text:p>thousand</text:p>
          </table:table-cell>
          <table:table-cell office:value-type="string">
            <text:p>and</text:p>
          </table:table-cell>
          <table:table-cell office:value-type="string">
            <text:p>three</text:p>
          </table:table-cell>
          <table:table-cell office:value-type="string">
            <text:p>that</text:p>
          </table:table-cell>
          <table:table-cell office:value-type="string">
            <text:p>the</text:p>
          </table:table-cell>
          <table:table-cell office:value-type="string">
            <text:p>taxes</text:p>
          </table:table-cell>
          <table:table-cell office:value-type="string">
            <text:p>were</text:p>
          </table:table-cell>
          <table:table-cell office:value-type="string">
            <text:p>more</text:p>
          </table:table-cell>
          <table:table-cell office:value-type="string">
            <text:p>or</text:p>
          </table:table-cell>
          <table:table-cell office:value-type="string">
            <text:p>less</text:p>
          </table:table-cell>
          <table:table-cell office:value-type="string">
            <text:p>what</text:p>
          </table:table-cell>
          <table:table-cell office:value-type="string">
            <text:p>they</text:p>
          </table:table-cell>
          <table:table-cell office:value-type="string">
            <text:p>are</text:p>
          </table:table-cell>
          <table:table-cell office:value-type="string">
            <text:p>now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aut</text:p>
          </table:table-cell>
          <table:table-cell office:value-type="string">
            <text:p>in.P</text:p>
          </table:table-cell>
          <table:table-cell office:value-type="string">
            <text:p>two.N.S</text:p>
          </table:table-cell>
          <table:table-cell office:value-type="string">
            <text:p>thousand.N.S</text:p>
          </table:table-cell>
          <table:table-cell office:value-type="string">
            <text:p>and.C</text:p>
          </table:table-cell>
          <table:table-cell office:value-type="string">
            <text:p>three.N.S</text:p>
          </table:table-cell>
          <table:table-cell office:value-type="string">
            <text:p>that.D.FAR[or]that.C</text:p>
          </table:table-cell>
          <table:table-cell office:value-type="string">
            <text:p>the.T.DEF</text:p>
          </table:table-cell>
          <table:table-cell office:value-type="string">
            <text:p>tax.PV.+PV</text:p>
          </table:table-cell>
          <table:table-cell office:value-type="string">
            <text:p>were.V.2S123P.PAST</text:p>
          </table:table-cell>
          <table:table-cell office:value-type="string">
            <text:p>more.A</text:p>
          </table:table-cell>
          <table:table-cell office:value-type="string">
            <text:p>or.N.S</text:p>
          </table:table-cell>
          <table:table-cell office:value-type="string">
            <text:p>less.A</text:p>
          </table:table-cell>
          <table:table-cell office:value-type="string">
            <text:p>what.W</text:p>
          </table:table-cell>
          <table:table-cell office:value-type="string">
            <text:p>they.R.SUB</text:p>
          </table:table-cell>
          <table:table-cell office:value-type="string">
            <text:p>be.V.123P.PRES</text:p>
          </table:table-cell>
          <table:table-cell office:value-type="string">
            <text:p>now.B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right</text:p>
          </table:table-cell>
          <table:table-cell office:value-type="string">
            <text:p>?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right.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that</text:p>
          </table:table-cell>
          <table:table-cell office:value-type="string">
            <text:p>was</text:p>
          </table:table-cell>
          <table:table-cell office:value-type="string">
            <text:p>five</text:p>
          </table:table-cell>
          <table:table-cell office:value-type="string">
            <text:p>years</text:p>
          </table:table-cell>
          <table:table-cell office:value-type="string">
            <text:p>ago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that.D.FAR[or]that.C</text:p>
          </table:table-cell>
          <table:table-cell office:value-type="string">
            <text:p>was.V.13S.PAST</text:p>
          </table:table-cell>
          <table:table-cell office:value-type="string">
            <text:p>five.N.S</text:p>
          </table:table-cell>
          <table:table-cell office:value-type="string">
            <text:p>year.PV.+PV[or]year.N.S</text:p>
          </table:table-cell>
          <table:table-cell office:value-type="string">
            <text:p>ago.B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the</text:p>
          </table:table-cell>
          <table:table-cell office:value-type="string">
            <text:p>salaries</text:p>
          </table:table-cell>
          <table:table-cell office:value-type="string">
            <text:p>of</text:p>
          </table:table-cell>
          <table:table-cell office:value-type="string">
            <text:p>employees</text:p>
          </table:table-cell>
          <table:table-cell office:value-type="string">
            <text:p>and</text:p>
          </table:table-cell>
          <table:table-cell office:value-type="string">
            <text:p>the</text:p>
          </table:table-cell>
          <table:table-cell office:value-type="string">
            <text:p>hiring</text:p>
          </table:table-cell>
          <table:table-cell office:value-type="string">
            <text:p>of</text:p>
          </table:table-cell>
          <table:table-cell office:value-type="string">
            <text:p>employees</text:p>
          </table:table-cell>
          <table:table-cell office:value-type="string">
            <text:p>have</text:p>
          </table:table-cell>
          <table:table-cell office:value-type="string">
            <text:p>not</text:p>
          </table:table-cell>
          <table:table-cell office:value-type="string">
            <text:p>increased</text:p>
          </table:table-cell>
          <table:table-cell office:value-type="string">
            <text:p>what</text:p>
          </table:table-cell>
          <table:table-cell office:value-type="string">
            <text:p>they</text:p>
          </table:table-cell>
          <table:table-cell office:value-type="string">
            <text:p>increased</text:p>
          </table:table-cell>
          <table:table-cell office:value-type="string">
            <text:p>in</text:p>
          </table:table-cell>
          <table:table-cell office:value-type="string">
            <text:p>revenues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aut</text:p>
          </table:table-cell>
          <table:table-cell office:value-type="string">
            <text:p>the.T.DEF</text:p>
          </table:table-cell>
          <table:table-cell office:value-type="string">
            <text:p>salary.PV.+PV[or]salaries.N.P</text:p>
          </table:table-cell>
          <table:table-cell office:value-type="string">
            <text:p>of.P</text:p>
          </table:table-cell>
          <table:table-cell office:value-type="string">
            <text:p>employee.P.+P</text:p>
          </table:table-cell>
          <table:table-cell office:value-type="string">
            <text:p>and.C</text:p>
          </table:table-cell>
          <table:table-cell office:value-type="string">
            <text:p>the.T.DEF</text:p>
          </table:table-cell>
          <table:table-cell office:value-type="string">
            <text:p>hiring.V.PRESPART</text:p>
          </table:table-cell>
          <table:table-cell office:value-type="string">
            <text:p>of.P</text:p>
          </table:table-cell>
          <table:table-cell office:value-type="string">
            <text:p>employee.P.+P</text:p>
          </table:table-cell>
          <table:table-cell office:value-type="string">
            <text:p>have.SV.INFIN</text:p>
          </table:table-cell>
          <table:table-cell office:value-type="string">
            <text:p>not.B</text:p>
          </table:table-cell>
          <table:table-cell office:value-type="string">
            <text:p>increased.AV</text:p>
          </table:table-cell>
          <table:table-cell office:value-type="string">
            <text:p>what.W</text:p>
          </table:table-cell>
          <table:table-cell office:value-type="string">
            <text:p>they.R.SUB</text:p>
          </table:table-cell>
          <table:table-cell office:value-type="string">
            <text:p>increased.AV</text:p>
          </table:table-cell>
          <table:table-cell office:value-type="string">
            <text:p>in.P</text:p>
          </table:table-cell>
          <table:table-cell office:value-type="string">
            <text:p>revenue.PV.+PV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o</text:p>
          </table:table-cell>
          <table:table-cell office:value-type="string">
            <text:p>where</text:p>
          </table:table-cell>
          <table:table-cell office:value-type="string">
            <text:p>is</text:p>
          </table:table-cell>
          <table:table-cell office:value-type="string">
            <text:p>all</text:p>
          </table:table-cell>
          <table:table-cell office:value-type="string">
            <text:p>that</text:p>
          </table:table-cell>
          <table:table-cell office:value-type="string">
            <text:p>extra</text:p>
          </table:table-cell>
          <table:table-cell office:value-type="string">
            <text:p>money</text:p>
          </table:table-cell>
          <table:table-cell office:value-type="string">
            <text:p>that</text:p>
          </table:table-cell>
          <table:table-cell office:value-type="string">
            <text:p>they</text:p>
          </table:table-cell>
          <table:table-cell office:value-type="string">
            <text:p>made</text:p>
          </table:table-cell>
          <table:table-cell table:number-columns-repeated="2" office:value-type="string">
            <text:p>when</text:p>
          </table:table-cell>
          <table:table-cell office:value-type="string">
            <text:p>the</text:p>
          </table:table-cell>
          <table:table-cell office:value-type="string">
            <text:p>boom</text:p>
          </table:table-cell>
          <table:table-cell office:value-type="string">
            <text:p>was</text:p>
          </table:table-cell>
          <table:table-cell office:value-type="string">
            <text:p>going</text:p>
          </table:table-cell>
          <table:table-cell office:value-type="string">
            <text:p>on</text:p>
          </table:table-cell>
          <table:table-cell office:value-type="string">
            <text:p>?</text:p>
          </table:table-cell>
          <table:table-cell table:number-columns-repeated="1005"/>
        </table:table-row>
        <table:table-row table:style-name="ro1">
          <table:table-cell office:value-type="string">
            <text:p>aut</text:p>
          </table:table-cell>
          <table:table-cell office:value-type="string">
            <text:p>so.B</text:p>
          </table:table-cell>
          <table:table-cell office:value-type="string">
            <text:p>where.W</text:p>
          </table:table-cell>
          <table:table-cell office:value-type="string">
            <text:p>be.V.3S.PRES</text:p>
          </table:table-cell>
          <table:table-cell office:value-type="string">
            <text:p>all.A</text:p>
          </table:table-cell>
          <table:table-cell office:value-type="string">
            <text:p>that.D.FAR[or]that.C</text:p>
          </table:table-cell>
          <table:table-cell office:value-type="string">
            <text:p>extra.A</text:p>
          </table:table-cell>
          <table:table-cell office:value-type="string">
            <text:p>money.N.S</text:p>
          </table:table-cell>
          <table:table-cell office:value-type="string">
            <text:p>that.D.FAR[or]that.C</text:p>
          </table:table-cell>
          <table:table-cell office:value-type="string">
            <text:p>they.R.SUB</text:p>
          </table:table-cell>
          <table:table-cell office:value-type="string">
            <text:p>made.V.INFIN</text:p>
          </table:table-cell>
          <table:table-cell table:number-columns-repeated="2" office:value-type="string">
            <text:p>when.W</text:p>
          </table:table-cell>
          <table:table-cell office:value-type="string">
            <text:p>the.T.DEF</text:p>
          </table:table-cell>
          <table:table-cell office:value-type="string">
            <text:p>boom.V.INFIN</text:p>
          </table:table-cell>
          <table:table-cell office:value-type="string">
            <text:p>was.V.13S.PAST</text:p>
          </table:table-cell>
          <table:table-cell office:value-type="string">
            <text:p>going.N.S</text:p>
          </table:table-cell>
          <table:table-cell office:value-type="string">
            <text:p>on.P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tú</text:p>
          </table:table-cell>
          <table:table-cell office:value-type="string">
            <text:p>sabes</text:p>
          </table:table-cell>
          <table:table-cell office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you.R.SUB.MF.2S</text:p>
          </table:table-cell>
          <table:table-cell office:value-type="string">
            <text:p>know.V.2S.PR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it</text:p>
          </table:table-cell>
          <table:table-cell office:value-type="string">
            <text:p>was</text:p>
          </table:table-cell>
          <table:table-cell office:value-type="string">
            <text:p>misspent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office:value-type="string">
            <text:p>it.R.N.3S</text:p>
          </table:table-cell>
          <table:table-cell office:value-type="string">
            <text:p>was.V.13S.PAST</text:p>
          </table:table-cell>
          <table:table-cell office:value-type="string">
            <text:p>misspent.AV.PAS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ah</text:p>
          </table:table-cell>
          <table:table-cell office:value-type="string">
            <text:p>they</text:p>
          </table:table-cell>
          <table:table-cell office:value-type="string">
            <text:p>bought</text:p>
          </table:table-cell>
          <table:table-cell office:value-type="string">
            <text:p>things</text:p>
          </table:table-cell>
          <table:table-cell office:value-type="string">
            <text:p>that</text:p>
          </table:table-cell>
          <table:table-cell office:value-type="string">
            <text:p>maybe</text:p>
          </table:table-cell>
          <table:table-cell office:value-type="string">
            <text:p>they</text:p>
          </table:table-cell>
          <table:table-cell office:value-type="string">
            <text:p>didn't</text:p>
          </table:table-cell>
          <table:table-cell office:value-type="string">
            <text:p>need</text:p>
          </table:table-cell>
          <table:table-cell office:value-type="string">
            <text:p>to</text:p>
          </table:table-cell>
          <table:table-cell office:value-type="string">
            <text:p>buy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office:value-type="string">
            <text:p>they.R.SUB</text:p>
          </table:table-cell>
          <table:table-cell office:value-type="string">
            <text:p>bought.V.INFIN</text:p>
          </table:table-cell>
          <table:table-cell office:value-type="string">
            <text:p>thing.PV.+PV</text:p>
          </table:table-cell>
          <table:table-cell office:value-type="string">
            <text:p>that.D.FAR[or]that.C</text:p>
          </table:table-cell>
          <table:table-cell office:value-type="string">
            <text:p>maybe.B</text:p>
          </table:table-cell>
          <table:table-cell office:value-type="string">
            <text:p>they.R.SUB</text:p>
          </table:table-cell>
          <table:table-cell office:value-type="string">
            <text:p>did.NEG.+NEG</text:p>
          </table:table-cell>
          <table:table-cell office:value-type="string">
            <text:p>need.AV</text:p>
          </table:table-cell>
          <table:table-cell office:value-type="string">
            <text:p>to.P</text:p>
          </table:table-cell>
          <table:table-cell office:value-type="string">
            <text:p>buy.V.INFIN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they</text:p>
          </table:table-cell>
          <table:table-cell office:value-type="string">
            <text:p>made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they.R.SUB</text:p>
          </table:table-cell>
          <table:table-cell office:value-type="string">
            <text:p>made.V.INFI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tú</text:p>
          </table:table-cell>
          <table:table-cell office:value-type="string">
            <text:p>sabes</text:p>
          </table:table-cell>
          <table:table-cell office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you.R.SUB.MF.2S</text:p>
          </table:table-cell>
          <table:table-cell office:value-type="string">
            <text:p>know.V.2S.PR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let's</text:p>
          </table:table-cell>
          <table:table-cell office:value-type="string">
            <text:p>bring</text:p>
          </table:table-cell>
          <table:table-cell office:value-type="string">
            <text:p>it</text:p>
          </table:table-cell>
          <table:table-cell office:value-type="string">
            <text:p>back</text:p>
          </table:table-cell>
          <table:table-cell office:value-type="string">
            <text:p>to</text:p>
          </table:table-cell>
          <table:table-cell office:value-type="string">
            <text:p>where</text:p>
          </table:table-cell>
          <table:table-cell office:value-type="string">
            <text:p>we</text:p>
          </table:table-cell>
          <table:table-cell office:value-type="string">
            <text:p>donde</text:p>
          </table:table-cell>
          <table:table-cell office:value-type="string">
            <text:p>estamos</text:p>
          </table:table-cell>
          <table:table-cell office:value-type="string">
            <text:p>ahora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aut</text:p>
          </table:table-cell>
          <table:table-cell office:value-type="string">
            <text:p>let.GB.+GB</text:p>
          </table:table-cell>
          <table:table-cell office:value-type="string">
            <text:p>bring.V.PRESPART</text:p>
          </table:table-cell>
          <table:table-cell office:value-type="string">
            <text:p>it.R.N.3S</text:p>
          </table:table-cell>
          <table:table-cell office:value-type="string">
            <text:p>back.N.S</text:p>
          </table:table-cell>
          <table:table-cell office:value-type="string">
            <text:p>to.P</text:p>
          </table:table-cell>
          <table:table-cell office:value-type="string">
            <text:p>where.W</text:p>
          </table:table-cell>
          <table:table-cell office:value-type="string">
            <text:p>we.R.SUB.1P</text:p>
          </table:table-cell>
          <table:table-cell office:value-type="string">
            <text:p>where.L</text:p>
          </table:table-cell>
          <table:table-cell office:value-type="string">
            <text:p>be.V.1P.PRES</text:p>
          </table:table-cell>
          <table:table-cell office:value-type="string">
            <text:p>now.B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tú</text:p>
          </table:table-cell>
          <table:table-cell office:value-type="string">
            <text:p>sabes</text:p>
          </table:table-cell>
          <table:table-cell office:value-type="string">
            <text:p>una</text:p>
          </table:table-cell>
          <table:table-cell office:value-type="string">
            <text:p>cosa</text:p>
          </table:table-cell>
          <table:table-cell office:value-type="string">
            <text:p>básica</text:p>
          </table:table-cell>
          <table:table-cell office:value-type="string">
            <text:p>lo</text:p>
          </table:table-cell>
          <table:table-cell office:value-type="string">
            <text:p>necesario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you.R.SUB.MF.2S</text:p>
          </table:table-cell>
          <table:table-cell office:value-type="string">
            <text:p>know.V.2S.PRES</text:p>
          </table:table-cell>
          <table:table-cell office:value-type="string">
            <text:p>one.R.F.SG[or]a.T.IND.F.SG[or]unite.V.1S.PRESSUBJ[or]unite.V.3S.IMPER[or]unite.V.3S.PRESSUBJ</text:p>
          </table:table-cell>
          <table:table-cell office:value-type="string">
            <text:p>thing.N.F.SG[or]sew.V.1S.PRESSUBJ[or]sew.V.3S.IMPER[or]sew.V.3S.PRESSUBJ</text:p>
          </table:table-cell>
          <table:table-cell office:value-type="string">
            <text:p>basic.A.F.SG</text:p>
          </table:table-cell>
          <table:table-cell office:value-type="string">
            <text:p>him.R.OBJ.M.3S[or]the.T.DEF.N.SP</text:p>
          </table:table-cell>
          <table:table-cell office:value-type="string">
            <text:p>necessary.A.M.S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contéstalo</text:p>
          </table:table-cell>
          <table:table-cell office:value-type="string">
            <text:p>si</text:p>
          </table:table-cell>
          <table:table-cell office:value-type="string">
            <text:p>quieres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office:value-type="string">
            <text:p>answer.V.2S.IMPER.PRECLITIC.+LO[PRN.M.3S]</text:p>
          </table:table-cell>
          <table:table-cell office:value-type="string">
            <text:p>whether.C</text:p>
          </table:table-cell>
          <table:table-cell office:value-type="string">
            <text:p>want.V.2S.PR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así</text:p>
          </table:table-cell>
          <table:table-cell office:value-type="string">
            <text:p>hablas</text:p>
          </table:table-cell>
          <table:table-cell office:value-type="string">
            <text:p>un</text:p>
          </table:table-cell>
          <table:table-cell office:value-type="string">
            <text:p>poco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thus.B[or]take.V.1S.PAST</text:p>
          </table:table-cell>
          <table:table-cell office:value-type="string">
            <text:p>speech.N.F.PL[or]talk.V.2S.PRES</text:p>
          </table:table-cell>
          <table:table-cell office:value-type="string">
            <text:p>one.T.IND.M.SG</text:p>
          </table:table-cell>
          <table:table-cell office:value-type="string">
            <text:p>little.B[or]little.A.M.S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hello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hello.N.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hey</text:p>
          </table:table-cell>
          <table:table-cell office:value-type="string">
            <text:p>baby</text:p>
          </table:table-cell>
          <table:table-cell office:value-type="string">
            <text:p>are</text:p>
          </table:table-cell>
          <table:table-cell office:value-type="string">
            <text:p>you</text:p>
          </table:table-cell>
          <table:table-cell office:value-type="string">
            <text:p>back</text:p>
          </table:table-cell>
          <table:table-cell office:value-type="string">
            <text:p>?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hey.V.INFIN</text:p>
          </table:table-cell>
          <table:table-cell office:value-type="string">
            <text:p>baby.N.S</text:p>
          </table:table-cell>
          <table:table-cell office:value-type="string">
            <text:p>be.V.123P.PRES</text:p>
          </table:table-cell>
          <table:table-cell office:value-type="string">
            <text:p>you.R.2SP</text:p>
          </table:table-cell>
          <table:table-cell office:value-type="string">
            <text:p>back.N.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oh</text:p>
          </table:table-cell>
          <table:table-cell office:value-type="string">
            <text:p>but</text:p>
          </table:table-cell>
          <table:table-cell office:value-type="string">
            <text:p>I'm</text:p>
          </table:table-cell>
          <table:table-cell office:value-type="string">
            <text:p>not</text:p>
          </table:table-cell>
          <table:table-cell office:value-type="string">
            <text:p>home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office:value-type="string">
            <text:p>but.C</text:p>
          </table:table-cell>
          <table:table-cell office:value-type="string">
            <text:p>I.BE.V.PRES.+BE.V.PRES</text:p>
          </table:table-cell>
          <table:table-cell office:value-type="string">
            <text:p>not.B</text:p>
          </table:table-cell>
          <table:table-cell office:value-type="string">
            <text:p>home.N.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I'm</text:p>
          </table:table-cell>
          <table:table-cell office:value-type="string">
            <text:p>in</text:p>
          </table:table-cell>
          <table:table-cell office:value-type="string">
            <text:p>the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office:value-type="string">
            <text:p>I.BE.V.PRES.+BE.V.PRES</text:p>
          </table:table-cell>
          <table:table-cell office:value-type="string">
            <text:p>in.P</text:p>
          </table:table-cell>
          <table:table-cell office:value-type="string">
            <text:p>the.T.DE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estoy</text:p>
          </table:table-cell>
          <table:table-cell office:value-type="string">
            <text:p>haciendo</text:p>
          </table:table-cell>
          <table:table-cell office:value-type="string">
            <text:p>una</text:p>
          </table:table-cell>
          <table:table-cell office:value-type="string">
            <text:p>cosa</text:p>
          </table:table-cell>
          <table:table-cell office:value-type="string">
            <text:p>ahí</text:p>
          </table:table-cell>
          <table:table-cell office:value-type="string">
            <text:p>que</text:p>
          </table:table-cell>
          <table:table-cell office:value-type="string">
            <text:p>necesitaba</text:p>
          </table:table-cell>
          <table:table-cell office:value-type="string">
            <text:p>mi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be.V.1S.PRES</text:p>
          </table:table-cell>
          <table:table-cell office:value-type="string">
            <text:p>take.V.PRESPART</text:p>
          </table:table-cell>
          <table:table-cell office:value-type="string">
            <text:p>one.R.F.SG[or]a.T.IND.F.SG[or]unite.V.1S.PRESSUBJ[or]unite.V.3S.IMPER[or]unite.V.3S.PRESSUBJ</text:p>
          </table:table-cell>
          <table:table-cell office:value-type="string">
            <text:p>thing.N.F.SG[or]sew.V.1S.PRESSUBJ[or]sew.V.3S.IMPER[or]sew.V.3S.PRESSUBJ</text:p>
          </table:table-cell>
          <table:table-cell office:value-type="string">
            <text:p>here.B</text:p>
          </table:table-cell>
          <table:table-cell office:value-type="string">
            <text:p>which.C</text:p>
          </table:table-cell>
          <table:table-cell office:value-type="string">
            <text:p>need.V.13S.IMPERF</text:p>
          </table:table-cell>
          <table:table-cell office:value-type="string">
            <text:p>my.A.POSS.1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cómo</text:p>
          </table:table-cell>
          <table:table-cell office:value-type="string">
            <text:p>se</text:p>
          </table:table-cell>
          <table:table-cell office:value-type="string">
            <text:p>llama</text:p>
          </table:table-cell>
          <table:table-cell office:value-type="string">
            <text:p>esto</text:p>
          </table:table-cell>
          <table:table-cell office:value-type="string">
            <text:p>cómo</text:p>
          </table:table-cell>
          <table:table-cell office:value-type="string">
            <text:p>es</text:p>
          </table:table-cell>
          <table:table-cell office:value-type="string">
            <text:p>que</text:p>
          </table:table-cell>
          <table:table-cell office:value-type="string">
            <text:p>se</text:p>
          </table:table-cell>
          <table:table-cell office:value-type="string">
            <text:p>llama</text:p>
          </table:table-cell>
          <table:table-cell office:value-type="string">
            <text:p>esto</text:p>
          </table:table-cell>
          <table:table-cell office:value-type="string">
            <text:p>que</text:p>
          </table:table-cell>
          <table:table-cell office:value-type="string">
            <text:p>estamos</text:p>
          </table:table-cell>
          <table:table-cell office:value-type="string">
            <text:p>haciendo</text:p>
          </table:table-cell>
          <table:table-cell office:value-type="string">
            <text:p>aquí</text:p>
          </table:table-cell>
          <table:table-cell office:value-type="string">
            <text:p>un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aut</text:p>
          </table:table-cell>
          <table:table-cell office:value-type="string">
            <text:p>how.INTERR</text:p>
          </table:table-cell>
          <table:table-cell office:value-type="string">
            <text:p>self.R.REF.MF.3SP[or]be.V.2P.IMPER.PRECLITIC</text:p>
          </table:table-cell>
          <table:table-cell office:value-type="string">
            <text:p>call.V.3S.PRES</text:p>
          </table:table-cell>
          <table:table-cell office:value-type="string">
            <text:p>this.R.DEM.N.SG</text:p>
          </table:table-cell>
          <table:table-cell office:value-type="string">
            <text:p>how.INTERR</text:p>
          </table:table-cell>
          <table:table-cell office:value-type="string">
            <text:p>be.V.3S.PRES</text:p>
          </table:table-cell>
          <table:table-cell office:value-type="string">
            <text:p>which.C</text:p>
          </table:table-cell>
          <table:table-cell office:value-type="string">
            <text:p>self.R.REF.MF.3SP[or]be.V.2P.IMPER.PRECLITIC</text:p>
          </table:table-cell>
          <table:table-cell office:value-type="string">
            <text:p>call.V.3S.PRES</text:p>
          </table:table-cell>
          <table:table-cell office:value-type="string">
            <text:p>this.R.DEM.N.SG</text:p>
          </table:table-cell>
          <table:table-cell office:value-type="string">
            <text:p>which.C</text:p>
          </table:table-cell>
          <table:table-cell office:value-type="string">
            <text:p>be.V.1P.PRES</text:p>
          </table:table-cell>
          <table:table-cell office:value-type="string">
            <text:p>take.V.PRESPART</text:p>
          </table:table-cell>
          <table:table-cell office:value-type="string">
            <text:p>here.B</text:p>
          </table:table-cell>
          <table:table-cell office:value-type="string">
            <text:p>one.T.IND.M.SG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s</text:p>
          </table:table-cell>
          <table:table-cell office:value-type="string">
            <text:p>un</text:p>
          </table:table-cell>
          <table:table-cell office:value-type="string">
            <text:p>estudio</text:p>
          </table:table-cell>
          <table:table-cell office:value-type="string">
            <text:p>para</text:p>
          </table:table-cell>
          <table:table-cell office:value-type="string">
            <text:p>la</text:p>
          </table:table-cell>
          <table:table-cell office:value-type="string">
            <text:p>universidad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be.V.3S.PRES</text:p>
          </table:table-cell>
          <table:table-cell office:value-type="string">
            <text:p>one.T.IND.M.SG</text:p>
          </table:table-cell>
          <table:table-cell office:value-type="string">
            <text:p>study.V.1S.PRES</text:p>
          </table:table-cell>
          <table:table-cell office:value-type="string">
            <text:p>stall.V.3S.PRES</text:p>
          </table:table-cell>
          <table:table-cell office:value-type="string">
            <text:p>her.R.OBJ.F.3S[or]the.T.DEF.F.SG</text:p>
          </table:table-cell>
          <table:table-cell office:value-type="string">
            <text:p>university.N.F.S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un</text:p>
          </table:table-cell>
          <table:table-cell office:value-type="string">
            <text:p>estudio</text:p>
          </table:table-cell>
          <table:table-cell office:value-type="string">
            <text:p>para</text:p>
          </table:table-cell>
          <table:table-cell office:value-type="string">
            <text:p>la</text:p>
          </table:table-cell>
          <table:table-cell office:value-type="string">
            <text:p>universidad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one.T.IND.M.SG</text:p>
          </table:table-cell>
          <table:table-cell office:value-type="string">
            <text:p>study.V.1S.PRES</text:p>
          </table:table-cell>
          <table:table-cell office:value-type="string">
            <text:p>stall.V.3S.PRES</text:p>
          </table:table-cell>
          <table:table-cell office:value-type="string">
            <text:p>her.R.OBJ.F.3S[or]the.T.DEF.F.SG</text:p>
          </table:table-cell>
          <table:table-cell office:value-type="string">
            <text:p>university.N.F.S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</text:p>
          </table:table-cell>
          <table:table-cell office:value-type="string">
            <text:p>necesitamos</text:p>
          </table:table-cell>
          <table:table-cell office:value-type="string">
            <text:p>hablar</text:p>
          </table:table-cell>
          <table:table-cell office:value-type="string">
            <text:p>por</text:p>
          </table:table-cell>
          <table:table-cell office:value-type="string">
            <text:p>thirty</text:p>
          </table:table-cell>
          <table:table-cell office:value-type="string">
            <text:p>minut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need.V.1P.PAST[or]need.V.1P.PRES</text:p>
          </table:table-cell>
          <table:table-cell office:value-type="string">
            <text:p>talk.V.INFIN</text:p>
          </table:table-cell>
          <table:table-cell office:value-type="string">
            <text:p>for.P</text:p>
          </table:table-cell>
          <table:table-cell office:value-type="string">
            <text:p>thirty.N.S</text:p>
          </table:table-cell>
          <table:table-cell office:value-type="string">
            <text:p>minute.PV.+PV[or]minutes.N.P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au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a</text:p>
          </table:table-cell>
          <table:table-cell office:value-type="string">
            <text:p>ahorita</text:p>
          </table:table-cell>
          <table:table-cell office:value-type="string">
            <text:p>estamos</text:p>
          </table:table-cell>
          <table:table-cell office:value-type="string">
            <text:p>almost</text:p>
          </table:table-cell>
          <table:table-cell office:value-type="string">
            <text:p>over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already.B</text:p>
          </table:table-cell>
          <table:table-cell office:value-type="string">
            <text:p>in_a_moment.B.DIM</text:p>
          </table:table-cell>
          <table:table-cell office:value-type="string">
            <text:p>be.V.1P.PRES</text:p>
          </table:table-cell>
          <table:table-cell office:value-type="string">
            <text:p>almost.B</text:p>
          </table:table-cell>
          <table:table-cell office:value-type="string">
            <text:p>over.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ok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ah</text:p>
          </table:table-cell>
          <table:table-cell office:value-type="string">
            <text:p>se</text:p>
          </table:table-cell>
          <table:table-cell office:value-type="string">
            <text:p>está</text:p>
          </table:table-cell>
          <table:table-cell office:value-type="string">
            <text:p>poniendo</text:p>
          </table:table-cell>
          <table:table-cell office:value-type="string">
            <text:p>dile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office:value-type="string">
            <text:p>self.R.REF.MF.3SP[or]be.V.2P.IMPER.PRECLITIC</text:p>
          </table:table-cell>
          <table:table-cell office:value-type="string">
            <text:p>be.V.3S.PRES</text:p>
          </table:table-cell>
          <table:table-cell office:value-type="string">
            <text:p>set.V.PRESPART</text:p>
          </table:table-cell>
          <table:table-cell office:value-type="string">
            <text:p>tell.V.2S.IMPER.+LE[PRN.MF.3S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uhoh</text:p>
          </table:table-cell>
          <table:table-cell office:value-type="string">
            <text:p>ya</text:p>
          </table:table-cell>
          <table:table-cell office:value-type="string">
            <text:p>empezó</text:p>
          </table:table-cell>
          <table:table-cell office:value-type="string">
            <text:p>los</text:p>
          </table:table-cell>
          <table:table-cell office:value-type="string">
            <text:p>síntomas</text:p>
          </table:table-cell>
          <table:table-cell office:value-type="string">
            <text:p>de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office:value-type="string">
            <text:p>already.B</text:p>
          </table:table-cell>
          <table:table-cell office:value-type="string">
            <text:p>start.V.3S.PAST</text:p>
          </table:table-cell>
          <table:table-cell office:value-type="string">
            <text:p>them.R.OBJ.M.3P[or]the.T.DEF.M.PL</text:p>
          </table:table-cell>
          <table:table-cell office:value-type="string">
            <text:p>symptom.N.M.PL</text:p>
          </table:table-cell>
          <table:table-cell office:value-type="string">
            <text:p>of.P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dile</text:p>
          </table:table-cell>
          <table:table-cell office:value-type="string">
            <text:p>que</text:p>
          </table:table-cell>
          <table:table-cell office:value-type="string">
            <text:p>cuándo</text:p>
          </table:table-cell>
          <table:table-cell office:value-type="string">
            <text:p>se</text:p>
          </table:table-cell>
          <table:table-cell office:value-type="string">
            <text:p>va</text:p>
          </table:table-cell>
          <table:table-cell office:value-type="string">
            <text:p>a</text:p>
          </table:table-cell>
          <table:table-cell office:value-type="string">
            <text:p>comprar</text:p>
          </table:table-cell>
          <table:table-cell office:value-type="string">
            <text:p>la</text:p>
          </table:table-cell>
          <table:table-cell office:value-type="string">
            <text:p>motocicleta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ut</text:p>
          </table:table-cell>
          <table:table-cell office:value-type="string">
            <text:p>tell.V.2S.IMPER.+LE[PRN.MF.3S]</text:p>
          </table:table-cell>
          <table:table-cell office:value-type="string">
            <text:p>which.C</text:p>
          </table:table-cell>
          <table:table-cell office:value-type="string">
            <text:p>when.INTERR</text:p>
          </table:table-cell>
          <table:table-cell office:value-type="string">
            <text:p>self.R.REF.MF.3SP[or]be.V.2P.IMPER.PRECLITIC</text:p>
          </table:table-cell>
          <table:table-cell office:value-type="string">
            <text:p>go.V.3S.PRES</text:p>
          </table:table-cell>
          <table:table-cell office:value-type="string">
            <text:p>to.P</text:p>
          </table:table-cell>
          <table:table-cell office:value-type="string">
            <text:p>buy.V.INFIN</text:p>
          </table:table-cell>
          <table:table-cell office:value-type="string">
            <text:p>her.R.OBJ.F.3S[or]the.T.DEF.F.SG</text:p>
          </table:table-cell>
          <table:table-cell office:value-type="string">
            <text:p>motorcycle.N.F.S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alright</text:p>
          </table:table-cell>
          <table:table-cell office:value-type="string">
            <text:p>I'll</text:p>
          </table:table-cell>
          <table:table-cell office:value-type="string">
            <text:p>talk</text:p>
          </table:table-cell>
          <table:table-cell office:value-type="string">
            <text:p>to</text:p>
          </table:table-cell>
          <table:table-cell office:value-type="string">
            <text:p>you</text:p>
          </table:table-cell>
          <table:table-cell office:value-type="string">
            <text:p>bye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alright.B</text:p>
          </table:table-cell>
          <table:table-cell office:value-type="string">
            <text:p>I.BE.V.FUT.+BE.V.FUT</text:p>
          </table:table-cell>
          <table:table-cell office:value-type="string">
            <text:p>talk.V.INFIN</text:p>
          </table:table-cell>
          <table:table-cell office:value-type="string">
            <text:p>to.P</text:p>
          </table:table-cell>
          <table:table-cell office:value-type="string">
            <text:p>you.R.2SP</text:p>
          </table:table-cell>
          <table:table-cell office:value-type="string">
            <text:p>bye.N.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home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home.N.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e</text:p>
          </table:table-cell>
          <table:table-cell office:value-type="string">
            <text:p>acabó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self.R.REF.MF.3SP[or]be.V.2P.IMPER.PRECLITIC</text:p>
          </table:table-cell>
          <table:table-cell office:value-type="string">
            <text:p>finish.V.3S.PAS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he</text:p>
          </table:table-cell>
          <table:table-cell office:value-type="string">
            <text:p>finished</text:p>
          </table:table-cell>
          <table:table-cell office:value-type="string">
            <text:p>playing</text:p>
          </table:table-cell>
          <table:table-cell office:value-type="string">
            <text:p>golf</text:p>
          </table:table-cell>
          <table:table-cell office:value-type="string">
            <text:p>now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he.R.SUB.M.3S</text:p>
          </table:table-cell>
          <table:table-cell office:value-type="string">
            <text:p>finished.AV</text:p>
          </table:table-cell>
          <table:table-cell office:value-type="string">
            <text:p>play.ASV.+ASV</text:p>
          </table:table-cell>
          <table:table-cell office:value-type="string">
            <text:p>golf.N.S</text:p>
          </table:table-cell>
          <table:table-cell office:value-type="string">
            <text:p>now.B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they</text:p>
          </table:table-cell>
          <table:table-cell office:value-type="string">
            <text:p>are</text:p>
          </table:table-cell>
          <table:table-cell office:value-type="string">
            <text:p>still</text:p>
          </table:table-cell>
          <table:table-cell office:value-type="string">
            <text:p>playing</text:p>
          </table:table-cell>
          <table:table-cell office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they.R.SUB</text:p>
          </table:table-cell>
          <table:table-cell office:value-type="string">
            <text:p>be.V.123P.PRES</text:p>
          </table:table-cell>
          <table:table-cell office:value-type="string">
            <text:p>still.A</text:p>
          </table:table-cell>
          <table:table-cell office:value-type="string">
            <text:p>play.ASV.+ASV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table:number-columns-repeated="2" office:value-type="string">
            <text:p>no</text:p>
          </table:table-cell>
          <table:table-cell office:value-type="string">
            <text:p>he</text:p>
          </table:table-cell>
          <table:table-cell office:value-type="string">
            <text:p>is</text:p>
          </table:table-cell>
          <table:table-cell office:value-type="string">
            <text:p>coming</text:p>
          </table:table-cell>
          <table:table-cell office:value-type="string">
            <text:p>back</text:p>
          </table:table-cell>
          <table:table-cell office:value-type="string">
            <text:p>now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table:number-columns-repeated="2" office:value-type="string">
            <text:p>not.B</text:p>
          </table:table-cell>
          <table:table-cell office:value-type="string">
            <text:p>he.R.SUB.M.3S</text:p>
          </table:table-cell>
          <table:table-cell office:value-type="string">
            <text:p>be.V.3S.PRES</text:p>
          </table:table-cell>
          <table:table-cell office:value-type="string">
            <text:p>coming.V.PRESPART</text:p>
          </table:table-cell>
          <table:table-cell office:value-type="string">
            <text:p>back.N.S</text:p>
          </table:table-cell>
          <table:table-cell office:value-type="string">
            <text:p>now.B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au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I</text:p>
          </table:table-cell>
          <table:table-cell office:value-type="string">
            <text:p>don't</text:p>
          </table:table-cell>
          <table:table-cell office:value-type="string">
            <text:p>think</text:p>
          </table:table-cell>
          <table:table-cell office:value-type="string">
            <text:p>they</text:p>
          </table:table-cell>
          <table:table-cell office:value-type="string">
            <text:p>played</text:p>
          </table:table-cell>
          <table:table-cell office:value-type="string">
            <text:p>all</text:p>
          </table:table-cell>
          <table:table-cell office:value-type="string">
            <text:p>eighteen</text:p>
          </table:table-cell>
          <table:table-cell office:value-type="string">
            <text:p>they</text:p>
          </table:table-cell>
          <table:table-cell office:value-type="string">
            <text:p>played</text:p>
          </table:table-cell>
          <table:table-cell office:value-type="string">
            <text:p>like</text:p>
          </table:table-cell>
          <table:table-cell office:value-type="string">
            <text:p>probably</text:p>
          </table:table-cell>
          <table:table-cell office:value-type="string">
            <text:p>half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aut</text:p>
          </table:table-cell>
          <table:table-cell office:value-type="string">
            <text:p>I.R.SUB.1S</text:p>
          </table:table-cell>
          <table:table-cell office:value-type="string">
            <text:p>do.NEG.+NEG</text:p>
          </table:table-cell>
          <table:table-cell office:value-type="string">
            <text:p>think.V.INFIN</text:p>
          </table:table-cell>
          <table:table-cell office:value-type="string">
            <text:p>they.R.SUB</text:p>
          </table:table-cell>
          <table:table-cell office:value-type="string">
            <text:p>play.AV.+AV</text:p>
          </table:table-cell>
          <table:table-cell office:value-type="string">
            <text:p>all.A</text:p>
          </table:table-cell>
          <table:table-cell office:value-type="string">
            <text:p>eighteen.N.S</text:p>
          </table:table-cell>
          <table:table-cell office:value-type="string">
            <text:p>they.R.SUB</text:p>
          </table:table-cell>
          <table:table-cell office:value-type="string">
            <text:p>play.AV.+AV</text:p>
          </table:table-cell>
          <table:table-cell office:value-type="string">
            <text:p>like.C</text:p>
          </table:table-cell>
          <table:table-cell office:value-type="string">
            <text:p>probably.B</text:p>
          </table:table-cell>
          <table:table-cell office:value-type="string">
            <text:p>half.N.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la</text:p>
          </table:table-cell>
          <table:table-cell office:value-type="string">
            <text:p>mitad</text:p>
          </table:table-cell>
          <table:table-cell office:value-type="string">
            <text:p>nueve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office:value-type="string">
            <text:p>her.R.OBJ.F.3S[or]the.T.DEF.F.SG</text:p>
          </table:table-cell>
          <table:table-cell office:value-type="string">
            <text:p>half.N.F.SG</text:p>
          </table:table-cell>
          <table:table-cell office:value-type="string">
            <text:p>nine.N.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pero</text:p>
          </table:table-cell>
          <table:table-cell office:value-type="string">
            <text:p>my</text:p>
          </table:table-cell>
          <table:table-cell office:value-type="string">
            <text:p>friend</text:p>
          </table:table-cell>
          <table:table-cell office:value-type="string">
            <text:p>bought</text:p>
          </table:table-cell>
          <table:table-cell office:value-type="string">
            <text:p>a</text:p>
          </table:table-cell>
          <table:table-cell office:value-type="string">
            <text:p>B_M_W</text:p>
          </table:table-cell>
          <table:table-cell office:value-type="string">
            <text:p>and</text:p>
          </table:table-cell>
          <table:table-cell office:value-type="string">
            <text:p>I</text:p>
          </table:table-cell>
          <table:table-cell office:value-type="string">
            <text:p>bought</text:p>
          </table:table-cell>
          <table:table-cell office:value-type="string">
            <text:p>him</text:p>
          </table:table-cell>
          <table:table-cell office:value-type="string">
            <text:p>a</text:p>
          </table:table-cell>
          <table:table-cell office:value-type="string">
            <text:p>because</text:p>
          </table:table-cell>
          <table:table-cell office:value-type="string">
            <text:p>I</text:p>
          </table:table-cell>
          <table:table-cell office:value-type="string">
            <text:p>have</text:p>
          </table:table-cell>
          <table:table-cell office:value-type="string">
            <text:p>another</text:p>
          </table:table-cell>
          <table:table-cell office:value-type="string">
            <text:p>friend</text:p>
          </table:table-cell>
          <table:table-cell office:value-type="string">
            <text:p>at</text:p>
          </table:table-cell>
          <table:table-cell office:value-type="string">
            <text:p>work</text:p>
          </table:table-cell>
          <table:table-cell office:value-type="string">
            <text:p>that</text:p>
          </table:table-cell>
          <table:table-cell office:value-type="string">
            <text:p>he</text:p>
          </table:table-cell>
          <table:table-cell office:value-type="string">
            <text:p>is</text:p>
          </table:table-cell>
          <table:table-cell office:value-type="string">
            <text:p>like</text:p>
          </table:table-cell>
          <table:table-cell office:value-type="string">
            <text:p>oh</text:p>
          </table:table-cell>
          <table:table-cell office:value-type="string">
            <text:p>man</text:p>
          </table:table-cell>
          <table:table-cell office:value-type="string">
            <text:p>he</text:p>
          </table:table-cell>
          <table:table-cell office:value-type="string">
            <text:p>is</text:p>
          </table:table-cell>
          <table:table-cell office:value-type="string">
            <text:p>crazy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office:value-type="string">
            <text:p>my.A.POSS.1S</text:p>
          </table:table-cell>
          <table:table-cell office:value-type="string">
            <text:p>friend.N.S</text:p>
          </table:table-cell>
          <table:table-cell office:value-type="string">
            <text:p>bought.V.INFIN</text:p>
          </table:table-cell>
          <table:table-cell office:value-type="string">
            <text:p>a.T.IND</text:p>
          </table:table-cell>
          <table:table-cell office:value-type="string">
            <text:p>name</text:p>
          </table:table-cell>
          <table:table-cell office:value-type="string">
            <text:p>and.C</text:p>
          </table:table-cell>
          <table:table-cell office:value-type="string">
            <text:p>I.R.SUB.1S</text:p>
          </table:table-cell>
          <table:table-cell office:value-type="string">
            <text:p>bought.V.INFIN</text:p>
          </table:table-cell>
          <table:table-cell office:value-type="string">
            <text:p>him.R.OBJ.M.3S</text:p>
          </table:table-cell>
          <table:table-cell office:value-type="string">
            <text:p>a.T.IND</text:p>
          </table:table-cell>
          <table:table-cell office:value-type="string">
            <text:p>because.C</text:p>
          </table:table-cell>
          <table:table-cell office:value-type="string">
            <text:p>I.R.SUB.1S</text:p>
          </table:table-cell>
          <table:table-cell office:value-type="string">
            <text:p>have.SV.INFIN</text:p>
          </table:table-cell>
          <table:table-cell office:value-type="string">
            <text:p>another.A</text:p>
          </table:table-cell>
          <table:table-cell office:value-type="string">
            <text:p>friend.N.S</text:p>
          </table:table-cell>
          <table:table-cell office:value-type="string">
            <text:p>at.P</text:p>
          </table:table-cell>
          <table:table-cell office:value-type="string">
            <text:p>work.N.S</text:p>
          </table:table-cell>
          <table:table-cell office:value-type="string">
            <text:p>that.D.FAR[or]that.C</text:p>
          </table:table-cell>
          <table:table-cell office:value-type="string">
            <text:p>he.R.SUB.M.3S</text:p>
          </table:table-cell>
          <table:table-cell office:value-type="string">
            <text:p>be.V.3S.PRES</text:p>
          </table:table-cell>
          <table:table-cell office:value-type="string">
            <text:p>like.C</text:p>
          </table:table-cell>
          <table:table-cell office:value-type="string">
            <text:p>unk</text:p>
          </table:table-cell>
          <table:table-cell office:value-type="string">
            <text:p>man.N.S</text:p>
          </table:table-cell>
          <table:table-cell office:value-type="string">
            <text:p>he.R.SUB.M.3S</text:p>
          </table:table-cell>
          <table:table-cell office:value-type="string">
            <text:p>be.V.3S.PRES</text:p>
          </table:table-cell>
          <table:table-cell office:value-type="string">
            <text:p>crazy.A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í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himself.R.P.MF.3S[or]yes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but</text:p>
          </table:table-cell>
          <table:table-cell office:value-type="string">
            <text:p>he</text:p>
          </table:table-cell>
          <table:table-cell office:value-type="string">
            <text:p>is</text:p>
          </table:table-cell>
          <table:table-cell table:number-columns-repeated="4" office:value-type="string">
            <text:p>crazy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office:value-type="string">
            <text:p>he.R.SUB.M.3S</text:p>
          </table:table-cell>
          <table:table-cell office:value-type="string">
            <text:p>be.V.3S.PRES</text:p>
          </table:table-cell>
          <table:table-cell table:number-columns-repeated="4" office:value-type="string">
            <text:p>crazy.A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I</text:p>
          </table:table-cell>
          <table:table-cell office:value-type="string">
            <text:p>don't</text:p>
          </table:table-cell>
          <table:table-cell office:value-type="string">
            <text:p>know</text:p>
          </table:table-cell>
          <table:table-cell office:value-type="string">
            <text:p>how</text:p>
          </table:table-cell>
          <table:table-cell office:value-type="string">
            <text:p>his</text:p>
          </table:table-cell>
          <table:table-cell office:value-type="string">
            <text:p>wife</text:p>
          </table:table-cell>
          <table:table-cell office:value-type="string">
            <text:p>puts</text:p>
          </table:table-cell>
          <table:table-cell office:value-type="string">
            <text:p>up</text:p>
          </table:table-cell>
          <table:table-cell office:value-type="string">
            <text:p>with</text:p>
          </table:table-cell>
          <table:table-cell office:value-type="string">
            <text:p>him</text:p>
          </table:table-cell>
          <table:table-cell office:value-type="string">
            <text:p>you</text:p>
          </table:table-cell>
          <table:table-cell office:value-type="string">
            <text:p>know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aut</text:p>
          </table:table-cell>
          <table:table-cell office:value-type="string">
            <text:p>I.R.SUB.1S</text:p>
          </table:table-cell>
          <table:table-cell office:value-type="string">
            <text:p>do.NEG.+NEG</text:p>
          </table:table-cell>
          <table:table-cell office:value-type="string">
            <text:p>know.V.INFIN</text:p>
          </table:table-cell>
          <table:table-cell office:value-type="string">
            <text:p>how.B</text:p>
          </table:table-cell>
          <table:table-cell office:value-type="string">
            <text:p>his.A.POSS.M.3S</text:p>
          </table:table-cell>
          <table:table-cell office:value-type="string">
            <text:p>wife.N.S</text:p>
          </table:table-cell>
          <table:table-cell office:value-type="string">
            <text:p>put.PV.+PV</text:p>
          </table:table-cell>
          <table:table-cell office:value-type="string">
            <text:p>up.N.S</text:p>
          </table:table-cell>
          <table:table-cell office:value-type="string">
            <text:p>with.P</text:p>
          </table:table-cell>
          <table:table-cell office:value-type="string">
            <text:p>him.R.OBJ.M.3S</text:p>
          </table:table-cell>
          <table:table-cell office:value-type="string">
            <text:p>you.R.2SP</text:p>
          </table:table-cell>
          <table:table-cell office:value-type="string">
            <text:p>know.V.INFI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au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he</text:p>
          </table:table-cell>
          <table:table-cell office:value-type="string">
            <text:p>is</text:p>
          </table:table-cell>
          <table:table-cell office:value-type="string">
            <text:p>like</text:p>
          </table:table-cell>
          <table:table-cell office:value-type="string">
            <text:p>one</text:p>
          </table:table-cell>
          <table:table-cell office:value-type="string">
            <text:p>of</text:p>
          </table:table-cell>
          <table:table-cell office:value-type="string">
            <text:p>these</text:p>
          </table:table-cell>
          <table:table-cell office:value-type="string">
            <text:p>wild</text:p>
          </table:table-cell>
          <table:table-cell office:value-type="string">
            <text:p>guys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he.R.SUB.M.3S</text:p>
          </table:table-cell>
          <table:table-cell office:value-type="string">
            <text:p>be.V.3S.PRES</text:p>
          </table:table-cell>
          <table:table-cell office:value-type="string">
            <text:p>like.C</text:p>
          </table:table-cell>
          <table:table-cell office:value-type="string">
            <text:p>one.A</text:p>
          </table:table-cell>
          <table:table-cell office:value-type="string">
            <text:p>of.P</text:p>
          </table:table-cell>
          <table:table-cell office:value-type="string">
            <text:p>these.D.NEAR.P</text:p>
          </table:table-cell>
          <table:table-cell office:value-type="string">
            <text:p>wild.A</text:p>
          </table:table-cell>
          <table:table-cell office:value-type="string">
            <text:p>guy.PV.+PV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think</text:p>
          </table:table-cell>
          <table:table-cell office:value-type="string">
            <text:p>he</text:p>
          </table:table-cell>
          <table:table-cell office:value-type="string">
            <text:p>loves</text:p>
          </table:table-cell>
          <table:table-cell office:value-type="string">
            <text:p>every</text:p>
          </table:table-cell>
          <table:table-cell office:value-type="string">
            <text:p>woman</text:p>
          </table:table-cell>
          <table:table-cell office:value-type="string">
            <text:p>every</text:p>
          </table:table-cell>
          <table:table-cell office:value-type="string">
            <text:p>woman</text:p>
          </table:table-cell>
          <table:table-cell office:value-type="string">
            <text:p>loves</text:p>
          </table:table-cell>
          <table:table-cell office:value-type="string">
            <text:p>him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ut</text:p>
          </table:table-cell>
          <table:table-cell office:value-type="string">
            <text:p>think.V.INFIN</text:p>
          </table:table-cell>
          <table:table-cell office:value-type="string">
            <text:p>he.R.SUB.M.3S</text:p>
          </table:table-cell>
          <table:table-cell office:value-type="string">
            <text:p>love.PV.+PV</text:p>
          </table:table-cell>
          <table:table-cell office:value-type="string">
            <text:p>every.A</text:p>
          </table:table-cell>
          <table:table-cell office:value-type="string">
            <text:p>woman.N.S</text:p>
          </table:table-cell>
          <table:table-cell office:value-type="string">
            <text:p>every.A</text:p>
          </table:table-cell>
          <table:table-cell office:value-type="string">
            <text:p>woman.N.S</text:p>
          </table:table-cell>
          <table:table-cell office:value-type="string">
            <text:p>love.PV.+PV</text:p>
          </table:table-cell>
          <table:table-cell office:value-type="string">
            <text:p>him.R.OBJ.M.3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au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and</text:p>
          </table:table-cell>
          <table:table-cell office:value-type="string">
            <text:p>he</text:p>
          </table:table-cell>
          <table:table-cell office:value-type="string">
            <text:p>bought</text:p>
          </table:table-cell>
          <table:table-cell office:value-type="string">
            <text:p>himself</text:p>
          </table:table-cell>
          <table:table-cell office:value-type="string">
            <text:p>a</text:p>
          </table:table-cell>
          <table:table-cell office:value-type="string">
            <text:p>Beamer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he.R.SUB.M.3S</text:p>
          </table:table-cell>
          <table:table-cell office:value-type="string">
            <text:p>bought.V.INFIN</text:p>
          </table:table-cell>
          <table:table-cell office:value-type="string">
            <text:p>himself.R.REFL.M.3S</text:p>
          </table:table-cell>
          <table:table-cell office:value-type="string">
            <text:p>a.T.IND</text:p>
          </table:table-cell>
          <table:table-cell office:value-type="string">
            <text:p>nam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and</text:p>
          </table:table-cell>
          <table:table-cell office:value-type="string">
            <text:p>now</text:p>
          </table:table-cell>
          <table:table-cell office:value-type="string">
            <text:p>he</text:p>
          </table:table-cell>
          <table:table-cell office:value-type="string">
            <text:p>bought</text:p>
          </table:table-cell>
          <table:table-cell office:value-type="string">
            <text:p>himself</text:p>
          </table:table-cell>
          <table:table-cell office:value-type="string">
            <text:p>a</text:p>
          </table:table-cell>
          <table:table-cell office:value-type="string">
            <text:p>motorcycl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now.B</text:p>
          </table:table-cell>
          <table:table-cell office:value-type="string">
            <text:p>he.R.SUB.M.3S</text:p>
          </table:table-cell>
          <table:table-cell office:value-type="string">
            <text:p>bought.V.INFIN</text:p>
          </table:table-cell>
          <table:table-cell office:value-type="string">
            <text:p>himself.R.REFL.M.3S</text:p>
          </table:table-cell>
          <table:table-cell office:value-type="string">
            <text:p>a.T.IND</text:p>
          </table:table-cell>
          <table:table-cell office:value-type="string">
            <text:p>motorcycle.N.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qué</text:p>
          </table:table-cell>
          <table:table-cell office:value-type="string">
            <text:p>edad</text:p>
          </table:table-cell>
          <table:table-cell office:value-type="string">
            <text:p>tiene</text:p>
          </table:table-cell>
          <table:table-cell office:value-type="string">
            <text:p>cincuenta</text:p>
          </table:table-cell>
          <table:table-cell office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what.INTERR</text:p>
          </table:table-cell>
          <table:table-cell office:value-type="string">
            <text:p>age.N.F.SG</text:p>
          </table:table-cell>
          <table:table-cell office:value-type="string">
            <text:p>have.V.3S.PRES</text:p>
          </table:table-cell>
          <table:table-cell office:value-type="string">
            <text:p>fifty.N.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está</text:p>
          </table:table-cell>
          <table:table-cell office:value-type="string">
            <text:p>en</text:p>
          </table:table-cell>
          <table:table-cell office:value-type="string">
            <text:p>los</text:p>
          </table:table-cell>
          <table:table-cell office:value-type="string">
            <text:p>cuarenta</text:p>
          </table:table-cell>
          <table:table-cell office:value-type="string">
            <text:p>y</text:p>
          </table:table-cell>
          <table:table-cell office:value-type="string">
            <text:p>pico</text:p>
          </table:table-cell>
          <table:table-cell office:value-type="string">
            <text:p>la</text:p>
          </table:table-cell>
          <table:table-cell office:value-type="string">
            <text:p>edad</text:p>
          </table:table-cell>
          <table:table-cell office:value-type="string">
            <text:p>mala</text:p>
          </table:table-cell>
          <table:table-cell office:value-type="string">
            <text:p>esa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aut</text:p>
          </table:table-cell>
          <table:table-cell office:value-type="string">
            <text:p>be.V.3S.PRES</text:p>
          </table:table-cell>
          <table:table-cell office:value-type="string">
            <text:p>on.P</text:p>
          </table:table-cell>
          <table:table-cell office:value-type="string">
            <text:p>them.R.OBJ.M.3P[or]the.T.DEF.M.PL</text:p>
          </table:table-cell>
          <table:table-cell office:value-type="string">
            <text:p>forty.N.M</text:p>
          </table:table-cell>
          <table:table-cell office:value-type="string">
            <text:p>and.C</text:p>
          </table:table-cell>
          <table:table-cell office:value-type="string">
            <text:p>hammer.V.1S.PRES</text:p>
          </table:table-cell>
          <table:table-cell office:value-type="string">
            <text:p>her.R.OBJ.F.3S[or]the.T.DEF.F.SG</text:p>
          </table:table-cell>
          <table:table-cell office:value-type="string">
            <text:p>age.N.F.SG</text:p>
          </table:table-cell>
          <table:table-cell office:value-type="string">
            <text:p>nasty.A.F.SG</text:p>
          </table:table-cell>
          <table:table-cell office:value-type="string">
            <text:p>that.A.DEM.F.S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office:value-type="string">
            <text:p>yeah.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and</text:p>
          </table:table-cell>
          <table:table-cell office:value-type="string">
            <text:p>he</text:p>
          </table:table-cell>
          <table:table-cell office:value-type="string">
            <text:p>is</text:p>
          </table:table-cell>
          <table:table-cell office:value-type="string">
            <text:p>a</text:p>
          </table:table-cell>
          <table:table-cell office:value-type="string">
            <text:p>gigolo</text:p>
          </table:table-cell>
          <table:table-cell office:value-type="string">
            <text:p>you</text:p>
          </table:table-cell>
          <table:table-cell office:value-type="string">
            <text:p>know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he.R.SUB.M.3S</text:p>
          </table:table-cell>
          <table:table-cell office:value-type="string">
            <text:p>be.V.3S.PRES</text:p>
          </table:table-cell>
          <table:table-cell office:value-type="string">
            <text:p>a.T.IND</text:p>
          </table:table-cell>
          <table:table-cell office:value-type="string">
            <text:p>gigolo.N.S</text:p>
          </table:table-cell>
          <table:table-cell office:value-type="string">
            <text:p>you.R.2SP</text:p>
          </table:table-cell>
          <table:table-cell office:value-type="string">
            <text:p>know.V.INFI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he</text:p>
          </table:table-cell>
          <table:table-cell office:value-type="string">
            <text:p>is</text:p>
          </table:table-cell>
          <table:table-cell office:value-type="string">
            <text:p>one</text:p>
          </table:table-cell>
          <table:table-cell office:value-type="string">
            <text:p>of</text:p>
          </table:table-cell>
          <table:table-cell office:value-type="string">
            <text:p>these</text:p>
          </table:table-cell>
          <table:table-cell office:value-type="string">
            <text:p>guys</text:p>
          </table:table-cell>
          <table:table-cell office:value-type="string">
            <text:p>that's</text:p>
          </table:table-cell>
          <table:table-cell office:value-type="string">
            <text:p>crazy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he.R.SUB.M.3S</text:p>
          </table:table-cell>
          <table:table-cell office:value-type="string">
            <text:p>be.V.3S.PRES</text:p>
          </table:table-cell>
          <table:table-cell office:value-type="string">
            <text:p>one.A</text:p>
          </table:table-cell>
          <table:table-cell office:value-type="string">
            <text:p>of.P</text:p>
          </table:table-cell>
          <table:table-cell office:value-type="string">
            <text:p>these.D.NEAR.P</text:p>
          </table:table-cell>
          <table:table-cell office:value-type="string">
            <text:p>guy.PV.+PV</text:p>
          </table:table-cell>
          <table:table-cell office:value-type="string">
            <text:p>that.GB.+GB[or]that.C</text:p>
          </table:table-cell>
          <table:table-cell office:value-type="string">
            <text:p>crazy.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au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aw</text:p>
          </table:table-cell>
          <table:table-cell office:value-type="string">
            <text:p>an</text:p>
          </table:table-cell>
          <table:table-cell office:value-type="string">
            <text:p>American</text:p>
          </table:table-cell>
          <table:table-cell office:value-type="string">
            <text:p>film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saw.N.S</text:p>
          </table:table-cell>
          <table:table-cell office:value-type="string">
            <text:p>an.A</text:p>
          </table:table-cell>
          <table:table-cell office:value-type="string">
            <text:p>American.AS</text:p>
          </table:table-cell>
          <table:table-cell office:value-type="string">
            <text:p>film.N.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au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í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himself.R.P.MF.3S[or]yes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he</text:p>
          </table:table-cell>
          <table:table-cell office:value-type="string">
            <text:p>is</text:p>
          </table:table-cell>
          <table:table-cell office:value-type="string">
            <text:p>a</text:p>
          </table:table-cell>
          <table:table-cell office:value-type="string">
            <text:p>physician</text:p>
          </table:table-cell>
          <table:table-cell office:value-type="string">
            <text:p>from</text:p>
          </table:table-cell>
          <table:table-cell office:value-type="string">
            <text:p>Cuba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he.R.SUB.M.3S</text:p>
          </table:table-cell>
          <table:table-cell office:value-type="string">
            <text:p>be.V.3S.PRES</text:p>
          </table:table-cell>
          <table:table-cell office:value-type="string">
            <text:p>a.T.IND</text:p>
          </table:table-cell>
          <table:table-cell office:value-type="string">
            <text:p>physician.N.S</text:p>
          </table:table-cell>
          <table:table-cell office:value-type="string">
            <text:p>from.P</text:p>
          </table:table-cell>
          <table:table-cell office:value-type="string">
            <text:p>nam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and</text:p>
          </table:table-cell>
          <table:table-cell office:value-type="string">
            <text:p>he</text:p>
          </table:table-cell>
          <table:table-cell office:value-type="string">
            <text:p>is</text:p>
          </table:table-cell>
          <table:table-cell office:value-type="string">
            <text:p>er</text:p>
          </table:table-cell>
          <table:table-cell office:value-type="string">
            <text:p>working</text:p>
          </table:table-cell>
          <table:table-cell office:value-type="string">
            <text:p>with</text:p>
          </table:table-cell>
          <table:table-cell office:value-type="string">
            <text:p>us</text:p>
          </table:table-cell>
          <table:table-cell office:value-type="string">
            <text:p>over</text:p>
          </table:table-cell>
          <table:table-cell office:value-type="string">
            <text:p>there</text:p>
          </table:table-cell>
          <table:table-cell office:value-type="string">
            <text:p>and</text:p>
          </table:table-cell>
          <table:table-cell office:value-type="string">
            <text:p>as</text:p>
          </table:table-cell>
          <table:table-cell office:value-type="string">
            <text:p>a</text:p>
          </table:table-cell>
          <table:table-cell office:value-type="string">
            <text:p>case</text:p>
          </table:table-cell>
          <table:table-cell office:value-type="string">
            <text:p>manager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he.R.SUB.M.3S</text:p>
          </table:table-cell>
          <table:table-cell office:value-type="string">
            <text:p>be.V.3S.PRES</text:p>
          </table:table-cell>
          <table:table-cell office:value-type="string">
            <text:p>er.V.INFIN</text:p>
          </table:table-cell>
          <table:table-cell office:value-type="string">
            <text:p>working.N.S</text:p>
          </table:table-cell>
          <table:table-cell office:value-type="string">
            <text:p>with.P</text:p>
          </table:table-cell>
          <table:table-cell office:value-type="string">
            <text:p>us.R.OBJ.1P</text:p>
          </table:table-cell>
          <table:table-cell office:value-type="string">
            <text:p>over.P</text:p>
          </table:table-cell>
          <table:table-cell office:value-type="string">
            <text:p>there.B</text:p>
          </table:table-cell>
          <table:table-cell office:value-type="string">
            <text:p>and.C</text:p>
          </table:table-cell>
          <table:table-cell office:value-type="string">
            <text:p>a.PV.+PV[or]as.C</text:p>
          </table:table-cell>
          <table:table-cell office:value-type="string">
            <text:p>a.T.IND</text:p>
          </table:table-cell>
          <table:table-cell office:value-type="string">
            <text:p>case.N.S</text:p>
          </table:table-cell>
          <table:table-cell office:value-type="string">
            <text:p>manager.N.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and</text:p>
          </table:table-cell>
          <table:table-cell office:value-type="string">
            <text:p>he</text:p>
          </table:table-cell>
          <table:table-cell office:value-type="string">
            <text:p>is</text:p>
          </table:table-cell>
          <table:table-cell office:value-type="string">
            <text:p>studying</text:p>
          </table:table-cell>
          <table:table-cell office:value-type="string">
            <text:p>for</text:p>
          </table:table-cell>
          <table:table-cell office:value-type="string">
            <text:p>his</text:p>
          </table:table-cell>
          <table:table-cell office:value-type="string">
            <text:p>R_N</text:p>
          </table:table-cell>
          <table:table-cell office:value-type="string">
            <text:p>to</text:p>
          </table:table-cell>
          <table:table-cell office:value-type="string">
            <text:p>see</text:p>
          </table:table-cell>
          <table:table-cell office:value-type="string">
            <text:p>if</text:p>
          </table:table-cell>
          <table:table-cell office:value-type="string">
            <text:p>he</text:p>
          </table:table-cell>
          <table:table-cell office:value-type="string">
            <text:p>can</text:p>
          </table:table-cell>
          <table:table-cell office:value-type="string">
            <text:p>get</text:p>
          </table:table-cell>
          <table:table-cell office:value-type="string">
            <text:p>it</text:p>
          </table:table-cell>
          <table:table-cell office:value-type="string">
            <text:p>now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he.R.SUB.M.3S</text:p>
          </table:table-cell>
          <table:table-cell office:value-type="string">
            <text:p>be.V.3S.PRES</text:p>
          </table:table-cell>
          <table:table-cell office:value-type="string">
            <text:p>study.ASV.+ASV</text:p>
          </table:table-cell>
          <table:table-cell office:value-type="string">
            <text:p>for.P</text:p>
          </table:table-cell>
          <table:table-cell office:value-type="string">
            <text:p>his.A.POSS.M.3S</text:p>
          </table:table-cell>
          <table:table-cell office:value-type="string">
            <text:p>name</text:p>
          </table:table-cell>
          <table:table-cell office:value-type="string">
            <text:p>to.P</text:p>
          </table:table-cell>
          <table:table-cell office:value-type="string">
            <text:p>see.V.INFIN</text:p>
          </table:table-cell>
          <table:table-cell office:value-type="string">
            <text:p>if.C</text:p>
          </table:table-cell>
          <table:table-cell office:value-type="string">
            <text:p>he.R.SUB.M.3S</text:p>
          </table:table-cell>
          <table:table-cell office:value-type="string">
            <text:p>can.V.123SP.PRES</text:p>
          </table:table-cell>
          <table:table-cell office:value-type="string">
            <text:p>get.V.INFIN</text:p>
          </table:table-cell>
          <table:table-cell office:value-type="string">
            <text:p>it.R.N.3S</text:p>
          </table:table-cell>
          <table:table-cell office:value-type="string">
            <text:p>now.B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í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himself.R.P.MF.3S[or]yes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ou</text:p>
          </table:table-cell>
          <table:table-cell office:value-type="string">
            <text:p>are</text:p>
          </table:table-cell>
          <table:table-cell office:value-type="string">
            <text:p>still</text:p>
          </table:table-cell>
          <table:table-cell office:value-type="string">
            <text:p>at</text:p>
          </table:table-cell>
          <table:table-cell office:value-type="string">
            <text:p>hospital</text:p>
          </table:table-cell>
          <table:table-cell office:value-type="string">
            <text:p>right</text:p>
          </table:table-cell>
          <table:table-cell office:value-type="string">
            <text:p>?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you.R.2SP</text:p>
          </table:table-cell>
          <table:table-cell office:value-type="string">
            <text:p>be.V.123P.PRES</text:p>
          </table:table-cell>
          <table:table-cell office:value-type="string">
            <text:p>still.A</text:p>
          </table:table-cell>
          <table:table-cell office:value-type="string">
            <text:p>at.P</text:p>
          </table:table-cell>
          <table:table-cell office:value-type="string">
            <text:p>hospital.N.S</text:p>
          </table:table-cell>
          <table:table-cell office:value-type="string">
            <text:p>right.A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I</text:p>
          </table:table-cell>
          <table:table-cell office:value-type="string">
            <text:p>haven't</text:p>
          </table:table-cell>
          <table:table-cell office:value-type="string">
            <text:p>moved</text:p>
          </table:table-cell>
          <table:table-cell office:value-type="string">
            <text:p>from</text:p>
          </table:table-cell>
          <table:table-cell office:value-type="string">
            <text:p>there</text:p>
          </table:table-cell>
          <table:table-cell office:value-type="string">
            <text:p>because</text:p>
          </table:table-cell>
          <table:table-cell office:value-type="string">
            <text:p>it's</text:p>
          </table:table-cell>
          <table:table-cell office:value-type="string">
            <text:p>so</text:p>
          </table:table-cell>
          <table:table-cell office:value-type="string">
            <text:p>convenient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ut</text:p>
          </table:table-cell>
          <table:table-cell office:value-type="string">
            <text:p>I.R.SUB.1S</text:p>
          </table:table-cell>
          <table:table-cell office:value-type="string">
            <text:p>have.NEG.+NEG</text:p>
          </table:table-cell>
          <table:table-cell office:value-type="string">
            <text:p>moved.AV</text:p>
          </table:table-cell>
          <table:table-cell office:value-type="string">
            <text:p>from.P</text:p>
          </table:table-cell>
          <table:table-cell office:value-type="string">
            <text:p>there.B</text:p>
          </table:table-cell>
          <table:table-cell office:value-type="string">
            <text:p>because.C</text:p>
          </table:table-cell>
          <table:table-cell office:value-type="string">
            <text:p>it.GB.+GB</text:p>
          </table:table-cell>
          <table:table-cell office:value-type="string">
            <text:p>so.B</text:p>
          </table:table-cell>
          <table:table-cell office:value-type="string">
            <text:p>convenient.A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and</text:p>
          </table:table-cell>
          <table:table-cell office:value-type="string">
            <text:p>you</text:p>
          </table:table-cell>
          <table:table-cell office:value-type="string">
            <text:p>know</text:p>
          </table:table-cell>
          <table:table-cell office:value-type="string">
            <text:p>I</text:p>
          </table:table-cell>
          <table:table-cell office:value-type="string">
            <text:p>other</text:p>
          </table:table-cell>
          <table:table-cell office:value-type="string">
            <text:p>offer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you.R.2SP</text:p>
          </table:table-cell>
          <table:table-cell office:value-type="string">
            <text:p>know.V.INFIN</text:p>
          </table:table-cell>
          <table:table-cell office:value-type="string">
            <text:p>I.R.SUB.1S</text:p>
          </table:table-cell>
          <table:table-cell office:value-type="string">
            <text:p>other.A</text:p>
          </table:table-cell>
          <table:table-cell office:value-type="string">
            <text:p>offer.PV.+PV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hm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but</text:p>
          </table:table-cell>
          <table:table-cell office:value-type="string">
            <text:p>don't</text:p>
          </table:table-cell>
          <table:table-cell office:value-type="string">
            <text:p>wanna</text:p>
          </table:table-cell>
          <table:table-cell office:value-type="string">
            <text:p>go</text:p>
          </table:table-cell>
          <table:table-cell office:value-type="string">
            <text:p>in</text:p>
          </table:table-cell>
          <table:table-cell office:value-type="string">
            <text:p>the</text:p>
          </table:table-cell>
          <table:table-cell office:value-type="string">
            <text:p>street</text:p>
          </table:table-cell>
          <table:table-cell office:value-type="string">
            <text:p>any_more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office:value-type="string">
            <text:p>do.NEG.+NEG</text:p>
          </table:table-cell>
          <table:table-cell office:value-type="string">
            <text:p>wanna.V.INFIN</text:p>
          </table:table-cell>
          <table:table-cell office:value-type="string">
            <text:p>go.SV</text:p>
          </table:table-cell>
          <table:table-cell office:value-type="string">
            <text:p>in.P</text:p>
          </table:table-cell>
          <table:table-cell office:value-type="string">
            <text:p>the.T.DEF</text:p>
          </table:table-cell>
          <table:table-cell office:value-type="string">
            <text:p>street.N.S</text:p>
          </table:table-cell>
          <table:table-cell office:value-type="string">
            <text:p>any_more.B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ou</text:p>
          </table:table-cell>
          <table:table-cell office:value-type="string">
            <text:p>know</text:p>
          </table:table-cell>
          <table:table-cell office:value-type="string">
            <text:p>because</text:p>
          </table:table-cell>
          <table:table-cell office:value-type="string">
            <text:p>with</text:p>
          </table:table-cell>
          <table:table-cell office:value-type="string">
            <text:p>sales</text:p>
          </table:table-cell>
          <table:table-cell office:value-type="string">
            <text:p>you</text:p>
          </table:table-cell>
          <table:table-cell office:value-type="string">
            <text:p>can</text:p>
          </table:table-cell>
          <table:table-cell office:value-type="string">
            <text:p>do</text:p>
          </table:table-cell>
          <table:table-cell office:value-type="string">
            <text:p>a</text:p>
          </table:table-cell>
          <table:table-cell office:value-type="string">
            <text:p>lot</text:p>
          </table:table-cell>
          <table:table-cell office:value-type="string">
            <text:p>you</text:p>
          </table:table-cell>
          <table:table-cell office:value-type="string">
            <text:p>can</text:p>
          </table:table-cell>
          <table:table-cell office:value-type="string">
            <text:p>make</text:p>
          </table:table-cell>
          <table:table-cell office:value-type="string">
            <text:p>a</text:p>
          </table:table-cell>
          <table:table-cell office:value-type="string">
            <text:p>lot</text:p>
          </table:table-cell>
          <table:table-cell office:value-type="string">
            <text:p>more</text:p>
          </table:table-cell>
          <table:table-cell office:value-type="string">
            <text:p>money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aut</text:p>
          </table:table-cell>
          <table:table-cell office:value-type="string">
            <text:p>you.R.2SP</text:p>
          </table:table-cell>
          <table:table-cell office:value-type="string">
            <text:p>know.V.INFIN</text:p>
          </table:table-cell>
          <table:table-cell office:value-type="string">
            <text:p>because.C</text:p>
          </table:table-cell>
          <table:table-cell office:value-type="string">
            <text:p>with.P</text:p>
          </table:table-cell>
          <table:table-cell office:value-type="string">
            <text:p>sale.PV.+PV[or]sales.N.S</text:p>
          </table:table-cell>
          <table:table-cell office:value-type="string">
            <text:p>you.R.2SP</text:p>
          </table:table-cell>
          <table:table-cell office:value-type="string">
            <text:p>can.V.123SP.PRES</text:p>
          </table:table-cell>
          <table:table-cell office:value-type="string">
            <text:p>do.V.INFIN</text:p>
          </table:table-cell>
          <table:table-cell office:value-type="string">
            <text:p>a.T.IND</text:p>
          </table:table-cell>
          <table:table-cell office:value-type="string">
            <text:p>lot.N.S</text:p>
          </table:table-cell>
          <table:table-cell office:value-type="string">
            <text:p>you.R.2SP</text:p>
          </table:table-cell>
          <table:table-cell office:value-type="string">
            <text:p>can.V.123SP.PRES</text:p>
          </table:table-cell>
          <table:table-cell office:value-type="string">
            <text:p>make.V.INFIN</text:p>
          </table:table-cell>
          <table:table-cell office:value-type="string">
            <text:p>a.T.IND</text:p>
          </table:table-cell>
          <table:table-cell office:value-type="string">
            <text:p>lot.N.S</text:p>
          </table:table-cell>
          <table:table-cell office:value-type="string">
            <text:p>more.A</text:p>
          </table:table-cell>
          <table:table-cell office:value-type="string">
            <text:p>money.N.S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in</text:p>
          </table:table-cell>
          <table:table-cell office:value-type="string">
            <text:p>the</text:p>
          </table:table-cell>
          <table:table-cell office:value-type="string">
            <text:p>industry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office:value-type="string">
            <text:p>in.P</text:p>
          </table:table-cell>
          <table:table-cell office:value-type="string">
            <text:p>the.T.DEF</text:p>
          </table:table-cell>
          <table:table-cell office:value-type="string">
            <text:p>industry.N.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but</text:p>
          </table:table-cell>
          <table:table-cell office:value-type="string">
            <text:p>it's</text:p>
          </table:table-cell>
          <table:table-cell office:value-type="string">
            <text:p>just</text:p>
          </table:table-cell>
          <table:table-cell office:value-type="string">
            <text:p>that</text:p>
          </table:table-cell>
          <table:table-cell office:value-type="string">
            <text:p>you</text:p>
          </table:table-cell>
          <table:table-cell office:value-type="string">
            <text:p>have</text:p>
          </table:table-cell>
          <table:table-cell office:value-type="string">
            <text:p>to</text:p>
          </table:table-cell>
          <table:table-cell office:value-type="string">
            <text:p>drive</text:p>
          </table:table-cell>
          <table:table-cell office:value-type="string">
            <text:p>around</text:p>
          </table:table-cell>
          <table:table-cell office:value-type="string">
            <text:p>so</text:p>
          </table:table-cell>
          <table:table-cell office:value-type="string">
            <text:p>much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office:value-type="string">
            <text:p>it.GB.+GB</text:p>
          </table:table-cell>
          <table:table-cell office:value-type="string">
            <text:p>just.A</text:p>
          </table:table-cell>
          <table:table-cell office:value-type="string">
            <text:p>that.D.FAR[or]that.C</text:p>
          </table:table-cell>
          <table:table-cell office:value-type="string">
            <text:p>you.R.2SP</text:p>
          </table:table-cell>
          <table:table-cell office:value-type="string">
            <text:p>have.SV.INFIN</text:p>
          </table:table-cell>
          <table:table-cell office:value-type="string">
            <text:p>to.P</text:p>
          </table:table-cell>
          <table:table-cell office:value-type="string">
            <text:p>drive.V.INFIN</text:p>
          </table:table-cell>
          <table:table-cell office:value-type="string">
            <text:p>around.P</text:p>
          </table:table-cell>
          <table:table-cell office:value-type="string">
            <text:p>so.B</text:p>
          </table:table-cell>
          <table:table-cell office:value-type="string">
            <text:p>much.A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ou</text:p>
          </table:table-cell>
          <table:table-cell office:value-type="string">
            <text:p>know</text:p>
          </table:table-cell>
          <table:table-cell office:value-type="string">
            <text:p>cars</text:p>
          </table:table-cell>
          <table:table-cell office:value-type="string">
            <text:p>everything</text:p>
          </table:table-cell>
          <table:table-cell office:value-type="string">
            <text:p>is</text:p>
          </table:table-cell>
          <table:table-cell office:value-type="string">
            <text:p>so</text:p>
          </table:table-cell>
          <table:table-cell office:value-type="string">
            <text:p>expensiv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you.R.2SP</text:p>
          </table:table-cell>
          <table:table-cell office:value-type="string">
            <text:p>know.V.INFIN</text:p>
          </table:table-cell>
          <table:table-cell office:value-type="string">
            <text:p>car.PV.+PV</text:p>
          </table:table-cell>
          <table:table-cell office:value-type="string">
            <text:p>everything.R</text:p>
          </table:table-cell>
          <table:table-cell office:value-type="string">
            <text:p>be.V.3S.PRES</text:p>
          </table:table-cell>
          <table:table-cell office:value-type="string">
            <text:p>so.B</text:p>
          </table:table-cell>
          <table:table-cell office:value-type="string">
            <text:p>expensive.A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table:number-columns-repeated="2" office:value-type="string">
            <text:p>no</text:p>
          </table:table-cell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table:number-columns-repeated="2" office:value-type="string">
            <text:p>no.B</text:p>
          </table:table-cell>
          <table:table-cell office:value-type="string">
            <text:p>and.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right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right.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it's</text:p>
          </table:table-cell>
          <table:table-cell office:value-type="string">
            <text:p>not</text:p>
          </table:table-cell>
          <table:table-cell office:value-type="string">
            <text:p>worth</text:p>
          </table:table-cell>
          <table:table-cell office:value-type="string">
            <text:p>it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it.GB.+GB</text:p>
          </table:table-cell>
          <table:table-cell office:value-type="string">
            <text:p>not.B</text:p>
          </table:table-cell>
          <table:table-cell office:value-type="string">
            <text:p>worth.A</text:p>
          </table:table-cell>
          <table:table-cell office:value-type="string">
            <text:p>it.R.N.3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it's</text:p>
          </table:table-cell>
          <table:table-cell office:value-type="string">
            <text:p>not</text:p>
          </table:table-cell>
          <table:table-cell office:value-type="string">
            <text:p>worth</text:p>
          </table:table-cell>
          <table:table-cell office:value-type="string">
            <text:p>it</text:p>
          </table:table-cell>
          <table:table-cell office:value-type="string">
            <text:p>being</text:p>
          </table:table-cell>
          <table:table-cell office:value-type="string">
            <text:p>on</text:p>
          </table:table-cell>
          <table:table-cell office:value-type="string">
            <text:p>the</text:p>
          </table:table-cell>
          <table:table-cell office:value-type="string">
            <text:p>streets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it.GB.+GB</text:p>
          </table:table-cell>
          <table:table-cell office:value-type="string">
            <text:p>not.B</text:p>
          </table:table-cell>
          <table:table-cell office:value-type="string">
            <text:p>worth.A</text:p>
          </table:table-cell>
          <table:table-cell office:value-type="string">
            <text:p>it.R.N.3S</text:p>
          </table:table-cell>
          <table:table-cell office:value-type="string">
            <text:p>being.N.S</text:p>
          </table:table-cell>
          <table:table-cell office:value-type="string">
            <text:p>on.P</text:p>
          </table:table-cell>
          <table:table-cell office:value-type="string">
            <text:p>the.T.DEF</text:p>
          </table:table-cell>
          <table:table-cell office:value-type="string">
            <text:p>street.PV.+PV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I</text:p>
          </table:table-cell>
          <table:table-cell office:value-type="string">
            <text:p>go</text:p>
          </table:table-cell>
          <table:table-cell office:value-type="string">
            <text:p>there</text:p>
          </table:table-cell>
          <table:table-cell office:value-type="string">
            <text:p>I</text:p>
          </table:table-cell>
          <table:table-cell office:value-type="string">
            <text:p>do</text:p>
          </table:table-cell>
          <table:table-cell office:value-type="string">
            <text:p>my</text:p>
          </table:table-cell>
          <table:table-cell office:value-type="string">
            <text:p>eight</text:p>
          </table:table-cell>
          <table:table-cell office:value-type="string">
            <text:p>hours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I.R.SUB.1S</text:p>
          </table:table-cell>
          <table:table-cell office:value-type="string">
            <text:p>go.SV</text:p>
          </table:table-cell>
          <table:table-cell office:value-type="string">
            <text:p>there.B</text:p>
          </table:table-cell>
          <table:table-cell office:value-type="string">
            <text:p>I.R.SUB.1S</text:p>
          </table:table-cell>
          <table:table-cell office:value-type="string">
            <text:p>do.V.INFIN</text:p>
          </table:table-cell>
          <table:table-cell office:value-type="string">
            <text:p>my.A.POSS.1S</text:p>
          </table:table-cell>
          <table:table-cell office:value-type="string">
            <text:p>eight.N.S</text:p>
          </table:table-cell>
          <table:table-cell office:value-type="string">
            <text:p>hour.PV.+PV[or]hours.N.P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and</text:p>
          </table:table-cell>
          <table:table-cell office:value-type="string">
            <text:p>I</text:p>
          </table:table-cell>
          <table:table-cell office:value-type="string">
            <text:p>get</text:p>
          </table:table-cell>
          <table:table-cell office:value-type="string">
            <text:p>out</text:p>
          </table:table-cell>
          <table:table-cell office:value-type="string">
            <text:p>and</text:p>
          </table:table-cell>
          <table:table-cell office:value-type="string">
            <text:p>I</text:p>
          </table:table-cell>
          <table:table-cell office:value-type="string">
            <text:p>go</text:p>
          </table:table-cell>
          <table:table-cell office:value-type="string">
            <text:p>pick</text:p>
          </table:table-cell>
          <table:table-cell office:value-type="string">
            <text:p>up</text:p>
          </table:table-cell>
          <table:table-cell office:value-type="string">
            <text:p>my</text:p>
          </table:table-cell>
          <table:table-cell office:value-type="string">
            <text:p>kid</text:p>
          </table:table-cell>
          <table:table-cell office:value-type="string">
            <text:p>and</text:p>
          </table:table-cell>
          <table:table-cell office:value-type="string">
            <text:p>that's</text:p>
          </table:table-cell>
          <table:table-cell office:value-type="string">
            <text:p>it</text:p>
          </table:table-cell>
          <table:table-cell office:value-type="string">
            <text:p>I'm</text:p>
          </table:table-cell>
          <table:table-cell office:value-type="string">
            <text:p>hom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I.R.SUB.1S</text:p>
          </table:table-cell>
          <table:table-cell office:value-type="string">
            <text:p>get.V.INFIN</text:p>
          </table:table-cell>
          <table:table-cell office:value-type="string">
            <text:p>out.B</text:p>
          </table:table-cell>
          <table:table-cell office:value-type="string">
            <text:p>and.C</text:p>
          </table:table-cell>
          <table:table-cell office:value-type="string">
            <text:p>I.R.SUB.1S</text:p>
          </table:table-cell>
          <table:table-cell office:value-type="string">
            <text:p>go.SV</text:p>
          </table:table-cell>
          <table:table-cell office:value-type="string">
            <text:p>pick.V.INFIN</text:p>
          </table:table-cell>
          <table:table-cell office:value-type="string">
            <text:p>up.N.S</text:p>
          </table:table-cell>
          <table:table-cell office:value-type="string">
            <text:p>my.A.POSS.1S</text:p>
          </table:table-cell>
          <table:table-cell office:value-type="string">
            <text:p>kid.N.S</text:p>
          </table:table-cell>
          <table:table-cell office:value-type="string">
            <text:p>and.C</text:p>
          </table:table-cell>
          <table:table-cell office:value-type="string">
            <text:p>that.GB.+GB[or]that.C</text:p>
          </table:table-cell>
          <table:table-cell office:value-type="string">
            <text:p>it.R.N.3S</text:p>
          </table:table-cell>
          <table:table-cell office:value-type="string">
            <text:p>I.BE.V.PRES.+BE.V.PRES</text:p>
          </table:table-cell>
          <table:table-cell office:value-type="string">
            <text:p>home.N.S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ou</text:p>
          </table:table-cell>
          <table:table-cell office:value-type="string">
            <text:p>know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you.R.2SP</text:p>
          </table:table-cell>
          <table:table-cell office:value-type="string">
            <text:p>know.V.INFI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no</text:p>
          </table:table-cell>
          <table:table-cell office:value-type="string">
            <text:p>vale</text:p>
          </table:table-cell>
          <table:table-cell office:value-type="string">
            <text:p>la</text:p>
          </table:table-cell>
          <table:table-cell office:value-type="string">
            <text:p>pena</text:p>
          </table:table-cell>
          <table:table-cell office:value-type="string">
            <text:p>estar</text:p>
          </table:table-cell>
          <table:table-cell office:value-type="string">
            <text:p>en</text:p>
          </table:table-cell>
          <table:table-cell office:value-type="string">
            <text:p>la</text:p>
          </table:table-cell>
          <table:table-cell office:value-type="string">
            <text:p>calle</text:p>
          </table:table-cell>
          <table:table-cell office:value-type="string">
            <text:p>como</text:p>
          </table:table-cell>
          <table:table-cell office:value-type="string">
            <text:p>está</text:p>
          </table:table-cell>
          <table:table-cell office:value-type="string">
            <text:p>la</text:p>
          </table:table-cell>
          <table:table-cell office:value-type="string">
            <text:p>calle</text:p>
          </table:table-cell>
          <table:table-cell office:value-type="string">
            <text:p>hoy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aut</text:p>
          </table:table-cell>
          <table:table-cell office:value-type="string">
            <text:p>not.B</text:p>
          </table:table-cell>
          <table:table-cell office:value-type="string">
            <text:p>cost.V.3S.PRES</text:p>
          </table:table-cell>
          <table:table-cell office:value-type="string">
            <text:p>her.R.OBJ.F.3S[or]the.T.DEF.F.SG</text:p>
          </table:table-cell>
          <table:table-cell office:value-type="string">
            <text:p>pity.N.F.SG</text:p>
          </table:table-cell>
          <table:table-cell office:value-type="string">
            <text:p>be.V.INFIN</text:p>
          </table:table-cell>
          <table:table-cell office:value-type="string">
            <text:p>on.P</text:p>
          </table:table-cell>
          <table:table-cell office:value-type="string">
            <text:p>her.R.OBJ.F.3S[or]the.T.DEF.F.SG</text:p>
          </table:table-cell>
          <table:table-cell office:value-type="string">
            <text:p>street.N.F.SG</text:p>
          </table:table-cell>
          <table:table-cell office:value-type="string">
            <text:p>like.P[or]like.C[or]lunch.V.1S.PRES</text:p>
          </table:table-cell>
          <table:table-cell office:value-type="string">
            <text:p>be.V.3S.PRES</text:p>
          </table:table-cell>
          <table:table-cell office:value-type="string">
            <text:p>her.R.OBJ.F.3S[or]the.T.DEF.F.SG</text:p>
          </table:table-cell>
          <table:table-cell office:value-type="string">
            <text:p>street.N.F.SG</text:p>
          </table:table-cell>
          <table:table-cell office:value-type="string">
            <text:p>today.B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donde</text:p>
          </table:table-cell>
          <table:table-cell office:value-type="string">
            <text:p>quieran</text:p>
          </table:table-cell>
          <table:table-cell office:value-type="string">
            <text:p>te</text:p>
          </table:table-cell>
          <table:table-cell office:value-type="string">
            <text:p>roban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where.L</text:p>
          </table:table-cell>
          <table:table-cell office:value-type="string">
            <text:p>want.V.3P.IMPER[or]want.V.3P.PRESSUBJ</text:p>
          </table:table-cell>
          <table:table-cell office:value-type="string">
            <text:p>you.R.OBJ.MF.2S</text:p>
          </table:table-cell>
          <table:table-cell office:value-type="string">
            <text:p>steal.V.3P.PR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not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te</text:p>
          </table:table-cell>
          <table:table-cell office:value-type="string">
            <text:p>asaltan</text:p>
          </table:table-cell>
          <table:table-cell office:value-type="string">
            <text:p>te</text:p>
          </table:table-cell>
          <table:table-cell office:value-type="string">
            <text:p>matan</text:p>
          </table:table-cell>
          <table:table-cell office:value-type="string">
            <text:p>por</text:p>
          </table:table-cell>
          <table:table-cell office:value-type="string">
            <text:p>cualquier</text:p>
          </table:table-cell>
          <table:table-cell office:value-type="string">
            <text:p>cosa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you.R.OBJ.MF.2S</text:p>
          </table:table-cell>
          <table:table-cell office:value-type="string">
            <text:p>assault.V.3P.PRES</text:p>
          </table:table-cell>
          <table:table-cell office:value-type="string">
            <text:p>you.R.OBJ.MF.2S</text:p>
          </table:table-cell>
          <table:table-cell office:value-type="string">
            <text:p>kill.V.3P.PRES</text:p>
          </table:table-cell>
          <table:table-cell office:value-type="string">
            <text:p>for.P</text:p>
          </table:table-cell>
          <table:table-cell office:value-type="string">
            <text:p>whatever.A.MF.SG</text:p>
          </table:table-cell>
          <table:table-cell office:value-type="string">
            <text:p>thing.N.F.SG[or]sew.V.1S.PRESSUBJ[or]sew.V.3S.IMPER[or]sew.V.3S.PRESSUBJ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r</text:p>
          </table:table-cell>
          <table:table-cell office:value-type="string">
            <text:p>te</text:p>
          </table:table-cell>
          <table:table-cell office:value-type="string">
            <text:p>asaltan</text:p>
          </table:table-cell>
          <table:table-cell office:value-type="string">
            <text:p>exacto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office:value-type="string">
            <text:p>you.R.OBJ.MF.2S</text:p>
          </table:table-cell>
          <table:table-cell office:value-type="string">
            <text:p>assault.V.3P.PRES</text:p>
          </table:table-cell>
          <table:table-cell office:value-type="string">
            <text:p>exact.A.M.S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mira</text:p>
          </table:table-cell>
          <table:table-cell office:value-type="string">
            <text:p>ahí</text:p>
          </table:table-cell>
          <table:table-cell office:value-type="string">
            <text:p>el</text:p>
          </table:table-cell>
          <table:table-cell office:value-type="string">
            <text:p>tú</text:p>
          </table:table-cell>
          <table:table-cell office:value-type="string">
            <text:p>viste</text:p>
          </table:table-cell>
          <table:table-cell office:value-type="string">
            <text:p>como</text:p>
          </table:table-cell>
          <table:table-cell office:value-type="string">
            <text:p>mataron</text:p>
          </table:table-cell>
          <table:table-cell office:value-type="string">
            <text:p>a</text:p>
          </table:table-cell>
          <table:table-cell office:value-type="string">
            <text:p>la</text:p>
          </table:table-cell>
          <table:table-cell office:value-type="string">
            <text:p>gente</text:p>
          </table:table-cell>
          <table:table-cell office:value-type="string">
            <text:p>esa</text:p>
          </table:table-cell>
          <table:table-cell office:value-type="string">
            <text:p>ahí</text:p>
          </table:table-cell>
          <table:table-cell office:value-type="string">
            <text:p>en</text:p>
          </table:table-cell>
          <table:table-cell office:value-type="string">
            <text:p>el</text:p>
          </table:table-cell>
          <table:table-cell office:value-type="string">
            <text:p>Chilis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aut</text:p>
          </table:table-cell>
          <table:table-cell office:value-type="string">
            <text:p>watch.V.3S.PRES</text:p>
          </table:table-cell>
          <table:table-cell office:value-type="string">
            <text:p>here.B</text:p>
          </table:table-cell>
          <table:table-cell office:value-type="string">
            <text:p>the.T.DEF.M.SG</text:p>
          </table:table-cell>
          <table:table-cell office:value-type="string">
            <text:p>you.R.SUB.MF.2S</text:p>
          </table:table-cell>
          <table:table-cell office:value-type="string">
            <text:p>dress.V.3S.PRES</text:p>
          </table:table-cell>
          <table:table-cell office:value-type="string">
            <text:p>like.P[or]like.C[or]lunch.V.1S.PRES</text:p>
          </table:table-cell>
          <table:table-cell office:value-type="string">
            <text:p>kill.V.3P.PAST</text:p>
          </table:table-cell>
          <table:table-cell office:value-type="string">
            <text:p>to.P</text:p>
          </table:table-cell>
          <table:table-cell office:value-type="string">
            <text:p>her.R.OBJ.F.3S[or]the.T.DEF.F.SG</text:p>
          </table:table-cell>
          <table:table-cell office:value-type="string">
            <text:p>people.N.F.SG</text:p>
          </table:table-cell>
          <table:table-cell office:value-type="string">
            <text:p>that.A.DEM.F.SG</text:p>
          </table:table-cell>
          <table:table-cell office:value-type="string">
            <text:p>here.B</text:p>
          </table:table-cell>
          <table:table-cell office:value-type="string">
            <text:p>on.P</text:p>
          </table:table-cell>
          <table:table-cell office:value-type="string">
            <text:p>the.T.DEF.M.SG</text:p>
          </table:table-cell>
          <table:table-cell office:value-type="string">
            <text:p>name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la</text:p>
          </table:table-cell>
          <table:table-cell office:value-type="string">
            <text:p>del</text:p>
          </table:table-cell>
          <table:table-cell office:value-type="string">
            <text:p>Chili's</text:p>
          </table:table-cell>
          <table:table-cell office:value-type="string">
            <text:p>sí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her.R.OBJ.F.3S[or]the.T.DEF.F.SG</text:p>
          </table:table-cell>
          <table:table-cell office:value-type="string">
            <text:p>of_the.P+T.M.S</text:p>
          </table:table-cell>
          <table:table-cell office:value-type="string">
            <text:p>name</text:p>
          </table:table-cell>
          <table:table-cell office:value-type="string">
            <text:p>himself.R.P.MF.3S[or]yes.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í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himself.R.P.MF.3S[or]yes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pero</text:p>
          </table:table-cell>
          <table:table-cell office:value-type="string">
            <text:p>la</text:p>
          </table:table-cell>
          <table:table-cell office:value-type="string">
            <text:p>gente</text:p>
          </table:table-cell>
          <table:table-cell office:value-type="string">
            <text:p>que</text:p>
          </table:table-cell>
          <table:table-cell office:value-type="string">
            <text:p>vive</text:p>
          </table:table-cell>
          <table:table-cell office:value-type="string">
            <text:p>aquí</text:p>
          </table:table-cell>
          <table:table-cell office:value-type="string">
            <text:p>en</text:p>
          </table:table-cell>
          <table:table-cell office:value-type="string">
            <text:p>Miami_Lakes</text:p>
          </table:table-cell>
          <table:table-cell office:value-type="string">
            <text:p>they</text:p>
          </table:table-cell>
          <table:table-cell office:value-type="string">
            <text:p>get</text:p>
          </table:table-cell>
          <table:table-cell office:value-type="string">
            <text:p>very</text:p>
          </table:table-cell>
          <table:table-cell office:value-type="string">
            <text:p>upset</text:p>
          </table:table-cell>
          <table:table-cell office:value-type="string">
            <text:p>because</text:p>
          </table:table-cell>
          <table:table-cell office:value-type="string">
            <text:p>of</text:p>
          </table:table-cell>
          <table:table-cell office:value-type="string">
            <text:p>that</text:p>
          </table:table-cell>
          <table:table-cell office:value-type="string">
            <text:p>because</text:p>
          </table:table-cell>
          <table:table-cell office:value-type="string">
            <text:p>they</text:p>
          </table:table-cell>
          <table:table-cell office:value-type="string">
            <text:p>say</text:p>
          </table:table-cell>
          <table:table-cell office:value-type="string">
            <text:p>que</text:p>
          </table:table-cell>
          <table:table-cell office:value-type="string">
            <text:p>Chilis</text:p>
          </table:table-cell>
          <table:table-cell office:value-type="string">
            <text:p>was</text:p>
          </table:table-cell>
          <table:table-cell office:value-type="string">
            <text:p>in</text:p>
          </table:table-cell>
          <table:table-cell office:value-type="string">
            <text:p>Miami_Lakes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office:value-type="string">
            <text:p>her.R.OBJ.F.3S[or]the.T.DEF.F.SG</text:p>
          </table:table-cell>
          <table:table-cell office:value-type="string">
            <text:p>people.N.F.SG</text:p>
          </table:table-cell>
          <table:table-cell office:value-type="string">
            <text:p>which.C</text:p>
          </table:table-cell>
          <table:table-cell office:value-type="string">
            <text:p>live.V.3S.PRES</text:p>
          </table:table-cell>
          <table:table-cell office:value-type="string">
            <text:p>here.B</text:p>
          </table:table-cell>
          <table:table-cell office:value-type="string">
            <text:p>on.P</text:p>
          </table:table-cell>
          <table:table-cell office:value-type="string">
            <text:p>name</text:p>
          </table:table-cell>
          <table:table-cell office:value-type="string">
            <text:p>they.R.SUB</text:p>
          </table:table-cell>
          <table:table-cell office:value-type="string">
            <text:p>get.V.INFIN</text:p>
          </table:table-cell>
          <table:table-cell office:value-type="string">
            <text:p>very.B</text:p>
          </table:table-cell>
          <table:table-cell office:value-type="string">
            <text:p>upset.V.INFIN</text:p>
          </table:table-cell>
          <table:table-cell office:value-type="string">
            <text:p>because.C</text:p>
          </table:table-cell>
          <table:table-cell office:value-type="string">
            <text:p>of.P</text:p>
          </table:table-cell>
          <table:table-cell office:value-type="string">
            <text:p>that.D.FAR[or]that.C</text:p>
          </table:table-cell>
          <table:table-cell office:value-type="string">
            <text:p>because.C</text:p>
          </table:table-cell>
          <table:table-cell office:value-type="string">
            <text:p>they.R.SUB</text:p>
          </table:table-cell>
          <table:table-cell office:value-type="string">
            <text:p>say.V.INFIN</text:p>
          </table:table-cell>
          <table:table-cell office:value-type="string">
            <text:p>which.C</text:p>
          </table:table-cell>
          <table:table-cell office:value-type="string">
            <text:p>name</text:p>
          </table:table-cell>
          <table:table-cell office:value-type="string">
            <text:p>was.V.13S.PAST</text:p>
          </table:table-cell>
          <table:table-cell office:value-type="string">
            <text:p>in.P</text:p>
          </table:table-cell>
          <table:table-cell office:value-type="string">
            <text:p>name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and</text:p>
          </table:table-cell>
          <table:table-cell office:value-type="string">
            <text:p>Chili's</text:p>
          </table:table-cell>
          <table:table-cell office:value-type="string">
            <text:p>is</text:p>
          </table:table-cell>
          <table:table-cell office:value-type="string">
            <text:p>not</text:p>
          </table:table-cell>
          <table:table-cell office:value-type="string">
            <text:p>in</text:p>
          </table:table-cell>
          <table:table-cell office:value-type="string">
            <text:p>Miami_Lak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name</text:p>
          </table:table-cell>
          <table:table-cell office:value-type="string">
            <text:p>be.V.3S.PRES</text:p>
          </table:table-cell>
          <table:table-cell office:value-type="string">
            <text:p>not.B</text:p>
          </table:table-cell>
          <table:table-cell office:value-type="string">
            <text:p>in.P</text:p>
          </table:table-cell>
          <table:table-cell office:value-type="string">
            <text:p>nam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au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la</text:p>
          </table:table-cell>
          <table:table-cell office:value-type="string">
            <text:p>cincuenta</text:p>
          </table:table-cell>
          <table:table-cell office:value-type="string">
            <text:p>y</text:p>
          </table:table-cell>
          <table:table-cell office:value-type="string">
            <text:p>siete</text:p>
          </table:table-cell>
          <table:table-cell office:value-type="string">
            <text:p>no</text:p>
          </table:table-cell>
          <table:table-cell office:value-type="string">
            <text:p>es</text:p>
          </table:table-cell>
          <table:table-cell office:value-type="string">
            <text:p>Miami_Lakes</text:p>
          </table:table-cell>
          <table:table-cell office:value-type="string">
            <text:p>entienden</text:p>
          </table:table-cell>
          <table:table-cell office:value-type="string">
            <text:p>?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her.R.OBJ.F.3S[or]the.T.DEF.F.SG</text:p>
          </table:table-cell>
          <table:table-cell office:value-type="string">
            <text:p>fifty.N.M</text:p>
          </table:table-cell>
          <table:table-cell office:value-type="string">
            <text:p>and.C</text:p>
          </table:table-cell>
          <table:table-cell office:value-type="string">
            <text:p>seven.N.M</text:p>
          </table:table-cell>
          <table:table-cell office:value-type="string">
            <text:p>not.B</text:p>
          </table:table-cell>
          <table:table-cell office:value-type="string">
            <text:p>be.V.3S.PRES</text:p>
          </table:table-cell>
          <table:table-cell office:value-type="string">
            <text:p>name</text:p>
          </table:table-cell>
          <table:table-cell office:value-type="string">
            <text:p>understand.V.3P.PR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is</text:p>
          </table:table-cell>
          <table:table-cell office:value-type="string">
            <text:p>not</text:p>
          </table:table-cell>
          <table:table-cell office:value-type="string">
            <text:p>that's</text:p>
          </table:table-cell>
          <table:table-cell office:value-type="string">
            <text:p>actually</text:p>
          </table:table-cell>
          <table:table-cell office:value-type="string">
            <text:p>unincorporated</text:p>
          </table:table-cell>
          <table:table-cell office:value-type="string">
            <text:p>Dade_County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be.V.3S.PRES</text:p>
          </table:table-cell>
          <table:table-cell office:value-type="string">
            <text:p>not.B</text:p>
          </table:table-cell>
          <table:table-cell office:value-type="string">
            <text:p>that.GB.+GB[or]that.C</text:p>
          </table:table-cell>
          <table:table-cell office:value-type="string">
            <text:p>actual.ADV.+ADV[or]actually.B</text:p>
          </table:table-cell>
          <table:table-cell office:value-type="string">
            <text:p>unincorporated.AV</text:p>
          </table:table-cell>
          <table:table-cell office:value-type="string">
            <text:p>nam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that's</text:p>
          </table:table-cell>
          <table:table-cell office:value-type="string">
            <text:p>Miramar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that.GB.+GB[or]that.C</text:p>
          </table:table-cell>
          <table:table-cell office:value-type="string">
            <text:p>na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that's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that.GB.+GB[or]that.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table:number-columns-repeated="2" office:value-type="string">
            <text:p>no</text:p>
          </table:table-cell>
          <table:table-cell office:value-type="string">
            <text:p>that's</text:p>
          </table:table-cell>
          <table:table-cell office:value-type="string">
            <text:p>er</text:p>
          </table:table-cell>
          <table:table-cell office:value-type="string">
            <text:p>Miami_Gardens</text:p>
          </table:table-cell>
          <table:table-cell office:value-type="string">
            <text:p>no</text:p>
          </table:table-cell>
          <table:table-cell office:value-type="string">
            <text:p>?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table:number-columns-repeated="2" office:value-type="string">
            <text:p>no.B</text:p>
          </table:table-cell>
          <table:table-cell office:value-type="string">
            <text:p>that.GB.+GB[or]that.C</text:p>
          </table:table-cell>
          <table:table-cell office:value-type="string">
            <text:p>er.V.INFIN</text:p>
          </table:table-cell>
          <table:table-cell office:value-type="string">
            <text:p>name</text:p>
          </table:table-cell>
          <table:table-cell office:value-type="string">
            <text:p>no.B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no</text:p>
          </table:table-cell>
          <table:table-cell office:value-type="string">
            <text:p>that's</text:p>
          </table:table-cell>
          <table:table-cell office:value-type="string">
            <text:p>no</text:p>
          </table:table-cell>
          <table:table-cell office:value-type="string">
            <text:p>that's</text:p>
          </table:table-cell>
          <table:table-cell office:value-type="string">
            <text:p>incorporated</text:p>
          </table:table-cell>
          <table:table-cell office:value-type="string">
            <text:p>Dade_County</text:p>
          </table:table-cell>
          <table:table-cell office:value-type="string">
            <text:p>that's</text:p>
          </table:table-cell>
          <table:table-cell office:value-type="string">
            <text:p>Dade_County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no.B</text:p>
          </table:table-cell>
          <table:table-cell office:value-type="string">
            <text:p>that.GB.+GB[or]that.C</text:p>
          </table:table-cell>
          <table:table-cell office:value-type="string">
            <text:p>no.B</text:p>
          </table:table-cell>
          <table:table-cell office:value-type="string">
            <text:p>that.GB.+GB[or]that.C</text:p>
          </table:table-cell>
          <table:table-cell office:value-type="string">
            <text:p>incorporated.AV</text:p>
          </table:table-cell>
          <table:table-cell office:value-type="string">
            <text:p>name</text:p>
          </table:table-cell>
          <table:table-cell office:value-type="string">
            <text:p>that.GB.+GB[or]that.C</text:p>
          </table:table-cell>
          <table:table-cell office:value-type="string">
            <text:p>nam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so</text:p>
          </table:table-cell>
          <table:table-cell office:value-type="string">
            <text:p>what</text:p>
          </table:table-cell>
          <table:table-cell office:value-type="string">
            <text:p>is</text:p>
          </table:table-cell>
          <table:table-cell office:value-type="string">
            <text:p>it</text:p>
          </table:table-cell>
          <table:table-cell office:value-type="string">
            <text:p>called</text:p>
          </table:table-cell>
          <table:table-cell office:value-type="string">
            <text:p>?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so.B</text:p>
          </table:table-cell>
          <table:table-cell office:value-type="string">
            <text:p>what.W</text:p>
          </table:table-cell>
          <table:table-cell office:value-type="string">
            <text:p>be.V.3S.PRES</text:p>
          </table:table-cell>
          <table:table-cell office:value-type="string">
            <text:p>it.R.N.3S</text:p>
          </table:table-cell>
          <table:table-cell office:value-type="string">
            <text:p>call.AV.+AV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Dade_County</text:p>
          </table:table-cell>
          <table:table-cell office:value-type="string">
            <text:p>unincorporated</text:p>
          </table:table-cell>
          <table:table-cell office:value-type="string">
            <text:p>Dade_County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office:value-type="string">
            <text:p>name</text:p>
          </table:table-cell>
          <table:table-cell office:value-type="string">
            <text:p>unincorporated.AV</text:p>
          </table:table-cell>
          <table:table-cell office:value-type="string">
            <text:p>nam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so</text:p>
          </table:table-cell>
          <table:table-cell office:value-type="string">
            <text:p>that's</text:p>
          </table:table-cell>
          <table:table-cell office:value-type="string">
            <text:p>Dade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office:value-type="string">
            <text:p>so.B</text:p>
          </table:table-cell>
          <table:table-cell office:value-type="string">
            <text:p>that.GB.+GB[or]that.C</text:p>
          </table:table-cell>
          <table:table-cell office:value-type="string">
            <text:p>nam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it's</text:p>
          </table:table-cell>
          <table:table-cell office:value-type="string">
            <text:p>like</text:p>
          </table:table-cell>
          <table:table-cell office:value-type="string">
            <text:p>what</text:p>
          </table:table-cell>
          <table:table-cell office:value-type="string">
            <text:p>we</text:p>
          </table:table-cell>
          <table:table-cell office:value-type="string">
            <text:p>were</text:p>
          </table:table-cell>
          <table:table-cell office:value-type="string">
            <text:p>before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it.GB.+GB</text:p>
          </table:table-cell>
          <table:table-cell office:value-type="string">
            <text:p>like.C</text:p>
          </table:table-cell>
          <table:table-cell office:value-type="string">
            <text:p>what.W</text:p>
          </table:table-cell>
          <table:table-cell office:value-type="string">
            <text:p>we.R.SUB.1P</text:p>
          </table:table-cell>
          <table:table-cell office:value-type="string">
            <text:p>were.V.2S123P.PAST</text:p>
          </table:table-cell>
          <table:table-cell office:value-type="string">
            <text:p>before.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before</text:p>
          </table:table-cell>
          <table:table-cell office:value-type="string">
            <text:p>we</text:p>
          </table:table-cell>
          <table:table-cell office:value-type="string">
            <text:p>became</text:p>
          </table:table-cell>
          <table:table-cell office:value-type="string">
            <text:p>a</text:p>
          </table:table-cell>
          <table:table-cell office:value-type="string">
            <text:p>town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before.C</text:p>
          </table:table-cell>
          <table:table-cell office:value-type="string">
            <text:p>we.R.SUB.1P</text:p>
          </table:table-cell>
          <table:table-cell office:value-type="string">
            <text:p>became.V.INFIN</text:p>
          </table:table-cell>
          <table:table-cell office:value-type="string">
            <text:p>a.T.IND</text:p>
          </table:table-cell>
          <table:table-cell office:value-type="string">
            <text:p>town.N.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we</text:p>
          </table:table-cell>
          <table:table-cell office:value-type="string">
            <text:p>were</text:p>
          </table:table-cell>
          <table:table-cell office:value-type="string">
            <text:p>unincorporated</text:p>
          </table:table-cell>
          <table:table-cell office:value-type="string">
            <text:p>Dade_County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we.R.SUB.1P</text:p>
          </table:table-cell>
          <table:table-cell office:value-type="string">
            <text:p>were.V.2S123P.PAST</text:p>
          </table:table-cell>
          <table:table-cell office:value-type="string">
            <text:p>unincorporated.AV</text:p>
          </table:table-cell>
          <table:table-cell office:value-type="string">
            <text:p>na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the</text:p>
          </table:table-cell>
          <table:table-cell office:value-type="string">
            <text:p>subdivision</text:p>
          </table:table-cell>
          <table:table-cell office:value-type="string">
            <text:p>was</text:p>
          </table:table-cell>
          <table:table-cell office:value-type="string">
            <text:p>Miami_Lakes</text:p>
          </table:table-cell>
          <table:table-cell office:value-type="string">
            <text:p>pero</text:p>
          </table:table-cell>
          <table:table-cell office:value-type="string">
            <text:p>it</text:p>
          </table:table-cell>
          <table:table-cell office:value-type="string">
            <text:p>was</text:p>
          </table:table-cell>
          <table:table-cell office:value-type="string">
            <text:p>unincorporated</text:p>
          </table:table-cell>
          <table:table-cell office:value-type="string">
            <text:p>Dade_County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ut</text:p>
          </table:table-cell>
          <table:table-cell office:value-type="string">
            <text:p>the.T.DEF</text:p>
          </table:table-cell>
          <table:table-cell office:value-type="string">
            <text:p>subdivision.N.S</text:p>
          </table:table-cell>
          <table:table-cell office:value-type="string">
            <text:p>was.V.13S.PAST</text:p>
          </table:table-cell>
          <table:table-cell office:value-type="string">
            <text:p>name</text:p>
          </table:table-cell>
          <table:table-cell office:value-type="string">
            <text:p>but.C</text:p>
          </table:table-cell>
          <table:table-cell office:value-type="string">
            <text:p>it.R.N.3S</text:p>
          </table:table-cell>
          <table:table-cell office:value-type="string">
            <text:p>was.V.13S.PAST</text:p>
          </table:table-cell>
          <table:table-cell office:value-type="string">
            <text:p>unincorporated.AV</text:p>
          </table:table-cell>
          <table:table-cell office:value-type="string">
            <text:p>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then</text:p>
          </table:table-cell>
          <table:table-cell office:value-type="string">
            <text:p>we</text:p>
          </table:table-cell>
          <table:table-cell office:value-type="string">
            <text:p>became</text:p>
          </table:table-cell>
          <table:table-cell office:value-type="string">
            <text:p>a</text:p>
          </table:table-cell>
          <table:table-cell office:value-type="string">
            <text:p>town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then.B</text:p>
          </table:table-cell>
          <table:table-cell office:value-type="string">
            <text:p>we.R.SUB.1P</text:p>
          </table:table-cell>
          <table:table-cell office:value-type="string">
            <text:p>became.V.INFIN</text:p>
          </table:table-cell>
          <table:table-cell office:value-type="string">
            <text:p>a.T.IND</text:p>
          </table:table-cell>
          <table:table-cell office:value-type="string">
            <text:p>town.N.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they</text:p>
          </table:table-cell>
          <table:table-cell office:value-type="string">
            <text:p>are</text:p>
          </table:table-cell>
          <table:table-cell office:value-type="string">
            <text:p>not</text:p>
          </table:table-cell>
          <table:table-cell office:value-type="string">
            <text:p>a</text:p>
          </table:table-cell>
          <table:table-cell office:value-type="string">
            <text:p>town</text:p>
          </table:table-cell>
          <table:table-cell office:value-type="string">
            <text:p>they</text:p>
          </table:table-cell>
          <table:table-cell office:value-type="string">
            <text:p>are</text:p>
          </table:table-cell>
          <table:table-cell office:value-type="string">
            <text:p>not</text:p>
          </table:table-cell>
          <table:table-cell office:value-type="string">
            <text:p>a</text:p>
          </table:table-cell>
          <table:table-cell office:value-type="string">
            <text:p>city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aut</text:p>
          </table:table-cell>
          <table:table-cell office:value-type="string">
            <text:p>they.R.SUB</text:p>
          </table:table-cell>
          <table:table-cell office:value-type="string">
            <text:p>be.V.123P.PRES</text:p>
          </table:table-cell>
          <table:table-cell office:value-type="string">
            <text:p>not.B</text:p>
          </table:table-cell>
          <table:table-cell office:value-type="string">
            <text:p>a.T.IND</text:p>
          </table:table-cell>
          <table:table-cell office:value-type="string">
            <text:p>town.N.S</text:p>
          </table:table-cell>
          <table:table-cell office:value-type="string">
            <text:p>they.R.SUB</text:p>
          </table:table-cell>
          <table:table-cell office:value-type="string">
            <text:p>be.V.123P.PRES</text:p>
          </table:table-cell>
          <table:table-cell office:value-type="string">
            <text:p>not.B</text:p>
          </table:table-cell>
          <table:table-cell office:value-type="string">
            <text:p>a.T.IND</text:p>
          </table:table-cell>
          <table:table-cell office:value-type="string">
            <text:p>city.N.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they</text:p>
          </table:table-cell>
          <table:table-cell office:value-type="string">
            <text:p>are</text:p>
          </table:table-cell>
          <table:table-cell office:value-type="string">
            <text:p>just</text:p>
          </table:table-cell>
          <table:table-cell office:value-type="string">
            <text:p>unincorporated</text:p>
          </table:table-cell>
          <table:table-cell office:value-type="string">
            <text:p>Dade_County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they.R.SUB</text:p>
          </table:table-cell>
          <table:table-cell office:value-type="string">
            <text:p>be.V.123P.PRES</text:p>
          </table:table-cell>
          <table:table-cell office:value-type="string">
            <text:p>just.A</text:p>
          </table:table-cell>
          <table:table-cell office:value-type="string">
            <text:p>unincorporated.AV</text:p>
          </table:table-cell>
          <table:table-cell office:value-type="string">
            <text:p>nam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but</text:p>
          </table:table-cell>
          <table:table-cell office:value-type="string">
            <text:p>don't</text:p>
          </table:table-cell>
          <table:table-cell office:value-type="string">
            <text:p>they</text:p>
          </table:table-cell>
          <table:table-cell office:value-type="string">
            <text:p>call</text:p>
          </table:table-cell>
          <table:table-cell office:value-type="string">
            <text:p>that</text:p>
          </table:table-cell>
          <table:table-cell office:value-type="string">
            <text:p>area</text:p>
          </table:table-cell>
          <table:table-cell office:value-type="string">
            <text:p>a</text:p>
          </table:table-cell>
          <table:table-cell office:value-type="string">
            <text:p>certain</text:p>
          </table:table-cell>
          <table:table-cell office:value-type="string">
            <text:p>area</text:p>
          </table:table-cell>
          <table:table-cell office:value-type="string">
            <text:p>and</text:p>
          </table:table-cell>
          <table:table-cell office:value-type="string">
            <text:p>they</text:p>
          </table:table-cell>
          <table:table-cell office:value-type="string">
            <text:p>don't</text:p>
          </table:table-cell>
          <table:table-cell office:value-type="string">
            <text:p>they</text:p>
          </table:table-cell>
          <table:table-cell office:value-type="string">
            <text:p>have</text:p>
          </table:table-cell>
          <table:table-cell office:value-type="string">
            <text:p>a</text:p>
          </table:table-cell>
          <table:table-cell office:value-type="string">
            <text:p>nam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office:value-type="string">
            <text:p>do.NEG.+NEG</text:p>
          </table:table-cell>
          <table:table-cell office:value-type="string">
            <text:p>they.R.SUB</text:p>
          </table:table-cell>
          <table:table-cell office:value-type="string">
            <text:p>call.V.INFIN</text:p>
          </table:table-cell>
          <table:table-cell office:value-type="string">
            <text:p>that.D.FAR[or]that.C</text:p>
          </table:table-cell>
          <table:table-cell office:value-type="string">
            <text:p>area.N.S</text:p>
          </table:table-cell>
          <table:table-cell office:value-type="string">
            <text:p>a.T.IND</text:p>
          </table:table-cell>
          <table:table-cell office:value-type="string">
            <text:p>certain.B</text:p>
          </table:table-cell>
          <table:table-cell office:value-type="string">
            <text:p>area.N.S</text:p>
          </table:table-cell>
          <table:table-cell office:value-type="string">
            <text:p>and.C</text:p>
          </table:table-cell>
          <table:table-cell office:value-type="string">
            <text:p>they.R.SUB</text:p>
          </table:table-cell>
          <table:table-cell office:value-type="string">
            <text:p>do.NEG.+NEG</text:p>
          </table:table-cell>
          <table:table-cell office:value-type="string">
            <text:p>they.R.SUB</text:p>
          </table:table-cell>
          <table:table-cell office:value-type="string">
            <text:p>have.SV.INFIN</text:p>
          </table:table-cell>
          <table:table-cell office:value-type="string">
            <text:p>a.T.IND</text:p>
          </table:table-cell>
          <table:table-cell office:value-type="string">
            <text:p>name.N.S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that's</text:p>
          </table:table-cell>
          <table:table-cell office:value-type="string">
            <text:p>Carol_city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that.GB.+GB[or]that.C</text:p>
          </table:table-cell>
          <table:table-cell office:value-type="string">
            <text:p>na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Carol_city</text:p>
          </table:table-cell>
          <table:table-cell office:value-type="string">
            <text:p>right</text:p>
          </table:table-cell>
          <table:table-cell office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name</text:p>
          </table:table-cell>
          <table:table-cell office:value-type="string">
            <text:p>right.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Carol_city</text:p>
          </table:table-cell>
          <table:table-cell office:value-type="string">
            <text:p>pero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name</text:p>
          </table:table-cell>
          <table:table-cell office:value-type="string">
            <text:p>but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ok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Carol_city</text:p>
          </table:table-cell>
          <table:table-cell office:value-type="string">
            <text:p>is</text:p>
          </table:table-cell>
          <table:table-cell office:value-type="string">
            <text:p>not</text:p>
          </table:table-cell>
          <table:table-cell office:value-type="string">
            <text:p>a</text:p>
          </table:table-cell>
          <table:table-cell office:value-type="string">
            <text:p>city</text:p>
          </table:table-cell>
          <table:table-cell office:value-type="string">
            <text:p>or</text:p>
          </table:table-cell>
          <table:table-cell office:value-type="string">
            <text:p>a</text:p>
          </table:table-cell>
          <table:table-cell office:value-type="string">
            <text:p>town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name</text:p>
          </table:table-cell>
          <table:table-cell office:value-type="string">
            <text:p>be.V.3S.PRES</text:p>
          </table:table-cell>
          <table:table-cell office:value-type="string">
            <text:p>not.B</text:p>
          </table:table-cell>
          <table:table-cell office:value-type="string">
            <text:p>a.T.IND</text:p>
          </table:table-cell>
          <table:table-cell office:value-type="string">
            <text:p>city.N.S</text:p>
          </table:table-cell>
          <table:table-cell office:value-type="string">
            <text:p>or.N.S</text:p>
          </table:table-cell>
          <table:table-cell office:value-type="string">
            <text:p>a.T.IND</text:p>
          </table:table-cell>
          <table:table-cell office:value-type="string">
            <text:p>town.N.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it's</text:p>
          </table:table-cell>
          <table:table-cell office:value-type="string">
            <text:p>a</text:p>
          </table:table-cell>
          <table:table-cell office:value-type="string">
            <text:p>subdivision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office:value-type="string">
            <text:p>it.GB.+GB</text:p>
          </table:table-cell>
          <table:table-cell office:value-type="string">
            <text:p>a.T.IND</text:p>
          </table:table-cell>
          <table:table-cell office:value-type="string">
            <text:p>subdivision.N.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ok</text:p>
          </table:table-cell>
          <table:table-cell office:value-type="string">
            <text:p>like</text:p>
          </table:table-cell>
          <table:table-cell office:value-type="string">
            <text:p>we</text:p>
          </table:table-cell>
          <table:table-cell office:value-type="string">
            <text:p>were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office:value-type="string">
            <text:p>like.C</text:p>
          </table:table-cell>
          <table:table-cell office:value-type="string">
            <text:p>we.R.SUB.1P</text:p>
          </table:table-cell>
          <table:table-cell office:value-type="string">
            <text:p>were.V.2S123P.PA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como</text:p>
          </table:table-cell>
          <table:table-cell office:value-type="string">
            <text:p>Miami</text:p>
          </table:table-cell>
          <table:table-cell office:value-type="string">
            <text:p>like</text:p>
          </table:table-cell>
          <table:table-cell office:value-type="string">
            <text:p>we</text:p>
          </table:table-cell>
          <table:table-cell office:value-type="string">
            <text:p>were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like.P[or]like.C[or]lunch.V.1S.PRES</text:p>
          </table:table-cell>
          <table:table-cell office:value-type="string">
            <text:p>name</text:p>
          </table:table-cell>
          <table:table-cell office:value-type="string">
            <text:p>like.C</text:p>
          </table:table-cell>
          <table:table-cell office:value-type="string">
            <text:p>we.R.SUB.1P</text:p>
          </table:table-cell>
          <table:table-cell office:value-type="string">
            <text:p>were.V.2S123P.PA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ah</text:p>
          </table:table-cell>
          <table:table-cell office:value-type="string">
            <text:p>ok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table:number-columns-repeated="2" office:value-type="string">
            <text:p>un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right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right.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tú</text:p>
          </table:table-cell>
          <table:table-cell office:value-type="string">
            <text:p>sabes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you.R.SUB.MF.2S</text:p>
          </table:table-cell>
          <table:table-cell office:value-type="string">
            <text:p>know.V.2S.PR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pero</text:p>
          </table:table-cell>
          <table:table-cell office:value-type="string">
            <text:p>cuando</text:p>
          </table:table-cell>
          <table:table-cell office:value-type="string">
            <text:p>se</text:p>
          </table:table-cell>
          <table:table-cell office:value-type="string">
            <text:p>refiere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office:value-type="string">
            <text:p>as.C</text:p>
          </table:table-cell>
          <table:table-cell office:value-type="string">
            <text:p>self.R.REF.MF.3SP[or]be.V.2P.IMPER.PRECLITIC</text:p>
          </table:table-cell>
          <table:table-cell office:value-type="string">
            <text:p>refer.V.3S.PR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just</text:p>
          </table:table-cell>
          <table:table-cell office:value-type="string">
            <text:p>like</text:p>
          </table:table-cell>
          <table:table-cell office:value-type="string">
            <text:p>after</text:p>
          </table:table-cell>
          <table:table-cell office:value-type="string">
            <text:p>that</text:p>
          </table:table-cell>
          <table:table-cell office:value-type="string">
            <text:p>palmero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just.A</text:p>
          </table:table-cell>
          <table:table-cell office:value-type="string">
            <text:p>like.C</text:p>
          </table:table-cell>
          <table:table-cell office:value-type="string">
            <text:p>aft.A.COMP.+A.COMP[or]after.P</text:p>
          </table:table-cell>
          <table:table-cell office:value-type="string">
            <text:p>that.D.FAR[or]that.C</text:p>
          </table:table-cell>
          <table:table-cell office:value-type="string">
            <text:p>palm.N.M.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that's</text:p>
          </table:table-cell>
          <table:table-cell office:value-type="string">
            <text:p>not</text:p>
          </table:table-cell>
          <table:table-cell office:value-type="string">
            <text:p>Miami_Lakes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office:value-type="string">
            <text:p>that.GB.+GB[or]that.C</text:p>
          </table:table-cell>
          <table:table-cell office:value-type="string">
            <text:p>not.B</text:p>
          </table:table-cell>
          <table:table-cell office:value-type="string">
            <text:p>nam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Navarro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nam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er</text:p>
          </table:table-cell>
          <table:table-cell office:value-type="string">
            <text:p>los</text:p>
          </table:table-cell>
          <table:table-cell office:value-type="string">
            <text:p>Burger_Kings</text:p>
          </table:table-cell>
          <table:table-cell office:value-type="string">
            <text:p>and</text:p>
          </table:table-cell>
          <table:table-cell office:value-type="string">
            <text:p>McDonalds</text:p>
          </table:table-cell>
          <table:table-cell office:value-type="string">
            <text:p>todo</text:p>
          </table:table-cell>
          <table:table-cell office:value-type="string">
            <text:p>eso</text:p>
          </table:table-cell>
          <table:table-cell office:value-type="string">
            <text:p>para</text:p>
          </table:table-cell>
          <table:table-cell office:value-type="string">
            <text:p>allá</text:p>
          </table:table-cell>
          <table:table-cell office:value-type="string">
            <text:p>es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office:value-type="string">
            <text:p>them.R.OBJ.M.3P[or]the.T.DEF.M.PL</text:p>
          </table:table-cell>
          <table:table-cell office:value-type="string">
            <text:p>name</text:p>
          </table:table-cell>
          <table:table-cell office:value-type="string">
            <text:p>and.C</text:p>
          </table:table-cell>
          <table:table-cell office:value-type="string">
            <text:p>name</text:p>
          </table:table-cell>
          <table:table-cell office:value-type="string">
            <text:p>everything.R.M.SG[or]all.A.M.SG</text:p>
          </table:table-cell>
          <table:table-cell office:value-type="string">
            <text:p>that.R.DEM.N.SG</text:p>
          </table:table-cell>
          <table:table-cell office:value-type="string">
            <text:p>stall.V.3S.PRES</text:p>
          </table:table-cell>
          <table:table-cell office:value-type="string">
            <text:p>there.B</text:p>
          </table:table-cell>
          <table:table-cell office:value-type="string">
            <text:p>be.V.3S.PRE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not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unincorporated</text:p>
          </table:table-cell>
          <table:table-cell office:value-type="string">
            <text:p>Dade_County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unincorporated.AV</text:p>
          </table:table-cell>
          <table:table-cell office:value-type="string">
            <text:p>na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is</text:p>
          </table:table-cell>
          <table:table-cell office:value-type="string">
            <text:p>Miami_Gardens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be.V.3S.PRES</text:p>
          </table:table-cell>
          <table:table-cell office:value-type="string">
            <text:p>na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table:number-columns-repeated="3" office:value-type="string">
            <text:p>no</text:p>
          </table:table-cell>
          <table:table-cell office:value-type="string">
            <text:p>Miami_Gardens</text:p>
          </table:table-cell>
          <table:table-cell office:value-type="string">
            <text:p>doesn't</text:p>
          </table:table-cell>
          <table:table-cell office:value-type="string">
            <text:p>come</text:p>
          </table:table-cell>
          <table:table-cell office:value-type="string">
            <text:p>across</text:p>
          </table:table-cell>
          <table:table-cell office:value-type="string">
            <text:p>fifty</text:p>
          </table:table-cell>
          <table:table-cell office:value-type="string">
            <text:p>seventh</text:p>
          </table:table-cell>
          <table:table-cell office:value-type="string">
            <text:p>avenu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aut</text:p>
          </table:table-cell>
          <table:table-cell table:number-columns-repeated="3" office:value-type="string">
            <text:p>not.B</text:p>
          </table:table-cell>
          <table:table-cell office:value-type="string">
            <text:p>name</text:p>
          </table:table-cell>
          <table:table-cell office:value-type="string">
            <text:p>does.NEG.+NEG</text:p>
          </table:table-cell>
          <table:table-cell office:value-type="string">
            <text:p>come.V.INFIN</text:p>
          </table:table-cell>
          <table:table-cell office:value-type="string">
            <text:p>across.P</text:p>
          </table:table-cell>
          <table:table-cell office:value-type="string">
            <text:p>fifty.N.S</text:p>
          </table:table-cell>
          <table:table-cell office:value-type="string">
            <text:p>seventh.A</text:p>
          </table:table-cell>
          <table:table-cell office:value-type="string">
            <text:p>avenue.N.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tampoco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neither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that's</text:p>
          </table:table-cell>
          <table:table-cell office:value-type="string">
            <text:p>sixty</text:p>
          </table:table-cell>
          <table:table-cell office:value-type="string">
            <text:p>seventh</text:p>
          </table:table-cell>
          <table:table-cell office:value-type="string">
            <text:p>avenue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that.GB.+GB[or]that.C</text:p>
          </table:table-cell>
          <table:table-cell office:value-type="string">
            <text:p>sixty.N.S</text:p>
          </table:table-cell>
          <table:table-cell office:value-type="string">
            <text:p>seventh.A</text:p>
          </table:table-cell>
          <table:table-cell office:value-type="string">
            <text:p>avenue.N.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if</text:p>
          </table:table-cell>
          <table:table-cell office:value-type="string">
            <text:p>you</text:p>
          </table:table-cell>
          <table:table-cell office:value-type="string">
            <text:p>are</text:p>
          </table:table-cell>
          <table:table-cell office:value-type="string">
            <text:p>gonna</text:p>
          </table:table-cell>
          <table:table-cell office:value-type="string">
            <text:p>call</text:p>
          </table:table-cell>
          <table:table-cell office:value-type="string">
            <text:p>that</text:p>
          </table:table-cell>
          <table:table-cell office:value-type="string">
            <text:p>anything</text:p>
          </table:table-cell>
          <table:table-cell office:value-type="string">
            <text:p>eso</text:p>
          </table:table-cell>
          <table:table-cell office:value-type="string">
            <text:p>es</text:p>
          </table:table-cell>
          <table:table-cell office:value-type="string">
            <text:p>la</text:p>
          </table:table-cell>
          <table:table-cell office:value-type="string">
            <text:p>zona</text:p>
          </table:table-cell>
          <table:table-cell office:value-type="string">
            <text:p>de</text:p>
          </table:table-cell>
          <table:table-cell office:value-type="string">
            <text:p>Palms_Springs_North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aut</text:p>
          </table:table-cell>
          <table:table-cell office:value-type="string">
            <text:p>if.C</text:p>
          </table:table-cell>
          <table:table-cell office:value-type="string">
            <text:p>you.R.2SP</text:p>
          </table:table-cell>
          <table:table-cell office:value-type="string">
            <text:p>be.V.123P.PRES</text:p>
          </table:table-cell>
          <table:table-cell office:value-type="string">
            <text:p>go.TO.P.+TO.P</text:p>
          </table:table-cell>
          <table:table-cell office:value-type="string">
            <text:p>call.V.INFIN</text:p>
          </table:table-cell>
          <table:table-cell office:value-type="string">
            <text:p>that.D.FAR[or]that.C</text:p>
          </table:table-cell>
          <table:table-cell office:value-type="string">
            <text:p>anything.R</text:p>
          </table:table-cell>
          <table:table-cell office:value-type="string">
            <text:p>that.R.DEM.N.SG</text:p>
          </table:table-cell>
          <table:table-cell office:value-type="string">
            <text:p>be.V.3S.PRES</text:p>
          </table:table-cell>
          <table:table-cell office:value-type="string">
            <text:p>her.R.OBJ.F.3S[or]the.T.DEF.F.SG</text:p>
          </table:table-cell>
          <table:table-cell office:value-type="string">
            <text:p>zone.N.F.SG</text:p>
          </table:table-cell>
          <table:table-cell office:value-type="string">
            <text:p>of.P</text:p>
          </table:table-cell>
          <table:table-cell office:value-type="string">
            <text:p>name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ok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so</text:p>
          </table:table-cell>
          <table:table-cell office:value-type="string">
            <text:p>es</text:p>
          </table:table-cell>
          <table:table-cell office:value-type="string">
            <text:p>lo</text:p>
          </table:table-cell>
          <table:table-cell office:value-type="string">
            <text:p>que</text:p>
          </table:table-cell>
          <table:table-cell office:value-type="string">
            <text:p>le</text:p>
          </table:table-cell>
          <table:table-cell office:value-type="string">
            <text:p>llaman</text:p>
          </table:table-cell>
          <table:table-cell office:value-type="string">
            <text:p>que</text:p>
          </table:table-cell>
          <table:table-cell office:value-type="string">
            <text:p>no</text:p>
          </table:table-cell>
          <table:table-cell office:value-type="string">
            <text:p>es</text:p>
          </table:table-cell>
          <table:table-cell office:value-type="string">
            <text:p>Palms_Springs_North</text:p>
          </table:table-cell>
          <table:table-cell office:value-type="string">
            <text:p>because</text:p>
          </table:table-cell>
          <table:table-cell office:value-type="string">
            <text:p>Palms_Springs_North</text:p>
          </table:table-cell>
          <table:table-cell office:value-type="string">
            <text:p>empieza</text:p>
          </table:table-cell>
          <table:table-cell office:value-type="string">
            <text:p>en</text:p>
          </table:table-cell>
          <table:table-cell office:value-type="string">
            <text:p>la</text:p>
          </table:table-cell>
          <table:table-cell office:value-type="string">
            <text:p>setenta</text:p>
          </table:table-cell>
          <table:table-cell office:value-type="string">
            <text:p>y</text:p>
          </table:table-cell>
          <table:table-cell office:value-type="string">
            <text:p>nueve</text:p>
          </table:table-cell>
          <table:table-cell office:value-type="string">
            <text:p>que</text:p>
          </table:table-cell>
          <table:table-cell office:value-type="string">
            <text:p>es</text:p>
          </table:table-cell>
          <table:table-cell office:value-type="string">
            <text:p>el</text:p>
          </table:table-cell>
          <table:table-cell office:value-type="string">
            <text:p>para</text:p>
          </table:table-cell>
          <table:table-cell office:value-type="string">
            <text:p>allá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string">
            <text:p>aut</text:p>
          </table:table-cell>
          <table:table-cell office:value-type="string">
            <text:p>that.R.DEM.N.SG</text:p>
          </table:table-cell>
          <table:table-cell office:value-type="string">
            <text:p>be.V.3S.PRES</text:p>
          </table:table-cell>
          <table:table-cell office:value-type="string">
            <text:p>him.R.OBJ.M.3S[or]the.T.DEF.N.SP</text:p>
          </table:table-cell>
          <table:table-cell office:value-type="string">
            <text:p>which.C</text:p>
          </table:table-cell>
          <table:table-cell office:value-type="string">
            <text:p>to_him.R.IND.MF.23S</text:p>
          </table:table-cell>
          <table:table-cell office:value-type="string">
            <text:p>call.V.3P.PRES</text:p>
          </table:table-cell>
          <table:table-cell office:value-type="string">
            <text:p>which.C</text:p>
          </table:table-cell>
          <table:table-cell office:value-type="string">
            <text:p>not.B</text:p>
          </table:table-cell>
          <table:table-cell office:value-type="string">
            <text:p>be.V.3S.PRES</text:p>
          </table:table-cell>
          <table:table-cell office:value-type="string">
            <text:p>name</text:p>
          </table:table-cell>
          <table:table-cell office:value-type="string">
            <text:p>because.C</text:p>
          </table:table-cell>
          <table:table-cell office:value-type="string">
            <text:p>name</text:p>
          </table:table-cell>
          <table:table-cell office:value-type="string">
            <text:p>start.V.3S.PRES</text:p>
          </table:table-cell>
          <table:table-cell office:value-type="string">
            <text:p>on.P</text:p>
          </table:table-cell>
          <table:table-cell office:value-type="string">
            <text:p>her.R.OBJ.F.3S[or]the.T.DEF.F.SG</text:p>
          </table:table-cell>
          <table:table-cell office:value-type="string">
            <text:p>seventy.N.M</text:p>
          </table:table-cell>
          <table:table-cell office:value-type="string">
            <text:p>and.C</text:p>
          </table:table-cell>
          <table:table-cell office:value-type="string">
            <text:p>nine.N.M</text:p>
          </table:table-cell>
          <table:table-cell office:value-type="string">
            <text:p>which.C</text:p>
          </table:table-cell>
          <table:table-cell office:value-type="string">
            <text:p>be.V.3S.PRES</text:p>
          </table:table-cell>
          <table:table-cell office:value-type="string">
            <text:p>the.T.DEF.M.SG</text:p>
          </table:table-cell>
          <table:table-cell office:value-type="string">
            <text:p>stall.V.3S.PRES</text:p>
          </table:table-cell>
          <table:table-cell office:value-type="string">
            <text:p>there.B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así</text:p>
          </table:table-cell>
          <table:table-cell office:value-type="string">
            <text:p>que</text:p>
          </table:table-cell>
          <table:table-cell office:value-type="string">
            <text:p>esto</text:p>
          </table:table-cell>
          <table:table-cell office:value-type="string">
            <text:p>es</text:p>
          </table:table-cell>
          <table:table-cell office:value-type="string">
            <text:p>un</text:p>
          </table:table-cell>
          <table:table-cell office:value-type="string">
            <text:p>pequeño</text:p>
          </table:table-cell>
          <table:table-cell office:value-type="string">
            <text:p>pocket</text:p>
          </table:table-cell>
          <table:table-cell office:value-type="string">
            <text:p>que</text:p>
          </table:table-cell>
          <table:table-cell office:value-type="string">
            <text:p>hay</text:p>
          </table:table-cell>
          <table:table-cell office:value-type="string">
            <text:p>ahí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aut</text:p>
          </table:table-cell>
          <table:table-cell office:value-type="string">
            <text:p>thus.B[or]take.V.1S.PAST</text:p>
          </table:table-cell>
          <table:table-cell office:value-type="string">
            <text:p>which.C</text:p>
          </table:table-cell>
          <table:table-cell office:value-type="string">
            <text:p>this.R.DEM.N.SG</text:p>
          </table:table-cell>
          <table:table-cell office:value-type="string">
            <text:p>be.V.3S.PRES</text:p>
          </table:table-cell>
          <table:table-cell office:value-type="string">
            <text:p>one.T.IND.M.SG</text:p>
          </table:table-cell>
          <table:table-cell office:value-type="string">
            <text:p>small.A.M.SG</text:p>
          </table:table-cell>
          <table:table-cell office:value-type="string">
            <text:p>pocket.N.S</text:p>
          </table:table-cell>
          <table:table-cell office:value-type="string">
            <text:p>which.C</text:p>
          </table:table-cell>
          <table:table-cell office:value-type="string">
            <text:p>which.C.3S.PRES</text:p>
          </table:table-cell>
          <table:table-cell office:value-type="string">
            <text:p>here.B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que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which.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que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which.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</text:p>
          </table:table-cell>
          <table:table-cell office:value-type="string">
            <text:p>entonces</text:p>
          </table:table-cell>
          <table:table-cell office:value-type="string">
            <text:p>por</text:p>
          </table:table-cell>
          <table:table-cell office:value-type="string">
            <text:p>eso</text:p>
          </table:table-cell>
          <table:table-cell office:value-type="string">
            <text:p>le</text:p>
          </table:table-cell>
          <table:table-cell office:value-type="string">
            <text:p>dicen</text:p>
          </table:table-cell>
          <table:table-cell office:value-type="string">
            <text:p>Miami_Lake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then.B</text:p>
          </table:table-cell>
          <table:table-cell office:value-type="string">
            <text:p>for.P</text:p>
          </table:table-cell>
          <table:table-cell office:value-type="string">
            <text:p>that.R.DEM.N.SG</text:p>
          </table:table-cell>
          <table:table-cell office:value-type="string">
            <text:p>to_him.R.IND.MF.23S</text:p>
          </table:table-cell>
          <table:table-cell office:value-type="string">
            <text:p>tell.V.3P.PRES</text:p>
          </table:table-cell>
          <table:table-cell office:value-type="string">
            <text:p>nam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s</text:p>
          </table:table-cell>
          <table:table-cell office:value-type="string">
            <text:p>el</text:p>
          </table:table-cell>
          <table:table-cell office:value-type="string">
            <text:p>pueblo</text:p>
          </table:table-cell>
          <table:table-cell office:value-type="string">
            <text:p>o</text:p>
          </table:table-cell>
          <table:table-cell office:value-type="string">
            <text:p>la</text:p>
          </table:table-cell>
          <table:table-cell office:value-type="string">
            <text:p>ciudad</text:p>
          </table:table-cell>
          <table:table-cell office:value-type="string">
            <text:p>más</text:p>
          </table:table-cell>
          <table:table-cell office:value-type="string">
            <text:p>cerca</text:p>
          </table:table-cell>
          <table:table-cell office:value-type="string">
            <text:p>a</text:p>
          </table:table-cell>
          <table:table-cell office:value-type="string">
            <text:p>donde</text:p>
          </table:table-cell>
          <table:table-cell office:value-type="string">
            <text:p>está</text:p>
          </table:table-cell>
          <table:table-cell office:value-type="string">
            <text:p>le</text:p>
          </table:table-cell>
          <table:table-cell office:value-type="string">
            <text:p>dicen</text:p>
          </table:table-cell>
          <table:table-cell office:value-type="string">
            <text:p>Miami_Lakes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ut</text:p>
          </table:table-cell>
          <table:table-cell office:value-type="string">
            <text:p>be.V.3S.PRES</text:p>
          </table:table-cell>
          <table:table-cell office:value-type="string">
            <text:p>the.T.DEF.M.SG</text:p>
          </table:table-cell>
          <table:table-cell office:value-type="string">
            <text:p>populate.V.1S.PRES</text:p>
          </table:table-cell>
          <table:table-cell office:value-type="string">
            <text:p>or.C</text:p>
          </table:table-cell>
          <table:table-cell office:value-type="string">
            <text:p>her.R.OBJ.F.3S[or]the.T.DEF.F.SG</text:p>
          </table:table-cell>
          <table:table-cell office:value-type="string">
            <text:p>town.N.F.SG</text:p>
          </table:table-cell>
          <table:table-cell office:value-type="string">
            <text:p>more.B</text:p>
          </table:table-cell>
          <table:table-cell office:value-type="string">
            <text:p>hover.V.3S.PRES</text:p>
          </table:table-cell>
          <table:table-cell office:value-type="string">
            <text:p>to.P</text:p>
          </table:table-cell>
          <table:table-cell office:value-type="string">
            <text:p>where.L</text:p>
          </table:table-cell>
          <table:table-cell office:value-type="string">
            <text:p>be.V.3S.PRES</text:p>
          </table:table-cell>
          <table:table-cell office:value-type="string">
            <text:p>to_him.R.IND.MF.23S</text:p>
          </table:table-cell>
          <table:table-cell office:value-type="string">
            <text:p>tell.V.3P.PRES</text:p>
          </table:table-cell>
          <table:table-cell office:value-type="string">
            <text:p>name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tú</text:p>
          </table:table-cell>
          <table:table-cell office:value-type="string">
            <text:p>sabes</text:p>
          </table:table-cell>
          <table:table-cell office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you.R.SUB.MF.2S</text:p>
          </table:table-cell>
          <table:table-cell office:value-type="string">
            <text:p>know.V.2S.PR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pero</text:p>
          </table:table-cell>
          <table:table-cell office:value-type="string">
            <text:p>fíjate</text:p>
          </table:table-cell>
          <table:table-cell office:value-type="string">
            <text:p>una</text:p>
          </table:table-cell>
          <table:table-cell office:value-type="string">
            <text:p>cos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office:value-type="string">
            <text:p>fix.V.2S.IMPER.PRECLITIC.+TE[PRN.MF.2S]</text:p>
          </table:table-cell>
          <table:table-cell office:value-type="string">
            <text:p>one.R.F.SG[or]a.T.IND.F.SG[or]unite.V.1S.PRESSUBJ[or]unite.V.3S.IMPER[or]unite.V.3S.PRESSUBJ</text:p>
          </table:table-cell>
          <table:table-cell office:value-type="string">
            <text:p>thing.N.F.SG[or]sew.V.1S.PRESSUBJ[or]sew.V.3S.IMPER[or]sew.V.3S.PRESSUBJ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siendo</text:p>
          </table:table-cell>
          <table:table-cell office:value-type="string">
            <text:p>nosotros</text:p>
          </table:table-cell>
          <table:table-cell office:value-type="string">
            <text:p>Miami_Lakes</text:p>
          </table:table-cell>
          <table:table-cell office:value-type="string">
            <text:p>y</text:p>
          </table:table-cell>
          <table:table-cell office:value-type="string">
            <text:p>siendo</text:p>
          </table:table-cell>
          <table:table-cell office:value-type="string">
            <text:p>incorporados</text:p>
          </table:table-cell>
          <table:table-cell office:value-type="string">
            <text:p>tú</text:p>
          </table:table-cell>
          <table:table-cell office:value-type="string">
            <text:p>pones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be.V.PRESPART</text:p>
          </table:table-cell>
          <table:table-cell office:value-type="string">
            <text:p>we.R.SUB.M.1P</text:p>
          </table:table-cell>
          <table:table-cell office:value-type="string">
            <text:p>name</text:p>
          </table:table-cell>
          <table:table-cell office:value-type="string">
            <text:p>and.C</text:p>
          </table:table-cell>
          <table:table-cell office:value-type="string">
            <text:p>be.V.PRESPART</text:p>
          </table:table-cell>
          <table:table-cell office:value-type="string">
            <text:p>incorporate.V.2P.IMPER.+OS[PRN.MF.2P][or]incorporate.V.M.PL.PASTPART</text:p>
          </table:table-cell>
          <table:table-cell office:value-type="string">
            <text:p>you.R.SUB.MF.2S</text:p>
          </table:table-cell>
          <table:table-cell office:value-type="string">
            <text:p>set.V.2S.PR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table:number-columns-repeated="2" office:value-type="string">
            <text:p>three</text:p>
          </table:table-cell>
          <table:table-cell office:value-type="string">
            <text:p>zero</text:p>
          </table:table-cell>
          <table:table-cell office:value-type="string">
            <text:p>one</text:p>
          </table:table-cell>
          <table:table-cell office:value-type="string">
            <text:p>four</text:p>
          </table:table-cell>
          <table:table-cell office:value-type="string">
            <text:p>y</text:p>
          </table:table-cell>
          <table:table-cell office:value-type="string">
            <text:p>sigues</text:p>
          </table:table-cell>
          <table:table-cell office:value-type="string">
            <text:p>saliendo</text:p>
          </table:table-cell>
          <table:table-cell office:value-type="string">
            <text:p>en</text:p>
          </table:table-cell>
          <table:table-cell office:value-type="string">
            <text:p>Hyaleah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aut</text:p>
          </table:table-cell>
          <table:table-cell table:number-columns-repeated="2" office:value-type="string">
            <text:p>three.N.S</text:p>
          </table:table-cell>
          <table:table-cell office:value-type="string">
            <text:p>zero.N.S</text:p>
          </table:table-cell>
          <table:table-cell office:value-type="string">
            <text:p>one.A</text:p>
          </table:table-cell>
          <table:table-cell office:value-type="string">
            <text:p>four.N.S</text:p>
          </table:table-cell>
          <table:table-cell office:value-type="string">
            <text:p>and.C</text:p>
          </table:table-cell>
          <table:table-cell office:value-type="string">
            <text:p>track.V.2S.PRES</text:p>
          </table:table-cell>
          <table:table-cell office:value-type="string">
            <text:p>exit.V.PRESPART</text:p>
          </table:table-cell>
          <table:table-cell office:value-type="string">
            <text:p>on.P</text:p>
          </table:table-cell>
          <table:table-cell office:value-type="string">
            <text:p>nam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ales</text:p>
          </table:table-cell>
          <table:table-cell office:value-type="string">
            <text:p>a</text:p>
          </table:table-cell>
          <table:table-cell office:value-type="string">
            <text:p>sales</text:p>
          </table:table-cell>
          <table:table-cell office:value-type="string">
            <text:p>a</text:p>
          </table:table-cell>
          <table:table-cell office:value-type="string">
            <text:p>Hyaleah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salt.N.F.PL[or]exit.V.2S.PRES</text:p>
          </table:table-cell>
          <table:table-cell office:value-type="string">
            <text:p>to.P</text:p>
          </table:table-cell>
          <table:table-cell office:value-type="string">
            <text:p>salt.N.F.PL[or]exit.V.2S.PRES</text:p>
          </table:table-cell>
          <table:table-cell office:value-type="string">
            <text:p>to.P</text:p>
          </table:table-cell>
          <table:table-cell office:value-type="string">
            <text:p>nam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why</text:p>
          </table:table-cell>
          <table:table-cell office:value-type="string">
            <text:p>don't</text:p>
          </table:table-cell>
          <table:table-cell office:value-type="string">
            <text:p>be</text:p>
          </table:table-cell>
          <table:table-cell office:value-type="string">
            <text:p>get</text:p>
          </table:table-cell>
          <table:table-cell office:value-type="string">
            <text:p>our</text:p>
          </table:table-cell>
          <table:table-cell office:value-type="string">
            <text:p>own</text:p>
          </table:table-cell>
          <table:table-cell office:value-type="string">
            <text:p>zip</text:p>
          </table:table-cell>
          <table:table-cell office:value-type="string">
            <text:p>code</text:p>
          </table:table-cell>
          <table:table-cell office:value-type="string">
            <text:p>?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why.W</text:p>
          </table:table-cell>
          <table:table-cell office:value-type="string">
            <text:p>do.NEG.+NEG</text:p>
          </table:table-cell>
          <table:table-cell office:value-type="string">
            <text:p>be.V.INFIN</text:p>
          </table:table-cell>
          <table:table-cell office:value-type="string">
            <text:p>get.V.INFIN</text:p>
          </table:table-cell>
          <table:table-cell office:value-type="string">
            <text:p>our.A.POSS.1P</text:p>
          </table:table-cell>
          <table:table-cell office:value-type="string">
            <text:p>own.A</text:p>
          </table:table-cell>
          <table:table-cell office:value-type="string">
            <text:p>zip.N.S</text:p>
          </table:table-cell>
          <table:table-cell office:value-type="string">
            <text:p>code.N.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we</text:p>
          </table:table-cell>
          <table:table-cell office:value-type="string">
            <text:p>are</text:p>
          </table:table-cell>
          <table:table-cell office:value-type="string">
            <text:p>getting</text:p>
          </table:table-cell>
          <table:table-cell office:value-type="string">
            <text:p>our</text:p>
          </table:table-cell>
          <table:table-cell office:value-type="string">
            <text:p>own</text:p>
          </table:table-cell>
          <table:table-cell office:value-type="string">
            <text:p>zip</text:p>
          </table:table-cell>
          <table:table-cell office:value-type="string">
            <text:p>code</text:p>
          </table:table-cell>
          <table:table-cell table:number-columns-repeated="2" office:value-type="string">
            <text:p>tres</text:p>
          </table:table-cell>
          <table:table-cell office:value-type="string">
            <text:p>cero</text:p>
          </table:table-cell>
          <table:table-cell office:value-type="string">
            <text:p>cuatro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aut</text:p>
          </table:table-cell>
          <table:table-cell office:value-type="string">
            <text:p>we.R.SUB.1P</text:p>
          </table:table-cell>
          <table:table-cell office:value-type="string">
            <text:p>be.V.123P.PRES</text:p>
          </table:table-cell>
          <table:table-cell office:value-type="string">
            <text:p>get.ASV.+ASV</text:p>
          </table:table-cell>
          <table:table-cell office:value-type="string">
            <text:p>our.A.POSS.1P</text:p>
          </table:table-cell>
          <table:table-cell office:value-type="string">
            <text:p>own.A</text:p>
          </table:table-cell>
          <table:table-cell office:value-type="string">
            <text:p>zip.N.S</text:p>
          </table:table-cell>
          <table:table-cell office:value-type="string">
            <text:p>code.N.S</text:p>
          </table:table-cell>
          <table:table-cell table:number-columns-repeated="2" office:value-type="string">
            <text:p>three.N.M</text:p>
          </table:table-cell>
          <table:table-cell office:value-type="string">
            <text:p>zero.N.M</text:p>
          </table:table-cell>
          <table:table-cell office:value-type="string">
            <text:p>four.N.M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table:number-columns-repeated="2" office:value-type="string">
            <text:p>tres</text:p>
          </table:table-cell>
          <table:table-cell office:value-type="string">
            <text:p>cero</text:p>
          </table:table-cell>
          <table:table-cell office:value-type="string">
            <text:p>uno</text:p>
          </table:table-cell>
          <table:table-cell office:value-type="string">
            <text:p>cuatro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table:number-columns-repeated="2" office:value-type="string">
            <text:p>three.N.M</text:p>
          </table:table-cell>
          <table:table-cell office:value-type="string">
            <text:p>zero.N.M</text:p>
          </table:table-cell>
          <table:table-cell office:value-type="string">
            <text:p>one.R.M.SG[or]unite.V.1S.PRES</text:p>
          </table:table-cell>
          <table:table-cell office:value-type="string">
            <text:p>four.N.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no</text:p>
          </table:table-cell>
          <table:table-cell office:value-type="string">
            <text:p>porque</text:p>
          </table:table-cell>
          <table:table-cell table:number-columns-repeated="2" office:value-type="string">
            <text:p>tres</text:p>
          </table:table-cell>
          <table:table-cell office:value-type="string">
            <text:p>uno</text:p>
          </table:table-cell>
          <table:table-cell office:value-type="string">
            <text:p>cuatro</text:p>
          </table:table-cell>
          <table:table-cell office:value-type="string">
            <text:p>coge</text:p>
          </table:table-cell>
          <table:table-cell office:value-type="string">
            <text:p>mitad</text:p>
          </table:table-cell>
          <table:table-cell office:value-type="string">
            <text:p>de</text:p>
          </table:table-cell>
          <table:table-cell office:value-type="string">
            <text:p>Hyaleah</text:p>
          </table:table-cell>
          <table:table-cell office:value-type="string">
            <text:p>entonces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aut</text:p>
          </table:table-cell>
          <table:table-cell office:value-type="string">
            <text:p>not.B</text:p>
          </table:table-cell>
          <table:table-cell office:value-type="string">
            <text:p>because.C</text:p>
          </table:table-cell>
          <table:table-cell table:number-columns-repeated="2" office:value-type="string">
            <text:p>three.N.M</text:p>
          </table:table-cell>
          <table:table-cell office:value-type="string">
            <text:p>one.R.M.SG[or]unite.V.1S.PRES</text:p>
          </table:table-cell>
          <table:table-cell office:value-type="string">
            <text:p>four.N.M</text:p>
          </table:table-cell>
          <table:table-cell office:value-type="string">
            <text:p>take.V.3S.PRES</text:p>
          </table:table-cell>
          <table:table-cell office:value-type="string">
            <text:p>half.N.F.SG</text:p>
          </table:table-cell>
          <table:table-cell office:value-type="string">
            <text:p>of.P</text:p>
          </table:table-cell>
          <table:table-cell office:value-type="string">
            <text:p>name</text:p>
          </table:table-cell>
          <table:table-cell office:value-type="string">
            <text:p>then.B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bueno</text:p>
          </table:table-cell>
          <table:table-cell office:value-type="string">
            <text:p>pero</text:p>
          </table:table-cell>
          <table:table-cell office:value-type="string">
            <text:p>supuestamente</text:p>
          </table:table-cell>
          <table:table-cell office:value-type="string">
            <text:p>el</text:p>
          </table:table-cell>
          <table:table-cell office:value-type="string">
            <text:p>cambio</text:p>
          </table:table-cell>
          <table:table-cell office:value-type="string">
            <text:p>viene</text:p>
          </table:table-cell>
          <table:table-cell office:value-type="string">
            <text:p>en</text:p>
          </table:table-cell>
          <table:table-cell office:value-type="string">
            <text:p>que</text:p>
          </table:table-cell>
          <table:table-cell office:value-type="string">
            <text:p>er</text:p>
          </table:table-cell>
          <table:table-cell table:number-columns-repeated="2" office:value-type="string">
            <text:p>tres</text:p>
          </table:table-cell>
          <table:table-cell office:value-type="string">
            <text:p>cero</text:p>
          </table:table-cell>
          <table:table-cell office:value-type="string">
            <text:p>uno</text:p>
          </table:table-cell>
          <table:table-cell office:value-type="string">
            <text:p>cuatro</text:p>
          </table:table-cell>
          <table:table-cell office:value-type="string">
            <text:p>va</text:p>
          </table:table-cell>
          <table:table-cell office:value-type="string">
            <text:p>a</text:p>
          </table:table-cell>
          <table:table-cell office:value-type="string">
            <text:p>ser</text:p>
          </table:table-cell>
          <table:table-cell office:value-type="string">
            <text:p>Miami_Lakes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aut</text:p>
          </table:table-cell>
          <table:table-cell office:value-type="string">
            <text:p>well.A.M.SG[or]well.INTERJ</text:p>
          </table:table-cell>
          <table:table-cell office:value-type="string">
            <text:p>but.C</text:p>
          </table:table-cell>
          <table:table-cell office:value-type="string">
            <text:p>purportedly.B</text:p>
          </table:table-cell>
          <table:table-cell office:value-type="string">
            <text:p>the.T.DEF.M.SG</text:p>
          </table:table-cell>
          <table:table-cell office:value-type="string">
            <text:p>shift.V.1S.PRES</text:p>
          </table:table-cell>
          <table:table-cell office:value-type="string">
            <text:p>come.V.3S.PRES</text:p>
          </table:table-cell>
          <table:table-cell office:value-type="string">
            <text:p>on.P</text:p>
          </table:table-cell>
          <table:table-cell office:value-type="string">
            <text:p>which.C</text:p>
          </table:table-cell>
          <table:table-cell office:value-type="string">
            <text:p>unk</text:p>
          </table:table-cell>
          <table:table-cell table:number-columns-repeated="2" office:value-type="string">
            <text:p>three.N.M</text:p>
          </table:table-cell>
          <table:table-cell office:value-type="string">
            <text:p>zero.N.M</text:p>
          </table:table-cell>
          <table:table-cell office:value-type="string">
            <text:p>one.R.M.SG[or]unite.V.1S.PRES</text:p>
          </table:table-cell>
          <table:table-cell office:value-type="string">
            <text:p>four.N.M</text:p>
          </table:table-cell>
          <table:table-cell office:value-type="string">
            <text:p>go.V.3S.PRES</text:p>
          </table:table-cell>
          <table:table-cell office:value-type="string">
            <text:p>to.P</text:p>
          </table:table-cell>
          <table:table-cell office:value-type="string">
            <text:p>be.V.INFIN</text:p>
          </table:table-cell>
          <table:table-cell office:value-type="string">
            <text:p>name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</text:p>
          </table:table-cell>
          <table:table-cell office:value-type="string">
            <text:p>cuándo</text:p>
          </table:table-cell>
          <table:table-cell office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when.INTER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no</text:p>
          </table:table-cell>
          <table:table-cell office:value-type="string">
            <text:p>sé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not.B</text:p>
          </table:table-cell>
          <table:table-cell office:value-type="string">
            <text:p>know.V.1S.PRES[or]be.V.2S.IMP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pero</text:p>
          </table:table-cell>
          <table:table-cell office:value-type="string">
            <text:p>eso</text:p>
          </table:table-cell>
          <table:table-cell office:value-type="string">
            <text:p>lo</text:p>
          </table:table-cell>
          <table:table-cell office:value-type="string">
            <text:p>dijo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office:value-type="string">
            <text:p>that.R.DEM.N.SG</text:p>
          </table:table-cell>
          <table:table-cell office:value-type="string">
            <text:p>him.R.OBJ.M.3S[or]the.T.DEF.N.SP</text:p>
          </table:table-cell>
          <table:table-cell office:value-type="string">
            <text:p>tell.V.3S.PA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because</text:p>
          </table:table-cell>
          <table:table-cell office:value-type="string">
            <text:p>I</text:p>
          </table:table-cell>
          <table:table-cell office:value-type="string">
            <text:p>keep</text:p>
          </table:table-cell>
          <table:table-cell office:value-type="string">
            <text:p>telling</text:p>
          </table:table-cell>
          <table:table-cell office:value-type="string">
            <text:p>like</text:p>
          </table:table-cell>
          <table:table-cell office:value-type="string">
            <text:p>if</text:p>
          </table:table-cell>
          <table:table-cell office:value-type="string">
            <text:p>you</text:p>
          </table:table-cell>
          <table:table-cell office:value-type="string">
            <text:p>call</text:p>
          </table:table-cell>
          <table:table-cell office:value-type="string">
            <text:p>a</text:p>
          </table:table-cell>
          <table:table-cell office:value-type="string">
            <text:p>credit</text:p>
          </table:table-cell>
          <table:table-cell office:value-type="string">
            <text:p>card</text:p>
          </table:table-cell>
          <table:table-cell office:value-type="string">
            <text:p>you</text:p>
          </table:table-cell>
          <table:table-cell office:value-type="string">
            <text:p>call</text:p>
          </table:table-cell>
          <table:table-cell office:value-type="string">
            <text:p>somebody</text:p>
          </table:table-cell>
          <table:table-cell office:value-type="string">
            <text:p>and</text:p>
          </table:table-cell>
          <table:table-cell office:value-type="string">
            <text:p>you</text:p>
          </table:table-cell>
          <table:table-cell office:value-type="string">
            <text:p>give</text:p>
          </table:table-cell>
          <table:table-cell office:value-type="string">
            <text:p>them</text:p>
          </table:table-cell>
          <table:table-cell office:value-type="string">
            <text:p>an</text:p>
          </table:table-cell>
          <table:table-cell office:value-type="string">
            <text:p>address</text:p>
          </table:table-cell>
          <table:table-cell office:value-type="string">
            <text:p>and</text:p>
          </table:table-cell>
          <table:table-cell office:value-type="string">
            <text:p>you</text:p>
          </table:table-cell>
          <table:table-cell office:value-type="string">
            <text:p>tell</text:p>
          </table:table-cell>
          <table:table-cell office:value-type="string">
            <text:p>them</text:p>
          </table:table-cell>
          <table:table-cell office:value-type="string">
            <text:p>Miami_Lakes</text:p>
          </table:table-cell>
          <table:table-cell office:value-type="string">
            <text:p>they</text:p>
          </table:table-cell>
          <table:table-cell office:value-type="string">
            <text:p>are</text:p>
          </table:table-cell>
          <table:table-cell office:value-type="string">
            <text:p>like</text:p>
          </table:table-cell>
          <table:table-cell office:value-type="string">
            <text:p>no</text:p>
          </table:table-cell>
          <table:table-cell office:value-type="string">
            <text:p>madam</text:p>
          </table:table-cell>
          <table:table-cell office:value-type="string">
            <text:p>and</text:p>
          </table:table-cell>
          <table:table-cell office:value-type="string">
            <text:p>ok</text:p>
          </table:table-cell>
          <table:table-cell office:value-type="string">
            <text:p>Hyaleah</text:p>
          </table:table-cell>
          <table:table-cell table:number-columns-repeated="990"/>
        </table:table-row>
        <table:table-row table:style-name="ro1">
          <table:table-cell office:value-type="string">
            <text:p>aut</text:p>
          </table:table-cell>
          <table:table-cell office:value-type="string">
            <text:p>because.C</text:p>
          </table:table-cell>
          <table:table-cell office:value-type="string">
            <text:p>I.R.SUB.1S</text:p>
          </table:table-cell>
          <table:table-cell office:value-type="string">
            <text:p>keep.V.INFIN</text:p>
          </table:table-cell>
          <table:table-cell office:value-type="string">
            <text:p>telling.V.PRESPART</text:p>
          </table:table-cell>
          <table:table-cell office:value-type="string">
            <text:p>like.C</text:p>
          </table:table-cell>
          <table:table-cell office:value-type="string">
            <text:p>if.C</text:p>
          </table:table-cell>
          <table:table-cell office:value-type="string">
            <text:p>you.R.2SP</text:p>
          </table:table-cell>
          <table:table-cell office:value-type="string">
            <text:p>call.V.INFIN</text:p>
          </table:table-cell>
          <table:table-cell office:value-type="string">
            <text:p>a.T.IND</text:p>
          </table:table-cell>
          <table:table-cell office:value-type="string">
            <text:p>credit.N.S</text:p>
          </table:table-cell>
          <table:table-cell office:value-type="string">
            <text:p>card.N.S</text:p>
          </table:table-cell>
          <table:table-cell office:value-type="string">
            <text:p>you.R.2SP</text:p>
          </table:table-cell>
          <table:table-cell office:value-type="string">
            <text:p>call.V.INFIN</text:p>
          </table:table-cell>
          <table:table-cell office:value-type="string">
            <text:p>somebody.R</text:p>
          </table:table-cell>
          <table:table-cell office:value-type="string">
            <text:p>and.C</text:p>
          </table:table-cell>
          <table:table-cell office:value-type="string">
            <text:p>you.R.2SP</text:p>
          </table:table-cell>
          <table:table-cell office:value-type="string">
            <text:p>give.V.INFIN</text:p>
          </table:table-cell>
          <table:table-cell office:value-type="string">
            <text:p>them.R.OBJ.3P</text:p>
          </table:table-cell>
          <table:table-cell office:value-type="string">
            <text:p>an.A</text:p>
          </table:table-cell>
          <table:table-cell office:value-type="string">
            <text:p>address.N.S</text:p>
          </table:table-cell>
          <table:table-cell office:value-type="string">
            <text:p>and.C</text:p>
          </table:table-cell>
          <table:table-cell office:value-type="string">
            <text:p>you.R.2SP</text:p>
          </table:table-cell>
          <table:table-cell office:value-type="string">
            <text:p>tell.V.INFIN</text:p>
          </table:table-cell>
          <table:table-cell office:value-type="string">
            <text:p>them.R.OBJ.3P</text:p>
          </table:table-cell>
          <table:table-cell office:value-type="string">
            <text:p>name</text:p>
          </table:table-cell>
          <table:table-cell office:value-type="string">
            <text:p>they.R.SUB</text:p>
          </table:table-cell>
          <table:table-cell office:value-type="string">
            <text:p>be.V.123P.PRES</text:p>
          </table:table-cell>
          <table:table-cell office:value-type="string">
            <text:p>like.C</text:p>
          </table:table-cell>
          <table:table-cell office:value-type="string">
            <text:p>no.B</text:p>
          </table:table-cell>
          <table:table-cell office:value-type="string">
            <text:p>madam.N.S</text:p>
          </table:table-cell>
          <table:table-cell office:value-type="string">
            <text:p>and.C</text:p>
          </table:table-cell>
          <table:table-cell office:value-type="string">
            <text:p>unk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r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table:number-columns-repeated="2" office:value-type="string">
            <text:p>un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right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right.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because</text:p>
          </table:table-cell>
          <table:table-cell office:value-type="string">
            <text:p>if</text:p>
          </table:table-cell>
          <table:table-cell office:value-type="string">
            <text:p>not</text:p>
          </table:table-cell>
          <table:table-cell office:value-type="string">
            <text:p>they</text:p>
          </table:table-cell>
          <table:table-cell office:value-type="string">
            <text:p>don't</text:p>
          </table:table-cell>
          <table:table-cell office:value-type="string">
            <text:p>know</text:p>
          </table:table-cell>
          <table:table-cell office:value-type="string">
            <text:p>where</text:p>
          </table:table-cell>
          <table:table-cell office:value-type="string">
            <text:p>to</text:p>
          </table:table-cell>
          <table:table-cell office:value-type="string">
            <text:p>put</text:p>
          </table:table-cell>
          <table:table-cell office:value-type="string">
            <text:p>you</text:p>
          </table:table-cell>
          <table:table-cell office:value-type="string">
            <text:p>know</text:p>
          </table:table-cell>
          <table:table-cell office:value-type="string">
            <text:p>they</text:p>
          </table:table-cell>
          <table:table-cell office:value-type="string">
            <text:p>don't</text:p>
          </table:table-cell>
          <table:table-cell office:value-type="string">
            <text:p>know</text:p>
          </table:table-cell>
          <table:table-cell office:value-type="string">
            <text:p>where</text:p>
          </table:table-cell>
          <table:table-cell office:value-type="string">
            <text:p>to</text:p>
          </table:table-cell>
          <table:table-cell office:value-type="string">
            <text:p>send</text:p>
          </table:table-cell>
          <table:table-cell office:value-type="string">
            <text:p>you</text:p>
          </table:table-cell>
          <table:table-cell office:value-type="string">
            <text:p>the</text:p>
          </table:table-cell>
          <table:table-cell office:value-type="string">
            <text:p>stuff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aut</text:p>
          </table:table-cell>
          <table:table-cell office:value-type="string">
            <text:p>because.C</text:p>
          </table:table-cell>
          <table:table-cell office:value-type="string">
            <text:p>if.C</text:p>
          </table:table-cell>
          <table:table-cell office:value-type="string">
            <text:p>not.B</text:p>
          </table:table-cell>
          <table:table-cell office:value-type="string">
            <text:p>they.R.SUB</text:p>
          </table:table-cell>
          <table:table-cell office:value-type="string">
            <text:p>do.NEG.+NEG</text:p>
          </table:table-cell>
          <table:table-cell office:value-type="string">
            <text:p>know.V.INFIN</text:p>
          </table:table-cell>
          <table:table-cell office:value-type="string">
            <text:p>where.W</text:p>
          </table:table-cell>
          <table:table-cell office:value-type="string">
            <text:p>to.P</text:p>
          </table:table-cell>
          <table:table-cell office:value-type="string">
            <text:p>put.V.INFIN</text:p>
          </table:table-cell>
          <table:table-cell office:value-type="string">
            <text:p>you.R.2SP</text:p>
          </table:table-cell>
          <table:table-cell office:value-type="string">
            <text:p>know.V.INFIN</text:p>
          </table:table-cell>
          <table:table-cell office:value-type="string">
            <text:p>they.R.SUB</text:p>
          </table:table-cell>
          <table:table-cell office:value-type="string">
            <text:p>do.NEG.+NEG</text:p>
          </table:table-cell>
          <table:table-cell office:value-type="string">
            <text:p>know.V.INFIN</text:p>
          </table:table-cell>
          <table:table-cell office:value-type="string">
            <text:p>where.W</text:p>
          </table:table-cell>
          <table:table-cell office:value-type="string">
            <text:p>to.P</text:p>
          </table:table-cell>
          <table:table-cell office:value-type="string">
            <text:p>send.V.INFIN</text:p>
          </table:table-cell>
          <table:table-cell office:value-type="string">
            <text:p>you.R.2SP</text:p>
          </table:table-cell>
          <table:table-cell office:value-type="string">
            <text:p>the.T.DEF</text:p>
          </table:table-cell>
          <table:table-cell office:value-type="string">
            <text:p>stuff.V.INFIN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í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himself.R.P.MF.3S[or]yes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í</text:p>
          </table:table-cell>
          <table:table-cell office:value-type="string">
            <text:p>pero</text:p>
          </table:table-cell>
          <table:table-cell office:value-type="string">
            <text:p>fíjate</text:p>
          </table:table-cell>
          <table:table-cell office:value-type="string">
            <text:p>eso</text:p>
          </table:table-cell>
          <table:table-cell office:value-type="string">
            <text:p>no</text:p>
          </table:table-cell>
          <table:table-cell office:value-type="string">
            <text:p>es</text:p>
          </table:table-cell>
          <table:table-cell office:value-type="string">
            <text:p>una</text:p>
          </table:table-cell>
          <table:table-cell office:value-type="string">
            <text:p>cosa</text:p>
          </table:table-cell>
          <table:table-cell office:value-type="string">
            <text:p>que</text:p>
          </table:table-cell>
          <table:table-cell office:value-type="string">
            <text:p>tiene</text:p>
          </table:table-cell>
          <table:table-cell office:value-type="string">
            <text:p>que</text:p>
          </table:table-cell>
          <table:table-cell office:value-type="string">
            <text:p>hacer</text:p>
          </table:table-cell>
          <table:table-cell office:value-type="string">
            <text:p>el</text:p>
          </table:table-cell>
          <table:table-cell office:value-type="string">
            <text:p>town</text:p>
          </table:table-cell>
          <table:table-cell office:value-type="string">
            <text:p>of</text:p>
          </table:table-cell>
          <table:table-cell office:value-type="string">
            <text:p>Miami_Lakes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aut</text:p>
          </table:table-cell>
          <table:table-cell office:value-type="string">
            <text:p>himself.R.P.MF.3S[or]yes.B</text:p>
          </table:table-cell>
          <table:table-cell office:value-type="string">
            <text:p>but.C</text:p>
          </table:table-cell>
          <table:table-cell office:value-type="string">
            <text:p>fix.V.2S.IMPER.PRECLITIC.+TE[PRN.MF.2S]</text:p>
          </table:table-cell>
          <table:table-cell office:value-type="string">
            <text:p>that.R.DEM.N.SG</text:p>
          </table:table-cell>
          <table:table-cell office:value-type="string">
            <text:p>not.B</text:p>
          </table:table-cell>
          <table:table-cell office:value-type="string">
            <text:p>be.V.3S.PRES</text:p>
          </table:table-cell>
          <table:table-cell office:value-type="string">
            <text:p>one.R.F.SG[or]a.T.IND.F.SG[or]unite.V.1S.PRESSUBJ[or]unite.V.3S.IMPER[or]unite.V.3S.PRESSUBJ</text:p>
          </table:table-cell>
          <table:table-cell office:value-type="string">
            <text:p>thing.N.F.SG[or]sew.V.1S.PRESSUBJ[or]sew.V.3S.IMPER[or]sew.V.3S.PRESSUBJ</text:p>
          </table:table-cell>
          <table:table-cell office:value-type="string">
            <text:p>which.C</text:p>
          </table:table-cell>
          <table:table-cell office:value-type="string">
            <text:p>have.V.3S.PRES</text:p>
          </table:table-cell>
          <table:table-cell office:value-type="string">
            <text:p>which.C</text:p>
          </table:table-cell>
          <table:table-cell office:value-type="string">
            <text:p>do.V.INFIN</text:p>
          </table:table-cell>
          <table:table-cell office:value-type="string">
            <text:p>the.T.DEF.M.SG</text:p>
          </table:table-cell>
          <table:table-cell office:value-type="string">
            <text:p>town.N.S</text:p>
          </table:table-cell>
          <table:table-cell office:value-type="string">
            <text:p>of.P</text:p>
          </table:table-cell>
          <table:table-cell office:value-type="string">
            <text:p>name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so</text:p>
          </table:table-cell>
          <table:table-cell office:value-type="string">
            <text:p>es</text:p>
          </table:table-cell>
          <table:table-cell office:value-type="string">
            <text:p>una</text:p>
          </table:table-cell>
          <table:table-cell office:value-type="string">
            <text:p>cosa</text:p>
          </table:table-cell>
          <table:table-cell office:value-type="string">
            <text:p>que</text:p>
          </table:table-cell>
          <table:table-cell office:value-type="string">
            <text:p>la</text:p>
          </table:table-cell>
          <table:table-cell office:value-type="string">
            <text:p>tiene</text:p>
          </table:table-cell>
          <table:table-cell office:value-type="string">
            <text:p>que</text:p>
          </table:table-cell>
          <table:table-cell office:value-type="string">
            <text:p>hacer</text:p>
          </table:table-cell>
          <table:table-cell office:value-type="string">
            <text:p>el</text:p>
          </table:table-cell>
          <table:table-cell office:value-type="string">
            <text:p>gobierno</text:p>
          </table:table-cell>
          <table:table-cell office:value-type="string">
            <text:p>federal</text:p>
          </table:table-cell>
          <table:table-cell office:value-type="string">
            <text:p>en</text:p>
          </table:table-cell>
          <table:table-cell office:value-type="string">
            <text:p>la</text:p>
          </table:table-cell>
          <table:table-cell office:value-type="string">
            <text:p>parte</text:p>
          </table:table-cell>
          <table:table-cell office:value-type="string">
            <text:p>del</text:p>
          </table:table-cell>
          <table:table-cell office:value-type="string">
            <text:p>post</text:p>
          </table:table-cell>
          <table:table-cell office:value-type="string">
            <text:p>del</text:p>
          </table:table-cell>
          <table:table-cell office:value-type="string">
            <text:p>correo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aut</text:p>
          </table:table-cell>
          <table:table-cell office:value-type="string">
            <text:p>that.R.DEM.N.SG</text:p>
          </table:table-cell>
          <table:table-cell office:value-type="string">
            <text:p>be.V.3S.PRES</text:p>
          </table:table-cell>
          <table:table-cell office:value-type="string">
            <text:p>one.R.F.SG[or]a.T.IND.F.SG[or]unite.V.1S.PRESSUBJ[or]unite.V.3S.IMPER[or]unite.V.3S.PRESSUBJ</text:p>
          </table:table-cell>
          <table:table-cell office:value-type="string">
            <text:p>thing.N.F.SG[or]sew.V.1S.PRESSUBJ[or]sew.V.3S.IMPER[or]sew.V.3S.PRESSUBJ</text:p>
          </table:table-cell>
          <table:table-cell office:value-type="string">
            <text:p>which.C</text:p>
          </table:table-cell>
          <table:table-cell office:value-type="string">
            <text:p>her.R.OBJ.F.3S[or]the.T.DEF.F.SG</text:p>
          </table:table-cell>
          <table:table-cell office:value-type="string">
            <text:p>have.V.3S.PRES</text:p>
          </table:table-cell>
          <table:table-cell office:value-type="string">
            <text:p>which.C</text:p>
          </table:table-cell>
          <table:table-cell office:value-type="string">
            <text:p>do.V.INFIN</text:p>
          </table:table-cell>
          <table:table-cell office:value-type="string">
            <text:p>the.T.DEF.M.SG</text:p>
          </table:table-cell>
          <table:table-cell office:value-type="string">
            <text:p>rule.V.1S.PRES</text:p>
          </table:table-cell>
          <table:table-cell office:value-type="string">
            <text:p>federal.A.M.SG</text:p>
          </table:table-cell>
          <table:table-cell office:value-type="string">
            <text:p>on.P</text:p>
          </table:table-cell>
          <table:table-cell office:value-type="string">
            <text:p>her.R.OBJ.F.3S[or]the.T.DEF.F.SG</text:p>
          </table:table-cell>
          <table:table-cell office:value-type="string">
            <text:p>part.N.F.SG</text:p>
          </table:table-cell>
          <table:table-cell office:value-type="string">
            <text:p>of_the.P+T.M.S</text:p>
          </table:table-cell>
          <table:table-cell office:value-type="string">
            <text:p>post.N.S</text:p>
          </table:table-cell>
          <table:table-cell office:value-type="string">
            <text:p>of_the.P+T.M.S</text:p>
          </table:table-cell>
          <table:table-cell office:value-type="string">
            <text:p>post.N.M.SG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llos</text:p>
          </table:table-cell>
          <table:table-cell office:value-type="string">
            <text:p>son</text:p>
          </table:table-cell>
          <table:table-cell office:value-type="string">
            <text:p>los</text:p>
          </table:table-cell>
          <table:table-cell office:value-type="string">
            <text:p>que</text:p>
          </table:table-cell>
          <table:table-cell office:value-type="string">
            <text:p>tienen</text:p>
          </table:table-cell>
          <table:table-cell office:value-type="string">
            <text:p>que</text:p>
          </table:table-cell>
          <table:table-cell office:value-type="string">
            <text:p>hacer</text:p>
          </table:table-cell>
          <table:table-cell office:value-type="string">
            <text:p>esos</text:p>
          </table:table-cell>
          <table:table-cell office:value-type="string">
            <text:p>cambios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ut</text:p>
          </table:table-cell>
          <table:table-cell office:value-type="string">
            <text:p>they.R.SUB.M.3P</text:p>
          </table:table-cell>
          <table:table-cell office:value-type="string">
            <text:p>be.V.3P.PRES</text:p>
          </table:table-cell>
          <table:table-cell office:value-type="string">
            <text:p>them.R.OBJ.M.3P[or]the.T.DEF.M.PL</text:p>
          </table:table-cell>
          <table:table-cell office:value-type="string">
            <text:p>which.C</text:p>
          </table:table-cell>
          <table:table-cell office:value-type="string">
            <text:p>have.V.3P.PRES</text:p>
          </table:table-cell>
          <table:table-cell office:value-type="string">
            <text:p>which.C</text:p>
          </table:table-cell>
          <table:table-cell office:value-type="string">
            <text:p>do.V.INFIN</text:p>
          </table:table-cell>
          <table:table-cell office:value-type="string">
            <text:p>that.A.DEM.M.PL</text:p>
          </table:table-cell>
          <table:table-cell office:value-type="string">
            <text:p>switch.N.M.P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</text:p>
          </table:table-cell>
          <table:table-cell office:value-type="string">
            <text:p>supuestamente</text:p>
          </table:table-cell>
          <table:table-cell office:value-type="string">
            <text:p>they</text:p>
          </table:table-cell>
          <table:table-cell office:value-type="string">
            <text:p>are</text:p>
          </table:table-cell>
          <table:table-cell office:value-type="string">
            <text:p>in</text:p>
          </table:table-cell>
          <table:table-cell office:value-type="string">
            <text:p>the</text:p>
          </table:table-cell>
          <table:table-cell office:value-type="string">
            <text:p>process</text:p>
          </table:table-cell>
          <table:table-cell office:value-type="string">
            <text:p>de</text:p>
          </table:table-cell>
          <table:table-cell office:value-type="string">
            <text:p>hacer</text:p>
          </table:table-cell>
          <table:table-cell office:value-type="string">
            <text:p>ese</text:p>
          </table:table-cell>
          <table:table-cell office:value-type="string">
            <text:p>cambio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purportedly.B</text:p>
          </table:table-cell>
          <table:table-cell office:value-type="string">
            <text:p>they.R.SUB</text:p>
          </table:table-cell>
          <table:table-cell office:value-type="string">
            <text:p>be.V.123P.PRES</text:p>
          </table:table-cell>
          <table:table-cell office:value-type="string">
            <text:p>in.P</text:p>
          </table:table-cell>
          <table:table-cell office:value-type="string">
            <text:p>the.T.DEF</text:p>
          </table:table-cell>
          <table:table-cell office:value-type="string">
            <text:p>process.N.S</text:p>
          </table:table-cell>
          <table:table-cell office:value-type="string">
            <text:p>of.P</text:p>
          </table:table-cell>
          <table:table-cell office:value-type="string">
            <text:p>do.V.INFIN</text:p>
          </table:table-cell>
          <table:table-cell office:value-type="string">
            <text:p>that.A.DEM.M.SG</text:p>
          </table:table-cell>
          <table:table-cell office:value-type="string">
            <text:p>shift.V.1S.PRE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de</text:p>
          </table:table-cell>
          <table:table-cell office:value-type="string">
            <text:p>cambiar</text:p>
          </table:table-cell>
          <table:table-cell office:value-type="string">
            <text:p>del</text:p>
          </table:table-cell>
          <table:table-cell office:value-type="string">
            <text:p>correo</text:p>
          </table:table-cell>
          <table:table-cell office:value-type="string">
            <text:p>de</text:p>
          </table:table-cell>
          <table:table-cell office:value-type="string">
            <text:p>que</text:p>
          </table:table-cell>
          <table:table-cell table:number-columns-repeated="2" office:value-type="string">
            <text:p>tres</text:p>
          </table:table-cell>
          <table:table-cell office:value-type="string">
            <text:p>cero</text:p>
          </table:table-cell>
          <table:table-cell office:value-type="string">
            <text:p>uno</text:p>
          </table:table-cell>
          <table:table-cell office:value-type="string">
            <text:p>cuatro</text:p>
          </table:table-cell>
          <table:table-cell office:value-type="string">
            <text:p>va</text:p>
          </table:table-cell>
          <table:table-cell office:value-type="string">
            <text:p>a</text:p>
          </table:table-cell>
          <table:table-cell office:value-type="string">
            <text:p>ser</text:p>
          </table:table-cell>
          <table:table-cell office:value-type="string">
            <text:p>solamente</text:p>
          </table:table-cell>
          <table:table-cell office:value-type="string">
            <text:p>Miami_Lakes</text:p>
          </table:table-cell>
          <table:table-cell office:value-type="string">
            <text:p>todo</text:p>
          </table:table-cell>
          <table:table-cell office:value-type="string">
            <text:p>lo</text:p>
          </table:table-cell>
          <table:table-cell office:value-type="string">
            <text:p>que</text:p>
          </table:table-cell>
          <table:table-cell office:value-type="string">
            <text:p>es</text:p>
          </table:table-cell>
          <table:table-cell office:value-type="string">
            <text:p>Miami_Lakes</text:p>
          </table:table-cell>
          <table:table-cell office:value-type="string">
            <text:p>lo</text:p>
          </table:table-cell>
          <table:table-cell office:value-type="string">
            <text:p>que</text:p>
          </table:table-cell>
          <table:table-cell office:value-type="string">
            <text:p>está</text:p>
          </table:table-cell>
          <table:table-cell office:value-type="string">
            <text:p>dentro</text:p>
          </table:table-cell>
          <table:table-cell office:value-type="string">
            <text:p>de</text:p>
          </table:table-cell>
          <table:table-cell office:value-type="string">
            <text:p>el</text:p>
          </table:table-cell>
          <table:table-cell office:value-type="string">
            <text:p>town</text:p>
          </table:table-cell>
          <table:table-cell office:value-type="string">
            <text:p>de</text:p>
          </table:table-cell>
          <table:table-cell office:value-type="string">
            <text:p>Miami_Lakes</text:p>
          </table:table-cell>
          <table:table-cell office:value-type="string">
            <text:p>que</text:p>
          </table:table-cell>
          <table:table-cell office:value-type="string">
            <text:p>incluye</text:p>
          </table:table-cell>
          <table:table-cell office:value-type="string">
            <text:p>del</text:p>
          </table:table-cell>
          <table:table-cell office:value-type="string">
            <text:p>lado</text:p>
          </table:table-cell>
          <table:table-cell office:value-type="string">
            <text:p>de</text:p>
          </table:table-cell>
          <table:table-cell office:value-type="string">
            <text:p>allá</text:p>
          </table:table-cell>
          <table:table-cell office:value-type="string">
            <text:p>pal</text:p>
          </table:table-cell>
          <table:table-cell office:value-type="string">
            <text:p>metro</text:p>
          </table:table-cell>
          <table:table-cell office:value-type="string">
            <text:p>Royal_Oaks</text:p>
          </table:table-cell>
          <table:table-cell office:value-type="string">
            <text:p>ahora</text:p>
          </table:table-cell>
          <table:table-cell office:value-type="string">
            <text:p>es</text:p>
          </table:table-cell>
          <table:table-cell office:value-type="string">
            <text:p>Miami_Lakes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1">
          <table:table-cell office:value-type="string">
            <text:p>aut</text:p>
          </table:table-cell>
          <table:table-cell office:value-type="string">
            <text:p>of.P</text:p>
          </table:table-cell>
          <table:table-cell office:value-type="string">
            <text:p>shift.V.INFIN</text:p>
          </table:table-cell>
          <table:table-cell office:value-type="string">
            <text:p>of_the.P+T.M.S</text:p>
          </table:table-cell>
          <table:table-cell office:value-type="string">
            <text:p>post.N.M.SG</text:p>
          </table:table-cell>
          <table:table-cell office:value-type="string">
            <text:p>of.P</text:p>
          </table:table-cell>
          <table:table-cell office:value-type="string">
            <text:p>which.C</text:p>
          </table:table-cell>
          <table:table-cell table:number-columns-repeated="2" office:value-type="string">
            <text:p>three.N.M</text:p>
          </table:table-cell>
          <table:table-cell office:value-type="string">
            <text:p>zero.N.M</text:p>
          </table:table-cell>
          <table:table-cell office:value-type="string">
            <text:p>one.R.M.SG[or]unite.V.1S.PRES</text:p>
          </table:table-cell>
          <table:table-cell office:value-type="string">
            <text:p>four.N.M</text:p>
          </table:table-cell>
          <table:table-cell office:value-type="string">
            <text:p>go.V.3S.PRES</text:p>
          </table:table-cell>
          <table:table-cell office:value-type="string">
            <text:p>to.P</text:p>
          </table:table-cell>
          <table:table-cell office:value-type="string">
            <text:p>be.V.INFIN</text:p>
          </table:table-cell>
          <table:table-cell office:value-type="string">
            <text:p>only.B</text:p>
          </table:table-cell>
          <table:table-cell office:value-type="string">
            <text:p>name</text:p>
          </table:table-cell>
          <table:table-cell office:value-type="string">
            <text:p>everything.R.M.SG[or]all.A.M.SG</text:p>
          </table:table-cell>
          <table:table-cell office:value-type="string">
            <text:p>him.R.OBJ.M.3S[or]the.T.DEF.N.SP</text:p>
          </table:table-cell>
          <table:table-cell office:value-type="string">
            <text:p>which.C</text:p>
          </table:table-cell>
          <table:table-cell office:value-type="string">
            <text:p>be.V.3S.PRES</text:p>
          </table:table-cell>
          <table:table-cell office:value-type="string">
            <text:p>name</text:p>
          </table:table-cell>
          <table:table-cell office:value-type="string">
            <text:p>him.R.OBJ.M.3S[or]the.T.DEF.N.SP</text:p>
          </table:table-cell>
          <table:table-cell office:value-type="string">
            <text:p>which.C</text:p>
          </table:table-cell>
          <table:table-cell office:value-type="string">
            <text:p>be.V.3S.PRES</text:p>
          </table:table-cell>
          <table:table-cell office:value-type="string">
            <text:p>inside.B</text:p>
          </table:table-cell>
          <table:table-cell office:value-type="string">
            <text:p>of.P</text:p>
          </table:table-cell>
          <table:table-cell office:value-type="string">
            <text:p>the.T.DEF.M.SG</text:p>
          </table:table-cell>
          <table:table-cell office:value-type="string">
            <text:p>town.N.S</text:p>
          </table:table-cell>
          <table:table-cell office:value-type="string">
            <text:p>of.P</text:p>
          </table:table-cell>
          <table:table-cell office:value-type="string">
            <text:p>name</text:p>
          </table:table-cell>
          <table:table-cell office:value-type="string">
            <text:p>which.C</text:p>
          </table:table-cell>
          <table:table-cell office:value-type="string">
            <text:p>include.V.3S.PRES</text:p>
          </table:table-cell>
          <table:table-cell office:value-type="string">
            <text:p>of_the.P+T.M.S</text:p>
          </table:table-cell>
          <table:table-cell office:value-type="string">
            <text:p>side.N.M.SG</text:p>
          </table:table-cell>
          <table:table-cell office:value-type="string">
            <text:p>of.P</text:p>
          </table:table-cell>
          <table:table-cell office:value-type="string">
            <text:p>there.B</text:p>
          </table:table-cell>
          <table:table-cell office:value-type="string">
            <text:p>unk</text:p>
          </table:table-cell>
          <table:table-cell office:value-type="string">
            <text:p>tube.N.M.SG</text:p>
          </table:table-cell>
          <table:table-cell office:value-type="string">
            <text:p>name</text:p>
          </table:table-cell>
          <table:table-cell office:value-type="string">
            <text:p>now.B</text:p>
          </table:table-cell>
          <table:table-cell office:value-type="string">
            <text:p>be.V.3S.PRES</text:p>
          </table:table-cell>
          <table:table-cell office:value-type="string">
            <text:p>name</text:p>
          </table:table-cell>
          <table:table-cell table:number-columns-repeated="98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ok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right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right.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</text:p>
          </table:table-cell>
          <table:table-cell office:value-type="string">
            <text:p>eso</text:p>
          </table:table-cell>
          <table:table-cell office:value-type="string">
            <text:p>ahora</text:p>
          </table:table-cell>
          <table:table-cell office:value-type="string">
            <text:p>no</text:p>
          </table:table-cell>
          <table:table-cell office:value-type="string">
            <text:p>es</text:p>
          </table:table-cell>
          <table:table-cell table:number-columns-repeated="2" office:value-type="string">
            <text:p>tres</text:p>
          </table:table-cell>
          <table:table-cell office:value-type="string">
            <text:p>cero</text:p>
          </table:table-cell>
          <table:table-cell office:value-type="string">
            <text:p>uno</text:p>
          </table:table-cell>
          <table:table-cell office:value-type="string">
            <text:p>cuatro</text:p>
          </table:table-cell>
          <table:table-cell office:value-type="string">
            <text:p>eso</text:p>
          </table:table-cell>
          <table:table-cell office:value-type="string">
            <text:p>es</text:p>
          </table:table-cell>
          <table:table-cell table:number-columns-repeated="2" office:value-type="string">
            <text:p>tres</text:p>
          </table:table-cell>
          <table:table-cell office:value-type="string">
            <text:p>uno</text:p>
          </table:table-cell>
          <table:table-cell office:value-type="string">
            <text:p>cero</text:p>
          </table:table-cell>
          <table:table-cell office:value-type="string">
            <text:p>cinco</text:p>
          </table:table-cell>
          <table:table-cell office:value-type="string">
            <text:p>uno</text:p>
          </table:table-cell>
          <table:table-cell office:value-type="string">
            <text:p>quince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that.R.DEM.N.SG</text:p>
          </table:table-cell>
          <table:table-cell office:value-type="string">
            <text:p>now.B</text:p>
          </table:table-cell>
          <table:table-cell office:value-type="string">
            <text:p>not.B</text:p>
          </table:table-cell>
          <table:table-cell office:value-type="string">
            <text:p>be.V.3S.PRES</text:p>
          </table:table-cell>
          <table:table-cell table:number-columns-repeated="2" office:value-type="string">
            <text:p>three.N.M</text:p>
          </table:table-cell>
          <table:table-cell office:value-type="string">
            <text:p>zero.N.M</text:p>
          </table:table-cell>
          <table:table-cell office:value-type="string">
            <text:p>one.R.M.SG[or]unite.V.1S.PRES</text:p>
          </table:table-cell>
          <table:table-cell office:value-type="string">
            <text:p>four.N.M</text:p>
          </table:table-cell>
          <table:table-cell office:value-type="string">
            <text:p>that.R.DEM.N.SG</text:p>
          </table:table-cell>
          <table:table-cell office:value-type="string">
            <text:p>be.V.3S.PRES</text:p>
          </table:table-cell>
          <table:table-cell table:number-columns-repeated="2" office:value-type="string">
            <text:p>three.N.M</text:p>
          </table:table-cell>
          <table:table-cell office:value-type="string">
            <text:p>one.R.M.SG[or]unite.V.1S.PRES</text:p>
          </table:table-cell>
          <table:table-cell office:value-type="string">
            <text:p>zero.N.M</text:p>
          </table:table-cell>
          <table:table-cell office:value-type="string">
            <text:p>five.N.M</text:p>
          </table:table-cell>
          <table:table-cell office:value-type="string">
            <text:p>one.R.M.SG[or]unite.V.1S.PRES</text:p>
          </table:table-cell>
          <table:table-cell office:value-type="string">
            <text:p>fifteen.N.M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correcto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right.A.M.S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s</text:p>
          </table:table-cell>
          <table:table-cell office:value-type="string">
            <text:p>otro</text:p>
          </table:table-cell>
          <table:table-cell office:value-type="string">
            <text:p>zip</text:p>
          </table:table-cell>
          <table:table-cell office:value-type="string">
            <text:p>code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be.V.3S.PRES</text:p>
          </table:table-cell>
          <table:table-cell office:value-type="string">
            <text:p>other.R.M.SG[or]other.A.M.SG</text:p>
          </table:table-cell>
          <table:table-cell office:value-type="string">
            <text:p>zip.N.S</text:p>
          </table:table-cell>
          <table:table-cell office:value-type="string">
            <text:p>code.N.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ntonces</text:p>
          </table:table-cell>
          <table:table-cell office:value-type="string">
            <text:p>ese</text:p>
          </table:table-cell>
          <table:table-cell office:value-type="string">
            <text:p>zip</text:p>
          </table:table-cell>
          <table:table-cell office:value-type="string">
            <text:p>code</text:p>
          </table:table-cell>
          <table:table-cell office:value-type="string">
            <text:p>lo</text:p>
          </table:table-cell>
          <table:table-cell office:value-type="string">
            <text:p>van</text:p>
          </table:table-cell>
          <table:table-cell office:value-type="string">
            <text:p>a</text:p>
          </table:table-cell>
          <table:table-cell office:value-type="string">
            <text:p>cambiar</text:p>
          </table:table-cell>
          <table:table-cell office:value-type="string">
            <text:p>también</text:p>
          </table:table-cell>
          <table:table-cell office:value-type="string">
            <text:p>a</text:p>
          </table:table-cell>
          <table:table-cell office:value-type="string">
            <text:p>que</text:p>
          </table:table-cell>
          <table:table-cell office:value-type="string">
            <text:p>sea</text:p>
          </table:table-cell>
          <table:table-cell table:number-columns-repeated="2" office:value-type="string">
            <text:p>tres</text:p>
          </table:table-cell>
          <table:table-cell office:value-type="string">
            <text:p>cero</text:p>
          </table:table-cell>
          <table:table-cell office:value-type="string">
            <text:p>uno</text:p>
          </table:table-cell>
          <table:table-cell office:value-type="string">
            <text:p>cuatro</text:p>
          </table:table-cell>
          <table:table-cell office:value-type="string">
            <text:p>porque</text:p>
          </table:table-cell>
          <table:table-cell office:value-type="string">
            <text:p>va</text:p>
          </table:table-cell>
          <table:table-cell office:value-type="string">
            <text:p>a</text:p>
          </table:table-cell>
          <table:table-cell office:value-type="string">
            <text:p>ser</text:p>
          </table:table-cell>
          <table:table-cell office:value-type="string">
            <text:p>Miami</text:p>
          </table:table-cell>
          <table:table-cell office:value-type="string">
            <text:p>lo</text:p>
          </table:table-cell>
          <table:table-cell office:value-type="string">
            <text:p>que</text:p>
          </table:table-cell>
          <table:table-cell office:value-type="string">
            <text:p>está</text:p>
          </table:table-cell>
          <table:table-cell office:value-type="string">
            <text:p>dentro</text:p>
          </table:table-cell>
          <table:table-cell office:value-type="string">
            <text:p>de</text:p>
          </table:table-cell>
          <table:table-cell office:value-type="string">
            <text:p>la</text:p>
          </table:table-cell>
          <table:table-cell office:value-type="string">
            <text:p>ciudad</text:p>
          </table:table-cell>
          <table:table-cell office:value-type="string">
            <text:p>de</text:p>
          </table:table-cell>
          <table:table-cell office:value-type="string">
            <text:p>Miami_Lakes</text:p>
          </table:table-cell>
          <table:table-cell office:value-type="float" office:value="0">
            <text:p>0</text:p>
          </table:table-cell>
          <table:table-cell table:number-columns-repeated="991"/>
        </table:table-row>
        <table:table-row table:style-name="ro1">
          <table:table-cell office:value-type="string">
            <text:p>aut</text:p>
          </table:table-cell>
          <table:table-cell office:value-type="string">
            <text:p>then.B</text:p>
          </table:table-cell>
          <table:table-cell office:value-type="string">
            <text:p>that.A.DEM.M.SG</text:p>
          </table:table-cell>
          <table:table-cell office:value-type="string">
            <text:p>zip.N.S</text:p>
          </table:table-cell>
          <table:table-cell office:value-type="string">
            <text:p>code.N.S</text:p>
          </table:table-cell>
          <table:table-cell office:value-type="string">
            <text:p>him.R.OBJ.M.3S[or]the.T.DEF.N.SP</text:p>
          </table:table-cell>
          <table:table-cell office:value-type="string">
            <text:p>go.V.3P.PRES</text:p>
          </table:table-cell>
          <table:table-cell office:value-type="string">
            <text:p>to.P</text:p>
          </table:table-cell>
          <table:table-cell office:value-type="string">
            <text:p>shift.V.INFIN</text:p>
          </table:table-cell>
          <table:table-cell office:value-type="string">
            <text:p>too.B</text:p>
          </table:table-cell>
          <table:table-cell office:value-type="string">
            <text:p>to.P</text:p>
          </table:table-cell>
          <table:table-cell office:value-type="string">
            <text:p>which.C</text:p>
          </table:table-cell>
          <table:table-cell office:value-type="string">
            <text:p>be.V.1S.PRESSUBJ[or]be.V.3S.IMPER[or]be.V.3S.PRESSUBJ</text:p>
          </table:table-cell>
          <table:table-cell table:number-columns-repeated="2" office:value-type="string">
            <text:p>three.N.M</text:p>
          </table:table-cell>
          <table:table-cell office:value-type="string">
            <text:p>zero.N.M</text:p>
          </table:table-cell>
          <table:table-cell office:value-type="string">
            <text:p>one.R.M.SG[or]unite.V.1S.PRES</text:p>
          </table:table-cell>
          <table:table-cell office:value-type="string">
            <text:p>four.N.M</text:p>
          </table:table-cell>
          <table:table-cell office:value-type="string">
            <text:p>because.C</text:p>
          </table:table-cell>
          <table:table-cell office:value-type="string">
            <text:p>go.V.3S.PRES</text:p>
          </table:table-cell>
          <table:table-cell office:value-type="string">
            <text:p>to.P</text:p>
          </table:table-cell>
          <table:table-cell office:value-type="string">
            <text:p>be.V.INFIN</text:p>
          </table:table-cell>
          <table:table-cell office:value-type="string">
            <text:p>name</text:p>
          </table:table-cell>
          <table:table-cell office:value-type="string">
            <text:p>him.R.OBJ.M.3S[or]the.T.DEF.N.SP</text:p>
          </table:table-cell>
          <table:table-cell office:value-type="string">
            <text:p>which.C</text:p>
          </table:table-cell>
          <table:table-cell office:value-type="string">
            <text:p>be.V.3S.PRES</text:p>
          </table:table-cell>
          <table:table-cell office:value-type="string">
            <text:p>inside.B</text:p>
          </table:table-cell>
          <table:table-cell office:value-type="string">
            <text:p>of.P</text:p>
          </table:table-cell>
          <table:table-cell office:value-type="string">
            <text:p>her.R.OBJ.F.3S[or]the.T.DEF.F.SG</text:p>
          </table:table-cell>
          <table:table-cell office:value-type="string">
            <text:p>town.N.F.SG</text:p>
          </table:table-cell>
          <table:table-cell office:value-type="string">
            <text:p>of.P</text:p>
          </table:table-cell>
          <table:table-cell office:value-type="string">
            <text:p>name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au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so</text:p>
          </table:table-cell>
          <table:table-cell office:value-type="string">
            <text:p>fue</text:p>
          </table:table-cell>
          <table:table-cell office:value-type="string">
            <text:p>lo</text:p>
          </table:table-cell>
          <table:table-cell office:value-type="string">
            <text:p>que</text:p>
          </table:table-cell>
          <table:table-cell office:value-type="string">
            <text:p>yo</text:p>
          </table:table-cell>
          <table:table-cell office:value-type="string">
            <text:p>oí</text:p>
          </table:table-cell>
          <table:table-cell office:value-type="string">
            <text:p>y</text:p>
          </table:table-cell>
          <table:table-cell office:value-type="string">
            <text:p>lo</text:p>
          </table:table-cell>
          <table:table-cell office:value-type="string">
            <text:p>que</text:p>
          </table:table-cell>
          <table:table-cell office:value-type="string">
            <text:p>dijeron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aut</text:p>
          </table:table-cell>
          <table:table-cell office:value-type="string">
            <text:p>that.R.DEM.N.SG</text:p>
          </table:table-cell>
          <table:table-cell office:value-type="string">
            <text:p>be.V.3S.PAST</text:p>
          </table:table-cell>
          <table:table-cell office:value-type="string">
            <text:p>him.R.OBJ.M.3S[or]the.T.DEF.N.SP</text:p>
          </table:table-cell>
          <table:table-cell office:value-type="string">
            <text:p>which.C</text:p>
          </table:table-cell>
          <table:table-cell office:value-type="string">
            <text:p>I.R.SUB.MF.1S</text:p>
          </table:table-cell>
          <table:table-cell office:value-type="string">
            <text:p>hear.V.1S.PAST</text:p>
          </table:table-cell>
          <table:table-cell office:value-type="string">
            <text:p>and.C</text:p>
          </table:table-cell>
          <table:table-cell office:value-type="string">
            <text:p>him.R.OBJ.M.3S[or]the.T.DEF.N.SP</text:p>
          </table:table-cell>
          <table:table-cell office:value-type="string">
            <text:p>which.C</text:p>
          </table:table-cell>
          <table:table-cell office:value-type="string">
            <text:p>tell.V.3P.PAS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i</text:p>
          </table:table-cell>
          <table:table-cell office:value-type="string">
            <text:p>lo</text:p>
          </table:table-cell>
          <table:table-cell office:value-type="string">
            <text:p>hacen</text:p>
          </table:table-cell>
          <table:table-cell office:value-type="string">
            <text:p>o</text:p>
          </table:table-cell>
          <table:table-cell office:value-type="string">
            <text:p>no</text:p>
          </table:table-cell>
          <table:table-cell office:value-type="string">
            <text:p>lo</text:p>
          </table:table-cell>
          <table:table-cell office:value-type="string">
            <text:p>hace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whether.C</text:p>
          </table:table-cell>
          <table:table-cell office:value-type="string">
            <text:p>him.R.OBJ.M.3S[or]the.T.DEF.N.SP</text:p>
          </table:table-cell>
          <table:table-cell office:value-type="string">
            <text:p>take.V.3P.PRES</text:p>
          </table:table-cell>
          <table:table-cell office:value-type="string">
            <text:p>or.C</text:p>
          </table:table-cell>
          <table:table-cell office:value-type="string">
            <text:p>not.B</text:p>
          </table:table-cell>
          <table:table-cell office:value-type="string">
            <text:p>him.R.OBJ.M.3S[or]the.T.DEF.N.SP</text:p>
          </table:table-cell>
          <table:table-cell office:value-type="string">
            <text:p>take.V.3P.PRE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pero</text:p>
          </table:table-cell>
          <table:table-cell office:value-type="string">
            <text:p>va</text:p>
          </table:table-cell>
          <table:table-cell office:value-type="string">
            <text:p>a</text:p>
          </table:table-cell>
          <table:table-cell office:value-type="string">
            <text:p>ser</text:p>
          </table:table-cell>
          <table:table-cell office:value-type="string">
            <text:p>tremendo</text:p>
          </table:table-cell>
          <table:table-cell office:value-type="string">
            <text:p>rollo</text:p>
          </table:table-cell>
          <table:table-cell office:value-type="string">
            <text:p>para</text:p>
          </table:table-cell>
          <table:table-cell office:value-type="string">
            <text:p>la</text:p>
          </table:table-cell>
          <table:table-cell office:value-type="string">
            <text:p>gente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office:value-type="string">
            <text:p>go.V.3S.PRES</text:p>
          </table:table-cell>
          <table:table-cell office:value-type="string">
            <text:p>to.P</text:p>
          </table:table-cell>
          <table:table-cell office:value-type="string">
            <text:p>be.V.INFIN</text:p>
          </table:table-cell>
          <table:table-cell office:value-type="string">
            <text:p>tremendous.A.M.S</text:p>
          </table:table-cell>
          <table:table-cell office:value-type="string">
            <text:p>roll.N.M.SG</text:p>
          </table:table-cell>
          <table:table-cell office:value-type="string">
            <text:p>stall.V.3S.PRES</text:p>
          </table:table-cell>
          <table:table-cell office:value-type="string">
            <text:p>her.R.OBJ.F.3S[or]the.T.DEF.F.SG</text:p>
          </table:table-cell>
          <table:table-cell office:value-type="string">
            <text:p>people.N.F.S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í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himself.R.P.MF.3S[or]yes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au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r</text:p>
          </table:table-cell>
          <table:table-cell office:value-type="string">
            <text:p>pero</text:p>
          </table:table-cell>
          <table:table-cell office:value-type="string">
            <text:p>bueno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office:value-type="string">
            <text:p>but.C</text:p>
          </table:table-cell>
          <table:table-cell office:value-type="string">
            <text:p>well.A.M.SG[or]well.INTERJ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hoy</text:p>
          </table:table-cell>
          <table:table-cell office:value-type="string">
            <text:p>me</text:p>
          </table:table-cell>
          <table:table-cell office:value-type="string">
            <text:p>llegaron</text:p>
          </table:table-cell>
          <table:table-cell office:value-type="string">
            <text:p>las</text:p>
          </table:table-cell>
          <table:table-cell office:value-type="string">
            <text:p>planillas</text:p>
          </table:table-cell>
          <table:table-cell office:value-type="string">
            <text:p>para</text:p>
          </table:table-cell>
          <table:table-cell office:value-type="string">
            <text:p>el</text:p>
          </table:table-cell>
          <table:table-cell office:value-type="string">
            <text:p>W</text:p>
          </table:table-cell>
          <table:table-cell office:value-type="string">
            <text:p>ten</text:p>
          </table:table-cell>
          <table:table-cell office:value-type="string">
            <text:p>forty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aut</text:p>
          </table:table-cell>
          <table:table-cell office:value-type="string">
            <text:p>today.B</text:p>
          </table:table-cell>
          <table:table-cell office:value-type="string">
            <text:p>me.R.OBJ.MF.1S</text:p>
          </table:table-cell>
          <table:table-cell office:value-type="string">
            <text:p>get.V.3P.PAST</text:p>
          </table:table-cell>
          <table:table-cell office:value-type="string">
            <text:p>them.R.OBJ.F.3P[or]the.T.DEF.F.PL</text:p>
          </table:table-cell>
          <table:table-cell office:value-type="string">
            <text:p>forms.N.F.P</text:p>
          </table:table-cell>
          <table:table-cell office:value-type="string">
            <text:p>stall.V.3S.PRES</text:p>
          </table:table-cell>
          <table:table-cell office:value-type="string">
            <text:p>the.T.DEF.M.SG</text:p>
          </table:table-cell>
          <table:table-cell office:value-type="string">
            <text:p>name</text:p>
          </table:table-cell>
          <table:table-cell office:value-type="string">
            <text:p>ten.N.S</text:p>
          </table:table-cell>
          <table:table-cell office:value-type="string">
            <text:p>forty.N.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sabes</text:p>
          </table:table-cell>
          <table:table-cell office:value-type="string">
            <text:p>es</text:p>
          </table:table-cell>
          <table:table-cell office:value-type="string">
            <text:p>la</text:p>
          </table:table-cell>
          <table:table-cell office:value-type="string">
            <text:p>ten</text:p>
          </table:table-cell>
          <table:table-cell office:value-type="string">
            <text:p>forty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know.V.2S.PRES</text:p>
          </table:table-cell>
          <table:table-cell office:value-type="string">
            <text:p>be.V.3S.PRES</text:p>
          </table:table-cell>
          <table:table-cell office:value-type="string">
            <text:p>her.R.OBJ.F.3S[or]the.T.DEF.F.SG</text:p>
          </table:table-cell>
          <table:table-cell office:value-type="string">
            <text:p>ten.N.S</text:p>
          </table:table-cell>
          <table:table-cell office:value-type="string">
            <text:p>forty.N.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au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la</text:p>
          </table:table-cell>
          <table:table-cell office:value-type="string">
            <text:p>que</text:p>
          </table:table-cell>
          <table:table-cell office:value-type="string">
            <text:p>tienen</text:p>
          </table:table-cell>
          <table:table-cell office:value-type="string">
            <text:p>que</text:p>
          </table:table-cell>
          <table:table-cell office:value-type="string">
            <text:p>hacer</text:p>
          </table:table-cell>
          <table:table-cell office:value-type="string">
            <text:p>ahora</text:p>
          </table:table-cell>
          <table:table-cell office:value-type="string">
            <text:p>los</text:p>
          </table:table-cell>
          <table:table-cell office:value-type="string">
            <text:p>viejitos</text:p>
          </table:table-cell>
          <table:table-cell office:value-type="string">
            <text:p>que</text:p>
          </table:table-cell>
          <table:table-cell office:value-type="string">
            <text:p>están</text:p>
          </table:table-cell>
          <table:table-cell office:value-type="string">
            <text:p>retirados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aut</text:p>
          </table:table-cell>
          <table:table-cell office:value-type="string">
            <text:p>her.R.OBJ.F.3S[or]the.T.DEF.F.SG</text:p>
          </table:table-cell>
          <table:table-cell office:value-type="string">
            <text:p>which.C</text:p>
          </table:table-cell>
          <table:table-cell office:value-type="string">
            <text:p>have.V.3P.PRES</text:p>
          </table:table-cell>
          <table:table-cell office:value-type="string">
            <text:p>which.C</text:p>
          </table:table-cell>
          <table:table-cell office:value-type="string">
            <text:p>do.V.INFIN</text:p>
          </table:table-cell>
          <table:table-cell office:value-type="string">
            <text:p>now.B</text:p>
          </table:table-cell>
          <table:table-cell office:value-type="string">
            <text:p>them.R.OBJ.M.3P[or]the.T.DEF.M.PL</text:p>
          </table:table-cell>
          <table:table-cell office:value-type="string">
            <text:p>oldies.N.M.P.DIM</text:p>
          </table:table-cell>
          <table:table-cell office:value-type="string">
            <text:p>which.C</text:p>
          </table:table-cell>
          <table:table-cell office:value-type="string">
            <text:p>be.V.3P.PRES</text:p>
          </table:table-cell>
          <table:table-cell office:value-type="string">
            <text:p>remove.V.2P.IMPER.+OS[PRN.MF.2P][or]remove.V.M.PL.PASTPAR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ah</text:p>
          </table:table-cell>
          <table:table-cell office:value-type="string">
            <text:p>sí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office:value-type="string">
            <text:p>himself.R.P.MF.3S[or]yes.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para</text:p>
          </table:table-cell>
          <table:table-cell office:value-type="string">
            <text:p>que</text:p>
          </table:table-cell>
          <table:table-cell office:value-type="string">
            <text:p>sepan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office:value-type="string">
            <text:p>stall.V.3S.PRES</text:p>
          </table:table-cell>
          <table:table-cell office:value-type="string">
            <text:p>which.C</text:p>
          </table:table-cell>
          <table:table-cell office:value-type="string">
            <text:p>know.V.3P.IMPER[or]know.V.3P.PRESSUBJ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í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himself.R.P.MF.3S[or]yes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para</text:p>
          </table:table-cell>
          <table:table-cell office:value-type="string">
            <text:p>que</text:p>
          </table:table-cell>
          <table:table-cell office:value-type="string">
            <text:p>puedan</text:p>
          </table:table-cell>
          <table:table-cell office:value-type="string">
            <text:p>entonces</text:p>
          </table:table-cell>
          <table:table-cell office:value-type="string">
            <text:p>mandarles</text:p>
          </table:table-cell>
          <table:table-cell office:value-type="string">
            <text:p>los</text:p>
          </table:table-cell>
          <table:table-cell office:value-type="string">
            <text:p>trescientos</text:p>
          </table:table-cell>
          <table:table-cell office:value-type="string">
            <text:p>dólares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stall.V.3S.PRES</text:p>
          </table:table-cell>
          <table:table-cell office:value-type="string">
            <text:p>which.C</text:p>
          </table:table-cell>
          <table:table-cell office:value-type="string">
            <text:p>might.V.3P.IMPER[or]might.V.3P.PRESSUBJ</text:p>
          </table:table-cell>
          <table:table-cell office:value-type="string">
            <text:p>then.B</text:p>
          </table:table-cell>
          <table:table-cell office:value-type="string">
            <text:p>command.V.INFIN.+LES[PRN.MF.3P]</text:p>
          </table:table-cell>
          <table:table-cell office:value-type="string">
            <text:p>them.R.OBJ.M.3P[or]the.T.DEF.M.PL</text:p>
          </table:table-cell>
          <table:table-cell office:value-type="string">
            <text:p>the.T.DEF.M</text:p>
          </table:table-cell>
          <table:table-cell office:value-type="string">
            <text:p>dollar.N.M.PL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para</text:p>
          </table:table-cell>
          <table:table-cell office:value-type="string">
            <text:p>que</text:p>
          </table:table-cell>
          <table:table-cell office:value-type="string">
            <text:p>le</text:p>
          </table:table-cell>
          <table:table-cell office:value-type="string">
            <text:p>den</text:p>
          </table:table-cell>
          <table:table-cell office:value-type="string">
            <text:p>los</text:p>
          </table:table-cell>
          <table:table-cell office:value-type="string">
            <text:p>quinientos</text:p>
          </table:table-cell>
          <table:table-cell office:value-type="string">
            <text:p>pesos</text:p>
          </table:table-cell>
          <table:table-cell office:value-type="string">
            <text:p>sí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stall.V.3S.PRES</text:p>
          </table:table-cell>
          <table:table-cell office:value-type="string">
            <text:p>which.C</text:p>
          </table:table-cell>
          <table:table-cell office:value-type="string">
            <text:p>to_him.R.IND.MF.23S</text:p>
          </table:table-cell>
          <table:table-cell office:value-type="string">
            <text:p>give.V.3P.IMPER[or]give.V.3P.PRESSUBJ</text:p>
          </table:table-cell>
          <table:table-cell office:value-type="string">
            <text:p>them.R.OBJ.M.3P[or]the.T.DEF.M.PL</text:p>
          </table:table-cell>
          <table:table-cell office:value-type="string">
            <text:p>five hundred.N.M.P</text:p>
          </table:table-cell>
          <table:table-cell office:value-type="string">
            <text:p>weight.N.M.PL</text:p>
          </table:table-cell>
          <table:table-cell office:value-type="string">
            <text:p>himself.R.P.MF.3S[or]yes.B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í</text:p>
          </table:table-cell>
          <table:table-cell office:value-type="string">
            <text:p>son</text:p>
          </table:table-cell>
          <table:table-cell office:value-type="string">
            <text:p>las</text:p>
          </table:table-cell>
          <table:table-cell office:value-type="string">
            <text:p>ten</text:p>
          </table:table-cell>
          <table:table-cell office:value-type="string">
            <text:p>forty</text:p>
          </table:table-cell>
          <table:table-cell office:value-type="string">
            <text:p>or</text:p>
          </table:table-cell>
          <table:table-cell office:value-type="string">
            <text:p>ten</text:p>
          </table:table-cell>
          <table:table-cell office:value-type="string">
            <text:p>ninety</text:p>
          </table:table-cell>
          <table:table-cell office:value-type="string">
            <text:p>nine</text:p>
          </table:table-cell>
          <table:table-cell office:value-type="string">
            <text:p>?</text:p>
          </table:table-cell>
          <table:table-cell table:number-columns-repeated="1013"/>
        </table:table-row>
        <table:table-row table:style-name="ro1">
          <table:table-cell office:value-type="string">
            <text:p>aut</text:p>
          </table:table-cell>
          <table:table-cell office:value-type="string">
            <text:p>himself.R.P.MF.3S[or]yes.B</text:p>
          </table:table-cell>
          <table:table-cell office:value-type="string">
            <text:p>be.V.3P.PRES</text:p>
          </table:table-cell>
          <table:table-cell office:value-type="string">
            <text:p>them.R.OBJ.F.3P[or]the.T.DEF.F.PL</text:p>
          </table:table-cell>
          <table:table-cell office:value-type="string">
            <text:p>ten.N.S</text:p>
          </table:table-cell>
          <table:table-cell office:value-type="string">
            <text:p>forty.N.S</text:p>
          </table:table-cell>
          <table:table-cell office:value-type="string">
            <text:p>or.N.S</text:p>
          </table:table-cell>
          <table:table-cell office:value-type="string">
            <text:p>ten.N.S</text:p>
          </table:table-cell>
          <table:table-cell office:value-type="string">
            <text:p>ninety.N.S</text:p>
          </table:table-cell>
          <table:table-cell office:value-type="string">
            <text:p>nine.N.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ten</text:p>
          </table:table-cell>
          <table:table-cell office:value-type="string">
            <text:p>forty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ten.N.S</text:p>
          </table:table-cell>
          <table:table-cell office:value-type="string">
            <text:p>forty.N.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o</text:p>
          </table:table-cell>
          <table:table-cell office:value-type="string">
            <text:p>la</text:p>
          </table:table-cell>
          <table:table-cell office:value-type="string">
            <text:p>tengo</text:p>
          </table:table-cell>
          <table:table-cell office:value-type="string">
            <text:p>ahí</text:p>
          </table:table-cell>
          <table:table-cell office:value-type="string">
            <text:p>en</text:p>
          </table:table-cell>
          <table:table-cell office:value-type="string">
            <text:p>la</text:p>
          </table:table-cell>
          <table:table-cell office:value-type="string">
            <text:p>casa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I.R.SUB.MF.1S</text:p>
          </table:table-cell>
          <table:table-cell office:value-type="string">
            <text:p>her.R.OBJ.F.3S[or]the.T.DEF.F.SG</text:p>
          </table:table-cell>
          <table:table-cell office:value-type="string">
            <text:p>have.V.1S.PRES</text:p>
          </table:table-cell>
          <table:table-cell office:value-type="string">
            <text:p>here.B</text:p>
          </table:table-cell>
          <table:table-cell office:value-type="string">
            <text:p>on.P</text:p>
          </table:table-cell>
          <table:table-cell office:value-type="string">
            <text:p>her.R.OBJ.F.3S[or]the.T.DEF.F.SG</text:p>
          </table:table-cell>
          <table:table-cell office:value-type="string">
            <text:p>marry.V.3S.PRE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a</text:p>
          </table:table-cell>
          <table:table-cell office:value-type="string">
            <text:p>a</text:p>
          </table:table-cell>
          <table:table-cell office:value-type="string">
            <text:p>mi</text:p>
          </table:table-cell>
          <table:table-cell office:value-type="string">
            <text:p>hermano</text:p>
          </table:table-cell>
          <table:table-cell office:value-type="string">
            <text:p>se</text:p>
          </table:table-cell>
          <table:table-cell office:value-type="string">
            <text:p>lo</text:p>
          </table:table-cell>
          <table:table-cell office:value-type="string">
            <text:p>hizo</text:p>
          </table:table-cell>
          <table:table-cell office:value-type="string">
            <text:p>mi</text:p>
          </table:table-cell>
          <table:table-cell office:value-type="string">
            <text:p>padre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ut</text:p>
          </table:table-cell>
          <table:table-cell office:value-type="string">
            <text:p>already.B</text:p>
          </table:table-cell>
          <table:table-cell office:value-type="string">
            <text:p>to.P</text:p>
          </table:table-cell>
          <table:table-cell office:value-type="string">
            <text:p>my.A.POSS.1S</text:p>
          </table:table-cell>
          <table:table-cell office:value-type="string">
            <text:p>sister.N.M.SG</text:p>
          </table:table-cell>
          <table:table-cell office:value-type="string">
            <text:p>self.R.REF.MF.3SP[or]be.V.2P.IMPER.PRECLITIC</text:p>
          </table:table-cell>
          <table:table-cell office:value-type="string">
            <text:p>him.R.OBJ.M.3S[or]the.T.DEF.N.SP</text:p>
          </table:table-cell>
          <table:table-cell office:value-type="string">
            <text:p>take.V.3S.PAST</text:p>
          </table:table-cell>
          <table:table-cell office:value-type="string">
            <text:p>my.A.POSS.1S</text:p>
          </table:table-cell>
          <table:table-cell office:value-type="string">
            <text:p>father.N.M.S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a</text:p>
          </table:table-cell>
          <table:table-cell office:value-type="string">
            <text:p>se</text:p>
          </table:table-cell>
          <table:table-cell office:value-type="string">
            <text:p>lo</text:p>
          </table:table-cell>
          <table:table-cell office:value-type="string">
            <text:p>hicieron</text:p>
          </table:table-cell>
          <table:table-cell office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already.B</text:p>
          </table:table-cell>
          <table:table-cell office:value-type="string">
            <text:p>self.R.REF.MF.3SP[or]be.V.2P.IMPER.PRECLITIC</text:p>
          </table:table-cell>
          <table:table-cell office:value-type="string">
            <text:p>him.R.OBJ.M.3S[or]the.T.DEF.N.SP</text:p>
          </table:table-cell>
          <table:table-cell office:value-type="string">
            <text:p>take.V.3P.PA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í</text:p>
          </table:table-cell>
          <table:table-cell office:value-type="string">
            <text:p>porque</text:p>
          </table:table-cell>
          <table:table-cell office:value-type="string">
            <text:p>ellos</text:p>
          </table:table-cell>
          <table:table-cell office:value-type="string">
            <text:p>normalmente</text:p>
          </table:table-cell>
          <table:table-cell office:value-type="string">
            <text:p>no</text:p>
          </table:table-cell>
          <table:table-cell office:value-type="string">
            <text:p>hacen</text:p>
          </table:table-cell>
          <table:table-cell office:value-type="string">
            <text:p>income</text:p>
          </table:table-cell>
          <table:table-cell office:value-type="string">
            <text:p>taxes</text:p>
          </table:table-cell>
          <table:table-cell office:value-type="string">
            <text:p>porque</text:p>
          </table:table-cell>
          <table:table-cell office:value-type="string">
            <text:p>están</text:p>
          </table:table-cell>
          <table:table-cell office:value-type="string">
            <text:p>retirados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aut</text:p>
          </table:table-cell>
          <table:table-cell office:value-type="string">
            <text:p>himself.R.P.MF.3S[or]yes.B</text:p>
          </table:table-cell>
          <table:table-cell office:value-type="string">
            <text:p>because.C</text:p>
          </table:table-cell>
          <table:table-cell office:value-type="string">
            <text:p>they.R.SUB.M.3P</text:p>
          </table:table-cell>
          <table:table-cell office:value-type="string">
            <text:p>usually.B</text:p>
          </table:table-cell>
          <table:table-cell office:value-type="string">
            <text:p>not.B</text:p>
          </table:table-cell>
          <table:table-cell office:value-type="string">
            <text:p>take.V.3P.PRES</text:p>
          </table:table-cell>
          <table:table-cell office:value-type="string">
            <text:p>income.N.S</text:p>
          </table:table-cell>
          <table:table-cell office:value-type="string">
            <text:p>tax.PV.+PV</text:p>
          </table:table-cell>
          <table:table-cell office:value-type="string">
            <text:p>because.C</text:p>
          </table:table-cell>
          <table:table-cell office:value-type="string">
            <text:p>be.V.3P.PRES</text:p>
          </table:table-cell>
          <table:table-cell office:value-type="string">
            <text:p>remove.V.2P.IMPER.+OS[PRN.MF.2P][or]remove.V.M.PL.PASTPAR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porque</text:p>
          </table:table-cell>
          <table:table-cell office:value-type="string">
            <text:p>tiene</text:p>
          </table:table-cell>
          <table:table-cell office:value-type="string">
            <text:p>que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office:value-type="string">
            <text:p>because.C</text:p>
          </table:table-cell>
          <table:table-cell office:value-type="string">
            <text:p>have.V.3S.PRES</text:p>
          </table:table-cell>
          <table:table-cell office:value-type="string">
            <text:p>which.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correcto</text:p>
          </table:table-cell>
          <table:table-cell office:value-type="string">
            <text:p>pero</text:p>
          </table:table-cell>
          <table:table-cell office:value-type="string">
            <text:p>arriba</text:p>
          </table:table-cell>
          <table:table-cell office:value-type="string">
            <text:p>hay</text:p>
          </table:table-cell>
          <table:table-cell office:value-type="string">
            <text:p>que</text:p>
          </table:table-cell>
          <table:table-cell office:value-type="string">
            <text:p>ponerle</text:p>
          </table:table-cell>
          <table:table-cell office:value-type="string">
            <text:p>un</text:p>
          </table:table-cell>
          <table:table-cell office:value-type="string">
            <text:p>nombre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right.A.M.SG</text:p>
          </table:table-cell>
          <table:table-cell office:value-type="string">
            <text:p>but.C</text:p>
          </table:table-cell>
          <table:table-cell table:number-columns-repeated="2" office:value-type="string">
            <text:p>arrive.V.3S.PRES</text:p>
          </table:table-cell>
          <table:table-cell office:value-type="string">
            <text:p>which.C</text:p>
          </table:table-cell>
          <table:table-cell office:value-type="string">
            <text:p>set.V.INFIN.+LE[PRN.MF.3S]</text:p>
          </table:table-cell>
          <table:table-cell office:value-type="string">
            <text:p>one.T.IND.M.SG</text:p>
          </table:table-cell>
          <table:table-cell office:value-type="string">
            <text:p>name.V.1S.PRESSUBJ[or]name.V.3S.IMPER[or]name.V.3S.PRESSUBJ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í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himself.R.P.MF.3S[or]yes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tienes</text:p>
          </table:table-cell>
          <table:table-cell office:value-type="string">
            <text:p>que</text:p>
          </table:table-cell>
          <table:table-cell office:value-type="string">
            <text:p>ponerle</text:p>
          </table:table-cell>
          <table:table-cell office:value-type="string">
            <text:p>algo</text:p>
          </table:table-cell>
          <table:table-cell office:value-type="string">
            <text:p>arriba</text:p>
          </table:table-cell>
          <table:table-cell office:value-type="string">
            <text:p>de</text:p>
          </table:table-cell>
          <table:table-cell office:value-type="string">
            <text:p>la</text:p>
          </table:table-cell>
          <table:table-cell office:value-type="string">
            <text:p>planilla</text:p>
          </table:table-cell>
          <table:table-cell office:value-type="string">
            <text:p>para</text:p>
          </table:table-cell>
          <table:table-cell office:value-type="string">
            <text:p>que</text:p>
          </table:table-cell>
          <table:table-cell office:value-type="string">
            <text:p>sepan</text:p>
          </table:table-cell>
          <table:table-cell office:value-type="string">
            <text:p>que</text:p>
          </table:table-cell>
          <table:table-cell office:value-type="string">
            <text:p>es</text:p>
          </table:table-cell>
          <table:table-cell office:value-type="string">
            <text:p>para</text:p>
          </table:table-cell>
          <table:table-cell office:value-type="string">
            <text:p>eso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aut</text:p>
          </table:table-cell>
          <table:table-cell office:value-type="string">
            <text:p>have.V.2S.PRES</text:p>
          </table:table-cell>
          <table:table-cell office:value-type="string">
            <text:p>which.C</text:p>
          </table:table-cell>
          <table:table-cell office:value-type="string">
            <text:p>set.V.INFIN.+LE[PRN.MF.3S]</text:p>
          </table:table-cell>
          <table:table-cell office:value-type="string">
            <text:p>something.R.M.SG</text:p>
          </table:table-cell>
          <table:table-cell office:value-type="string">
            <text:p>arrive.V.3S.PRES</text:p>
          </table:table-cell>
          <table:table-cell office:value-type="string">
            <text:p>of.P</text:p>
          </table:table-cell>
          <table:table-cell office:value-type="string">
            <text:p>her.R.OBJ.F.3S[or]the.T.DEF.F.SG</text:p>
          </table:table-cell>
          <table:table-cell office:value-type="string">
            <text:p>form.N.F.S</text:p>
          </table:table-cell>
          <table:table-cell office:value-type="string">
            <text:p>stall.V.3S.PRES</text:p>
          </table:table-cell>
          <table:table-cell office:value-type="string">
            <text:p>which.C</text:p>
          </table:table-cell>
          <table:table-cell office:value-type="string">
            <text:p>know.V.3P.IMPER[or]know.V.3P.PRESSUBJ</text:p>
          </table:table-cell>
          <table:table-cell office:value-type="string">
            <text:p>which.C</text:p>
          </table:table-cell>
          <table:table-cell office:value-type="string">
            <text:p>be.V.3S.PRES</text:p>
          </table:table-cell>
          <table:table-cell office:value-type="string">
            <text:p>stall.V.3S.PRES</text:p>
          </table:table-cell>
          <table:table-cell office:value-type="string">
            <text:p>that.R.DEM.N.SG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xacto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exact.A.M.S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a</text:p>
          </table:table-cell>
          <table:table-cell office:value-type="string">
            <text:p>se</text:p>
          </table:table-cell>
          <table:table-cell office:value-type="string">
            <text:p>lo</text:p>
          </table:table-cell>
          <table:table-cell office:value-type="string">
            <text:p>hizo</text:p>
          </table:table-cell>
          <table:table-cell office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already.B</text:p>
          </table:table-cell>
          <table:table-cell office:value-type="string">
            <text:p>self.R.REF.MF.3SP[or]be.V.2P.IMPER.PRECLITIC</text:p>
          </table:table-cell>
          <table:table-cell office:value-type="string">
            <text:p>him.R.OBJ.M.3S[or]the.T.DEF.N.SP</text:p>
          </table:table-cell>
          <table:table-cell office:value-type="string">
            <text:p>take.V.3S.PA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string">
            <text:p>ella</text:p>
          </table:table-cell>
          <table:table-cell office:value-type="string">
            <text:p>se</text:p>
          </table:table-cell>
          <table:table-cell office:value-type="string">
            <text:p>lo</text:p>
          </table:table-cell>
          <table:table-cell office:value-type="string">
            <text:p>está</text:p>
          </table:table-cell>
          <table:table-cell office:value-type="string">
            <text:p>haciendo</text:p>
          </table:table-cell>
          <table:table-cell office:value-type="string">
            <text:p>ése</text:p>
          </table:table-cell>
          <table:table-cell office:value-type="string">
            <text:p>es</text:p>
          </table:table-cell>
          <table:table-cell office:value-type="string">
            <text:p>el</text:p>
          </table:table-cell>
          <table:table-cell office:value-type="string">
            <text:p>campo</text:p>
          </table:table-cell>
          <table:table-cell office:value-type="string">
            <text:p>de</text:p>
          </table:table-cell>
          <table:table-cell office:value-type="string">
            <text:p>ella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office:value-type="string">
            <text:p>she.R.SUB.F.3S</text:p>
          </table:table-cell>
          <table:table-cell office:value-type="string">
            <text:p>self.R.REF.MF.3SP[or]be.V.2P.IMPER.PRECLITIC</text:p>
          </table:table-cell>
          <table:table-cell office:value-type="string">
            <text:p>him.R.OBJ.M.3S[or]the.T.DEF.N.SP</text:p>
          </table:table-cell>
          <table:table-cell office:value-type="string">
            <text:p>be.V.3S.PRES</text:p>
          </table:table-cell>
          <table:table-cell office:value-type="string">
            <text:p>take.V.PRESPART</text:p>
          </table:table-cell>
          <table:table-cell office:value-type="string">
            <text:p>that.R.DEM.M.SG</text:p>
          </table:table-cell>
          <table:table-cell office:value-type="string">
            <text:p>be.V.3S.PRES</text:p>
          </table:table-cell>
          <table:table-cell office:value-type="string">
            <text:p>the.T.DEF.M.SG</text:p>
          </table:table-cell>
          <table:table-cell office:value-type="string">
            <text:p>field.N.M.SG</text:p>
          </table:table-cell>
          <table:table-cell office:value-type="string">
            <text:p>of.P</text:p>
          </table:table-cell>
          <table:table-cell office:value-type="string">
            <text:p>she.R.SUB.F.3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oh</text:p>
          </table:table-cell>
          <table:table-cell office:value-type="string">
            <text:p>ok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table:number-columns-repeated="2" office:value-type="string">
            <text:p>un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lla</text:p>
          </table:table-cell>
          <table:table-cell office:value-type="string">
            <text:p>es</text:p>
          </table:table-cell>
          <table:table-cell office:value-type="string">
            <text:p>an</text:p>
          </table:table-cell>
          <table:table-cell office:value-type="string">
            <text:p>accountant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she.R.SUB.F.3S</text:p>
          </table:table-cell>
          <table:table-cell office:value-type="string">
            <text:p>be.V.3S.PRES</text:p>
          </table:table-cell>
          <table:table-cell office:value-type="string">
            <text:p>an.A</text:p>
          </table:table-cell>
          <table:table-cell office:value-type="string">
            <text:p>accountant.N.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</text:p>
          </table:table-cell>
          <table:table-cell office:value-type="string">
            <text:p>ella</text:p>
          </table:table-cell>
          <table:table-cell office:value-type="string">
            <text:p>es</text:p>
          </table:table-cell>
          <table:table-cell office:value-type="string">
            <text:p>la</text:p>
          </table:table-cell>
          <table:table-cell office:value-type="string">
            <text:p>que</text:p>
          </table:table-cell>
          <table:table-cell office:value-type="string">
            <text:p>le</text:p>
          </table:table-cell>
          <table:table-cell office:value-type="string">
            <text:p>hac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she.R.SUB.F.3S</text:p>
          </table:table-cell>
          <table:table-cell office:value-type="string">
            <text:p>be.V.3S.PRES</text:p>
          </table:table-cell>
          <table:table-cell office:value-type="string">
            <text:p>her.R.OBJ.F.3S[or]the.T.DEF.F.SG</text:p>
          </table:table-cell>
          <table:table-cell office:value-type="string">
            <text:p>which.C</text:p>
          </table:table-cell>
          <table:table-cell office:value-type="string">
            <text:p>to_him.R.IND.MF.23S</text:p>
          </table:table-cell>
          <table:table-cell office:value-type="string">
            <text:p>take.V.3S.PRE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no</text:p>
          </table:table-cell>
          <table:table-cell office:value-type="string">
            <text:p>porque</text:p>
          </table:table-cell>
          <table:table-cell office:value-type="string">
            <text:p>yo</text:p>
          </table:table-cell>
          <table:table-cell office:value-type="string">
            <text:p>te</text:p>
          </table:table-cell>
          <table:table-cell office:value-type="string">
            <text:p>dije</text:p>
          </table:table-cell>
          <table:table-cell office:value-type="string">
            <text:p>porque</text:p>
          </table:table-cell>
          <table:table-cell office:value-type="string">
            <text:p>como</text:p>
          </table:table-cell>
          <table:table-cell office:value-type="string">
            <text:p>la</text:p>
          </table:table-cell>
          <table:table-cell office:value-type="string">
            <text:p>prima</text:p>
          </table:table-cell>
          <table:table-cell office:value-type="string">
            <text:p>de</text:p>
          </table:table-cell>
          <table:table-cell office:value-type="string">
            <text:p>Manuel</text:p>
          </table:table-cell>
          <table:table-cell office:value-type="string">
            <text:p>trabaja</text:p>
          </table:table-cell>
          <table:table-cell office:value-type="string">
            <text:p>para</text:p>
          </table:table-cell>
          <table:table-cell office:value-type="string">
            <text:p>el</text:p>
          </table:table-cell>
          <table:table-cell office:value-type="string">
            <text:p>I_R_S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aut</text:p>
          </table:table-cell>
          <table:table-cell office:value-type="string">
            <text:p>not.B</text:p>
          </table:table-cell>
          <table:table-cell office:value-type="string">
            <text:p>because.C</text:p>
          </table:table-cell>
          <table:table-cell office:value-type="string">
            <text:p>I.R.SUB.MF.1S</text:p>
          </table:table-cell>
          <table:table-cell office:value-type="string">
            <text:p>you.R.OBJ.MF.2S</text:p>
          </table:table-cell>
          <table:table-cell office:value-type="string">
            <text:p>tell.V.1S.PAST</text:p>
          </table:table-cell>
          <table:table-cell office:value-type="string">
            <text:p>because.C</text:p>
          </table:table-cell>
          <table:table-cell office:value-type="string">
            <text:p>like.P[or]like.C[or]lunch.V.1S.PRES</text:p>
          </table:table-cell>
          <table:table-cell office:value-type="string">
            <text:p>her.R.OBJ.F.3S[or]the.T.DEF.F.SG</text:p>
          </table:table-cell>
          <table:table-cell office:value-type="string">
            <text:p>prevail.V.3S.PRES</text:p>
          </table:table-cell>
          <table:table-cell office:value-type="string">
            <text:p>of.P</text:p>
          </table:table-cell>
          <table:table-cell office:value-type="string">
            <text:p>name</text:p>
          </table:table-cell>
          <table:table-cell office:value-type="string">
            <text:p>work.V.3S.PRES</text:p>
          </table:table-cell>
          <table:table-cell office:value-type="string">
            <text:p>stall.V.3S.PRES</text:p>
          </table:table-cell>
          <table:table-cell office:value-type="string">
            <text:p>the.T.DEF.M.SG</text:p>
          </table:table-cell>
          <table:table-cell office:value-type="string">
            <text:p>name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ella</text:p>
          </table:table-cell>
          <table:table-cell office:value-type="string">
            <text:p>nos</text:p>
          </table:table-cell>
          <table:table-cell office:value-type="string">
            <text:p>mandó</text:p>
          </table:table-cell>
          <table:table-cell office:value-type="string">
            <text:p>las</text:p>
          </table:table-cell>
          <table:table-cell office:value-type="string">
            <text:p>planillas</text:p>
          </table:table-cell>
          <table:table-cell office:value-type="string">
            <text:p>y</text:p>
          </table:table-cell>
          <table:table-cell office:value-type="string">
            <text:p>nos</text:p>
          </table:table-cell>
          <table:table-cell office:value-type="string">
            <text:p>mandó</text:p>
          </table:table-cell>
          <table:table-cell office:value-type="string">
            <text:p>las</text:p>
          </table:table-cell>
          <table:table-cell office:value-type="string">
            <text:p>copias</text:p>
          </table:table-cell>
          <table:table-cell office:value-type="string">
            <text:p>de</text:p>
          </table:table-cell>
          <table:table-cell office:value-type="string">
            <text:p>cómo</text:p>
          </table:table-cell>
          <table:table-cell office:value-type="string">
            <text:p>llenárselo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aut</text:p>
          </table:table-cell>
          <table:table-cell office:value-type="string">
            <text:p>she.R.SUB.F.3S</text:p>
          </table:table-cell>
          <table:table-cell office:value-type="string">
            <text:p>us.R.OBJ.MF.1P</text:p>
          </table:table-cell>
          <table:table-cell office:value-type="string">
            <text:p>command.V.3S.PAST</text:p>
          </table:table-cell>
          <table:table-cell office:value-type="string">
            <text:p>them.R.OBJ.F.3P[or]the.T.DEF.F.PL</text:p>
          </table:table-cell>
          <table:table-cell office:value-type="string">
            <text:p>forms.N.F.P</text:p>
          </table:table-cell>
          <table:table-cell office:value-type="string">
            <text:p>and.C</text:p>
          </table:table-cell>
          <table:table-cell office:value-type="string">
            <text:p>us.R.OBJ.MF.1P</text:p>
          </table:table-cell>
          <table:table-cell office:value-type="string">
            <text:p>command.V.3S.PAST</text:p>
          </table:table-cell>
          <table:table-cell office:value-type="string">
            <text:p>them.R.OBJ.F.3P[or]the.T.DEF.F.PL</text:p>
          </table:table-cell>
          <table:table-cell office:value-type="string">
            <text:p>copy.N.F.PL[or]copy.V.2S.PRES</text:p>
          </table:table-cell>
          <table:table-cell office:value-type="string">
            <text:p>of.P</text:p>
          </table:table-cell>
          <table:table-cell office:value-type="string">
            <text:p>how.INTERR</text:p>
          </table:table-cell>
          <table:table-cell office:value-type="string">
            <text:p>crowd.V.INFIN.PRECLITIC.+SE[PRN.MF.3S] LO[PRN.M.3S]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porque</text:p>
          </table:table-cell>
          <table:table-cell office:value-type="string">
            <text:p>yo</text:p>
          </table:table-cell>
          <table:table-cell office:value-type="string">
            <text:p>tengo</text:p>
          </table:table-cell>
          <table:table-cell office:value-type="string">
            <text:p>las</text:p>
          </table:table-cell>
          <table:table-cell office:value-type="string">
            <text:p>dos</text:p>
          </table:table-cell>
          <table:table-cell office:value-type="string">
            <text:p>viejitas</text:p>
          </table:table-cell>
          <table:table-cell office:value-type="string">
            <text:p>mías</text:p>
          </table:table-cell>
          <table:table-cell office:value-type="string">
            <text:p>que</text:p>
          </table:table-cell>
          <table:table-cell office:value-type="string">
            <text:p>ya</text:p>
          </table:table-cell>
          <table:table-cell office:value-type="string">
            <text:p>ellas</text:p>
          </table:table-cell>
          <table:table-cell office:value-type="string">
            <text:p>no</text:p>
          </table:table-cell>
          <table:table-cell office:value-type="string">
            <text:p>hacen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aut</text:p>
          </table:table-cell>
          <table:table-cell office:value-type="string">
            <text:p>because.C</text:p>
          </table:table-cell>
          <table:table-cell office:value-type="string">
            <text:p>I.R.SUB.MF.1S</text:p>
          </table:table-cell>
          <table:table-cell office:value-type="string">
            <text:p>have.V.1S.PRES</text:p>
          </table:table-cell>
          <table:table-cell office:value-type="string">
            <text:p>them.R.OBJ.F.3P[or]the.T.DEF.F.PL</text:p>
          </table:table-cell>
          <table:table-cell office:value-type="string">
            <text:p>two.N.M</text:p>
          </table:table-cell>
          <table:table-cell office:value-type="string">
            <text:p>oldies.N.F.P.DIM</text:p>
          </table:table-cell>
          <table:table-cell office:value-type="string">
            <text:p>mine.S.F.PL</text:p>
          </table:table-cell>
          <table:table-cell office:value-type="string">
            <text:p>which.C</text:p>
          </table:table-cell>
          <table:table-cell office:value-type="string">
            <text:p>already.B</text:p>
          </table:table-cell>
          <table:table-cell office:value-type="string">
            <text:p>they.R.SUB.F.3P</text:p>
          </table:table-cell>
          <table:table-cell office:value-type="string">
            <text:p>not.B</text:p>
          </table:table-cell>
          <table:table-cell office:value-type="string">
            <text:p>take.V.3P.PRE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i</text:p>
          </table:table-cell>
          <table:table-cell office:value-type="string">
            <text:p>acaso</text:p>
          </table:table-cell>
          <table:table-cell office:value-type="string">
            <text:p>hazme</text:p>
          </table:table-cell>
          <table:table-cell office:value-type="string">
            <text:p>cuando</text:p>
          </table:table-cell>
          <table:table-cell office:value-type="string">
            <text:p>tengas</text:p>
          </table:table-cell>
          <table:table-cell office:value-type="string">
            <text:p>un</text:p>
          </table:table-cell>
          <table:table-cell office:value-type="string">
            <text:p>chance</text:p>
          </table:table-cell>
          <table:table-cell office:value-type="string">
            <text:p>hazme</text:p>
          </table:table-cell>
          <table:table-cell office:value-type="string">
            <text:p>una</text:p>
          </table:table-cell>
          <table:table-cell office:value-type="string">
            <text:p>copia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aut</text:p>
          </table:table-cell>
          <table:table-cell office:value-type="string">
            <text:p>whether.C</text:p>
          </table:table-cell>
          <table:table-cell office:value-type="string">
            <text:p>perhaps.B</text:p>
          </table:table-cell>
          <table:table-cell office:value-type="string">
            <text:p>take.V.2S.IMPER.+ME[PRN.MF.1S]</text:p>
          </table:table-cell>
          <table:table-cell office:value-type="string">
            <text:p>as.C</text:p>
          </table:table-cell>
          <table:table-cell office:value-type="string">
            <text:p>have.V.2S.PRESSUBJ</text:p>
          </table:table-cell>
          <table:table-cell office:value-type="string">
            <text:p>one.T.IND.M.SG</text:p>
          </table:table-cell>
          <table:table-cell office:value-type="string">
            <text:p>chance.N.S</text:p>
          </table:table-cell>
          <table:table-cell office:value-type="string">
            <text:p>take.V.2S.IMPER.+ME[PRN.MF.1S]</text:p>
          </table:table-cell>
          <table:table-cell office:value-type="string">
            <text:p>one.R.F.SG[or]a.T.IND.F.SG[or]unite.V.1S.PRESSUBJ[or]unite.V.3S.IMPER[or]unite.V.3S.PRESSUBJ</text:p>
          </table:table-cell>
          <table:table-cell office:value-type="string">
            <text:p>copy.V.3S.PRE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de</text:p>
          </table:table-cell>
          <table:table-cell office:value-type="string">
            <text:p>cómo</text:p>
          </table:table-cell>
          <table:table-cell office:value-type="string">
            <text:p>se</text:p>
          </table:table-cell>
          <table:table-cell office:value-type="string">
            <text:p>lle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of.P</text:p>
          </table:table-cell>
          <table:table-cell office:value-type="string">
            <text:p>how.INTERR</text:p>
          </table:table-cell>
          <table:table-cell office:value-type="string">
            <text:p>self.R.REF.MF.3SP[or]be.V.2P.IMPER.PRECLITIC</text:p>
          </table:table-cell>
          <table:table-cell office:value-type="string">
            <text:p>crowd.V.3S.PR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o</text:p>
          </table:table-cell>
          <table:table-cell office:value-type="string">
            <text:p>tengo</text:p>
          </table:table-cell>
          <table:table-cell office:value-type="string">
            <text:p>ahí</text:p>
          </table:table-cell>
          <table:table-cell office:value-type="string">
            <text:p>ella</text:p>
          </table:table-cell>
          <table:table-cell office:value-type="string">
            <text:p>me</text:p>
          </table:table-cell>
          <table:table-cell table:number-columns-repeated="2" office:value-type="string">
            <text:p>él</text:p>
          </table:table-cell>
          <table:table-cell office:value-type="string">
            <text:p>me</text:p>
          </table:table-cell>
          <table:table-cell office:value-type="string">
            <text:p>dio</text:p>
          </table:table-cell>
          <table:table-cell office:value-type="string">
            <text:p>una</text:p>
          </table:table-cell>
          <table:table-cell office:value-type="string">
            <text:p>copia</text:p>
          </table:table-cell>
          <table:table-cell office:value-type="string">
            <text:p>que</text:p>
          </table:table-cell>
          <table:table-cell office:value-type="string">
            <text:p>ahora</text:p>
          </table:table-cell>
          <table:table-cell office:value-type="string">
            <text:p>yo</text:p>
          </table:table-cell>
          <table:table-cell office:value-type="string">
            <text:p>tengo</text:p>
          </table:table-cell>
          <table:table-cell office:value-type="string">
            <text:p>que</text:p>
          </table:table-cell>
          <table:table-cell office:value-type="string">
            <text:p>hacérsela</text:p>
          </table:table-cell>
          <table:table-cell office:value-type="string">
            <text:p>pero</text:p>
          </table:table-cell>
          <table:table-cell office:value-type="string">
            <text:p>yo</text:p>
          </table:table-cell>
          <table:table-cell office:value-type="string">
            <text:p>te</text:p>
          </table:table-cell>
          <table:table-cell office:value-type="string">
            <text:p>la</text:p>
          </table:table-cell>
          <table:table-cell office:value-type="string">
            <text:p>voy</text:p>
          </table:table-cell>
          <table:table-cell office:value-type="string">
            <text:p>a</text:p>
          </table:table-cell>
          <table:table-cell office:value-type="string">
            <text:p>hacer</text:p>
          </table:table-cell>
          <table:table-cell office:value-type="string">
            <text:p>una</text:p>
          </table:table-cell>
          <table:table-cell office:value-type="string">
            <text:p>copia</text:p>
          </table:table-cell>
          <table:table-cell office:value-type="string">
            <text:p>ésa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1">
          <table:table-cell office:value-type="string">
            <text:p>aut</text:p>
          </table:table-cell>
          <table:table-cell office:value-type="string">
            <text:p>I.R.SUB.MF.1S</text:p>
          </table:table-cell>
          <table:table-cell office:value-type="string">
            <text:p>have.V.1S.PRES</text:p>
          </table:table-cell>
          <table:table-cell office:value-type="string">
            <text:p>here.B</text:p>
          </table:table-cell>
          <table:table-cell office:value-type="string">
            <text:p>she.R.SUB.F.3S</text:p>
          </table:table-cell>
          <table:table-cell office:value-type="string">
            <text:p>me.R.OBJ.MF.1S</text:p>
          </table:table-cell>
          <table:table-cell table:number-columns-repeated="2" office:value-type="string">
            <text:p>he.R.SUB.M.3S</text:p>
          </table:table-cell>
          <table:table-cell office:value-type="string">
            <text:p>me.R.OBJ.MF.1S</text:p>
          </table:table-cell>
          <table:table-cell office:value-type="string">
            <text:p>give.V.3S.PAST</text:p>
          </table:table-cell>
          <table:table-cell office:value-type="string">
            <text:p>one.R.F.SG[or]a.T.IND.F.SG[or]unite.V.1S.PRESSUBJ[or]unite.V.3S.IMPER[or]unite.V.3S.PRESSUBJ</text:p>
          </table:table-cell>
          <table:table-cell office:value-type="string">
            <text:p>copy.V.3S.PRES</text:p>
          </table:table-cell>
          <table:table-cell office:value-type="string">
            <text:p>which.C</text:p>
          </table:table-cell>
          <table:table-cell office:value-type="string">
            <text:p>now.B</text:p>
          </table:table-cell>
          <table:table-cell office:value-type="string">
            <text:p>I.R.SUB.MF.1S</text:p>
          </table:table-cell>
          <table:table-cell office:value-type="string">
            <text:p>have.V.1S.PRES</text:p>
          </table:table-cell>
          <table:table-cell office:value-type="string">
            <text:p>which.C</text:p>
          </table:table-cell>
          <table:table-cell office:value-type="string">
            <text:p>take.V.INFIN.PRECLITIC.+SE[PRN.MF.3S] LA[PRN.F.3S]</text:p>
          </table:table-cell>
          <table:table-cell office:value-type="string">
            <text:p>but.C</text:p>
          </table:table-cell>
          <table:table-cell office:value-type="string">
            <text:p>I.R.SUB.MF.1S</text:p>
          </table:table-cell>
          <table:table-cell office:value-type="string">
            <text:p>you.R.OBJ.MF.2S</text:p>
          </table:table-cell>
          <table:table-cell office:value-type="string">
            <text:p>her.R.OBJ.F.3S[or]the.T.DEF.F.SG</text:p>
          </table:table-cell>
          <table:table-cell office:value-type="string">
            <text:p>go.V.1S.PRES</text:p>
          </table:table-cell>
          <table:table-cell office:value-type="string">
            <text:p>to.P</text:p>
          </table:table-cell>
          <table:table-cell office:value-type="string">
            <text:p>do.V.INFIN</text:p>
          </table:table-cell>
          <table:table-cell office:value-type="string">
            <text:p>one.R.F.SG[or]a.T.IND.F.SG[or]unite.V.1S.PRESSUBJ[or]unite.V.3S.IMPER[or]unite.V.3S.PRESSUBJ</text:p>
          </table:table-cell>
          <table:table-cell office:value-type="string">
            <text:p>copy.V.3S.PRES</text:p>
          </table:table-cell>
          <table:table-cell office:value-type="string">
            <text:p>that.R.DEM.F.SG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au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ésa</text:p>
          </table:table-cell>
          <table:table-cell office:value-type="string">
            <text:p>exacto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that.R.DEM.F.SG</text:p>
          </table:table-cell>
          <table:table-cell office:value-type="string">
            <text:p>exact.A.M.S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ok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o</text:p>
          </table:table-cell>
          <table:table-cell office:value-type="string">
            <text:p>te</text:p>
          </table:table-cell>
          <table:table-cell office:value-type="string">
            <text:p>la</text:p>
          </table:table-cell>
          <table:table-cell office:value-type="string">
            <text:p>hago</text:p>
          </table:table-cell>
          <table:table-cell office:value-type="string">
            <text:p>mañana</text:p>
          </table:table-cell>
          <table:table-cell office:value-type="string">
            <text:p>en</text:p>
          </table:table-cell>
          <table:table-cell office:value-type="string">
            <text:p>el</text:p>
          </table:table-cell>
          <table:table-cell office:value-type="string">
            <text:p>trabajo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I.R.SUB.MF.1S</text:p>
          </table:table-cell>
          <table:table-cell office:value-type="string">
            <text:p>you.R.OBJ.MF.2S</text:p>
          </table:table-cell>
          <table:table-cell office:value-type="string">
            <text:p>her.R.OBJ.F.3S[or]the.T.DEF.F.SG</text:p>
          </table:table-cell>
          <table:table-cell office:value-type="string">
            <text:p>take.V.1S.PRES</text:p>
          </table:table-cell>
          <table:table-cell office:value-type="string">
            <text:p>tomorrow.B[or]tomorrow.N.F.SG</text:p>
          </table:table-cell>
          <table:table-cell office:value-type="string">
            <text:p>on.P</text:p>
          </table:table-cell>
          <table:table-cell office:value-type="string">
            <text:p>the.T.DEF.M.SG</text:p>
          </table:table-cell>
          <table:table-cell office:value-type="string">
            <text:p>work.V.1S.PR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porque</text:p>
          </table:table-cell>
          <table:table-cell office:value-type="string">
            <text:p>yo</text:p>
          </table:table-cell>
          <table:table-cell office:value-type="string">
            <text:p>sé</text:p>
          </table:table-cell>
          <table:table-cell office:value-type="string">
            <text:p>que</text:p>
          </table:table-cell>
          <table:table-cell office:value-type="string">
            <text:p>le</text:p>
          </table:table-cell>
          <table:table-cell office:value-type="string">
            <text:p>hace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because.C</text:p>
          </table:table-cell>
          <table:table-cell office:value-type="string">
            <text:p>I.R.SUB.MF.1S</text:p>
          </table:table-cell>
          <table:table-cell office:value-type="string">
            <text:p>know.V.1S.PRES[or]be.V.2S.IMPER</text:p>
          </table:table-cell>
          <table:table-cell office:value-type="string">
            <text:p>which.C</text:p>
          </table:table-cell>
          <table:table-cell office:value-type="string">
            <text:p>to_him.R.IND.MF.23S</text:p>
          </table:table-cell>
          <table:table-cell office:value-type="string">
            <text:p>take.V.3S.PR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pero</text:p>
          </table:table-cell>
          <table:table-cell office:value-type="string">
            <text:p>yo</text:p>
          </table:table-cell>
          <table:table-cell office:value-type="string">
            <text:p>sé</text:p>
          </table:table-cell>
          <table:table-cell office:value-type="string">
            <text:p>que</text:p>
          </table:table-cell>
          <table:table-cell office:value-type="string">
            <text:p>hay</text:p>
          </table:table-cell>
          <table:table-cell office:value-type="string">
            <text:p>que</text:p>
          </table:table-cell>
          <table:table-cell office:value-type="string">
            <text:p>ponerle</text:p>
          </table:table-cell>
          <table:table-cell office:value-type="string">
            <text:p>algo</text:p>
          </table:table-cell>
          <table:table-cell office:value-type="string">
            <text:p>arriba</text:p>
          </table:table-cell>
          <table:table-cell office:value-type="string">
            <text:p>en</text:p>
          </table:table-cell>
          <table:table-cell office:value-type="string">
            <text:p>la</text:p>
          </table:table-cell>
          <table:table-cell office:value-type="string">
            <text:p>planilla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office:value-type="string">
            <text:p>I.R.SUB.MF.1S</text:p>
          </table:table-cell>
          <table:table-cell office:value-type="string">
            <text:p>know.V.1S.PRES[or]be.V.2S.IMPER</text:p>
          </table:table-cell>
          <table:table-cell office:value-type="string">
            <text:p>which.C</text:p>
          </table:table-cell>
          <table:table-cell office:value-type="string">
            <text:p>which.C.3S.PRES</text:p>
          </table:table-cell>
          <table:table-cell office:value-type="string">
            <text:p>which.C</text:p>
          </table:table-cell>
          <table:table-cell office:value-type="string">
            <text:p>set.V.INFIN.+LE[PRN.MF.3S]</text:p>
          </table:table-cell>
          <table:table-cell office:value-type="string">
            <text:p>something.R.M.SG</text:p>
          </table:table-cell>
          <table:table-cell office:value-type="string">
            <text:p>arrive.V.3S.PRES</text:p>
          </table:table-cell>
          <table:table-cell office:value-type="string">
            <text:p>on.P</text:p>
          </table:table-cell>
          <table:table-cell office:value-type="string">
            <text:p>her.R.OBJ.F.3S[or]the.T.DEF.F.SG</text:p>
          </table:table-cell>
          <table:table-cell office:value-type="string">
            <text:p>form.N.F.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de</text:p>
          </table:table-cell>
          <table:table-cell office:value-type="string">
            <text:p>que</text:p>
          </table:table-cell>
          <table:table-cell office:value-type="string">
            <text:p>es</text:p>
          </table:table-cell>
          <table:table-cell office:value-type="string">
            <text:p>retirado</text:p>
          </table:table-cell>
          <table:table-cell office:value-type="string">
            <text:p>o</text:p>
          </table:table-cell>
          <table:table-cell office:value-type="string">
            <text:p>algo</text:p>
          </table:table-cell>
          <table:table-cell office:value-type="string">
            <text:p>de</text:p>
          </table:table-cell>
          <table:table-cell office:value-type="string">
            <text:p>eso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of.P</text:p>
          </table:table-cell>
          <table:table-cell office:value-type="string">
            <text:p>which.C</text:p>
          </table:table-cell>
          <table:table-cell office:value-type="string">
            <text:p>be.V.3S.PRES</text:p>
          </table:table-cell>
          <table:table-cell office:value-type="string">
            <text:p>remove.V.M.SG.PASTPART</text:p>
          </table:table-cell>
          <table:table-cell office:value-type="string">
            <text:p>or.C</text:p>
          </table:table-cell>
          <table:table-cell office:value-type="string">
            <text:p>something.R.M.SG</text:p>
          </table:table-cell>
          <table:table-cell office:value-type="string">
            <text:p>of.P</text:p>
          </table:table-cell>
          <table:table-cell office:value-type="string">
            <text:p>that.R.DEM.N.S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tiene</text:p>
          </table:table-cell>
          <table:table-cell office:value-type="string">
            <text:p>un</text:p>
          </table:table-cell>
          <table:table-cell office:value-type="string">
            <text:p>nombre</text:p>
          </table:table-cell>
          <table:table-cell office:value-type="string">
            <text:p>ahora</text:p>
          </table:table-cell>
          <table:table-cell office:value-type="string">
            <text:p>se</text:p>
          </table:table-cell>
          <table:table-cell office:value-type="string">
            <text:p>me</text:p>
          </table:table-cell>
          <table:table-cell office:value-type="string">
            <text:p>olvidó</text:p>
          </table:table-cell>
          <table:table-cell office:value-type="string">
            <text:p>pero</text:p>
          </table:table-cell>
          <table:table-cell office:value-type="string">
            <text:p>tienes</text:p>
          </table:table-cell>
          <table:table-cell office:value-type="string">
            <text:p>que</text:p>
          </table:table-cell>
          <table:table-cell office:value-type="string">
            <text:p>ponerle</text:p>
          </table:table-cell>
          <table:table-cell office:value-type="string">
            <text:p>eso</text:p>
          </table:table-cell>
          <table:table-cell office:value-type="string">
            <text:p>arriba</text:p>
          </table:table-cell>
          <table:table-cell office:value-type="string">
            <text:p>porque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aut</text:p>
          </table:table-cell>
          <table:table-cell office:value-type="string">
            <text:p>have.V.3S.PRES</text:p>
          </table:table-cell>
          <table:table-cell office:value-type="string">
            <text:p>one.T.IND.M.SG</text:p>
          </table:table-cell>
          <table:table-cell office:value-type="string">
            <text:p>name.V.1S.PRESSUBJ[or]name.V.3S.IMPER[or]name.V.3S.PRESSUBJ</text:p>
          </table:table-cell>
          <table:table-cell office:value-type="string">
            <text:p>now.B</text:p>
          </table:table-cell>
          <table:table-cell office:value-type="string">
            <text:p>self.R.REF.MF.3SP[or]be.V.2P.IMPER.PRECLITIC</text:p>
          </table:table-cell>
          <table:table-cell office:value-type="string">
            <text:p>me.R.OBJ.MF.1S</text:p>
          </table:table-cell>
          <table:table-cell office:value-type="string">
            <text:p>forget.V.3S.PAST</text:p>
          </table:table-cell>
          <table:table-cell office:value-type="string">
            <text:p>but.C</text:p>
          </table:table-cell>
          <table:table-cell office:value-type="string">
            <text:p>have.V.2S.PRES</text:p>
          </table:table-cell>
          <table:table-cell office:value-type="string">
            <text:p>which.C</text:p>
          </table:table-cell>
          <table:table-cell office:value-type="string">
            <text:p>set.V.INFIN.+LE[PRN.MF.3S]</text:p>
          </table:table-cell>
          <table:table-cell office:value-type="string">
            <text:p>that.R.DEM.N.SG</text:p>
          </table:table-cell>
          <table:table-cell office:value-type="string">
            <text:p>arrive.V.3S.PRES</text:p>
          </table:table-cell>
          <table:table-cell office:value-type="string">
            <text:p>because.C</text:p>
          </table:table-cell>
          <table:table-cell office:value-type="string">
            <text:p>whether.C</text:p>
          </table:table-cell>
          <table:table-cell office:value-type="string">
            <text:p>not.B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í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himself.R.P.MF.3S[or]yes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s</text:p>
          </table:table-cell>
          <table:table-cell office:value-type="string">
            <text:p>igual</text:p>
          </table:table-cell>
          <table:table-cell office:value-type="string">
            <text:p>que</text:p>
          </table:table-cell>
          <table:table-cell office:value-type="string">
            <text:p>cuando</text:p>
          </table:table-cell>
          <table:table-cell office:value-type="string">
            <text:p>uno</text:p>
          </table:table-cell>
          <table:table-cell office:value-type="string">
            <text:p>manda</text:p>
          </table:table-cell>
          <table:table-cell office:value-type="string">
            <text:p>los</text:p>
          </table:table-cell>
          <table:table-cell office:value-type="string">
            <text:p>cheques</text:p>
          </table:table-cell>
          <table:table-cell office:value-type="string">
            <text:p>al</text:p>
          </table:table-cell>
          <table:table-cell office:value-type="string">
            <text:p>I_R_S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aut</text:p>
          </table:table-cell>
          <table:table-cell office:value-type="string">
            <text:p>be.V.3S.PRES</text:p>
          </table:table-cell>
          <table:table-cell office:value-type="string">
            <text:p>equal.B[or]equal.A.M.SG</text:p>
          </table:table-cell>
          <table:table-cell office:value-type="string">
            <text:p>which.C</text:p>
          </table:table-cell>
          <table:table-cell office:value-type="string">
            <text:p>as.C</text:p>
          </table:table-cell>
          <table:table-cell office:value-type="string">
            <text:p>one.R.M.SG[or]unite.V.1S.PRES</text:p>
          </table:table-cell>
          <table:table-cell office:value-type="string">
            <text:p>command.V.3S.PRES</text:p>
          </table:table-cell>
          <table:table-cell office:value-type="string">
            <text:p>them.R.OBJ.M.3P[or]the.T.DEF.M.PL</text:p>
          </table:table-cell>
          <table:table-cell office:value-type="string">
            <text:p>cheque.N.M.PL</text:p>
          </table:table-cell>
          <table:table-cell office:value-type="string">
            <text:p>to_the.P+T.M.S</text:p>
          </table:table-cell>
          <table:table-cell office:value-type="string">
            <text:p>nam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hay</text:p>
          </table:table-cell>
          <table:table-cell office:value-type="string">
            <text:p>que</text:p>
          </table:table-cell>
          <table:table-cell office:value-type="string">
            <text:p>poner</text:p>
          </table:table-cell>
          <table:table-cell office:value-type="string">
            <text:p>el</text:p>
          </table:table-cell>
          <table:table-cell office:value-type="string">
            <text:p>ten</text:p>
          </table:table-cell>
          <table:table-cell office:value-type="string">
            <text:p>ninety</text:p>
          </table:table-cell>
          <table:table-cell office:value-type="string">
            <text:p>nine</text:p>
          </table:table-cell>
          <table:table-cell office:value-type="string">
            <text:p>con</text:p>
          </table:table-cell>
          <table:table-cell office:value-type="string">
            <text:p>el</text:p>
          </table:table-cell>
          <table:table-cell office:value-type="string">
            <text:p>número</text:p>
          </table:table-cell>
          <table:table-cell office:value-type="string">
            <text:p>de</text:p>
          </table:table-cell>
          <table:table-cell office:value-type="string">
            <text:p>social</text:p>
          </table:table-cell>
          <table:table-cell office:value-type="string">
            <text:p>security</text:p>
          </table:table-cell>
          <table:table-cell office:value-type="string">
            <text:p>y</text:p>
          </table:table-cell>
          <table:table-cell office:value-type="string">
            <text:p>toda</text:p>
          </table:table-cell>
          <table:table-cell office:value-type="string">
            <text:p>esa</text:p>
          </table:table-cell>
          <table:table-cell office:value-type="string">
            <text:p>cosa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aut</text:p>
          </table:table-cell>
          <table:table-cell office:value-type="string">
            <text:p>unk3S.PRES</text:p>
          </table:table-cell>
          <table:table-cell office:value-type="string">
            <text:p>which.C</text:p>
          </table:table-cell>
          <table:table-cell office:value-type="string">
            <text:p>set.V.INFIN</text:p>
          </table:table-cell>
          <table:table-cell office:value-type="string">
            <text:p>the.T.DEF.M.SG</text:p>
          </table:table-cell>
          <table:table-cell office:value-type="string">
            <text:p>ten.N.S</text:p>
          </table:table-cell>
          <table:table-cell office:value-type="string">
            <text:p>ninety.N.S</text:p>
          </table:table-cell>
          <table:table-cell office:value-type="string">
            <text:p>nine.N.S</text:p>
          </table:table-cell>
          <table:table-cell office:value-type="string">
            <text:p>with.P</text:p>
          </table:table-cell>
          <table:table-cell office:value-type="string">
            <text:p>the.T.DEF.M.SG</text:p>
          </table:table-cell>
          <table:table-cell office:value-type="string">
            <text:p>numeral.N.M.SG</text:p>
          </table:table-cell>
          <table:table-cell office:value-type="string">
            <text:p>of.P</text:p>
          </table:table-cell>
          <table:table-cell office:value-type="string">
            <text:p>social.A</text:p>
          </table:table-cell>
          <table:table-cell office:value-type="string">
            <text:p>security.N.S</text:p>
          </table:table-cell>
          <table:table-cell office:value-type="string">
            <text:p>and.C</text:p>
          </table:table-cell>
          <table:table-cell office:value-type="string">
            <text:p>everything.R.F.SG[or]all.A.F.SG</text:p>
          </table:table-cell>
          <table:table-cell office:value-type="string">
            <text:p>that.A.DEM.F.SG</text:p>
          </table:table-cell>
          <table:table-cell office:value-type="string">
            <text:p>thing.N.F.SG[or]sew.V.1S.PRESSUBJ[or]sew.V.3S.IMPER[or]sew.V.3S.PRESSUBJ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que</text:p>
          </table:table-cell>
          <table:table-cell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lo</text:p>
          </table:table-cell>
          <table:table-cell office:value-type="string">
            <text:p>aceptan</text:p>
          </table:table-cell>
          <table:table-cell table:number-columns-repeated="2" office:value-type="string">
            <text:p>no</text:p>
          </table:table-cell>
          <table:table-cell office:value-type="string">
            <text:p>es</text:p>
          </table:table-cell>
          <table:table-cell office:value-type="string">
            <text:p>que</text:p>
          </table:table-cell>
          <table:table-cell office:value-type="string">
            <text:p>no</text:p>
          </table:table-cell>
          <table:table-cell office:value-type="string">
            <text:p>lo</text:p>
          </table:table-cell>
          <table:table-cell office:value-type="string">
            <text:p>acepten</text:p>
          </table:table-cell>
          <table:table-cell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te</text:p>
          </table:table-cell>
          <table:table-cell office:value-type="string">
            <text:p>lo</text:p>
          </table:table-cell>
          <table:table-cell office:value-type="string">
            <text:p>acreditan</text:p>
          </table:table-cell>
          <table:table-cell office:value-type="string">
            <text:p>los</text:p>
          </table:table-cell>
          <table:table-cell office:value-type="string">
            <text:p>tienen</text:p>
          </table:table-cell>
          <table:table-cell office:value-type="string">
            <text:p>que</text:p>
          </table:table-cell>
          <table:table-cell office:value-type="string">
            <text:p>acreditar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string">
            <text:p>aut</text:p>
          </table:table-cell>
          <table:table-cell office:value-type="string">
            <text:p>which.C</text:p>
          </table:table-cell>
          <table:table-cell office:value-type="string">
            <text:p>whether.C</text:p>
          </table:table-cell>
          <table:table-cell table:number-columns-repeated="2" office:value-type="string">
            <text:p>not.B</text:p>
          </table:table-cell>
          <table:table-cell office:value-type="string">
            <text:p>him.R.OBJ.M.3S[or]the.T.DEF.N.SP</text:p>
          </table:table-cell>
          <table:table-cell office:value-type="string">
            <text:p>accept.V.3P.PRES</text:p>
          </table:table-cell>
          <table:table-cell table:number-columns-repeated="2" office:value-type="string">
            <text:p>not.B</text:p>
          </table:table-cell>
          <table:table-cell office:value-type="string">
            <text:p>be.V.3S.PRES</text:p>
          </table:table-cell>
          <table:table-cell office:value-type="string">
            <text:p>which.C</text:p>
          </table:table-cell>
          <table:table-cell office:value-type="string">
            <text:p>not.B</text:p>
          </table:table-cell>
          <table:table-cell office:value-type="string">
            <text:p>him.R.OBJ.M.3S[or]the.T.DEF.N.SP</text:p>
          </table:table-cell>
          <table:table-cell office:value-type="string">
            <text:p>accept.V.3P.IMPER[or]accept.V.3P.PRESSUBJ</text:p>
          </table:table-cell>
          <table:table-cell office:value-type="string">
            <text:p>whether.C</text:p>
          </table:table-cell>
          <table:table-cell table:number-columns-repeated="2" office:value-type="string">
            <text:p>not.B</text:p>
          </table:table-cell>
          <table:table-cell office:value-type="string">
            <text:p>you.R.OBJ.MF.2S</text:p>
          </table:table-cell>
          <table:table-cell office:value-type="string">
            <text:p>him.R.OBJ.M.3S[or]the.T.DEF.N.SP</text:p>
          </table:table-cell>
          <table:table-cell office:value-type="string">
            <text:p>accredit.V.3P.PRES</text:p>
          </table:table-cell>
          <table:table-cell office:value-type="string">
            <text:p>them.R.OBJ.M.3P[or]the.T.DEF.M.PL</text:p>
          </table:table-cell>
          <table:table-cell office:value-type="string">
            <text:p>have.V.3P.PRES</text:p>
          </table:table-cell>
          <table:table-cell office:value-type="string">
            <text:p>which.C</text:p>
          </table:table-cell>
          <table:table-cell office:value-type="string">
            <text:p>accredit.V.INFIN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adonde</text:p>
          </table:table-cell>
          <table:table-cell office:value-type="string">
            <text:p>tienen</text:p>
          </table:table-cell>
          <table:table-cell office:value-type="string">
            <text:p>que</text:p>
          </table:table-cell>
          <table:table-cell office:value-type="string">
            <text:p>acreditarlo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to_where.L</text:p>
          </table:table-cell>
          <table:table-cell office:value-type="string">
            <text:p>have.V.3P.PRES</text:p>
          </table:table-cell>
          <table:table-cell office:value-type="string">
            <text:p>which.C</text:p>
          </table:table-cell>
          <table:table-cell office:value-type="string">
            <text:p>accredit.V.INFIN.+LO[PRN.M.3S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a</text:p>
          </table:table-cell>
          <table:table-cell office:value-type="string">
            <text:p>creo</text:p>
          </table:table-cell>
          <table:table-cell office:value-type="string">
            <text:p>que</text:p>
          </table:table-cell>
          <table:table-cell office:value-type="string">
            <text:p>falta</text:p>
          </table:table-cell>
          <table:table-cell office:value-type="string">
            <text:p>poco</text:p>
          </table:table-cell>
          <table:table-cell office:value-type="string">
            <text:p>para</text:p>
          </table:table-cell>
          <table:table-cell office:value-type="string">
            <text:p>que</text:p>
          </table:table-cell>
          <table:table-cell office:value-type="string">
            <text:p>se</text:p>
          </table:table-cell>
          <table:table-cell office:value-type="string">
            <text:p>acaben</text:p>
          </table:table-cell>
          <table:table-cell office:value-type="string">
            <text:p>los</text:p>
          </table:table-cell>
          <table:table-cell office:value-type="string">
            <text:p>treinta</text:p>
          </table:table-cell>
          <table:table-cell office:value-type="string">
            <text:p>minutos</text:p>
          </table:table-cell>
          <table:table-cell office:value-type="string">
            <text:p>no</text:p>
          </table:table-cell>
          <table:table-cell office:value-type="string">
            <text:p>?</text:p>
          </table:table-cell>
          <table:table-cell table:number-columns-repeated="1009"/>
        </table:table-row>
        <table:table-row table:style-name="ro1">
          <table:table-cell office:value-type="string">
            <text:p>aut</text:p>
          </table:table-cell>
          <table:table-cell office:value-type="string">
            <text:p>already.B</text:p>
          </table:table-cell>
          <table:table-cell office:value-type="string">
            <text:p>create.V.1S.PRES[or]believe.V.1S.PRES</text:p>
          </table:table-cell>
          <table:table-cell office:value-type="string">
            <text:p>which.C</text:p>
          </table:table-cell>
          <table:table-cell office:value-type="string">
            <text:p>which.C.3S.PRES</text:p>
          </table:table-cell>
          <table:table-cell office:value-type="string">
            <text:p>little.B[or]little.A.M.SG</text:p>
          </table:table-cell>
          <table:table-cell office:value-type="string">
            <text:p>stall.V.3S.PRES</text:p>
          </table:table-cell>
          <table:table-cell office:value-type="string">
            <text:p>which.C</text:p>
          </table:table-cell>
          <table:table-cell office:value-type="string">
            <text:p>self.R.REF.MF.3SP[or]be.V.2P.IMPER.PRECLITIC</text:p>
          </table:table-cell>
          <table:table-cell office:value-type="string">
            <text:p>finish.V.3P.IMPER[or]finish.V.3P.PRESSUBJ</text:p>
          </table:table-cell>
          <table:table-cell office:value-type="string">
            <text:p>them.R.OBJ.M.3P[or]the.T.DEF.M.PL</text:p>
          </table:table-cell>
          <table:table-cell office:value-type="string">
            <text:p>thirty.N.M</text:p>
          </table:table-cell>
          <table:table-cell office:value-type="string">
            <text:p>minute.N.M.PL</text:p>
          </table:table-cell>
          <table:table-cell office:value-type="string">
            <text:p>not.B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bueno</text:p>
          </table:table-cell>
          <table:table-cell office:value-type="string">
            <text:p>yo</text:p>
          </table:table-cell>
          <table:table-cell office:value-type="string">
            <text:p>no</text:p>
          </table:table-cell>
          <table:table-cell office:value-type="string">
            <text:p>sé</text:p>
          </table:table-cell>
          <table:table-cell office:value-type="string">
            <text:p>llevamos</text:p>
          </table:table-cell>
          <table:table-cell office:value-type="string">
            <text:p>hablando</text:p>
          </table:table-cell>
          <table:table-cell office:value-type="string">
            <text:p>tiempo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well.A.M.SG[or]well.INTERJ</text:p>
          </table:table-cell>
          <table:table-cell office:value-type="string">
            <text:p>I.R.SUB.MF.1S</text:p>
          </table:table-cell>
          <table:table-cell office:value-type="string">
            <text:p>not.B</text:p>
          </table:table-cell>
          <table:table-cell office:value-type="string">
            <text:p>know.V.1S.PRES[or]be.V.2S.IMPER</text:p>
          </table:table-cell>
          <table:table-cell office:value-type="string">
            <text:p>wear.V.1P.PAST[or]wear.V.1P.PRES</text:p>
          </table:table-cell>
          <table:table-cell office:value-type="string">
            <text:p>talk.V.PRESPART</text:p>
          </table:table-cell>
          <table:table-cell office:value-type="string">
            <text:p>weather.N.M.S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no</text:p>
          </table:table-cell>
          <table:table-cell office:value-type="string">
            <text:p>sé</text:p>
          </table:table-cell>
          <table:table-cell table:number-columns-repeated="2" office:value-type="string">
            <text:p>casi</text:p>
          </table:table-cell>
          <table:table-cell office:value-type="string">
            <text:p>la</text:p>
          </table:table-cell>
          <table:table-cell office:value-type="string">
            <text:p>media</text:p>
          </table:table-cell>
          <table:table-cell office:value-type="string">
            <text:p>hora</text:p>
          </table:table-cell>
          <table:table-cell office:value-type="string">
            <text:p>ya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not.B</text:p>
          </table:table-cell>
          <table:table-cell office:value-type="string">
            <text:p>know.V.1S.PRES[or]be.V.2S.IMPER</text:p>
          </table:table-cell>
          <table:table-cell table:number-columns-repeated="2" office:value-type="string">
            <text:p>nearly.B</text:p>
          </table:table-cell>
          <table:table-cell office:value-type="string">
            <text:p>her.R.OBJ.F.3S[or]the.T.DEF.F.SG</text:p>
          </table:table-cell>
          <table:table-cell office:value-type="string">
            <text:p>the.T.DEF.3S.PRES</text:p>
          </table:table-cell>
          <table:table-cell office:value-type="string">
            <text:p>time.N.F.SG</text:p>
          </table:table-cell>
          <table:table-cell office:value-type="string">
            <text:p>already.B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</text:p>
          </table:table-cell>
          <table:table-cell office:value-type="string">
            <text:p>ya</text:p>
          </table:table-cell>
          <table:table-cell office:value-type="string">
            <text:p>se</text:p>
          </table:table-cell>
          <table:table-cell office:value-type="string">
            <text:p>está</text:p>
          </table:table-cell>
          <table:table-cell office:value-type="string">
            <text:p>haciendo</text:p>
          </table:table-cell>
          <table:table-cell office:value-type="string">
            <text:p>de</text:p>
          </table:table-cell>
          <table:table-cell office:value-type="string">
            <text:p>noche</text:p>
          </table:table-cell>
          <table:table-cell office:value-type="string">
            <text:p>ya</text:p>
          </table:table-cell>
          <table:table-cell office:value-type="string">
            <text:p>mañana</text:p>
          </table:table-cell>
          <table:table-cell office:value-type="string">
            <text:p>hay</text:p>
          </table:table-cell>
          <table:table-cell office:value-type="string">
            <text:p>que</text:p>
          </table:table-cell>
          <table:table-cell office:value-type="string">
            <text:p>ir</text:p>
          </table:table-cell>
          <table:table-cell office:value-type="string">
            <text:p>a</text:p>
          </table:table-cell>
          <table:table-cell office:value-type="string">
            <text:p>trabajar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already.B</text:p>
          </table:table-cell>
          <table:table-cell office:value-type="string">
            <text:p>self.R.REF.MF.3SP[or]be.V.2P.IMPER.PRECLITIC</text:p>
          </table:table-cell>
          <table:table-cell office:value-type="string">
            <text:p>be.V.3S.PRES</text:p>
          </table:table-cell>
          <table:table-cell office:value-type="string">
            <text:p>take.V.PRESPART</text:p>
          </table:table-cell>
          <table:table-cell office:value-type="string">
            <text:p>of.P</text:p>
          </table:table-cell>
          <table:table-cell office:value-type="string">
            <text:p>night.N.F.SG</text:p>
          </table:table-cell>
          <table:table-cell office:value-type="string">
            <text:p>already.B</text:p>
          </table:table-cell>
          <table:table-cell office:value-type="string">
            <text:p>tomorrow.B[or]tomorrow.N.F.SG</text:p>
          </table:table-cell>
          <table:table-cell office:value-type="string">
            <text:p>tomorrow.N.3S.PRES</text:p>
          </table:table-cell>
          <table:table-cell office:value-type="string">
            <text:p>which.C</text:p>
          </table:table-cell>
          <table:table-cell office:value-type="string">
            <text:p>go.V.INFIN</text:p>
          </table:table-cell>
          <table:table-cell office:value-type="string">
            <text:p>to.P</text:p>
          </table:table-cell>
          <table:table-cell office:value-type="string">
            <text:p>work.V.INFI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string">
            <text:p>sí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office:value-type="string">
            <text:p>himself.R.P.MF.3S[or]yes.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hay</text:p>
          </table:table-cell>
          <table:table-cell office:value-type="string">
            <text:p>que</text:p>
          </table:table-cell>
          <table:table-cell office:value-type="string">
            <text:p>cocinar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office:value-type="string">
            <text:p>yes.B.3S.PRES</text:p>
          </table:table-cell>
          <table:table-cell office:value-type="string">
            <text:p>which.C</text:p>
          </table:table-cell>
          <table:table-cell office:value-type="string">
            <text:p>cook.V.INF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no</text:p>
          </table:table-cell>
          <table:table-cell office:value-type="string">
            <text:p>yo</text:p>
          </table:table-cell>
          <table:table-cell office:value-type="string">
            <text:p>ya</text:p>
          </table:table-cell>
          <table:table-cell office:value-type="string">
            <text:p>cociné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not.B</text:p>
          </table:table-cell>
          <table:table-cell office:value-type="string">
            <text:p>I.R.SUB.MF.1S</text:p>
          </table:table-cell>
          <table:table-cell office:value-type="string">
            <text:p>already.B</text:p>
          </table:table-cell>
          <table:table-cell office:value-type="string">
            <text:p>cook.V.1S.PA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a</text:p>
          </table:table-cell>
          <table:table-cell office:value-type="string">
            <text:p>cocinaste</text:p>
          </table:table-cell>
          <table:table-cell office:value-type="string">
            <text:p>nosotros</text:p>
          </table:table-cell>
          <table:table-cell office:value-type="string">
            <text:p>comimos</text:p>
          </table:table-cell>
          <table:table-cell office:value-type="string">
            <text:p>nosotros</text:p>
          </table:table-cell>
          <table:table-cell office:value-type="string">
            <text:p>fuimos</text:p>
          </table:table-cell>
          <table:table-cell office:value-type="string">
            <text:p>a</text:p>
          </table:table-cell>
          <table:table-cell office:value-type="string">
            <text:p>Bass</text:p>
          </table:table-cell>
          <table:table-cell office:value-type="string">
            <text:p>Pro</text:p>
          </table:table-cell>
          <table:table-cell office:value-type="string">
            <text:p>shop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aut</text:p>
          </table:table-cell>
          <table:table-cell office:value-type="string">
            <text:p>already.B</text:p>
          </table:table-cell>
          <table:table-cell office:value-type="string">
            <text:p>cook.V.2S.PAST</text:p>
          </table:table-cell>
          <table:table-cell office:value-type="string">
            <text:p>we.R.SUB.M.1P</text:p>
          </table:table-cell>
          <table:table-cell office:value-type="string">
            <text:p>lunch.V.1P.PAST</text:p>
          </table:table-cell>
          <table:table-cell office:value-type="string">
            <text:p>we.R.SUB.M.1P</text:p>
          </table:table-cell>
          <table:table-cell office:value-type="string">
            <text:p>go.V.1P.PAST[or]be.V.1P.PAST</text:p>
          </table:table-cell>
          <table:table-cell office:value-type="string">
            <text:p>to.P</text:p>
          </table:table-cell>
          <table:table-cell table:number-columns-repeated="2" office:value-type="string">
            <text:p>name</text:p>
          </table:table-cell>
          <table:table-cell office:value-type="string">
            <text:p>shop.N.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sí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himself.R.P.MF.3S[or]yes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where</text:p>
          </table:table-cell>
          <table:table-cell table:number-columns-repeated="1022"/>
        </table:table-row>
        <table:table-row table:style-name="ro1">
          <table:table-cell office:value-type="string">
            <text:p>au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Bass</text:p>
          </table:table-cell>
          <table:table-cell office:value-type="string">
            <text:p>Pro</text:p>
          </table:table-cell>
          <table:table-cell office:value-type="string">
            <text:p>shop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table:number-columns-repeated="2" office:value-type="string">
            <text:p>name</text:p>
          </table:table-cell>
          <table:table-cell office:value-type="string">
            <text:p>shop.N.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ah</text:p>
          </table:table-cell>
          <table:table-cell office:value-type="string">
            <text:p>ok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table:number-columns-repeated="2" office:value-type="string">
            <text:p>un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allá</text:p>
          </table:table-cell>
          <table:table-cell office:value-type="string">
            <text:p>en</text:p>
          </table:table-cell>
          <table:table-cell office:value-type="string">
            <text:p>Grifeny</text:p>
          </table:table-cell>
          <table:table-cell office:value-type="string">
            <text:p>ninety</text:p>
          </table:table-cell>
          <table:table-cell office:value-type="string">
            <text:p>five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there.B</text:p>
          </table:table-cell>
          <table:table-cell office:value-type="string">
            <text:p>on.P</text:p>
          </table:table-cell>
          <table:table-cell office:value-type="string">
            <text:p>name</text:p>
          </table:table-cell>
          <table:table-cell office:value-type="string">
            <text:p>ninety.N.S</text:p>
          </table:table-cell>
          <table:table-cell office:value-type="string">
            <text:p>five.N.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so</text:p>
          </table:table-cell>
          <table:table-cell office:value-type="string">
            <text:p>que</text:p>
          </table:table-cell>
          <table:table-cell office:value-type="string">
            <text:p>es</text:p>
          </table:table-cell>
          <table:table-cell office:value-type="string">
            <text:p>cuestión</text:p>
          </table:table-cell>
          <table:table-cell office:value-type="string">
            <text:p>de</text:p>
          </table:table-cell>
          <table:table-cell office:value-type="string">
            <text:p>casería</text:p>
          </table:table-cell>
          <table:table-cell office:value-type="string">
            <text:p>y</text:p>
          </table:table-cell>
          <table:table-cell office:value-type="string">
            <text:p>toda</text:p>
          </table:table-cell>
          <table:table-cell office:value-type="string">
            <text:p>esa</text:p>
          </table:table-cell>
          <table:table-cell office:value-type="string">
            <text:p>cosa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aut</text:p>
          </table:table-cell>
          <table:table-cell office:value-type="string">
            <text:p>that.R.DEM.N.SG</text:p>
          </table:table-cell>
          <table:table-cell office:value-type="string">
            <text:p>which.C</text:p>
          </table:table-cell>
          <table:table-cell office:value-type="string">
            <text:p>be.V.3S.PRES</text:p>
          </table:table-cell>
          <table:table-cell office:value-type="string">
            <text:p>question.N.F.SG</text:p>
          </table:table-cell>
          <table:table-cell office:value-type="string">
            <text:p>of.P</text:p>
          </table:table-cell>
          <table:table-cell office:value-type="string">
            <text:p>hunting.N.F.S</text:p>
          </table:table-cell>
          <table:table-cell office:value-type="string">
            <text:p>and.C</text:p>
          </table:table-cell>
          <table:table-cell office:value-type="string">
            <text:p>everything.R.F.SG[or]all.A.F.SG</text:p>
          </table:table-cell>
          <table:table-cell office:value-type="string">
            <text:p>that.A.DEM.F.SG</text:p>
          </table:table-cell>
          <table:table-cell office:value-type="string">
            <text:p>thing.N.F.SG[or]sew.V.1S.PRESSUBJ[or]sew.V.3S.IMPER[or]sew.V.3S.PRESSUBJ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uhhuh</text:p>
          </table:table-cell>
          <table:table-cell office:value-type="string">
            <text:p>yo</text:p>
          </table:table-cell>
          <table:table-cell office:value-type="string">
            <text:p>he</text:p>
          </table:table-cell>
          <table:table-cell office:value-type="string">
            <text:p>estado</text:p>
          </table:table-cell>
          <table:table-cell office:value-type="string">
            <text:p>ahí</text:p>
          </table:table-cell>
          <table:table-cell office:value-type="string">
            <text:p>sí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office:value-type="string">
            <text:p>I.R.SUB.MF.1S</text:p>
          </table:table-cell>
          <table:table-cell office:value-type="string">
            <text:p>have.V.1S.PRES</text:p>
          </table:table-cell>
          <table:table-cell office:value-type="string">
            <text:p>be.V.M.SG.PASTPART</text:p>
          </table:table-cell>
          <table:table-cell office:value-type="string">
            <text:p>here.B</text:p>
          </table:table-cell>
          <table:table-cell office:value-type="string">
            <text:p>himself.R.P.MF.3S[or]yes.B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</text:p>
          </table:table-cell>
          <table:table-cell office:value-type="string">
            <text:p>cuando</text:p>
          </table:table-cell>
          <table:table-cell office:value-type="string">
            <text:p>salimos</text:p>
          </table:table-cell>
          <table:table-cell office:value-type="string">
            <text:p>y</text:p>
          </table:table-cell>
          <table:table-cell office:value-type="string">
            <text:p>fuimos</text:p>
          </table:table-cell>
          <table:table-cell office:value-type="string">
            <text:p>a</text:p>
          </table:table-cell>
          <table:table-cell office:value-type="string">
            <text:p>county</text:p>
          </table:table-cell>
          <table:table-cell office:value-type="string">
            <text:p>a</text:p>
          </table:table-cell>
          <table:table-cell office:value-type="string">
            <text:p>ver</text:p>
          </table:table-cell>
          <table:table-cell office:value-type="string">
            <text:p>los</text:p>
          </table:table-cell>
          <table:table-cell office:value-type="string">
            <text:p>campers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as.C</text:p>
          </table:table-cell>
          <table:table-cell office:value-type="string">
            <text:p>exit.V.1P.PAST[or]exit.V.1P.PRES</text:p>
          </table:table-cell>
          <table:table-cell office:value-type="string">
            <text:p>and.C</text:p>
          </table:table-cell>
          <table:table-cell office:value-type="string">
            <text:p>go.V.1P.PAST[or]be.V.1P.PAST</text:p>
          </table:table-cell>
          <table:table-cell office:value-type="string">
            <text:p>to.P</text:p>
          </table:table-cell>
          <table:table-cell office:value-type="string">
            <text:p>county.N.S</text:p>
          </table:table-cell>
          <table:table-cell office:value-type="string">
            <text:p>to.P</text:p>
          </table:table-cell>
          <table:table-cell office:value-type="string">
            <text:p>view.V.INFIN</text:p>
          </table:table-cell>
          <table:table-cell office:value-type="string">
            <text:p>them.R.OBJ.M.3P[or]the.T.DEF.M.PL</text:p>
          </table:table-cell>
          <table:table-cell office:value-type="string">
            <text:p>unk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porque</text:p>
          </table:table-cell>
          <table:table-cell office:value-type="string">
            <text:p>andamos</text:p>
          </table:table-cell>
          <table:table-cell office:value-type="string">
            <text:p>para</text:p>
          </table:table-cell>
          <table:table-cell office:value-type="string">
            <text:p>el</text:p>
          </table:table-cell>
          <table:table-cell office:value-type="string">
            <text:p>futuro</text:p>
          </table:table-cell>
          <table:table-cell office:value-type="string">
            <text:p>buscando</text:p>
          </table:table-cell>
          <table:table-cell office:value-type="string">
            <text:p>uno</text:p>
          </table:table-cell>
          <table:table-cell office:value-type="string">
            <text:p>más</text:p>
          </table:table-cell>
          <table:table-cell office:value-type="string">
            <text:p>grande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ut</text:p>
          </table:table-cell>
          <table:table-cell office:value-type="string">
            <text:p>because.C</text:p>
          </table:table-cell>
          <table:table-cell office:value-type="string">
            <text:p>walk.V.1P.PRES</text:p>
          </table:table-cell>
          <table:table-cell office:value-type="string">
            <text:p>stall.V.3S.PRES</text:p>
          </table:table-cell>
          <table:table-cell office:value-type="string">
            <text:p>the.T.DEF.M.SG</text:p>
          </table:table-cell>
          <table:table-cell office:value-type="string">
            <text:p>future.A.M.SG</text:p>
          </table:table-cell>
          <table:table-cell office:value-type="string">
            <text:p>seek.V.PRESPART</text:p>
          </table:table-cell>
          <table:table-cell office:value-type="string">
            <text:p>one.R.M.SG[or]unite.V.1S.PRES</text:p>
          </table:table-cell>
          <table:table-cell office:value-type="string">
            <text:p>more.B</text:p>
          </table:table-cell>
          <table:table-cell office:value-type="string">
            <text:p>large.A.M.S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</text:p>
          </table:table-cell>
          <table:table-cell office:value-type="string">
            <text:p>de</text:p>
          </table:table-cell>
          <table:table-cell office:value-type="string">
            <text:p>ahí</text:p>
          </table:table-cell>
          <table:table-cell office:value-type="string">
            <text:p>salimos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of.P</text:p>
          </table:table-cell>
          <table:table-cell office:value-type="string">
            <text:p>here.B</text:p>
          </table:table-cell>
          <table:table-cell office:value-type="string">
            <text:p>exit.V.1P.PAST[or]exit.V.1P.PR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</text:p>
          </table:table-cell>
          <table:table-cell office:value-type="string">
            <text:p>nos</text:p>
          </table:table-cell>
          <table:table-cell office:value-type="string">
            <text:p>metimos</text:p>
          </table:table-cell>
          <table:table-cell office:value-type="string">
            <text:p>un</text:p>
          </table:table-cell>
          <table:table-cell office:value-type="string">
            <text:p>barbecue</text:p>
          </table:table-cell>
          <table:table-cell office:value-type="string">
            <text:p>place</text:p>
          </table:table-cell>
          <table:table-cell office:value-type="string">
            <text:p>que</text:p>
          </table:table-cell>
          <table:table-cell office:value-type="string">
            <text:p>hay</text:p>
          </table:table-cell>
          <table:table-cell office:value-type="string">
            <text:p>er</text:p>
          </table:table-cell>
          <table:table-cell office:value-type="string">
            <text:p>university</text:p>
          </table:table-cell>
          <table:table-cell office:value-type="string">
            <text:p>and</text:p>
          </table:table-cell>
          <table:table-cell office:value-type="string">
            <text:p>Pince</text:p>
          </table:table-cell>
          <table:table-cell office:value-type="string">
            <text:p>boulevard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us.R.OBJ.MF.1P</text:p>
          </table:table-cell>
          <table:table-cell office:value-type="string">
            <text:p>put.V.1P.PAST</text:p>
          </table:table-cell>
          <table:table-cell office:value-type="string">
            <text:p>one.T.IND.M.SG</text:p>
          </table:table-cell>
          <table:table-cell office:value-type="string">
            <text:p>barbecue.N.S</text:p>
          </table:table-cell>
          <table:table-cell office:value-type="string">
            <text:p>place.N.S</text:p>
          </table:table-cell>
          <table:table-cell office:value-type="string">
            <text:p>which.C</text:p>
          </table:table-cell>
          <table:table-cell office:value-type="string">
            <text:p>which.C.3S.PRES</text:p>
          </table:table-cell>
          <table:table-cell office:value-type="string">
            <text:p>unk</text:p>
          </table:table-cell>
          <table:table-cell office:value-type="string">
            <text:p>university.N.S</text:p>
          </table:table-cell>
          <table:table-cell office:value-type="string">
            <text:p>and.C</text:p>
          </table:table-cell>
          <table:table-cell office:value-type="string">
            <text:p>name</text:p>
          </table:table-cell>
          <table:table-cell office:value-type="string">
            <text:p>boulevard.N.S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ok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I</text:p>
          </table:table-cell>
          <table:table-cell office:value-type="string">
            <text:p>know</text:p>
          </table:table-cell>
          <table:table-cell office:value-type="string">
            <text:p>where</text:p>
          </table:table-cell>
          <table:table-cell office:value-type="string">
            <text:p>that</text:p>
          </table:table-cell>
          <table:table-cell office:value-type="string">
            <text:p>i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I.R.SUB.1S</text:p>
          </table:table-cell>
          <table:table-cell office:value-type="string">
            <text:p>know.V.INFIN</text:p>
          </table:table-cell>
          <table:table-cell office:value-type="string">
            <text:p>where.W</text:p>
          </table:table-cell>
          <table:table-cell office:value-type="string">
            <text:p>that.D.FAR[or]that.C</text:p>
          </table:table-cell>
          <table:table-cell office:value-type="string">
            <text:p>be.V.3S.PRE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allá</text:p>
          </table:table-cell>
          <table:table-cell office:value-type="string">
            <text:p>traen</text:p>
          </table:table-cell>
          <table:table-cell office:value-type="string">
            <text:p>una</text:p>
          </table:table-cell>
          <table:table-cell office:value-type="string">
            <text:p>cosita</text:p>
          </table:table-cell>
          <table:table-cell office:value-type="string">
            <text:p>chiquitica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there.B</text:p>
          </table:table-cell>
          <table:table-cell office:value-type="string">
            <text:p>bring.V.3P.PRES</text:p>
          </table:table-cell>
          <table:table-cell office:value-type="string">
            <text:p>one.R.F.SG[or]a.T.IND.F.SG[or]unite.V.1S.PRESSUBJ[or]unite.V.3S.IMPER[or]unite.V.3S.PRESSUBJ</text:p>
          </table:table-cell>
          <table:table-cell office:value-type="string">
            <text:p>thing.N.F.S.DIM</text:p>
          </table:table-cell>
          <table:table-cell office:value-type="string">
            <text:p>girly.A.F.S.DI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pero</text:p>
          </table:table-cell>
          <table:table-cell office:value-type="string">
            <text:p>cocinan</text:p>
          </table:table-cell>
          <table:table-cell office:value-type="string">
            <text:p>tan</text:p>
          </table:table-cell>
          <table:table-cell office:value-type="string">
            <text:p>rico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office:value-type="string">
            <text:p>cook.V.3P.PRES</text:p>
          </table:table-cell>
          <table:table-cell office:value-type="string">
            <text:p>so.B</text:p>
          </table:table-cell>
          <table:table-cell office:value-type="string">
            <text:p>affluent.A.M.S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table:number-columns-repeated="2"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table:number-columns-repeated="2" office:value-type="string">
            <text:p>yeah.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what</text:p>
          </table:table-cell>
          <table:table-cell office:value-type="string">
            <text:p>ribs</text:p>
          </table:table-cell>
          <table:table-cell office:value-type="string">
            <text:p>and</text:p>
          </table:table-cell>
          <table:table-cell office:value-type="string">
            <text:p>chicken</text:p>
          </table:table-cell>
          <table:table-cell office:value-type="string">
            <text:p>and</text:p>
          </table:table-cell>
          <table:table-cell office:value-type="string">
            <text:p>all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what.W</text:p>
          </table:table-cell>
          <table:table-cell office:value-type="string">
            <text:p>rib.PV.+PV</text:p>
          </table:table-cell>
          <table:table-cell office:value-type="string">
            <text:p>and.C</text:p>
          </table:table-cell>
          <table:table-cell office:value-type="string">
            <text:p>chicken.N.S</text:p>
          </table:table-cell>
          <table:table-cell office:value-type="string">
            <text:p>and.C</text:p>
          </table:table-cell>
          <table:table-cell office:value-type="string">
            <text:p>all.A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table:number-columns-repeated="2" office:value-type="string">
            <text:p>yeah</text:p>
          </table:table-cell>
          <table:table-cell office:value-type="string">
            <text:p>the</text:p>
          </table:table-cell>
          <table:table-cell office:value-type="string">
            <text:p>whole</text:p>
          </table:table-cell>
          <table:table-cell office:value-type="string">
            <text:p>barbecue</text:p>
          </table:table-cell>
          <table:table-cell office:value-type="string">
            <text:p>smoked</text:p>
          </table:table-cell>
          <table:table-cell office:value-type="string">
            <text:p>barbecue</text:p>
          </table:table-cell>
          <table:table-cell office:value-type="string">
            <text:p>so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table:number-columns-repeated="2" office:value-type="string">
            <text:p>yeah.B</text:p>
          </table:table-cell>
          <table:table-cell office:value-type="string">
            <text:p>the.T.DEF</text:p>
          </table:table-cell>
          <table:table-cell office:value-type="string">
            <text:p>whole.A</text:p>
          </table:table-cell>
          <table:table-cell office:value-type="string">
            <text:p>barbecue.N.S</text:p>
          </table:table-cell>
          <table:table-cell office:value-type="string">
            <text:p>smoke.AV.+AV[or]smoked.AV</text:p>
          </table:table-cell>
          <table:table-cell office:value-type="string">
            <text:p>barbecue.N.S</text:p>
          </table:table-cell>
          <table:table-cell office:value-type="string">
            <text:p>so.B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it's</text:p>
          </table:table-cell>
          <table:table-cell office:value-type="string">
            <text:p>delicious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it.GB.+GB</text:p>
          </table:table-cell>
          <table:table-cell office:value-type="string">
            <text:p>delicious.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oh</text:p>
          </table:table-cell>
          <table:table-cell office:value-type="string">
            <text:p>that's</text:p>
          </table:table-cell>
          <table:table-cell office:value-type="string">
            <text:p>good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office:value-type="string">
            <text:p>that.GB.+GB[or]that.C</text:p>
          </table:table-cell>
          <table:table-cell office:value-type="string">
            <text:p>good.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</text:p>
          </table:table-cell>
          <table:table-cell office:value-type="string">
            <text:p>we</text:p>
          </table:table-cell>
          <table:table-cell office:value-type="string">
            <text:p>were</text:p>
          </table:table-cell>
          <table:table-cell office:value-type="string">
            <text:p>there</text:p>
          </table:table-cell>
          <table:table-cell office:value-type="string">
            <text:p>and</text:p>
          </table:table-cell>
          <table:table-cell office:value-type="string">
            <text:p>Pepita</text:p>
          </table:table-cell>
          <table:table-cell office:value-type="string">
            <text:p>asked</text:p>
          </table:table-cell>
          <table:table-cell office:value-type="string">
            <text:p>er</text:p>
          </table:table-cell>
          <table:table-cell office:value-type="string">
            <text:p>we</text:p>
          </table:table-cell>
          <table:table-cell office:value-type="string">
            <text:p>asked</text:p>
          </table:table-cell>
          <table:table-cell office:value-type="string">
            <text:p>her</text:p>
          </table:table-cell>
          <table:table-cell office:value-type="string">
            <text:p>what</text:p>
          </table:table-cell>
          <table:table-cell office:value-type="string">
            <text:p>she</text:p>
          </table:table-cell>
          <table:table-cell office:value-type="string">
            <text:p>wanted</text:p>
          </table:table-cell>
          <table:table-cell office:value-type="string">
            <text:p>for</text:p>
          </table:table-cell>
          <table:table-cell office:value-type="string">
            <text:p>dinner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we.R.SUB.1P</text:p>
          </table:table-cell>
          <table:table-cell office:value-type="string">
            <text:p>were.V.2S123P.PAST</text:p>
          </table:table-cell>
          <table:table-cell office:value-type="string">
            <text:p>there.B</text:p>
          </table:table-cell>
          <table:table-cell office:value-type="string">
            <text:p>and.C</text:p>
          </table:table-cell>
          <table:table-cell office:value-type="string">
            <text:p>name</text:p>
          </table:table-cell>
          <table:table-cell office:value-type="string">
            <text:p>ask.AV.+AV</text:p>
          </table:table-cell>
          <table:table-cell office:value-type="string">
            <text:p>unk</text:p>
          </table:table-cell>
          <table:table-cell office:value-type="string">
            <text:p>we.R.SUB.1P</text:p>
          </table:table-cell>
          <table:table-cell office:value-type="string">
            <text:p>ask.AV.+AV</text:p>
          </table:table-cell>
          <table:table-cell office:value-type="string">
            <text:p>her.A.POSS.F.3S</text:p>
          </table:table-cell>
          <table:table-cell office:value-type="string">
            <text:p>what.W</text:p>
          </table:table-cell>
          <table:table-cell office:value-type="string">
            <text:p>she.R.SUB.F.3S</text:p>
          </table:table-cell>
          <table:table-cell office:value-type="string">
            <text:p>want.AV.+AV</text:p>
          </table:table-cell>
          <table:table-cell office:value-type="string">
            <text:p>for.P</text:p>
          </table:table-cell>
          <table:table-cell office:value-type="string">
            <text:p>dinner.N.S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he</text:p>
          </table:table-cell>
          <table:table-cell office:value-type="string">
            <text:p>said</text:p>
          </table:table-cell>
          <table:table-cell office:value-type="string">
            <text:p>well</text:p>
          </table:table-cell>
          <table:table-cell office:value-type="string">
            <text:p>bring</text:p>
          </table:table-cell>
          <table:table-cell office:value-type="string">
            <text:p>me</text:p>
          </table:table-cell>
          <table:table-cell office:value-type="string">
            <text:p>some</text:p>
          </table:table-cell>
          <table:table-cell office:value-type="string">
            <text:p>rib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she.R.SUB.F.3S</text:p>
          </table:table-cell>
          <table:table-cell office:value-type="string">
            <text:p>said.AV.PAST+P</text:p>
          </table:table-cell>
          <table:table-cell office:value-type="string">
            <text:p>well.B</text:p>
          </table:table-cell>
          <table:table-cell office:value-type="string">
            <text:p>bring.V.PRESPART</text:p>
          </table:table-cell>
          <table:table-cell office:value-type="string">
            <text:p>me.R.1S</text:p>
          </table:table-cell>
          <table:table-cell office:value-type="string">
            <text:p>some.A</text:p>
          </table:table-cell>
          <table:table-cell office:value-type="string">
            <text:p>rib.PV.+PV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o</text:p>
          </table:table-cell>
          <table:table-cell office:value-type="string">
            <text:p>we</text:p>
          </table:table-cell>
          <table:table-cell office:value-type="string">
            <text:p>brought</text:p>
          </table:table-cell>
          <table:table-cell office:value-type="string">
            <text:p>her</text:p>
          </table:table-cell>
          <table:table-cell office:value-type="string">
            <text:p>some</text:p>
          </table:table-cell>
          <table:table-cell office:value-type="string">
            <text:p>ribs</text:p>
          </table:table-cell>
          <table:table-cell office:value-type="string">
            <text:p>so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so.B</text:p>
          </table:table-cell>
          <table:table-cell office:value-type="string">
            <text:p>we.R.SUB.1P</text:p>
          </table:table-cell>
          <table:table-cell office:value-type="string">
            <text:p>brought.V.INFIN</text:p>
          </table:table-cell>
          <table:table-cell office:value-type="string">
            <text:p>her.A.POSS.F.3S</text:p>
          </table:table-cell>
          <table:table-cell office:value-type="string">
            <text:p>some.A</text:p>
          </table:table-cell>
          <table:table-cell office:value-type="string">
            <text:p>rib.PV.+PV</text:p>
          </table:table-cell>
          <table:table-cell office:value-type="string">
            <text:p>so.B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that's</text:p>
          </table:table-cell>
          <table:table-cell office:value-type="string">
            <text:p>funny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that.GB.+GB[or]that.C</text:p>
          </table:table-cell>
          <table:table-cell office:value-type="string">
            <text:p>funny.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he</text:p>
          </table:table-cell>
          <table:table-cell office:value-type="string">
            <text:p>said</text:p>
          </table:table-cell>
          <table:table-cell office:value-type="string">
            <text:p>I'll</text:p>
          </table:table-cell>
          <table:table-cell office:value-type="string">
            <text:p>have</text:p>
          </table:table-cell>
          <table:table-cell office:value-type="string">
            <text:p>them</text:p>
          </table:table-cell>
          <table:table-cell office:value-type="string">
            <text:p>for</text:p>
          </table:table-cell>
          <table:table-cell office:value-type="string">
            <text:p>dinne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she.R.SUB.F.3S</text:p>
          </table:table-cell>
          <table:table-cell office:value-type="string">
            <text:p>said.AV.PAST+P</text:p>
          </table:table-cell>
          <table:table-cell office:value-type="string">
            <text:p>I.BE.V.FUT.+BE.V.FUT</text:p>
          </table:table-cell>
          <table:table-cell office:value-type="string">
            <text:p>have.SV.INFIN</text:p>
          </table:table-cell>
          <table:table-cell office:value-type="string">
            <text:p>them.R.OBJ.3P</text:p>
          </table:table-cell>
          <table:table-cell office:value-type="string">
            <text:p>for.P</text:p>
          </table:table-cell>
          <table:table-cell office:value-type="string">
            <text:p>dinner.N.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o</text:p>
          </table:table-cell>
          <table:table-cell office:value-type="string">
            <text:p>got</text:p>
          </table:table-cell>
          <table:table-cell office:value-type="string">
            <text:p>here</text:p>
          </table:table-cell>
          <table:table-cell office:value-type="string">
            <text:p>she</text:p>
          </table:table-cell>
          <table:table-cell office:value-type="string">
            <text:p>ate</text:p>
          </table:table-cell>
          <table:table-cell office:value-type="string">
            <text:p>them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so.B</text:p>
          </table:table-cell>
          <table:table-cell office:value-type="string">
            <text:p>got.V.PAST+P</text:p>
          </table:table-cell>
          <table:table-cell office:value-type="string">
            <text:p>here.B</text:p>
          </table:table-cell>
          <table:table-cell office:value-type="string">
            <text:p>she.R.SUB.F.3S</text:p>
          </table:table-cell>
          <table:table-cell office:value-type="string">
            <text:p>ate.V.INFIN</text:p>
          </table:table-cell>
          <table:table-cell office:value-type="string">
            <text:p>them.R.OBJ.3P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and</text:p>
          </table:table-cell>
          <table:table-cell office:value-type="string">
            <text:p>I</text:p>
          </table:table-cell>
          <table:table-cell office:value-type="string">
            <text:p>said</text:p>
          </table:table-cell>
          <table:table-cell office:value-type="string">
            <text:p>I</text:p>
          </table:table-cell>
          <table:table-cell office:value-type="string">
            <text:p>thought</text:p>
          </table:table-cell>
          <table:table-cell office:value-type="string">
            <text:p>you</text:p>
          </table:table-cell>
          <table:table-cell office:value-type="string">
            <text:p>were</text:p>
          </table:table-cell>
          <table:table-cell office:value-type="string">
            <text:p>gonna</text:p>
          </table:table-cell>
          <table:table-cell office:value-type="string">
            <text:p>wait</text:p>
          </table:table-cell>
          <table:table-cell office:value-type="string">
            <text:p>for</text:p>
          </table:table-cell>
          <table:table-cell office:value-type="string">
            <text:p>dinner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I.R.SUB.1S</text:p>
          </table:table-cell>
          <table:table-cell office:value-type="string">
            <text:p>said.AV.PAST+P</text:p>
          </table:table-cell>
          <table:table-cell office:value-type="string">
            <text:p>I.R.SUB.1S</text:p>
          </table:table-cell>
          <table:table-cell office:value-type="string">
            <text:p>thought.V.INFIN</text:p>
          </table:table-cell>
          <table:table-cell office:value-type="string">
            <text:p>you.R.2SP</text:p>
          </table:table-cell>
          <table:table-cell office:value-type="string">
            <text:p>were.V.2S123P.PAST</text:p>
          </table:table-cell>
          <table:table-cell office:value-type="string">
            <text:p>go.TO.P.+TO.P</text:p>
          </table:table-cell>
          <table:table-cell office:value-type="string">
            <text:p>wait.V.INFIN</text:p>
          </table:table-cell>
          <table:table-cell office:value-type="string">
            <text:p>for.P</text:p>
          </table:table-cell>
          <table:table-cell office:value-type="string">
            <text:p>dinner.N.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e</text:p>
          </table:table-cell>
          <table:table-cell office:value-type="string">
            <text:p>dice</text:p>
          </table:table-cell>
          <table:table-cell table:number-columns-repeated="2" office:value-type="string">
            <text:p>no</text:p>
          </table:table-cell>
          <table:table-cell office:value-type="string">
            <text:p>I'm</text:p>
          </table:table-cell>
          <table:table-cell office:value-type="string">
            <text:p>hungry</text:p>
          </table:table-cell>
          <table:table-cell office:value-type="string">
            <text:p>I'm</text:p>
          </table:table-cell>
          <table:table-cell office:value-type="string">
            <text:p>gonna</text:p>
          </table:table-cell>
          <table:table-cell office:value-type="string">
            <text:p>eat</text:p>
          </table:table-cell>
          <table:table-cell office:value-type="string">
            <text:p>now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aut</text:p>
          </table:table-cell>
          <table:table-cell office:value-type="string">
            <text:p>me.R.OBJ.MF.1S</text:p>
          </table:table-cell>
          <table:table-cell office:value-type="string">
            <text:p>tell.V.3S.PRES</text:p>
          </table:table-cell>
          <table:table-cell table:number-columns-repeated="2" office:value-type="string">
            <text:p>no.B</text:p>
          </table:table-cell>
          <table:table-cell office:value-type="string">
            <text:p>I.BE.V.PRES.+BE.V.PRES</text:p>
          </table:table-cell>
          <table:table-cell office:value-type="string">
            <text:p>hungry.A</text:p>
          </table:table-cell>
          <table:table-cell office:value-type="string">
            <text:p>I.BE.V.PRES.+BE.V.PRES</text:p>
          </table:table-cell>
          <table:table-cell office:value-type="string">
            <text:p>go.TO.P.+TO.P</text:p>
          </table:table-cell>
          <table:table-cell office:value-type="string">
            <text:p>eat.V.INFIN</text:p>
          </table:table-cell>
          <table:table-cell office:value-type="string">
            <text:p>now.B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o</text:p>
          </table:table-cell>
          <table:table-cell office:value-type="string">
            <text:p>she</text:p>
          </table:table-cell>
          <table:table-cell office:value-type="string">
            <text:p>ate</text:p>
          </table:table-cell>
          <table:table-cell office:value-type="string">
            <text:p>so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so.B</text:p>
          </table:table-cell>
          <table:table-cell office:value-type="string">
            <text:p>she.R.SUB.F.3S</text:p>
          </table:table-cell>
          <table:table-cell office:value-type="string">
            <text:p>ate.V.INFIN</text:p>
          </table:table-cell>
          <table:table-cell office:value-type="string">
            <text:p>so.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a</text:p>
          </table:table-cell>
          <table:table-cell office:value-type="string">
            <text:p>hoy</text:p>
          </table:table-cell>
          <table:table-cell office:value-type="string">
            <text:p>Pepa</text:p>
          </table:table-cell>
          <table:table-cell office:value-type="string">
            <text:p>no</text:p>
          </table:table-cell>
          <table:table-cell office:value-type="string">
            <text:p>tenía</text:p>
          </table:table-cell>
          <table:table-cell office:value-type="string">
            <text:p>que</text:p>
          </table:table-cell>
          <table:table-cell office:value-type="string">
            <text:p>cocina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already.B</text:p>
          </table:table-cell>
          <table:table-cell office:value-type="string">
            <text:p>today.B</text:p>
          </table:table-cell>
          <table:table-cell office:value-type="string">
            <text:p>name</text:p>
          </table:table-cell>
          <table:table-cell office:value-type="string">
            <text:p>not.B</text:p>
          </table:table-cell>
          <table:table-cell office:value-type="string">
            <text:p>have.V.13S.IMPERF</text:p>
          </table:table-cell>
          <table:table-cell office:value-type="string">
            <text:p>which.C</text:p>
          </table:table-cell>
          <table:table-cell office:value-type="string">
            <text:p>cook.V.INFI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table:number-columns-repeated="2" office:value-type="string">
            <text:p>I</text:p>
          </table:table-cell>
          <table:table-cell office:value-type="string">
            <text:p>went</text:p>
          </table:table-cell>
          <table:table-cell office:value-type="string">
            <text:p>this</text:p>
          </table:table-cell>
          <table:table-cell office:value-type="string">
            <text:p>morning</text:p>
          </table:table-cell>
          <table:table-cell office:value-type="string">
            <text:p>I</text:p>
          </table:table-cell>
          <table:table-cell office:value-type="string">
            <text:p>Jennie</text:p>
          </table:table-cell>
          <table:table-cell office:value-type="string">
            <text:p>breakfast</text:p>
          </table:table-cell>
          <table:table-cell office:value-type="string">
            <text:p>and</text:p>
          </table:table-cell>
          <table:table-cell office:value-type="string">
            <text:p>then</text:p>
          </table:table-cell>
          <table:table-cell office:value-type="string">
            <text:p>we</text:p>
          </table:table-cell>
          <table:table-cell office:value-type="string">
            <text:p>haven't</text:p>
          </table:table-cell>
          <table:table-cell office:value-type="string">
            <text:p>eaten</text:p>
          </table:table-cell>
          <table:table-cell office:value-type="string">
            <text:p>anything</text:p>
          </table:table-cell>
          <table:table-cell office:value-type="string">
            <text:p>all</text:p>
          </table:table-cell>
          <table:table-cell office:value-type="string">
            <text:p>day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aut</text:p>
          </table:table-cell>
          <table:table-cell table:number-columns-repeated="2" office:value-type="string">
            <text:p>I.R.SUB.1S</text:p>
          </table:table-cell>
          <table:table-cell office:value-type="string">
            <text:p>went.V.INFIN</text:p>
          </table:table-cell>
          <table:table-cell office:value-type="string">
            <text:p>this.D.NEAR.S</text:p>
          </table:table-cell>
          <table:table-cell office:value-type="string">
            <text:p>morning.N.S</text:p>
          </table:table-cell>
          <table:table-cell office:value-type="string">
            <text:p>I.R.SUB.1S</text:p>
          </table:table-cell>
          <table:table-cell office:value-type="string">
            <text:p>name</text:p>
          </table:table-cell>
          <table:table-cell office:value-type="string">
            <text:p>breakfast.N.S</text:p>
          </table:table-cell>
          <table:table-cell office:value-type="string">
            <text:p>and.C</text:p>
          </table:table-cell>
          <table:table-cell office:value-type="string">
            <text:p>then.B</text:p>
          </table:table-cell>
          <table:table-cell office:value-type="string">
            <text:p>we.R.SUB.1P</text:p>
          </table:table-cell>
          <table:table-cell office:value-type="string">
            <text:p>have.NEG.+NEG</text:p>
          </table:table-cell>
          <table:table-cell office:value-type="string">
            <text:p>eaten.V.INFIN</text:p>
          </table:table-cell>
          <table:table-cell office:value-type="string">
            <text:p>anything.R</text:p>
          </table:table-cell>
          <table:table-cell office:value-type="string">
            <text:p>all.A</text:p>
          </table:table-cell>
          <table:table-cell office:value-type="string">
            <text:p>day.N.S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Jennie</text:p>
          </table:table-cell>
          <table:table-cell office:value-type="string">
            <text:p>is</text:p>
          </table:table-cell>
          <table:table-cell office:value-type="string">
            <text:p>the</text:p>
          </table:table-cell>
          <table:table-cell office:value-type="string">
            <text:p>little</text:p>
          </table:table-cell>
          <table:table-cell office:value-type="string">
            <text:p>one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name</text:p>
          </table:table-cell>
          <table:table-cell office:value-type="string">
            <text:p>be.V.3S.PRES</text:p>
          </table:table-cell>
          <table:table-cell office:value-type="string">
            <text:p>the.T.DEF</text:p>
          </table:table-cell>
          <table:table-cell office:value-type="string">
            <text:p>little.A</text:p>
          </table:table-cell>
          <table:table-cell office:value-type="string">
            <text:p>one.A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eah</text:p>
          </table:table-cell>
          <table:table-cell office:value-type="string">
            <text:p>Maria</text:p>
          </table:table-cell>
          <table:table-cell office:value-type="string">
            <text:p>is</text:p>
          </table:table-cell>
          <table:table-cell office:value-type="string">
            <text:p>working</text:p>
          </table:table-cell>
          <table:table-cell office:value-type="string">
            <text:p>tonight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office:value-type="string">
            <text:p>name</text:p>
          </table:table-cell>
          <table:table-cell office:value-type="string">
            <text:p>be.V.3S.PRES</text:p>
          </table:table-cell>
          <table:table-cell office:value-type="string">
            <text:p>working.N.S</text:p>
          </table:table-cell>
          <table:table-cell office:value-type="string">
            <text:p>tonight.N.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office:value-type="string">
            <text:p>yeah.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au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and</text:p>
          </table:table-cell>
          <table:table-cell office:value-type="string">
            <text:p>she</text:p>
          </table:table-cell>
          <table:table-cell office:value-type="string">
            <text:p>is</text:p>
          </table:table-cell>
          <table:table-cell office:value-type="string">
            <text:p>off</text:p>
          </table:table-cell>
          <table:table-cell office:value-type="string">
            <text:p>already</text:p>
          </table:table-cell>
          <table:table-cell office:value-type="string">
            <text:p>for</text:p>
          </table:table-cell>
          <table:table-cell office:value-type="string">
            <text:p>e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she.R.SUB.F.3S</text:p>
          </table:table-cell>
          <table:table-cell office:value-type="string">
            <text:p>be.V.3S.PRES</text:p>
          </table:table-cell>
          <table:table-cell office:value-type="string">
            <text:p>off.P</text:p>
          </table:table-cell>
          <table:table-cell office:value-type="string">
            <text:p>already.B</text:p>
          </table:table-cell>
          <table:table-cell office:value-type="string">
            <text:p>for.P</text:p>
          </table:table-cell>
          <table:table-cell office:value-type="string">
            <text:p>unk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the</text:p>
          </table:table-cell>
          <table:table-cell office:value-type="string">
            <text:p>schools</text:p>
          </table:table-cell>
          <table:table-cell office:value-type="string">
            <text:p>are</text:p>
          </table:table-cell>
          <table:table-cell office:value-type="string">
            <text:p>off</text:p>
          </table:table-cell>
          <table:table-cell office:value-type="string">
            <text:p>for</text:p>
          </table:table-cell>
          <table:table-cell office:value-type="string">
            <text:p>easter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the.T.DEF</text:p>
          </table:table-cell>
          <table:table-cell office:value-type="string">
            <text:p>school.PV.+PV</text:p>
          </table:table-cell>
          <table:table-cell office:value-type="string">
            <text:p>be.V.123P.PRES</text:p>
          </table:table-cell>
          <table:table-cell office:value-type="string">
            <text:p>off.P</text:p>
          </table:table-cell>
          <table:table-cell office:value-type="string">
            <text:p>for.P</text:p>
          </table:table-cell>
          <table:table-cell office:value-type="string">
            <text:p>east.A.COMP.+A.COMP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í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himself.R.P.MF.3S[or]yes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the</text:p>
          </table:table-cell>
          <table:table-cell office:value-type="string">
            <text:p>universities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the.T.DEF</text:p>
          </table:table-cell>
          <table:table-cell office:value-type="string">
            <text:p>university.PV.+PV[or]universities.N.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Pepita</text:p>
          </table:table-cell>
          <table:table-cell office:value-type="string">
            <text:p>no</text:p>
          </table:table-cell>
          <table:table-cell office:value-type="string">
            <text:p>estaba</text:p>
          </table:table-cell>
          <table:table-cell office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office:value-type="string">
            <text:p>name</text:p>
          </table:table-cell>
          <table:table-cell office:value-type="string">
            <text:p>not.B</text:p>
          </table:table-cell>
          <table:table-cell office:value-type="string">
            <text:p>be.V.13S.IMPER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todavía</text:p>
          </table:table-cell>
          <table:table-cell office:value-type="string">
            <text:p>ahora</text:p>
          </table:table-cell>
          <table:table-cell office:value-type="string">
            <text:p>acaban</text:p>
          </table:table-cell>
          <table:table-cell office:value-type="string">
            <text:p>estos</text:p>
          </table:table-cell>
          <table:table-cell office:value-type="string">
            <text:p>día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yet.B</text:p>
          </table:table-cell>
          <table:table-cell office:value-type="string">
            <text:p>now.B</text:p>
          </table:table-cell>
          <table:table-cell office:value-type="string">
            <text:p>finish.V.3P.PRES</text:p>
          </table:table-cell>
          <table:table-cell office:value-type="string">
            <text:p>this.A.DEM.M.PL</text:p>
          </table:table-cell>
          <table:table-cell office:value-type="string">
            <text:p>day.N.M.P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ella</text:p>
          </table:table-cell>
          <table:table-cell office:value-type="string">
            <text:p>ahora</text:p>
          </table:table-cell>
          <table:table-cell office:value-type="string">
            <text:p>empezó</text:p>
          </table:table-cell>
          <table:table-cell table:number-columns-repeated="2" office:value-type="string">
            <text:p>Jennie</text:p>
          </table:table-cell>
          <table:table-cell office:value-type="string">
            <text:p>allá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she.R.SUB.F.3S</text:p>
          </table:table-cell>
          <table:table-cell office:value-type="string">
            <text:p>now.B</text:p>
          </table:table-cell>
          <table:table-cell office:value-type="string">
            <text:p>start.V.3S.PAST</text:p>
          </table:table-cell>
          <table:table-cell table:number-columns-repeated="2" office:value-type="string">
            <text:p>name</text:p>
          </table:table-cell>
          <table:table-cell office:value-type="string">
            <text:p>there.B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a</text:p>
          </table:table-cell>
          <table:table-cell office:value-type="string">
            <text:p>empezó</text:p>
          </table:table-cell>
          <table:table-cell office:value-type="string">
            <text:p>el</text:p>
          </table:table-cell>
          <table:table-cell office:value-type="string">
            <text:p>spring</text:p>
          </table:table-cell>
          <table:table-cell office:value-type="string">
            <text:p>break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already.B</text:p>
          </table:table-cell>
          <table:table-cell office:value-type="string">
            <text:p>start.V.3S.PAST</text:p>
          </table:table-cell>
          <table:table-cell office:value-type="string">
            <text:p>the.T.DEF.M.SG</text:p>
          </table:table-cell>
          <table:table-cell office:value-type="string">
            <text:p>spring.V.PRESPART</text:p>
          </table:table-cell>
          <table:table-cell office:value-type="string">
            <text:p>break.V.INFI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í</text:p>
          </table:table-cell>
          <table:table-cell office:value-type="string">
            <text:p>yo</text:p>
          </table:table-cell>
          <table:table-cell office:value-type="string">
            <text:p>no</text:p>
          </table:table-cell>
          <table:table-cell office:value-type="string">
            <text:p>sé</text:p>
          </table:table-cell>
          <table:table-cell office:value-type="string">
            <text:p>qué</text:p>
          </table:table-cell>
          <table:table-cell office:value-type="string">
            <text:p>día</text:p>
          </table:table-cell>
          <table:table-cell office:value-type="string">
            <text:p>empieza</text:p>
          </table:table-cell>
          <table:table-cell office:value-type="string">
            <text:p>Pepita</text:p>
          </table:table-cell>
          <table:table-cell office:value-type="string">
            <text:p>pero</text:p>
          </table:table-cell>
          <table:table-cell office:value-type="string">
            <text:p>F_I_U</text:p>
          </table:table-cell>
          <table:table-cell office:value-type="string">
            <text:p>está</text:p>
          </table:table-cell>
          <table:table-cell office:value-type="string">
            <text:p>er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aut</text:p>
          </table:table-cell>
          <table:table-cell office:value-type="string">
            <text:p>himself.R.P.MF.3S[or]yes.B</text:p>
          </table:table-cell>
          <table:table-cell office:value-type="string">
            <text:p>I.R.SUB.MF.1S</text:p>
          </table:table-cell>
          <table:table-cell office:value-type="string">
            <text:p>not.B</text:p>
          </table:table-cell>
          <table:table-cell office:value-type="string">
            <text:p>know.V.1S.PRES[or]be.V.2S.IMPER</text:p>
          </table:table-cell>
          <table:table-cell office:value-type="string">
            <text:p>what.INTERR</text:p>
          </table:table-cell>
          <table:table-cell office:value-type="string">
            <text:p>day.N.M.SG</text:p>
          </table:table-cell>
          <table:table-cell office:value-type="string">
            <text:p>start.V.3S.PRES</text:p>
          </table:table-cell>
          <table:table-cell office:value-type="string">
            <text:p>name</text:p>
          </table:table-cell>
          <table:table-cell office:value-type="string">
            <text:p>but.C</text:p>
          </table:table-cell>
          <table:table-cell office:value-type="string">
            <text:p>name</text:p>
          </table:table-cell>
          <table:table-cell office:value-type="string">
            <text:p>be.V.3S.PRES</text:p>
          </table:table-cell>
          <table:table-cell office:value-type="string">
            <text:p>unk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look</text:p>
          </table:table-cell>
          <table:table-cell office:value-type="string">
            <text:p>I</text:p>
          </table:table-cell>
          <table:table-cell office:value-type="string">
            <text:p>found</text:p>
          </table:table-cell>
          <table:table-cell office:value-type="string">
            <text:p>that</text:p>
          </table:table-cell>
          <table:table-cell office:value-type="string">
            <text:p>Saint</text:p>
          </table:table-cell>
          <table:table-cell office:value-type="string">
            <text:p>Thomas</text:p>
          </table:table-cell>
          <table:table-cell office:value-type="string">
            <text:p>started</text:p>
          </table:table-cell>
          <table:table-cell office:value-type="string">
            <text:p>too</text:p>
          </table:table-cell>
          <table:table-cell office:value-type="string">
            <text:p>early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ut</text:p>
          </table:table-cell>
          <table:table-cell office:value-type="string">
            <text:p>look.V.INFIN</text:p>
          </table:table-cell>
          <table:table-cell office:value-type="string">
            <text:p>I.R.SUB.1S</text:p>
          </table:table-cell>
          <table:table-cell office:value-type="string">
            <text:p>found.V.INFIN</text:p>
          </table:table-cell>
          <table:table-cell office:value-type="string">
            <text:p>that.D.FAR[or]that.C</text:p>
          </table:table-cell>
          <table:table-cell table:number-columns-repeated="2" office:value-type="string">
            <text:p>name</text:p>
          </table:table-cell>
          <table:table-cell office:value-type="string">
            <text:p>start.AV.+AV</text:p>
          </table:table-cell>
          <table:table-cell office:value-type="string">
            <text:p>too.B</text:p>
          </table:table-cell>
          <table:table-cell office:value-type="string">
            <text:p>ear.ADV.+ADV[or]early.A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they</text:p>
          </table:table-cell>
          <table:table-cell office:value-type="string">
            <text:p>tried</text:p>
          </table:table-cell>
          <table:table-cell office:value-type="string">
            <text:p>to</text:p>
          </table:table-cell>
          <table:table-cell office:value-type="string">
            <text:p>stag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they.R.SUB</text:p>
          </table:table-cell>
          <table:table-cell office:value-type="string">
            <text:p>tried.AV</text:p>
          </table:table-cell>
          <table:table-cell office:value-type="string">
            <text:p>to.P</text:p>
          </table:table-cell>
          <table:table-cell office:value-type="string">
            <text:p>stag.N.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tú</text:p>
          </table:table-cell>
          <table:table-cell office:value-type="string">
            <text:p>sabes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you.R.SUB.MF.2S</text:p>
          </table:table-cell>
          <table:table-cell office:value-type="string">
            <text:p>know.V.2S.PR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o</text:p>
          </table:table-cell>
          <table:table-cell office:value-type="string">
            <text:p>not</text:p>
          </table:table-cell>
          <table:table-cell office:value-type="string">
            <text:p>all</text:p>
          </table:table-cell>
          <table:table-cell office:value-type="string">
            <text:p>the</text:p>
          </table:table-cell>
          <table:table-cell office:value-type="string">
            <text:p>kids</text:p>
          </table:table-cell>
          <table:table-cell office:value-type="string">
            <text:p>are</text:p>
          </table:table-cell>
          <table:table-cell office:value-type="string">
            <text:p>out</text:p>
          </table:table-cell>
          <table:table-cell office:value-type="string">
            <text:p>at</text:p>
          </table:table-cell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time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aut</text:p>
          </table:table-cell>
          <table:table-cell office:value-type="string">
            <text:p>so.B</text:p>
          </table:table-cell>
          <table:table-cell office:value-type="string">
            <text:p>not.B</text:p>
          </table:table-cell>
          <table:table-cell office:value-type="string">
            <text:p>all.A</text:p>
          </table:table-cell>
          <table:table-cell office:value-type="string">
            <text:p>the.T.DEF</text:p>
          </table:table-cell>
          <table:table-cell office:value-type="string">
            <text:p>kid.PV.+PV</text:p>
          </table:table-cell>
          <table:table-cell office:value-type="string">
            <text:p>be.V.123P.PRES</text:p>
          </table:table-cell>
          <table:table-cell office:value-type="string">
            <text:p>out.B</text:p>
          </table:table-cell>
          <table:table-cell office:value-type="string">
            <text:p>at.P</text:p>
          </table:table-cell>
          <table:table-cell office:value-type="string">
            <text:p>the.T.DEF</text:p>
          </table:table-cell>
          <table:table-cell office:value-type="string">
            <text:p>same.A</text:p>
          </table:table-cell>
          <table:table-cell office:value-type="string">
            <text:p>time.N.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at</text:p>
          </table:table-cell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time</text:p>
          </table:table-cell>
          <table:table-cell office:value-type="string">
            <text:p>yeah</text:p>
          </table:table-cell>
          <table:table-cell office:value-type="string">
            <text:p>because</text:p>
          </table:table-cell>
          <table:table-cell office:value-type="string">
            <text:p>it</text:p>
          </table:table-cell>
          <table:table-cell office:value-type="string">
            <text:p>would</text:p>
          </table:table-cell>
          <table:table-cell office:value-type="string">
            <text:p>be</text:p>
          </table:table-cell>
          <table:table-cell office:value-type="string">
            <text:p>atrocious</text:p>
          </table:table-cell>
          <table:table-cell office:value-type="string">
            <text:p>for</text:p>
          </table:table-cell>
          <table:table-cell office:value-type="string">
            <text:p>Miami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aut</text:p>
          </table:table-cell>
          <table:table-cell office:value-type="string">
            <text:p>at.P</text:p>
          </table:table-cell>
          <table:table-cell office:value-type="string">
            <text:p>the.T.DEF</text:p>
          </table:table-cell>
          <table:table-cell office:value-type="string">
            <text:p>same.A</text:p>
          </table:table-cell>
          <table:table-cell office:value-type="string">
            <text:p>time.N.S</text:p>
          </table:table-cell>
          <table:table-cell office:value-type="string">
            <text:p>yeah.B</text:p>
          </table:table-cell>
          <table:table-cell office:value-type="string">
            <text:p>because.C</text:p>
          </table:table-cell>
          <table:table-cell office:value-type="string">
            <text:p>it.R.N.3S</text:p>
          </table:table-cell>
          <table:table-cell office:value-type="string">
            <text:p>be.V.123SP.COND</text:p>
          </table:table-cell>
          <table:table-cell office:value-type="string">
            <text:p>be.V.INFIN</text:p>
          </table:table-cell>
          <table:table-cell office:value-type="string">
            <text:p>atrocious.A</text:p>
          </table:table-cell>
          <table:table-cell office:value-type="string">
            <text:p>for.P</text:p>
          </table:table-cell>
          <table:table-cell office:value-type="string">
            <text:p>nam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office:value-type="string">
            <text:p>yeah.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beach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beach.N.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au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and</text:p>
          </table:table-cell>
          <table:table-cell office:value-type="string">
            <text:p>we</text:p>
          </table:table-cell>
          <table:table-cell office:value-type="string">
            <text:p>get</text:p>
          </table:table-cell>
          <table:table-cell office:value-type="string">
            <text:p>a</text:p>
          </table:table-cell>
          <table:table-cell office:value-type="string">
            <text:p>lot</text:p>
          </table:table-cell>
          <table:table-cell office:value-type="string">
            <text:p>of</text:p>
          </table:table-cell>
          <table:table-cell office:value-type="string">
            <text:p>kids</text:p>
          </table:table-cell>
          <table:table-cell office:value-type="string">
            <text:p>from</text:p>
          </table:table-cell>
          <table:table-cell office:value-type="string">
            <text:p>the</text:p>
          </table:table-cell>
          <table:table-cell office:value-type="string">
            <text:p>outsid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we.R.SUB.1P</text:p>
          </table:table-cell>
          <table:table-cell office:value-type="string">
            <text:p>get.V.INFIN</text:p>
          </table:table-cell>
          <table:table-cell office:value-type="string">
            <text:p>a.T.IND</text:p>
          </table:table-cell>
          <table:table-cell office:value-type="string">
            <text:p>lot.N.S</text:p>
          </table:table-cell>
          <table:table-cell office:value-type="string">
            <text:p>of.P</text:p>
          </table:table-cell>
          <table:table-cell office:value-type="string">
            <text:p>kid.PV.+PV</text:p>
          </table:table-cell>
          <table:table-cell office:value-type="string">
            <text:p>from.P</text:p>
          </table:table-cell>
          <table:table-cell office:value-type="string">
            <text:p>the.T.DEF</text:p>
          </table:table-cell>
          <table:table-cell office:value-type="string">
            <text:p>outside.P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that</text:p>
          </table:table-cell>
          <table:table-cell office:value-type="string">
            <text:p>come</text:p>
          </table:table-cell>
          <table:table-cell office:value-type="string">
            <text:p>from</text:p>
          </table:table-cell>
          <table:table-cell office:value-type="string">
            <text:p>northern</text:p>
          </table:table-cell>
          <table:table-cell office:value-type="string">
            <text:p>states</text:p>
          </table:table-cell>
          <table:table-cell office:value-type="string">
            <text:p>er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that.D.FAR[or]that.C</text:p>
          </table:table-cell>
          <table:table-cell office:value-type="string">
            <text:p>come.V.INFIN</text:p>
          </table:table-cell>
          <table:table-cell office:value-type="string">
            <text:p>from.P</text:p>
          </table:table-cell>
          <table:table-cell office:value-type="string">
            <text:p>northern.A</text:p>
          </table:table-cell>
          <table:table-cell office:value-type="string">
            <text:p>state.PV.+PV</text:p>
          </table:table-cell>
          <table:table-cell office:value-type="string">
            <text:p>unk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ou</text:p>
          </table:table-cell>
          <table:table-cell office:value-type="string">
            <text:p>know</text:p>
          </table:table-cell>
          <table:table-cell office:value-type="string">
            <text:p>traffic</text:p>
          </table:table-cell>
          <table:table-cell office:value-type="string">
            <text:p>is</text:p>
          </table:table-cell>
          <table:table-cell office:value-type="string">
            <text:p>gonna</text:p>
          </table:table-cell>
          <table:table-cell office:value-type="string">
            <text:p>get</text:p>
          </table:table-cell>
          <table:table-cell office:value-type="string">
            <text:p>bad</text:p>
          </table:table-cell>
          <table:table-cell office:value-type="string">
            <text:p>all</text:p>
          </table:table-cell>
          <table:table-cell office:value-type="string">
            <text:p>these</text:p>
          </table:table-cell>
          <table:table-cell office:value-type="string">
            <text:p>days</text:p>
          </table:table-cell>
          <table:table-cell office:value-type="string">
            <text:p>now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aut</text:p>
          </table:table-cell>
          <table:table-cell office:value-type="string">
            <text:p>you.R.2SP</text:p>
          </table:table-cell>
          <table:table-cell office:value-type="string">
            <text:p>know.V.INFIN</text:p>
          </table:table-cell>
          <table:table-cell office:value-type="string">
            <text:p>traffic.N.S</text:p>
          </table:table-cell>
          <table:table-cell office:value-type="string">
            <text:p>be.V.3S.PRES</text:p>
          </table:table-cell>
          <table:table-cell office:value-type="string">
            <text:p>go.TO.P.+TO.P</text:p>
          </table:table-cell>
          <table:table-cell office:value-type="string">
            <text:p>get.V.INFIN</text:p>
          </table:table-cell>
          <table:table-cell office:value-type="string">
            <text:p>bad.A</text:p>
          </table:table-cell>
          <table:table-cell office:value-type="string">
            <text:p>all.A</text:p>
          </table:table-cell>
          <table:table-cell office:value-type="string">
            <text:p>these.D.NEAR.P</text:p>
          </table:table-cell>
          <table:table-cell office:value-type="string">
            <text:p>day.PV.+PV[or]days.B</text:p>
          </table:table-cell>
          <table:table-cell office:value-type="string">
            <text:p>now.B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although</text:p>
          </table:table-cell>
          <table:table-cell office:value-type="string">
            <text:p>before</text:p>
          </table:table-cell>
          <table:table-cell office:value-type="string">
            <text:p>it</text:p>
          </table:table-cell>
          <table:table-cell office:value-type="string">
            <text:p>used</text:p>
          </table:table-cell>
          <table:table-cell office:value-type="string">
            <text:p>to</text:p>
          </table:table-cell>
          <table:table-cell office:value-type="string">
            <text:p>be</text:p>
          </table:table-cell>
          <table:table-cell office:value-type="string">
            <text:p>Fort_Lauderdale</text:p>
          </table:table-cell>
          <table:table-cell office:value-type="string">
            <text:p>Miami</text:p>
          </table:table-cell>
          <table:table-cell office:value-type="string">
            <text:p>where</text:p>
          </table:table-cell>
          <table:table-cell office:value-type="string">
            <text:p>all</text:p>
          </table:table-cell>
          <table:table-cell office:value-type="string">
            <text:p>the</text:p>
          </table:table-cell>
          <table:table-cell office:value-type="string">
            <text:p>kids</text:p>
          </table:table-cell>
          <table:table-cell office:value-type="string">
            <text:p>came</text:p>
          </table:table-cell>
          <table:table-cell office:value-type="string">
            <text:p>down</text:p>
          </table:table-cell>
          <table:table-cell office:value-type="string">
            <text:p>to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aut</text:p>
          </table:table-cell>
          <table:table-cell office:value-type="string">
            <text:p>although.C</text:p>
          </table:table-cell>
          <table:table-cell office:value-type="string">
            <text:p>before.C</text:p>
          </table:table-cell>
          <table:table-cell office:value-type="string">
            <text:p>it.R.N.3S</text:p>
          </table:table-cell>
          <table:table-cell office:value-type="string">
            <text:p>used.AV</text:p>
          </table:table-cell>
          <table:table-cell office:value-type="string">
            <text:p>to.P</text:p>
          </table:table-cell>
          <table:table-cell office:value-type="string">
            <text:p>be.V.INFIN</text:p>
          </table:table-cell>
          <table:table-cell table:number-columns-repeated="2" office:value-type="string">
            <text:p>name</text:p>
          </table:table-cell>
          <table:table-cell office:value-type="string">
            <text:p>where.W</text:p>
          </table:table-cell>
          <table:table-cell office:value-type="string">
            <text:p>all.A</text:p>
          </table:table-cell>
          <table:table-cell office:value-type="string">
            <text:p>the.T.DEF</text:p>
          </table:table-cell>
          <table:table-cell office:value-type="string">
            <text:p>kid.PV.+PV</text:p>
          </table:table-cell>
          <table:table-cell office:value-type="string">
            <text:p>came.V.INFIN</text:p>
          </table:table-cell>
          <table:table-cell office:value-type="string">
            <text:p>down.P</text:p>
          </table:table-cell>
          <table:table-cell office:value-type="string">
            <text:p>to.P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now</text:p>
          </table:table-cell>
          <table:table-cell office:value-type="string">
            <text:p>they</text:p>
          </table:table-cell>
          <table:table-cell office:value-type="string">
            <text:p>are</text:p>
          </table:table-cell>
          <table:table-cell office:value-type="string">
            <text:p>spread</text:p>
          </table:table-cell>
          <table:table-cell office:value-type="string">
            <text:p>all</text:p>
          </table:table-cell>
          <table:table-cell office:value-type="string">
            <text:p>over</text:p>
          </table:table-cell>
          <table:table-cell office:value-type="string">
            <text:p>the</text:p>
          </table:table-cell>
          <table:table-cell office:value-type="string">
            <text:p>place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now.B</text:p>
          </table:table-cell>
          <table:table-cell office:value-type="string">
            <text:p>they.R.SUB</text:p>
          </table:table-cell>
          <table:table-cell office:value-type="string">
            <text:p>be.V.123P.PRES</text:p>
          </table:table-cell>
          <table:table-cell office:value-type="string">
            <text:p>spread.V.INFIN</text:p>
          </table:table-cell>
          <table:table-cell office:value-type="string">
            <text:p>all.A</text:p>
          </table:table-cell>
          <table:table-cell office:value-type="string">
            <text:p>over.P</text:p>
          </table:table-cell>
          <table:table-cell office:value-type="string">
            <text:p>the.T.DEF</text:p>
          </table:table-cell>
          <table:table-cell office:value-type="string">
            <text:p>place.N.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they</text:p>
          </table:table-cell>
          <table:table-cell office:value-type="string">
            <text:p>go</text:p>
          </table:table-cell>
          <table:table-cell office:value-type="string">
            <text:p>to</text:p>
          </table:table-cell>
          <table:table-cell office:value-type="string">
            <text:p>Jacksonville</text:p>
          </table:table-cell>
          <table:table-cell office:value-type="string">
            <text:p>they</text:p>
          </table:table-cell>
          <table:table-cell office:value-type="string">
            <text:p>go</text:p>
          </table:table-cell>
          <table:table-cell office:value-type="string">
            <text:p>to</text:p>
          </table:table-cell>
          <table:table-cell office:value-type="string">
            <text:p>Panama_City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they.R.SUB</text:p>
          </table:table-cell>
          <table:table-cell office:value-type="string">
            <text:p>go.SV</text:p>
          </table:table-cell>
          <table:table-cell office:value-type="string">
            <text:p>to.P</text:p>
          </table:table-cell>
          <table:table-cell office:value-type="string">
            <text:p>name</text:p>
          </table:table-cell>
          <table:table-cell office:value-type="string">
            <text:p>they.R.SUB</text:p>
          </table:table-cell>
          <table:table-cell office:value-type="string">
            <text:p>go.SV</text:p>
          </table:table-cell>
          <table:table-cell office:value-type="string">
            <text:p>to.P</text:p>
          </table:table-cell>
          <table:table-cell office:value-type="string">
            <text:p>nam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tú</text:p>
          </table:table-cell>
          <table:table-cell office:value-type="string">
            <text:p>sabes</text:p>
          </table:table-cell>
          <table:table-cell office:value-type="string">
            <text:p>different</text:p>
          </table:table-cell>
          <table:table-cell office:value-type="string">
            <text:p>places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you.R.SUB.MF.2S</text:p>
          </table:table-cell>
          <table:table-cell office:value-type="string">
            <text:p>know.V.2S.PRES</text:p>
          </table:table-cell>
          <table:table-cell office:value-type="string">
            <text:p>different.A</text:p>
          </table:table-cell>
          <table:table-cell office:value-type="string">
            <text:p>place.PV.+PV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the</text:p>
          </table:table-cell>
          <table:table-cell office:value-type="string">
            <text:p>Keys</text:p>
          </table:table-cell>
          <table:table-cell office:value-type="string">
            <text:p>a</text:p>
          </table:table-cell>
          <table:table-cell office:value-type="string">
            <text:p>lot</text:p>
          </table:table-cell>
          <table:table-cell office:value-type="string">
            <text:p>of</text:p>
          </table:table-cell>
          <table:table-cell office:value-type="string">
            <text:p>them</text:p>
          </table:table-cell>
          <table:table-cell office:value-type="string">
            <text:p>like</text:p>
          </table:table-cell>
          <table:table-cell office:value-type="string">
            <text:p>to</text:p>
          </table:table-cell>
          <table:table-cell office:value-type="string">
            <text:p>go</text:p>
          </table:table-cell>
          <table:table-cell office:value-type="string">
            <text:p>down</text:p>
          </table:table-cell>
          <table:table-cell office:value-type="string">
            <text:p>there</text:p>
          </table:table-cell>
          <table:table-cell office:value-type="string">
            <text:p>too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aut</text:p>
          </table:table-cell>
          <table:table-cell office:value-type="string">
            <text:p>the.T.DEF</text:p>
          </table:table-cell>
          <table:table-cell office:value-type="string">
            <text:p>name</text:p>
          </table:table-cell>
          <table:table-cell office:value-type="string">
            <text:p>a.T.IND</text:p>
          </table:table-cell>
          <table:table-cell office:value-type="string">
            <text:p>lot.N.S</text:p>
          </table:table-cell>
          <table:table-cell office:value-type="string">
            <text:p>of.P</text:p>
          </table:table-cell>
          <table:table-cell office:value-type="string">
            <text:p>them.R.OBJ.3P</text:p>
          </table:table-cell>
          <table:table-cell office:value-type="string">
            <text:p>like.C</text:p>
          </table:table-cell>
          <table:table-cell office:value-type="string">
            <text:p>to.P</text:p>
          </table:table-cell>
          <table:table-cell office:value-type="string">
            <text:p>go.SV</text:p>
          </table:table-cell>
          <table:table-cell office:value-type="string">
            <text:p>down.P</text:p>
          </table:table-cell>
          <table:table-cell office:value-type="string">
            <text:p>there.B</text:p>
          </table:table-cell>
          <table:table-cell office:value-type="string">
            <text:p>too.B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table:number-columns-repeated="2" office:value-type="string">
            <text:p>the</text:p>
          </table:table-cell>
          <table:table-cell office:value-type="string">
            <text:p>Keys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table:number-columns-repeated="2" office:value-type="string">
            <text:p>the.T.DEF</text:p>
          </table:table-cell>
          <table:table-cell office:value-type="string">
            <text:p>nam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lo</text:p>
          </table:table-cell>
          <table:table-cell office:value-type="string">
            <text:p>que</text:p>
          </table:table-cell>
          <table:table-cell office:value-type="string">
            <text:p>pasa</text:p>
          </table:table-cell>
          <table:table-cell office:value-type="string">
            <text:p>que</text:p>
          </table:table-cell>
          <table:table-cell office:value-type="string">
            <text:p>the</text:p>
          </table:table-cell>
          <table:table-cell office:value-type="string">
            <text:p>Keys</text:p>
          </table:table-cell>
          <table:table-cell office:value-type="string">
            <text:p>e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him.R.OBJ.M.3S[or]the.T.DEF.N.SP</text:p>
          </table:table-cell>
          <table:table-cell office:value-type="string">
            <text:p>which.C</text:p>
          </table:table-cell>
          <table:table-cell office:value-type="string">
            <text:p>spend.V.3S.PRES</text:p>
          </table:table-cell>
          <table:table-cell office:value-type="string">
            <text:p>which.C</text:p>
          </table:table-cell>
          <table:table-cell office:value-type="string">
            <text:p>the.T.DEF</text:p>
          </table:table-cell>
          <table:table-cell office:value-type="string">
            <text:p>name</text:p>
          </table:table-cell>
          <table:table-cell office:value-type="string">
            <text:p>unk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very</text:p>
          </table:table-cell>
          <table:table-cell office:value-type="string">
            <text:p>expensive</text:p>
          </table:table-cell>
          <table:table-cell office:value-type="string">
            <text:p>for</text:p>
          </table:table-cell>
          <table:table-cell office:value-type="string">
            <text:p>them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very.B</text:p>
          </table:table-cell>
          <table:table-cell office:value-type="string">
            <text:p>expensive.A</text:p>
          </table:table-cell>
          <table:table-cell office:value-type="string">
            <text:p>for.P</text:p>
          </table:table-cell>
          <table:table-cell office:value-type="string">
            <text:p>them.R.OBJ.3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for</text:p>
          </table:table-cell>
          <table:table-cell table:number-columns-repeated="3" office:value-type="string">
            <text:p>er</text:p>
          </table:table-cell>
          <table:table-cell office:value-type="string">
            <text:p>college</text:p>
          </table:table-cell>
          <table:table-cell office:value-type="string">
            <text:p>kids</text:p>
          </table:table-cell>
          <table:table-cell office:value-type="string">
            <text:p>es</text:p>
          </table:table-cell>
          <table:table-cell office:value-type="string">
            <text:p>imposible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for.P</text:p>
          </table:table-cell>
          <table:table-cell table:number-columns-repeated="3" office:value-type="string">
            <text:p>unk</text:p>
          </table:table-cell>
          <table:table-cell office:value-type="string">
            <text:p>college.N.S</text:p>
          </table:table-cell>
          <table:table-cell office:value-type="string">
            <text:p>kid.PV.+PV</text:p>
          </table:table-cell>
          <table:table-cell office:value-type="string">
            <text:p>be.V.3S.PRES</text:p>
          </table:table-cell>
          <table:table-cell office:value-type="string">
            <text:p>impossible.A.M.S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pero</text:p>
          </table:table-cell>
          <table:table-cell office:value-type="string">
            <text:p>let</text:p>
          </table:table-cell>
          <table:table-cell office:value-type="string">
            <text:p>me</text:p>
          </table:table-cell>
          <table:table-cell office:value-type="string">
            <text:p>tell</text:p>
          </table:table-cell>
          <table:table-cell office:value-type="string">
            <text:p>you</text:p>
          </table:table-cell>
          <table:table-cell office:value-type="string">
            <text:p>Miami_Beach</text:p>
          </table:table-cell>
          <table:table-cell office:value-type="string">
            <text:p>is</text:p>
          </table:table-cell>
          <table:table-cell office:value-type="string">
            <text:p>getting</text:p>
          </table:table-cell>
          <table:table-cell office:value-type="string">
            <text:p>to</text:p>
          </table:table-cell>
          <table:table-cell office:value-type="string">
            <text:p>be</text:p>
          </table:table-cell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way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office:value-type="string">
            <text:p>let.V.INFIN</text:p>
          </table:table-cell>
          <table:table-cell office:value-type="string">
            <text:p>me.R.1S</text:p>
          </table:table-cell>
          <table:table-cell office:value-type="string">
            <text:p>tell.V.INFIN</text:p>
          </table:table-cell>
          <table:table-cell office:value-type="string">
            <text:p>you.R.2SP</text:p>
          </table:table-cell>
          <table:table-cell office:value-type="string">
            <text:p>name</text:p>
          </table:table-cell>
          <table:table-cell office:value-type="string">
            <text:p>be.V.3S.PRES</text:p>
          </table:table-cell>
          <table:table-cell office:value-type="string">
            <text:p>get.ASV.+ASV</text:p>
          </table:table-cell>
          <table:table-cell office:value-type="string">
            <text:p>to.P</text:p>
          </table:table-cell>
          <table:table-cell office:value-type="string">
            <text:p>be.V.INFIN</text:p>
          </table:table-cell>
          <table:table-cell office:value-type="string">
            <text:p>the.T.DEF</text:p>
          </table:table-cell>
          <table:table-cell office:value-type="string">
            <text:p>same.A</text:p>
          </table:table-cell>
          <table:table-cell office:value-type="string">
            <text:p>way.N.S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before</text:p>
          </table:table-cell>
          <table:table-cell office:value-type="string">
            <text:p>the</text:p>
          </table:table-cell>
          <table:table-cell office:value-type="string">
            <text:p>kids</text:p>
          </table:table-cell>
          <table:table-cell office:value-type="string">
            <text:p>used</text:p>
          </table:table-cell>
          <table:table-cell office:value-type="string">
            <text:p>to</text:p>
          </table:table-cell>
          <table:table-cell office:value-type="string">
            <text:p>come</text:p>
          </table:table-cell>
          <table:table-cell office:value-type="string">
            <text:p>to</text:p>
          </table:table-cell>
          <table:table-cell office:value-type="string">
            <text:p>Miami_Beach</text:p>
          </table:table-cell>
          <table:table-cell office:value-type="string">
            <text:p>and</text:p>
          </table:table-cell>
          <table:table-cell office:value-type="string">
            <text:p>hang</text:p>
          </table:table-cell>
          <table:table-cell office:value-type="string">
            <text:p>out</text:p>
          </table:table-cell>
          <table:table-cell office:value-type="string">
            <text:p>but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aut</text:p>
          </table:table-cell>
          <table:table-cell office:value-type="string">
            <text:p>before.C</text:p>
          </table:table-cell>
          <table:table-cell office:value-type="string">
            <text:p>the.T.DEF</text:p>
          </table:table-cell>
          <table:table-cell office:value-type="string">
            <text:p>kid.PV.+PV</text:p>
          </table:table-cell>
          <table:table-cell office:value-type="string">
            <text:p>used.AV</text:p>
          </table:table-cell>
          <table:table-cell office:value-type="string">
            <text:p>to.P</text:p>
          </table:table-cell>
          <table:table-cell office:value-type="string">
            <text:p>come.V.INFIN</text:p>
          </table:table-cell>
          <table:table-cell office:value-type="string">
            <text:p>to.P</text:p>
          </table:table-cell>
          <table:table-cell office:value-type="string">
            <text:p>name</text:p>
          </table:table-cell>
          <table:table-cell office:value-type="string">
            <text:p>and.C</text:p>
          </table:table-cell>
          <table:table-cell office:value-type="string">
            <text:p>hang.V.INFIN</text:p>
          </table:table-cell>
          <table:table-cell office:value-type="string">
            <text:p>out.B</text:p>
          </table:table-cell>
          <table:table-cell office:value-type="string">
            <text:p>but.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a</text:p>
          </table:table-cell>
          <table:table-cell office:value-type="string">
            <text:p>pero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already.B</text:p>
          </table:table-cell>
          <table:table-cell office:value-type="string">
            <text:p>but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first</text:p>
          </table:table-cell>
          <table:table-cell office:value-type="string">
            <text:p>of</text:p>
          </table:table-cell>
          <table:table-cell office:value-type="string">
            <text:p>all</text:p>
          </table:table-cell>
          <table:table-cell office:value-type="string">
            <text:p>they</text:p>
          </table:table-cell>
          <table:table-cell office:value-type="string">
            <text:p>are</text:p>
          </table:table-cell>
          <table:table-cell office:value-type="string">
            <text:p>not</text:p>
          </table:table-cell>
          <table:table-cell office:value-type="string">
            <text:p>renting</text:p>
          </table:table-cell>
          <table:table-cell office:value-type="string">
            <text:p>it</text:p>
          </table:table-cell>
          <table:table-cell office:value-type="string">
            <text:p>to</text:p>
          </table:table-cell>
          <table:table-cell office:value-type="string">
            <text:p>the</text:p>
          </table:table-cell>
          <table:table-cell office:value-type="string">
            <text:p>kids</text:p>
          </table:table-cell>
          <table:table-cell office:value-type="string">
            <text:p>any_more</text:p>
          </table:table-cell>
          <table:table-cell office:value-type="string">
            <text:p>you</text:p>
          </table:table-cell>
          <table:table-cell office:value-type="string">
            <text:p>got</text:p>
          </table:table-cell>
          <table:table-cell office:value-type="string">
            <text:p>to</text:p>
          </table:table-cell>
          <table:table-cell office:value-type="string">
            <text:p>have</text:p>
          </table:table-cell>
          <table:table-cell office:value-type="string">
            <text:p>an</text:p>
          </table:table-cell>
          <table:table-cell office:value-type="string">
            <text:p>adult</text:p>
          </table:table-cell>
          <table:table-cell office:value-type="string">
            <text:p>that</text:p>
          </table:table-cell>
          <table:table-cell office:value-type="string">
            <text:p>would</text:p>
          </table:table-cell>
          <table:table-cell office:value-type="string">
            <text:p>rent</text:p>
          </table:table-cell>
          <table:table-cell office:value-type="string">
            <text:p>the</text:p>
          </table:table-cell>
          <table:table-cell office:value-type="string">
            <text:p>place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string">
            <text:p>aut</text:p>
          </table:table-cell>
          <table:table-cell office:value-type="string">
            <text:p>first.A</text:p>
          </table:table-cell>
          <table:table-cell office:value-type="string">
            <text:p>of.P</text:p>
          </table:table-cell>
          <table:table-cell office:value-type="string">
            <text:p>all.A</text:p>
          </table:table-cell>
          <table:table-cell office:value-type="string">
            <text:p>they.R.SUB</text:p>
          </table:table-cell>
          <table:table-cell office:value-type="string">
            <text:p>be.V.123P.PRES</text:p>
          </table:table-cell>
          <table:table-cell office:value-type="string">
            <text:p>not.B</text:p>
          </table:table-cell>
          <table:table-cell office:value-type="string">
            <text:p>rent.ASV.+ASV</text:p>
          </table:table-cell>
          <table:table-cell office:value-type="string">
            <text:p>it.R.N.3S</text:p>
          </table:table-cell>
          <table:table-cell office:value-type="string">
            <text:p>to.P</text:p>
          </table:table-cell>
          <table:table-cell office:value-type="string">
            <text:p>the.T.DEF</text:p>
          </table:table-cell>
          <table:table-cell office:value-type="string">
            <text:p>kid.PV.+PV</text:p>
          </table:table-cell>
          <table:table-cell office:value-type="string">
            <text:p>any_more.B</text:p>
          </table:table-cell>
          <table:table-cell office:value-type="string">
            <text:p>you.R.2SP</text:p>
          </table:table-cell>
          <table:table-cell office:value-type="string">
            <text:p>got.V.PAST+P</text:p>
          </table:table-cell>
          <table:table-cell office:value-type="string">
            <text:p>to.P</text:p>
          </table:table-cell>
          <table:table-cell office:value-type="string">
            <text:p>have.SV.INFIN</text:p>
          </table:table-cell>
          <table:table-cell office:value-type="string">
            <text:p>an.A</text:p>
          </table:table-cell>
          <table:table-cell office:value-type="string">
            <text:p>adult.A</text:p>
          </table:table-cell>
          <table:table-cell office:value-type="string">
            <text:p>that.D.FAR[or]that.C</text:p>
          </table:table-cell>
          <table:table-cell office:value-type="string">
            <text:p>be.V.123SP.COND</text:p>
          </table:table-cell>
          <table:table-cell office:value-type="string">
            <text:p>rent.N.S</text:p>
          </table:table-cell>
          <table:table-cell office:value-type="string">
            <text:p>the.T.DEF</text:p>
          </table:table-cell>
          <table:table-cell office:value-type="string">
            <text:p>place.N.S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right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right.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and</text:p>
          </table:table-cell>
          <table:table-cell office:value-type="string">
            <text:p>we</text:p>
          </table:table-cell>
          <table:table-cell office:value-type="string">
            <text:p>are</text:p>
          </table:table-cell>
          <table:table-cell office:value-type="string">
            <text:p>talking</text:p>
          </table:table-cell>
          <table:table-cell office:value-type="string">
            <text:p>about</text:p>
          </table:table-cell>
          <table:table-cell office:value-type="string">
            <text:p>almost</text:p>
          </table:table-cell>
          <table:table-cell office:value-type="string">
            <text:p>two</text:p>
          </table:table-cell>
          <table:table-cell office:value-type="string">
            <text:p>hundred</text:p>
          </table:table-cell>
          <table:table-cell office:value-type="string">
            <text:p>dollars</text:p>
          </table:table-cell>
          <table:table-cell office:value-type="string">
            <text:p>a</text:p>
          </table:table-cell>
          <table:table-cell office:value-type="string">
            <text:p>night</text:p>
          </table:table-cell>
          <table:table-cell office:value-type="string">
            <text:p>minimum</text:p>
          </table:table-cell>
          <table:table-cell office:value-type="string">
            <text:p>to</text:p>
          </table:table-cell>
          <table:table-cell office:value-type="string">
            <text:p>find</text:p>
          </table:table-cell>
          <table:table-cell office:value-type="string">
            <text:p>anywhere</text:p>
          </table:table-cell>
          <table:table-cell office:value-type="string">
            <text:p>which</text:p>
          </table:table-cell>
          <table:table-cell office:value-type="string">
            <text:p>before</text:p>
          </table:table-cell>
          <table:table-cell office:value-type="string">
            <text:p>for</text:p>
          </table:table-cell>
          <table:table-cell office:value-type="string">
            <text:p>fifty</text:p>
          </table:table-cell>
          <table:table-cell office:value-type="string">
            <text:p>something</text:p>
          </table:table-cell>
          <table:table-cell office:value-type="string">
            <text:p>dollars</text:p>
          </table:table-cell>
          <table:table-cell office:value-type="string">
            <text:p>you</text:p>
          </table:table-cell>
          <table:table-cell office:value-type="string">
            <text:p>can</text:p>
          </table:table-cell>
          <table:table-cell office:value-type="string">
            <text:p>rent</text:p>
          </table:table-cell>
          <table:table-cell office:value-type="string">
            <text:p>out</text:p>
          </table:table-cell>
          <table:table-cell office:value-type="string">
            <text:p>at</text:p>
          </table:table-cell>
          <table:table-cell office:value-type="string">
            <text:p>the</text:p>
          </table:table-cell>
          <table:table-cell office:value-type="string">
            <text:p>beach</text:p>
          </table:table-cell>
          <table:table-cell office:value-type="string">
            <text:p>spend</text:p>
          </table:table-cell>
          <table:table-cell office:value-type="string">
            <text:p>the</text:p>
          </table:table-cell>
          <table:table-cell office:value-type="string">
            <text:p>weekend</text:p>
          </table:table-cell>
          <table:table-cell office:value-type="float" office:value="0">
            <text:p>0</text:p>
          </table:table-cell>
          <table:table-cell table:number-columns-repeated="991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we.R.SUB.1P</text:p>
          </table:table-cell>
          <table:table-cell office:value-type="string">
            <text:p>be.V.123P.PRES</text:p>
          </table:table-cell>
          <table:table-cell office:value-type="string">
            <text:p>talk.ASV.+ASV</text:p>
          </table:table-cell>
          <table:table-cell office:value-type="string">
            <text:p>about.P</text:p>
          </table:table-cell>
          <table:table-cell office:value-type="string">
            <text:p>almost.B</text:p>
          </table:table-cell>
          <table:table-cell office:value-type="string">
            <text:p>two.N.S</text:p>
          </table:table-cell>
          <table:table-cell office:value-type="string">
            <text:p>hundred.N.S</text:p>
          </table:table-cell>
          <table:table-cell office:value-type="string">
            <text:p>dollar.PV.+PV</text:p>
          </table:table-cell>
          <table:table-cell office:value-type="string">
            <text:p>a.T.IND</text:p>
          </table:table-cell>
          <table:table-cell office:value-type="string">
            <text:p>night.N.S</text:p>
          </table:table-cell>
          <table:table-cell office:value-type="string">
            <text:p>minimum.N.S</text:p>
          </table:table-cell>
          <table:table-cell office:value-type="string">
            <text:p>to.P</text:p>
          </table:table-cell>
          <table:table-cell office:value-type="string">
            <text:p>find.V.INFIN</text:p>
          </table:table-cell>
          <table:table-cell office:value-type="string">
            <text:p>anywhere.B</text:p>
          </table:table-cell>
          <table:table-cell office:value-type="string">
            <text:p>which.W</text:p>
          </table:table-cell>
          <table:table-cell office:value-type="string">
            <text:p>before.C</text:p>
          </table:table-cell>
          <table:table-cell office:value-type="string">
            <text:p>for.P</text:p>
          </table:table-cell>
          <table:table-cell office:value-type="string">
            <text:p>fifty.N.S</text:p>
          </table:table-cell>
          <table:table-cell office:value-type="string">
            <text:p>something.R</text:p>
          </table:table-cell>
          <table:table-cell office:value-type="string">
            <text:p>dollar.PV.+PV</text:p>
          </table:table-cell>
          <table:table-cell office:value-type="string">
            <text:p>you.R.2SP</text:p>
          </table:table-cell>
          <table:table-cell office:value-type="string">
            <text:p>can.V.123SP.PRES</text:p>
          </table:table-cell>
          <table:table-cell office:value-type="string">
            <text:p>rent.N.S</text:p>
          </table:table-cell>
          <table:table-cell office:value-type="string">
            <text:p>out.B</text:p>
          </table:table-cell>
          <table:table-cell office:value-type="string">
            <text:p>at.P</text:p>
          </table:table-cell>
          <table:table-cell office:value-type="string">
            <text:p>the.T.DEF</text:p>
          </table:table-cell>
          <table:table-cell office:value-type="string">
            <text:p>beach.N.S</text:p>
          </table:table-cell>
          <table:table-cell office:value-type="string">
            <text:p>spend.V.INFIN</text:p>
          </table:table-cell>
          <table:table-cell office:value-type="string">
            <text:p>the.T.DEF</text:p>
          </table:table-cell>
          <table:table-cell office:value-type="string">
            <text:p>weekend.N.S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r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office:value-type="string">
            <text:p>yeah.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pero</text:p>
          </table:table-cell>
          <table:table-cell office:value-type="string">
            <text:p>everything</text:p>
          </table:table-cell>
          <table:table-cell office:value-type="string">
            <text:p>else</text:p>
          </table:table-cell>
          <table:table-cell office:value-type="string">
            <text:p>it's</text:p>
          </table:table-cell>
          <table:table-cell office:value-type="string">
            <text:p>cheaper</text:p>
          </table:table-cell>
          <table:table-cell office:value-type="string">
            <text:p>at</text:p>
          </table:table-cell>
          <table:table-cell office:value-type="string">
            <text:p>the</text:p>
          </table:table-cell>
          <table:table-cell office:value-type="string">
            <text:p>beach</text:p>
          </table:table-cell>
          <table:table-cell office:value-type="string">
            <text:p>than</text:p>
          </table:table-cell>
          <table:table-cell office:value-type="string">
            <text:p>in</text:p>
          </table:table-cell>
          <table:table-cell office:value-type="string">
            <text:p>the</text:p>
          </table:table-cell>
          <table:table-cell office:value-type="string">
            <text:p>Keys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office:value-type="string">
            <text:p>everything.R</text:p>
          </table:table-cell>
          <table:table-cell office:value-type="string">
            <text:p>else.A</text:p>
          </table:table-cell>
          <table:table-cell office:value-type="string">
            <text:p>it.GB.+GB</text:p>
          </table:table-cell>
          <table:table-cell office:value-type="string">
            <text:p>cheap.A.COMP.+A.COMP</text:p>
          </table:table-cell>
          <table:table-cell office:value-type="string">
            <text:p>at.P</text:p>
          </table:table-cell>
          <table:table-cell office:value-type="string">
            <text:p>the.T.DEF</text:p>
          </table:table-cell>
          <table:table-cell office:value-type="string">
            <text:p>beach.N.S</text:p>
          </table:table-cell>
          <table:table-cell office:value-type="string">
            <text:p>than.C</text:p>
          </table:table-cell>
          <table:table-cell office:value-type="string">
            <text:p>in.P</text:p>
          </table:table-cell>
          <table:table-cell office:value-type="string">
            <text:p>the.T.DEF</text:p>
          </table:table-cell>
          <table:table-cell office:value-type="string">
            <text:p>nam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like</text:p>
          </table:table-cell>
          <table:table-cell office:value-type="string">
            <text:p>restaurants</text:p>
          </table:table-cell>
          <table:table-cell office:value-type="string">
            <text:p>transportation</text:p>
          </table:table-cell>
          <table:table-cell office:value-type="string">
            <text:p>you</text:p>
          </table:table-cell>
          <table:table-cell office:value-type="string">
            <text:p>know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like.C</text:p>
          </table:table-cell>
          <table:table-cell office:value-type="string">
            <text:p>restaurant.PV.+PV</text:p>
          </table:table-cell>
          <table:table-cell office:value-type="string">
            <text:p>transportation.N.S</text:p>
          </table:table-cell>
          <table:table-cell office:value-type="string">
            <text:p>you.R.2SP</text:p>
          </table:table-cell>
          <table:table-cell office:value-type="string">
            <text:p>know.V.INFI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oh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office:value-type="string">
            <text:p>yeah.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ah</text:p>
          </table:table-cell>
          <table:table-cell office:value-type="string">
            <text:p>in</text:p>
          </table:table-cell>
          <table:table-cell office:value-type="string">
            <text:p>Miami_Beach</text:p>
          </table:table-cell>
          <table:table-cell office:value-type="string">
            <text:p>er</text:p>
          </table:table-cell>
          <table:table-cell office:value-type="string">
            <text:p>they</text:p>
          </table:table-cell>
          <table:table-cell office:value-type="string">
            <text:p>go</text:p>
          </table:table-cell>
          <table:table-cell office:value-type="string">
            <text:p>to</text:p>
          </table:table-cell>
          <table:table-cell office:value-type="string">
            <text:p>Burger_King</text:p>
          </table:table-cell>
          <table:table-cell office:value-type="string">
            <text:p>they</text:p>
          </table:table-cell>
          <table:table-cell office:value-type="string">
            <text:p>go</text:p>
          </table:table-cell>
          <table:table-cell office:value-type="string">
            <text:p>to</text:p>
          </table:table-cell>
          <table:table-cell office:value-type="string">
            <text:p>McDonalds</text:p>
          </table:table-cell>
          <table:table-cell office:value-type="string">
            <text:p>in</text:p>
          </table:table-cell>
          <table:table-cell office:value-type="string">
            <text:p>the</text:p>
          </table:table-cell>
          <table:table-cell office:value-type="string">
            <text:p>Keys</text:p>
          </table:table-cell>
          <table:table-cell office:value-type="string">
            <text:p>you</text:p>
          </table:table-cell>
          <table:table-cell office:value-type="string">
            <text:p>don't</text:p>
          </table:table-cell>
          <table:table-cell office:value-type="string">
            <text:p>find</text:p>
          </table:table-cell>
          <table:table-cell office:value-type="string">
            <text:p>that</text:p>
          </table:table-cell>
          <table:table-cell office:value-type="string">
            <text:p>much</text:p>
          </table:table-cell>
          <table:table-cell office:value-type="string">
            <text:p>that</text:p>
          </table:table-cell>
          <table:table-cell office:value-type="string">
            <text:p>too</text:p>
          </table:table-cell>
          <table:table-cell office:value-type="string">
            <text:p>often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office:value-type="string">
            <text:p>in.P</text:p>
          </table:table-cell>
          <table:table-cell office:value-type="string">
            <text:p>name</text:p>
          </table:table-cell>
          <table:table-cell office:value-type="string">
            <text:p>unk</text:p>
          </table:table-cell>
          <table:table-cell office:value-type="string">
            <text:p>they.R.SUB</text:p>
          </table:table-cell>
          <table:table-cell office:value-type="string">
            <text:p>go.SV</text:p>
          </table:table-cell>
          <table:table-cell office:value-type="string">
            <text:p>to.P</text:p>
          </table:table-cell>
          <table:table-cell office:value-type="string">
            <text:p>name</text:p>
          </table:table-cell>
          <table:table-cell office:value-type="string">
            <text:p>they.R.SUB</text:p>
          </table:table-cell>
          <table:table-cell office:value-type="string">
            <text:p>go.SV</text:p>
          </table:table-cell>
          <table:table-cell office:value-type="string">
            <text:p>to.P</text:p>
          </table:table-cell>
          <table:table-cell office:value-type="string">
            <text:p>name</text:p>
          </table:table-cell>
          <table:table-cell office:value-type="string">
            <text:p>in.P</text:p>
          </table:table-cell>
          <table:table-cell office:value-type="string">
            <text:p>the.T.DEF</text:p>
          </table:table-cell>
          <table:table-cell office:value-type="string">
            <text:p>name</text:p>
          </table:table-cell>
          <table:table-cell office:value-type="string">
            <text:p>you.R.2SP</text:p>
          </table:table-cell>
          <table:table-cell office:value-type="string">
            <text:p>do.NEG.+NEG</text:p>
          </table:table-cell>
          <table:table-cell office:value-type="string">
            <text:p>find.V.INFIN</text:p>
          </table:table-cell>
          <table:table-cell office:value-type="string">
            <text:p>that.D.FAR[or]that.C</text:p>
          </table:table-cell>
          <table:table-cell office:value-type="string">
            <text:p>much.A</text:p>
          </table:table-cell>
          <table:table-cell office:value-type="string">
            <text:p>that.D.FAR[or]that.C</text:p>
          </table:table-cell>
          <table:table-cell office:value-type="string">
            <text:p>too.B</text:p>
          </table:table-cell>
          <table:table-cell office:value-type="string">
            <text:p>often.B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oh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office:value-type="string">
            <text:p>yeah.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o</text:p>
          </table:table-cell>
          <table:table-cell office:value-type="string">
            <text:p>if</text:p>
          </table:table-cell>
          <table:table-cell office:value-type="string">
            <text:p>they</text:p>
          </table:table-cell>
          <table:table-cell office:value-type="string">
            <text:p>have</text:p>
          </table:table-cell>
          <table:table-cell office:value-type="string">
            <text:p>to</text:p>
          </table:table-cell>
          <table:table-cell office:value-type="string">
            <text:p>go</text:p>
          </table:table-cell>
          <table:table-cell office:value-type="string">
            <text:p>to</text:p>
          </table:table-cell>
          <table:table-cell office:value-type="string">
            <text:p>regular</text:p>
          </table:table-cell>
          <table:table-cell office:value-type="string">
            <text:p>restaurants</text:p>
          </table:table-cell>
          <table:table-cell office:value-type="string">
            <text:p>es</text:p>
          </table:table-cell>
          <table:table-cell office:value-type="string">
            <text:p>caro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aut</text:p>
          </table:table-cell>
          <table:table-cell office:value-type="string">
            <text:p>so.B</text:p>
          </table:table-cell>
          <table:table-cell office:value-type="string">
            <text:p>if.C</text:p>
          </table:table-cell>
          <table:table-cell office:value-type="string">
            <text:p>they.R.SUB</text:p>
          </table:table-cell>
          <table:table-cell office:value-type="string">
            <text:p>have.SV.INFIN</text:p>
          </table:table-cell>
          <table:table-cell office:value-type="string">
            <text:p>to.P</text:p>
          </table:table-cell>
          <table:table-cell office:value-type="string">
            <text:p>go.SV</text:p>
          </table:table-cell>
          <table:table-cell office:value-type="string">
            <text:p>to.P</text:p>
          </table:table-cell>
          <table:table-cell office:value-type="string">
            <text:p>regular.A</text:p>
          </table:table-cell>
          <table:table-cell office:value-type="string">
            <text:p>restaurant.PV.+PV</text:p>
          </table:table-cell>
          <table:table-cell office:value-type="string">
            <text:p>be.V.3S.PRES</text:p>
          </table:table-cell>
          <table:table-cell office:value-type="string">
            <text:p>expensive.A.M.S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tú</text:p>
          </table:table-cell>
          <table:table-cell office:value-type="string">
            <text:p>sabes</text:p>
          </table:table-cell>
          <table:table-cell office:value-type="string">
            <text:p>algunos</text:p>
          </table:table-cell>
          <table:table-cell office:value-type="string">
            <text:p>de</text:p>
          </table:table-cell>
          <table:table-cell office:value-type="string">
            <text:p>los</text:p>
          </table:table-cell>
          <table:table-cell office:value-type="string">
            <text:p>restaurancitos</text:p>
          </table:table-cell>
          <table:table-cell office:value-type="string">
            <text:p>esos</text:p>
          </table:table-cell>
          <table:table-cell office:value-type="string">
            <text:p>um</text:p>
          </table:table-cell>
          <table:table-cell office:value-type="string">
            <text:p>er</text:p>
          </table:table-cell>
          <table:table-cell office:value-type="string">
            <text:p>in</text:p>
          </table:table-cell>
          <table:table-cell office:value-type="string">
            <text:p>the</text:p>
          </table:table-cell>
          <table:table-cell office:value-type="string">
            <text:p>Keys</text:p>
          </table:table-cell>
          <table:table-cell office:value-type="string">
            <text:p>er</text:p>
          </table:table-cell>
          <table:table-cell office:value-type="string">
            <text:p>no</text:p>
          </table:table-cell>
          <table:table-cell office:value-type="string">
            <text:p>son</text:p>
          </table:table-cell>
          <table:table-cell office:value-type="string">
            <text:p>nada</text:p>
          </table:table-cell>
          <table:table-cell office:value-type="string">
            <text:p>del</text:p>
          </table:table-cell>
          <table:table-cell office:value-type="string">
            <text:p>otro</text:p>
          </table:table-cell>
          <table:table-cell office:value-type="string">
            <text:p>mundo</text:p>
          </table:table-cell>
          <table:table-cell office:value-type="string">
            <text:p>pero</text:p>
          </table:table-cell>
          <table:table-cell office:value-type="string">
            <text:p>te</text:p>
          </table:table-cell>
          <table:table-cell office:value-type="string">
            <text:p>cobran</text:p>
          </table:table-cell>
          <table:table-cell office:value-type="string">
            <text:p>más</text:p>
          </table:table-cell>
          <table:table-cell office:value-type="string">
            <text:p>que</text:p>
          </table:table-cell>
          <table:table-cell office:value-type="string">
            <text:p>un</text:p>
          </table:table-cell>
          <table:table-cell office:value-type="string">
            <text:p>Burger_King</text:p>
          </table:table-cell>
          <table:table-cell office:value-type="string">
            <text:p>o</text:p>
          </table:table-cell>
          <table:table-cell office:value-type="string">
            <text:p>un</text:p>
          </table:table-cell>
          <table:table-cell office:value-type="string">
            <text:p>MacDonalds</text:p>
          </table:table-cell>
          <table:table-cell office:value-type="string">
            <text:p>so</text:p>
          </table:table-cell>
          <table:table-cell office:value-type="string">
            <text:p>for</text:p>
          </table:table-cell>
          <table:table-cell office:value-type="string">
            <text:p>kids</text:p>
          </table:table-cell>
          <table:table-cell office:value-type="string">
            <text:p>is</text:p>
          </table:table-cell>
          <table:table-cell office:value-type="string">
            <text:p>not</text:p>
          </table:table-cell>
          <table:table-cell table:number-columns-repeated="2" office:value-type="string">
            <text:p>bien</text:p>
          </table:table-cell>
          <table:table-cell office:value-type="string">
            <text:p>práctico</text:p>
          </table:table-cell>
          <table:table-cell office:value-type="float" office:value="0">
            <text:p>0</text:p>
          </table:table-cell>
          <table:table-cell table:number-columns-repeated="985"/>
        </table:table-row>
        <table:table-row table:style-name="ro1">
          <table:table-cell office:value-type="string">
            <text:p>aut</text:p>
          </table:table-cell>
          <table:table-cell office:value-type="string">
            <text:p>you.R.SUB.MF.2S</text:p>
          </table:table-cell>
          <table:table-cell office:value-type="string">
            <text:p>know.V.2S.PRES</text:p>
          </table:table-cell>
          <table:table-cell office:value-type="string">
            <text:p>some.R.M.PL[or]some.A.M.PL</text:p>
          </table:table-cell>
          <table:table-cell office:value-type="string">
            <text:p>of.P</text:p>
          </table:table-cell>
          <table:table-cell office:value-type="string">
            <text:p>them.R.OBJ.M.3P[or]the.T.DEF.M.PL</text:p>
          </table:table-cell>
          <table:table-cell office:value-type="string">
            <text:p>bistro.N.M.P.DIM</text:p>
          </table:table-cell>
          <table:table-cell office:value-type="string">
            <text:p>that.A.DEM.M.PL</text:p>
          </table:table-cell>
          <table:table-cell table:number-columns-repeated="2" office:value-type="string">
            <text:p>unk</text:p>
          </table:table-cell>
          <table:table-cell office:value-type="string">
            <text:p>in.P</text:p>
          </table:table-cell>
          <table:table-cell office:value-type="string">
            <text:p>the.T.DEF</text:p>
          </table:table-cell>
          <table:table-cell office:value-type="string">
            <text:p>name</text:p>
          </table:table-cell>
          <table:table-cell office:value-type="string">
            <text:p>unk</text:p>
          </table:table-cell>
          <table:table-cell office:value-type="string">
            <text:p>not.B</text:p>
          </table:table-cell>
          <table:table-cell office:value-type="string">
            <text:p>be.V.3P.PRES</text:p>
          </table:table-cell>
          <table:table-cell office:value-type="string">
            <text:p>swim.V.3S.PRES</text:p>
          </table:table-cell>
          <table:table-cell office:value-type="string">
            <text:p>of_the.P+T.M.S</text:p>
          </table:table-cell>
          <table:table-cell office:value-type="string">
            <text:p>other.R.M.SG[or]other.A.M.SG</text:p>
          </table:table-cell>
          <table:table-cell office:value-type="string">
            <text:p>world.N.M.SG</text:p>
          </table:table-cell>
          <table:table-cell office:value-type="string">
            <text:p>but.C</text:p>
          </table:table-cell>
          <table:table-cell office:value-type="string">
            <text:p>you.R.OBJ.MF.2S</text:p>
          </table:table-cell>
          <table:table-cell office:value-type="string">
            <text:p>earn.V.3P.PRES</text:p>
          </table:table-cell>
          <table:table-cell office:value-type="string">
            <text:p>more.B</text:p>
          </table:table-cell>
          <table:table-cell office:value-type="string">
            <text:p>which.C</text:p>
          </table:table-cell>
          <table:table-cell office:value-type="string">
            <text:p>one.T.IND.M.SG</text:p>
          </table:table-cell>
          <table:table-cell office:value-type="string">
            <text:p>name</text:p>
          </table:table-cell>
          <table:table-cell office:value-type="string">
            <text:p>or.C</text:p>
          </table:table-cell>
          <table:table-cell office:value-type="string">
            <text:p>one.T.IND.M.SG</text:p>
          </table:table-cell>
          <table:table-cell office:value-type="string">
            <text:p>name</text:p>
          </table:table-cell>
          <table:table-cell office:value-type="string">
            <text:p>so.B</text:p>
          </table:table-cell>
          <table:table-cell office:value-type="string">
            <text:p>for.P</text:p>
          </table:table-cell>
          <table:table-cell office:value-type="string">
            <text:p>kid.PV.+PV</text:p>
          </table:table-cell>
          <table:table-cell office:value-type="string">
            <text:p>be.V.3S.PRES</text:p>
          </table:table-cell>
          <table:table-cell office:value-type="string">
            <text:p>not.B</text:p>
          </table:table-cell>
          <table:table-cell table:number-columns-repeated="2" office:value-type="string">
            <text:p>well.B</text:p>
          </table:table-cell>
          <table:table-cell office:value-type="string">
            <text:p>practical.A.M.SG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au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stoy</text:p>
          </table:table-cell>
          <table:table-cell office:value-type="string">
            <text:p>mirando</text:p>
          </table:table-cell>
          <table:table-cell office:value-type="string">
            <text:p>el</text:p>
          </table:table-cell>
          <table:table-cell office:value-type="string">
            <text:p>reloj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be.V.1S.PRES</text:p>
          </table:table-cell>
          <table:table-cell office:value-type="string">
            <text:p>watch.V.PRESPART</text:p>
          </table:table-cell>
          <table:table-cell office:value-type="string">
            <text:p>the.T.DEF.M.SG</text:p>
          </table:table-cell>
          <table:table-cell office:value-type="string">
            <text:p>watch.N.M.S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au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o</text:p>
          </table:table-cell>
          <table:table-cell office:value-type="string">
            <text:p>creo</text:p>
          </table:table-cell>
          <table:table-cell office:value-type="string">
            <text:p>que</text:p>
          </table:table-cell>
          <table:table-cell office:value-type="string">
            <text:p>hemos</text:p>
          </table:table-cell>
          <table:table-cell office:value-type="string">
            <text:p>hablado</text:p>
          </table:table-cell>
          <table:table-cell office:value-type="string">
            <text:p>bastante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I.R.SUB.MF.1S</text:p>
          </table:table-cell>
          <table:table-cell office:value-type="string">
            <text:p>create.V.1S.PRES[or]believe.V.1S.PRES</text:p>
          </table:table-cell>
          <table:table-cell office:value-type="string">
            <text:p>which.C</text:p>
          </table:table-cell>
          <table:table-cell office:value-type="string">
            <text:p>have.V.1P.PRES</text:p>
          </table:table-cell>
          <table:table-cell office:value-type="string">
            <text:p>talk.V.M.SG.PASTPART</text:p>
          </table:table-cell>
          <table:table-cell office:value-type="string">
            <text:p>enough.R.MF.PL[or]fairly.B[or]enough.A.MF.S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stá</text:p>
          </table:table-cell>
          <table:table-cell office:value-type="string">
            <text:p>bueno</text:p>
          </table:table-cell>
          <table:table-cell office:value-type="string">
            <text:p>el</text:p>
          </table:table-cell>
          <table:table-cell office:value-type="string">
            <text:p>aparatico</text:p>
          </table:table-cell>
          <table:table-cell office:value-type="string">
            <text:p>ese</text:p>
          </table:table-cell>
          <table:table-cell office:value-type="string">
            <text:p>que</text:p>
          </table:table-cell>
          <table:table-cell office:value-type="string">
            <text:p>tiene</text:p>
          </table:table-cell>
          <table:table-cell office:value-type="string">
            <text:p>la</text:p>
          </table:table-cell>
          <table:table-cell office:value-type="string">
            <text:p>grabadorecita</text:p>
          </table:table-cell>
          <table:table-cell office:value-type="string">
            <text:p>esa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aut</text:p>
          </table:table-cell>
          <table:table-cell office:value-type="string">
            <text:p>be.V.3S.PRES</text:p>
          </table:table-cell>
          <table:table-cell office:value-type="string">
            <text:p>well.A.M.SG[or]well.INTERJ</text:p>
          </table:table-cell>
          <table:table-cell office:value-type="string">
            <text:p>the.T.DEF.M.SG</text:p>
          </table:table-cell>
          <table:table-cell office:value-type="string">
            <text:p>apparatus.N.M.S</text:p>
          </table:table-cell>
          <table:table-cell office:value-type="string">
            <text:p>that.A.DEM.M.SG</text:p>
          </table:table-cell>
          <table:table-cell office:value-type="string">
            <text:p>which.C</text:p>
          </table:table-cell>
          <table:table-cell office:value-type="string">
            <text:p>have.V.3S.PRES</text:p>
          </table:table-cell>
          <table:table-cell office:value-type="string">
            <text:p>her.R.OBJ.F.3S[or]the.T.DEF.F.SG</text:p>
          </table:table-cell>
          <table:table-cell office:value-type="string">
            <text:p>recorder.N.F.S.DIM</text:p>
          </table:table-cell>
          <table:table-cell office:value-type="string">
            <text:p>that.A.DEM.F.S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grabando</text:p>
          </table:table-cell>
          <table:table-cell office:value-type="string">
            <text:p>a</text:p>
          </table:table-cell>
          <table:table-cell office:value-type="string">
            <text:p>la</text:p>
          </table:table-cell>
          <table:table-cell office:value-type="string">
            <text:p>gente</text:p>
          </table:table-cell>
          <table:table-cell office:value-type="string">
            <text:p>cuando</text:p>
          </table:table-cell>
          <table:table-cell office:value-type="string">
            <text:p>te</text:p>
          </table:table-cell>
          <table:table-cell office:value-type="string">
            <text:p>hacen</text:p>
          </table:table-cell>
          <table:table-cell office:value-type="string">
            <text:p>algo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record.V.PRESPART</text:p>
          </table:table-cell>
          <table:table-cell office:value-type="string">
            <text:p>to.P</text:p>
          </table:table-cell>
          <table:table-cell office:value-type="string">
            <text:p>her.R.OBJ.F.3S[or]the.T.DEF.F.SG</text:p>
          </table:table-cell>
          <table:table-cell office:value-type="string">
            <text:p>people.N.F.SG</text:p>
          </table:table-cell>
          <table:table-cell office:value-type="string">
            <text:p>as.C</text:p>
          </table:table-cell>
          <table:table-cell office:value-type="string">
            <text:p>you.R.OBJ.MF.2S</text:p>
          </table:table-cell>
          <table:table-cell office:value-type="string">
            <text:p>take.V.3P.PRES</text:p>
          </table:table-cell>
          <table:table-cell office:value-type="string">
            <text:p>something.R.M.S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í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himself.R.P.MF.3S[or]yes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hey</text:p>
          </table:table-cell>
          <table:table-cell office:value-type="string">
            <text:p>here</text:p>
          </table:table-cell>
          <table:table-cell office:value-type="string">
            <text:p>you</text:p>
          </table:table-cell>
          <table:table-cell office:value-type="string">
            <text:p>go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hey.V.INFIN</text:p>
          </table:table-cell>
          <table:table-cell office:value-type="string">
            <text:p>here.B</text:p>
          </table:table-cell>
          <table:table-cell office:value-type="string">
            <text:p>you.R.2SP</text:p>
          </table:table-cell>
          <table:table-cell office:value-type="string">
            <text:p>go.SV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r</text:p>
          </table:table-cell>
          <table:table-cell office:value-type="string">
            <text:p>los</text:p>
          </table:table-cell>
          <table:table-cell office:value-type="string">
            <text:p>otros</text:p>
          </table:table-cell>
          <table:table-cell office:value-type="string">
            <text:p>días</text:p>
          </table:table-cell>
          <table:table-cell office:value-type="string">
            <text:p>sacó</text:p>
          </table:table-cell>
          <table:table-cell office:value-type="string">
            <text:p>Office_Depot</text:p>
          </table:table-cell>
          <table:table-cell office:value-type="string">
            <text:p>unas</text:p>
          </table:table-cell>
          <table:table-cell office:value-type="string">
            <text:p>tarjeticas</text:p>
          </table:table-cell>
          <table:table-cell office:value-type="string">
            <text:p>en</text:p>
          </table:table-cell>
          <table:table-cell office:value-type="string">
            <text:p>venta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office:value-type="string">
            <text:p>them.R.OBJ.M.3P[or]the.T.DEF.M.PL</text:p>
          </table:table-cell>
          <table:table-cell office:value-type="string">
            <text:p>others.R.M.PL[or]other.A.M.PL</text:p>
          </table:table-cell>
          <table:table-cell office:value-type="string">
            <text:p>day.N.M.PL</text:p>
          </table:table-cell>
          <table:table-cell office:value-type="string">
            <text:p>remove.V.3S.PAST</text:p>
          </table:table-cell>
          <table:table-cell office:value-type="string">
            <text:p>name</text:p>
          </table:table-cell>
          <table:table-cell office:value-type="string">
            <text:p>one.R.F.PL[or]one.T.IND.F.PL[or]unite.V.2S.PRESSUBJ</text:p>
          </table:table-cell>
          <table:table-cell office:value-type="string">
            <text:p>cards.N.F.S.DIM</text:p>
          </table:table-cell>
          <table:table-cell office:value-type="string">
            <text:p>on.P</text:p>
          </table:table-cell>
          <table:table-cell office:value-type="string">
            <text:p>sale.N.F.S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las</text:p>
          </table:table-cell>
          <table:table-cell office:value-type="string">
            <text:p>de</text:p>
          </table:table-cell>
          <table:table-cell office:value-type="string">
            <text:p>esas</text:p>
          </table:table-cell>
          <table:table-cell office:value-type="string">
            <text:p>de</text:p>
          </table:table-cell>
          <table:table-cell office:value-type="string">
            <text:p>one</text:p>
          </table:table-cell>
          <table:table-cell office:value-type="string">
            <text:p>gig</text:p>
          </table:table-cell>
          <table:table-cell office:value-type="string">
            <text:p>two</text:p>
          </table:table-cell>
          <table:table-cell office:value-type="string">
            <text:p>gigs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them.R.OBJ.F.3P[or]the.T.DEF.F.PL</text:p>
          </table:table-cell>
          <table:table-cell office:value-type="string">
            <text:p>of.P</text:p>
          </table:table-cell>
          <table:table-cell office:value-type="string">
            <text:p>that.A.DEM.F.PL</text:p>
          </table:table-cell>
          <table:table-cell office:value-type="string">
            <text:p>of.P</text:p>
          </table:table-cell>
          <table:table-cell office:value-type="string">
            <text:p>one.A</text:p>
          </table:table-cell>
          <table:table-cell office:value-type="string">
            <text:p>gig.N.S</text:p>
          </table:table-cell>
          <table:table-cell office:value-type="string">
            <text:p>two.N.S</text:p>
          </table:table-cell>
          <table:table-cell office:value-type="string">
            <text:p>gig.PV.+PV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o</text:p>
          </table:table-cell>
          <table:table-cell office:value-type="string">
            <text:p>fui</text:p>
          </table:table-cell>
          <table:table-cell office:value-type="string">
            <text:p>y</text:p>
          </table:table-cell>
          <table:table-cell office:value-type="string">
            <text:p>compré</text:p>
          </table:table-cell>
          <table:table-cell office:value-type="string">
            <text:p>una</text:p>
          </table:table-cell>
          <table:table-cell office:value-type="string">
            <text:p>para</text:p>
          </table:table-cell>
          <table:table-cell office:value-type="string">
            <text:p>mi</text:p>
          </table:table-cell>
          <table:table-cell office:value-type="string">
            <text:p>cámara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I.R.SUB.MF.1S</text:p>
          </table:table-cell>
          <table:table-cell office:value-type="string">
            <text:p>go.V.1S.PAST[or]be.V.1S.PAST</text:p>
          </table:table-cell>
          <table:table-cell office:value-type="string">
            <text:p>and.C</text:p>
          </table:table-cell>
          <table:table-cell office:value-type="string">
            <text:p>buy.V.1S.PAST</text:p>
          </table:table-cell>
          <table:table-cell office:value-type="string">
            <text:p>one.R.F.SG[or]a.T.IND.F.SG[or]unite.V.1S.PRESSUBJ[or]unite.V.3S.IMPER[or]unite.V.3S.PRESSUBJ</text:p>
          </table:table-cell>
          <table:table-cell office:value-type="string">
            <text:p>stall.V.3S.PRES</text:p>
          </table:table-cell>
          <table:table-cell office:value-type="string">
            <text:p>my.A.POSS.1S</text:p>
          </table:table-cell>
          <table:table-cell office:value-type="string">
            <text:p>camera.N.M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pero</text:p>
          </table:table-cell>
          <table:table-cell office:value-type="string">
            <text:p>yo</text:p>
          </table:table-cell>
          <table:table-cell office:value-type="string">
            <text:p>uso</text:p>
          </table:table-cell>
          <table:table-cell office:value-type="string">
            <text:p>la</text:p>
          </table:table-cell>
          <table:table-cell office:value-type="string">
            <text:p>regular</text:p>
          </table:table-cell>
          <table:table-cell office:value-type="string">
            <text:p>la</text:p>
          </table:table-cell>
          <table:table-cell office:value-type="string">
            <text:p>S_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office:value-type="string">
            <text:p>I.R.SUB.MF.1S</text:p>
          </table:table-cell>
          <table:table-cell office:value-type="string">
            <text:p>use.V.1S.PRES</text:p>
          </table:table-cell>
          <table:table-cell office:value-type="string">
            <text:p>her.R.OBJ.F.3S[or]the.T.DEF.F.SG</text:p>
          </table:table-cell>
          <table:table-cell office:value-type="string">
            <text:p>regulate.A.M.SG[or]regulate.V.INFIN</text:p>
          </table:table-cell>
          <table:table-cell office:value-type="string">
            <text:p>her.R.OBJ.F.3S[or]the.T.DEF.F.SG</text:p>
          </table:table-cell>
          <table:table-cell office:value-type="string">
            <text:p>nam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Pepita</text:p>
          </table:table-cell>
          <table:table-cell office:value-type="string">
            <text:p>en</text:p>
          </table:table-cell>
          <table:table-cell office:value-type="string">
            <text:p>la</text:p>
          </table:table-cell>
          <table:table-cell office:value-type="string">
            <text:p>cámara</text:p>
          </table:table-cell>
          <table:table-cell office:value-type="string">
            <text:p>de</text:p>
          </table:table-cell>
          <table:table-cell office:value-type="string">
            <text:p>ella</text:p>
          </table:table-cell>
          <table:table-cell office:value-type="string">
            <text:p>usa</text:p>
          </table:table-cell>
          <table:table-cell office:value-type="string">
            <text:p>una</text:p>
          </table:table-cell>
          <table:table-cell office:value-type="string">
            <text:p>que</text:p>
          </table:table-cell>
          <table:table-cell office:value-type="string">
            <text:p>se</text:p>
          </table:table-cell>
          <table:table-cell office:value-type="string">
            <text:p>llama</text:p>
          </table:table-cell>
          <table:table-cell office:value-type="string">
            <text:p>dualpro</text:p>
          </table:table-cell>
          <table:table-cell office:value-type="string">
            <text:p>o</text:p>
          </table:table-cell>
          <table:table-cell office:value-type="string">
            <text:p>una</text:p>
          </table:table-cell>
          <table:table-cell office:value-type="string">
            <text:p>cosa</text:p>
          </table:table-cell>
          <table:table-cell office:value-type="string">
            <text:p>así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aut</text:p>
          </table:table-cell>
          <table:table-cell office:value-type="string">
            <text:p>name</text:p>
          </table:table-cell>
          <table:table-cell office:value-type="string">
            <text:p>on.P</text:p>
          </table:table-cell>
          <table:table-cell office:value-type="string">
            <text:p>her.R.OBJ.F.3S[or]the.T.DEF.F.SG</text:p>
          </table:table-cell>
          <table:table-cell office:value-type="string">
            <text:p>camera.N.M</text:p>
          </table:table-cell>
          <table:table-cell office:value-type="string">
            <text:p>of.P</text:p>
          </table:table-cell>
          <table:table-cell office:value-type="string">
            <text:p>she.R.SUB.F.3S</text:p>
          </table:table-cell>
          <table:table-cell office:value-type="string">
            <text:p>use.V.3S.PRES</text:p>
          </table:table-cell>
          <table:table-cell office:value-type="string">
            <text:p>one.R.F.SG[or]a.T.IND.F.SG[or]unite.V.1S.PRESSUBJ[or]unite.V.3S.IMPER[or]unite.V.3S.PRESSUBJ</text:p>
          </table:table-cell>
          <table:table-cell office:value-type="string">
            <text:p>which.C</text:p>
          </table:table-cell>
          <table:table-cell office:value-type="string">
            <text:p>self.R.REF.MF.3SP[or]be.V.2P.IMPER.PRECLITIC</text:p>
          </table:table-cell>
          <table:table-cell office:value-type="string">
            <text:p>call.V.3S.PRES</text:p>
          </table:table-cell>
          <table:table-cell office:value-type="string">
            <text:p>unk</text:p>
          </table:table-cell>
          <table:table-cell office:value-type="string">
            <text:p>or.C</text:p>
          </table:table-cell>
          <table:table-cell office:value-type="string">
            <text:p>one.R.F.SG[or]a.T.IND.F.SG[or]unite.V.1S.PRESSUBJ[or]unite.V.3S.IMPER[or]unite.V.3S.PRESSUBJ</text:p>
          </table:table-cell>
          <table:table-cell office:value-type="string">
            <text:p>thing.N.F.SG[or]sew.V.1S.PRESSUBJ[or]sew.V.3S.IMPER[or]sew.V.3S.PRESSUBJ</text:p>
          </table:table-cell>
          <table:table-cell office:value-type="string">
            <text:p>thus.B[or]take.V.1S.PAST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que</text:p>
          </table:table-cell>
          <table:table-cell office:value-type="string">
            <text:p>esa</text:p>
          </table:table-cell>
          <table:table-cell office:value-type="string">
            <text:p>nunca</text:p>
          </table:table-cell>
          <table:table-cell office:value-type="string">
            <text:p>la</text:p>
          </table:table-cell>
          <table:table-cell office:value-type="string">
            <text:p>habían</text:p>
          </table:table-cell>
          <table:table-cell office:value-type="string">
            <text:p>puesto</text:p>
          </table:table-cell>
          <table:table-cell office:value-type="string">
            <text:p>en</text:p>
          </table:table-cell>
          <table:table-cell office:value-type="string">
            <text:p>venta</text:p>
          </table:table-cell>
          <table:table-cell office:value-type="string">
            <text:p>pero</text:p>
          </table:table-cell>
          <table:table-cell office:value-type="string">
            <text:p>por</text:p>
          </table:table-cell>
          <table:table-cell office:value-type="string">
            <text:p>fin</text:p>
          </table:table-cell>
          <table:table-cell office:value-type="string">
            <text:p>Office_Depot</text:p>
          </table:table-cell>
          <table:table-cell office:value-type="string">
            <text:p>las</text:p>
          </table:table-cell>
          <table:table-cell office:value-type="string">
            <text:p>puso</text:p>
          </table:table-cell>
          <table:table-cell office:value-type="string">
            <text:p>en</text:p>
          </table:table-cell>
          <table:table-cell office:value-type="string">
            <text:p>venta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aut</text:p>
          </table:table-cell>
          <table:table-cell office:value-type="string">
            <text:p>which.C</text:p>
          </table:table-cell>
          <table:table-cell office:value-type="string">
            <text:p>that.A.DEM.F.SG</text:p>
          </table:table-cell>
          <table:table-cell office:value-type="string">
            <text:p>never.B</text:p>
          </table:table-cell>
          <table:table-cell office:value-type="string">
            <text:p>her.R.OBJ.F.3S[or]the.T.DEF.F.SG</text:p>
          </table:table-cell>
          <table:table-cell office:value-type="string">
            <text:p>have.V.3P.IMPERF</text:p>
          </table:table-cell>
          <table:table-cell office:value-type="string">
            <text:p>set.V.M.SG.PASTPART</text:p>
          </table:table-cell>
          <table:table-cell office:value-type="string">
            <text:p>on.P</text:p>
          </table:table-cell>
          <table:table-cell office:value-type="string">
            <text:p>sale.N.F.SG</text:p>
          </table:table-cell>
          <table:table-cell office:value-type="string">
            <text:p>but.C</text:p>
          </table:table-cell>
          <table:table-cell office:value-type="string">
            <text:p>for.P</text:p>
          </table:table-cell>
          <table:table-cell office:value-type="string">
            <text:p>end.N.M.SG</text:p>
          </table:table-cell>
          <table:table-cell office:value-type="string">
            <text:p>name</text:p>
          </table:table-cell>
          <table:table-cell office:value-type="string">
            <text:p>them.R.OBJ.F.3P[or]the.T.DEF.F.PL</text:p>
          </table:table-cell>
          <table:table-cell office:value-type="string">
            <text:p>set.V.3S.PAST</text:p>
          </table:table-cell>
          <table:table-cell office:value-type="string">
            <text:p>on.P</text:p>
          </table:table-cell>
          <table:table-cell office:value-type="string">
            <text:p>sale.N.F.SG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</text:p>
          </table:table-cell>
          <table:table-cell office:value-type="string">
            <text:p>ese</text:p>
          </table:table-cell>
          <table:table-cell office:value-type="string">
            <text:p>día</text:p>
          </table:table-cell>
          <table:table-cell office:value-type="string">
            <text:p>tenían</text:p>
          </table:table-cell>
          <table:table-cell office:value-type="string">
            <text:p>una</text:p>
          </table:table-cell>
          <table:table-cell office:value-type="string">
            <text:p>cosita</text:p>
          </table:table-cell>
          <table:table-cell office:value-type="string">
            <text:p>de</text:p>
          </table:table-cell>
          <table:table-cell office:value-type="string">
            <text:p>estas</text:p>
          </table:table-cell>
          <table:table-cell office:value-type="string">
            <text:p>en</text:p>
          </table:table-cell>
          <table:table-cell office:value-type="string">
            <text:p>venta</text:p>
          </table:table-cell>
          <table:table-cell office:value-type="string">
            <text:p>también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that.A.DEM.M.SG</text:p>
          </table:table-cell>
          <table:table-cell office:value-type="string">
            <text:p>day.N.M.SG</text:p>
          </table:table-cell>
          <table:table-cell office:value-type="string">
            <text:p>have.V.3P.IMPERF</text:p>
          </table:table-cell>
          <table:table-cell office:value-type="string">
            <text:p>one.R.F.SG[or]a.T.IND.F.SG[or]unite.V.1S.PRESSUBJ[or]unite.V.3S.IMPER[or]unite.V.3S.PRESSUBJ</text:p>
          </table:table-cell>
          <table:table-cell office:value-type="string">
            <text:p>thing.N.F.S.DIM</text:p>
          </table:table-cell>
          <table:table-cell office:value-type="string">
            <text:p>of.P</text:p>
          </table:table-cell>
          <table:table-cell office:value-type="string">
            <text:p>this.A.DEM.F.PL</text:p>
          </table:table-cell>
          <table:table-cell office:value-type="string">
            <text:p>on.P</text:p>
          </table:table-cell>
          <table:table-cell office:value-type="string">
            <text:p>sale.N.F.SG</text:p>
          </table:table-cell>
          <table:table-cell office:value-type="string">
            <text:p>too.B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un</text:p>
          </table:table-cell>
          <table:table-cell office:value-type="string">
            <text:p>Sandisk</text:p>
          </table:table-cell>
          <table:table-cell office:value-type="string">
            <text:p>que</text:p>
          </table:table-cell>
          <table:table-cell office:value-type="string">
            <text:p>es</text:p>
          </table:table-cell>
          <table:table-cell office:value-type="string">
            <text:p>un</text:p>
          </table:table-cell>
          <table:table-cell office:value-type="string">
            <text:p>M_P_three</text:p>
          </table:table-cell>
          <table:table-cell office:value-type="string">
            <text:p>player</text:p>
          </table:table-cell>
          <table:table-cell office:value-type="string">
            <text:p>con</text:p>
          </table:table-cell>
          <table:table-cell office:value-type="string">
            <text:p>un</text:p>
          </table:table-cell>
          <table:table-cell office:value-type="string">
            <text:p>recording</text:p>
          </table:table-cell>
          <table:table-cell office:value-type="string">
            <text:p>un</text:p>
          </table:table-cell>
          <table:table-cell office:value-type="string">
            <text:p>radiecito</text:p>
          </table:table-cell>
          <table:table-cell office:value-type="string">
            <text:p>F_M</text:p>
          </table:table-cell>
          <table:table-cell office:value-type="string">
            <text:p>todo</text:p>
          </table:table-cell>
          <table:table-cell office:value-type="string">
            <text:p>una</text:p>
          </table:table-cell>
          <table:table-cell office:value-type="string">
            <text:p>piececita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aut</text:p>
          </table:table-cell>
          <table:table-cell office:value-type="string">
            <text:p>one.T.IND.M.SG</text:p>
          </table:table-cell>
          <table:table-cell office:value-type="string">
            <text:p>name</text:p>
          </table:table-cell>
          <table:table-cell office:value-type="string">
            <text:p>which.C</text:p>
          </table:table-cell>
          <table:table-cell office:value-type="string">
            <text:p>be.V.3S.PRES</text:p>
          </table:table-cell>
          <table:table-cell office:value-type="string">
            <text:p>one.T.IND.M.SG</text:p>
          </table:table-cell>
          <table:table-cell office:value-type="string">
            <text:p>name</text:p>
          </table:table-cell>
          <table:table-cell office:value-type="string">
            <text:p>player.N.S</text:p>
          </table:table-cell>
          <table:table-cell office:value-type="string">
            <text:p>with.P</text:p>
          </table:table-cell>
          <table:table-cell office:value-type="string">
            <text:p>one.T.IND.M.SG</text:p>
          </table:table-cell>
          <table:table-cell office:value-type="string">
            <text:p>record.ASV.+ASV[or]recording.N.S</text:p>
          </table:table-cell>
          <table:table-cell office:value-type="string">
            <text:p>one.T.IND.M.SG</text:p>
          </table:table-cell>
          <table:table-cell office:value-type="string">
            <text:p>small_radio.N.M.S.DIM</text:p>
          </table:table-cell>
          <table:table-cell office:value-type="string">
            <text:p>name</text:p>
          </table:table-cell>
          <table:table-cell office:value-type="string">
            <text:p>everything.R.M.SG[or]all.A.M.SG</text:p>
          </table:table-cell>
          <table:table-cell office:value-type="string">
            <text:p>one.R.F.SG[or]a.T.IND.F.SG[or]unite.V.1S.PRESSUBJ[or]unite.V.3S.IMPER[or]unite.V.3S.PRESSUBJ</text:p>
          </table:table-cell>
          <table:table-cell office:value-type="string">
            <text:p>small room.N.F.S.DIM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staba</text:p>
          </table:table-cell>
          <table:table-cell office:value-type="string">
            <text:p>bueno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be.V.13S.IMPERF</text:p>
          </table:table-cell>
          <table:table-cell office:value-type="string">
            <text:p>well.A.M.SG[or]well.INTERJ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pero</text:p>
          </table:table-cell>
          <table:table-cell office:value-type="string">
            <text:p>cuando</text:p>
          </table:table-cell>
          <table:table-cell office:value-type="string">
            <text:p>llegué</text:p>
          </table:table-cell>
          <table:table-cell office:value-type="string">
            <text:p>nada</text:p>
          </table:table-cell>
          <table:table-cell office:value-type="string">
            <text:p>más</text:p>
          </table:table-cell>
          <table:table-cell office:value-type="string">
            <text:p>que</text:p>
          </table:table-cell>
          <table:table-cell office:value-type="string">
            <text:p>tenían</text:p>
          </table:table-cell>
          <table:table-cell office:value-type="string">
            <text:p>el</text:p>
          </table:table-cell>
          <table:table-cell office:value-type="string">
            <text:p>de</text:p>
          </table:table-cell>
          <table:table-cell office:value-type="string">
            <text:p>muestra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office:value-type="string">
            <text:p>as.C</text:p>
          </table:table-cell>
          <table:table-cell office:value-type="string">
            <text:p>get.V.1S.PAST</text:p>
          </table:table-cell>
          <table:table-cell office:value-type="string">
            <text:p>swim.V.3S.PRES</text:p>
          </table:table-cell>
          <table:table-cell office:value-type="string">
            <text:p>more.B</text:p>
          </table:table-cell>
          <table:table-cell office:value-type="string">
            <text:p>which.C</text:p>
          </table:table-cell>
          <table:table-cell office:value-type="string">
            <text:p>have.V.3P.IMPERF</text:p>
          </table:table-cell>
          <table:table-cell office:value-type="string">
            <text:p>the.T.DEF.M.SG</text:p>
          </table:table-cell>
          <table:table-cell office:value-type="string">
            <text:p>of.P</text:p>
          </table:table-cell>
          <table:table-cell office:value-type="string">
            <text:p>show.V.3S.PRE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no</text:p>
          </table:table-cell>
          <table:table-cell office:value-type="string">
            <text:p>tenían</text:p>
          </table:table-cell>
          <table:table-cell office:value-type="string">
            <text:p>ninguno</text:p>
          </table:table-cell>
          <table:table-cell office:value-type="string">
            <text:p>allí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not.B</text:p>
          </table:table-cell>
          <table:table-cell office:value-type="string">
            <text:p>have.V.3P.IMPERF</text:p>
          </table:table-cell>
          <table:table-cell office:value-type="string">
            <text:p>none.R.M.SG</text:p>
          </table:table-cell>
          <table:table-cell office:value-type="string">
            <text:p>there.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pero</text:p>
          </table:table-cell>
          <table:table-cell office:value-type="string">
            <text:p>mira</text:p>
          </table:table-cell>
          <table:table-cell office:value-type="string">
            <text:p>before</text:p>
          </table:table-cell>
          <table:table-cell office:value-type="string">
            <text:p>you</text:p>
          </table:table-cell>
          <table:table-cell office:value-type="string">
            <text:p>used</text:p>
          </table:table-cell>
          <table:table-cell office:value-type="string">
            <text:p>to</text:p>
          </table:table-cell>
          <table:table-cell office:value-type="string">
            <text:p>go</text:p>
          </table:table-cell>
          <table:table-cell office:value-type="string">
            <text:p>to</text:p>
          </table:table-cell>
          <table:table-cell office:value-type="string">
            <text:p>the</text:p>
          </table:table-cell>
          <table:table-cell office:value-type="string">
            <text:p>classes</text:p>
          </table:table-cell>
          <table:table-cell office:value-type="string">
            <text:p>in</text:p>
          </table:table-cell>
          <table:table-cell office:value-type="string">
            <text:p>the</text:p>
          </table:table-cell>
          <table:table-cell office:value-type="string">
            <text:p>university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office:value-type="string">
            <text:p>watch.V.3S.PRES</text:p>
          </table:table-cell>
          <table:table-cell office:value-type="string">
            <text:p>before.C</text:p>
          </table:table-cell>
          <table:table-cell office:value-type="string">
            <text:p>you.R.2SP</text:p>
          </table:table-cell>
          <table:table-cell office:value-type="string">
            <text:p>used.AV</text:p>
          </table:table-cell>
          <table:table-cell office:value-type="string">
            <text:p>to.P</text:p>
          </table:table-cell>
          <table:table-cell office:value-type="string">
            <text:p>go.SV</text:p>
          </table:table-cell>
          <table:table-cell office:value-type="string">
            <text:p>to.P</text:p>
          </table:table-cell>
          <table:table-cell office:value-type="string">
            <text:p>the.T.DEF</text:p>
          </table:table-cell>
          <table:table-cell office:value-type="string">
            <text:p>class.PV.+PV[or]classes.N.P</text:p>
          </table:table-cell>
          <table:table-cell office:value-type="string">
            <text:p>in.P</text:p>
          </table:table-cell>
          <table:table-cell office:value-type="string">
            <text:p>the.T.DEF</text:p>
          </table:table-cell>
          <table:table-cell office:value-type="string">
            <text:p>university.N.S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and</text:p>
          </table:table-cell>
          <table:table-cell office:value-type="string">
            <text:p>you</text:p>
          </table:table-cell>
          <table:table-cell office:value-type="string">
            <text:p>used</text:p>
          </table:table-cell>
          <table:table-cell office:value-type="string">
            <text:p>to</text:p>
          </table:table-cell>
          <table:table-cell office:value-type="string">
            <text:p>be</text:p>
          </table:table-cell>
          <table:table-cell office:value-type="string">
            <text:p>able</text:p>
          </table:table-cell>
          <table:table-cell office:value-type="string">
            <text:p>to</text:p>
          </table:table-cell>
          <table:table-cell office:value-type="string">
            <text:p>record</text:p>
          </table:table-cell>
          <table:table-cell office:value-type="string">
            <text:p>classes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you.R.2SP</text:p>
          </table:table-cell>
          <table:table-cell office:value-type="string">
            <text:p>used.AV</text:p>
          </table:table-cell>
          <table:table-cell office:value-type="string">
            <text:p>to.P</text:p>
          </table:table-cell>
          <table:table-cell office:value-type="string">
            <text:p>be.V.INFIN</text:p>
          </table:table-cell>
          <table:table-cell office:value-type="string">
            <text:p>able.A</text:p>
          </table:table-cell>
          <table:table-cell office:value-type="string">
            <text:p>to.P</text:p>
          </table:table-cell>
          <table:table-cell office:value-type="string">
            <text:p>record.N.S</text:p>
          </table:table-cell>
          <table:table-cell office:value-type="string">
            <text:p>class.PV.+PV[or]classes.N.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to</text:p>
          </table:table-cell>
          <table:table-cell office:value-type="string">
            <text:p>record</text:p>
          </table:table-cell>
          <table:table-cell office:value-type="string">
            <text:p>not</text:p>
          </table:table-cell>
          <table:table-cell office:value-type="string">
            <text:p>any_more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to.P</text:p>
          </table:table-cell>
          <table:table-cell office:value-type="string">
            <text:p>record.N.S</text:p>
          </table:table-cell>
          <table:table-cell office:value-type="string">
            <text:p>not.B</text:p>
          </table:table-cell>
          <table:table-cell office:value-type="string">
            <text:p>any_more.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I</text:p>
          </table:table-cell>
          <table:table-cell office:value-type="string">
            <text:p>guess</text:p>
          </table:table-cell>
          <table:table-cell office:value-type="string">
            <text:p>not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office:value-type="string">
            <text:p>I.R.SUB.1S</text:p>
          </table:table-cell>
          <table:table-cell office:value-type="string">
            <text:p>guess.V.INFIN</text:p>
          </table:table-cell>
          <table:table-cell office:value-type="string">
            <text:p>not.B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maybe</text:p>
          </table:table-cell>
          <table:table-cell office:value-type="string">
            <text:p>the</text:p>
          </table:table-cell>
          <table:table-cell office:value-type="string">
            <text:p>teachers</text:p>
          </table:table-cell>
          <table:table-cell office:value-type="string">
            <text:p>are</text:p>
          </table:table-cell>
          <table:table-cell office:value-type="string">
            <text:p>not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maybe.B</text:p>
          </table:table-cell>
          <table:table-cell office:value-type="string">
            <text:p>the.T.DEF</text:p>
          </table:table-cell>
          <table:table-cell office:value-type="string">
            <text:p>teacher.PV.+PV</text:p>
          </table:table-cell>
          <table:table-cell office:value-type="string">
            <text:p>be.V.123P.PRES</text:p>
          </table:table-cell>
          <table:table-cell office:value-type="string">
            <text:p>not.B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au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bueno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well.A.M.SG[or]well.INTERJ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they</text:p>
          </table:table-cell>
          <table:table-cell office:value-type="string">
            <text:p>are</text:p>
          </table:table-cell>
          <table:table-cell office:value-type="string">
            <text:p>teaching</text:p>
          </table:table-cell>
          <table:table-cell office:value-type="string">
            <text:p>so</text:p>
          </table:table-cell>
          <table:table-cell office:value-type="string">
            <text:p>properly</text:p>
          </table:table-cell>
          <table:table-cell office:value-type="string">
            <text:p>that</text:p>
          </table:table-cell>
          <table:table-cell office:value-type="string">
            <text:p>they</text:p>
          </table:table-cell>
          <table:table-cell office:value-type="string">
            <text:p>are</text:p>
          </table:table-cell>
          <table:table-cell office:value-type="string">
            <text:p>afraid</text:p>
          </table:table-cell>
          <table:table-cell office:value-type="string">
            <text:p>that</text:p>
          </table:table-cell>
          <table:table-cell office:value-type="string">
            <text:p>they</text:p>
          </table:table-cell>
          <table:table-cell office:value-type="string">
            <text:p>might</text:p>
          </table:table-cell>
          <table:table-cell office:value-type="string">
            <text:p>be</text:p>
          </table:table-cell>
          <table:table-cell office:value-type="string">
            <text:p>recorded</text:p>
          </table:table-cell>
          <table:table-cell office:value-type="string">
            <text:p>or</text:p>
          </table:table-cell>
          <table:table-cell office:value-type="string">
            <text:p>might</text:p>
          </table:table-cell>
          <table:table-cell office:value-type="string">
            <text:p>say</text:p>
          </table:table-cell>
          <table:table-cell office:value-type="string">
            <text:p>something</text:p>
          </table:table-cell>
          <table:table-cell office:value-type="string">
            <text:p>that</text:p>
          </table:table-cell>
          <table:table-cell office:value-type="string">
            <text:p>they</text:p>
          </table:table-cell>
          <table:table-cell office:value-type="string">
            <text:p>shouldn't</text:p>
          </table:table-cell>
          <table:table-cell office:value-type="string">
            <text:p>say</text:p>
          </table:table-cell>
          <table:table-cell office:value-type="string">
            <text:p>and</text:p>
          </table:table-cell>
          <table:table-cell office:value-type="string">
            <text:p>they</text:p>
          </table:table-cell>
          <table:table-cell office:value-type="string">
            <text:p>could</text:p>
          </table:table-cell>
          <table:table-cell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string">
            <text:p>aut</text:p>
          </table:table-cell>
          <table:table-cell office:value-type="string">
            <text:p>they.R.SUB</text:p>
          </table:table-cell>
          <table:table-cell office:value-type="string">
            <text:p>be.V.123P.PRES</text:p>
          </table:table-cell>
          <table:table-cell office:value-type="string">
            <text:p>teaching.N.S</text:p>
          </table:table-cell>
          <table:table-cell office:value-type="string">
            <text:p>so.B</text:p>
          </table:table-cell>
          <table:table-cell office:value-type="string">
            <text:p>proper.ADV.+ADV[or]properly.B</text:p>
          </table:table-cell>
          <table:table-cell office:value-type="string">
            <text:p>that.D.FAR[or]that.C</text:p>
          </table:table-cell>
          <table:table-cell office:value-type="string">
            <text:p>they.R.SUB</text:p>
          </table:table-cell>
          <table:table-cell office:value-type="string">
            <text:p>be.V.123P.PRES</text:p>
          </table:table-cell>
          <table:table-cell office:value-type="string">
            <text:p>afraid.A</text:p>
          </table:table-cell>
          <table:table-cell office:value-type="string">
            <text:p>that.D.FAR[or]that.C</text:p>
          </table:table-cell>
          <table:table-cell office:value-type="string">
            <text:p>they.R.SUB</text:p>
          </table:table-cell>
          <table:table-cell office:value-type="string">
            <text:p>might.V.INFIN</text:p>
          </table:table-cell>
          <table:table-cell office:value-type="string">
            <text:p>be.V.INFIN</text:p>
          </table:table-cell>
          <table:table-cell office:value-type="string">
            <text:p>record.AV.+AV</text:p>
          </table:table-cell>
          <table:table-cell office:value-type="string">
            <text:p>or.N.S</text:p>
          </table:table-cell>
          <table:table-cell office:value-type="string">
            <text:p>might.V.INFIN</text:p>
          </table:table-cell>
          <table:table-cell office:value-type="string">
            <text:p>say.V.INFIN</text:p>
          </table:table-cell>
          <table:table-cell office:value-type="string">
            <text:p>something.R</text:p>
          </table:table-cell>
          <table:table-cell office:value-type="string">
            <text:p>that.D.FAR[or]that.C</text:p>
          </table:table-cell>
          <table:table-cell office:value-type="string">
            <text:p>they.R.SUB</text:p>
          </table:table-cell>
          <table:table-cell office:value-type="string">
            <text:p>should.NEG.+NEG</text:p>
          </table:table-cell>
          <table:table-cell office:value-type="string">
            <text:p>say.V.INFIN</text:p>
          </table:table-cell>
          <table:table-cell office:value-type="string">
            <text:p>and.C</text:p>
          </table:table-cell>
          <table:table-cell office:value-type="string">
            <text:p>they.R.SUB</text:p>
          </table:table-cell>
          <table:table-cell office:value-type="string">
            <text:p>can.V.COND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that's</text:p>
          </table:table-cell>
          <table:table-cell office:value-type="string">
            <text:p>er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that.GB.+GB[or]that.C</text:p>
          </table:table-cell>
          <table:table-cell office:value-type="string">
            <text:p>un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ou</text:p>
          </table:table-cell>
          <table:table-cell office:value-type="string">
            <text:p>know</text:p>
          </table:table-cell>
          <table:table-cell office:value-type="string">
            <text:p>banish</text:p>
          </table:table-cell>
          <table:table-cell office:value-type="string">
            <text:p>them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you.R.2SP</text:p>
          </table:table-cell>
          <table:table-cell office:value-type="string">
            <text:p>know.V.INFIN</text:p>
          </table:table-cell>
          <table:table-cell office:value-type="string">
            <text:p>banish.V.INFIN</text:p>
          </table:table-cell>
          <table:table-cell office:value-type="string">
            <text:p>them.R.OBJ.3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tú</text:p>
          </table:table-cell>
          <table:table-cell office:value-type="string">
            <text:p>sabes</text:p>
          </table:table-cell>
          <table:table-cell office:value-type="string">
            <text:p>opens</text:p>
          </table:table-cell>
          <table:table-cell office:value-type="string">
            <text:p>the</text:p>
          </table:table-cell>
          <table:table-cell office:value-type="string">
            <text:p>door</text:p>
          </table:table-cell>
          <table:table-cell office:value-type="string">
            <text:p>for</text:p>
          </table:table-cell>
          <table:table-cell office:value-type="string">
            <text:p>a</text:p>
          </table:table-cell>
          <table:table-cell office:value-type="string">
            <text:p>lawsuit</text:p>
          </table:table-cell>
          <table:table-cell office:value-type="string">
            <text:p>si</text:p>
          </table:table-cell>
          <table:table-cell office:value-type="string">
            <text:p>pasa</text:p>
          </table:table-cell>
          <table:table-cell office:value-type="string">
            <text:p>cualquier</text:p>
          </table:table-cell>
          <table:table-cell office:value-type="string">
            <text:p>cosa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aut</text:p>
          </table:table-cell>
          <table:table-cell office:value-type="string">
            <text:p>you.R.SUB.MF.2S</text:p>
          </table:table-cell>
          <table:table-cell office:value-type="string">
            <text:p>know.V.2S.PRES</text:p>
          </table:table-cell>
          <table:table-cell office:value-type="string">
            <text:p>open.PV.+PV</text:p>
          </table:table-cell>
          <table:table-cell office:value-type="string">
            <text:p>the.T.DEF</text:p>
          </table:table-cell>
          <table:table-cell office:value-type="string">
            <text:p>door.N.S</text:p>
          </table:table-cell>
          <table:table-cell office:value-type="string">
            <text:p>for.P</text:p>
          </table:table-cell>
          <table:table-cell office:value-type="string">
            <text:p>a.T.IND</text:p>
          </table:table-cell>
          <table:table-cell office:value-type="string">
            <text:p>lawsuit.N.S</text:p>
          </table:table-cell>
          <table:table-cell office:value-type="string">
            <text:p>whether.C</text:p>
          </table:table-cell>
          <table:table-cell office:value-type="string">
            <text:p>spend.V.3S.PRES</text:p>
          </table:table-cell>
          <table:table-cell office:value-type="string">
            <text:p>whatever.A.MF.SG</text:p>
          </table:table-cell>
          <table:table-cell office:value-type="string">
            <text:p>thing.N.F.SG[or]sew.V.1S.PRESSUBJ[or]sew.V.3S.IMPER[or]sew.V.3S.PRESSUBJ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tienen</text:p>
          </table:table-cell>
          <table:table-cell office:value-type="string">
            <text:p>al</text:p>
          </table:table-cell>
          <table:table-cell office:value-type="string">
            <text:p>maestro</text:p>
          </table:table-cell>
          <table:table-cell office:value-type="string">
            <text:p>grabado</text:p>
          </table:table-cell>
          <table:table-cell office:value-type="string">
            <text:p>un</text:p>
          </table:table-cell>
          <table:table-cell office:value-type="string">
            <text:p>maestro</text:p>
          </table:table-cell>
          <table:table-cell office:value-type="string">
            <text:p>que</text:p>
          </table:table-cell>
          <table:table-cell office:value-type="string">
            <text:p>diga</text:p>
          </table:table-cell>
          <table:table-cell office:value-type="string">
            <text:p>cualquier</text:p>
          </table:table-cell>
          <table:table-cell office:value-type="string">
            <text:p>disparate</text:p>
          </table:table-cell>
          <table:table-cell office:value-type="string">
            <text:p>en</text:p>
          </table:table-cell>
          <table:table-cell office:value-type="string">
            <text:p>la</text:p>
          </table:table-cell>
          <table:table-cell office:value-type="string">
            <text:p>clase</text:p>
          </table:table-cell>
          <table:table-cell office:value-type="string">
            <text:p>sin</text:p>
          </table:table-cell>
          <table:table-cell office:value-type="string">
            <text:p>querer</text:p>
          </table:table-cell>
          <table:table-cell office:value-type="string">
            <text:p>o</text:p>
          </table:table-cell>
          <table:table-cell office:value-type="string">
            <text:p>queriendo</text:p>
          </table:table-cell>
          <table:table-cell office:value-type="string">
            <text:p>tú</text:p>
          </table:table-cell>
          <table:table-cell office:value-type="string">
            <text:p>sabes</text:p>
          </table:table-cell>
          <table:table-cell office:value-type="string">
            <text:p>lo</text:p>
          </table:table-cell>
          <table:table-cell office:value-type="string">
            <text:p>tienen</text:p>
          </table:table-cell>
          <table:table-cell office:value-type="string">
            <text:p>grabado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string">
            <text:p>aut</text:p>
          </table:table-cell>
          <table:table-cell office:value-type="string">
            <text:p>have.V.3P.PRES</text:p>
          </table:table-cell>
          <table:table-cell office:value-type="string">
            <text:p>to_the.P+T.M.S</text:p>
          </table:table-cell>
          <table:table-cell office:value-type="string">
            <text:p>master.A.M.SG</text:p>
          </table:table-cell>
          <table:table-cell office:value-type="string">
            <text:p>record.V.M.SG.PASTPART</text:p>
          </table:table-cell>
          <table:table-cell office:value-type="string">
            <text:p>one.T.IND.M.SG</text:p>
          </table:table-cell>
          <table:table-cell office:value-type="string">
            <text:p>master.A.M.SG</text:p>
          </table:table-cell>
          <table:table-cell office:value-type="string">
            <text:p>which.C</text:p>
          </table:table-cell>
          <table:table-cell office:value-type="string">
            <text:p>tell.V.1S.PRESSUBJ[or]tell.V.3S.IMPER[or]tell.V.3S.PRESSUBJ</text:p>
          </table:table-cell>
          <table:table-cell office:value-type="string">
            <text:p>whatever.A.MF.SG</text:p>
          </table:table-cell>
          <table:table-cell office:value-type="string">
            <text:p>shoot.V.2S.IMPER.+TE[PRN.MF.2S]</text:p>
          </table:table-cell>
          <table:table-cell office:value-type="string">
            <text:p>on.P</text:p>
          </table:table-cell>
          <table:table-cell office:value-type="string">
            <text:p>her.R.OBJ.F.3S[or]the.T.DEF.F.SG</text:p>
          </table:table-cell>
          <table:table-cell office:value-type="string">
            <text:p>sort.N.F.SG</text:p>
          </table:table-cell>
          <table:table-cell office:value-type="string">
            <text:p>without.P</text:p>
          </table:table-cell>
          <table:table-cell office:value-type="string">
            <text:p>want.V.INFIN</text:p>
          </table:table-cell>
          <table:table-cell office:value-type="string">
            <text:p>or.C</text:p>
          </table:table-cell>
          <table:table-cell office:value-type="string">
            <text:p>want.V.PRESPART</text:p>
          </table:table-cell>
          <table:table-cell office:value-type="string">
            <text:p>you.R.SUB.MF.2S</text:p>
          </table:table-cell>
          <table:table-cell office:value-type="string">
            <text:p>know.V.2S.PRES</text:p>
          </table:table-cell>
          <table:table-cell office:value-type="string">
            <text:p>him.R.OBJ.M.3S[or]the.T.DEF.N.SP</text:p>
          </table:table-cell>
          <table:table-cell office:value-type="string">
            <text:p>have.V.3P.PRES</text:p>
          </table:table-cell>
          <table:table-cell office:value-type="string">
            <text:p>record.V.M.SG.PASTPART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pero</text:p>
          </table:table-cell>
          <table:table-cell office:value-type="string">
            <text:p>this</text:p>
          </table:table-cell>
          <table:table-cell office:value-type="string">
            <text:p>country</text:p>
          </table:table-cell>
          <table:table-cell office:value-type="string">
            <text:p>has</text:p>
          </table:table-cell>
          <table:table-cell office:value-type="string">
            <text:p>gotten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office:value-type="string">
            <text:p>this.D.NEAR.S</text:p>
          </table:table-cell>
          <table:table-cell office:value-type="string">
            <text:p>country.N.S</text:p>
          </table:table-cell>
          <table:table-cell office:value-type="string">
            <text:p>has.V.3S.PRES</text:p>
          </table:table-cell>
          <table:table-cell office:value-type="string">
            <text:p>gotten.V.PASTPART.U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s</text:p>
          </table:table-cell>
          <table:table-cell office:value-type="string">
            <text:p>todo</text:p>
          </table:table-cell>
          <table:table-cell office:value-type="string">
            <text:p>lawsuit</text:p>
          </table:table-cell>
          <table:table-cell office:value-type="string">
            <text:p>todo</text:p>
          </table:table-cell>
          <table:table-cell office:value-type="string">
            <text:p>lawsuit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be.V.3S.PRES</text:p>
          </table:table-cell>
          <table:table-cell office:value-type="string">
            <text:p>everything.R.M.SG[or]all.A.M.SG</text:p>
          </table:table-cell>
          <table:table-cell office:value-type="string">
            <text:p>lawsuit.N.S</text:p>
          </table:table-cell>
          <table:table-cell office:value-type="string">
            <text:p>everything.R.M.SG[or]all.A.M.SG</text:p>
          </table:table-cell>
          <table:table-cell office:value-type="string">
            <text:p>lawsuit.N.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au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todo</text:p>
          </table:table-cell>
          <table:table-cell office:value-type="string">
            <text:p>es</text:p>
          </table:table-cell>
          <table:table-cell office:value-type="string">
            <text:p>un</text:p>
          </table:table-cell>
          <table:table-cell office:value-type="string">
            <text:p>problema</text:p>
          </table:table-cell>
          <table:table-cell office:value-type="string">
            <text:p>todo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everything.R.M.SG[or]all.A.M.SG</text:p>
          </table:table-cell>
          <table:table-cell office:value-type="string">
            <text:p>be.V.3S.PRES</text:p>
          </table:table-cell>
          <table:table-cell office:value-type="string">
            <text:p>one.T.IND.M.SG</text:p>
          </table:table-cell>
          <table:table-cell office:value-type="string">
            <text:p>trouble.N.M.SG</text:p>
          </table:table-cell>
          <table:table-cell office:value-type="string">
            <text:p>everything.R.M.SG[or]all.A.M.S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like</text:p>
          </table:table-cell>
          <table:table-cell office:value-type="string">
            <text:p>the</text:p>
          </table:table-cell>
          <table:table-cell office:value-type="string">
            <text:p>lady</text:p>
          </table:table-cell>
          <table:table-cell office:value-type="string">
            <text:p>that</text:p>
          </table:table-cell>
          <table:table-cell office:value-type="string">
            <text:p>chocó</text:p>
          </table:table-cell>
          <table:table-cell office:value-type="string">
            <text:p>a</text:p>
          </table:table-cell>
          <table:table-cell office:value-type="string">
            <text:p>Myriam</text:p>
          </table:table-cell>
          <table:table-cell office:value-type="string">
            <text:p>because</text:p>
          </table:table-cell>
          <table:table-cell office:value-type="string">
            <text:p>ella</text:p>
          </table:table-cell>
          <table:table-cell office:value-type="string">
            <text:p>fue</text:p>
          </table:table-cell>
          <table:table-cell office:value-type="string">
            <text:p>la</text:p>
          </table:table-cell>
          <table:table-cell office:value-type="string">
            <text:p>que</text:p>
          </table:table-cell>
          <table:table-cell office:value-type="string">
            <text:p>la</text:p>
          </table:table-cell>
          <table:table-cell office:value-type="string">
            <text:p>chocó</text:p>
          </table:table-cell>
          <table:table-cell office:value-type="string">
            <text:p>you</text:p>
          </table:table-cell>
          <table:table-cell office:value-type="string">
            <text:p>know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aut</text:p>
          </table:table-cell>
          <table:table-cell office:value-type="string">
            <text:p>like.C</text:p>
          </table:table-cell>
          <table:table-cell office:value-type="string">
            <text:p>the.T.DEF</text:p>
          </table:table-cell>
          <table:table-cell office:value-type="string">
            <text:p>lady.N.S</text:p>
          </table:table-cell>
          <table:table-cell office:value-type="string">
            <text:p>that.D.FAR[or]that.C</text:p>
          </table:table-cell>
          <table:table-cell office:value-type="string">
            <text:p>crash.V.3S.PAST</text:p>
          </table:table-cell>
          <table:table-cell office:value-type="string">
            <text:p>to.P</text:p>
          </table:table-cell>
          <table:table-cell office:value-type="string">
            <text:p>name</text:p>
          </table:table-cell>
          <table:table-cell office:value-type="string">
            <text:p>because.C</text:p>
          </table:table-cell>
          <table:table-cell office:value-type="string">
            <text:p>she.R.SUB.F.3S</text:p>
          </table:table-cell>
          <table:table-cell office:value-type="string">
            <text:p>be.V.3S.PAST</text:p>
          </table:table-cell>
          <table:table-cell office:value-type="string">
            <text:p>her.R.OBJ.F.3S[or]the.T.DEF.F.SG</text:p>
          </table:table-cell>
          <table:table-cell office:value-type="string">
            <text:p>which.C</text:p>
          </table:table-cell>
          <table:table-cell office:value-type="string">
            <text:p>her.R.OBJ.F.3S[or]the.T.DEF.F.SG</text:p>
          </table:table-cell>
          <table:table-cell office:value-type="string">
            <text:p>crash.V.3S.PAST</text:p>
          </table:table-cell>
          <table:table-cell office:value-type="string">
            <text:p>you.R.2SP</text:p>
          </table:table-cell>
          <table:table-cell office:value-type="string">
            <text:p>know.V.INFIN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table:number-columns-repeated="2"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table:number-columns-repeated="2" office:value-type="string">
            <text:p>un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the</text:p>
          </table:table-cell>
          <table:table-cell office:value-type="string">
            <text:p>lady</text:p>
          </table:table-cell>
          <table:table-cell office:value-type="string">
            <text:p>is</text:p>
          </table:table-cell>
          <table:table-cell office:value-type="string">
            <text:p>already</text:p>
          </table:table-cell>
          <table:table-cell office:value-type="string">
            <text:p>her</text:p>
          </table:table-cell>
          <table:table-cell office:value-type="string">
            <text:p>back</text:p>
          </table:table-cell>
          <table:table-cell office:value-type="string">
            <text:p>hurts</text:p>
          </table:table-cell>
          <table:table-cell office:value-type="string">
            <text:p>this</text:p>
          </table:table-cell>
          <table:table-cell office:value-type="string">
            <text:p>and</text:p>
          </table:table-cell>
          <table:table-cell office:value-type="string">
            <text:p>that</text:p>
          </table:table-cell>
          <table:table-cell office:value-type="string">
            <text:p>everything</text:p>
          </table:table-cell>
          <table:table-cell office:value-type="string">
            <text:p>hurts</text:p>
          </table:table-cell>
          <table:table-cell office:value-type="string">
            <text:p>and</text:p>
          </table:table-cell>
          <table:table-cell office:value-type="string">
            <text:p>I'm</text:p>
          </table:table-cell>
          <table:table-cell office:value-type="string">
            <text:p>like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aut</text:p>
          </table:table-cell>
          <table:table-cell office:value-type="string">
            <text:p>the.T.DEF</text:p>
          </table:table-cell>
          <table:table-cell office:value-type="string">
            <text:p>lady.N.S</text:p>
          </table:table-cell>
          <table:table-cell office:value-type="string">
            <text:p>be.V.3S.PRES</text:p>
          </table:table-cell>
          <table:table-cell office:value-type="string">
            <text:p>already.B</text:p>
          </table:table-cell>
          <table:table-cell office:value-type="string">
            <text:p>her.A.POSS.F.3S</text:p>
          </table:table-cell>
          <table:table-cell office:value-type="string">
            <text:p>back.N.S</text:p>
          </table:table-cell>
          <table:table-cell office:value-type="string">
            <text:p>hurt.PV.+PV</text:p>
          </table:table-cell>
          <table:table-cell office:value-type="string">
            <text:p>this.D.NEAR.S</text:p>
          </table:table-cell>
          <table:table-cell office:value-type="string">
            <text:p>and.C</text:p>
          </table:table-cell>
          <table:table-cell office:value-type="string">
            <text:p>that.D.FAR[or]that.C</text:p>
          </table:table-cell>
          <table:table-cell office:value-type="string">
            <text:p>everything.R</text:p>
          </table:table-cell>
          <table:table-cell office:value-type="string">
            <text:p>hurt.PV.+PV</text:p>
          </table:table-cell>
          <table:table-cell office:value-type="string">
            <text:p>and.C</text:p>
          </table:table-cell>
          <table:table-cell office:value-type="string">
            <text:p>I.BE.V.PRES.+BE.V.PRES</text:p>
          </table:table-cell>
          <table:table-cell office:value-type="string">
            <text:p>like.C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oh</text:p>
          </table:table-cell>
          <table:table-cell office:value-type="string">
            <text:p>for</text:p>
          </table:table-cell>
          <table:table-cell office:value-type="string">
            <text:p>sure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office:value-type="string">
            <text:p>for.P</text:p>
          </table:table-cell>
          <table:table-cell office:value-type="string">
            <text:p>sure.A</text:p>
          </table:table-cell>
          <table:table-cell office:value-type="string">
            <text:p>unk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the</text:p>
          </table:table-cell>
          <table:table-cell office:value-type="string">
            <text:p>one</text:p>
          </table:table-cell>
          <table:table-cell office:value-type="string">
            <text:p>who</text:p>
          </table:table-cell>
          <table:table-cell office:value-type="string">
            <text:p>should</text:p>
          </table:table-cell>
          <table:table-cell office:value-type="string">
            <text:p>be</text:p>
          </table:table-cell>
          <table:table-cell office:value-type="string">
            <text:p>hurting</text:p>
          </table:table-cell>
          <table:table-cell office:value-type="string">
            <text:p>is</text:p>
          </table:table-cell>
          <table:table-cell office:value-type="string">
            <text:p>my</text:p>
          </table:table-cell>
          <table:table-cell office:value-type="string">
            <text:p>kid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ut</text:p>
          </table:table-cell>
          <table:table-cell office:value-type="string">
            <text:p>the.T.DEF</text:p>
          </table:table-cell>
          <table:table-cell office:value-type="string">
            <text:p>one.A</text:p>
          </table:table-cell>
          <table:table-cell office:value-type="string">
            <text:p>who.W</text:p>
          </table:table-cell>
          <table:table-cell office:value-type="string">
            <text:p>should.V.INFIN</text:p>
          </table:table-cell>
          <table:table-cell office:value-type="string">
            <text:p>be.V.INFIN</text:p>
          </table:table-cell>
          <table:table-cell office:value-type="string">
            <text:p>hurt.ASV.+ASV</text:p>
          </table:table-cell>
          <table:table-cell office:value-type="string">
            <text:p>be.V.3S.PRES</text:p>
          </table:table-cell>
          <table:table-cell office:value-type="string">
            <text:p>my.A.POSS.1S</text:p>
          </table:table-cell>
          <table:table-cell office:value-type="string">
            <text:p>kid.N.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string">
            <text:p>que</text:p>
          </table:table-cell>
          <table:table-cell office:value-type="string">
            <text:p>fue</text:p>
          </table:table-cell>
          <table:table-cell office:value-type="string">
            <text:p>la</text:p>
          </table:table-cell>
          <table:table-cell office:value-type="string">
            <text:p>que</text:p>
          </table:table-cell>
          <table:table-cell office:value-type="string">
            <text:p>le</text:p>
          </table:table-cell>
          <table:table-cell office:value-type="string">
            <text:p>dieron</text:p>
          </table:table-cell>
          <table:table-cell office:value-type="string">
            <text:p>de</text:p>
          </table:table-cell>
          <table:table-cell office:value-type="string">
            <text:p>lad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office:value-type="string">
            <text:p>which.C</text:p>
          </table:table-cell>
          <table:table-cell office:value-type="string">
            <text:p>be.V.3S.PAST</text:p>
          </table:table-cell>
          <table:table-cell office:value-type="string">
            <text:p>her.R.OBJ.F.3S[or]the.T.DEF.F.SG</text:p>
          </table:table-cell>
          <table:table-cell office:value-type="string">
            <text:p>which.C</text:p>
          </table:table-cell>
          <table:table-cell office:value-type="string">
            <text:p>to_him.R.IND.MF.23S</text:p>
          </table:table-cell>
          <table:table-cell office:value-type="string">
            <text:p>give.V.3P.PAST</text:p>
          </table:table-cell>
          <table:table-cell office:value-type="string">
            <text:p>of.P</text:p>
          </table:table-cell>
          <table:table-cell office:value-type="string">
            <text:p>side.N.M.S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no</text:p>
          </table:table-cell>
          <table:table-cell office:value-type="string">
            <text:p>que</text:p>
          </table:table-cell>
          <table:table-cell office:value-type="string">
            <text:p>le</text:p>
          </table:table-cell>
          <table:table-cell office:value-type="string">
            <text:p>dieron</text:p>
          </table:table-cell>
          <table:table-cell office:value-type="string">
            <text:p>por</text:p>
          </table:table-cell>
          <table:table-cell office:value-type="string">
            <text:p>la</text:p>
          </table:table-cell>
          <table:table-cell office:value-type="string">
            <text:p>puerta</text:p>
          </table:table-cell>
          <table:table-cell office:value-type="string">
            <text:p>le</text:p>
          </table:table-cell>
          <table:table-cell office:value-type="string">
            <text:p>desbarató</text:p>
          </table:table-cell>
          <table:table-cell office:value-type="string">
            <text:p>la</text:p>
          </table:table-cell>
          <table:table-cell office:value-type="string">
            <text:p>puerta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aut</text:p>
          </table:table-cell>
          <table:table-cell office:value-type="string">
            <text:p>not.B</text:p>
          </table:table-cell>
          <table:table-cell office:value-type="string">
            <text:p>which.C</text:p>
          </table:table-cell>
          <table:table-cell office:value-type="string">
            <text:p>to_him.R.IND.MF.23S</text:p>
          </table:table-cell>
          <table:table-cell office:value-type="string">
            <text:p>give.V.3P.PAST</text:p>
          </table:table-cell>
          <table:table-cell office:value-type="string">
            <text:p>for.P</text:p>
          </table:table-cell>
          <table:table-cell office:value-type="string">
            <text:p>her.R.OBJ.F.3S[or]the.T.DEF.F.SG</text:p>
          </table:table-cell>
          <table:table-cell office:value-type="string">
            <text:p>gateway.N.F.SG</text:p>
          </table:table-cell>
          <table:table-cell office:value-type="string">
            <text:p>to_him.R.IND.MF.23S</text:p>
          </table:table-cell>
          <table:table-cell office:value-type="string">
            <text:p>damage.V.3S.PAST</text:p>
          </table:table-cell>
          <table:table-cell office:value-type="string">
            <text:p>her.R.OBJ.F.3S[or]the.T.DEF.F.SG</text:p>
          </table:table-cell>
          <table:table-cell office:value-type="string">
            <text:p>gateway.N.F.S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el</text:p>
          </table:table-cell>
          <table:table-cell office:value-type="string">
            <text:p>axel</text:p>
          </table:table-cell>
          <table:table-cell table:number-columns-repeated="2" office:value-type="string">
            <text:p>de</text:p>
          </table:table-cell>
          <table:table-cell office:value-type="string">
            <text:p>la</text:p>
          </table:table-cell>
          <table:table-cell office:value-type="string">
            <text:p>goma</text:p>
          </table:table-cell>
          <table:table-cell office:value-type="string">
            <text:p>de</text:p>
          </table:table-cell>
          <table:table-cell office:value-type="string">
            <text:p>alante</text:p>
          </table:table-cell>
          <table:table-cell office:value-type="string">
            <text:p>se</text:p>
          </table:table-cell>
          <table:table-cell office:value-type="string">
            <text:p>la</text:p>
          </table:table-cell>
          <table:table-cell office:value-type="string">
            <text:p>partió</text:p>
          </table:table-cell>
          <table:table-cell office:value-type="string">
            <text:p>con</text:p>
          </table:table-cell>
          <table:table-cell office:value-type="string">
            <text:p>eso</text:p>
          </table:table-cell>
          <table:table-cell office:value-type="string">
            <text:p>yo</text:p>
          </table:table-cell>
          <table:table-cell office:value-type="string">
            <text:p>te</text:p>
          </table:table-cell>
          <table:table-cell office:value-type="string">
            <text:p>digo</text:p>
          </table:table-cell>
          <table:table-cell office:value-type="string">
            <text:p>el</text:p>
          </table:table-cell>
          <table:table-cell office:value-type="string">
            <text:p>golpe</text:p>
          </table:table-cell>
          <table:table-cell office:value-type="string">
            <text:p>tan</text:p>
          </table:table-cell>
          <table:table-cell office:value-type="string">
            <text:p>grande</text:p>
          </table:table-cell>
          <table:table-cell office:value-type="string">
            <text:p>que</text:p>
          </table:table-cell>
          <table:table-cell office:value-type="string">
            <text:p>le</text:p>
          </table:table-cell>
          <table:table-cell office:value-type="string">
            <text:p>dio</text:p>
          </table:table-cell>
          <table:table-cell office:value-type="string">
            <text:p>esa</text:p>
          </table:table-cell>
          <table:table-cell office:value-type="string">
            <text:p>mujer</text:p>
          </table:table-cell>
          <table:table-cell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string">
            <text:p>aut</text:p>
          </table:table-cell>
          <table:table-cell office:value-type="string">
            <text:p>the.T.DEF.M.SG</text:p>
          </table:table-cell>
          <table:table-cell office:value-type="string">
            <text:p>axel.N.S</text:p>
          </table:table-cell>
          <table:table-cell table:number-columns-repeated="2" office:value-type="string">
            <text:p>of.P</text:p>
          </table:table-cell>
          <table:table-cell office:value-type="string">
            <text:p>her.R.OBJ.F.3S[or]the.T.DEF.F.SG</text:p>
          </table:table-cell>
          <table:table-cell office:value-type="string">
            <text:p>rubber.N.F.SG</text:p>
          </table:table-cell>
          <table:table-cell office:value-type="string">
            <text:p>of.P</text:p>
          </table:table-cell>
          <table:table-cell office:value-type="string">
            <text:p>forward.B</text:p>
          </table:table-cell>
          <table:table-cell office:value-type="string">
            <text:p>self.R.REF.MF.3SP[or]be.V.2P.IMPER.PRECLITIC</text:p>
          </table:table-cell>
          <table:table-cell office:value-type="string">
            <text:p>her.R.OBJ.F.3S[or]the.T.DEF.F.SG</text:p>
          </table:table-cell>
          <table:table-cell office:value-type="string">
            <text:p>split.V.3S.PAST</text:p>
          </table:table-cell>
          <table:table-cell office:value-type="string">
            <text:p>with.P</text:p>
          </table:table-cell>
          <table:table-cell office:value-type="string">
            <text:p>that.R.DEM.N.SG</text:p>
          </table:table-cell>
          <table:table-cell office:value-type="string">
            <text:p>I.R.SUB.MF.1S</text:p>
          </table:table-cell>
          <table:table-cell office:value-type="string">
            <text:p>you.R.OBJ.MF.2S</text:p>
          </table:table-cell>
          <table:table-cell office:value-type="string">
            <text:p>tell.V.1S.PRES</text:p>
          </table:table-cell>
          <table:table-cell office:value-type="string">
            <text:p>the.T.DEF.M.SG</text:p>
          </table:table-cell>
          <table:table-cell office:value-type="string">
            <text:p>stroke.N.M.SG</text:p>
          </table:table-cell>
          <table:table-cell office:value-type="string">
            <text:p>so.B</text:p>
          </table:table-cell>
          <table:table-cell office:value-type="string">
            <text:p>large.A.M.SG</text:p>
          </table:table-cell>
          <table:table-cell office:value-type="string">
            <text:p>which.C</text:p>
          </table:table-cell>
          <table:table-cell office:value-type="string">
            <text:p>to_him.R.IND.MF.23S</text:p>
          </table:table-cell>
          <table:table-cell office:value-type="string">
            <text:p>give.V.3S.PAST</text:p>
          </table:table-cell>
          <table:table-cell office:value-type="string">
            <text:p>that.A.DEM.F.SG</text:p>
          </table:table-cell>
          <table:table-cell office:value-type="string">
            <text:p>woman.N.F.SG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table:number-columns-repeated="2" office:value-type="string">
            <text:p>increíble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table:number-columns-repeated="2" office:value-type="string">
            <text:p>incredible.A.M.S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she's</text:p>
          </table:table-cell>
          <table:table-cell office:value-type="string">
            <text:p>just</text:p>
          </table:table-cell>
          <table:table-cell office:value-type="string">
            <text:p>got</text:p>
          </table:table-cell>
          <table:table-cell office:value-type="string">
            <text:p>one</text:p>
          </table:table-cell>
          <table:table-cell office:value-type="string">
            <text:p>of</text:p>
          </table:table-cell>
          <table:table-cell office:value-type="string">
            <text:p>these</text:p>
          </table:table-cell>
          <table:table-cell office:value-type="string">
            <text:p>nineteen</text:p>
          </table:table-cell>
          <table:table-cell office:value-type="string">
            <text:p>ninety</text:p>
          </table:table-cell>
          <table:table-cell office:value-type="string">
            <text:p>five</text:p>
          </table:table-cell>
          <table:table-cell office:value-type="string">
            <text:p>Toyotas</text:p>
          </table:table-cell>
          <table:table-cell office:value-type="string">
            <text:p>that</text:p>
          </table:table-cell>
          <table:table-cell office:value-type="string">
            <text:p>are</text:p>
          </table:table-cell>
          <table:table-cell office:value-type="string">
            <text:p>like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aut</text:p>
          </table:table-cell>
          <table:table-cell office:value-type="string">
            <text:p>she.GB.+GB</text:p>
          </table:table-cell>
          <table:table-cell office:value-type="string">
            <text:p>just.A</text:p>
          </table:table-cell>
          <table:table-cell office:value-type="string">
            <text:p>got.V.PAST+P</text:p>
          </table:table-cell>
          <table:table-cell office:value-type="string">
            <text:p>one.A</text:p>
          </table:table-cell>
          <table:table-cell office:value-type="string">
            <text:p>of.P</text:p>
          </table:table-cell>
          <table:table-cell office:value-type="string">
            <text:p>these.D.NEAR.P</text:p>
          </table:table-cell>
          <table:table-cell office:value-type="string">
            <text:p>nineteen.N.S</text:p>
          </table:table-cell>
          <table:table-cell office:value-type="string">
            <text:p>ninety.N.S</text:p>
          </table:table-cell>
          <table:table-cell office:value-type="string">
            <text:p>five.N.S</text:p>
          </table:table-cell>
          <table:table-cell office:value-type="string">
            <text:p>name</text:p>
          </table:table-cell>
          <table:table-cell office:value-type="string">
            <text:p>that.D.FAR[or]that.C</text:p>
          </table:table-cell>
          <table:table-cell office:value-type="string">
            <text:p>be.V.123P.PRES</text:p>
          </table:table-cell>
          <table:table-cell office:value-type="string">
            <text:p>like.C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string">
            <text:p>duro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office:value-type="string">
            <text:p>tough.A.M.SG[or]last.V.1S.PR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remember</text:p>
          </table:table-cell>
          <table:table-cell office:value-type="string">
            <text:p>those</text:p>
          </table:table-cell>
          <table:table-cell office:value-type="string">
            <text:p>Toyotas</text:p>
          </table:table-cell>
          <table:table-cell office:value-type="string">
            <text:p>really</text:p>
          </table:table-cell>
          <table:table-cell office:value-type="string">
            <text:p>heavy</text:p>
          </table:table-cell>
          <table:table-cell office:value-type="string">
            <text:p>?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remember.V.INFIN</text:p>
          </table:table-cell>
          <table:table-cell office:value-type="string">
            <text:p>those.D.FAR.P</text:p>
          </table:table-cell>
          <table:table-cell office:value-type="string">
            <text:p>name</text:p>
          </table:table-cell>
          <table:table-cell office:value-type="string">
            <text:p>real.ADV.+ADV[or]really.B</text:p>
          </table:table-cell>
          <table:table-cell office:value-type="string">
            <text:p>heavy.A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and</text:p>
          </table:table-cell>
          <table:table-cell office:value-type="string">
            <text:p>the</text:p>
          </table:table-cell>
          <table:table-cell office:value-type="string">
            <text:p>bumper</text:p>
          </table:table-cell>
          <table:table-cell office:value-type="string">
            <text:p>used</text:p>
          </table:table-cell>
          <table:table-cell office:value-type="string">
            <text:p>to</text:p>
          </table:table-cell>
          <table:table-cell office:value-type="string">
            <text:p>be</text:p>
          </table:table-cell>
          <table:table-cell office:value-type="string">
            <text:p>a</text:p>
          </table:table-cell>
          <table:table-cell office:value-type="string">
            <text:p>different</text:p>
          </table:table-cell>
          <table:table-cell office:value-type="string">
            <text:p>color</text:p>
          </table:table-cell>
          <table:table-cell office:value-type="string">
            <text:p>that</text:p>
          </table:table-cell>
          <table:table-cell office:value-type="string">
            <text:p>they</text:p>
          </table:table-cell>
          <table:table-cell office:value-type="string">
            <text:p>used</text:p>
          </table:table-cell>
          <table:table-cell office:value-type="string">
            <text:p>to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the.T.DEF</text:p>
          </table:table-cell>
          <table:table-cell office:value-type="string">
            <text:p>bumper.N.S</text:p>
          </table:table-cell>
          <table:table-cell office:value-type="string">
            <text:p>used.AV</text:p>
          </table:table-cell>
          <table:table-cell office:value-type="string">
            <text:p>to.P</text:p>
          </table:table-cell>
          <table:table-cell office:value-type="string">
            <text:p>be.V.INFIN</text:p>
          </table:table-cell>
          <table:table-cell office:value-type="string">
            <text:p>a.T.IND</text:p>
          </table:table-cell>
          <table:table-cell office:value-type="string">
            <text:p>different.A</text:p>
          </table:table-cell>
          <table:table-cell office:value-type="string">
            <text:p>color.N.S</text:p>
          </table:table-cell>
          <table:table-cell office:value-type="string">
            <text:p>that.D.FAR[or]that.C</text:p>
          </table:table-cell>
          <table:table-cell office:value-type="string">
            <text:p>they.R.SUB</text:p>
          </table:table-cell>
          <table:table-cell office:value-type="string">
            <text:p>used.AV</text:p>
          </table:table-cell>
          <table:table-cell office:value-type="string">
            <text:p>to.P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table:number-columns-repeated="2"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table:number-columns-repeated="2" office:value-type="string">
            <text:p>un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pero</text:p>
          </table:table-cell>
          <table:table-cell office:value-type="string">
            <text:p>tipo</text:p>
          </table:table-cell>
          <table:table-cell office:value-type="string">
            <text:p>S_U_V</text:p>
          </table:table-cell>
          <table:table-cell office:value-type="string">
            <text:p>o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office:value-type="string">
            <text:p>guy.N.M.SG</text:p>
          </table:table-cell>
          <table:table-cell office:value-type="string">
            <text:p>name</text:p>
          </table:table-cell>
          <table:table-cell office:value-type="string">
            <text:p>or.C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table:number-columns-repeated="2" office:value-type="string">
            <text:p>no</text:p>
          </table:table-cell>
          <table:table-cell office:value-type="string">
            <text:p>it</text:p>
          </table:table-cell>
          <table:table-cell office:value-type="string">
            <text:p>was</text:p>
          </table:table-cell>
          <table:table-cell office:value-type="string">
            <text:p>a</text:p>
          </table:table-cell>
          <table:table-cell office:value-type="string">
            <text:p>car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table:number-columns-repeated="2" office:value-type="string">
            <text:p>not.B</text:p>
          </table:table-cell>
          <table:table-cell office:value-type="string">
            <text:p>it.R.N.3S</text:p>
          </table:table-cell>
          <table:table-cell office:value-type="string">
            <text:p>was.V.13S.PAST</text:p>
          </table:table-cell>
          <table:table-cell office:value-type="string">
            <text:p>a.T.IND</text:p>
          </table:table-cell>
          <table:table-cell office:value-type="string">
            <text:p>car.N.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un</text:p>
          </table:table-cell>
          <table:table-cell office:value-type="string">
            <text:p>carrito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one.T.IND.M.SG</text:p>
          </table:table-cell>
          <table:table-cell office:value-type="string">
            <text:p>trolley.N.M.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Thank</text:p>
          </table:table-cell>
          <table:table-cell office:value-type="string">
            <text:p>God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table:number-columns-repeated="2" office:value-type="string">
            <text:p>na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imagine</text:p>
          </table:table-cell>
          <table:table-cell office:value-type="string">
            <text:p>if</text:p>
          </table:table-cell>
          <table:table-cell office:value-type="string">
            <text:p>you</text:p>
          </table:table-cell>
          <table:table-cell office:value-type="string">
            <text:p>for</text:p>
          </table:table-cell>
          <table:table-cell office:value-type="string">
            <text:p>a</text:p>
          </table:table-cell>
          <table:table-cell office:value-type="string">
            <text:p>little</text:p>
          </table:table-cell>
          <table:table-cell office:value-type="string">
            <text:p>PT_Cruise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imagine.V.INFIN</text:p>
          </table:table-cell>
          <table:table-cell office:value-type="string">
            <text:p>if.C</text:p>
          </table:table-cell>
          <table:table-cell office:value-type="string">
            <text:p>you.R.2SP</text:p>
          </table:table-cell>
          <table:table-cell office:value-type="string">
            <text:p>for.P</text:p>
          </table:table-cell>
          <table:table-cell office:value-type="string">
            <text:p>a.T.IND</text:p>
          </table:table-cell>
          <table:table-cell office:value-type="string">
            <text:p>little.A</text:p>
          </table:table-cell>
          <table:table-cell office:value-type="string">
            <text:p>nam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imagínate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imagine.V.2S.IMPER.PRECLITIC.+TE[PRN.MF.2S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imagínate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imagine.V.2S.IMPER.PRECLITIC.+TE[PRN.MF.2S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la</text:p>
          </table:table-cell>
          <table:table-cell office:value-type="string">
            <text:p>hubiera</text:p>
          </table:table-cell>
          <table:table-cell office:value-type="string">
            <text:p>matado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office:value-type="string">
            <text:p>her.R.OBJ.F.3S[or]the.T.DEF.F.SG</text:p>
          </table:table-cell>
          <table:table-cell office:value-type="string">
            <text:p>have.V.1S.IMPERFSUBJ[or]have.V.3S.IMPERFSUBJ</text:p>
          </table:table-cell>
          <table:table-cell office:value-type="string">
            <text:p>kill.V.M.SG.PASTPA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porque</text:p>
          </table:table-cell>
          <table:table-cell office:value-type="string">
            <text:p>yo</text:p>
          </table:table-cell>
          <table:table-cell office:value-type="string">
            <text:p>no</text:p>
          </table:table-cell>
          <table:table-cell office:value-type="string">
            <text:p>tenía</text:p>
          </table:table-cell>
          <table:table-cell office:value-type="string">
            <text:p>airbags</text:p>
          </table:table-cell>
          <table:table-cell office:value-type="string">
            <text:p>en</text:p>
          </table:table-cell>
          <table:table-cell office:value-type="string">
            <text:p>el</text:p>
          </table:table-cell>
          <table:table-cell office:value-type="string">
            <text:p>PT_Cruiser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because.C</text:p>
          </table:table-cell>
          <table:table-cell office:value-type="string">
            <text:p>I.R.SUB.MF.1S</text:p>
          </table:table-cell>
          <table:table-cell office:value-type="string">
            <text:p>not.B</text:p>
          </table:table-cell>
          <table:table-cell office:value-type="string">
            <text:p>have.V.13S.IMPERF</text:p>
          </table:table-cell>
          <table:table-cell office:value-type="string">
            <text:p>unk</text:p>
          </table:table-cell>
          <table:table-cell office:value-type="string">
            <text:p>on.P</text:p>
          </table:table-cell>
          <table:table-cell office:value-type="string">
            <text:p>the.T.DEF.M.SG</text:p>
          </table:table-cell>
          <table:table-cell office:value-type="string">
            <text:p>nam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not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los</text:p>
          </table:table-cell>
          <table:table-cell office:value-type="string">
            <text:p>PT_Cruisers</text:p>
          </table:table-cell>
          <table:table-cell office:value-type="string">
            <text:p>no</text:p>
          </table:table-cell>
          <table:table-cell office:value-type="string">
            <text:p>vienen</text:p>
          </table:table-cell>
          <table:table-cell office:value-type="string">
            <text:p>con</text:p>
          </table:table-cell>
          <table:table-cell office:value-type="string">
            <text:p>airbag</text:p>
          </table:table-cell>
          <table:table-cell office:value-type="string">
            <text:p>?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them.R.OBJ.M.3P[or]the.T.DEF.M.PL</text:p>
          </table:table-cell>
          <table:table-cell office:value-type="string">
            <text:p>name</text:p>
          </table:table-cell>
          <table:table-cell office:value-type="string">
            <text:p>not.B</text:p>
          </table:table-cell>
          <table:table-cell office:value-type="string">
            <text:p>come.V.3P.PRES</text:p>
          </table:table-cell>
          <table:table-cell office:value-type="string">
            <text:p>with.P</text:p>
          </table:table-cell>
          <table:table-cell office:value-type="string">
            <text:p>unk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es</text:p>
          </table:table-cell>
          <table:table-cell office:value-type="string">
            <text:p>but</text:p>
          </table:table-cell>
          <table:table-cell office:value-type="string">
            <text:p>what</text:p>
          </table:table-cell>
          <table:table-cell office:value-type="string">
            <text:p>happened</text:p>
          </table:table-cell>
          <table:table-cell office:value-type="string">
            <text:p>was</text:p>
          </table:table-cell>
          <table:table-cell office:value-type="string">
            <text:p>my</text:p>
          </table:table-cell>
          <table:table-cell office:value-type="string">
            <text:p>husband</text:p>
          </table:table-cell>
          <table:table-cell office:value-type="string">
            <text:p>being</text:p>
          </table:table-cell>
          <table:table-cell office:value-type="string">
            <text:p>such</text:p>
          </table:table-cell>
          <table:table-cell office:value-type="string">
            <text:p>a</text:p>
          </table:table-cell>
          <table:table-cell office:value-type="string">
            <text:p>small</text:p>
          </table:table-cell>
          <table:table-cell office:value-type="string">
            <text:p>person</text:p>
          </table:table-cell>
          <table:table-cell office:value-type="string">
            <text:p>wanted</text:p>
          </table:table-cell>
          <table:table-cell office:value-type="string">
            <text:p>to</text:p>
          </table:table-cell>
          <table:table-cell office:value-type="string">
            <text:p>buy</text:p>
          </table:table-cell>
          <table:table-cell office:value-type="string">
            <text:p>her</text:p>
          </table:table-cell>
          <table:table-cell office:value-type="string">
            <text:p>a</text:p>
          </table:table-cell>
          <table:table-cell office:value-type="string">
            <text:p>car</text:p>
          </table:table-cell>
          <table:table-cell office:value-type="string">
            <text:p>a</text:p>
          </table:table-cell>
          <table:table-cell office:value-type="string">
            <text:p>used</text:p>
          </table:table-cell>
          <table:table-cell office:value-type="string">
            <text:p>car</text:p>
          </table:table-cell>
          <table:table-cell office:value-type="string">
            <text:p>didn't</text:p>
          </table:table-cell>
          <table:table-cell office:value-type="string">
            <text:p>want</text:p>
          </table:table-cell>
          <table:table-cell office:value-type="string">
            <text:p>her</text:p>
          </table:table-cell>
          <table:table-cell office:value-type="string">
            <text:p>to</text:p>
          </table:table-cell>
          <table:table-cell office:value-type="string">
            <text:p>have</text:p>
          </table:table-cell>
          <table:table-cell office:value-type="string">
            <text:p>a</text:p>
          </table:table-cell>
          <table:table-cell office:value-type="string">
            <text:p>new</text:p>
          </table:table-cell>
          <table:table-cell office:value-type="string">
            <text:p>car</text:p>
          </table:table-cell>
          <table:table-cell office:value-type="string">
            <text:p>like</text:p>
          </table:table-cell>
          <table:table-cell office:value-type="string">
            <text:p>I</text:p>
          </table:table-cell>
          <table:table-cell office:value-type="string">
            <text:p>told</text:p>
          </table:table-cell>
          <table:table-cell office:value-type="string">
            <text:p>him</text:p>
          </table:table-cell>
          <table:table-cell office:value-type="float" office:value="0">
            <text:p>0</text:p>
          </table:table-cell>
          <table:table-cell table:number-columns-repeated="989"/>
        </table:table-row>
        <table:table-row table:style-name="ro1">
          <table:table-cell office:value-type="string">
            <text:p>aut</text:p>
          </table:table-cell>
          <table:table-cell office:value-type="string">
            <text:p>yes.B</text:p>
          </table:table-cell>
          <table:table-cell office:value-type="string">
            <text:p>but.C</text:p>
          </table:table-cell>
          <table:table-cell office:value-type="string">
            <text:p>what.W</text:p>
          </table:table-cell>
          <table:table-cell office:value-type="string">
            <text:p>happen.AV.+AV</text:p>
          </table:table-cell>
          <table:table-cell office:value-type="string">
            <text:p>was.V.13S.PAST</text:p>
          </table:table-cell>
          <table:table-cell office:value-type="string">
            <text:p>my.A.POSS.1S</text:p>
          </table:table-cell>
          <table:table-cell office:value-type="string">
            <text:p>husband.N.S</text:p>
          </table:table-cell>
          <table:table-cell office:value-type="string">
            <text:p>being.N.S</text:p>
          </table:table-cell>
          <table:table-cell office:value-type="string">
            <text:p>such.A</text:p>
          </table:table-cell>
          <table:table-cell office:value-type="string">
            <text:p>a.T.IND</text:p>
          </table:table-cell>
          <table:table-cell office:value-type="string">
            <text:p>small.A</text:p>
          </table:table-cell>
          <table:table-cell office:value-type="string">
            <text:p>person.N.S</text:p>
          </table:table-cell>
          <table:table-cell office:value-type="string">
            <text:p>want.AV.+AV</text:p>
          </table:table-cell>
          <table:table-cell office:value-type="string">
            <text:p>to.P</text:p>
          </table:table-cell>
          <table:table-cell office:value-type="string">
            <text:p>buy.V.INFIN</text:p>
          </table:table-cell>
          <table:table-cell office:value-type="string">
            <text:p>her.A.POSS.F.3S</text:p>
          </table:table-cell>
          <table:table-cell office:value-type="string">
            <text:p>a.T.IND</text:p>
          </table:table-cell>
          <table:table-cell office:value-type="string">
            <text:p>car.N.S</text:p>
          </table:table-cell>
          <table:table-cell office:value-type="string">
            <text:p>a.T.IND</text:p>
          </table:table-cell>
          <table:table-cell office:value-type="string">
            <text:p>used.AV</text:p>
          </table:table-cell>
          <table:table-cell office:value-type="string">
            <text:p>car.N.S</text:p>
          </table:table-cell>
          <table:table-cell office:value-type="string">
            <text:p>did.NEG.+NEG</text:p>
          </table:table-cell>
          <table:table-cell office:value-type="string">
            <text:p>want.V.INFIN</text:p>
          </table:table-cell>
          <table:table-cell office:value-type="string">
            <text:p>her.A.POSS.F.3S</text:p>
          </table:table-cell>
          <table:table-cell office:value-type="string">
            <text:p>to.P</text:p>
          </table:table-cell>
          <table:table-cell office:value-type="string">
            <text:p>have.SV.INFIN</text:p>
          </table:table-cell>
          <table:table-cell office:value-type="string">
            <text:p>a.T.IND</text:p>
          </table:table-cell>
          <table:table-cell office:value-type="string">
            <text:p>new.A</text:p>
          </table:table-cell>
          <table:table-cell office:value-type="string">
            <text:p>car.N.S</text:p>
          </table:table-cell>
          <table:table-cell office:value-type="string">
            <text:p>like.C</text:p>
          </table:table-cell>
          <table:table-cell office:value-type="string">
            <text:p>I.R.SUB.1S</text:p>
          </table:table-cell>
          <table:table-cell office:value-type="string">
            <text:p>told.V.INFIN</text:p>
          </table:table-cell>
          <table:table-cell office:value-type="string">
            <text:p>him.R.OBJ.M.3S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get</text:p>
          </table:table-cell>
          <table:table-cell office:value-type="string">
            <text:p>the</text:p>
          </table:table-cell>
          <table:table-cell office:value-type="string">
            <text:p>kid</text:p>
          </table:table-cell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car</text:p>
          </table:table-cell>
          <table:table-cell office:value-type="string">
            <text:p>when</text:p>
          </table:table-cell>
          <table:table-cell office:value-type="string">
            <text:p>we</text:p>
          </table:table-cell>
          <table:table-cell office:value-type="string">
            <text:p>ended</text:p>
          </table:table-cell>
          <table:table-cell office:value-type="string">
            <text:p>up</text:p>
          </table:table-cell>
          <table:table-cell office:value-type="string">
            <text:p>finding</text:p>
          </table:table-cell>
          <table:table-cell office:value-type="string">
            <text:p>out</text:p>
          </table:table-cell>
          <table:table-cell office:value-type="string">
            <text:p>when</text:p>
          </table:table-cell>
          <table:table-cell office:value-type="string">
            <text:p>we</text:p>
          </table:table-cell>
          <table:table-cell office:value-type="string">
            <text:p>had</text:p>
          </table:table-cell>
          <table:table-cell office:value-type="string">
            <text:p>already</text:p>
          </table:table-cell>
          <table:table-cell office:value-type="string">
            <text:p>payed</text:p>
          </table:table-cell>
          <table:table-cell office:value-type="string">
            <text:p>everything</text:p>
          </table:table-cell>
          <table:table-cell office:value-type="string">
            <text:p>for</text:p>
          </table:table-cell>
          <table:table-cell office:value-type="string">
            <text:p>the</text:p>
          </table:table-cell>
          <table:table-cell office:value-type="string">
            <text:p>car</text:p>
          </table:table-cell>
          <table:table-cell office:value-type="string">
            <text:p>that</text:p>
          </table:table-cell>
          <table:table-cell office:value-type="string">
            <text:p>car</text:p>
          </table:table-cell>
          <table:table-cell office:value-type="string">
            <text:p>had</text:p>
          </table:table-cell>
          <table:table-cell office:value-type="string">
            <text:p>been</text:p>
          </table:table-cell>
          <table:table-cell office:value-type="string">
            <text:p>chocado</text:p>
          </table:table-cell>
          <table:table-cell office:value-type="string">
            <text:p>de</text:p>
          </table:table-cell>
          <table:table-cell office:value-type="string">
            <text:p>alante</text:p>
          </table:table-cell>
          <table:table-cell office:value-type="string">
            <text:p>completamente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string">
            <text:p>aut</text:p>
          </table:table-cell>
          <table:table-cell office:value-type="string">
            <text:p>get.V.INFIN</text:p>
          </table:table-cell>
          <table:table-cell office:value-type="string">
            <text:p>the.T.DEF</text:p>
          </table:table-cell>
          <table:table-cell office:value-type="string">
            <text:p>kid.N.S</text:p>
          </table:table-cell>
          <table:table-cell office:value-type="string">
            <text:p>a.T.IND</text:p>
          </table:table-cell>
          <table:table-cell office:value-type="string">
            <text:p>good.A</text:p>
          </table:table-cell>
          <table:table-cell office:value-type="string">
            <text:p>car.N.S</text:p>
          </table:table-cell>
          <table:table-cell office:value-type="string">
            <text:p>when.W</text:p>
          </table:table-cell>
          <table:table-cell office:value-type="string">
            <text:p>we.R.SUB.1P</text:p>
          </table:table-cell>
          <table:table-cell office:value-type="string">
            <text:p>end.AV.+AV</text:p>
          </table:table-cell>
          <table:table-cell office:value-type="string">
            <text:p>up.N.S</text:p>
          </table:table-cell>
          <table:table-cell office:value-type="string">
            <text:p>finding.N.S</text:p>
          </table:table-cell>
          <table:table-cell office:value-type="string">
            <text:p>out.B</text:p>
          </table:table-cell>
          <table:table-cell office:value-type="string">
            <text:p>when.W</text:p>
          </table:table-cell>
          <table:table-cell office:value-type="string">
            <text:p>we.R.SUB.1P</text:p>
          </table:table-cell>
          <table:table-cell office:value-type="string">
            <text:p>had.V.PAST+P</text:p>
          </table:table-cell>
          <table:table-cell office:value-type="string">
            <text:p>already.B</text:p>
          </table:table-cell>
          <table:table-cell office:value-type="string">
            <text:p>pay.AV.+AV[or]payed.AV</text:p>
          </table:table-cell>
          <table:table-cell office:value-type="string">
            <text:p>everything.R</text:p>
          </table:table-cell>
          <table:table-cell office:value-type="string">
            <text:p>for.P</text:p>
          </table:table-cell>
          <table:table-cell office:value-type="string">
            <text:p>the.T.DEF</text:p>
          </table:table-cell>
          <table:table-cell office:value-type="string">
            <text:p>car.N.S</text:p>
          </table:table-cell>
          <table:table-cell office:value-type="string">
            <text:p>that.D.FAR[or]that.C</text:p>
          </table:table-cell>
          <table:table-cell office:value-type="string">
            <text:p>car.N.S</text:p>
          </table:table-cell>
          <table:table-cell office:value-type="string">
            <text:p>had.V.PAST+P</text:p>
          </table:table-cell>
          <table:table-cell office:value-type="string">
            <text:p>been.V.PASTPART</text:p>
          </table:table-cell>
          <table:table-cell office:value-type="string">
            <text:p>crash.V.M.SG.PASTPART</text:p>
          </table:table-cell>
          <table:table-cell office:value-type="string">
            <text:p>of.P</text:p>
          </table:table-cell>
          <table:table-cell office:value-type="string">
            <text:p>forward.B</text:p>
          </table:table-cell>
          <table:table-cell office:value-type="string">
            <text:p>wholly.B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fíjate</text:p>
          </table:table-cell>
          <table:table-cell office:value-type="string">
            <text:p>que</text:p>
          </table:table-cell>
          <table:table-cell office:value-type="string">
            <text:p>tiene</text:p>
          </table:table-cell>
          <table:table-cell office:value-type="string">
            <text:p>el</text:p>
          </table:table-cell>
          <table:table-cell office:value-type="string">
            <text:p>sticker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fix.V.2S.IMPER.PRECLITIC.+TE[PRN.MF.2S]</text:p>
          </table:table-cell>
          <table:table-cell office:value-type="string">
            <text:p>which.C</text:p>
          </table:table-cell>
          <table:table-cell office:value-type="string">
            <text:p>have.V.3S.PRES</text:p>
          </table:table-cell>
          <table:table-cell office:value-type="string">
            <text:p>the.T.DEF.M.SG</text:p>
          </table:table-cell>
          <table:table-cell office:value-type="string">
            <text:p>stick.A.COMP.+A.COMP[or]sticker.N.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pero</text:p>
          </table:table-cell>
          <table:table-cell office:value-type="string">
            <text:p>parece</text:p>
          </table:table-cell>
          <table:table-cell office:value-type="string">
            <text:p>que</text:p>
          </table:table-cell>
          <table:table-cell office:value-type="string">
            <text:p>it</text:p>
          </table:table-cell>
          <table:table-cell office:value-type="string">
            <text:p>wasn't</text:p>
          </table:table-cell>
          <table:table-cell office:value-type="string">
            <text:p>in</text:p>
          </table:table-cell>
          <table:table-cell office:value-type="string">
            <text:p>the</text:p>
          </table:table-cell>
          <table:table-cell office:value-type="string">
            <text:p>system</text:p>
          </table:table-cell>
          <table:table-cell office:value-type="string">
            <text:p>yet</text:p>
          </table:table-cell>
          <table:table-cell office:value-type="string">
            <text:p>because</text:p>
          </table:table-cell>
          <table:table-cell office:value-type="string">
            <text:p>it</text:p>
          </table:table-cell>
          <table:table-cell office:value-type="string">
            <text:p>had</text:p>
          </table:table-cell>
          <table:table-cell office:value-type="string">
            <text:p>just</text:p>
          </table:table-cell>
          <table:table-cell office:value-type="string">
            <text:p>happened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office:value-type="string">
            <text:p>seem.V.3S.PRES</text:p>
          </table:table-cell>
          <table:table-cell office:value-type="string">
            <text:p>which.C</text:p>
          </table:table-cell>
          <table:table-cell office:value-type="string">
            <text:p>it.R.N.3S</text:p>
          </table:table-cell>
          <table:table-cell office:value-type="string">
            <text:p>was.NEG.+NEG</text:p>
          </table:table-cell>
          <table:table-cell office:value-type="string">
            <text:p>in.P</text:p>
          </table:table-cell>
          <table:table-cell office:value-type="string">
            <text:p>the.T.DEF</text:p>
          </table:table-cell>
          <table:table-cell office:value-type="string">
            <text:p>system.N.S</text:p>
          </table:table-cell>
          <table:table-cell office:value-type="string">
            <text:p>yet.C</text:p>
          </table:table-cell>
          <table:table-cell office:value-type="string">
            <text:p>because.C</text:p>
          </table:table-cell>
          <table:table-cell office:value-type="string">
            <text:p>it.R.N.3S</text:p>
          </table:table-cell>
          <table:table-cell office:value-type="string">
            <text:p>had.V.PAST+P</text:p>
          </table:table-cell>
          <table:table-cell office:value-type="string">
            <text:p>just.A</text:p>
          </table:table-cell>
          <table:table-cell office:value-type="string">
            <text:p>happen.AV.+AV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so</text:p>
          </table:table-cell>
          <table:table-cell office:value-type="string">
            <text:p>they</text:p>
          </table:table-cell>
          <table:table-cell office:value-type="string">
            <text:p>fixed</text:p>
          </table:table-cell>
          <table:table-cell office:value-type="string">
            <text:p>the</text:p>
          </table:table-cell>
          <table:table-cell office:value-type="string">
            <text:p>car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so.B</text:p>
          </table:table-cell>
          <table:table-cell office:value-type="string">
            <text:p>they.R.SUB</text:p>
          </table:table-cell>
          <table:table-cell office:value-type="string">
            <text:p>fixed.AV</text:p>
          </table:table-cell>
          <table:table-cell office:value-type="string">
            <text:p>the.T.DEF</text:p>
          </table:table-cell>
          <table:table-cell office:value-type="string">
            <text:p>car.N.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and</text:p>
          </table:table-cell>
          <table:table-cell office:value-type="string">
            <text:p>they</text:p>
          </table:table-cell>
          <table:table-cell office:value-type="string">
            <text:p>sold</text:p>
          </table:table-cell>
          <table:table-cell office:value-type="string">
            <text:p>it</text:p>
          </table:table-cell>
          <table:table-cell office:value-type="string">
            <text:p>to</text:p>
          </table:table-cell>
          <table:table-cell office:value-type="string">
            <text:p>us</text:p>
          </table:table-cell>
          <table:table-cell office:value-type="string">
            <text:p>thinking</text:p>
          </table:table-cell>
          <table:table-cell office:value-type="string">
            <text:p>que</text:p>
          </table:table-cell>
          <table:table-cell office:value-type="string">
            <text:p>no</text:p>
          </table:table-cell>
          <table:table-cell office:value-type="string">
            <text:p>nada</text:p>
          </table:table-cell>
          <table:table-cell office:value-type="string">
            <text:p>tenía</text:p>
          </table:table-cell>
          <table:table-cell office:value-type="string">
            <text:p>el</text:p>
          </table:table-cell>
          <table:table-cell office:value-type="string">
            <text:p>carro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they.R.SUB</text:p>
          </table:table-cell>
          <table:table-cell office:value-type="string">
            <text:p>sold.V.INFIN</text:p>
          </table:table-cell>
          <table:table-cell office:value-type="string">
            <text:p>it.R.N.3S</text:p>
          </table:table-cell>
          <table:table-cell office:value-type="string">
            <text:p>to.P</text:p>
          </table:table-cell>
          <table:table-cell office:value-type="string">
            <text:p>us.R.OBJ.1P</text:p>
          </table:table-cell>
          <table:table-cell office:value-type="string">
            <text:p>thinking.N.S</text:p>
          </table:table-cell>
          <table:table-cell office:value-type="string">
            <text:p>which.C</text:p>
          </table:table-cell>
          <table:table-cell office:value-type="string">
            <text:p>not.B</text:p>
          </table:table-cell>
          <table:table-cell office:value-type="string">
            <text:p>swim.V.3S.PRES</text:p>
          </table:table-cell>
          <table:table-cell office:value-type="string">
            <text:p>have.V.13S.IMPERF</text:p>
          </table:table-cell>
          <table:table-cell office:value-type="string">
            <text:p>the.T.DEF.M.SG</text:p>
          </table:table-cell>
          <table:table-cell office:value-type="string">
            <text:p>car.N.M.SG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when</text:p>
          </table:table-cell>
          <table:table-cell office:value-type="string">
            <text:p>we</text:p>
          </table:table-cell>
          <table:table-cell office:value-type="string">
            <text:p>went</text:p>
          </table:table-cell>
          <table:table-cell office:value-type="string">
            <text:p>to</text:p>
          </table:table-cell>
          <table:table-cell office:value-type="string">
            <text:p>trade</text:p>
          </table:table-cell>
          <table:table-cell office:value-type="string">
            <text:p>in</text:p>
          </table:table-cell>
          <table:table-cell office:value-type="string">
            <text:p>the</text:p>
          </table:table-cell>
          <table:table-cell office:value-type="string">
            <text:p>car</text:p>
          </table:table-cell>
          <table:table-cell office:value-type="string">
            <text:p>for</text:p>
          </table:table-cell>
          <table:table-cell office:value-type="string">
            <text:p>the</text:p>
          </table:table-cell>
          <table:table-cell office:value-type="string">
            <text:p>Honda</text:p>
          </table:table-cell>
          <table:table-cell office:value-type="string">
            <text:p>the</text:p>
          </table:table-cell>
          <table:table-cell office:value-type="string">
            <text:p>guy</text:p>
          </table:table-cell>
          <table:table-cell office:value-type="string">
            <text:p>told</text:p>
          </table:table-cell>
          <table:table-cell office:value-type="string">
            <text:p>me</text:p>
          </table:table-cell>
          <table:table-cell office:value-type="string">
            <text:p>that</text:p>
          </table:table-cell>
          <table:table-cell office:value-type="string">
            <text:p>he</text:p>
          </table:table-cell>
          <table:table-cell office:value-type="string">
            <text:p>couldn't</text:p>
          </table:table-cell>
          <table:table-cell office:value-type="string">
            <text:p>take</text:p>
          </table:table-cell>
          <table:table-cell office:value-type="string">
            <text:p>that</text:p>
          </table:table-cell>
          <table:table-cell office:value-type="string">
            <text:p>car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aut</text:p>
          </table:table-cell>
          <table:table-cell office:value-type="string">
            <text:p>when.W</text:p>
          </table:table-cell>
          <table:table-cell office:value-type="string">
            <text:p>we.R.SUB.1P</text:p>
          </table:table-cell>
          <table:table-cell office:value-type="string">
            <text:p>went.V.INFIN</text:p>
          </table:table-cell>
          <table:table-cell office:value-type="string">
            <text:p>to.P</text:p>
          </table:table-cell>
          <table:table-cell office:value-type="string">
            <text:p>trade.N.S</text:p>
          </table:table-cell>
          <table:table-cell office:value-type="string">
            <text:p>in.P</text:p>
          </table:table-cell>
          <table:table-cell office:value-type="string">
            <text:p>the.T.DEF</text:p>
          </table:table-cell>
          <table:table-cell office:value-type="string">
            <text:p>car.N.S</text:p>
          </table:table-cell>
          <table:table-cell office:value-type="string">
            <text:p>for.P</text:p>
          </table:table-cell>
          <table:table-cell office:value-type="string">
            <text:p>the.T.DEF</text:p>
          </table:table-cell>
          <table:table-cell office:value-type="string">
            <text:p>name</text:p>
          </table:table-cell>
          <table:table-cell office:value-type="string">
            <text:p>the.T.DEF</text:p>
          </table:table-cell>
          <table:table-cell office:value-type="string">
            <text:p>guy.N.S</text:p>
          </table:table-cell>
          <table:table-cell office:value-type="string">
            <text:p>told.V.INFIN</text:p>
          </table:table-cell>
          <table:table-cell office:value-type="string">
            <text:p>me.R.1S</text:p>
          </table:table-cell>
          <table:table-cell office:value-type="string">
            <text:p>that.D.FAR[or]that.C</text:p>
          </table:table-cell>
          <table:table-cell office:value-type="string">
            <text:p>he.R.SUB.M.3S</text:p>
          </table:table-cell>
          <table:table-cell office:value-type="string">
            <text:p>can.NEG.+NEG</text:p>
          </table:table-cell>
          <table:table-cell office:value-type="string">
            <text:p>take.V.INFIN</text:p>
          </table:table-cell>
          <table:table-cell office:value-type="string">
            <text:p>that.D.FAR[or]that.C</text:p>
          </table:table-cell>
          <table:table-cell office:value-type="string">
            <text:p>car.N.S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and</text:p>
          </table:table-cell>
          <table:table-cell office:value-type="string">
            <text:p>we</text:p>
          </table:table-cell>
          <table:table-cell office:value-type="string">
            <text:p>say</text:p>
          </table:table-cell>
          <table:table-cell office:value-type="string">
            <text:p>why</text:p>
          </table:table-cell>
          <table:table-cell office:value-type="string">
            <text:p>can't</text:p>
          </table:table-cell>
          <table:table-cell office:value-type="string">
            <text:p>you</text:p>
          </table:table-cell>
          <table:table-cell office:value-type="string">
            <text:p>take</text:p>
          </table:table-cell>
          <table:table-cell office:value-type="string">
            <text:p>this</text:p>
          </table:table-cell>
          <table:table-cell office:value-type="string">
            <text:p>car</text:p>
          </table:table-cell>
          <table:table-cell office:value-type="string">
            <text:p>?</text:p>
          </table:table-cell>
          <table:table-cell table:number-columns-repeated="1013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we.R.SUB.1P</text:p>
          </table:table-cell>
          <table:table-cell office:value-type="string">
            <text:p>say.V.INFIN</text:p>
          </table:table-cell>
          <table:table-cell office:value-type="string">
            <text:p>why.W</text:p>
          </table:table-cell>
          <table:table-cell office:value-type="string">
            <text:p>can.NEG.+NEG</text:p>
          </table:table-cell>
          <table:table-cell office:value-type="string">
            <text:p>you.R.2SP</text:p>
          </table:table-cell>
          <table:table-cell office:value-type="string">
            <text:p>take.V.INFIN</text:p>
          </table:table-cell>
          <table:table-cell office:value-type="string">
            <text:p>this.D.NEAR.S</text:p>
          </table:table-cell>
          <table:table-cell office:value-type="string">
            <text:p>car.N.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because</text:p>
          </table:table-cell>
          <table:table-cell office:value-type="string">
            <text:p>that</text:p>
          </table:table-cell>
          <table:table-cell office:value-type="string">
            <text:p>car</text:p>
          </table:table-cell>
          <table:table-cell office:value-type="string">
            <text:p>is</text:p>
          </table:table-cell>
          <table:table-cell office:value-type="string">
            <text:p>no</text:p>
          </table:table-cell>
          <table:table-cell office:value-type="string">
            <text:p>good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because.C</text:p>
          </table:table-cell>
          <table:table-cell office:value-type="string">
            <text:p>that.D.FAR[or]that.C</text:p>
          </table:table-cell>
          <table:table-cell office:value-type="string">
            <text:p>car.N.S</text:p>
          </table:table-cell>
          <table:table-cell office:value-type="string">
            <text:p>be.V.3S.PRES</text:p>
          </table:table-cell>
          <table:table-cell office:value-type="string">
            <text:p>no.B</text:p>
          </table:table-cell>
          <table:table-cell office:value-type="string">
            <text:p>good.A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it's</text:p>
          </table:table-cell>
          <table:table-cell office:value-type="string">
            <text:p>been</text:p>
          </table:table-cell>
          <table:table-cell office:value-type="string">
            <text:p>crashed</text:p>
          </table:table-cell>
          <table:table-cell office:value-type="string">
            <text:p>from</text:p>
          </table:table-cell>
          <table:table-cell office:value-type="string">
            <text:p>the</text:p>
          </table:table-cell>
          <table:table-cell office:value-type="string">
            <text:p>fro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it.GB.+GB</text:p>
          </table:table-cell>
          <table:table-cell office:value-type="string">
            <text:p>been.V.PASTPART</text:p>
          </table:table-cell>
          <table:table-cell office:value-type="string">
            <text:p>crash.AV.+AV</text:p>
          </table:table-cell>
          <table:table-cell office:value-type="string">
            <text:p>from.P</text:p>
          </table:table-cell>
          <table:table-cell office:value-type="string">
            <text:p>the.T.DEF</text:p>
          </table:table-cell>
          <table:table-cell office:value-type="string">
            <text:p>front.N.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and</text:p>
          </table:table-cell>
          <table:table-cell office:value-type="string">
            <text:p>they</text:p>
          </table:table-cell>
          <table:table-cell office:value-type="string">
            <text:p>put</text:p>
          </table:table-cell>
          <table:table-cell office:value-type="string">
            <text:p>a</text:p>
          </table:table-cell>
          <table:table-cell office:value-type="string">
            <text:p>special</text:p>
          </table:table-cell>
          <table:table-cell office:value-type="string">
            <text:p>sticker</text:p>
          </table:table-cell>
          <table:table-cell office:value-type="string">
            <text:p>when</text:p>
          </table:table-cell>
          <table:table-cell office:value-type="string">
            <text:p>you</text:p>
          </table:table-cell>
          <table:table-cell office:value-type="string">
            <text:p>open</text:p>
          </table:table-cell>
          <table:table-cell office:value-type="string">
            <text:p>up</text:p>
          </table:table-cell>
          <table:table-cell office:value-type="string">
            <text:p>the</text:p>
          </table:table-cell>
          <table:table-cell office:value-type="string">
            <text:p>door</text:p>
          </table:table-cell>
          <table:table-cell office:value-type="string">
            <text:p>of</text:p>
          </table:table-cell>
          <table:table-cell office:value-type="string">
            <text:p>the</text:p>
          </table:table-cell>
          <table:table-cell office:value-type="string">
            <text:p>car</text:p>
          </table:table-cell>
          <table:table-cell office:value-type="string">
            <text:p>on</text:p>
          </table:table-cell>
          <table:table-cell office:value-type="string">
            <text:p>the</text:p>
          </table:table-cell>
          <table:table-cell office:value-type="string">
            <text:p>side</text:p>
          </table:table-cell>
          <table:table-cell office:value-type="string">
            <text:p>right</text:p>
          </table:table-cell>
          <table:table-cell office:value-type="string">
            <text:p>ther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they.R.SUB</text:p>
          </table:table-cell>
          <table:table-cell office:value-type="string">
            <text:p>put.V.INFIN</text:p>
          </table:table-cell>
          <table:table-cell office:value-type="string">
            <text:p>a.T.IND</text:p>
          </table:table-cell>
          <table:table-cell office:value-type="string">
            <text:p>special.A</text:p>
          </table:table-cell>
          <table:table-cell office:value-type="string">
            <text:p>stick.A.COMP.+A.COMP[or]sticker.N.S</text:p>
          </table:table-cell>
          <table:table-cell office:value-type="string">
            <text:p>when.W</text:p>
          </table:table-cell>
          <table:table-cell office:value-type="string">
            <text:p>you.R.2SP</text:p>
          </table:table-cell>
          <table:table-cell office:value-type="string">
            <text:p>open.A</text:p>
          </table:table-cell>
          <table:table-cell office:value-type="string">
            <text:p>up.N.S</text:p>
          </table:table-cell>
          <table:table-cell office:value-type="string">
            <text:p>the.T.DEF</text:p>
          </table:table-cell>
          <table:table-cell office:value-type="string">
            <text:p>door.N.S</text:p>
          </table:table-cell>
          <table:table-cell office:value-type="string">
            <text:p>of.P</text:p>
          </table:table-cell>
          <table:table-cell office:value-type="string">
            <text:p>the.T.DEF</text:p>
          </table:table-cell>
          <table:table-cell office:value-type="string">
            <text:p>car.N.S</text:p>
          </table:table-cell>
          <table:table-cell office:value-type="string">
            <text:p>on.P</text:p>
          </table:table-cell>
          <table:table-cell office:value-type="string">
            <text:p>the.T.DEF</text:p>
          </table:table-cell>
          <table:table-cell office:value-type="string">
            <text:p>side.N.S</text:p>
          </table:table-cell>
          <table:table-cell office:value-type="string">
            <text:p>right.A</text:p>
          </table:table-cell>
          <table:table-cell office:value-type="string">
            <text:p>there.B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they</text:p>
          </table:table-cell>
          <table:table-cell office:value-type="string">
            <text:p>put</text:p>
          </table:table-cell>
          <table:table-cell office:value-type="string">
            <text:p>a</text:p>
          </table:table-cell>
          <table:table-cell office:value-type="string">
            <text:p>sticker</text:p>
          </table:table-cell>
          <table:table-cell office:value-type="string">
            <text:p>when</text:p>
          </table:table-cell>
          <table:table-cell office:value-type="string">
            <text:p>a</text:p>
          </table:table-cell>
          <table:table-cell office:value-type="string">
            <text:p>car</text:p>
          </table:table-cell>
          <table:table-cell office:value-type="string">
            <text:p>has</text:p>
          </table:table-cell>
          <table:table-cell office:value-type="string">
            <text:p>been</text:p>
          </table:table-cell>
          <table:table-cell office:value-type="string">
            <text:p>crashed</text:p>
          </table:table-cell>
          <table:table-cell office:value-type="string">
            <text:p>from</text:p>
          </table:table-cell>
          <table:table-cell office:value-type="string">
            <text:p>the</text:p>
          </table:table-cell>
          <table:table-cell office:value-type="string">
            <text:p>front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aut</text:p>
          </table:table-cell>
          <table:table-cell office:value-type="string">
            <text:p>they.R.SUB</text:p>
          </table:table-cell>
          <table:table-cell office:value-type="string">
            <text:p>put.V.INFIN</text:p>
          </table:table-cell>
          <table:table-cell office:value-type="string">
            <text:p>a.T.IND</text:p>
          </table:table-cell>
          <table:table-cell office:value-type="string">
            <text:p>stick.A.COMP.+A.COMP[or]sticker.N.S</text:p>
          </table:table-cell>
          <table:table-cell office:value-type="string">
            <text:p>when.W</text:p>
          </table:table-cell>
          <table:table-cell office:value-type="string">
            <text:p>a.T.IND</text:p>
          </table:table-cell>
          <table:table-cell office:value-type="string">
            <text:p>car.N.S</text:p>
          </table:table-cell>
          <table:table-cell office:value-type="string">
            <text:p>has.V.3S.PRES</text:p>
          </table:table-cell>
          <table:table-cell office:value-type="string">
            <text:p>been.V.PASTPART</text:p>
          </table:table-cell>
          <table:table-cell office:value-type="string">
            <text:p>crash.AV.+AV</text:p>
          </table:table-cell>
          <table:table-cell office:value-type="string">
            <text:p>from.P</text:p>
          </table:table-cell>
          <table:table-cell office:value-type="string">
            <text:p>the.T.DEF</text:p>
          </table:table-cell>
          <table:table-cell office:value-type="string">
            <text:p>front.N.S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because</text:p>
          </table:table-cell>
          <table:table-cell office:value-type="string">
            <text:p>of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because.C</text:p>
          </table:table-cell>
          <table:table-cell office:value-type="string">
            <text:p>of.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como</text:p>
          </table:table-cell>
          <table:table-cell office:value-type="string">
            <text:p>un</text:p>
          </table:table-cell>
          <table:table-cell office:value-type="string">
            <text:p>rebuilt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office:value-type="string">
            <text:p>like.P[or]like.C[or]lunch.V.1S.PRES</text:p>
          </table:table-cell>
          <table:table-cell office:value-type="string">
            <text:p>one.T.IND.M.SG</text:p>
          </table:table-cell>
          <table:table-cell office:value-type="string">
            <text:p>rebuilt.AV.PAS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yes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and</text:p>
          </table:table-cell>
          <table:table-cell office:value-type="string">
            <text:p>they</text:p>
          </table:table-cell>
          <table:table-cell office:value-type="string">
            <text:p>wouldn't</text:p>
          </table:table-cell>
          <table:table-cell office:value-type="string">
            <text:p>take</text:p>
          </table:table-cell>
          <table:table-cell office:value-type="string">
            <text:p>the</text:p>
          </table:table-cell>
          <table:table-cell office:value-type="string">
            <text:p>car</text:p>
          </table:table-cell>
          <table:table-cell office:value-type="string">
            <text:p>for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they.R.SUB</text:p>
          </table:table-cell>
          <table:table-cell office:value-type="string">
            <text:p>be.NEG.+NEG</text:p>
          </table:table-cell>
          <table:table-cell office:value-type="string">
            <text:p>take.V.INFIN</text:p>
          </table:table-cell>
          <table:table-cell office:value-type="string">
            <text:p>the.T.DEF</text:p>
          </table:table-cell>
          <table:table-cell office:value-type="string">
            <text:p>car.N.S</text:p>
          </table:table-cell>
          <table:table-cell office:value-type="string">
            <text:p>for.P</text:p>
          </table:table-cell>
          <table:table-cell office:value-type="string">
            <text:p>nothing.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a</text:p>
          </table:table-cell>
          <table:table-cell office:value-type="string">
            <text:p>tú</text:p>
          </table:table-cell>
          <table:table-cell office:value-type="string">
            <text:p>sabes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office:value-type="string">
            <text:p>already.B</text:p>
          </table:table-cell>
          <table:table-cell office:value-type="string">
            <text:p>you.R.SUB.MF.2S</text:p>
          </table:table-cell>
          <table:table-cell office:value-type="string">
            <text:p>know.V.2S.PR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no</text:p>
          </table:table-cell>
          <table:table-cell office:value-type="string">
            <text:p>ni</text:p>
          </table:table-cell>
          <table:table-cell office:value-type="string">
            <text:p>lo</text:p>
          </table:table-cell>
          <table:table-cell office:value-type="string">
            <text:p>querían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not.B</text:p>
          </table:table-cell>
          <table:table-cell office:value-type="string">
            <text:p>nor.C</text:p>
          </table:table-cell>
          <table:table-cell office:value-type="string">
            <text:p>him.R.OBJ.M.3S[or]the.T.DEF.N.SP</text:p>
          </table:table-cell>
          <table:table-cell office:value-type="string">
            <text:p>want.V.3P.IMPERF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they</text:p>
          </table:table-cell>
          <table:table-cell office:value-type="string">
            <text:p>said</text:p>
          </table:table-cell>
          <table:table-cell office:value-type="string">
            <text:p>no</text:p>
          </table:table-cell>
          <table:table-cell office:value-type="string">
            <text:p>we</text:p>
          </table:table-cell>
          <table:table-cell office:value-type="string">
            <text:p>don't</text:p>
          </table:table-cell>
          <table:table-cell office:value-type="string">
            <text:p>want</text:p>
          </table:table-cell>
          <table:table-cell office:value-type="string">
            <text:p>thi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they.R.SUB</text:p>
          </table:table-cell>
          <table:table-cell office:value-type="string">
            <text:p>said.AV.PAST+P</text:p>
          </table:table-cell>
          <table:table-cell office:value-type="string">
            <text:p>no.B</text:p>
          </table:table-cell>
          <table:table-cell office:value-type="string">
            <text:p>we.R.SUB.1P</text:p>
          </table:table-cell>
          <table:table-cell office:value-type="string">
            <text:p>do.NEG.+NEG</text:p>
          </table:table-cell>
          <table:table-cell office:value-type="string">
            <text:p>want.V.INFIN</text:p>
          </table:table-cell>
          <table:table-cell office:value-type="string">
            <text:p>this.D.NEAR.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this</text:p>
          </table:table-cell>
          <table:table-cell office:value-type="string">
            <text:p>is</text:p>
          </table:table-cell>
          <table:table-cell office:value-type="string">
            <text:p>the</text:p>
          </table:table-cell>
          <table:table-cell office:value-type="string">
            <text:p>liability</text:p>
          </table:table-cell>
          <table:table-cell office:value-type="string">
            <text:p>for</text:p>
          </table:table-cell>
          <table:table-cell office:value-type="string">
            <text:p>u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this.D.NEAR.S</text:p>
          </table:table-cell>
          <table:table-cell office:value-type="string">
            <text:p>be.V.3S.PRES</text:p>
          </table:table-cell>
          <table:table-cell office:value-type="string">
            <text:p>the.T.DEF</text:p>
          </table:table-cell>
          <table:table-cell office:value-type="string">
            <text:p>liability.N.S</text:p>
          </table:table-cell>
          <table:table-cell office:value-type="string">
            <text:p>for.P</text:p>
          </table:table-cell>
          <table:table-cell office:value-type="string">
            <text:p>us.R.OBJ.1P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ou</text:p>
          </table:table-cell>
          <table:table-cell office:value-type="string">
            <text:p>try</text:p>
          </table:table-cell>
          <table:table-cell office:value-type="string">
            <text:p>to</text:p>
          </table:table-cell>
          <table:table-cell office:value-type="string">
            <text:p>sell</text:p>
          </table:table-cell>
          <table:table-cell office:value-type="string">
            <text:p>it</text:p>
          </table:table-cell>
          <table:table-cell office:value-type="string">
            <text:p>the</text:p>
          </table:table-cell>
          <table:table-cell office:value-type="string">
            <text:p>best</text:p>
          </table:table-cell>
          <table:table-cell office:value-type="string">
            <text:p>way</text:p>
          </table:table-cell>
          <table:table-cell office:value-type="string">
            <text:p>you</text:p>
          </table:table-cell>
          <table:table-cell office:value-type="string">
            <text:p>can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aut</text:p>
          </table:table-cell>
          <table:table-cell office:value-type="string">
            <text:p>you.R.2SP</text:p>
          </table:table-cell>
          <table:table-cell office:value-type="string">
            <text:p>try.V.INFIN</text:p>
          </table:table-cell>
          <table:table-cell office:value-type="string">
            <text:p>to.P</text:p>
          </table:table-cell>
          <table:table-cell office:value-type="string">
            <text:p>sell.V.INFIN</text:p>
          </table:table-cell>
          <table:table-cell office:value-type="string">
            <text:p>it.R.N.3S</text:p>
          </table:table-cell>
          <table:table-cell office:value-type="string">
            <text:p>the.T.DEF</text:p>
          </table:table-cell>
          <table:table-cell office:value-type="string">
            <text:p>best.A</text:p>
          </table:table-cell>
          <table:table-cell office:value-type="string">
            <text:p>way.N.S</text:p>
          </table:table-cell>
          <table:table-cell office:value-type="string">
            <text:p>you.R.2SP</text:p>
          </table:table-cell>
          <table:table-cell office:value-type="string">
            <text:p>can.V.123SP.PRE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and</text:p>
          </table:table-cell>
          <table:table-cell office:value-type="string">
            <text:p>I</text:p>
          </table:table-cell>
          <table:table-cell office:value-type="string">
            <text:p>told</text:p>
          </table:table-cell>
          <table:table-cell office:value-type="string">
            <text:p>let's</text:p>
          </table:table-cell>
          <table:table-cell office:value-type="string">
            <text:p>sue</text:p>
          </table:table-cell>
          <table:table-cell office:value-type="string">
            <text:p>the</text:p>
          </table:table-cell>
          <table:table-cell office:value-type="string">
            <text:p>guy</text:p>
          </table:table-cell>
          <table:table-cell office:value-type="string">
            <text:p>who</text:p>
          </table:table-cell>
          <table:table-cell office:value-type="string">
            <text:p>sold</text:p>
          </table:table-cell>
          <table:table-cell office:value-type="string">
            <text:p>you</text:p>
          </table:table-cell>
          <table:table-cell office:value-type="string">
            <text:p>the</text:p>
          </table:table-cell>
          <table:table-cell office:value-type="string">
            <text:p>car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I.R.SUB.1S</text:p>
          </table:table-cell>
          <table:table-cell office:value-type="string">
            <text:p>told.V.INFIN</text:p>
          </table:table-cell>
          <table:table-cell office:value-type="string">
            <text:p>let.GB.+GB</text:p>
          </table:table-cell>
          <table:table-cell office:value-type="string">
            <text:p>sue.V.INFIN</text:p>
          </table:table-cell>
          <table:table-cell office:value-type="string">
            <text:p>the.T.DEF</text:p>
          </table:table-cell>
          <table:table-cell office:value-type="string">
            <text:p>guy.N.S</text:p>
          </table:table-cell>
          <table:table-cell office:value-type="string">
            <text:p>who.W</text:p>
          </table:table-cell>
          <table:table-cell office:value-type="string">
            <text:p>sold.V.INFIN</text:p>
          </table:table-cell>
          <table:table-cell office:value-type="string">
            <text:p>you.R.2SP</text:p>
          </table:table-cell>
          <table:table-cell office:value-type="string">
            <text:p>the.T.DEF</text:p>
          </table:table-cell>
          <table:table-cell office:value-type="string">
            <text:p>car.N.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table:number-columns-repeated="4" office:value-type="string">
            <text:p>no</text:p>
          </table:table-cell>
          <table:table-cell office:value-type="string">
            <text:p>I</text:p>
          </table:table-cell>
          <table:table-cell office:value-type="string">
            <text:p>don't</text:p>
          </table:table-cell>
          <table:table-cell office:value-type="string">
            <text:p>wanna</text:p>
          </table:table-cell>
          <table:table-cell office:value-type="string">
            <text:p>worry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table:number-columns-repeated="4" office:value-type="string">
            <text:p>no.B</text:p>
          </table:table-cell>
          <table:table-cell office:value-type="string">
            <text:p>I.R.SUB.1S</text:p>
          </table:table-cell>
          <table:table-cell office:value-type="string">
            <text:p>do.NEG.+NEG</text:p>
          </table:table-cell>
          <table:table-cell office:value-type="string">
            <text:p>wanna.V.INFIN</text:p>
          </table:table-cell>
          <table:table-cell office:value-type="string">
            <text:p>worry.V.INFI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í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himself.R.P.MF.3S[or]yes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ou</text:p>
          </table:table-cell>
          <table:table-cell office:value-type="string">
            <text:p>know</text:p>
          </table:table-cell>
          <table:table-cell office:value-type="string">
            <text:p>I</text:p>
          </table:table-cell>
          <table:table-cell office:value-type="string">
            <text:p>don't</text:p>
          </table:table-cell>
          <table:table-cell office:value-type="string">
            <text:p>wanna</text:p>
          </table:table-cell>
          <table:table-cell office:value-type="string">
            <text:p>deal</text:p>
          </table:table-cell>
          <table:table-cell office:value-type="string">
            <text:p>with</text:p>
          </table:table-cell>
          <table:table-cell office:value-type="string">
            <text:p>that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you.R.2SP</text:p>
          </table:table-cell>
          <table:table-cell office:value-type="string">
            <text:p>know.V.INFIN</text:p>
          </table:table-cell>
          <table:table-cell office:value-type="string">
            <text:p>I.R.SUB.1S</text:p>
          </table:table-cell>
          <table:table-cell office:value-type="string">
            <text:p>do.NEG.+NEG</text:p>
          </table:table-cell>
          <table:table-cell office:value-type="string">
            <text:p>wanna.V.INFIN</text:p>
          </table:table-cell>
          <table:table-cell office:value-type="string">
            <text:p>deal.V.INFIN</text:p>
          </table:table-cell>
          <table:table-cell office:value-type="string">
            <text:p>with.P</text:p>
          </table:table-cell>
          <table:table-cell office:value-type="string">
            <text:p>that.D.FAR[or]that.C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í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himself.R.P.MF.3S[or]yes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oh</text:p>
          </table:table-cell>
          <table:table-cell office:value-type="string">
            <text:p>ok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table:number-columns-repeated="2" office:value-type="string">
            <text:p>un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au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table:number-columns-repeated="2"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table:number-columns-repeated="2" office:value-type="string">
            <text:p>un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hello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hello.N.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are</text:p>
          </table:table-cell>
          <table:table-cell office:value-type="string">
            <text:p>we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be.V.123P.PRES</text:p>
          </table:table-cell>
          <table:table-cell office:value-type="string">
            <text:p>we.R.SUB.1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I</text:p>
          </table:table-cell>
          <table:table-cell office:value-type="string">
            <text:p>don't</text:p>
          </table:table-cell>
          <table:table-cell office:value-type="string">
            <text:p>know</text:p>
          </table:table-cell>
          <table:table-cell office:value-type="string">
            <text:p>if</text:p>
          </table:table-cell>
          <table:table-cell office:value-type="string">
            <text:p>we</text:p>
          </table:table-cell>
          <table:table-cell office:value-type="string">
            <text:p>are</text:p>
          </table:table-cell>
          <table:table-cell office:value-type="string">
            <text:p>almost</text:p>
          </table:table-cell>
          <table:table-cell office:value-type="string">
            <text:p>over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I.R.SUB.1S</text:p>
          </table:table-cell>
          <table:table-cell office:value-type="string">
            <text:p>do.NEG.+NEG</text:p>
          </table:table-cell>
          <table:table-cell office:value-type="string">
            <text:p>know.V.INFIN</text:p>
          </table:table-cell>
          <table:table-cell office:value-type="string">
            <text:p>if.C</text:p>
          </table:table-cell>
          <table:table-cell office:value-type="string">
            <text:p>we.R.SUB.1P</text:p>
          </table:table-cell>
          <table:table-cell office:value-type="string">
            <text:p>be.V.123P.PRES</text:p>
          </table:table-cell>
          <table:table-cell office:value-type="string">
            <text:p>almost.B</text:p>
          </table:table-cell>
          <table:table-cell office:value-type="string">
            <text:p>over.P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we've</text:p>
          </table:table-cell>
          <table:table-cell office:value-type="string">
            <text:p>been</text:p>
          </table:table-cell>
          <table:table-cell office:value-type="string">
            <text:p>talking</text:p>
          </table:table-cell>
          <table:table-cell office:value-type="string">
            <text:p>so</text:p>
          </table:table-cell>
          <table:table-cell office:value-type="string">
            <text:p>much</text:p>
          </table:table-cell>
          <table:table-cell office:value-type="string">
            <text:p>already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we.HAVE.V.PRES.+HAVE.V.PRES</text:p>
          </table:table-cell>
          <table:table-cell office:value-type="string">
            <text:p>been.V.PASTPART</text:p>
          </table:table-cell>
          <table:table-cell office:value-type="string">
            <text:p>talk.ASV.+ASV</text:p>
          </table:table-cell>
          <table:table-cell office:value-type="string">
            <text:p>so.B</text:p>
          </table:table-cell>
          <table:table-cell office:value-type="string">
            <text:p>much.A</text:p>
          </table:table-cell>
          <table:table-cell office:value-type="string">
            <text:p>already.B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are</text:p>
          </table:table-cell>
          <table:table-cell office:value-type="string">
            <text:p>we</text:p>
          </table:table-cell>
          <table:table-cell office:value-type="string">
            <text:p>on</text:p>
          </table:table-cell>
          <table:table-cell office:value-type="string">
            <text:p>time</text:p>
          </table:table-cell>
          <table:table-cell office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be.V.123P.PRES</text:p>
          </table:table-cell>
          <table:table-cell office:value-type="string">
            <text:p>we.R.SUB.1P</text:p>
          </table:table-cell>
          <table:table-cell office:value-type="string">
            <text:p>on.P</text:p>
          </table:table-cell>
          <table:table-cell office:value-type="string">
            <text:p>time.N.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I</text:p>
          </table:table-cell>
          <table:table-cell office:value-type="string">
            <text:p>think</text:p>
          </table:table-cell>
          <table:table-cell office:value-type="string">
            <text:p>they</text:p>
          </table:table-cell>
          <table:table-cell office:value-type="string">
            <text:p>forgot</text:p>
          </table:table-cell>
          <table:table-cell office:value-type="string">
            <text:p>about</text:p>
          </table:table-cell>
          <table:table-cell office:value-type="string">
            <text:p>u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I.R.SUB.1S</text:p>
          </table:table-cell>
          <table:table-cell office:value-type="string">
            <text:p>think.V.INFIN</text:p>
          </table:table-cell>
          <table:table-cell office:value-type="string">
            <text:p>they.R.SUB</text:p>
          </table:table-cell>
          <table:table-cell office:value-type="string">
            <text:p>forgot.V.INFIN</text:p>
          </table:table-cell>
          <table:table-cell office:value-type="string">
            <text:p>about.P</text:p>
          </table:table-cell>
          <table:table-cell office:value-type="string">
            <text:p>us.R.OBJ.1P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keep</text:p>
          </table:table-cell>
          <table:table-cell office:value-type="string">
            <text:p>talking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keep.V.INFIN</text:p>
          </table:table-cell>
          <table:table-cell office:value-type="string">
            <text:p>talk.ASV.+ASV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keep</text:p>
          </table:table-cell>
          <table:table-cell office:value-type="string">
            <text:p>on</text:p>
          </table:table-cell>
          <table:table-cell office:value-type="string">
            <text:p>talking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office:value-type="string">
            <text:p>keep.V.INFIN</text:p>
          </table:table-cell>
          <table:table-cell office:value-type="string">
            <text:p>on.P</text:p>
          </table:table-cell>
          <table:table-cell office:value-type="string">
            <text:p>talk.ASV.+ASV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four</text:p>
          </table:table-cell>
          <table:table-cell office:value-type="string">
            <text:p>more</text:p>
          </table:table-cell>
          <table:table-cell office:value-type="string">
            <text:p>minutes</text:p>
          </table:table-cell>
          <table:table-cell office:value-type="string">
            <text:p>five</text:p>
          </table:table-cell>
          <table:table-cell office:value-type="string">
            <text:p>more</text:p>
          </table:table-cell>
          <table:table-cell office:value-type="string">
            <text:p>minut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four.N.S</text:p>
          </table:table-cell>
          <table:table-cell office:value-type="string">
            <text:p>more.A</text:p>
          </table:table-cell>
          <table:table-cell office:value-type="string">
            <text:p>minute.PV.+PV[or]minutes.N.P</text:p>
          </table:table-cell>
          <table:table-cell office:value-type="string">
            <text:p>five.N.S</text:p>
          </table:table-cell>
          <table:table-cell office:value-type="string">
            <text:p>more.A</text:p>
          </table:table-cell>
          <table:table-cell office:value-type="string">
            <text:p>minute.PV.+PV[or]minutes.N.P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we</text:p>
          </table:table-cell>
          <table:table-cell office:value-type="string">
            <text:p>got</text:p>
          </table:table-cell>
          <table:table-cell office:value-type="string">
            <text:p>five</text:p>
          </table:table-cell>
          <table:table-cell office:value-type="string">
            <text:p>more</text:p>
          </table:table-cell>
          <table:table-cell office:value-type="string">
            <text:p>minute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we.R.SUB.1P</text:p>
          </table:table-cell>
          <table:table-cell office:value-type="string">
            <text:p>got.V.PAST+P</text:p>
          </table:table-cell>
          <table:table-cell office:value-type="string">
            <text:p>five.N.S</text:p>
          </table:table-cell>
          <table:table-cell office:value-type="string">
            <text:p>more.A</text:p>
          </table:table-cell>
          <table:table-cell office:value-type="string">
            <text:p>minute.PV.+PV[or]minutes.N.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au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we</text:p>
          </table:table-cell>
          <table:table-cell office:value-type="string">
            <text:p>are</text:p>
          </table:table-cell>
          <table:table-cell office:value-type="string">
            <text:p>tired</text:p>
          </table:table-cell>
          <table:table-cell office:value-type="string">
            <text:p>talking</text:p>
          </table:table-cell>
          <table:table-cell office:value-type="string">
            <text:p>to</text:p>
          </table:table-cell>
          <table:table-cell office:value-type="string">
            <text:p>each</text:p>
          </table:table-cell>
          <table:table-cell office:value-type="string">
            <text:p>other</text:p>
          </table:table-cell>
          <table:table-cell office:value-type="string">
            <text:p>we</text:p>
          </table:table-cell>
          <table:table-cell office:value-type="string">
            <text:p>wanna</text:p>
          </table:table-cell>
          <table:table-cell office:value-type="string">
            <text:p>watch</text:p>
          </table:table-cell>
          <table:table-cell office:value-type="string">
            <text:p>the</text:p>
          </table:table-cell>
          <table:table-cell office:value-type="string">
            <text:p>news</text:p>
          </table:table-cell>
          <table:table-cell office:value-type="string">
            <text:p>and</text:p>
          </table:table-cell>
          <table:table-cell office:value-type="string">
            <text:p>the</text:p>
          </table:table-cell>
          <table:table-cell office:value-type="string">
            <text:p>TV</text:p>
          </table:table-cell>
          <table:table-cell office:value-type="string">
            <text:p>right</text:p>
          </table:table-cell>
          <table:table-cell office:value-type="string">
            <text:p>now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aut</text:p>
          </table:table-cell>
          <table:table-cell office:value-type="string">
            <text:p>we.R.SUB.1P</text:p>
          </table:table-cell>
          <table:table-cell office:value-type="string">
            <text:p>be.V.123P.PRES</text:p>
          </table:table-cell>
          <table:table-cell office:value-type="string">
            <text:p>tired.AV</text:p>
          </table:table-cell>
          <table:table-cell office:value-type="string">
            <text:p>talk.ASV.+ASV</text:p>
          </table:table-cell>
          <table:table-cell office:value-type="string">
            <text:p>to.P</text:p>
          </table:table-cell>
          <table:table-cell office:value-type="string">
            <text:p>each.A</text:p>
          </table:table-cell>
          <table:table-cell office:value-type="string">
            <text:p>other.A</text:p>
          </table:table-cell>
          <table:table-cell office:value-type="string">
            <text:p>we.R.SUB.1P</text:p>
          </table:table-cell>
          <table:table-cell office:value-type="string">
            <text:p>wanna.V.INFIN</text:p>
          </table:table-cell>
          <table:table-cell office:value-type="string">
            <text:p>watch.V.INFIN</text:p>
          </table:table-cell>
          <table:table-cell office:value-type="string">
            <text:p>the.T.DEF</text:p>
          </table:table-cell>
          <table:table-cell office:value-type="string">
            <text:p>new.PV.+PV[or]news.N.S</text:p>
          </table:table-cell>
          <table:table-cell office:value-type="string">
            <text:p>and.C</text:p>
          </table:table-cell>
          <table:table-cell office:value-type="string">
            <text:p>the.T.DEF</text:p>
          </table:table-cell>
          <table:table-cell office:value-type="string">
            <text:p>name</text:p>
          </table:table-cell>
          <table:table-cell office:value-type="string">
            <text:p>right.A</text:p>
          </table:table-cell>
          <table:table-cell office:value-type="string">
            <text:p>now.B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au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pues</text:p>
          </table:table-cell>
          <table:table-cell office:value-type="string">
            <text:p>sí</text:p>
          </table:table-cell>
          <table:table-cell office:value-type="string">
            <text:p>lo</text:p>
          </table:table-cell>
          <table:table-cell office:value-type="string">
            <text:p>de</text:p>
          </table:table-cell>
          <table:table-cell office:value-type="string">
            <text:p>Chili's</text:p>
          </table:table-cell>
          <table:table-cell office:value-type="string">
            <text:p>está</text:p>
          </table:table-cell>
          <table:table-cell office:value-type="string">
            <text:p>impresionante</text:p>
          </table:table-cell>
          <table:table-cell office:value-type="string">
            <text:p>no</text:p>
          </table:table-cell>
          <table:table-cell office:value-type="string">
            <text:p>verdad</text:p>
          </table:table-cell>
          <table:table-cell office:value-type="string">
            <text:p>?</text:p>
          </table:table-cell>
          <table:table-cell table:number-columns-repeated="1013"/>
        </table:table-row>
        <table:table-row table:style-name="ro1">
          <table:table-cell office:value-type="string">
            <text:p>aut</text:p>
          </table:table-cell>
          <table:table-cell office:value-type="string">
            <text:p>then.C</text:p>
          </table:table-cell>
          <table:table-cell office:value-type="string">
            <text:p>himself.R.P.MF.3S[or]yes.B</text:p>
          </table:table-cell>
          <table:table-cell office:value-type="string">
            <text:p>him.R.OBJ.M.3S[or]the.T.DEF.N.SP</text:p>
          </table:table-cell>
          <table:table-cell office:value-type="string">
            <text:p>of.P</text:p>
          </table:table-cell>
          <table:table-cell office:value-type="string">
            <text:p>name</text:p>
          </table:table-cell>
          <table:table-cell office:value-type="string">
            <text:p>be.V.3S.PRES</text:p>
          </table:table-cell>
          <table:table-cell office:value-type="string">
            <text:p>shocking.A.M.SG</text:p>
          </table:table-cell>
          <table:table-cell office:value-type="string">
            <text:p>not.B</text:p>
          </table:table-cell>
          <table:table-cell office:value-type="string">
            <text:p>truth.N.F.S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l</text:p>
          </table:table-cell>
          <table:table-cell office:value-type="string">
            <text:p>tiroteo</text:p>
          </table:table-cell>
          <table:table-cell office:value-type="string">
            <text:p>ese</text:p>
          </table:table-cell>
          <table:table-cell office:value-type="string">
            <text:p>ahí</text:p>
          </table:table-cell>
          <table:table-cell office:value-type="string">
            <text:p>en</text:p>
          </table:table-cell>
          <table:table-cell office:value-type="string">
            <text:p>Chili'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the.T.DEF.M.SG</text:p>
          </table:table-cell>
          <table:table-cell office:value-type="string">
            <text:p>shooting.N.M.SG</text:p>
          </table:table-cell>
          <table:table-cell office:value-type="string">
            <text:p>that.A.DEM.M.SG</text:p>
          </table:table-cell>
          <table:table-cell office:value-type="string">
            <text:p>here.B</text:p>
          </table:table-cell>
          <table:table-cell office:value-type="string">
            <text:p>on.P</text:p>
          </table:table-cell>
          <table:table-cell office:value-type="string">
            <text:p>nam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yes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</text:p>
          </table:table-cell>
          <table:table-cell office:value-type="string">
            <text:p>los</text:p>
          </table:table-cell>
          <table:table-cell office:value-type="string">
            <text:p>otros</text:p>
          </table:table-cell>
          <table:table-cell office:value-type="string">
            <text:p>días</text:p>
          </table:table-cell>
          <table:table-cell office:value-type="string">
            <text:p>el</text:p>
          </table:table-cell>
          <table:table-cell office:value-type="string">
            <text:p>tiroteo</text:p>
          </table:table-cell>
          <table:table-cell office:value-type="string">
            <text:p>en</text:p>
          </table:table-cell>
          <table:table-cell office:value-type="string">
            <text:p>el</text:p>
          </table:table-cell>
          <table:table-cell office:value-type="string">
            <text:p>colegi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them.R.OBJ.M.3P[or]the.T.DEF.M.PL</text:p>
          </table:table-cell>
          <table:table-cell office:value-type="string">
            <text:p>others.R.M.PL[or]other.A.M.PL</text:p>
          </table:table-cell>
          <table:table-cell office:value-type="string">
            <text:p>day.N.M.PL</text:p>
          </table:table-cell>
          <table:table-cell office:value-type="string">
            <text:p>the.T.DEF.M.SG</text:p>
          </table:table-cell>
          <table:table-cell office:value-type="string">
            <text:p>shooting.N.M.SG</text:p>
          </table:table-cell>
          <table:table-cell office:value-type="string">
            <text:p>on.P</text:p>
          </table:table-cell>
          <table:table-cell office:value-type="string">
            <text:p>the.T.DEF.M.SG</text:p>
          </table:table-cell>
          <table:table-cell office:value-type="string">
            <text:p>school.N.M.S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</text:p>
          </table:table-cell>
          <table:table-cell office:value-type="string">
            <text:p>ayer</text:p>
          </table:table-cell>
          <table:table-cell office:value-type="string">
            <text:p>o</text:p>
          </table:table-cell>
          <table:table-cell office:value-type="string">
            <text:p>anteayer</text:p>
          </table:table-cell>
          <table:table-cell office:value-type="string">
            <text:p>el</text:p>
          </table:table-cell>
          <table:table-cell office:value-type="string">
            <text:p>riot</text:p>
          </table:table-cell>
          <table:table-cell office:value-type="string">
            <text:p>en</text:p>
          </table:table-cell>
          <table:table-cell office:value-type="string">
            <text:p>el</text:p>
          </table:table-cell>
          <table:table-cell office:value-type="string">
            <text:p>Edison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yesterday.B</text:p>
          </table:table-cell>
          <table:table-cell table:number-columns-repeated="2" office:value-type="string">
            <text:p>or.C</text:p>
          </table:table-cell>
          <table:table-cell office:value-type="string">
            <text:p>the.T.DEF.M.SG</text:p>
          </table:table-cell>
          <table:table-cell office:value-type="string">
            <text:p>riot.N.S</text:p>
          </table:table-cell>
          <table:table-cell office:value-type="string">
            <text:p>on.P</text:p>
          </table:table-cell>
          <table:table-cell office:value-type="string">
            <text:p>the.T.DEF.M.SG</text:p>
          </table:table-cell>
          <table:table-cell office:value-type="string">
            <text:p>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au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Edison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nam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n</text:p>
          </table:table-cell>
          <table:table-cell office:value-type="string">
            <text:p>el</text:p>
          </table:table-cell>
          <table:table-cell office:value-type="string">
            <text:p>otro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office:value-type="string">
            <text:p>on.P</text:p>
          </table:table-cell>
          <table:table-cell office:value-type="string">
            <text:p>the.T.DEF.M.SG</text:p>
          </table:table-cell>
          <table:table-cell office:value-type="string">
            <text:p>other.R.M.SG[or]other.A.M.S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sto</text:p>
          </table:table-cell>
          <table:table-cell office:value-type="string">
            <text:p>está</text:p>
          </table:table-cell>
          <table:table-cell office:value-type="string">
            <text:p>calientica</text:p>
          </table:table-cell>
          <table:table-cell office:value-type="string">
            <text:p>la</text:p>
          </table:table-cell>
          <table:table-cell office:value-type="string">
            <text:p>calle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this.R.DEM.N.SG</text:p>
          </table:table-cell>
          <table:table-cell office:value-type="string">
            <text:p>be.V.3S.PRES</text:p>
          </table:table-cell>
          <table:table-cell office:value-type="string">
            <text:p>stuffy.A.F.S.DIM</text:p>
          </table:table-cell>
          <table:table-cell office:value-type="string">
            <text:p>her.R.OBJ.F.3S[or]the.T.DEF.F.SG</text:p>
          </table:table-cell>
          <table:table-cell office:value-type="string">
            <text:p>street.N.F.S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</text:p>
          </table:table-cell>
          <table:table-cell office:value-type="string">
            <text:p>dónde</text:p>
          </table:table-cell>
          <table:table-cell office:value-type="string">
            <text:p>fue</text:p>
          </table:table-cell>
          <table:table-cell office:value-type="string">
            <text:p>otro</text:p>
          </table:table-cell>
          <table:table-cell office:value-type="string">
            <text:p>lugar</text:p>
          </table:table-cell>
          <table:table-cell office:value-type="string">
            <text:p>aquí</text:p>
          </table:table-cell>
          <table:table-cell office:value-type="string">
            <text:p>también</text:p>
          </table:table-cell>
          <table:table-cell office:value-type="string">
            <text:p>que</text:p>
          </table:table-cell>
          <table:table-cell office:value-type="string">
            <text:p>tirotearon</text:p>
          </table:table-cell>
          <table:table-cell office:value-type="string">
            <text:p>?</text:p>
          </table:table-cell>
          <table:table-cell table:number-columns-repeated="1013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where.INTERR</text:p>
          </table:table-cell>
          <table:table-cell office:value-type="string">
            <text:p>be.V.3S.PAST</text:p>
          </table:table-cell>
          <table:table-cell office:value-type="string">
            <text:p>other.R.M.SG[or]other.A.M.SG</text:p>
          </table:table-cell>
          <table:table-cell office:value-type="string">
            <text:p>place.N.M.SG</text:p>
          </table:table-cell>
          <table:table-cell office:value-type="string">
            <text:p>here.B</text:p>
          </table:table-cell>
          <table:table-cell office:value-type="string">
            <text:p>too.B</text:p>
          </table:table-cell>
          <table:table-cell office:value-type="string">
            <text:p>which.C</text:p>
          </table:table-cell>
          <table:table-cell office:value-type="string">
            <text:p>shoot.V.3P.PA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los</text:p>
          </table:table-cell>
          <table:table-cell office:value-type="string">
            <text:p>otros</text:p>
          </table:table-cell>
          <table:table-cell office:value-type="string">
            <text:p>días</text:p>
          </table:table-cell>
          <table:table-cell office:value-type="string">
            <text:p>aquí</text:p>
          </table:table-cell>
          <table:table-cell office:value-type="string">
            <text:p>pegaditos</text:p>
          </table:table-cell>
          <table:table-cell office:value-type="string">
            <text:p>nosotro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them.R.OBJ.M.3P[or]the.T.DEF.M.PL</text:p>
          </table:table-cell>
          <table:table-cell office:value-type="string">
            <text:p>others.R.M.PL[or]other.A.M.PL</text:p>
          </table:table-cell>
          <table:table-cell office:value-type="string">
            <text:p>day.N.M.PL</text:p>
          </table:table-cell>
          <table:table-cell office:value-type="string">
            <text:p>here.B</text:p>
          </table:table-cell>
          <table:table-cell office:value-type="string">
            <text:p>stuck.N.M.P.DIM</text:p>
          </table:table-cell>
          <table:table-cell office:value-type="string">
            <text:p>we.R.SUB.M.1P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no</text:p>
          </table:table-cell>
          <table:table-cell office:value-type="string">
            <text:p>yo</text:p>
          </table:table-cell>
          <table:table-cell office:value-type="string">
            <text:p>pero</text:p>
          </table:table-cell>
          <table:table-cell office:value-type="string">
            <text:p>no</text:p>
          </table:table-cell>
          <table:table-cell office:value-type="string">
            <text:p>fue</text:p>
          </table:table-cell>
          <table:table-cell office:value-type="string">
            <text:p>four</text:p>
          </table:table-cell>
          <table:table-cell office:value-type="string">
            <text:p>forty</text:p>
          </table:table-cell>
          <table:table-cell office:value-type="string">
            <text:p>one</text:p>
          </table:table-cell>
          <table:table-cell office:value-type="string">
            <text:p>ahí</text:p>
          </table:table-cell>
          <table:table-cell office:value-type="string">
            <text:p>en</text:p>
          </table:table-cell>
          <table:table-cell office:value-type="string">
            <text:p>la</text:p>
          </table:table-cell>
          <table:table-cell office:value-type="string">
            <text:p>four</text:p>
          </table:table-cell>
          <table:table-cell office:value-type="string">
            <text:p>forty</text:p>
          </table:table-cell>
          <table:table-cell office:value-type="string">
            <text:p>one</text:p>
          </table:table-cell>
          <table:table-cell office:value-type="string">
            <text:p>yo</text:p>
          </table:table-cell>
          <table:table-cell office:value-type="string">
            <text:p>creo</text:p>
          </table:table-cell>
          <table:table-cell office:value-type="string">
            <text:p>que</text:p>
          </table:table-cell>
          <table:table-cell office:value-type="string">
            <text:p>fue</text:p>
          </table:table-cell>
          <table:table-cell office:value-type="string">
            <text:p>un</text:p>
          </table:table-cell>
          <table:table-cell office:value-type="string">
            <text:p>poquito</text:p>
          </table:table-cell>
          <table:table-cell office:value-type="string">
            <text:p>más</text:p>
          </table:table-cell>
          <table:table-cell office:value-type="string">
            <text:p>para</text:p>
          </table:table-cell>
          <table:table-cell office:value-type="string">
            <text:p>allá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string">
            <text:p>aut</text:p>
          </table:table-cell>
          <table:table-cell office:value-type="string">
            <text:p>not.B</text:p>
          </table:table-cell>
          <table:table-cell office:value-type="string">
            <text:p>I.R.SUB.MF.1S</text:p>
          </table:table-cell>
          <table:table-cell office:value-type="string">
            <text:p>but.C</text:p>
          </table:table-cell>
          <table:table-cell office:value-type="string">
            <text:p>not.B</text:p>
          </table:table-cell>
          <table:table-cell office:value-type="string">
            <text:p>be.V.3S.PAST</text:p>
          </table:table-cell>
          <table:table-cell office:value-type="string">
            <text:p>four.N.S</text:p>
          </table:table-cell>
          <table:table-cell office:value-type="string">
            <text:p>forty.N.S</text:p>
          </table:table-cell>
          <table:table-cell office:value-type="string">
            <text:p>one.A</text:p>
          </table:table-cell>
          <table:table-cell office:value-type="string">
            <text:p>here.B</text:p>
          </table:table-cell>
          <table:table-cell office:value-type="string">
            <text:p>on.P</text:p>
          </table:table-cell>
          <table:table-cell office:value-type="string">
            <text:p>her.R.OBJ.F.3S[or]the.T.DEF.F.SG</text:p>
          </table:table-cell>
          <table:table-cell office:value-type="string">
            <text:p>four.N.S</text:p>
          </table:table-cell>
          <table:table-cell office:value-type="string">
            <text:p>forty.N.S</text:p>
          </table:table-cell>
          <table:table-cell office:value-type="string">
            <text:p>one.A</text:p>
          </table:table-cell>
          <table:table-cell office:value-type="string">
            <text:p>I.R.SUB.MF.1S</text:p>
          </table:table-cell>
          <table:table-cell office:value-type="string">
            <text:p>create.V.1S.PRES[or]believe.V.1S.PRES</text:p>
          </table:table-cell>
          <table:table-cell office:value-type="string">
            <text:p>which.C</text:p>
          </table:table-cell>
          <table:table-cell office:value-type="string">
            <text:p>be.V.3S.PAST</text:p>
          </table:table-cell>
          <table:table-cell office:value-type="string">
            <text:p>one.T.IND.M.SG</text:p>
          </table:table-cell>
          <table:table-cell office:value-type="string">
            <text:p>little.A.M.S.DIM</text:p>
          </table:table-cell>
          <table:table-cell office:value-type="string">
            <text:p>more.B</text:p>
          </table:table-cell>
          <table:table-cell office:value-type="string">
            <text:p>stall.V.3S.PRES</text:p>
          </table:table-cell>
          <table:table-cell office:value-type="string">
            <text:p>there.B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no</text:p>
          </table:table-cell>
          <table:table-cell office:value-type="string">
            <text:p>pero</text:p>
          </table:table-cell>
          <table:table-cell office:value-type="string">
            <text:p>er</text:p>
          </table:table-cell>
          <table:table-cell office:value-type="string">
            <text:p>estuvo</text:p>
          </table:table-cell>
          <table:table-cell office:value-type="string">
            <text:p>Chili'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not.B</text:p>
          </table:table-cell>
          <table:table-cell office:value-type="string">
            <text:p>but.C</text:p>
          </table:table-cell>
          <table:table-cell office:value-type="string">
            <text:p>unk</text:p>
          </table:table-cell>
          <table:table-cell office:value-type="string">
            <text:p>be.V.3S.PAST</text:p>
          </table:table-cell>
          <table:table-cell office:value-type="string">
            <text:p>nam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n</text:p>
          </table:table-cell>
          <table:table-cell office:value-type="string">
            <text:p>Chili's</text:p>
          </table:table-cell>
          <table:table-cell office:value-type="string">
            <text:p>habían</text:p>
          </table:table-cell>
          <table:table-cell office:value-type="string">
            <text:p>robado</text:p>
          </table:table-cell>
          <table:table-cell office:value-type="string">
            <text:p>y</text:p>
          </table:table-cell>
          <table:table-cell office:value-type="string">
            <text:p>habían</text:p>
          </table:table-cell>
          <table:table-cell office:value-type="string">
            <text:p>tiroteado</text:p>
          </table:table-cell>
          <table:table-cell office:value-type="string">
            <text:p>a</text:p>
          </table:table-cell>
          <table:table-cell office:value-type="string">
            <text:p>alguien</text:p>
          </table:table-cell>
          <table:table-cell office:value-type="string">
            <text:p>hace</text:p>
          </table:table-cell>
          <table:table-cell office:value-type="string">
            <text:p>unos</text:p>
          </table:table-cell>
          <table:table-cell office:value-type="string">
            <text:p>días</text:p>
          </table:table-cell>
          <table:table-cell office:value-type="string">
            <text:p>atrás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aut</text:p>
          </table:table-cell>
          <table:table-cell office:value-type="string">
            <text:p>on.P</text:p>
          </table:table-cell>
          <table:table-cell office:value-type="string">
            <text:p>name</text:p>
          </table:table-cell>
          <table:table-cell office:value-type="string">
            <text:p>have.V.3P.IMPERF</text:p>
          </table:table-cell>
          <table:table-cell office:value-type="string">
            <text:p>steal.V.M.SG.PASTPART</text:p>
          </table:table-cell>
          <table:table-cell office:value-type="string">
            <text:p>and.C</text:p>
          </table:table-cell>
          <table:table-cell office:value-type="string">
            <text:p>have.V.3P.IMPERF</text:p>
          </table:table-cell>
          <table:table-cell office:value-type="string">
            <text:p>shoot.V.PASTPART</text:p>
          </table:table-cell>
          <table:table-cell office:value-type="string">
            <text:p>to.P</text:p>
          </table:table-cell>
          <table:table-cell office:value-type="string">
            <text:p>someone.R.MF.SG</text:p>
          </table:table-cell>
          <table:table-cell office:value-type="string">
            <text:p>take.V.3S.PRES</text:p>
          </table:table-cell>
          <table:table-cell office:value-type="string">
            <text:p>one.R.M.PL[or]one.T.IND.M.PL</text:p>
          </table:table-cell>
          <table:table-cell office:value-type="string">
            <text:p>day.N.M.PL</text:p>
          </table:table-cell>
          <table:table-cell office:value-type="string">
            <text:p>backwards.B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</text:p>
          </table:table-cell>
          <table:table-cell office:value-type="string">
            <text:p>ahora</text:p>
          </table:table-cell>
          <table:table-cell office:value-type="string">
            <text:p>se</text:p>
          </table:table-cell>
          <table:table-cell office:value-type="string">
            <text:p>formó</text:p>
          </table:table-cell>
          <table:table-cell office:value-type="string">
            <text:p>un</text:p>
          </table:table-cell>
          <table:table-cell office:value-type="string">
            <text:p>tiroteo</text:p>
          </table:table-cell>
          <table:table-cell office:value-type="string">
            <text:p>de</text:p>
          </table:table-cell>
          <table:table-cell office:value-type="string">
            <text:p>nuevo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now.B</text:p>
          </table:table-cell>
          <table:table-cell office:value-type="string">
            <text:p>self.R.REF.MF.3SP[or]be.V.2P.IMPER.PRECLITIC</text:p>
          </table:table-cell>
          <table:table-cell office:value-type="string">
            <text:p>form.V.3S.PAST</text:p>
          </table:table-cell>
          <table:table-cell office:value-type="string">
            <text:p>one.T.IND.M.SG</text:p>
          </table:table-cell>
          <table:table-cell office:value-type="string">
            <text:p>shooting.N.M.SG</text:p>
          </table:table-cell>
          <table:table-cell office:value-type="string">
            <text:p>of.P</text:p>
          </table:table-cell>
          <table:table-cell office:value-type="string">
            <text:p>new.A.M.S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pero</text:p>
          </table:table-cell>
          <table:table-cell office:value-type="string">
            <text:p>había</text:p>
          </table:table-cell>
          <table:table-cell office:value-type="string">
            <text:p>otro</text:p>
          </table:table-cell>
          <table:table-cell office:value-type="string">
            <text:p>lugar</text:p>
          </table:table-cell>
          <table:table-cell office:value-type="string">
            <text:p>más</text:p>
          </table:table-cell>
          <table:table-cell office:value-type="string">
            <text:p>que</text:p>
          </table:table-cell>
          <table:table-cell office:value-type="string">
            <text:p>había</text:p>
          </table:table-cell>
          <table:table-cell office:value-type="string">
            <text:p>habido</text:p>
          </table:table-cell>
          <table:table-cell office:value-type="string">
            <text:p>un</text:p>
          </table:table-cell>
          <table:table-cell office:value-type="string">
            <text:p>robo</text:p>
          </table:table-cell>
          <table:table-cell office:value-type="string">
            <text:p>un</text:p>
          </table:table-cell>
          <table:table-cell office:value-type="string">
            <text:p>tiroteo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office:value-type="string">
            <text:p>have.V.13S.IMPERF</text:p>
          </table:table-cell>
          <table:table-cell office:value-type="string">
            <text:p>other.R.M.SG[or]other.A.M.SG</text:p>
          </table:table-cell>
          <table:table-cell office:value-type="string">
            <text:p>place.N.M.SG</text:p>
          </table:table-cell>
          <table:table-cell office:value-type="string">
            <text:p>more.B</text:p>
          </table:table-cell>
          <table:table-cell office:value-type="string">
            <text:p>which.C</text:p>
          </table:table-cell>
          <table:table-cell office:value-type="string">
            <text:p>have.V.13S.IMPERF</text:p>
          </table:table-cell>
          <table:table-cell office:value-type="string">
            <text:p>have.V.M.PASTPART</text:p>
          </table:table-cell>
          <table:table-cell office:value-type="string">
            <text:p>one.T.IND.M.SG</text:p>
          </table:table-cell>
          <table:table-cell office:value-type="string">
            <text:p>steal.V.1S.PRES</text:p>
          </table:table-cell>
          <table:table-cell office:value-type="string">
            <text:p>one.T.IND.M.SG</text:p>
          </table:table-cell>
          <table:table-cell office:value-type="string">
            <text:p>shooting.N.M.S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la</text:p>
          </table:table-cell>
          <table:table-cell office:value-type="string">
            <text:p>calle</text:p>
          </table:table-cell>
          <table:table-cell office:value-type="string">
            <text:p>está</text:p>
          </table:table-cell>
          <table:table-cell office:value-type="string">
            <text:p>que</text:p>
          </table:table-cell>
          <table:table-cell office:value-type="string">
            <text:p>mete</text:p>
          </table:table-cell>
          <table:table-cell office:value-type="string">
            <text:p>miedo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her.R.OBJ.F.3S[or]the.T.DEF.F.SG</text:p>
          </table:table-cell>
          <table:table-cell office:value-type="string">
            <text:p>street.N.F.SG</text:p>
          </table:table-cell>
          <table:table-cell office:value-type="string">
            <text:p>be.V.3S.PRES</text:p>
          </table:table-cell>
          <table:table-cell office:value-type="string">
            <text:p>which.C</text:p>
          </table:table-cell>
          <table:table-cell office:value-type="string">
            <text:p>put.V.3S.PRES</text:p>
          </table:table-cell>
          <table:table-cell office:value-type="string">
            <text:p>fear.N.M.S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claro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light.A.M.S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la</text:p>
          </table:table-cell>
          <table:table-cell office:value-type="string">
            <text:p>gente</text:p>
          </table:table-cell>
          <table:table-cell office:value-type="string">
            <text:p>está</text:p>
          </table:table-cell>
          <table:table-cell office:value-type="string">
            <text:p>desesperad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her.R.OBJ.F.3S[or]the.T.DEF.F.SG</text:p>
          </table:table-cell>
          <table:table-cell office:value-type="string">
            <text:p>people.N.F.SG</text:p>
          </table:table-cell>
          <table:table-cell office:value-type="string">
            <text:p>be.V.3S.PRES</text:p>
          </table:table-cell>
          <table:table-cell office:value-type="string">
            <text:p>desperate.A.F.SG[or]exasperate.V.F.SG.PASTPA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í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himself.R.P.MF.3S[or]yes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la</text:p>
          </table:table-cell>
          <table:table-cell office:value-type="string">
            <text:p>gente</text:p>
          </table:table-cell>
          <table:table-cell office:value-type="string">
            <text:p>estaba</text:p>
          </table:table-cell>
          <table:table-cell office:value-type="string">
            <text:p>desesperada</text:p>
          </table:table-cell>
          <table:table-cell office:value-type="string">
            <text:p>para</text:p>
          </table:table-cell>
          <table:table-cell office:value-type="string">
            <text:p>tratar</text:p>
          </table:table-cell>
          <table:table-cell office:value-type="string">
            <text:p>de</text:p>
          </table:table-cell>
          <table:table-cell office:value-type="string">
            <text:p>resolverlo</text:p>
          </table:table-cell>
          <table:table-cell office:value-type="string">
            <text:p>a</text:p>
          </table:table-cell>
          <table:table-cell office:value-type="string">
            <text:p>cualquier</text:p>
          </table:table-cell>
          <table:table-cell office:value-type="string">
            <text:p>costo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aut</text:p>
          </table:table-cell>
          <table:table-cell office:value-type="string">
            <text:p>her.R.OBJ.F.3S[or]the.T.DEF.F.SG</text:p>
          </table:table-cell>
          <table:table-cell office:value-type="string">
            <text:p>people.N.F.SG</text:p>
          </table:table-cell>
          <table:table-cell office:value-type="string">
            <text:p>be.V.13S.IMPERF</text:p>
          </table:table-cell>
          <table:table-cell office:value-type="string">
            <text:p>desperate.A.F.SG[or]exasperate.V.F.SG.PASTPART</text:p>
          </table:table-cell>
          <table:table-cell office:value-type="string">
            <text:p>stall.V.3S.PRES</text:p>
          </table:table-cell>
          <table:table-cell office:value-type="string">
            <text:p>treat.V.INFIN</text:p>
          </table:table-cell>
          <table:table-cell office:value-type="string">
            <text:p>of.P</text:p>
          </table:table-cell>
          <table:table-cell office:value-type="string">
            <text:p>settle.V.INFIN.+LO[PRN.M.3S]</text:p>
          </table:table-cell>
          <table:table-cell office:value-type="string">
            <text:p>to.P</text:p>
          </table:table-cell>
          <table:table-cell office:value-type="string">
            <text:p>whatever.A.MF.SG</text:p>
          </table:table-cell>
          <table:table-cell office:value-type="string">
            <text:p>cost.N.M.S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au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table:number-columns-repeated="2"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table:number-columns-repeated="2" office:value-type="string">
            <text:p>un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au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stos</text:p>
          </table:table-cell>
          <table:table-cell office:value-type="string">
            <text:p>muchachitos</text:p>
          </table:table-cell>
          <table:table-cell office:value-type="string">
            <text:p>se</text:p>
          </table:table-cell>
          <table:table-cell office:value-type="string">
            <text:p>han</text:p>
          </table:table-cell>
          <table:table-cell office:value-type="string">
            <text:p>pasado</text:p>
          </table:table-cell>
          <table:table-cell office:value-type="string">
            <text:p>todo</text:p>
          </table:table-cell>
          <table:table-cell office:value-type="string">
            <text:p>el</text:p>
          </table:table-cell>
          <table:table-cell office:value-type="string">
            <text:p>día</text:p>
          </table:table-cell>
          <table:table-cell office:value-type="string">
            <text:p>ahí</text:p>
          </table:table-cell>
          <table:table-cell office:value-type="string">
            <text:p>pescando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aut</text:p>
          </table:table-cell>
          <table:table-cell office:value-type="string">
            <text:p>this.A.DEM.M.PL</text:p>
          </table:table-cell>
          <table:table-cell office:value-type="string">
            <text:p>lads.N.M.P.DIM</text:p>
          </table:table-cell>
          <table:table-cell office:value-type="string">
            <text:p>self.R.REF.MF.3SP[or]be.V.2P.IMPER.PRECLITIC</text:p>
          </table:table-cell>
          <table:table-cell office:value-type="string">
            <text:p>have.V.3P.PRES</text:p>
          </table:table-cell>
          <table:table-cell office:value-type="string">
            <text:p>spend.V.M.SG.PASTPART</text:p>
          </table:table-cell>
          <table:table-cell office:value-type="string">
            <text:p>everything.R.M.SG[or]all.A.M.SG</text:p>
          </table:table-cell>
          <table:table-cell office:value-type="string">
            <text:p>the.T.DEF.M.SG</text:p>
          </table:table-cell>
          <table:table-cell office:value-type="string">
            <text:p>day.N.M.SG</text:p>
          </table:table-cell>
          <table:table-cell office:value-type="string">
            <text:p>here.B</text:p>
          </table:table-cell>
          <table:table-cell office:value-type="string">
            <text:p>fish.V.PRESPAR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</text:p>
          </table:table-cell>
          <table:table-cell office:value-type="string">
            <text:p>compran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buy.V.3P.PR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ay</text:p>
          </table:table-cell>
          <table:table-cell office:value-type="string">
            <text:p>at</text:p>
          </table:table-cell>
          <table:table-cell office:value-type="string">
            <text:p>least</text:p>
          </table:table-cell>
          <table:table-cell office:value-type="string">
            <text:p>they</text:p>
          </table:table-cell>
          <table:table-cell office:value-type="string">
            <text:p>do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oh.E</text:p>
          </table:table-cell>
          <table:table-cell office:value-type="string">
            <text:p>at.P</text:p>
          </table:table-cell>
          <table:table-cell office:value-type="string">
            <text:p>least.A</text:p>
          </table:table-cell>
          <table:table-cell office:value-type="string">
            <text:p>they.R.SUB</text:p>
          </table:table-cell>
          <table:table-cell office:value-type="string">
            <text:p>do.V.INFI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they</text:p>
          </table:table-cell>
          <table:table-cell office:value-type="string">
            <text:p>are</text:p>
          </table:table-cell>
          <table:table-cell office:value-type="string">
            <text:p>doing</text:p>
          </table:table-cell>
          <table:table-cell office:value-type="string">
            <text:p>something</text:p>
          </table:table-cell>
          <table:table-cell office:value-type="string">
            <text:p>better</text:p>
          </table:table-cell>
          <table:table-cell office:value-type="string">
            <text:p>than</text:p>
          </table:table-cell>
          <table:table-cell office:value-type="string">
            <text:p>watching</text:p>
          </table:table-cell>
          <table:table-cell office:value-type="string">
            <text:p>er</text:p>
          </table:table-cell>
          <table:table-cell office:value-type="string">
            <text:p>TV</text:p>
          </table:table-cell>
          <table:table-cell office:value-type="string">
            <text:p>and</text:p>
          </table:table-cell>
          <table:table-cell office:value-type="string">
            <text:p>computers</text:p>
          </table:table-cell>
          <table:table-cell office:value-type="string">
            <text:p>all</text:p>
          </table:table-cell>
          <table:table-cell office:value-type="string">
            <text:p>day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aut</text:p>
          </table:table-cell>
          <table:table-cell office:value-type="string">
            <text:p>they.R.SUB</text:p>
          </table:table-cell>
          <table:table-cell office:value-type="string">
            <text:p>be.V.123P.PRES</text:p>
          </table:table-cell>
          <table:table-cell office:value-type="string">
            <text:p>doing.N.S</text:p>
          </table:table-cell>
          <table:table-cell office:value-type="string">
            <text:p>something.R</text:p>
          </table:table-cell>
          <table:table-cell office:value-type="string">
            <text:p>better.A</text:p>
          </table:table-cell>
          <table:table-cell office:value-type="string">
            <text:p>than.C</text:p>
          </table:table-cell>
          <table:table-cell office:value-type="string">
            <text:p>watch.ASV.+ASV</text:p>
          </table:table-cell>
          <table:table-cell office:value-type="string">
            <text:p>unk</text:p>
          </table:table-cell>
          <table:table-cell office:value-type="string">
            <text:p>name</text:p>
          </table:table-cell>
          <table:table-cell office:value-type="string">
            <text:p>and.C</text:p>
          </table:table-cell>
          <table:table-cell office:value-type="string">
            <text:p>computer.PV.+PV</text:p>
          </table:table-cell>
          <table:table-cell office:value-type="string">
            <text:p>all.A</text:p>
          </table:table-cell>
          <table:table-cell office:value-type="string">
            <text:p>day.N.S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table:number-columns-repeated="2"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table:number-columns-repeated="2" office:value-type="string">
            <text:p>yeah.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no</text:p>
          </table:table-cell>
          <table:table-cell office:value-type="string">
            <text:p>they'll</text:p>
          </table:table-cell>
          <table:table-cell office:value-type="string">
            <text:p>be</text:p>
          </table:table-cell>
          <table:table-cell office:value-type="string">
            <text:p>catching</text:p>
          </table:table-cell>
          <table:table-cell office:value-type="string">
            <text:p>fish</text:p>
          </table:table-cell>
          <table:table-cell office:value-type="string">
            <text:p>because</text:p>
          </table:table-cell>
          <table:table-cell office:value-type="string">
            <text:p>you</text:p>
          </table:table-cell>
          <table:table-cell office:value-type="string">
            <text:p>see</text:p>
          </table:table-cell>
          <table:table-cell office:value-type="string">
            <text:p>them</text:p>
          </table:table-cell>
          <table:table-cell office:value-type="string">
            <text:p>you</text:p>
          </table:table-cell>
          <table:table-cell office:value-type="string">
            <text:p>know</text:p>
          </table:table-cell>
          <table:table-cell office:value-type="string">
            <text:p>bringing</text:p>
          </table:table-cell>
          <table:table-cell office:value-type="string">
            <text:p>up</text:p>
          </table:table-cell>
          <table:table-cell office:value-type="string">
            <text:p>fish</text:p>
          </table:table-cell>
          <table:table-cell office:value-type="string">
            <text:p>every</text:p>
          </table:table-cell>
          <table:table-cell office:value-type="string">
            <text:p>once</text:p>
          </table:table-cell>
          <table:table-cell office:value-type="string">
            <text:p>in</text:p>
          </table:table-cell>
          <table:table-cell office:value-type="string">
            <text:p>a</text:p>
          </table:table-cell>
          <table:table-cell office:value-type="string">
            <text:p>while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aut</text:p>
          </table:table-cell>
          <table:table-cell office:value-type="string">
            <text:p>no.B</text:p>
          </table:table-cell>
          <table:table-cell office:value-type="string">
            <text:p>they.BE.V.FUT.+BE.V.FUT</text:p>
          </table:table-cell>
          <table:table-cell office:value-type="string">
            <text:p>be.V.INFIN</text:p>
          </table:table-cell>
          <table:table-cell office:value-type="string">
            <text:p>catching.V.PRESPART</text:p>
          </table:table-cell>
          <table:table-cell office:value-type="string">
            <text:p>fish.N.S</text:p>
          </table:table-cell>
          <table:table-cell office:value-type="string">
            <text:p>because.C</text:p>
          </table:table-cell>
          <table:table-cell office:value-type="string">
            <text:p>you.R.2SP</text:p>
          </table:table-cell>
          <table:table-cell office:value-type="string">
            <text:p>see.V.INFIN</text:p>
          </table:table-cell>
          <table:table-cell office:value-type="string">
            <text:p>them.R.OBJ.3P</text:p>
          </table:table-cell>
          <table:table-cell office:value-type="string">
            <text:p>you.R.2SP</text:p>
          </table:table-cell>
          <table:table-cell office:value-type="string">
            <text:p>know.V.INFIN</text:p>
          </table:table-cell>
          <table:table-cell office:value-type="string">
            <text:p>bring.ASV.+ASV[or]bringing.V.PRESPART</text:p>
          </table:table-cell>
          <table:table-cell office:value-type="string">
            <text:p>up.N.S</text:p>
          </table:table-cell>
          <table:table-cell office:value-type="string">
            <text:p>fish.N.S</text:p>
          </table:table-cell>
          <table:table-cell office:value-type="string">
            <text:p>every.A</text:p>
          </table:table-cell>
          <table:table-cell office:value-type="string">
            <text:p>once.B</text:p>
          </table:table-cell>
          <table:table-cell office:value-type="string">
            <text:p>in.P</text:p>
          </table:table-cell>
          <table:table-cell office:value-type="string">
            <text:p>a.T.IND</text:p>
          </table:table-cell>
          <table:table-cell office:value-type="string">
            <text:p>while.C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pero</text:p>
          </table:table-cell>
          <table:table-cell office:value-type="string">
            <text:p>ya</text:p>
          </table:table-cell>
          <table:table-cell office:value-type="string">
            <text:p>le</text:p>
          </table:table-cell>
          <table:table-cell office:value-type="string">
            <text:p>está</text:p>
          </table:table-cell>
          <table:table-cell office:value-type="string">
            <text:p>cogiendo</text:p>
          </table:table-cell>
          <table:table-cell office:value-type="string">
            <text:p>la</text:p>
          </table:table-cell>
          <table:table-cell office:value-type="string">
            <text:p>noche</text:p>
          </table:table-cell>
          <table:table-cell office:value-type="string">
            <text:p>y</text:p>
          </table:table-cell>
          <table:table-cell office:value-type="string">
            <text:p>ya</text:p>
          </table:table-cell>
          <table:table-cell office:value-type="string">
            <text:p>se</text:p>
          </table:table-cell>
          <table:table-cell office:value-type="string">
            <text:p>van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office:value-type="string">
            <text:p>already.B</text:p>
          </table:table-cell>
          <table:table-cell office:value-type="string">
            <text:p>to_him.R.IND.MF.23S</text:p>
          </table:table-cell>
          <table:table-cell office:value-type="string">
            <text:p>be.V.3S.PRES</text:p>
          </table:table-cell>
          <table:table-cell office:value-type="string">
            <text:p>take.V.PRESPART</text:p>
          </table:table-cell>
          <table:table-cell office:value-type="string">
            <text:p>her.R.OBJ.F.3S[or]the.T.DEF.F.SG</text:p>
          </table:table-cell>
          <table:table-cell office:value-type="string">
            <text:p>night.N.F.SG</text:p>
          </table:table-cell>
          <table:table-cell office:value-type="string">
            <text:p>and.C</text:p>
          </table:table-cell>
          <table:table-cell office:value-type="string">
            <text:p>already.B</text:p>
          </table:table-cell>
          <table:table-cell office:value-type="string">
            <text:p>self.R.REF.MF.3SP[or]be.V.2P.IMPER.PRECLITIC</text:p>
          </table:table-cell>
          <table:table-cell office:value-type="string">
            <text:p>go.V.3P.PRE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and</text:p>
          </table:table-cell>
          <table:table-cell office:value-type="string">
            <text:p>are</text:p>
          </table:table-cell>
          <table:table-cell office:value-type="string">
            <text:p>they</text:p>
          </table:table-cell>
          <table:table-cell office:value-type="string">
            <text:p>planning</text:p>
          </table:table-cell>
          <table:table-cell office:value-type="string">
            <text:p>on</text:p>
          </table:table-cell>
          <table:table-cell office:value-type="string">
            <text:p>doing</text:p>
          </table:table-cell>
          <table:table-cell office:value-type="string">
            <text:p>something</text:p>
          </table:table-cell>
          <table:table-cell office:value-type="string">
            <text:p>on</text:p>
          </table:table-cell>
          <table:table-cell office:value-type="string">
            <text:p>the</text:p>
          </table:table-cell>
          <table:table-cell office:value-type="string">
            <text:p>lake</text:p>
          </table:table-cell>
          <table:table-cell office:value-type="string">
            <text:p>like</text:p>
          </table:table-cell>
          <table:table-cell office:value-type="string">
            <text:p>cleaning</text:p>
          </table:table-cell>
          <table:table-cell office:value-type="string">
            <text:p>?</text:p>
          </table:table-cell>
          <table:table-cell table:number-columns-repeated="1010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be.V.123P.PRES</text:p>
          </table:table-cell>
          <table:table-cell office:value-type="string">
            <text:p>they.R.SUB</text:p>
          </table:table-cell>
          <table:table-cell office:value-type="string">
            <text:p>planning.V.PRESPART</text:p>
          </table:table-cell>
          <table:table-cell office:value-type="string">
            <text:p>on.P</text:p>
          </table:table-cell>
          <table:table-cell office:value-type="string">
            <text:p>doing.N.S</text:p>
          </table:table-cell>
          <table:table-cell office:value-type="string">
            <text:p>something.R</text:p>
          </table:table-cell>
          <table:table-cell office:value-type="string">
            <text:p>on.P</text:p>
          </table:table-cell>
          <table:table-cell office:value-type="string">
            <text:p>the.T.DEF</text:p>
          </table:table-cell>
          <table:table-cell office:value-type="string">
            <text:p>lake.N.S</text:p>
          </table:table-cell>
          <table:table-cell office:value-type="string">
            <text:p>like.C</text:p>
          </table:table-cell>
          <table:table-cell office:value-type="string">
            <text:p>clean.ASV.+ASV[or]cleaning.N.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have</text:p>
          </table:table-cell>
          <table:table-cell office:value-type="string">
            <text:p>you</text:p>
          </table:table-cell>
          <table:table-cell office:value-type="string">
            <text:p>heard</text:p>
          </table:table-cell>
          <table:table-cell office:value-type="string">
            <text:p>anything</text:p>
          </table:table-cell>
          <table:table-cell office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have.SV.INFIN</text:p>
          </table:table-cell>
          <table:table-cell office:value-type="string">
            <text:p>you.R.2SP</text:p>
          </table:table-cell>
          <table:table-cell office:value-type="string">
            <text:p>heard.V.INFIN</text:p>
          </table:table-cell>
          <table:table-cell office:value-type="string">
            <text:p>anything.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they</text:p>
          </table:table-cell>
          <table:table-cell office:value-type="string">
            <text:p>haven't</text:p>
          </table:table-cell>
          <table:table-cell office:value-type="string">
            <text:p>mentioned</text:p>
          </table:table-cell>
          <table:table-cell office:value-type="string">
            <text:p>anything</text:p>
          </table:table-cell>
          <table:table-cell office:value-type="string">
            <text:p>about</text:p>
          </table:table-cell>
          <table:table-cell office:value-type="string">
            <text:p>that</text:p>
          </table:table-cell>
          <table:table-cell office:value-type="string">
            <text:p>?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they.R.SUB</text:p>
          </table:table-cell>
          <table:table-cell office:value-type="string">
            <text:p>have.NEG.+NEG</text:p>
          </table:table-cell>
          <table:table-cell office:value-type="string">
            <text:p>mention.AV.+AV</text:p>
          </table:table-cell>
          <table:table-cell office:value-type="string">
            <text:p>anything.R</text:p>
          </table:table-cell>
          <table:table-cell office:value-type="string">
            <text:p>about.P</text:p>
          </table:table-cell>
          <table:table-cell office:value-type="string">
            <text:p>that.D.FAR[or]that.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no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no</text:p>
          </table:table-cell>
          <table:table-cell office:value-type="string">
            <text:p>there</text:p>
          </table:table-cell>
          <table:table-cell office:value-type="string">
            <text:p>is</text:p>
          </table:table-cell>
          <table:table-cell office:value-type="string">
            <text:p>not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no.B</text:p>
          </table:table-cell>
          <table:table-cell office:value-type="string">
            <text:p>there.B</text:p>
          </table:table-cell>
          <table:table-cell office:value-type="string">
            <text:p>be.V.3S.PRES</text:p>
          </table:table-cell>
          <table:table-cell office:value-type="string">
            <text:p>not.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because</text:p>
          </table:table-cell>
          <table:table-cell office:value-type="string">
            <text:p>I</text:p>
          </table:table-cell>
          <table:table-cell office:value-type="string">
            <text:p>think</text:p>
          </table:table-cell>
          <table:table-cell office:value-type="string">
            <text:p>it's</text:p>
          </table:table-cell>
          <table:table-cell office:value-type="string">
            <text:p>been</text:p>
          </table:table-cell>
          <table:table-cell office:value-type="string">
            <text:p>a</text:p>
          </table:table-cell>
          <table:table-cell office:value-type="string">
            <text:p>whil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because.C</text:p>
          </table:table-cell>
          <table:table-cell office:value-type="string">
            <text:p>I.R.SUB.1S</text:p>
          </table:table-cell>
          <table:table-cell office:value-type="string">
            <text:p>think.V.INFIN</text:p>
          </table:table-cell>
          <table:table-cell office:value-type="string">
            <text:p>it.GB.+GB</text:p>
          </table:table-cell>
          <table:table-cell office:value-type="string">
            <text:p>been.V.PASTPART</text:p>
          </table:table-cell>
          <table:table-cell office:value-type="string">
            <text:p>a.T.IND</text:p>
          </table:table-cell>
          <table:table-cell office:value-type="string">
            <text:p>while.C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I</text:p>
          </table:table-cell>
          <table:table-cell office:value-type="string">
            <text:p>mean</text:p>
          </table:table-cell>
          <table:table-cell office:value-type="string">
            <text:p>we've</text:p>
          </table:table-cell>
          <table:table-cell office:value-type="string">
            <text:p>been</text:p>
          </table:table-cell>
          <table:table-cell office:value-type="string">
            <text:p>moved</text:p>
          </table:table-cell>
          <table:table-cell office:value-type="string">
            <text:p>in</text:p>
          </table:table-cell>
          <table:table-cell office:value-type="string">
            <text:p>here</text:p>
          </table:table-cell>
          <table:table-cell office:value-type="string">
            <text:p>for</text:p>
          </table:table-cell>
          <table:table-cell office:value-type="string">
            <text:p>almost</text:p>
          </table:table-cell>
          <table:table-cell office:value-type="string">
            <text:p>sixteen</text:p>
          </table:table-cell>
          <table:table-cell office:value-type="string">
            <text:p>yo</text:p>
          </table:table-cell>
          <table:table-cell office:value-type="string">
            <text:p>creo</text:p>
          </table:table-cell>
          <table:table-cell office:value-type="string">
            <text:p>que</text:p>
          </table:table-cell>
          <table:table-cell office:value-type="string">
            <text:p>like</text:p>
          </table:table-cell>
          <table:table-cell office:value-type="string">
            <text:p>fifteen</text:p>
          </table:table-cell>
          <table:table-cell office:value-type="string">
            <text:p>or</text:p>
          </table:table-cell>
          <table:table-cell office:value-type="string">
            <text:p>sixteen</text:p>
          </table:table-cell>
          <table:table-cell office:value-type="string">
            <text:p>years</text:p>
          </table:table-cell>
          <table:table-cell office:value-type="string">
            <text:p>and</text:p>
          </table:table-cell>
          <table:table-cell office:value-type="string">
            <text:p>they</text:p>
          </table:table-cell>
          <table:table-cell office:value-type="string">
            <text:p>haven't</text:p>
          </table:table-cell>
          <table:table-cell office:value-type="string">
            <text:p>done</text:p>
          </table:table-cell>
          <table:table-cell office:value-type="string">
            <text:p>anything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string">
            <text:p>aut</text:p>
          </table:table-cell>
          <table:table-cell office:value-type="string">
            <text:p>I.R.SUB.1S</text:p>
          </table:table-cell>
          <table:table-cell office:value-type="string">
            <text:p>mean.V.INFIN</text:p>
          </table:table-cell>
          <table:table-cell office:value-type="string">
            <text:p>we.HAVE.V.PRES.+HAVE.V.PRES</text:p>
          </table:table-cell>
          <table:table-cell office:value-type="string">
            <text:p>been.V.PASTPART</text:p>
          </table:table-cell>
          <table:table-cell office:value-type="string">
            <text:p>moved.AV</text:p>
          </table:table-cell>
          <table:table-cell office:value-type="string">
            <text:p>in.P</text:p>
          </table:table-cell>
          <table:table-cell office:value-type="string">
            <text:p>here.B</text:p>
          </table:table-cell>
          <table:table-cell office:value-type="string">
            <text:p>for.P</text:p>
          </table:table-cell>
          <table:table-cell office:value-type="string">
            <text:p>almost.B</text:p>
          </table:table-cell>
          <table:table-cell office:value-type="string">
            <text:p>sixteen.N.S</text:p>
          </table:table-cell>
          <table:table-cell office:value-type="string">
            <text:p>I.R.SUB.MF.1S</text:p>
          </table:table-cell>
          <table:table-cell office:value-type="string">
            <text:p>create.V.1S.PRES[or]believe.V.1S.PRES</text:p>
          </table:table-cell>
          <table:table-cell office:value-type="string">
            <text:p>which.C</text:p>
          </table:table-cell>
          <table:table-cell office:value-type="string">
            <text:p>like.C</text:p>
          </table:table-cell>
          <table:table-cell office:value-type="string">
            <text:p>fifteen.N.S</text:p>
          </table:table-cell>
          <table:table-cell office:value-type="string">
            <text:p>or.N.S</text:p>
          </table:table-cell>
          <table:table-cell office:value-type="string">
            <text:p>sixteen.N.S</text:p>
          </table:table-cell>
          <table:table-cell office:value-type="string">
            <text:p>year.PV.+PV[or]year.N.S</text:p>
          </table:table-cell>
          <table:table-cell office:value-type="string">
            <text:p>and.C</text:p>
          </table:table-cell>
          <table:table-cell office:value-type="string">
            <text:p>they.R.SUB</text:p>
          </table:table-cell>
          <table:table-cell office:value-type="string">
            <text:p>have.NEG.+NEG</text:p>
          </table:table-cell>
          <table:table-cell office:value-type="string">
            <text:p>done.V.INFIN</text:p>
          </table:table-cell>
          <table:table-cell office:value-type="string">
            <text:p>anything.R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because</text:p>
          </table:table-cell>
          <table:table-cell office:value-type="string">
            <text:p>you</text:p>
          </table:table-cell>
          <table:table-cell office:value-type="string">
            <text:p>know</text:p>
          </table:table-cell>
          <table:table-cell office:value-type="string">
            <text:p>the</text:p>
          </table:table-cell>
          <table:table-cell office:value-type="string">
            <text:p>thing</text:p>
          </table:table-cell>
          <table:table-cell office:value-type="string">
            <text:p>here</text:p>
          </table:table-cell>
          <table:table-cell office:value-type="string">
            <text:p>is</text:p>
          </table:table-cell>
          <table:table-cell office:value-type="string">
            <text:p>that</text:p>
          </table:table-cell>
          <table:table-cell office:value-type="string">
            <text:p>the</text:p>
          </table:table-cell>
          <table:table-cell office:value-type="string">
            <text:p>lake</text:p>
          </table:table-cell>
          <table:table-cell office:value-type="string">
            <text:p>doesn't</text:p>
          </table:table-cell>
          <table:table-cell office:value-type="string">
            <text:p>belong</text:p>
          </table:table-cell>
          <table:table-cell office:value-type="string">
            <text:p>just</text:p>
          </table:table-cell>
          <table:table-cell office:value-type="string">
            <text:p>to</text:p>
          </table:table-cell>
          <table:table-cell office:value-type="string">
            <text:p>one</text:p>
          </table:table-cell>
          <table:table-cell office:value-type="string">
            <text:p>entity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aut</text:p>
          </table:table-cell>
          <table:table-cell office:value-type="string">
            <text:p>because.C</text:p>
          </table:table-cell>
          <table:table-cell office:value-type="string">
            <text:p>you.R.2SP</text:p>
          </table:table-cell>
          <table:table-cell office:value-type="string">
            <text:p>know.V.INFIN</text:p>
          </table:table-cell>
          <table:table-cell office:value-type="string">
            <text:p>the.T.DEF</text:p>
          </table:table-cell>
          <table:table-cell office:value-type="string">
            <text:p>thing.N.S</text:p>
          </table:table-cell>
          <table:table-cell office:value-type="string">
            <text:p>here.B</text:p>
          </table:table-cell>
          <table:table-cell office:value-type="string">
            <text:p>be.V.3S.PRES</text:p>
          </table:table-cell>
          <table:table-cell office:value-type="string">
            <text:p>that.D.FAR[or]that.C</text:p>
          </table:table-cell>
          <table:table-cell office:value-type="string">
            <text:p>the.T.DEF</text:p>
          </table:table-cell>
          <table:table-cell office:value-type="string">
            <text:p>lake.N.S</text:p>
          </table:table-cell>
          <table:table-cell office:value-type="string">
            <text:p>does.NEG.+NEG</text:p>
          </table:table-cell>
          <table:table-cell office:value-type="string">
            <text:p>belong.V.INFIN</text:p>
          </table:table-cell>
          <table:table-cell office:value-type="string">
            <text:p>just.A</text:p>
          </table:table-cell>
          <table:table-cell office:value-type="string">
            <text:p>to.P</text:p>
          </table:table-cell>
          <table:table-cell office:value-type="string">
            <text:p>one.A</text:p>
          </table:table-cell>
          <table:table-cell office:value-type="string">
            <text:p>entity.N.S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the</text:p>
          </table:table-cell>
          <table:table-cell office:value-type="string">
            <text:p>part</text:p>
          </table:table-cell>
          <table:table-cell office:value-type="string">
            <text:p>of</text:p>
          </table:table-cell>
          <table:table-cell office:value-type="string">
            <text:p>the</text:p>
          </table:table-cell>
          <table:table-cell office:value-type="string">
            <text:p>lake</text:p>
          </table:table-cell>
          <table:table-cell office:value-type="string">
            <text:p>is</text:p>
          </table:table-cell>
          <table:table-cell office:value-type="string">
            <text:p>the</text:p>
          </table:table-cell>
          <table:table-cell office:value-type="string">
            <text:p>water</text:p>
          </table:table-cell>
          <table:table-cell office:value-type="string">
            <text:p>management</text:p>
          </table:table-cell>
          <table:table-cell office:value-type="string">
            <text:p>district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aut</text:p>
          </table:table-cell>
          <table:table-cell office:value-type="string">
            <text:p>the.T.DEF</text:p>
          </table:table-cell>
          <table:table-cell office:value-type="string">
            <text:p>part.N.S</text:p>
          </table:table-cell>
          <table:table-cell office:value-type="string">
            <text:p>of.P</text:p>
          </table:table-cell>
          <table:table-cell office:value-type="string">
            <text:p>the.T.DEF</text:p>
          </table:table-cell>
          <table:table-cell office:value-type="string">
            <text:p>lake.N.S</text:p>
          </table:table-cell>
          <table:table-cell office:value-type="string">
            <text:p>be.V.3S.PRES</text:p>
          </table:table-cell>
          <table:table-cell office:value-type="string">
            <text:p>the.T.DEF</text:p>
          </table:table-cell>
          <table:table-cell office:value-type="string">
            <text:p>wat.A.COMP.+A.COMP[or]water.N.S</text:p>
          </table:table-cell>
          <table:table-cell office:value-type="string">
            <text:p>management.N.S</text:p>
          </table:table-cell>
          <table:table-cell office:value-type="string">
            <text:p>district.N.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pero</text:p>
          </table:table-cell>
          <table:table-cell office:value-type="string">
            <text:p>then</text:p>
          </table:table-cell>
          <table:table-cell office:value-type="string">
            <text:p>when</text:p>
          </table:table-cell>
          <table:table-cell office:value-type="string">
            <text:p>you</text:p>
          </table:table-cell>
          <table:table-cell office:value-type="string">
            <text:p>come</text:p>
          </table:table-cell>
          <table:table-cell office:value-type="string">
            <text:p>from</text:p>
          </table:table-cell>
          <table:table-cell office:value-type="string">
            <text:p>like</text:p>
          </table:table-cell>
          <table:table-cell office:value-type="string">
            <text:p>the</text:p>
          </table:table-cell>
          <table:table-cell office:value-type="string">
            <text:p>thirteen</text:p>
          </table:table-cell>
          <table:table-cell office:value-type="string">
            <text:p>feet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office:value-type="string">
            <text:p>then.B</text:p>
          </table:table-cell>
          <table:table-cell office:value-type="string">
            <text:p>when.W</text:p>
          </table:table-cell>
          <table:table-cell office:value-type="string">
            <text:p>you.R.2SP</text:p>
          </table:table-cell>
          <table:table-cell office:value-type="string">
            <text:p>come.V.INFIN</text:p>
          </table:table-cell>
          <table:table-cell office:value-type="string">
            <text:p>from.P</text:p>
          </table:table-cell>
          <table:table-cell office:value-type="string">
            <text:p>like.C</text:p>
          </table:table-cell>
          <table:table-cell office:value-type="string">
            <text:p>the.T.DEF</text:p>
          </table:table-cell>
          <table:table-cell office:value-type="string">
            <text:p>thirteen.N.S</text:p>
          </table:table-cell>
          <table:table-cell office:value-type="string">
            <text:p>feet.N.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that</text:p>
          </table:table-cell>
          <table:table-cell office:value-type="string">
            <text:p>strip</text:p>
          </table:table-cell>
          <table:table-cell office:value-type="string">
            <text:p>there</text:p>
          </table:table-cell>
          <table:table-cell office:value-type="string">
            <text:p>el</text:p>
          </table:table-cell>
          <table:table-cell office:value-type="string">
            <text:p>canal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that.D.FAR[or]that.C</text:p>
          </table:table-cell>
          <table:table-cell office:value-type="string">
            <text:p>strip.V.INFIN</text:p>
          </table:table-cell>
          <table:table-cell office:value-type="string">
            <text:p>there.B</text:p>
          </table:table-cell>
          <table:table-cell office:value-type="string">
            <text:p>the.T.DEF.M.SG</text:p>
          </table:table-cell>
          <table:table-cell office:value-type="string">
            <text:p>channel.N.M.S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is</text:p>
          </table:table-cell>
          <table:table-cell office:value-type="string">
            <text:p>a</text:p>
          </table:table-cell>
          <table:table-cell office:value-type="string">
            <text:p>water</text:p>
          </table:table-cell>
          <table:table-cell office:value-type="string">
            <text:p>management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be.V.3S.PRES</text:p>
          </table:table-cell>
          <table:table-cell office:value-type="string">
            <text:p>a.T.IND</text:p>
          </table:table-cell>
          <table:table-cell office:value-type="string">
            <text:p>wat.A.COMP.+A.COMP[or]water.N.S</text:p>
          </table:table-cell>
          <table:table-cell office:value-type="string">
            <text:p>management.N.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but</text:p>
          </table:table-cell>
          <table:table-cell office:value-type="string">
            <text:p>then</text:p>
          </table:table-cell>
          <table:table-cell office:value-type="string">
            <text:p>when</text:p>
          </table:table-cell>
          <table:table-cell office:value-type="string">
            <text:p>you</text:p>
          </table:table-cell>
          <table:table-cell office:value-type="string">
            <text:p>come</text:p>
          </table:table-cell>
          <table:table-cell office:value-type="string">
            <text:p>into</text:p>
          </table:table-cell>
          <table:table-cell office:value-type="string">
            <text:p>the</text:p>
          </table:table-cell>
          <table:table-cell office:value-type="string">
            <text:p>lake</text:p>
          </table:table-cell>
          <table:table-cell office:value-type="string">
            <text:p>that's</text:p>
          </table:table-cell>
          <table:table-cell office:value-type="string">
            <text:p>Miami_Lakes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office:value-type="string">
            <text:p>then.B</text:p>
          </table:table-cell>
          <table:table-cell office:value-type="string">
            <text:p>when.W</text:p>
          </table:table-cell>
          <table:table-cell office:value-type="string">
            <text:p>you.R.2SP</text:p>
          </table:table-cell>
          <table:table-cell office:value-type="string">
            <text:p>come.V.INFIN</text:p>
          </table:table-cell>
          <table:table-cell office:value-type="string">
            <text:p>into.P</text:p>
          </table:table-cell>
          <table:table-cell office:value-type="string">
            <text:p>the.T.DEF</text:p>
          </table:table-cell>
          <table:table-cell office:value-type="string">
            <text:p>lake.N.S</text:p>
          </table:table-cell>
          <table:table-cell office:value-type="string">
            <text:p>that.GB.+GB[or]that.C</text:p>
          </table:table-cell>
          <table:table-cell office:value-type="string">
            <text:p>nam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is</text:p>
          </table:table-cell>
          <table:table-cell office:value-type="string">
            <text:p>the</text:p>
          </table:table-cell>
          <table:table-cell office:value-type="string">
            <text:p>residence</text:p>
          </table:table-cell>
          <table:table-cell office:value-type="string">
            <text:p>of</text:p>
          </table:table-cell>
          <table:table-cell office:value-type="string">
            <text:p>Miami_Lakes</text:p>
          </table:table-cell>
          <table:table-cell office:value-type="string">
            <text:p>in</text:p>
          </table:table-cell>
          <table:table-cell office:value-type="string">
            <text:p>that</text:p>
          </table:table-cell>
          <table:table-cell office:value-type="string">
            <text:p>so</text:p>
          </table:table-cell>
          <table:table-cell office:value-type="string">
            <text:p>since</text:p>
          </table:table-cell>
          <table:table-cell office:value-type="string">
            <text:p>it's</text:p>
          </table:table-cell>
          <table:table-cell office:value-type="string">
            <text:p>such</text:p>
          </table:table-cell>
          <table:table-cell office:value-type="string">
            <text:p>a</text:p>
          </table:table-cell>
          <table:table-cell office:value-type="string">
            <text:p>mix</text:p>
          </table:table-cell>
          <table:table-cell office:value-type="string">
            <text:p>they</text:p>
          </table:table-cell>
          <table:table-cell office:value-type="string">
            <text:p>don't</text:p>
          </table:table-cell>
          <table:table-cell office:value-type="string">
            <text:p>do</text:p>
          </table:table-cell>
          <table:table-cell office:value-type="string">
            <text:p>anything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aut</text:p>
          </table:table-cell>
          <table:table-cell office:value-type="string">
            <text:p>be.V.3S.PRES</text:p>
          </table:table-cell>
          <table:table-cell office:value-type="string">
            <text:p>the.T.DEF</text:p>
          </table:table-cell>
          <table:table-cell office:value-type="string">
            <text:p>residence.N.S</text:p>
          </table:table-cell>
          <table:table-cell office:value-type="string">
            <text:p>of.P</text:p>
          </table:table-cell>
          <table:table-cell office:value-type="string">
            <text:p>name</text:p>
          </table:table-cell>
          <table:table-cell office:value-type="string">
            <text:p>in.P</text:p>
          </table:table-cell>
          <table:table-cell office:value-type="string">
            <text:p>that.D.FAR[or]that.C</text:p>
          </table:table-cell>
          <table:table-cell office:value-type="string">
            <text:p>so.B</text:p>
          </table:table-cell>
          <table:table-cell office:value-type="string">
            <text:p>since.P</text:p>
          </table:table-cell>
          <table:table-cell office:value-type="string">
            <text:p>it.GB.+GB</text:p>
          </table:table-cell>
          <table:table-cell office:value-type="string">
            <text:p>such.A</text:p>
          </table:table-cell>
          <table:table-cell office:value-type="string">
            <text:p>a.T.IND</text:p>
          </table:table-cell>
          <table:table-cell office:value-type="string">
            <text:p>mix.V.INFIN</text:p>
          </table:table-cell>
          <table:table-cell office:value-type="string">
            <text:p>they.R.SUB</text:p>
          </table:table-cell>
          <table:table-cell office:value-type="string">
            <text:p>do.NEG.+NEG</text:p>
          </table:table-cell>
          <table:table-cell office:value-type="string">
            <text:p>do.V.INFIN</text:p>
          </table:table-cell>
          <table:table-cell office:value-type="string">
            <text:p>anything.R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I</text:p>
          </table:table-cell>
          <table:table-cell office:value-type="string">
            <text:p>had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office:value-type="string">
            <text:p>I.R.SUB.1S</text:p>
          </table:table-cell>
          <table:table-cell office:value-type="string">
            <text:p>had.V.PAST+P</text:p>
          </table:table-cell>
          <table:table-cell office:value-type="string">
            <text:p>a.T.IN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when</text:p>
          </table:table-cell>
          <table:table-cell office:value-type="string">
            <text:p>we</text:p>
          </table:table-cell>
          <table:table-cell office:value-type="string">
            <text:p>first</text:p>
          </table:table-cell>
          <table:table-cell office:value-type="string">
            <text:p>moved</text:p>
          </table:table-cell>
          <table:table-cell office:value-type="string">
            <text:p>here</text:p>
          </table:table-cell>
          <table:table-cell office:value-type="string">
            <text:p>not</text:p>
          </table:table-cell>
          <table:table-cell office:value-type="string">
            <text:p>when</text:p>
          </table:table-cell>
          <table:table-cell office:value-type="string">
            <text:p>we</text:p>
          </table:table-cell>
          <table:table-cell office:value-type="string">
            <text:p>first</text:p>
          </table:table-cell>
          <table:table-cell office:value-type="string">
            <text:p>moved</text:p>
          </table:table-cell>
          <table:table-cell office:value-type="string">
            <text:p>here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aut</text:p>
          </table:table-cell>
          <table:table-cell office:value-type="string">
            <text:p>when.W</text:p>
          </table:table-cell>
          <table:table-cell office:value-type="string">
            <text:p>we.R.SUB.1P</text:p>
          </table:table-cell>
          <table:table-cell office:value-type="string">
            <text:p>first.A</text:p>
          </table:table-cell>
          <table:table-cell office:value-type="string">
            <text:p>moved.AV</text:p>
          </table:table-cell>
          <table:table-cell office:value-type="string">
            <text:p>here.B</text:p>
          </table:table-cell>
          <table:table-cell office:value-type="string">
            <text:p>not.B</text:p>
          </table:table-cell>
          <table:table-cell office:value-type="string">
            <text:p>when.W</text:p>
          </table:table-cell>
          <table:table-cell office:value-type="string">
            <text:p>we.R.SUB.1P</text:p>
          </table:table-cell>
          <table:table-cell office:value-type="string">
            <text:p>first.A</text:p>
          </table:table-cell>
          <table:table-cell office:value-type="string">
            <text:p>moved.AV</text:p>
          </table:table-cell>
          <table:table-cell office:value-type="string">
            <text:p>here.B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cuando</text:p>
          </table:table-cell>
          <table:table-cell office:value-type="string">
            <text:p>fueron</text:p>
          </table:table-cell>
          <table:table-cell office:value-type="string">
            <text:p>las</text:p>
          </table:table-cell>
          <table:table-cell office:value-type="string">
            <text:p>elecciones</text:p>
          </table:table-cell>
          <table:table-cell office:value-type="string">
            <text:p>de</text:p>
          </table:table-cell>
          <table:table-cell office:value-type="string">
            <text:p>aquí</text:p>
          </table:table-cell>
          <table:table-cell office:value-type="string">
            <text:p>en</text:p>
          </table:table-cell>
          <table:table-cell office:value-type="string">
            <text:p>Miami_Lakes</text:p>
          </table:table-cell>
          <table:table-cell office:value-type="string">
            <text:p>que</text:p>
          </table:table-cell>
          <table:table-cell office:value-type="string">
            <text:p>se</text:p>
          </table:table-cell>
          <table:table-cell office:value-type="string">
            <text:p>formó</text:p>
          </table:table-cell>
          <table:table-cell office:value-type="string">
            <text:p>el</text:p>
          </table:table-cell>
          <table:table-cell office:value-type="string">
            <text:p>primer</text:p>
          </table:table-cell>
          <table:table-cell office:value-type="string">
            <text:p>viaje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ut</text:p>
          </table:table-cell>
          <table:table-cell office:value-type="string">
            <text:p>as.C</text:p>
          </table:table-cell>
          <table:table-cell office:value-type="string">
            <text:p>go.V.3P.PAST[or]be.V.3P.PAST</text:p>
          </table:table-cell>
          <table:table-cell office:value-type="string">
            <text:p>them.R.OBJ.F.3P[or]the.T.DEF.F.PL</text:p>
          </table:table-cell>
          <table:table-cell office:value-type="string">
            <text:p>election.N.F.PL</text:p>
          </table:table-cell>
          <table:table-cell office:value-type="string">
            <text:p>of.P</text:p>
          </table:table-cell>
          <table:table-cell office:value-type="string">
            <text:p>here.B</text:p>
          </table:table-cell>
          <table:table-cell office:value-type="string">
            <text:p>on.P</text:p>
          </table:table-cell>
          <table:table-cell office:value-type="string">
            <text:p>name</text:p>
          </table:table-cell>
          <table:table-cell office:value-type="string">
            <text:p>which.C</text:p>
          </table:table-cell>
          <table:table-cell office:value-type="string">
            <text:p>self.R.REF.MF.3SP[or]be.V.2P.IMPER.PRECLITIC</text:p>
          </table:table-cell>
          <table:table-cell office:value-type="string">
            <text:p>form.V.3S.PAST</text:p>
          </table:table-cell>
          <table:table-cell office:value-type="string">
            <text:p>the.T.DEF.M.SG</text:p>
          </table:table-cell>
          <table:table-cell office:value-type="string">
            <text:p>first.O.M.SG</text:p>
          </table:table-cell>
          <table:table-cell office:value-type="string">
            <text:p>travel.V.1S.PRESSUBJ[or]travel.V.3S.IMPER[or]travel.V.3S.PRESSUBJ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uno</text:p>
          </table:table-cell>
          <table:table-cell office:value-type="string">
            <text:p>de</text:p>
          </table:table-cell>
          <table:table-cell office:value-type="string">
            <text:p>los</text:p>
          </table:table-cell>
          <table:table-cell office:value-type="string">
            <text:p>comisionados</text:p>
          </table:table-cell>
          <table:table-cell office:value-type="string">
            <text:p>que</text:p>
          </table:table-cell>
          <table:table-cell office:value-type="string">
            <text:p>corrió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one.R.M.SG[or]unite.V.1S.PRES</text:p>
          </table:table-cell>
          <table:table-cell office:value-type="string">
            <text:p>of.P</text:p>
          </table:table-cell>
          <table:table-cell office:value-type="string">
            <text:p>them.R.OBJ.M.3P[or]the.T.DEF.M.PL</text:p>
          </table:table-cell>
          <table:table-cell office:value-type="string">
            <text:p>commissioners.N.M.P</text:p>
          </table:table-cell>
          <table:table-cell office:value-type="string">
            <text:p>which.C</text:p>
          </table:table-cell>
          <table:table-cell office:value-type="string">
            <text:p>run.V.3S.PAS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uno</text:p>
          </table:table-cell>
          <table:table-cell office:value-type="string">
            <text:p>de</text:p>
          </table:table-cell>
          <table:table-cell office:value-type="string">
            <text:p>los</text:p>
          </table:table-cell>
          <table:table-cell office:value-type="string">
            <text:p>muchachitos</text:p>
          </table:table-cell>
          <table:table-cell office:value-type="string">
            <text:p>jóvenes</text:p>
          </table:table-cell>
          <table:table-cell office:value-type="string">
            <text:p>vino</text:p>
          </table:table-cell>
          <table:table-cell office:value-type="string">
            <text:p>por</text:p>
          </table:table-cell>
          <table:table-cell office:value-type="string">
            <text:p>aquí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one.R.M.SG[or]unite.V.1S.PRES</text:p>
          </table:table-cell>
          <table:table-cell office:value-type="string">
            <text:p>of.P</text:p>
          </table:table-cell>
          <table:table-cell office:value-type="string">
            <text:p>them.R.OBJ.M.3P[or]the.T.DEF.M.PL</text:p>
          </table:table-cell>
          <table:table-cell office:value-type="string">
            <text:p>lads.N.M.P.DIM</text:p>
          </table:table-cell>
          <table:table-cell office:value-type="string">
            <text:p>young.A.M.PL[or]young.N.M</text:p>
          </table:table-cell>
          <table:table-cell office:value-type="string">
            <text:p>come.V.3S.PAST</text:p>
          </table:table-cell>
          <table:table-cell office:value-type="string">
            <text:p>for.P</text:p>
          </table:table-cell>
          <table:table-cell office:value-type="string">
            <text:p>here.B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</text:p>
          </table:table-cell>
          <table:table-cell office:value-type="string">
            <text:p>listen</text:p>
          </table:table-cell>
          <table:table-cell office:value-type="string">
            <text:p>look</text:p>
          </table:table-cell>
          <table:table-cell office:value-type="string">
            <text:p>this</text:p>
          </table:table-cell>
          <table:table-cell office:value-type="string">
            <text:p>is</text:p>
          </table:table-cell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thing</text:p>
          </table:table-cell>
          <table:table-cell office:value-type="string">
            <text:p>for</text:p>
          </table:table-cell>
          <table:table-cell office:value-type="string">
            <text:p>you</text:p>
          </table:table-cell>
          <table:table-cell office:value-type="string">
            <text:p>to</text:p>
          </table:table-cell>
          <table:table-cell office:value-type="string">
            <text:p>look</text:p>
          </table:table-cell>
          <table:table-cell office:value-type="string">
            <text:p>at</text:p>
          </table:table-cell>
          <table:table-cell office:value-type="string">
            <text:p>to</text:p>
          </table:table-cell>
          <table:table-cell office:value-type="string">
            <text:p>do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listen.V.INFIN</text:p>
          </table:table-cell>
          <table:table-cell office:value-type="string">
            <text:p>look.V.INFIN</text:p>
          </table:table-cell>
          <table:table-cell office:value-type="string">
            <text:p>this.D.NEAR.S</text:p>
          </table:table-cell>
          <table:table-cell office:value-type="string">
            <text:p>be.V.3S.PRES</text:p>
          </table:table-cell>
          <table:table-cell office:value-type="string">
            <text:p>a.T.IND</text:p>
          </table:table-cell>
          <table:table-cell office:value-type="string">
            <text:p>good.A</text:p>
          </table:table-cell>
          <table:table-cell office:value-type="string">
            <text:p>thing.N.S</text:p>
          </table:table-cell>
          <table:table-cell office:value-type="string">
            <text:p>for.P</text:p>
          </table:table-cell>
          <table:table-cell office:value-type="string">
            <text:p>you.R.2SP</text:p>
          </table:table-cell>
          <table:table-cell office:value-type="string">
            <text:p>to.P</text:p>
          </table:table-cell>
          <table:table-cell office:value-type="string">
            <text:p>look.V.INFIN</text:p>
          </table:table-cell>
          <table:table-cell office:value-type="string">
            <text:p>at.P</text:p>
          </table:table-cell>
          <table:table-cell office:value-type="string">
            <text:p>to.P</text:p>
          </table:table-cell>
          <table:table-cell office:value-type="string">
            <text:p>do.V.INFIN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excuse</text:p>
          </table:table-cell>
          <table:table-cell office:value-type="string">
            <text:p>me</text:p>
          </table:table-cell>
          <table:table-cell office:value-type="string">
            <text:p>hello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office:value-type="string">
            <text:p>excuse.V.INFIN</text:p>
          </table:table-cell>
          <table:table-cell office:value-type="string">
            <text:p>me.R.1S</text:p>
          </table:table-cell>
          <table:table-cell office:value-type="string">
            <text:p>hello.N.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I'm</text:p>
          </table:table-cell>
          <table:table-cell office:value-type="string">
            <text:p>in</text:p>
          </table:table-cell>
          <table:table-cell office:value-type="string">
            <text:p>the</text:p>
          </table:table-cell>
          <table:table-cell office:value-type="string">
            <text:p>I</text:p>
          </table:table-cell>
          <table:table-cell office:value-type="string">
            <text:p>got</text:p>
          </table:table-cell>
          <table:table-cell office:value-type="string">
            <text:p>five</text:p>
          </table:table-cell>
          <table:table-cell office:value-type="string">
            <text:p>more</text:p>
          </table:table-cell>
          <table:table-cell office:value-type="string">
            <text:p>minutes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I.BE.V.PRES.+BE.V.PRES</text:p>
          </table:table-cell>
          <table:table-cell office:value-type="string">
            <text:p>in.P</text:p>
          </table:table-cell>
          <table:table-cell office:value-type="string">
            <text:p>the.T.DEF</text:p>
          </table:table-cell>
          <table:table-cell office:value-type="string">
            <text:p>I.R.SUB.1S</text:p>
          </table:table-cell>
          <table:table-cell office:value-type="string">
            <text:p>got.V.PAST+P</text:p>
          </table:table-cell>
          <table:table-cell office:value-type="string">
            <text:p>five.N.S</text:p>
          </table:table-cell>
          <table:table-cell office:value-type="string">
            <text:p>more.A</text:p>
          </table:table-cell>
          <table:table-cell office:value-type="string">
            <text:p>minute.PV.+PV[or]minutes.N.P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talking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talk.ASV.+ASV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talking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talk.ASV.+ASV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I'll</text:p>
          </table:table-cell>
          <table:table-cell office:value-type="string">
            <text:p>be</text:p>
          </table:table-cell>
          <table:table-cell office:value-type="string">
            <text:p>right</text:p>
          </table:table-cell>
          <table:table-cell office:value-type="string">
            <text:p>there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I.BE.V.FUT.+BE.V.FUT</text:p>
          </table:table-cell>
          <table:table-cell office:value-type="string">
            <text:p>be.V.INFIN</text:p>
          </table:table-cell>
          <table:table-cell office:value-type="string">
            <text:p>right.A</text:p>
          </table:table-cell>
          <table:table-cell office:value-type="string">
            <text:p>there.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dile</text:p>
          </table:table-cell>
          <table:table-cell office:value-type="string">
            <text:p>que</text:p>
          </table:table-cell>
          <table:table-cell office:value-type="string">
            <text:p>venga</text:p>
          </table:table-cell>
          <table:table-cell office:value-type="string">
            <text:p>para</text:p>
          </table:table-cell>
          <table:table-cell office:value-type="string">
            <text:p>acá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tell.V.2S.IMPER.+LE[PRN.MF.3S]</text:p>
          </table:table-cell>
          <table:table-cell office:value-type="string">
            <text:p>which.C</text:p>
          </table:table-cell>
          <table:table-cell office:value-type="string">
            <text:p>avenge.V.3S.PRES</text:p>
          </table:table-cell>
          <table:table-cell office:value-type="string">
            <text:p>stall.V.3S.PRES</text:p>
          </table:table-cell>
          <table:table-cell office:value-type="string">
            <text:p>here.B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dile</text:p>
          </table:table-cell>
          <table:table-cell office:value-type="string">
            <text:p>que</text:p>
          </table:table-cell>
          <table:table-cell office:value-type="string">
            <text:p>venga</text:p>
          </table:table-cell>
          <table:table-cell office:value-type="string">
            <text:p>para</text:p>
          </table:table-cell>
          <table:table-cell office:value-type="string">
            <text:p>acá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tell.V.2S.IMPER.+LE[PRN.MF.3S]</text:p>
          </table:table-cell>
          <table:table-cell office:value-type="string">
            <text:p>which.C</text:p>
          </table:table-cell>
          <table:table-cell office:value-type="string">
            <text:p>avenge.V.3S.PRES</text:p>
          </table:table-cell>
          <table:table-cell office:value-type="string">
            <text:p>stall.V.3S.PRES</text:p>
          </table:table-cell>
          <table:table-cell office:value-type="string">
            <text:p>here.B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no</text:p>
          </table:table-cell>
          <table:table-cell office:value-type="string">
            <text:p>déjanos</text:p>
          </table:table-cell>
          <table:table-cell office:value-type="string">
            <text:p>acabar</text:p>
          </table:table-cell>
          <table:table-cell office:value-type="string">
            <text:p>de</text:p>
          </table:table-cell>
          <table:table-cell office:value-type="string">
            <text:p>hablar</text:p>
          </table:table-cell>
          <table:table-cell office:value-type="string">
            <text:p>que</text:p>
          </table:table-cell>
          <table:table-cell office:value-type="string">
            <text:p>nos</text:p>
          </table:table-cell>
          <table:table-cell office:value-type="string">
            <text:p>quedan</text:p>
          </table:table-cell>
          <table:table-cell office:value-type="string">
            <text:p>five</text:p>
          </table:table-cell>
          <table:table-cell office:value-type="string">
            <text:p>more</text:p>
          </table:table-cell>
          <table:table-cell office:value-type="string">
            <text:p>minutes</text:p>
          </table:table-cell>
          <table:table-cell office:value-type="string">
            <text:p>and</text:p>
          </table:table-cell>
          <table:table-cell office:value-type="string">
            <text:p>they</text:p>
          </table:table-cell>
          <table:table-cell office:value-type="string">
            <text:p>are</text:p>
          </table:table-cell>
          <table:table-cell office:value-type="string">
            <text:p>recording</text:p>
          </table:table-cell>
          <table:table-cell office:value-type="string">
            <text:p>us</text:p>
          </table:table-cell>
          <table:table-cell office:value-type="string">
            <text:p>bye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aut</text:p>
          </table:table-cell>
          <table:table-cell office:value-type="string">
            <text:p>not.B</text:p>
          </table:table-cell>
          <table:table-cell office:value-type="string">
            <text:p>leave.V.2S.IMPER.PRECLITIC.+NOS[PRN.MF.1P]</text:p>
          </table:table-cell>
          <table:table-cell office:value-type="string">
            <text:p>finish.V.INFIN</text:p>
          </table:table-cell>
          <table:table-cell office:value-type="string">
            <text:p>of.P</text:p>
          </table:table-cell>
          <table:table-cell office:value-type="string">
            <text:p>talk.V.INFIN</text:p>
          </table:table-cell>
          <table:table-cell office:value-type="string">
            <text:p>which.C</text:p>
          </table:table-cell>
          <table:table-cell office:value-type="string">
            <text:p>us.R.OBJ.MF.1P</text:p>
          </table:table-cell>
          <table:table-cell office:value-type="string">
            <text:p>stay.V.3P.PRES</text:p>
          </table:table-cell>
          <table:table-cell office:value-type="string">
            <text:p>five.N.S</text:p>
          </table:table-cell>
          <table:table-cell office:value-type="string">
            <text:p>more.A</text:p>
          </table:table-cell>
          <table:table-cell office:value-type="string">
            <text:p>minutes.N.P[or]minute.PV.+PV</text:p>
          </table:table-cell>
          <table:table-cell office:value-type="string">
            <text:p>and.C</text:p>
          </table:table-cell>
          <table:table-cell office:value-type="string">
            <text:p>they.R.SUB</text:p>
          </table:table-cell>
          <table:table-cell office:value-type="string">
            <text:p>be.V.123P.PRES</text:p>
          </table:table-cell>
          <table:table-cell office:value-type="string">
            <text:p>record.ASV.+ASV[or]recording.N.S</text:p>
          </table:table-cell>
          <table:table-cell office:value-type="string">
            <text:p>us.R.OBJ.1P</text:p>
          </table:table-cell>
          <table:table-cell office:value-type="string">
            <text:p>bye.N.S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we</text:p>
          </table:table-cell>
          <table:table-cell office:value-type="string">
            <text:p>have</text:p>
          </table:table-cell>
          <table:table-cell office:value-type="string">
            <text:p>usamos</text:p>
          </table:table-cell>
          <table:table-cell office:value-type="string">
            <text:p>este</text:p>
          </table:table-cell>
          <table:table-cell office:value-type="string">
            <text:p>como</text:p>
          </table:table-cell>
          <table:table-cell office:value-type="string">
            <text:p>guinea_pig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we.R.SUB.1P</text:p>
          </table:table-cell>
          <table:table-cell office:value-type="string">
            <text:p>have.SV.INFIN</text:p>
          </table:table-cell>
          <table:table-cell office:value-type="string">
            <text:p>use.V.1P.PRES[or]use.V.1P.PAST</text:p>
          </table:table-cell>
          <table:table-cell office:value-type="string">
            <text:p>this.A.DEM.M.SG</text:p>
          </table:table-cell>
          <table:table-cell office:value-type="string">
            <text:p>lunch.V.1S.PRES[or]like.P[or]like.C</text:p>
          </table:table-cell>
          <table:table-cell office:value-type="string">
            <text:p>guinea_pig.N.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au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r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qué</text:p>
          </table:table-cell>
          <table:table-cell office:value-type="string">
            <text:p>te</text:p>
          </table:table-cell>
          <table:table-cell office:value-type="string">
            <text:p>estaba</text:p>
          </table:table-cell>
          <table:table-cell office:value-type="string">
            <text:p>diciendo</text:p>
          </table:table-cell>
          <table:table-cell office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what.INTERR</text:p>
          </table:table-cell>
          <table:table-cell office:value-type="string">
            <text:p>you.R.OBJ.MF.2S</text:p>
          </table:table-cell>
          <table:table-cell office:value-type="string">
            <text:p>be.V.13S.IMPERF</text:p>
          </table:table-cell>
          <table:table-cell office:value-type="string">
            <text:p>tell.V.PRESPA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oh</text:p>
          </table:table-cell>
          <table:table-cell office:value-type="string">
            <text:p>lo</text:p>
          </table:table-cell>
          <table:table-cell office:value-type="string">
            <text:p>del</text:p>
          </table:table-cell>
          <table:table-cell office:value-type="string">
            <text:p>muchachito</text:p>
          </table:table-cell>
          <table:table-cell office:value-type="string">
            <text:p>que</text:p>
          </table:table-cell>
          <table:table-cell office:value-type="string">
            <text:p>vino</text:p>
          </table:table-cell>
          <table:table-cell office:value-type="string">
            <text:p>aquí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office:value-type="string">
            <text:p>the.T.DEF.N.SP</text:p>
          </table:table-cell>
          <table:table-cell office:value-type="string">
            <text:p>of_the.P+T.M.S</text:p>
          </table:table-cell>
          <table:table-cell office:value-type="string">
            <text:p>lad.N.M.S.DIM</text:p>
          </table:table-cell>
          <table:table-cell office:value-type="string">
            <text:p>which.C</text:p>
          </table:table-cell>
          <table:table-cell office:value-type="string">
            <text:p>come.V.3S.PAST</text:p>
          </table:table-cell>
          <table:table-cell office:value-type="string">
            <text:p>here.B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ah</text:p>
          </table:table-cell>
          <table:table-cell office:value-type="string">
            <text:p>sí</text:p>
          </table:table-cell>
          <table:table-cell office:value-type="string">
            <text:p>el</text:p>
          </table:table-cell>
          <table:table-cell office:value-type="string">
            <text:p>que</text:p>
          </table:table-cell>
          <table:table-cell office:value-type="string">
            <text:p>estaba</text:p>
          </table:table-cell>
          <table:table-cell office:value-type="string">
            <text:p>corriendo</text:p>
          </table:table-cell>
          <table:table-cell office:value-type="string">
            <text:p>para</text:p>
          </table:table-cell>
          <table:table-cell office:value-type="string">
            <text:p>acá</text:p>
          </table:table-cell>
          <table:table-cell office:value-type="string">
            <text:p>tú</text:p>
          </table:table-cell>
          <table:table-cell office:value-type="string">
            <text:p>ves</text:p>
          </table:table-cell>
          <table:table-cell office:value-type="string">
            <text:p>tú</text:p>
          </table:table-cell>
          <table:table-cell office:value-type="string">
            <text:p>eso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office:value-type="string">
            <text:p>himself.R.P.MF.3S[or]yes.B</text:p>
          </table:table-cell>
          <table:table-cell office:value-type="string">
            <text:p>the.T.DEF.M.SG</text:p>
          </table:table-cell>
          <table:table-cell office:value-type="string">
            <text:p>which.C</text:p>
          </table:table-cell>
          <table:table-cell office:value-type="string">
            <text:p>be.V.13S.IMPERF</text:p>
          </table:table-cell>
          <table:table-cell office:value-type="string">
            <text:p>run.V.PRESPART</text:p>
          </table:table-cell>
          <table:table-cell office:value-type="string">
            <text:p>stall.V.3S.PRES</text:p>
          </table:table-cell>
          <table:table-cell office:value-type="string">
            <text:p>here.B</text:p>
          </table:table-cell>
          <table:table-cell office:value-type="string">
            <text:p>you.R.SUB.MF.2S</text:p>
          </table:table-cell>
          <table:table-cell office:value-type="string">
            <text:p>view.V.2S.PRES</text:p>
          </table:table-cell>
          <table:table-cell office:value-type="string">
            <text:p>you.R.SUB.MF.2S</text:p>
          </table:table-cell>
          <table:table-cell office:value-type="string">
            <text:p>that.R.DEM.N.S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le</text:p>
          </table:table-cell>
          <table:table-cell office:value-type="string">
            <text:p>digo</text:p>
          </table:table-cell>
          <table:table-cell office:value-type="string">
            <text:p>esa</text:p>
          </table:table-cell>
          <table:table-cell office:value-type="string">
            <text:p>basura</text:p>
          </table:table-cell>
          <table:table-cell office:value-type="string">
            <text:p>no</text:p>
          </table:table-cell>
          <table:table-cell office:value-type="string">
            <text:p>es</text:p>
          </table:table-cell>
          <table:table-cell office:value-type="string">
            <text:p>basura</text:p>
          </table:table-cell>
          <table:table-cell office:value-type="string">
            <text:p>de</text:p>
          </table:table-cell>
          <table:table-cell office:value-type="string">
            <text:p>nosotros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ut</text:p>
          </table:table-cell>
          <table:table-cell office:value-type="string">
            <text:p>to_him.R.IND.MF.23S</text:p>
          </table:table-cell>
          <table:table-cell office:value-type="string">
            <text:p>tell.V.1S.PRES</text:p>
          </table:table-cell>
          <table:table-cell office:value-type="string">
            <text:p>that.A.DEM.F.SG</text:p>
          </table:table-cell>
          <table:table-cell office:value-type="string">
            <text:p>rubbish.N.F.SG</text:p>
          </table:table-cell>
          <table:table-cell office:value-type="string">
            <text:p>not.B</text:p>
          </table:table-cell>
          <table:table-cell office:value-type="string">
            <text:p>be.V.3S.PRES</text:p>
          </table:table-cell>
          <table:table-cell office:value-type="string">
            <text:p>rubbish.N.F.SG</text:p>
          </table:table-cell>
          <table:table-cell office:value-type="string">
            <text:p>of.P</text:p>
          </table:table-cell>
          <table:table-cell office:value-type="string">
            <text:p>we.R.SUB.M.1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sa</text:p>
          </table:table-cell>
          <table:table-cell office:value-type="string">
            <text:p>basura</text:p>
          </table:table-cell>
          <table:table-cell office:value-type="string">
            <text:p>es</text:p>
          </table:table-cell>
          <table:table-cell office:value-type="string">
            <text:p>cuando</text:p>
          </table:table-cell>
          <table:table-cell office:value-type="string">
            <text:p>el</text:p>
          </table:table-cell>
          <table:table-cell office:value-type="string">
            <text:p>condado</text:p>
          </table:table-cell>
          <table:table-cell office:value-type="string">
            <text:p>o</text:p>
          </table:table-cell>
          <table:table-cell office:value-type="string">
            <text:p>el</text:p>
          </table:table-cell>
          <table:table-cell office:value-type="string">
            <text:p>water</text:p>
          </table:table-cell>
          <table:table-cell office:value-type="string">
            <text:p>management</text:p>
          </table:table-cell>
          <table:table-cell office:value-type="string">
            <text:p>district</text:p>
          </table:table-cell>
          <table:table-cell office:value-type="string">
            <text:p>viene</text:p>
          </table:table-cell>
          <table:table-cell office:value-type="string">
            <text:p>y</text:p>
          </table:table-cell>
          <table:table-cell office:value-type="string">
            <text:p>limpia</text:p>
          </table:table-cell>
          <table:table-cell office:value-type="string">
            <text:p>el</text:p>
          </table:table-cell>
          <table:table-cell office:value-type="string">
            <text:p>pedazo</text:p>
          </table:table-cell>
          <table:table-cell office:value-type="string">
            <text:p>de</text:p>
          </table:table-cell>
          <table:table-cell office:value-type="string">
            <text:p>ellos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aut</text:p>
          </table:table-cell>
          <table:table-cell office:value-type="string">
            <text:p>that.A.DEM.F.SG</text:p>
          </table:table-cell>
          <table:table-cell office:value-type="string">
            <text:p>rubbish.N.F.SG</text:p>
          </table:table-cell>
          <table:table-cell office:value-type="string">
            <text:p>be.V.3S.PRES</text:p>
          </table:table-cell>
          <table:table-cell office:value-type="string">
            <text:p>as.C</text:p>
          </table:table-cell>
          <table:table-cell office:value-type="string">
            <text:p>the.T.DEF.M.SG</text:p>
          </table:table-cell>
          <table:table-cell office:value-type="string">
            <text:p>county.N.M.SG</text:p>
          </table:table-cell>
          <table:table-cell office:value-type="string">
            <text:p>or.C</text:p>
          </table:table-cell>
          <table:table-cell office:value-type="string">
            <text:p>the.T.DEF.M.SG</text:p>
          </table:table-cell>
          <table:table-cell office:value-type="string">
            <text:p>water.N.S[or]wat.A.COMP.+A.COMP</text:p>
          </table:table-cell>
          <table:table-cell office:value-type="string">
            <text:p>management.N.S</text:p>
          </table:table-cell>
          <table:table-cell office:value-type="string">
            <text:p>district.N.S</text:p>
          </table:table-cell>
          <table:table-cell office:value-type="string">
            <text:p>come.V.3S.PRES</text:p>
          </table:table-cell>
          <table:table-cell office:value-type="string">
            <text:p>and.C</text:p>
          </table:table-cell>
          <table:table-cell office:value-type="string">
            <text:p>clean.V.3S.PRES</text:p>
          </table:table-cell>
          <table:table-cell office:value-type="string">
            <text:p>the.T.DEF.M.SG</text:p>
          </table:table-cell>
          <table:table-cell office:value-type="string">
            <text:p>piece.N.M.SG</text:p>
          </table:table-cell>
          <table:table-cell office:value-type="string">
            <text:p>of.P</text:p>
          </table:table-cell>
          <table:table-cell office:value-type="string">
            <text:p>they.R.SUB.M.3P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llos</text:p>
          </table:table-cell>
          <table:table-cell office:value-type="string">
            <text:p>vienen</text:p>
          </table:table-cell>
          <table:table-cell office:value-type="string">
            <text:p>con</text:p>
          </table:table-cell>
          <table:table-cell office:value-type="string">
            <text:p>las</text:p>
          </table:table-cell>
          <table:table-cell office:value-type="string">
            <text:p>pala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they.R.SUB.M.3P</text:p>
          </table:table-cell>
          <table:table-cell office:value-type="string">
            <text:p>come.V.3P.PRES</text:p>
          </table:table-cell>
          <table:table-cell office:value-type="string">
            <text:p>with.P</text:p>
          </table:table-cell>
          <table:table-cell office:value-type="string">
            <text:p>them.R.OBJ.F.3P[or]the.T.DEF.F.PL</text:p>
          </table:table-cell>
          <table:table-cell office:value-type="string">
            <text:p>spades.N.F.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everything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everything.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</text:p>
          </table:table-cell>
          <table:table-cell office:value-type="string">
            <text:p>arrancan</text:p>
          </table:table-cell>
          <table:table-cell office:value-type="string">
            <text:p>toda</text:p>
          </table:table-cell>
          <table:table-cell office:value-type="string">
            <text:p>la</text:p>
          </table:table-cell>
          <table:table-cell office:value-type="string">
            <text:p>basura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tear.V.3P.PRES</text:p>
          </table:table-cell>
          <table:table-cell office:value-type="string">
            <text:p>all.A.F.SG[or]everything.R.F.SG</text:p>
          </table:table-cell>
          <table:table-cell office:value-type="string">
            <text:p>her.R.OBJ.F.3S[or]the.T.DEF.F.SG</text:p>
          </table:table-cell>
          <table:table-cell office:value-type="string">
            <text:p>rubbish.N.F.S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ntonces</text:p>
          </table:table-cell>
          <table:table-cell office:value-type="string">
            <text:p>caminan</text:p>
          </table:table-cell>
          <table:table-cell office:value-type="string">
            <text:p>tres</text:p>
          </table:table-cell>
          <table:table-cell office:value-type="string">
            <text:p>millas</text:p>
          </table:table-cell>
          <table:table-cell office:value-type="string">
            <text:p>con</text:p>
          </table:table-cell>
          <table:table-cell office:value-type="string">
            <text:p>las</text:p>
          </table:table-cell>
          <table:table-cell office:value-type="string">
            <text:p>palas</text:p>
          </table:table-cell>
          <table:table-cell office:value-type="string">
            <text:p>para</text:p>
          </table:table-cell>
          <table:table-cell office:value-type="string">
            <text:p>abajo</text:p>
          </table:table-cell>
          <table:table-cell office:value-type="string">
            <text:p>rompiendo</text:p>
          </table:table-cell>
          <table:table-cell office:value-type="string">
            <text:p>toda</text:p>
          </table:table-cell>
          <table:table-cell office:value-type="string">
            <text:p>la</text:p>
          </table:table-cell>
          <table:table-cell office:value-type="string">
            <text:p>hierba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aut</text:p>
          </table:table-cell>
          <table:table-cell office:value-type="string">
            <text:p>then.B</text:p>
          </table:table-cell>
          <table:table-cell office:value-type="string">
            <text:p>walk.V.3P.PRES</text:p>
          </table:table-cell>
          <table:table-cell office:value-type="string">
            <text:p>three.N.M</text:p>
          </table:table-cell>
          <table:table-cell office:value-type="string">
            <text:p>mile.N.F.PL</text:p>
          </table:table-cell>
          <table:table-cell office:value-type="string">
            <text:p>with.P</text:p>
          </table:table-cell>
          <table:table-cell office:value-type="string">
            <text:p>them.R.OBJ.F.3P[or]the.T.DEF.F.PL</text:p>
          </table:table-cell>
          <table:table-cell office:value-type="string">
            <text:p>spades.N.F.P</text:p>
          </table:table-cell>
          <table:table-cell office:value-type="string">
            <text:p>stall.V.3S.PRES</text:p>
          </table:table-cell>
          <table:table-cell office:value-type="string">
            <text:p>quietly.B</text:p>
          </table:table-cell>
          <table:table-cell office:value-type="string">
            <text:p>smash.V.PRESPART</text:p>
          </table:table-cell>
          <table:table-cell office:value-type="string">
            <text:p>everything.R.F.SG[or]all.A.F.SG</text:p>
          </table:table-cell>
          <table:table-cell office:value-type="string">
            <text:p>the.T.DEF.F.SG[or]her.R.OBJ.F.3S</text:p>
          </table:table-cell>
          <table:table-cell office:value-type="string">
            <text:p>grass.N.F.SG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</text:p>
          </table:table-cell>
          <table:table-cell office:value-type="string">
            <text:p>después</text:p>
          </table:table-cell>
          <table:table-cell office:value-type="string">
            <text:p>echan</text:p>
          </table:table-cell>
          <table:table-cell office:value-type="string">
            <text:p>un</text:p>
          </table:table-cell>
          <table:table-cell office:value-type="string">
            <text:p>palazo</text:p>
          </table:table-cell>
          <table:table-cell office:value-type="string">
            <text:p>arriba</text:p>
          </table:table-cell>
          <table:table-cell office:value-type="string">
            <text:p>del</text:p>
          </table:table-cell>
          <table:table-cell office:value-type="string">
            <text:p>camión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thereafter.B</text:p>
          </table:table-cell>
          <table:table-cell office:value-type="string">
            <text:p>chuck.V.3P.PRES</text:p>
          </table:table-cell>
          <table:table-cell office:value-type="string">
            <text:p>one.T.IND.M.SG</text:p>
          </table:table-cell>
          <table:table-cell office:value-type="string">
            <text:p>shovel.N.M.S</text:p>
          </table:table-cell>
          <table:table-cell office:value-type="string">
            <text:p>arrive.V.3S.PRES</text:p>
          </table:table-cell>
          <table:table-cell office:value-type="string">
            <text:p>of_the.P+T.M.S</text:p>
          </table:table-cell>
          <table:table-cell office:value-type="string">
            <text:p>truck.N.M.S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pero</text:p>
          </table:table-cell>
          <table:table-cell office:value-type="string">
            <text:p>tú</text:p>
          </table:table-cell>
          <table:table-cell office:value-type="string">
            <text:p>sabes</text:p>
          </table:table-cell>
          <table:table-cell office:value-type="string">
            <text:p>cuántos</text:p>
          </table:table-cell>
          <table:table-cell office:value-type="string">
            <text:p>palazos</text:p>
          </table:table-cell>
          <table:table-cell office:value-type="string">
            <text:p>iban</text:p>
          </table:table-cell>
          <table:table-cell office:value-type="string">
            <text:p>rotos</text:p>
          </table:table-cell>
          <table:table-cell office:value-type="string">
            <text:p>por</text:p>
          </table:table-cell>
          <table:table-cell office:value-type="string">
            <text:p>ahí</text:p>
          </table:table-cell>
          <table:table-cell office:value-type="string">
            <text:p>que</text:p>
          </table:table-cell>
          <table:table-cell office:value-type="string">
            <text:p>los</text:p>
          </table:table-cell>
          <table:table-cell office:value-type="string">
            <text:p>dejan</text:p>
          </table:table-cell>
          <table:table-cell office:value-type="string">
            <text:p>flotando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office:value-type="string">
            <text:p>you.R.SUB.MF.2S</text:p>
          </table:table-cell>
          <table:table-cell office:value-type="string">
            <text:p>know.V.2S.PRES</text:p>
          </table:table-cell>
          <table:table-cell office:value-type="string">
            <text:p>how_many.R.INT.M.PL[or]how_many.A.INT.M.PL</text:p>
          </table:table-cell>
          <table:table-cell office:value-type="string">
            <text:p>shovels.N.M.P</text:p>
          </table:table-cell>
          <table:table-cell office:value-type="string">
            <text:p>go.V.3P.IMPERF</text:p>
          </table:table-cell>
          <table:table-cell office:value-type="string">
            <text:p>smash.V.M.PL.PASTPART</text:p>
          </table:table-cell>
          <table:table-cell office:value-type="string">
            <text:p>for.P</text:p>
          </table:table-cell>
          <table:table-cell office:value-type="string">
            <text:p>here.B</text:p>
          </table:table-cell>
          <table:table-cell office:value-type="string">
            <text:p>which.C</text:p>
          </table:table-cell>
          <table:table-cell office:value-type="string">
            <text:p>them.R.OBJ.M.3P[or]the.T.DEF.M.PL</text:p>
          </table:table-cell>
          <table:table-cell office:value-type="string">
            <text:p>leave.V.3P.PRES</text:p>
          </table:table-cell>
          <table:table-cell office:value-type="string">
            <text:p>float.V.PRESPART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so</text:p>
          </table:table-cell>
          <table:table-cell office:value-type="string">
            <text:p>es</text:p>
          </table:table-cell>
          <table:table-cell office:value-type="string">
            <text:p>lo</text:p>
          </table:table-cell>
          <table:table-cell office:value-type="string">
            <text:p>que</text:p>
          </table:table-cell>
          <table:table-cell office:value-type="string">
            <text:p>tú</text:p>
          </table:table-cell>
          <table:table-cell office:value-type="string">
            <text:p>estás</text:p>
          </table:table-cell>
          <table:table-cell office:value-type="string">
            <text:p>viendo</text:p>
          </table:table-cell>
          <table:table-cell office:value-type="string">
            <text:p>ahí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that.R.DEM.N.SG</text:p>
          </table:table-cell>
          <table:table-cell office:value-type="string">
            <text:p>be.V.3S.PRES</text:p>
          </table:table-cell>
          <table:table-cell office:value-type="string">
            <text:p>him.R.OBJ.M.3S[or]the.T.DEF.N.SP</text:p>
          </table:table-cell>
          <table:table-cell office:value-type="string">
            <text:p>which.C</text:p>
          </table:table-cell>
          <table:table-cell office:value-type="string">
            <text:p>you.R.SUB.MF.2S</text:p>
          </table:table-cell>
          <table:table-cell office:value-type="string">
            <text:p>be.V.2S.PRES</text:p>
          </table:table-cell>
          <table:table-cell office:value-type="string">
            <text:p>view.V.PRESPART</text:p>
          </table:table-cell>
          <table:table-cell office:value-type="string">
            <text:p>here.B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dice</text:p>
          </table:table-cell>
          <table:table-cell office:value-type="string">
            <text:p>no</text:p>
          </table:table-cell>
          <table:table-cell table:number-columns-repeated="2" office:value-type="string">
            <text:p>ahora</text:p>
          </table:table-cell>
          <table:table-cell office:value-type="string">
            <text:p>vamos</text:p>
          </table:table-cell>
          <table:table-cell office:value-type="string">
            <text:p>a</text:p>
          </table:table-cell>
          <table:table-cell office:value-type="string">
            <text:p>mirar</text:p>
          </table:table-cell>
          <table:table-cell office:value-type="string">
            <text:p>esto</text:p>
          </table:table-cell>
          <table:table-cell office:value-type="string">
            <text:p>que</text:p>
          </table:table-cell>
          <table:table-cell office:value-type="string">
            <text:p>lo</text:p>
          </table:table-cell>
          <table:table-cell office:value-type="string">
            <text:p>otro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aut</text:p>
          </table:table-cell>
          <table:table-cell office:value-type="string">
            <text:p>tell.V.3S.PRES</text:p>
          </table:table-cell>
          <table:table-cell office:value-type="string">
            <text:p>not.B</text:p>
          </table:table-cell>
          <table:table-cell table:number-columns-repeated="2" office:value-type="string">
            <text:p>now.B</text:p>
          </table:table-cell>
          <table:table-cell office:value-type="string">
            <text:p>go.V.1P.IMPER[or]go.V.1P.PRES</text:p>
          </table:table-cell>
          <table:table-cell office:value-type="string">
            <text:p>to.P</text:p>
          </table:table-cell>
          <table:table-cell office:value-type="string">
            <text:p>watch.V.INFIN</text:p>
          </table:table-cell>
          <table:table-cell office:value-type="string">
            <text:p>this.R.DEM.N.SG</text:p>
          </table:table-cell>
          <table:table-cell office:value-type="string">
            <text:p>which.C</text:p>
          </table:table-cell>
          <table:table-cell office:value-type="string">
            <text:p>him.R.OBJ.M.3S[or]the.T.DEF.N.SP</text:p>
          </table:table-cell>
          <table:table-cell office:value-type="string">
            <text:p>other.R.M.SG[or]other.A.M.S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nunca</text:p>
          </table:table-cell>
          <table:table-cell office:value-type="string">
            <text:p>han</text:p>
          </table:table-cell>
          <table:table-cell office:value-type="string">
            <text:p>hecho</text:p>
          </table:table-cell>
          <table:table-cell office:value-type="string">
            <text:p>nad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never.B</text:p>
          </table:table-cell>
          <table:table-cell office:value-type="string">
            <text:p>have.V.3P.PRES</text:p>
          </table:table-cell>
          <table:table-cell office:value-type="string">
            <text:p>take.V.M.SG.PASTPART</text:p>
          </table:table-cell>
          <table:table-cell office:value-type="string">
            <text:p>swim.V.3S.PR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cada</text:p>
          </table:table-cell>
          <table:table-cell office:value-type="string">
            <text:p>vez</text:p>
          </table:table-cell>
          <table:table-cell office:value-type="string">
            <text:p>que</text:p>
          </table:table-cell>
          <table:table-cell office:value-type="string">
            <text:p>pasa</text:p>
          </table:table-cell>
          <table:table-cell office:value-type="string">
            <text:p>el</text:p>
          </table:table-cell>
          <table:table-cell office:value-type="string">
            <text:p>condado</text:p>
          </table:table-cell>
          <table:table-cell office:value-type="string">
            <text:p>por</text:p>
          </table:table-cell>
          <table:table-cell office:value-type="string">
            <text:p>ahí</text:p>
          </table:table-cell>
          <table:table-cell office:value-type="string">
            <text:p>con</text:p>
          </table:table-cell>
          <table:table-cell office:value-type="string">
            <text:p>la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aut</text:p>
          </table:table-cell>
          <table:table-cell office:value-type="string">
            <text:p>every.A.MF.SG</text:p>
          </table:table-cell>
          <table:table-cell office:value-type="string">
            <text:p>time.N.F.SG</text:p>
          </table:table-cell>
          <table:table-cell office:value-type="string">
            <text:p>which.C</text:p>
          </table:table-cell>
          <table:table-cell office:value-type="string">
            <text:p>spend.V.3S.PRES</text:p>
          </table:table-cell>
          <table:table-cell office:value-type="string">
            <text:p>the.T.DEF.M.SG</text:p>
          </table:table-cell>
          <table:table-cell office:value-type="string">
            <text:p>county.N.M.SG</text:p>
          </table:table-cell>
          <table:table-cell office:value-type="string">
            <text:p>for.P</text:p>
          </table:table-cell>
          <table:table-cell office:value-type="string">
            <text:p>here.B</text:p>
          </table:table-cell>
          <table:table-cell office:value-type="string">
            <text:p>with.P</text:p>
          </table:table-cell>
          <table:table-cell office:value-type="string">
            <text:p>the.T.DEF.F.SG[or]her.R.OBJ.F.3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</text:p>
          </table:table-cell>
          <table:table-cell office:value-type="string">
            <text:p>pasa</text:p>
          </table:table-cell>
          <table:table-cell office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spend.V.3S.PR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table:number-columns-repeated="2" office:value-type="string">
            <text:p>sí</text:p>
          </table:table-cell>
          <table:table-cell office:value-type="string">
            <text:p>ellos</text:p>
          </table:table-cell>
          <table:table-cell office:value-type="string">
            <text:p>pasan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table:number-columns-repeated="2" office:value-type="string">
            <text:p>himself.R.P.MF.3S[or]yes.B</text:p>
          </table:table-cell>
          <table:table-cell office:value-type="string">
            <text:p>they.R.SUB.M.3P</text:p>
          </table:table-cell>
          <table:table-cell office:value-type="string">
            <text:p>spend.V.3P.PR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cada</text:p>
          </table:table-cell>
          <table:table-cell office:value-type="string">
            <text:p>qué</text:p>
          </table:table-cell>
          <table:table-cell office:value-type="string">
            <text:p>tiempo</text:p>
          </table:table-cell>
          <table:table-cell office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office:value-type="string">
            <text:p>every.A.MF.SG</text:p>
          </table:table-cell>
          <table:table-cell office:value-type="string">
            <text:p>what.INTERR</text:p>
          </table:table-cell>
          <table:table-cell office:value-type="string">
            <text:p>weather.N.M.S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dos</text:p>
          </table:table-cell>
          <table:table-cell office:value-type="string">
            <text:p>o</text:p>
          </table:table-cell>
          <table:table-cell office:value-type="string">
            <text:p>tres</text:p>
          </table:table-cell>
          <table:table-cell office:value-type="string">
            <text:p>veces</text:p>
          </table:table-cell>
          <table:table-cell office:value-type="string">
            <text:p>al</text:p>
          </table:table-cell>
          <table:table-cell office:value-type="string">
            <text:p>año</text:p>
          </table:table-cell>
          <table:table-cell office:value-type="string">
            <text:p>viene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two.N.M</text:p>
          </table:table-cell>
          <table:table-cell office:value-type="string">
            <text:p>or.C</text:p>
          </table:table-cell>
          <table:table-cell office:value-type="string">
            <text:p>three.N.M</text:p>
          </table:table-cell>
          <table:table-cell office:value-type="string">
            <text:p>time.N.F.PL</text:p>
          </table:table-cell>
          <table:table-cell office:value-type="string">
            <text:p>to_the.P+T.M.S</text:p>
          </table:table-cell>
          <table:table-cell office:value-type="string">
            <text:p>year.N.M.SG</text:p>
          </table:table-cell>
          <table:table-cell office:value-type="string">
            <text:p>come.V.3P.PRE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right</text:p>
          </table:table-cell>
          <table:table-cell office:value-type="string">
            <text:p>now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right.A</text:p>
          </table:table-cell>
          <table:table-cell office:value-type="string">
            <text:p>now.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í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himself.R.P.MF.3S[or]yes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un</text:p>
          </table:table-cell>
          <table:table-cell office:value-type="string">
            <text:p>aparato</text:p>
          </table:table-cell>
          <table:table-cell office:value-type="string">
            <text:p>que</text:p>
          </table:table-cell>
          <table:table-cell office:value-type="string">
            <text:p>son</text:p>
          </table:table-cell>
          <table:table-cell office:value-type="string">
            <text:p>los</text:p>
          </table:table-cell>
          <table:table-cell office:value-type="string">
            <text:p>que</text:p>
          </table:table-cell>
          <table:table-cell office:value-type="string">
            <text:p>ponen</text:p>
          </table:table-cell>
          <table:table-cell office:value-type="string">
            <text:p>allá</text:p>
          </table:table-cell>
          <table:table-cell office:value-type="string">
            <text:p>en</text:p>
          </table:table-cell>
          <table:table-cell office:value-type="string">
            <text:p>Red</text:p>
          </table:table-cell>
          <table:table-cell office:value-type="string">
            <text:p>Road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aut</text:p>
          </table:table-cell>
          <table:table-cell office:value-type="string">
            <text:p>one.T.IND.M.SG</text:p>
          </table:table-cell>
          <table:table-cell office:value-type="string">
            <text:p>device.N.M.SG</text:p>
          </table:table-cell>
          <table:table-cell office:value-type="string">
            <text:p>which.C</text:p>
          </table:table-cell>
          <table:table-cell office:value-type="string">
            <text:p>be.V.3P.PRES</text:p>
          </table:table-cell>
          <table:table-cell office:value-type="string">
            <text:p>them.R.OBJ.M.3P[or]the.T.DEF.M.PL</text:p>
          </table:table-cell>
          <table:table-cell office:value-type="string">
            <text:p>which.C</text:p>
          </table:table-cell>
          <table:table-cell office:value-type="string">
            <text:p>set.V.3P.PRES</text:p>
          </table:table-cell>
          <table:table-cell office:value-type="string">
            <text:p>there.B</text:p>
          </table:table-cell>
          <table:table-cell office:value-type="string">
            <text:p>on.P</text:p>
          </table:table-cell>
          <table:table-cell table:number-columns-repeated="2" office:value-type="string">
            <text:p>nam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tú</text:p>
          </table:table-cell>
          <table:table-cell office:value-type="string">
            <text:p>no</text:p>
          </table:table-cell>
          <table:table-cell office:value-type="string">
            <text:p>te</text:p>
          </table:table-cell>
          <table:table-cell office:value-type="string">
            <text:p>has</text:p>
          </table:table-cell>
          <table:table-cell office:value-type="string">
            <text:p>fijado</text:p>
          </table:table-cell>
          <table:table-cell office:value-type="string">
            <text:p>allá</text:p>
          </table:table-cell>
          <table:table-cell office:value-type="string">
            <text:p>en</text:p>
          </table:table-cell>
          <table:table-cell office:value-type="string">
            <text:p>la</text:p>
          </table:table-cell>
          <table:table-cell office:value-type="string">
            <text:p>esquina</text:p>
          </table:table-cell>
          <table:table-cell office:value-type="string">
            <text:p>del</text:p>
          </table:table-cell>
          <table:table-cell office:value-type="string">
            <text:p>aeropuerto</text:p>
          </table:table-cell>
          <table:table-cell office:value-type="string">
            <text:p>xxx?</text:p>
          </table:table-cell>
          <table:table-cell table:number-columns-repeated="1011"/>
        </table:table-row>
        <table:table-row table:style-name="ro1">
          <table:table-cell office:value-type="string">
            <text:p>aut</text:p>
          </table:table-cell>
          <table:table-cell office:value-type="string">
            <text:p>you.R.SUB.MF.2S</text:p>
          </table:table-cell>
          <table:table-cell office:value-type="string">
            <text:p>not.B</text:p>
          </table:table-cell>
          <table:table-cell office:value-type="string">
            <text:p>you.R.OBJ.MF.2S</text:p>
          </table:table-cell>
          <table:table-cell office:value-type="string">
            <text:p>have.V.2S.PRES</text:p>
          </table:table-cell>
          <table:table-cell office:value-type="string">
            <text:p>fix.V.M.SG.PASTPART</text:p>
          </table:table-cell>
          <table:table-cell office:value-type="string">
            <text:p>there.B</text:p>
          </table:table-cell>
          <table:table-cell office:value-type="string">
            <text:p>on.P</text:p>
          </table:table-cell>
          <table:table-cell office:value-type="string">
            <text:p>her.R.OBJ.F.3S[or]the.T.DEF.F.SG</text:p>
          </table:table-cell>
          <table:table-cell office:value-type="string">
            <text:p>corner.N.F.SG</text:p>
          </table:table-cell>
          <table:table-cell office:value-type="string">
            <text:p>of_the.P+T.M.S</text:p>
          </table:table-cell>
          <table:table-cell office:value-type="string">
            <text:p>airport.N.M.S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sí</text:p>
          </table:table-cell>
          <table:table-cell office:value-type="string">
            <text:p>yo</text:p>
          </table:table-cell>
          <table:table-cell office:value-type="string">
            <text:p>sí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office:value-type="string">
            <text:p>himself.R.P.MF.3S[or]yes.B</text:p>
          </table:table-cell>
          <table:table-cell office:value-type="string">
            <text:p>I.R.SUB.MF.1S</text:p>
          </table:table-cell>
          <table:table-cell office:value-type="string">
            <text:p>himself.R.P.MF.3S[or]yes.B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una</text:p>
          </table:table-cell>
          <table:table-cell office:value-type="string">
            <text:p>un</text:p>
          </table:table-cell>
          <table:table-cell office:value-type="string">
            <text:p>lugar</text:p>
          </table:table-cell>
          <table:table-cell office:value-type="string">
            <text:p>que</text:p>
          </table:table-cell>
          <table:table-cell office:value-type="string">
            <text:p>ponen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unite.V.1S.PRESSUBJ[or]one.R.F.SG[or]a.T.IND.F.SG[or]unite.V.3S.IMPER[or]unite.V.3S.PRESSUBJ</text:p>
          </table:table-cell>
          <table:table-cell office:value-type="string">
            <text:p>one.T.IND.M.SG</text:p>
          </table:table-cell>
          <table:table-cell office:value-type="string">
            <text:p>place.N.M.SG</text:p>
          </table:table-cell>
          <table:table-cell office:value-type="string">
            <text:p>which.C</text:p>
          </table:table-cell>
          <table:table-cell office:value-type="string">
            <text:p>set.V.3P.PRE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ahí</text:p>
          </table:table-cell>
          <table:table-cell office:value-type="string">
            <text:p>sí</text:p>
          </table:table-cell>
          <table:table-cell office:value-type="string">
            <text:p>yo</text:p>
          </table:table-cell>
          <table:table-cell office:value-type="string">
            <text:p>veo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here.B</text:p>
          </table:table-cell>
          <table:table-cell office:value-type="string">
            <text:p>himself.R.P.MF.3S[or]yes.B</text:p>
          </table:table-cell>
          <table:table-cell office:value-type="string">
            <text:p>I.R.SUB.MF.1S</text:p>
          </table:table-cell>
          <table:table-cell office:value-type="string">
            <text:p>view.V.1S.PR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so</text:p>
          </table:table-cell>
          <table:table-cell office:value-type="string">
            <text:p>bueno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that.R.DEM.N.SG</text:p>
          </table:table-cell>
          <table:table-cell office:value-type="string">
            <text:p>well.A.M.SG[or]well.INTERJ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sos</text:p>
          </table:table-cell>
          <table:table-cell office:value-type="string">
            <text:p>vienen</text:p>
          </table:table-cell>
          <table:table-cell office:value-type="string">
            <text:p>hasta</text:p>
          </table:table-cell>
          <table:table-cell office:value-type="string">
            <text:p>aquí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that.A.DEM.M.PL</text:p>
          </table:table-cell>
          <table:table-cell office:value-type="string">
            <text:p>come.V.3P.PRES</text:p>
          </table:table-cell>
          <table:table-cell office:value-type="string">
            <text:p>until.P</text:p>
          </table:table-cell>
          <table:table-cell office:value-type="string">
            <text:p>here.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no</text:p>
          </table:table-cell>
          <table:table-cell office:value-type="string">
            <text:p>de</text:p>
          </table:table-cell>
          <table:table-cell office:value-type="string">
            <text:p>verdad</text:p>
          </table:table-cell>
          <table:table-cell office:value-type="string">
            <text:p>yo</text:p>
          </table:table-cell>
          <table:table-cell office:value-type="string">
            <text:p>no</text:p>
          </table:table-cell>
          <table:table-cell office:value-type="string">
            <text:p>me</text:p>
          </table:table-cell>
          <table:table-cell office:value-type="string">
            <text:p>había</text:p>
          </table:table-cell>
          <table:table-cell office:value-type="string">
            <text:p>fijado</text:p>
          </table:table-cell>
          <table:table-cell office:value-type="string">
            <text:p>nunca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ut</text:p>
          </table:table-cell>
          <table:table-cell office:value-type="string">
            <text:p>not.B</text:p>
          </table:table-cell>
          <table:table-cell office:value-type="string">
            <text:p>of.P</text:p>
          </table:table-cell>
          <table:table-cell office:value-type="string">
            <text:p>truth.N.F.SG</text:p>
          </table:table-cell>
          <table:table-cell office:value-type="string">
            <text:p>I.R.SUB.MF.1S</text:p>
          </table:table-cell>
          <table:table-cell office:value-type="string">
            <text:p>not.B</text:p>
          </table:table-cell>
          <table:table-cell office:value-type="string">
            <text:p>me.R.OBJ.MF.1S</text:p>
          </table:table-cell>
          <table:table-cell office:value-type="string">
            <text:p>have.V.13S.IMPERF</text:p>
          </table:table-cell>
          <table:table-cell office:value-type="string">
            <text:p>fix.V.M.SG.PASTPART</text:p>
          </table:table-cell>
          <table:table-cell office:value-type="string">
            <text:p>never.B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llos</text:p>
          </table:table-cell>
          <table:table-cell office:value-type="string">
            <text:p>caminan</text:p>
          </table:table-cell>
          <table:table-cell office:value-type="string">
            <text:p>por</text:p>
          </table:table-cell>
          <table:table-cell office:value-type="string">
            <text:p>caminando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they.R.SUB.M.3P</text:p>
          </table:table-cell>
          <table:table-cell office:value-type="string">
            <text:p>walk.V.3P.PRES</text:p>
          </table:table-cell>
          <table:table-cell office:value-type="string">
            <text:p>for.P</text:p>
          </table:table-cell>
          <table:table-cell office:value-type="string">
            <text:p>walk.V.PRESPA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pero</text:p>
          </table:table-cell>
          <table:table-cell office:value-type="string">
            <text:p>qué</text:p>
          </table:table-cell>
          <table:table-cell office:value-type="string">
            <text:p>pasa</text:p>
          </table:table-cell>
          <table:table-cell office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office:value-type="string">
            <text:p>what.INTERR</text:p>
          </table:table-cell>
          <table:table-cell office:value-type="string">
            <text:p>spend.V.3S.PR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que</text:p>
          </table:table-cell>
          <table:table-cell office:value-type="string">
            <text:p>ellos</text:p>
          </table:table-cell>
          <table:table-cell office:value-type="string">
            <text:p>limpian</text:p>
          </table:table-cell>
          <table:table-cell office:value-type="string">
            <text:p>ellos</text:p>
          </table:table-cell>
          <table:table-cell office:value-type="string">
            <text:p>bajan</text:p>
          </table:table-cell>
          <table:table-cell office:value-type="string">
            <text:p>la</text:p>
          </table:table-cell>
          <table:table-cell office:value-type="string">
            <text:p>pala</text:p>
          </table:table-cell>
          <table:table-cell office:value-type="string">
            <text:p>y</text:p>
          </table:table-cell>
          <table:table-cell office:value-type="string">
            <text:p>van</text:p>
          </table:table-cell>
          <table:table-cell office:value-type="string">
            <text:p>caminando</text:p>
          </table:table-cell>
          <table:table-cell office:value-type="string">
            <text:p>y</text:p>
          </table:table-cell>
          <table:table-cell office:value-type="string">
            <text:p>van</text:p>
          </table:table-cell>
          <table:table-cell office:value-type="string">
            <text:p>rompiendo</text:p>
          </table:table-cell>
          <table:table-cell office:value-type="string">
            <text:p>esa</text:p>
          </table:table-cell>
          <table:table-cell office:value-type="string">
            <text:p>hierba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aut</text:p>
          </table:table-cell>
          <table:table-cell office:value-type="string">
            <text:p>which.C</text:p>
          </table:table-cell>
          <table:table-cell office:value-type="string">
            <text:p>they.R.SUB.M.3P</text:p>
          </table:table-cell>
          <table:table-cell office:value-type="string">
            <text:p>clean.V.3P.PRES</text:p>
          </table:table-cell>
          <table:table-cell office:value-type="string">
            <text:p>they.R.SUB.M.3P</text:p>
          </table:table-cell>
          <table:table-cell office:value-type="string">
            <text:p>lower.V.3P.PRES</text:p>
          </table:table-cell>
          <table:table-cell office:value-type="string">
            <text:p>her.R.OBJ.F.3S[or]the.T.DEF.F.SG</text:p>
          </table:table-cell>
          <table:table-cell office:value-type="string">
            <text:p>spade.N.F.S</text:p>
          </table:table-cell>
          <table:table-cell office:value-type="string">
            <text:p>and.C</text:p>
          </table:table-cell>
          <table:table-cell office:value-type="string">
            <text:p>go.V.3P.PRES</text:p>
          </table:table-cell>
          <table:table-cell office:value-type="string">
            <text:p>walk.V.PRESPART</text:p>
          </table:table-cell>
          <table:table-cell office:value-type="string">
            <text:p>and.C</text:p>
          </table:table-cell>
          <table:table-cell office:value-type="string">
            <text:p>go.V.3P.PRES</text:p>
          </table:table-cell>
          <table:table-cell office:value-type="string">
            <text:p>smash.V.PRESPART</text:p>
          </table:table-cell>
          <table:table-cell office:value-type="string">
            <text:p>that.A.DEM.F.SG</text:p>
          </table:table-cell>
          <table:table-cell office:value-type="string">
            <text:p>grass.N.F.SG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pero</text:p>
          </table:table-cell>
          <table:table-cell office:value-type="string">
            <text:p>en</text:p>
          </table:table-cell>
          <table:table-cell office:value-type="string">
            <text:p>vez</text:p>
          </table:table-cell>
          <table:table-cell office:value-type="string">
            <text:p>de</text:p>
          </table:table-cell>
          <table:table-cell office:value-type="string">
            <text:p>hacer</text:p>
          </table:table-cell>
          <table:table-cell office:value-type="string">
            <text:p>un</text:p>
          </table:table-cell>
          <table:table-cell office:value-type="string">
            <text:p>pedacito</text:p>
          </table:table-cell>
          <table:table-cell office:value-type="string">
            <text:p>cortico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office:value-type="string">
            <text:p>on.P</text:p>
          </table:table-cell>
          <table:table-cell office:value-type="string">
            <text:p>time.N.F.SG</text:p>
          </table:table-cell>
          <table:table-cell office:value-type="string">
            <text:p>of.P</text:p>
          </table:table-cell>
          <table:table-cell office:value-type="string">
            <text:p>do.V.INFIN</text:p>
          </table:table-cell>
          <table:table-cell office:value-type="string">
            <text:p>one.T.IND.M.SG</text:p>
          </table:table-cell>
          <table:table-cell office:value-type="string">
            <text:p>bit.N.M.S.DIM</text:p>
          </table:table-cell>
          <table:table-cell office:value-type="string">
            <text:p>short.A.M.S.DIM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</text:p>
          </table:table-cell>
          <table:table-cell office:value-type="string">
            <text:p>llevarla</text:p>
          </table:table-cell>
          <table:table-cell office:value-type="string">
            <text:p>hasta</text:p>
          </table:table-cell>
          <table:table-cell office:value-type="string">
            <text:p>el</text:p>
          </table:table-cell>
          <table:table-cell office:value-type="string">
            <text:p>camión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wear.V.INFIN.+LA[PRN.F.3S]</text:p>
          </table:table-cell>
          <table:table-cell office:value-type="string">
            <text:p>until.P</text:p>
          </table:table-cell>
          <table:table-cell office:value-type="string">
            <text:p>the.T.DEF.M.SG</text:p>
          </table:table-cell>
          <table:table-cell office:value-type="string">
            <text:p>truck.N.M.SG</text:p>
          </table:table-cell>
          <table:table-cell office:value-type="string">
            <text:p>not.B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imagínate</text:p>
          </table:table-cell>
          <table:table-cell office:value-type="string">
            <text:p>si</text:p>
          </table:table-cell>
          <table:table-cell office:value-type="string">
            <text:p>el</text:p>
          </table:table-cell>
          <table:table-cell office:value-type="string">
            <text:p>camión</text:p>
          </table:table-cell>
          <table:table-cell office:value-type="string">
            <text:p>está</text:p>
          </table:table-cell>
          <table:table-cell office:value-type="string">
            <text:p>parado</text:p>
          </table:table-cell>
          <table:table-cell office:value-type="string">
            <text:p>a</text:p>
          </table:table-cell>
          <table:table-cell office:value-type="string">
            <text:p>cuatro</text:p>
          </table:table-cell>
          <table:table-cell office:value-type="string">
            <text:p>cuadras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ut</text:p>
          </table:table-cell>
          <table:table-cell office:value-type="string">
            <text:p>imagine.V.2S.IMPER.PRECLITIC.+TE[PRN.MF.2S]</text:p>
          </table:table-cell>
          <table:table-cell office:value-type="string">
            <text:p>whether.C</text:p>
          </table:table-cell>
          <table:table-cell office:value-type="string">
            <text:p>the.T.DEF.M.SG</text:p>
          </table:table-cell>
          <table:table-cell office:value-type="string">
            <text:p>truck.N.M.SG</text:p>
          </table:table-cell>
          <table:table-cell office:value-type="string">
            <text:p>be.V.3S.PRES</text:p>
          </table:table-cell>
          <table:table-cell office:value-type="string">
            <text:p>unemployed.A.M.SG[or]stall.V.M.SG.PASTPART</text:p>
          </table:table-cell>
          <table:table-cell office:value-type="string">
            <text:p>to.P</text:p>
          </table:table-cell>
          <table:table-cell office:value-type="string">
            <text:p>four.N.M</text:p>
          </table:table-cell>
          <table:table-cell office:value-type="string">
            <text:p>stable.N.F.PL[or]square.V.2S.PR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tú</text:p>
          </table:table-cell>
          <table:table-cell office:value-type="string">
            <text:p>crees</text:p>
          </table:table-cell>
          <table:table-cell office:value-type="string">
            <text:p>que</text:p>
          </table:table-cell>
          <table:table-cell office:value-type="string">
            <text:p>ellos</text:p>
          </table:table-cell>
          <table:table-cell office:value-type="string">
            <text:p>van</text:p>
          </table:table-cell>
          <table:table-cell office:value-type="string">
            <text:p>a</text:p>
          </table:table-cell>
          <table:table-cell office:value-type="string">
            <text:p>recoger</text:p>
          </table:table-cell>
          <table:table-cell office:value-type="string">
            <text:p>un</text:p>
          </table:table-cell>
          <table:table-cell office:value-type="string">
            <text:p>poquito</text:p>
          </table:table-cell>
          <table:table-cell office:value-type="string">
            <text:p>y</text:p>
          </table:table-cell>
          <table:table-cell office:value-type="string">
            <text:p>llevarlo</text:p>
          </table:table-cell>
          <table:table-cell office:value-type="string">
            <text:p>y</text:p>
          </table:table-cell>
          <table:table-cell office:value-type="string">
            <text:p>botarlo</text:p>
          </table:table-cell>
          <table:table-cell office:value-type="string">
            <text:p>y</text:p>
          </table:table-cell>
          <table:table-cell office:value-type="string">
            <text:p>regresarlo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aut</text:p>
          </table:table-cell>
          <table:table-cell office:value-type="string">
            <text:p>you.R.SUB.MF.2S</text:p>
          </table:table-cell>
          <table:table-cell office:value-type="string">
            <text:p>create.V.2S.PRESSUBJ[or]believe.V.2S.PRES</text:p>
          </table:table-cell>
          <table:table-cell office:value-type="string">
            <text:p>which.C</text:p>
          </table:table-cell>
          <table:table-cell office:value-type="string">
            <text:p>they.R.SUB.M.3P</text:p>
          </table:table-cell>
          <table:table-cell office:value-type="string">
            <text:p>go.V.3P.PRES</text:p>
          </table:table-cell>
          <table:table-cell office:value-type="string">
            <text:p>to.P</text:p>
          </table:table-cell>
          <table:table-cell office:value-type="string">
            <text:p>pick.V.INFIN</text:p>
          </table:table-cell>
          <table:table-cell office:value-type="string">
            <text:p>one.T.IND.M.SG</text:p>
          </table:table-cell>
          <table:table-cell office:value-type="string">
            <text:p>little.A.M.S.DIM</text:p>
          </table:table-cell>
          <table:table-cell office:value-type="string">
            <text:p>and.C</text:p>
          </table:table-cell>
          <table:table-cell office:value-type="string">
            <text:p>wear.V.INFIN.+LO[PRN.M.3S]</text:p>
          </table:table-cell>
          <table:table-cell office:value-type="string">
            <text:p>and.C</text:p>
          </table:table-cell>
          <table:table-cell office:value-type="string">
            <text:p>bounce.V.INFIN.+LO[PRN.M.3S]</text:p>
          </table:table-cell>
          <table:table-cell office:value-type="string">
            <text:p>and.C</text:p>
          </table:table-cell>
          <table:table-cell office:value-type="string">
            <text:p>return.V.INFIN.+LO[PRN.M.3S]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llos</text:p>
          </table:table-cell>
          <table:table-cell office:value-type="string">
            <text:p>ponen</text:p>
          </table:table-cell>
          <table:table-cell office:value-type="string">
            <text:p>la</text:p>
          </table:table-cell>
          <table:table-cell office:value-type="string">
            <text:p>pala</text:p>
          </table:table-cell>
          <table:table-cell office:value-type="string">
            <text:p>y</text:p>
          </table:table-cell>
          <table:table-cell office:value-type="string">
            <text:p>van</text:p>
          </table:table-cell>
          <table:table-cell office:value-type="string">
            <text:p>rompiendo</text:p>
          </table:table-cell>
          <table:table-cell office:value-type="string">
            <text:p>van</text:p>
          </table:table-cell>
          <table:table-cell office:value-type="string">
            <text:p>empujándola</text:p>
          </table:table-cell>
          <table:table-cell office:value-type="string">
            <text:p>para</text:p>
          </table:table-cell>
          <table:table-cell office:value-type="string">
            <text:p>allá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aut</text:p>
          </table:table-cell>
          <table:table-cell office:value-type="string">
            <text:p>they.R.SUB.M.3P</text:p>
          </table:table-cell>
          <table:table-cell office:value-type="string">
            <text:p>set.V.3P.PRES</text:p>
          </table:table-cell>
          <table:table-cell office:value-type="string">
            <text:p>her.R.OBJ.F.3S[or]the.T.DEF.F.SG</text:p>
          </table:table-cell>
          <table:table-cell office:value-type="string">
            <text:p>spade.N.F.S</text:p>
          </table:table-cell>
          <table:table-cell office:value-type="string">
            <text:p>and.C</text:p>
          </table:table-cell>
          <table:table-cell office:value-type="string">
            <text:p>go.V.3P.PRES</text:p>
          </table:table-cell>
          <table:table-cell office:value-type="string">
            <text:p>smash.V.PRESPART</text:p>
          </table:table-cell>
          <table:table-cell office:value-type="string">
            <text:p>go.V.3P.PRES</text:p>
          </table:table-cell>
          <table:table-cell office:value-type="string">
            <text:p>push.V.PRESPART</text:p>
          </table:table-cell>
          <table:table-cell office:value-type="string">
            <text:p>stall.V.3S.PRES</text:p>
          </table:table-cell>
          <table:table-cell office:value-type="string">
            <text:p>there.B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pero</text:p>
          </table:table-cell>
          <table:table-cell office:value-type="string">
            <text:p>lo</text:p>
          </table:table-cell>
          <table:table-cell office:value-type="string">
            <text:p>que</text:p>
          </table:table-cell>
          <table:table-cell office:value-type="string">
            <text:p>hace</text:p>
          </table:table-cell>
          <table:table-cell office:value-type="string">
            <text:p>despué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office:value-type="string">
            <text:p>him.R.OBJ.M.3S[or]the.T.DEF.N.SP</text:p>
          </table:table-cell>
          <table:table-cell office:value-type="string">
            <text:p>which.C</text:p>
          </table:table-cell>
          <table:table-cell office:value-type="string">
            <text:p>take.V.3S.PRES</text:p>
          </table:table-cell>
          <table:table-cell office:value-type="string">
            <text:p>thereafter.B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que</text:p>
          </table:table-cell>
          <table:table-cell table:number-columns-repeated="2" office:value-type="string">
            <text:p>se</text:p>
          </table:table-cell>
          <table:table-cell office:value-type="string">
            <text:p>queda</text:p>
          </table:table-cell>
          <table:table-cell office:value-type="string">
            <text:p>toda</text:p>
          </table:table-cell>
          <table:table-cell office:value-type="string">
            <text:p>suelta</text:p>
          </table:table-cell>
          <table:table-cell office:value-type="string">
            <text:p>se</text:p>
          </table:table-cell>
          <table:table-cell office:value-type="string">
            <text:p>riega</text:p>
          </table:table-cell>
          <table:table-cell office:value-type="string">
            <text:p>tod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ut</text:p>
          </table:table-cell>
          <table:table-cell office:value-type="string">
            <text:p>which.C</text:p>
          </table:table-cell>
          <table:table-cell table:number-columns-repeated="2" office:value-type="string">
            <text:p>self.R.REF.MF.3SP[or]be.V.2P.IMPER.PRECLITIC</text:p>
          </table:table-cell>
          <table:table-cell office:value-type="string">
            <text:p>stay.V.3S.PRES</text:p>
          </table:table-cell>
          <table:table-cell office:value-type="string">
            <text:p>everything.R.F.SG[or]all.A.F.SG</text:p>
          </table:table-cell>
          <table:table-cell office:value-type="string">
            <text:p>loose.A.F.SG</text:p>
          </table:table-cell>
          <table:table-cell office:value-type="string">
            <text:p>self.R.REF.MF.3SP[or]be.V.2P.IMPER.PRECLITIC</text:p>
          </table:table-cell>
          <table:table-cell office:value-type="string">
            <text:p>irrigate.V.3S.PRES</text:p>
          </table:table-cell>
          <table:table-cell office:value-type="string">
            <text:p>everything.R.M.SG[or]all.A.M.S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</text:p>
          </table:table-cell>
          <table:table-cell office:value-type="string">
            <text:p>cuando</text:p>
          </table:table-cell>
          <table:table-cell office:value-type="string">
            <text:p>el</text:p>
          </table:table-cell>
          <table:table-cell office:value-type="string">
            <text:p>aire</text:p>
          </table:table-cell>
          <table:table-cell office:value-type="string">
            <text:p>sopla</text:p>
          </table:table-cell>
          <table:table-cell office:value-type="string">
            <text:p>de</text:p>
          </table:table-cell>
          <table:table-cell office:value-type="string">
            <text:p>allá</text:p>
          </table:table-cell>
          <table:table-cell office:value-type="string">
            <text:p>o</text:p>
          </table:table-cell>
          <table:table-cell office:value-type="string">
            <text:p>de</text:p>
          </table:table-cell>
          <table:table-cell office:value-type="string">
            <text:p>aquí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as.C</text:p>
          </table:table-cell>
          <table:table-cell office:value-type="string">
            <text:p>the.T.DEF.M.SG</text:p>
          </table:table-cell>
          <table:table-cell office:value-type="string">
            <text:p>air.N.M.SG</text:p>
          </table:table-cell>
          <table:table-cell office:value-type="string">
            <text:p>blow.V.3S.PRES</text:p>
          </table:table-cell>
          <table:table-cell office:value-type="string">
            <text:p>of.P</text:p>
          </table:table-cell>
          <table:table-cell office:value-type="string">
            <text:p>there.B</text:p>
          </table:table-cell>
          <table:table-cell office:value-type="string">
            <text:p>or.C</text:p>
          </table:table-cell>
          <table:table-cell office:value-type="string">
            <text:p>of.P</text:p>
          </table:table-cell>
          <table:table-cell office:value-type="string">
            <text:p>here.B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toda</text:p>
          </table:table-cell>
          <table:table-cell office:value-type="string">
            <text:p>esa</text:p>
          </table:table-cell>
          <table:table-cell office:value-type="string">
            <text:p>hierba</text:p>
          </table:table-cell>
          <table:table-cell office:value-type="string">
            <text:p>muert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everything.R.F.SG[or]all.A.F.SG</text:p>
          </table:table-cell>
          <table:table-cell office:value-type="string">
            <text:p>that.A.DEM.F.SG</text:p>
          </table:table-cell>
          <table:table-cell office:value-type="string">
            <text:p>grass.N.F.SG</text:p>
          </table:table-cell>
          <table:table-cell office:value-type="string">
            <text:p>dead.A.F.SG[or]die.V.F.SG.PASTPART[or]dead.N.F.S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va</text:p>
          </table:table-cell>
          <table:table-cell office:value-type="string">
            <text:p>cayendo</text:p>
          </table:table-cell>
          <table:table-cell office:value-type="string">
            <text:p>para</text:p>
          </table:table-cell>
          <table:table-cell office:value-type="string">
            <text:p>acá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go.V.3S.PRES</text:p>
          </table:table-cell>
          <table:table-cell office:value-type="string">
            <text:p>fall.V.PRESPART</text:p>
          </table:table-cell>
          <table:table-cell office:value-type="string">
            <text:p>stall.V.3S.PRES</text:p>
          </table:table-cell>
          <table:table-cell office:value-type="string">
            <text:p>here.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</text:p>
          </table:table-cell>
          <table:table-cell office:value-type="string">
            <text:p>yo</text:p>
          </table:table-cell>
          <table:table-cell office:value-type="string">
            <text:p>le</text:p>
          </table:table-cell>
          <table:table-cell office:value-type="string">
            <text:p>echo</text:p>
          </table:table-cell>
          <table:table-cell office:value-type="string">
            <text:p>ahí</text:p>
          </table:table-cell>
          <table:table-cell office:value-type="string">
            <text:p>cosa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I.R.SUB.MF.1S</text:p>
          </table:table-cell>
          <table:table-cell office:value-type="string">
            <text:p>to_him.R.IND.MF.23S</text:p>
          </table:table-cell>
          <table:table-cell office:value-type="string">
            <text:p>chuck.V.1S.PRES</text:p>
          </table:table-cell>
          <table:table-cell office:value-type="string">
            <text:p>here.B</text:p>
          </table:table-cell>
          <table:table-cell office:value-type="string">
            <text:p>thing.N.F.PL[or]sew.V.2S.PRESSUBJ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</text:p>
          </table:table-cell>
          <table:table-cell office:value-type="string">
            <text:p>fumigó</text:p>
          </table:table-cell>
          <table:table-cell office:value-type="string">
            <text:p>y</text:p>
          </table:table-cell>
          <table:table-cell office:value-type="string">
            <text:p>eso</text:p>
          </table:table-cell>
          <table:table-cell office:value-type="string">
            <text:p>para</text:p>
          </table:table-cell>
          <table:table-cell office:value-type="string">
            <text:p>mantener</text:p>
          </table:table-cell>
          <table:table-cell office:value-type="string">
            <text:p>la</text:p>
          </table:table-cell>
          <table:table-cell office:value-type="string">
            <text:p>hierba</text:p>
          </table:table-cell>
          <table:table-cell office:value-type="string">
            <text:p>lo</text:p>
          </table:table-cell>
          <table:table-cell office:value-type="string">
            <text:p>menos</text:p>
          </table:table-cell>
          <table:table-cell office:value-type="string">
            <text:p>que</text:p>
          </table:table-cell>
          <table:table-cell office:value-type="string">
            <text:p>no</text:p>
          </table:table-cell>
          <table:table-cell office:value-type="string">
            <text:p>crezca</text:p>
          </table:table-cell>
          <table:table-cell office:value-type="string">
            <text:p>mucho</text:p>
          </table:table-cell>
          <table:table-cell office:value-type="string">
            <text:p>pero</text:p>
          </table:table-cell>
          <table:table-cell office:value-type="string">
            <text:p>con</text:p>
          </table:table-cell>
          <table:table-cell office:value-type="string">
            <text:p>todo</text:p>
          </table:table-cell>
          <table:table-cell office:value-type="string">
            <text:p>y</text:p>
          </table:table-cell>
          <table:table-cell office:value-type="string">
            <text:p>eso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spray.V.3S.PAST</text:p>
          </table:table-cell>
          <table:table-cell office:value-type="string">
            <text:p>and.C</text:p>
          </table:table-cell>
          <table:table-cell office:value-type="string">
            <text:p>that.R.DEM.N.SG</text:p>
          </table:table-cell>
          <table:table-cell office:value-type="string">
            <text:p>stall.V.3S.PRES</text:p>
          </table:table-cell>
          <table:table-cell office:value-type="string">
            <text:p>maintain.V.INFIN</text:p>
          </table:table-cell>
          <table:table-cell office:value-type="string">
            <text:p>her.R.OBJ.F.3S[or]the.T.DEF.F.SG</text:p>
          </table:table-cell>
          <table:table-cell office:value-type="string">
            <text:p>grass.N.F.SG</text:p>
          </table:table-cell>
          <table:table-cell office:value-type="string">
            <text:p>him.R.OBJ.M.3S[or]the.T.DEF.N.SP</text:p>
          </table:table-cell>
          <table:table-cell office:value-type="string">
            <text:p>except.P[or]less.B</text:p>
          </table:table-cell>
          <table:table-cell office:value-type="string">
            <text:p>which.C</text:p>
          </table:table-cell>
          <table:table-cell office:value-type="string">
            <text:p>not.B</text:p>
          </table:table-cell>
          <table:table-cell office:value-type="string">
            <text:p>grow.V.1S.PRESSUBJ[or]grow.V.3S.IMPER[or]grow.V.3S.PRESSUBJ</text:p>
          </table:table-cell>
          <table:table-cell office:value-type="string">
            <text:p>much.B[or]much.A.M.SG</text:p>
          </table:table-cell>
          <table:table-cell office:value-type="string">
            <text:p>but.C</text:p>
          </table:table-cell>
          <table:table-cell office:value-type="string">
            <text:p>with.P</text:p>
          </table:table-cell>
          <table:table-cell office:value-type="string">
            <text:p>everything.R.M.SG[or]all.A.M.SG</text:p>
          </table:table-cell>
          <table:table-cell office:value-type="string">
            <text:p>and.C</text:p>
          </table:table-cell>
          <table:table-cell office:value-type="string">
            <text:p>that.R.DEM.N.SG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r</text:p>
          </table:table-cell>
          <table:table-cell office:value-type="string">
            <text:p>te</text:p>
          </table:table-cell>
          <table:table-cell office:value-type="string">
            <text:p>encuentras</text:p>
          </table:table-cell>
          <table:table-cell office:value-type="string">
            <text:p>que</text:p>
          </table:table-cell>
          <table:table-cell office:value-type="string">
            <text:p>los</text:p>
          </table:table-cell>
          <table:table-cell office:value-type="string">
            <text:p>lily_pads</text:p>
          </table:table-cell>
          <table:table-cell office:value-type="string">
            <text:p>crece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office:value-type="string">
            <text:p>you.R.OBJ.MF.2S</text:p>
          </table:table-cell>
          <table:table-cell office:value-type="string">
            <text:p>find.V.2S.PRES</text:p>
          </table:table-cell>
          <table:table-cell office:value-type="string">
            <text:p>which.C</text:p>
          </table:table-cell>
          <table:table-cell office:value-type="string">
            <text:p>them.R.OBJ.M.3P[or]the.T.DEF.M.PL</text:p>
          </table:table-cell>
          <table:table-cell office:value-type="string">
            <text:p>lily_pad.PV.+PV</text:p>
          </table:table-cell>
          <table:table-cell office:value-type="string">
            <text:p>grow.V.3P.PRE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</text:p>
          </table:table-cell>
          <table:table-cell office:value-type="string">
            <text:p>se</text:p>
          </table:table-cell>
          <table:table-cell office:value-type="string">
            <text:p>mete</text:p>
          </table:table-cell>
          <table:table-cell office:value-type="string">
            <text:p>la</text:p>
          </table:table-cell>
          <table:table-cell office:value-type="string">
            <text:p>basura</text:p>
          </table:table-cell>
          <table:table-cell office:value-type="string">
            <text:p>ahí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self.R.REF.MF.3SP[or]be.V.2P.IMPER.PRECLITIC</text:p>
          </table:table-cell>
          <table:table-cell office:value-type="string">
            <text:p>put.V.3S.PRES</text:p>
          </table:table-cell>
          <table:table-cell office:value-type="string">
            <text:p>her.R.OBJ.F.3S[or]the.T.DEF.F.SG</text:p>
          </table:table-cell>
          <table:table-cell office:value-type="string">
            <text:p>rubbish.N.F.SG</text:p>
          </table:table-cell>
          <table:table-cell office:value-type="string">
            <text:p>here.B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</text:p>
          </table:table-cell>
          <table:table-cell office:value-type="string">
            <text:p>vaya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go.V.1S.PRESSUBJ[or]go.V.3S.IMPER[or]go.V.3S.PRESSUBJ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le</text:p>
          </table:table-cell>
          <table:table-cell office:value-type="string">
            <text:p>echas</text:p>
          </table:table-cell>
          <table:table-cell office:value-type="string">
            <text:p>hoy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office:value-type="string">
            <text:p>los</text:p>
          </table:table-cell>
          <table:table-cell office:value-type="string">
            <text:p>dos</text:p>
          </table:table-cell>
          <table:table-cell office:value-type="string">
            <text:p>o</text:p>
          </table:table-cell>
          <table:table-cell office:value-type="string">
            <text:p>tres</text:p>
          </table:table-cell>
          <table:table-cell office:value-type="string">
            <text:p>meses</text:p>
          </table:table-cell>
          <table:table-cell office:value-type="string">
            <text:p>ya</text:p>
          </table:table-cell>
          <table:table-cell office:value-type="string">
            <text:p>están</text:p>
          </table:table-cell>
          <table:table-cell office:value-type="string">
            <text:p>de</text:p>
          </table:table-cell>
          <table:table-cell office:value-type="string">
            <text:p>nuevo</text:p>
          </table:table-cell>
          <table:table-cell office:value-type="string">
            <text:p>floreciendo</text:p>
          </table:table-cell>
          <table:table-cell office:value-type="string">
            <text:p>y</text:p>
          </table:table-cell>
          <table:table-cell office:value-type="string">
            <text:p>creciendo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aut</text:p>
          </table:table-cell>
          <table:table-cell office:value-type="string">
            <text:p>to_him.R.IND.MF.23S</text:p>
          </table:table-cell>
          <table:table-cell office:value-type="string">
            <text:p>chuck.V.2S.PRES</text:p>
          </table:table-cell>
          <table:table-cell office:value-type="string">
            <text:p>today.B</text:p>
          </table:table-cell>
          <table:table-cell office:value-type="string">
            <text:p>and.C</text:p>
          </table:table-cell>
          <table:table-cell office:value-type="string">
            <text:p>to.P</text:p>
          </table:table-cell>
          <table:table-cell office:value-type="string">
            <text:p>them.R.OBJ.M.3P[or]the.T.DEF.M.PL</text:p>
          </table:table-cell>
          <table:table-cell office:value-type="string">
            <text:p>two.N.M</text:p>
          </table:table-cell>
          <table:table-cell office:value-type="string">
            <text:p>or.C</text:p>
          </table:table-cell>
          <table:table-cell office:value-type="string">
            <text:p>three.N.M</text:p>
          </table:table-cell>
          <table:table-cell office:value-type="string">
            <text:p>month.N.M.PL</text:p>
          </table:table-cell>
          <table:table-cell office:value-type="string">
            <text:p>already.B</text:p>
          </table:table-cell>
          <table:table-cell office:value-type="string">
            <text:p>be.V.3P.PRES</text:p>
          </table:table-cell>
          <table:table-cell office:value-type="string">
            <text:p>of.P</text:p>
          </table:table-cell>
          <table:table-cell office:value-type="string">
            <text:p>new.A.M.SG</text:p>
          </table:table-cell>
          <table:table-cell office:value-type="string">
            <text:p>bloom.V.PRESPART</text:p>
          </table:table-cell>
          <table:table-cell office:value-type="string">
            <text:p>and.C</text:p>
          </table:table-cell>
          <table:table-cell office:value-type="string">
            <text:p>grow.V.PRESPART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o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so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</text:p>
          </table:table-cell>
          <table:table-cell office:value-type="string">
            <text:p>la</text:p>
          </table:table-cell>
          <table:table-cell office:value-type="string">
            <text:p>señora</text:p>
          </table:table-cell>
          <table:table-cell office:value-type="string">
            <text:p>de</text:p>
          </table:table-cell>
          <table:table-cell office:value-type="string">
            <text:p>al</text:p>
          </table:table-cell>
          <table:table-cell office:value-type="string">
            <text:p>lado</text:p>
          </table:table-cell>
          <table:table-cell office:value-type="string">
            <text:p>tiene</text:p>
          </table:table-cell>
          <table:table-cell office:value-type="string">
            <text:p>ahora</text:p>
          </table:table-cell>
          <table:table-cell office:value-type="string">
            <text:p>un</text:p>
          </table:table-cell>
          <table:table-cell office:value-type="string">
            <text:p>nieto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her.R.OBJ.F.3S[or]the.T.DEF.F.SG</text:p>
          </table:table-cell>
          <table:table-cell office:value-type="string">
            <text:p>sir.N.F.SG</text:p>
          </table:table-cell>
          <table:table-cell office:value-type="string">
            <text:p>of.P</text:p>
          </table:table-cell>
          <table:table-cell office:value-type="string">
            <text:p>to_the.P+T.M.S</text:p>
          </table:table-cell>
          <table:table-cell office:value-type="string">
            <text:p>side.N.M.SG</text:p>
          </table:table-cell>
          <table:table-cell office:value-type="string">
            <text:p>have.V.3S.PRES</text:p>
          </table:table-cell>
          <table:table-cell office:value-type="string">
            <text:p>now.B</text:p>
          </table:table-cell>
          <table:table-cell office:value-type="string">
            <text:p>one.T.IND.M.SG</text:p>
          </table:table-cell>
          <table:table-cell office:value-type="string">
            <text:p>granddaughter.N.M.SG</text:p>
          </table:table-cell>
          <table:table-cell office:value-type="string">
            <text:p>not.B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un</text:p>
          </table:table-cell>
          <table:table-cell office:value-type="string">
            <text:p>nieto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one.T.IND.M.SG</text:p>
          </table:table-cell>
          <table:table-cell office:value-type="string">
            <text:p>granddaughter.N.M.S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ah</text:p>
          </table:table-cell>
          <table:table-cell office:value-type="string">
            <text:p>sí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office:value-type="string">
            <text:p>himself.R.P.MF.3S[or]yes.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í</text:p>
          </table:table-cell>
          <table:table-cell office:value-type="string">
            <text:p>el</text:p>
          </table:table-cell>
          <table:table-cell office:value-type="string">
            <text:p>nieto</text:p>
          </table:table-cell>
          <table:table-cell office:value-type="string">
            <text:p>está</text:p>
          </table:table-cell>
          <table:table-cell office:value-type="string">
            <text:p>viviendo</text:p>
          </table:table-cell>
          <table:table-cell office:value-type="string">
            <text:p>con</text:p>
          </table:table-cell>
          <table:table-cell office:value-type="string">
            <text:p>ella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himself.R.P.MF.3S[or]yes.B</text:p>
          </table:table-cell>
          <table:table-cell office:value-type="string">
            <text:p>the.T.DEF.M.SG</text:p>
          </table:table-cell>
          <table:table-cell office:value-type="string">
            <text:p>granddaughter.N.M.SG</text:p>
          </table:table-cell>
          <table:table-cell office:value-type="string">
            <text:p>be.V.3S.PRES</text:p>
          </table:table-cell>
          <table:table-cell office:value-type="string">
            <text:p>live.V.PRESPART</text:p>
          </table:table-cell>
          <table:table-cell office:value-type="string">
            <text:p>with.P</text:p>
          </table:table-cell>
          <table:table-cell office:value-type="string">
            <text:p>she.R.SUB.F.3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qué</text:p>
          </table:table-cell>
          <table:table-cell office:value-type="string">
            <text:p>bueno</text:p>
          </table:table-cell>
          <table:table-cell office:value-type="string">
            <text:p>así</text:p>
          </table:table-cell>
          <table:table-cell office:value-type="string">
            <text:p>no</text:p>
          </table:table-cell>
          <table:table-cell office:value-type="string">
            <text:p>está</text:p>
          </table:table-cell>
          <table:table-cell office:value-type="string">
            <text:p>solita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what.INTERR</text:p>
          </table:table-cell>
          <table:table-cell office:value-type="string">
            <text:p>well.A.M.SG[or]well.INTERJ</text:p>
          </table:table-cell>
          <table:table-cell office:value-type="string">
            <text:p>thus.B[or]take.V.1S.PAST</text:p>
          </table:table-cell>
          <table:table-cell office:value-type="string">
            <text:p>not.B</text:p>
          </table:table-cell>
          <table:table-cell office:value-type="string">
            <text:p>be.V.3S.PRES</text:p>
          </table:table-cell>
          <table:table-cell office:value-type="string">
            <text:p>alone.A.F.S.DI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tú</text:p>
          </table:table-cell>
          <table:table-cell office:value-type="string">
            <text:p>sabes</text:p>
          </table:table-cell>
          <table:table-cell office:value-type="string">
            <text:p>que</text:p>
          </table:table-cell>
          <table:table-cell office:value-type="string">
            <text:p>yo</text:p>
          </table:table-cell>
          <table:table-cell office:value-type="string">
            <text:p>pensaba</text:p>
          </table:table-cell>
          <table:table-cell office:value-type="string">
            <text:p>que</text:p>
          </table:table-cell>
          <table:table-cell office:value-type="string">
            <text:p>los</text:p>
          </table:table-cell>
          <table:table-cell office:value-type="string">
            <text:p>hijos</text:p>
          </table:table-cell>
          <table:table-cell office:value-type="string">
            <text:p>de</text:p>
          </table:table-cell>
          <table:table-cell office:value-type="string">
            <text:p>Lucía</text:p>
          </table:table-cell>
          <table:table-cell office:value-type="string">
            <text:p>las</text:p>
          </table:table-cell>
          <table:table-cell office:value-type="string">
            <text:p>hijas</text:p>
          </table:table-cell>
          <table:table-cell office:value-type="string">
            <text:p>de</text:p>
          </table:table-cell>
          <table:table-cell office:value-type="string">
            <text:p>los</text:p>
          </table:table-cell>
          <table:table-cell office:value-type="string">
            <text:p>hijos</text:p>
          </table:table-cell>
          <table:table-cell office:value-type="string">
            <text:p>vivían</text:p>
          </table:table-cell>
          <table:table-cell office:value-type="string">
            <text:p>fuera</text:p>
          </table:table-cell>
          <table:table-cell office:value-type="string">
            <text:p>de</text:p>
          </table:table-cell>
          <table:table-cell office:value-type="string">
            <text:p>Miami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aut</text:p>
          </table:table-cell>
          <table:table-cell office:value-type="string">
            <text:p>you.R.SUB.MF.2S</text:p>
          </table:table-cell>
          <table:table-cell office:value-type="string">
            <text:p>know.V.2S.PRES</text:p>
          </table:table-cell>
          <table:table-cell office:value-type="string">
            <text:p>which.C</text:p>
          </table:table-cell>
          <table:table-cell office:value-type="string">
            <text:p>I.R.SUB.MF.1S</text:p>
          </table:table-cell>
          <table:table-cell office:value-type="string">
            <text:p>think.V.13S.IMPERF</text:p>
          </table:table-cell>
          <table:table-cell office:value-type="string">
            <text:p>which.C</text:p>
          </table:table-cell>
          <table:table-cell office:value-type="string">
            <text:p>them.R.OBJ.M.3P[or]the.T.DEF.M.PL</text:p>
          </table:table-cell>
          <table:table-cell office:value-type="string">
            <text:p>son.N.M.PL</text:p>
          </table:table-cell>
          <table:table-cell office:value-type="string">
            <text:p>of.P</text:p>
          </table:table-cell>
          <table:table-cell office:value-type="string">
            <text:p>name</text:p>
          </table:table-cell>
          <table:table-cell office:value-type="string">
            <text:p>them.R.OBJ.F.3P[or]the.T.DEF.F.PL</text:p>
          </table:table-cell>
          <table:table-cell office:value-type="string">
            <text:p>son.N.F.PL</text:p>
          </table:table-cell>
          <table:table-cell office:value-type="string">
            <text:p>of.P</text:p>
          </table:table-cell>
          <table:table-cell office:value-type="string">
            <text:p>them.R.OBJ.M.3P[or]the.T.DEF.M.PL</text:p>
          </table:table-cell>
          <table:table-cell office:value-type="string">
            <text:p>son.N.M.PL</text:p>
          </table:table-cell>
          <table:table-cell office:value-type="string">
            <text:p>live.V.3P.IMPERF</text:p>
          </table:table-cell>
          <table:table-cell office:value-type="string">
            <text:p>outside.B[or]go.V.1S.IMPERFSUBJ[or]go.V.3S.IMPERFSUBJ[or]be.V.1S.IMPERFSUBJ[or]be.V.3S.IMPERFSUBJ</text:p>
          </table:table-cell>
          <table:table-cell office:value-type="string">
            <text:p>of.P</text:p>
          </table:table-cell>
          <table:table-cell office:value-type="string">
            <text:p>name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pero</text:p>
          </table:table-cell>
          <table:table-cell office:value-type="string">
            <text:p>éste</text:p>
          </table:table-cell>
          <table:table-cell office:value-type="string">
            <text:p>vive</text:p>
          </table:table-cell>
          <table:table-cell office:value-type="string">
            <text:p>en</text:p>
          </table:table-cell>
          <table:table-cell office:value-type="string">
            <text:p>Core_Gable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but.C</text:p>
          </table:table-cell>
          <table:table-cell office:value-type="string">
            <text:p>this.R.DEM.M.SG</text:p>
          </table:table-cell>
          <table:table-cell office:value-type="string">
            <text:p>live.V.3S.PRES</text:p>
          </table:table-cell>
          <table:table-cell office:value-type="string">
            <text:p>on.P</text:p>
          </table:table-cell>
          <table:table-cell office:value-type="string">
            <text:p>nam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really</text:p>
          </table:table-cell>
          <table:table-cell office:value-type="string">
            <text:p>?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real.ADV.+ADV[or]really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l</text:p>
          </table:table-cell>
          <table:table-cell office:value-type="string">
            <text:p>hijo</text:p>
          </table:table-cell>
          <table:table-cell office:value-type="string">
            <text:p>de</text:p>
          </table:table-cell>
          <table:table-cell office:value-type="string">
            <text:p>ella</text:p>
          </table:table-cell>
          <table:table-cell office:value-type="string">
            <text:p>que</text:p>
          </table:table-cell>
          <table:table-cell office:value-type="string">
            <text:p>es</text:p>
          </table:table-cell>
          <table:table-cell office:value-type="string">
            <text:p>el</text:p>
          </table:table-cell>
          <table:table-cell office:value-type="string">
            <text:p>papá</text:p>
          </table:table-cell>
          <table:table-cell office:value-type="string">
            <text:p>del</text:p>
          </table:table-cell>
          <table:table-cell office:value-type="string">
            <text:p>nieto</text:p>
          </table:table-cell>
          <table:table-cell office:value-type="string">
            <text:p>vive</text:p>
          </table:table-cell>
          <table:table-cell office:value-type="string">
            <text:p>en</text:p>
          </table:table-cell>
          <table:table-cell office:value-type="string">
            <text:p>Core_Gables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aut</text:p>
          </table:table-cell>
          <table:table-cell office:value-type="string">
            <text:p>the.T.DEF.M.SG</text:p>
          </table:table-cell>
          <table:table-cell office:value-type="string">
            <text:p>son.N.M.SG</text:p>
          </table:table-cell>
          <table:table-cell office:value-type="string">
            <text:p>of.P</text:p>
          </table:table-cell>
          <table:table-cell office:value-type="string">
            <text:p>she.R.SUB.F.3S</text:p>
          </table:table-cell>
          <table:table-cell office:value-type="string">
            <text:p>which.C</text:p>
          </table:table-cell>
          <table:table-cell office:value-type="string">
            <text:p>be.V.3S.PRES</text:p>
          </table:table-cell>
          <table:table-cell office:value-type="string">
            <text:p>the.T.DEF.M.SG</text:p>
          </table:table-cell>
          <table:table-cell office:value-type="string">
            <text:p>daddy.N.M.SG</text:p>
          </table:table-cell>
          <table:table-cell office:value-type="string">
            <text:p>of_the.P+T.M.S</text:p>
          </table:table-cell>
          <table:table-cell office:value-type="string">
            <text:p>granddaughter.N.M.SG</text:p>
          </table:table-cell>
          <table:table-cell office:value-type="string">
            <text:p>live.V.3S.PRES</text:p>
          </table:table-cell>
          <table:table-cell office:value-type="string">
            <text:p>on.P</text:p>
          </table:table-cell>
          <table:table-cell office:value-type="string">
            <text:p>name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au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porque</text:p>
          </table:table-cell>
          <table:table-cell office:value-type="string">
            <text:p>como</text:p>
          </table:table-cell>
          <table:table-cell office:value-type="string">
            <text:p>yo</text:p>
          </table:table-cell>
          <table:table-cell office:value-type="string">
            <text:p>nunca</text:p>
          </table:table-cell>
          <table:table-cell office:value-type="string">
            <text:p>los</text:p>
          </table:table-cell>
          <table:table-cell office:value-type="string">
            <text:p>veía</text:p>
          </table:table-cell>
          <table:table-cell office:value-type="string">
            <text:p>por</text:p>
          </table:table-cell>
          <table:table-cell office:value-type="string">
            <text:p>aquí</text:p>
          </table:table-cell>
          <table:table-cell office:value-type="string">
            <text:p>ni</text:p>
          </table:table-cell>
          <table:table-cell office:value-type="string">
            <text:p>nada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aut</text:p>
          </table:table-cell>
          <table:table-cell office:value-type="string">
            <text:p>because.C</text:p>
          </table:table-cell>
          <table:table-cell office:value-type="string">
            <text:p>like.P[or]like.C[or]lunch.V.1S.PRES</text:p>
          </table:table-cell>
          <table:table-cell office:value-type="string">
            <text:p>I.R.SUB.MF.1S</text:p>
          </table:table-cell>
          <table:table-cell office:value-type="string">
            <text:p>never.B</text:p>
          </table:table-cell>
          <table:table-cell office:value-type="string">
            <text:p>them.R.OBJ.M.3P[or]the.T.DEF.M.PL</text:p>
          </table:table-cell>
          <table:table-cell office:value-type="string">
            <text:p>view.V.13S.IMPERF</text:p>
          </table:table-cell>
          <table:table-cell office:value-type="string">
            <text:p>for.P</text:p>
          </table:table-cell>
          <table:table-cell office:value-type="string">
            <text:p>here.B</text:p>
          </table:table-cell>
          <table:table-cell office:value-type="string">
            <text:p>nor.C</text:p>
          </table:table-cell>
          <table:table-cell office:value-type="string">
            <text:p>swim.V.3S.PRE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he</text:p>
          </table:table-cell>
          <table:table-cell office:value-type="string">
            <text:p>must</text:p>
          </table:table-cell>
          <table:table-cell office:value-type="string">
            <text:p>have</text:p>
          </table:table-cell>
          <table:table-cell office:value-type="string">
            <text:p>gotten</text:p>
          </table:table-cell>
          <table:table-cell office:value-type="string">
            <text:p>in</text:p>
          </table:table-cell>
          <table:table-cell office:value-type="string">
            <text:p>a</text:p>
          </table:table-cell>
          <table:table-cell office:value-type="string">
            <text:p>figh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he.R.SUB.M.3S</text:p>
          </table:table-cell>
          <table:table-cell office:value-type="string">
            <text:p>must.V.INFIN</text:p>
          </table:table-cell>
          <table:table-cell office:value-type="string">
            <text:p>have.SV.INFIN</text:p>
          </table:table-cell>
          <table:table-cell office:value-type="string">
            <text:p>gotten.V.PASTPART.US</text:p>
          </table:table-cell>
          <table:table-cell office:value-type="string">
            <text:p>in.P</text:p>
          </table:table-cell>
          <table:table-cell office:value-type="string">
            <text:p>a.T.IND</text:p>
          </table:table-cell>
          <table:table-cell office:value-type="string">
            <text:p>fight.V.INFI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I'm</text:p>
          </table:table-cell>
          <table:table-cell office:value-type="string">
            <text:p>gonna</text:p>
          </table:table-cell>
          <table:table-cell office:value-type="string">
            <text:p>go</text:p>
          </table:table-cell>
          <table:table-cell office:value-type="string">
            <text:p>live</text:p>
          </table:table-cell>
          <table:table-cell office:value-type="string">
            <text:p>with</text:p>
          </table:table-cell>
          <table:table-cell office:value-type="string">
            <text:p>my</text:p>
          </table:table-cell>
          <table:table-cell office:value-type="string">
            <text:p>grandma</text:p>
          </table:table-cell>
          <table:table-cell office:value-type="string">
            <text:p>porque</text:p>
          </table:table-cell>
          <table:table-cell office:value-type="string">
            <text:p>siempre</text:p>
          </table:table-cell>
          <table:table-cell office:value-type="string">
            <text:p>dicen</text:p>
          </table:table-cell>
          <table:table-cell office:value-type="string">
            <text:p>así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aut</text:p>
          </table:table-cell>
          <table:table-cell office:value-type="string">
            <text:p>I.BE.V.PRES.+BE.V.PRES</text:p>
          </table:table-cell>
          <table:table-cell office:value-type="string">
            <text:p>go.TO.P.+TO.P</text:p>
          </table:table-cell>
          <table:table-cell office:value-type="string">
            <text:p>go.SV</text:p>
          </table:table-cell>
          <table:table-cell office:value-type="string">
            <text:p>live.V.INFIN</text:p>
          </table:table-cell>
          <table:table-cell office:value-type="string">
            <text:p>with.P</text:p>
          </table:table-cell>
          <table:table-cell office:value-type="string">
            <text:p>my.A.POSS.1S</text:p>
          </table:table-cell>
          <table:table-cell office:value-type="string">
            <text:p>grandma.N.S</text:p>
          </table:table-cell>
          <table:table-cell office:value-type="string">
            <text:p>because.C</text:p>
          </table:table-cell>
          <table:table-cell office:value-type="string">
            <text:p>always.B</text:p>
          </table:table-cell>
          <table:table-cell office:value-type="string">
            <text:p>tell.V.3P.PRES</text:p>
          </table:table-cell>
          <table:table-cell office:value-type="string">
            <text:p>thus.B[or]take.V.1S.PAS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s</text:p>
          </table:table-cell>
          <table:table-cell office:value-type="string">
            <text:p>posible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be.V.3S.PRES</text:p>
          </table:table-cell>
          <table:table-cell office:value-type="string">
            <text:p>possible.A.M.S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s</text:p>
          </table:table-cell>
          <table:table-cell office:value-type="string">
            <text:p>posible</text:p>
          </table:table-cell>
          <table:table-cell office:value-type="string">
            <text:p>tú</text:p>
          </table:table-cell>
          <table:table-cell office:value-type="string">
            <text:p>no</text:p>
          </table:table-cell>
          <table:table-cell office:value-type="string">
            <text:p>te</text:p>
          </table:table-cell>
          <table:table-cell office:value-type="string">
            <text:p>acuerdas</text:p>
          </table:table-cell>
          <table:table-cell office:value-type="string">
            <text:p>hace</text:p>
          </table:table-cell>
          <table:table-cell office:value-type="string">
            <text:p>como</text:p>
          </table:table-cell>
          <table:table-cell office:value-type="string">
            <text:p>dos</text:p>
          </table:table-cell>
          <table:table-cell office:value-type="string">
            <text:p>o</text:p>
          </table:table-cell>
          <table:table-cell office:value-type="string">
            <text:p>tres</text:p>
          </table:table-cell>
          <table:table-cell office:value-type="string">
            <text:p>años</text:p>
          </table:table-cell>
          <table:table-cell office:value-type="string">
            <text:p>atrás</text:p>
          </table:table-cell>
          <table:table-cell office:value-type="string">
            <text:p>cuando</text:p>
          </table:table-cell>
          <table:table-cell office:value-type="string">
            <text:p>primero</text:p>
          </table:table-cell>
          <table:table-cell office:value-type="string">
            <text:p>se</text:p>
          </table:table-cell>
          <table:table-cell office:value-type="string">
            <text:p>mudó</text:p>
          </table:table-cell>
          <table:table-cell office:value-type="string">
            <text:p>ahí</text:p>
          </table:table-cell>
          <table:table-cell office:value-type="string">
            <text:p>que</text:p>
          </table:table-cell>
          <table:table-cell office:value-type="string">
            <text:p>tenía</text:p>
          </table:table-cell>
          <table:table-cell office:value-type="string">
            <text:p>un</text:p>
          </table:table-cell>
          <table:table-cell office:value-type="string">
            <text:p>carrito</text:p>
          </table:table-cell>
          <table:table-cell office:value-type="string">
            <text:p>que</text:p>
          </table:table-cell>
          <table:table-cell office:value-type="string">
            <text:p>lo</text:p>
          </table:table-cell>
          <table:table-cell office:value-type="string">
            <text:p>chocó</text:p>
          </table:table-cell>
          <table:table-cell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string">
            <text:p>aut</text:p>
          </table:table-cell>
          <table:table-cell office:value-type="string">
            <text:p>be.V.3S.PRES</text:p>
          </table:table-cell>
          <table:table-cell office:value-type="string">
            <text:p>possible.A.M.SG</text:p>
          </table:table-cell>
          <table:table-cell office:value-type="string">
            <text:p>you.R.SUB.MF.2S</text:p>
          </table:table-cell>
          <table:table-cell office:value-type="string">
            <text:p>not.B</text:p>
          </table:table-cell>
          <table:table-cell office:value-type="string">
            <text:p>you.R.OBJ.MF.2S</text:p>
          </table:table-cell>
          <table:table-cell office:value-type="string">
            <text:p>remind.V.2S.PRES</text:p>
          </table:table-cell>
          <table:table-cell office:value-type="string">
            <text:p>take.V.3S.PRES</text:p>
          </table:table-cell>
          <table:table-cell office:value-type="string">
            <text:p>like.P[or]like.C[or]lunch.V.1S.PRES</text:p>
          </table:table-cell>
          <table:table-cell office:value-type="string">
            <text:p>two.N.M</text:p>
          </table:table-cell>
          <table:table-cell office:value-type="string">
            <text:p>or.C</text:p>
          </table:table-cell>
          <table:table-cell office:value-type="string">
            <text:p>three.N.M</text:p>
          </table:table-cell>
          <table:table-cell office:value-type="string">
            <text:p>year.N.M.PL</text:p>
          </table:table-cell>
          <table:table-cell office:value-type="string">
            <text:p>backwards.B</text:p>
          </table:table-cell>
          <table:table-cell office:value-type="string">
            <text:p>as.C</text:p>
          </table:table-cell>
          <table:table-cell office:value-type="string">
            <text:p>first.B</text:p>
          </table:table-cell>
          <table:table-cell office:value-type="string">
            <text:p>self.R.REF.MF.3SP[or]be.V.2P.IMPER.PRECLITIC</text:p>
          </table:table-cell>
          <table:table-cell office:value-type="string">
            <text:p>moved.V.3S.PAST</text:p>
          </table:table-cell>
          <table:table-cell office:value-type="string">
            <text:p>here.B</text:p>
          </table:table-cell>
          <table:table-cell office:value-type="string">
            <text:p>which.C</text:p>
          </table:table-cell>
          <table:table-cell office:value-type="string">
            <text:p>have.V.13S.IMPERF</text:p>
          </table:table-cell>
          <table:table-cell office:value-type="string">
            <text:p>one.T.IND.M.SG</text:p>
          </table:table-cell>
          <table:table-cell office:value-type="string">
            <text:p>trolley.N.M.S</text:p>
          </table:table-cell>
          <table:table-cell office:value-type="string">
            <text:p>which.C</text:p>
          </table:table-cell>
          <table:table-cell office:value-type="string">
            <text:p>him.R.OBJ.M.3S[or]the.T.DEF.N.SP</text:p>
          </table:table-cell>
          <table:table-cell office:value-type="string">
            <text:p>crash.V.3S.PAST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que</text:p>
          </table:table-cell>
          <table:table-cell office:value-type="string">
            <text:p>Lucía</text:p>
          </table:table-cell>
          <table:table-cell office:value-type="string">
            <text:p>lo</text:p>
          </table:table-cell>
          <table:table-cell office:value-type="string">
            <text:p>tuvo</text:p>
          </table:table-cell>
          <table:table-cell office:value-type="string">
            <text:p>tapado</text:p>
          </table:table-cell>
          <table:table-cell office:value-type="string">
            <text:p>ahí</text:p>
          </table:table-cell>
          <table:table-cell office:value-type="string">
            <text:p>mucho</text:p>
          </table:table-cell>
          <table:table-cell office:value-type="string">
            <text:p>tiempo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which.C</text:p>
          </table:table-cell>
          <table:table-cell office:value-type="string">
            <text:p>name</text:p>
          </table:table-cell>
          <table:table-cell office:value-type="string">
            <text:p>him.R.OBJ.M.3S[or]the.T.DEF.N.SP</text:p>
          </table:table-cell>
          <table:table-cell office:value-type="string">
            <text:p>have.V.3S.PAST</text:p>
          </table:table-cell>
          <table:table-cell office:value-type="string">
            <text:p>cover.V.M.SG.PASTPART</text:p>
          </table:table-cell>
          <table:table-cell office:value-type="string">
            <text:p>here.B</text:p>
          </table:table-cell>
          <table:table-cell office:value-type="string">
            <text:p>much.B[or]much.A.M.SG</text:p>
          </table:table-cell>
          <table:table-cell office:value-type="string">
            <text:p>weather.N.M.S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r</text:p>
          </table:table-cell>
          <table:table-cell office:value-type="string">
            <text:p>le</text:p>
          </table:table-cell>
          <table:table-cell office:value-type="string">
            <text:p>taparon</text:p>
          </table:table-cell>
          <table:table-cell office:value-type="string">
            <text:p>le</text:p>
          </table:table-cell>
          <table:table-cell office:value-type="string">
            <text:p>chocaron</text:p>
          </table:table-cell>
          <table:table-cell office:value-type="string">
            <text:p>el</text:p>
          </table:table-cell>
          <table:table-cell office:value-type="string">
            <text:p>carro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office:value-type="string">
            <text:p>to_him.R.IND.MF.23S</text:p>
          </table:table-cell>
          <table:table-cell office:value-type="string">
            <text:p>cover.V.3P.PAST</text:p>
          </table:table-cell>
          <table:table-cell office:value-type="string">
            <text:p>to_him.R.IND.MF.23S</text:p>
          </table:table-cell>
          <table:table-cell office:value-type="string">
            <text:p>crash.V.3P.PAST</text:p>
          </table:table-cell>
          <table:table-cell office:value-type="string">
            <text:p>the.T.DEF.M.SG</text:p>
          </table:table-cell>
          <table:table-cell office:value-type="string">
            <text:p>car.N.M.S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</text:p>
          </table:table-cell>
          <table:table-cell office:value-type="string">
            <text:p>parece</text:p>
          </table:table-cell>
          <table:table-cell office:value-type="string">
            <text:p>que</text:p>
          </table:table-cell>
          <table:table-cell office:value-type="string">
            <text:p>el</text:p>
          </table:table-cell>
          <table:table-cell office:value-type="string">
            <text:p>padre</text:p>
          </table:table-cell>
          <table:table-cell office:value-type="string">
            <text:p>estaba</text:p>
          </table:table-cell>
          <table:table-cell office:value-type="string">
            <text:p>bravo</text:p>
          </table:table-cell>
          <table:table-cell office:value-type="string">
            <text:p>con</text:p>
          </table:table-cell>
          <table:table-cell office:value-type="string">
            <text:p>ellos</text:p>
          </table:table-cell>
          <table:table-cell office:value-type="string">
            <text:p>y</text:p>
          </table:table-cell>
          <table:table-cell office:value-type="string">
            <text:p>no</text:p>
          </table:table-cell>
          <table:table-cell office:value-type="string">
            <text:p>se</text:p>
          </table:table-cell>
          <table:table-cell office:value-type="string">
            <text:p>lo</text:p>
          </table:table-cell>
          <table:table-cell office:value-type="string">
            <text:p>arregló</text:p>
          </table:table-cell>
          <table:table-cell office:value-type="string">
            <text:p>ni</text:p>
          </table:table-cell>
          <table:table-cell office:value-type="string">
            <text:p>nada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seem.V.3S.PRES</text:p>
          </table:table-cell>
          <table:table-cell office:value-type="string">
            <text:p>which.C</text:p>
          </table:table-cell>
          <table:table-cell office:value-type="string">
            <text:p>the.T.DEF.M.SG</text:p>
          </table:table-cell>
          <table:table-cell office:value-type="string">
            <text:p>father.N.M.SG</text:p>
          </table:table-cell>
          <table:table-cell office:value-type="string">
            <text:p>be.V.13S.IMPERF</text:p>
          </table:table-cell>
          <table:table-cell office:value-type="string">
            <text:p>brave.A.M.S</text:p>
          </table:table-cell>
          <table:table-cell office:value-type="string">
            <text:p>with.P</text:p>
          </table:table-cell>
          <table:table-cell office:value-type="string">
            <text:p>they.R.SUB.M.3P</text:p>
          </table:table-cell>
          <table:table-cell office:value-type="string">
            <text:p>and.C</text:p>
          </table:table-cell>
          <table:table-cell office:value-type="string">
            <text:p>not.B</text:p>
          </table:table-cell>
          <table:table-cell office:value-type="string">
            <text:p>self.R.REF.MF.3SP[or]be.V.2P.IMPER.PRECLITIC</text:p>
          </table:table-cell>
          <table:table-cell office:value-type="string">
            <text:p>him.R.OBJ.M.3S[or]the.T.DEF.N.SP</text:p>
          </table:table-cell>
          <table:table-cell office:value-type="string">
            <text:p>fix.V.3S.PAST</text:p>
          </table:table-cell>
          <table:table-cell office:value-type="string">
            <text:p>nor.C</text:p>
          </table:table-cell>
          <table:table-cell office:value-type="string">
            <text:p>swim.V.3S.PRES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</text:p>
          </table:table-cell>
          <table:table-cell office:value-type="string">
            <text:p>estaba</text:p>
          </table:table-cell>
          <table:table-cell office:value-type="string">
            <text:p>parado</text:p>
          </table:table-cell>
          <table:table-cell office:value-type="string">
            <text:p>ahí</text:p>
          </table:table-cell>
          <table:table-cell office:value-type="string">
            <text:p>en</text:p>
          </table:table-cell>
          <table:table-cell office:value-type="string">
            <text:p>casa</text:p>
          </table:table-cell>
          <table:table-cell office:value-type="string">
            <text:p>de</text:p>
          </table:table-cell>
          <table:table-cell office:value-type="string">
            <text:p>Lucía</text:p>
          </table:table-cell>
          <table:table-cell office:value-type="string">
            <text:p>todo</text:p>
          </table:table-cell>
          <table:table-cell office:value-type="string">
            <text:p>ese</text:p>
          </table:table-cell>
          <table:table-cell office:value-type="string">
            <text:p>tiempo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be.V.13S.IMPERF</text:p>
          </table:table-cell>
          <table:table-cell office:value-type="string">
            <text:p>unemployed.A.M.SG[or]stall.V.M.SG.PASTPART</text:p>
          </table:table-cell>
          <table:table-cell office:value-type="string">
            <text:p>here.B</text:p>
          </table:table-cell>
          <table:table-cell office:value-type="string">
            <text:p>on.P</text:p>
          </table:table-cell>
          <table:table-cell office:value-type="string">
            <text:p>marry.V.3S.PRES</text:p>
          </table:table-cell>
          <table:table-cell office:value-type="string">
            <text:p>of.P</text:p>
          </table:table-cell>
          <table:table-cell office:value-type="string">
            <text:p>name</text:p>
          </table:table-cell>
          <table:table-cell office:value-type="string">
            <text:p>everything.R.M.SG[or]all.A.M.SG</text:p>
          </table:table-cell>
          <table:table-cell office:value-type="string">
            <text:p>that.A.DEM.M.SG</text:p>
          </table:table-cell>
          <table:table-cell office:value-type="string">
            <text:p>weather.N.M.S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hasta</text:p>
          </table:table-cell>
          <table:table-cell office:value-type="string">
            <text:p>que</text:p>
          </table:table-cell>
          <table:table-cell office:value-type="string">
            <text:p>después</text:p>
          </table:table-cell>
          <table:table-cell office:value-type="string">
            <text:p>de</text:p>
          </table:table-cell>
          <table:table-cell office:value-type="string">
            <text:p>una</text:p>
          </table:table-cell>
          <table:table-cell office:value-type="string">
            <text:p>forma</text:p>
          </table:table-cell>
          <table:table-cell office:value-type="string">
            <text:p>o</text:p>
          </table:table-cell>
          <table:table-cell office:value-type="string">
            <text:p>otra</text:p>
          </table:table-cell>
          <table:table-cell office:value-type="string">
            <text:p>resolvieron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ut</text:p>
          </table:table-cell>
          <table:table-cell office:value-type="string">
            <text:p>until.P</text:p>
          </table:table-cell>
          <table:table-cell office:value-type="string">
            <text:p>which.C</text:p>
          </table:table-cell>
          <table:table-cell office:value-type="string">
            <text:p>thereafter.B</text:p>
          </table:table-cell>
          <table:table-cell office:value-type="string">
            <text:p>of.P</text:p>
          </table:table-cell>
          <table:table-cell office:value-type="string">
            <text:p>one.R.F.SG[or]a.T.IND.F.SG[or]unite.V.1S.PRESSUBJ[or]unite.V.3S.IMPER[or]unite.V.3S.PRESSUBJ</text:p>
          </table:table-cell>
          <table:table-cell office:value-type="string">
            <text:p>form.V.3S.PRES</text:p>
          </table:table-cell>
          <table:table-cell office:value-type="string">
            <text:p>or.C</text:p>
          </table:table-cell>
          <table:table-cell office:value-type="string">
            <text:p>other.R.F.SG[or]other.A.F.SG</text:p>
          </table:table-cell>
          <table:table-cell office:value-type="string">
            <text:p>settle.V.3P.PA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viste</text:p>
          </table:table-cell>
          <table:table-cell office:value-type="string">
            <text:p>qué</text:p>
          </table:table-cell>
          <table:table-cell office:value-type="string">
            <text:p>rica</text:p>
          </table:table-cell>
          <table:table-cell office:value-type="string">
            <text:p>está</text:p>
          </table:table-cell>
          <table:table-cell office:value-type="string">
            <text:p>la</text:p>
          </table:table-cell>
          <table:table-cell office:value-type="string">
            <text:p>tarde</text:p>
          </table:table-cell>
          <table:table-cell office:value-type="string">
            <text:p>?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dress.V.3S.PRES</text:p>
          </table:table-cell>
          <table:table-cell office:value-type="string">
            <text:p>what.INTERR</text:p>
          </table:table-cell>
          <table:table-cell office:value-type="string">
            <text:p>affluent.A.F.SG</text:p>
          </table:table-cell>
          <table:table-cell office:value-type="string">
            <text:p>be.V.3S.PRES</text:p>
          </table:table-cell>
          <table:table-cell office:value-type="string">
            <text:p>her.R.OBJ.F.3S[or]the.T.DEF.F.SG</text:p>
          </table:table-cell>
          <table:table-cell office:value-type="string">
            <text:p>late.B[or]afternoon.N.F.S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eah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yeah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ha</text:p>
          </table:table-cell>
          <table:table-cell office:value-type="string">
            <text:p>bajado</text:p>
          </table:table-cell>
          <table:table-cell office:value-type="string">
            <text:p>ahora</text:p>
          </table:table-cell>
          <table:table-cell office:value-type="string">
            <text:p>debe</text:p>
          </table:table-cell>
          <table:table-cell office:value-type="string">
            <text:p>estar</text:p>
          </table:table-cell>
          <table:table-cell office:value-type="string">
            <text:p>a</text:p>
          </table:table-cell>
          <table:table-cell office:value-type="string">
            <text:p>setenta</text:p>
          </table:table-cell>
          <table:table-cell office:value-type="string">
            <text:p>y</text:p>
          </table:table-cell>
          <table:table-cell office:value-type="string">
            <text:p>pico</text:p>
          </table:table-cell>
          <table:table-cell office:value-type="string">
            <text:p>grados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aut</text:p>
          </table:table-cell>
          <table:table-cell office:value-type="string">
            <text:p>have.V.3S.PRES</text:p>
          </table:table-cell>
          <table:table-cell office:value-type="string">
            <text:p>lower.V.M.SG.PASTPART</text:p>
          </table:table-cell>
          <table:table-cell office:value-type="string">
            <text:p>now.B</text:p>
          </table:table-cell>
          <table:table-cell office:value-type="string">
            <text:p>owe.V.3S.PRES</text:p>
          </table:table-cell>
          <table:table-cell office:value-type="string">
            <text:p>be.V.INFIN</text:p>
          </table:table-cell>
          <table:table-cell office:value-type="string">
            <text:p>to.P</text:p>
          </table:table-cell>
          <table:table-cell office:value-type="string">
            <text:p>seventy.N.M</text:p>
          </table:table-cell>
          <table:table-cell office:value-type="string">
            <text:p>and.C</text:p>
          </table:table-cell>
          <table:table-cell office:value-type="string">
            <text:p>hammer.V.1S.PRES</text:p>
          </table:table-cell>
          <table:table-cell office:value-type="string">
            <text:p>grade.N.M.PL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stá</text:p>
          </table:table-cell>
          <table:table-cell office:value-type="string">
            <text:p>super</text:p>
          </table:table-cell>
          <table:table-cell office:value-type="string">
            <text:p>rica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office:value-type="string">
            <text:p>be.V.3S.PRES</text:p>
          </table:table-cell>
          <table:table-cell office:value-type="string">
            <text:p>unk</text:p>
          </table:table-cell>
          <table:table-cell office:value-type="string">
            <text:p>affluent.A.F.S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a</text:p>
          </table:table-cell>
          <table:table-cell office:value-type="string">
            <text:p>nos</text:p>
          </table:table-cell>
          <table:table-cell office:value-type="string">
            <text:p>están</text:p>
          </table:table-cell>
          <table:table-cell office:value-type="string">
            <text:p>torturando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already.B</text:p>
          </table:table-cell>
          <table:table-cell office:value-type="string">
            <text:p>us.R.OBJ.MF.1P</text:p>
          </table:table-cell>
          <table:table-cell office:value-type="string">
            <text:p>be.V.3P.PRES</text:p>
          </table:table-cell>
          <table:table-cell office:value-type="string">
            <text:p>torture.V.PRESPA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a</text:p>
          </table:table-cell>
          <table:table-cell office:value-type="string">
            <text:p>estos</text:p>
          </table:table-cell>
          <table:table-cell office:value-type="string">
            <text:p>últimos</text:p>
          </table:table-cell>
          <table:table-cell office:value-type="string">
            <text:p>cuatro</text:p>
          </table:table-cell>
          <table:table-cell office:value-type="string">
            <text:p>minutos</text:p>
          </table:table-cell>
          <table:table-cell office:value-type="string">
            <text:p>son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already.B</text:p>
          </table:table-cell>
          <table:table-cell office:value-type="string">
            <text:p>this.A.DEM.M.PL</text:p>
          </table:table-cell>
          <table:table-cell office:value-type="string">
            <text:p>latter.O.M.PL</text:p>
          </table:table-cell>
          <table:table-cell office:value-type="string">
            <text:p>four.N.M</text:p>
          </table:table-cell>
          <table:table-cell office:value-type="string">
            <text:p>minute.N.M.PL</text:p>
          </table:table-cell>
          <table:table-cell office:value-type="string">
            <text:p>be.V.3P.PR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no</text:p>
          </table:table-cell>
          <table:table-cell office:value-type="string">
            <text:p>y</text:p>
          </table:table-cell>
          <table:table-cell office:value-type="string">
            <text:p>yo</text:p>
          </table:table-cell>
          <table:table-cell office:value-type="string">
            <text:p>que</text:p>
          </table:table-cell>
          <table:table-cell office:value-type="string">
            <text:p>estoy</text:p>
          </table:table-cell>
          <table:table-cell office:value-type="string">
            <text:p>haciendo</text:p>
          </table:table-cell>
          <table:table-cell office:value-type="string">
            <text:p>maternidad</text:p>
          </table:table-cell>
          <table:table-cell office:value-type="string">
            <text:p>y</text:p>
          </table:table-cell>
          <table:table-cell office:value-type="string">
            <text:p>maternidad</text:p>
          </table:table-cell>
          <table:table-cell office:value-type="string">
            <text:p>es</text:p>
          </table:table-cell>
          <table:table-cell office:value-type="string">
            <text:p>lo</text:p>
          </table:table-cell>
          <table:table-cell office:value-type="string">
            <text:p>más</text:p>
          </table:table-cell>
          <table:table-cell office:value-type="string">
            <text:p>pesado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aut</text:p>
          </table:table-cell>
          <table:table-cell office:value-type="string">
            <text:p>not.B</text:p>
          </table:table-cell>
          <table:table-cell office:value-type="string">
            <text:p>and.C</text:p>
          </table:table-cell>
          <table:table-cell office:value-type="string">
            <text:p>I.R.SUB.MF.1S</text:p>
          </table:table-cell>
          <table:table-cell office:value-type="string">
            <text:p>which.C</text:p>
          </table:table-cell>
          <table:table-cell office:value-type="string">
            <text:p>be.V.1S.PRES</text:p>
          </table:table-cell>
          <table:table-cell office:value-type="string">
            <text:p>take.V.PRESPART</text:p>
          </table:table-cell>
          <table:table-cell office:value-type="string">
            <text:p>motherhood.N.F.SG</text:p>
          </table:table-cell>
          <table:table-cell office:value-type="string">
            <text:p>and.C</text:p>
          </table:table-cell>
          <table:table-cell office:value-type="string">
            <text:p>motherhood.N.F.SG</text:p>
          </table:table-cell>
          <table:table-cell office:value-type="string">
            <text:p>be.V.3S.PRES</text:p>
          </table:table-cell>
          <table:table-cell office:value-type="string">
            <text:p>him.R.OBJ.M.3S[or]the.T.DEF.N.SP</text:p>
          </table:table-cell>
          <table:table-cell office:value-type="string">
            <text:p>more.B</text:p>
          </table:table-cell>
          <table:table-cell office:value-type="string">
            <text:p>heavy.A.M.SG[or]weigh.V.M.SG.PASTPART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</text:p>
          </table:table-cell>
          <table:table-cell table:number-columns-repeated="2" office:value-type="string">
            <text:p>er</text:p>
          </table:table-cell>
          <table:table-cell office:value-type="string">
            <text:p>las</text:p>
          </table:table-cell>
          <table:table-cell office:value-type="string">
            <text:p>clases</text:p>
          </table:table-cell>
          <table:table-cell office:value-type="string">
            <text:p>son</text:p>
          </table:table-cell>
          <table:table-cell office:value-type="string">
            <text:p>en</text:p>
          </table:table-cell>
          <table:table-cell office:value-type="string">
            <text:p>español</text:p>
          </table:table-cell>
          <table:table-cell office:value-type="string">
            <text:p>?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table:number-columns-repeated="2" office:value-type="string">
            <text:p>unk</text:p>
          </table:table-cell>
          <table:table-cell office:value-type="string">
            <text:p>them.R.OBJ.F.3P[or]the.T.DEF.F.PL</text:p>
          </table:table-cell>
          <table:table-cell office:value-type="string">
            <text:p>sort.N.F.PL</text:p>
          </table:table-cell>
          <table:table-cell office:value-type="string">
            <text:p>be.V.3P.PRES</text:p>
          </table:table-cell>
          <table:table-cell office:value-type="string">
            <text:p>on.P</text:p>
          </table:table-cell>
          <table:table-cell office:value-type="string">
            <text:p>Spanish.A.M.S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ay</text:p>
          </table:table-cell>
          <table:table-cell office:value-type="string">
            <text:p>sí</text:p>
          </table:table-cell>
          <table:table-cell office:value-type="string">
            <text:p>escribir</text:p>
          </table:table-cell>
          <table:table-cell office:value-type="string">
            <text:p>es</text:p>
          </table:table-cell>
          <table:table-cell office:value-type="string">
            <text:p>en</text:p>
          </table:table-cell>
          <table:table-cell office:value-type="string">
            <text:p>español</text:p>
          </table:table-cell>
          <table:table-cell office:value-type="string">
            <text:p>pero</text:p>
          </table:table-cell>
          <table:table-cell office:value-type="string">
            <text:p>los</text:p>
          </table:table-cell>
          <table:table-cell office:value-type="string">
            <text:p>libros</text:p>
          </table:table-cell>
          <table:table-cell office:value-type="string">
            <text:p>son</text:p>
          </table:table-cell>
          <table:table-cell office:value-type="string">
            <text:p>en</text:p>
          </table:table-cell>
          <table:table-cell office:value-type="string">
            <text:p>inglés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aut</text:p>
          </table:table-cell>
          <table:table-cell office:value-type="string">
            <text:p>oh.E</text:p>
          </table:table-cell>
          <table:table-cell office:value-type="string">
            <text:p>himself.R.P.MF.3S[or]yes.B</text:p>
          </table:table-cell>
          <table:table-cell office:value-type="string">
            <text:p>write.V.INFIN</text:p>
          </table:table-cell>
          <table:table-cell office:value-type="string">
            <text:p>be.V.3S.PRES</text:p>
          </table:table-cell>
          <table:table-cell office:value-type="string">
            <text:p>on.P</text:p>
          </table:table-cell>
          <table:table-cell office:value-type="string">
            <text:p>Spanish.A.M.SG</text:p>
          </table:table-cell>
          <table:table-cell office:value-type="string">
            <text:p>but.C</text:p>
          </table:table-cell>
          <table:table-cell office:value-type="string">
            <text:p>them.R.OBJ.M.3P[or]the.T.DEF.M.PL</text:p>
          </table:table-cell>
          <table:table-cell office:value-type="string">
            <text:p>book.N.M.PL</text:p>
          </table:table-cell>
          <table:table-cell office:value-type="string">
            <text:p>be.V.3P.PRES</text:p>
          </table:table-cell>
          <table:table-cell office:value-type="string">
            <text:p>on.P</text:p>
          </table:table-cell>
          <table:table-cell office:value-type="string">
            <text:p>english.A.M.S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so</text:p>
          </table:table-cell>
          <table:table-cell office:value-type="string">
            <text:p>tú</text:p>
          </table:table-cell>
          <table:table-cell office:value-type="string">
            <text:p>me</text:p>
          </table:table-cell>
          <table:table-cell office:value-type="string">
            <text:p>ves</text:p>
          </table:table-cell>
          <table:table-cell office:value-type="string">
            <text:p>a</text:p>
          </table:table-cell>
          <table:table-cell office:value-type="string">
            <text:p>mí</text:p>
          </table:table-cell>
          <table:table-cell office:value-type="string">
            <text:p>ahí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under.P</text:p>
          </table:table-cell>
          <table:table-cell office:value-type="string">
            <text:p>you.R.SUB.MF.2S</text:p>
          </table:table-cell>
          <table:table-cell office:value-type="string">
            <text:p>me.R.OBJ.MF.1S</text:p>
          </table:table-cell>
          <table:table-cell office:value-type="string">
            <text:p>view.V.2S.PRES</text:p>
          </table:table-cell>
          <table:table-cell office:value-type="string">
            <text:p>to.P</text:p>
          </table:table-cell>
          <table:table-cell office:value-type="string">
            <text:p>me.R.P.MF.1S</text:p>
          </table:table-cell>
          <table:table-cell office:value-type="string">
            <text:p>here.B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</text:p>
          </table:table-cell>
          <table:table-cell office:value-type="string">
            <text:p>entonces</text:p>
          </table:table-cell>
          <table:table-cell office:value-type="string">
            <text:p>tengo</text:p>
          </table:table-cell>
          <table:table-cell office:value-type="string">
            <text:p>que</text:p>
          </table:table-cell>
          <table:table-cell office:value-type="string">
            <text:p>ponerme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then.B</text:p>
          </table:table-cell>
          <table:table-cell office:value-type="string">
            <text:p>have.V.1S.PRES</text:p>
          </table:table-cell>
          <table:table-cell office:value-type="string">
            <text:p>which.C</text:p>
          </table:table-cell>
          <table:table-cell office:value-type="string">
            <text:p>set.V.INFIN.+ME[PRN.MF.1S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</text:p>
          </table:table-cell>
          <table:table-cell office:value-type="string">
            <text:p>entonces</text:p>
          </table:table-cell>
          <table:table-cell office:value-type="string">
            <text:p>tengo</text:p>
          </table:table-cell>
          <table:table-cell office:value-type="string">
            <text:p>un</text:p>
          </table:table-cell>
          <table:table-cell office:value-type="string">
            <text:p>diccionario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then.B</text:p>
          </table:table-cell>
          <table:table-cell office:value-type="string">
            <text:p>have.V.1S.PRES</text:p>
          </table:table-cell>
          <table:table-cell office:value-type="string">
            <text:p>one.T.IND.M.SG</text:p>
          </table:table-cell>
          <table:table-cell office:value-type="string">
            <text:p>dictionary.N.M.S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porque</text:p>
          </table:table-cell>
          <table:table-cell office:value-type="string">
            <text:p>se</text:p>
          </table:table-cell>
          <table:table-cell office:value-type="string">
            <text:p>me</text:p>
          </table:table-cell>
          <table:table-cell office:value-type="string">
            <text:p>olvid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because.C</text:p>
          </table:table-cell>
          <table:table-cell office:value-type="string">
            <text:p>self.R.REF.MF.3SP[or]be.V.2P.IMPER.PRECLITIC</text:p>
          </table:table-cell>
          <table:table-cell office:value-type="string">
            <text:p>me.R.OBJ.MF.1S</text:p>
          </table:table-cell>
          <table:table-cell office:value-type="string">
            <text:p>forget.V.3S.PR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olvídate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forget.V.2S.IMPER.PRECLITIC.+TE[PRN.MF.2S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son</text:p>
          </table:table-cell>
          <table:table-cell office:value-type="string">
            <text:p>mucho</text:p>
          </table:table-cell>
          <table:table-cell office:value-type="string">
            <text:p>tiempo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t</text:p>
          </table:table-cell>
          <table:table-cell office:value-type="string">
            <text:p>be.V.3P.PRES</text:p>
          </table:table-cell>
          <table:table-cell office:value-type="string">
            <text:p>much.B[or]much.A.M.SG</text:p>
          </table:table-cell>
          <table:table-cell office:value-type="string">
            <text:p>weather.N.M.S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office:value-type="string">
            <text:p>uno</text:p>
          </table:table-cell>
          <table:table-cell office:value-type="string">
            <text:p>se</text:p>
          </table:table-cell>
          <table:table-cell office:value-type="string">
            <text:p>le</text:p>
          </table:table-cell>
          <table:table-cell office:value-type="string">
            <text:p>olvida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to.P</text:p>
          </table:table-cell>
          <table:table-cell office:value-type="string">
            <text:p>one.R.M.SG[or]unite.V.1S.PRES</text:p>
          </table:table-cell>
          <table:table-cell office:value-type="string">
            <text:p>self.R.REF.MF.3SP[or]be.V.2P.IMPER.PRECLITIC</text:p>
          </table:table-cell>
          <table:table-cell office:value-type="string">
            <text:p>to_him.R.IND.MF.23S</text:p>
          </table:table-cell>
          <table:table-cell office:value-type="string">
            <text:p>forget.V.3S.PR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uno</text:p>
          </table:table-cell>
          <table:table-cell office:value-type="string">
            <text:p>está</text:p>
          </table:table-cell>
          <table:table-cell office:value-type="string">
            <text:p>acostumbrado</text:p>
          </table:table-cell>
          <table:table-cell office:value-type="string">
            <text:p>a</text:p>
          </table:table-cell>
          <table:table-cell office:value-type="string">
            <text:p>leer</text:p>
          </table:table-cell>
          <table:table-cell office:value-type="string">
            <text:p>en</text:p>
          </table:table-cell>
          <table:table-cell office:value-type="string">
            <text:p>inglés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office:value-type="string">
            <text:p>escribir</text:p>
          </table:table-cell>
          <table:table-cell office:value-type="string">
            <text:p>en</text:p>
          </table:table-cell>
          <table:table-cell office:value-type="string">
            <text:p>inglés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aut</text:p>
          </table:table-cell>
          <table:table-cell office:value-type="string">
            <text:p>one.R.M.SG[or]unite.V.1S.PRES</text:p>
          </table:table-cell>
          <table:table-cell office:value-type="string">
            <text:p>be.V.3S.PRES</text:p>
          </table:table-cell>
          <table:table-cell office:value-type="string">
            <text:p>accustom.V.M.SG.PASTPART</text:p>
          </table:table-cell>
          <table:table-cell office:value-type="string">
            <text:p>to.P</text:p>
          </table:table-cell>
          <table:table-cell office:value-type="string">
            <text:p>read.V.INFIN</text:p>
          </table:table-cell>
          <table:table-cell office:value-type="string">
            <text:p>on.P</text:p>
          </table:table-cell>
          <table:table-cell office:value-type="string">
            <text:p>english.A.M.SG</text:p>
          </table:table-cell>
          <table:table-cell office:value-type="string">
            <text:p>and.C</text:p>
          </table:table-cell>
          <table:table-cell office:value-type="string">
            <text:p>to.P</text:p>
          </table:table-cell>
          <table:table-cell office:value-type="string">
            <text:p>write.V.INFIN</text:p>
          </table:table-cell>
          <table:table-cell office:value-type="string">
            <text:p>on.P</text:p>
          </table:table-cell>
          <table:table-cell office:value-type="string">
            <text:p>english.A.M.S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í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himself.R.P.MF.3S[or]yes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entonces</text:p>
          </table:table-cell>
          <table:table-cell office:value-type="string">
            <text:p>tienes</text:p>
          </table:table-cell>
          <table:table-cell office:value-type="string">
            <text:p>que</text:p>
          </table:table-cell>
          <table:table-cell office:value-type="string">
            <text:p>escribirlo</text:p>
          </table:table-cell>
          <table:table-cell office:value-type="string">
            <text:p>en</text:p>
          </table:table-cell>
          <table:table-cell office:value-type="string">
            <text:p>español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then.B</text:p>
          </table:table-cell>
          <table:table-cell office:value-type="string">
            <text:p>have.V.2S.PRES</text:p>
          </table:table-cell>
          <table:table-cell office:value-type="string">
            <text:p>which.C</text:p>
          </table:table-cell>
          <table:table-cell office:value-type="string">
            <text:p>write.V.INFIN.+LO[PRN.M.3S]</text:p>
          </table:table-cell>
          <table:table-cell office:value-type="string">
            <text:p>on.P</text:p>
          </table:table-cell>
          <table:table-cell office:value-type="string">
            <text:p>Spanish.A.M.S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hay</text:p>
          </table:table-cell>
          <table:table-cell office:value-type="string">
            <text:p>que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unk3S.PRES</text:p>
          </table:table-cell>
          <table:table-cell office:value-type="string">
            <text:p>which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lo</text:p>
          </table:table-cell>
          <table:table-cell office:value-type="string">
            <text:p>he</text:p>
          </table:table-cell>
          <table:table-cell office:value-type="string">
            <text:p>dejado</text:p>
          </table:table-cell>
          <table:table-cell office:value-type="string">
            <text:p>y</text:p>
          </table:table-cell>
          <table:table-cell office:value-type="string">
            <text:p>lo</text:p>
          </table:table-cell>
          <table:table-cell office:value-type="string">
            <text:p>he</text:p>
          </table:table-cell>
          <table:table-cell office:value-type="string">
            <text:p>dejado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him.R.OBJ.M.3S[or]the.T.DEF.N.SP</text:p>
          </table:table-cell>
          <table:table-cell office:value-type="string">
            <text:p>have.V.1S.PRES</text:p>
          </table:table-cell>
          <table:table-cell office:value-type="string">
            <text:p>leave.V.M.SG.PASTPART</text:p>
          </table:table-cell>
          <table:table-cell office:value-type="string">
            <text:p>and.C</text:p>
          </table:table-cell>
          <table:table-cell office:value-type="string">
            <text:p>him.R.OBJ.M.3S[or]the.T.DEF.N.SP</text:p>
          </table:table-cell>
          <table:table-cell office:value-type="string">
            <text:p>have.V.1S.PRES</text:p>
          </table:table-cell>
          <table:table-cell office:value-type="string">
            <text:p>leave.V.M.SG.PASTPAR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</text:p>
          </table:table-cell>
          <table:table-cell office:value-type="string">
            <text:p>tengo</text:p>
          </table:table-cell>
          <table:table-cell office:value-type="string">
            <text:p>que</text:p>
          </table:table-cell>
          <table:table-cell office:value-type="string">
            <text:p>hacer</text:p>
          </table:table-cell>
          <table:table-cell office:value-type="string">
            <text:p>dos</text:p>
          </table:table-cell>
          <table:table-cell office:value-type="string">
            <text:p>trabajos</text:p>
          </table:table-cell>
          <table:table-cell office:value-type="string">
            <text:p>para</text:p>
          </table:table-cell>
          <table:table-cell office:value-type="string">
            <text:p>el</text:p>
          </table:table-cell>
          <table:table-cell office:value-type="string">
            <text:p>cuatro</text:p>
          </table:table-cell>
          <table:table-cell office:value-type="string">
            <text:p>y</text:p>
          </table:table-cell>
          <table:table-cell office:value-type="string">
            <text:p>tengo</text:p>
          </table:table-cell>
          <table:table-cell office:value-type="string">
            <text:p>examen</text:p>
          </table:table-cell>
          <table:table-cell office:value-type="string">
            <text:p>el</text:p>
          </table:table-cell>
          <table:table-cell office:value-type="string">
            <text:p>cuatro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have.V.1S.PRES</text:p>
          </table:table-cell>
          <table:table-cell office:value-type="string">
            <text:p>which.C</text:p>
          </table:table-cell>
          <table:table-cell office:value-type="string">
            <text:p>do.V.INFIN</text:p>
          </table:table-cell>
          <table:table-cell office:value-type="string">
            <text:p>two.N.M</text:p>
          </table:table-cell>
          <table:table-cell office:value-type="string">
            <text:p>work.N.M.PL</text:p>
          </table:table-cell>
          <table:table-cell office:value-type="string">
            <text:p>stall.V.3S.PRES</text:p>
          </table:table-cell>
          <table:table-cell office:value-type="string">
            <text:p>the.T.DEF.M.SG</text:p>
          </table:table-cell>
          <table:table-cell office:value-type="string">
            <text:p>four.N.M</text:p>
          </table:table-cell>
          <table:table-cell office:value-type="string">
            <text:p>and.C</text:p>
          </table:table-cell>
          <table:table-cell office:value-type="string">
            <text:p>have.V.1S.PRES</text:p>
          </table:table-cell>
          <table:table-cell office:value-type="string">
            <text:p>examination.N.M.SG</text:p>
          </table:table-cell>
          <table:table-cell office:value-type="string">
            <text:p>the.T.DEF.M.SG</text:p>
          </table:table-cell>
          <table:table-cell office:value-type="string">
            <text:p>four.N.M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mmh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</text:p>
          </table:table-cell>
          <table:table-cell office:value-type="string">
            <text:p>lo</text:p>
          </table:table-cell>
          <table:table-cell office:value-type="string">
            <text:p>he</text:p>
          </table:table-cell>
          <table:table-cell office:value-type="string">
            <text:p>dejado</text:p>
          </table:table-cell>
          <table:table-cell office:value-type="string">
            <text:p>tanto</text:p>
          </table:table-cell>
          <table:table-cell office:value-type="string">
            <text:p>tiempo</text:p>
          </table:table-cell>
          <table:table-cell office:value-type="string">
            <text:p>que</text:p>
          </table:table-cell>
          <table:table-cell office:value-type="string">
            <text:p>no</text:p>
          </table:table-cell>
          <table:table-cell office:value-type="string">
            <text:p>he</text:p>
          </table:table-cell>
          <table:table-cell office:value-type="string">
            <text:p>acabado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him.R.OBJ.M.3S[or]the.T.DEF.N.SP</text:p>
          </table:table-cell>
          <table:table-cell office:value-type="string">
            <text:p>have.V.1S.PRES</text:p>
          </table:table-cell>
          <table:table-cell office:value-type="string">
            <text:p>leave.V.M.SG.PASTPART</text:p>
          </table:table-cell>
          <table:table-cell office:value-type="string">
            <text:p>both.B[or]so_much.A.M.SG</text:p>
          </table:table-cell>
          <table:table-cell office:value-type="string">
            <text:p>weather.N.M.SG</text:p>
          </table:table-cell>
          <table:table-cell office:value-type="string">
            <text:p>which.C</text:p>
          </table:table-cell>
          <table:table-cell office:value-type="string">
            <text:p>not.B</text:p>
          </table:table-cell>
          <table:table-cell office:value-type="string">
            <text:p>have.V.1S.PRES</text:p>
          </table:table-cell>
          <table:table-cell office:value-type="string">
            <text:p>finish.V.M.SG.PASTPAR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sí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aut</text:p>
          </table:table-cell>
          <table:table-cell office:value-type="string">
            <text:p>himself.R.P.MF.3S[or]yes.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r</text:p>
          </table:table-cell>
          <table:table-cell office:value-type="string">
            <text:p>tú</text:p>
          </table:table-cell>
          <table:table-cell office:value-type="string">
            <text:p>sabes</text:p>
          </table:table-cell>
          <table:table-cell office:value-type="string">
            <text:p>que</text:p>
          </table:table-cell>
          <table:table-cell office:value-type="string">
            <text:p>te</text:p>
          </table:table-cell>
          <table:table-cell office:value-type="string">
            <text:p>voy</text:p>
          </table:table-cell>
          <table:table-cell office:value-type="string">
            <text:p>a</text:p>
          </table:table-cell>
          <table:table-cell office:value-type="string">
            <text:p>conseguir</text:p>
          </table:table-cell>
          <table:table-cell office:value-type="string">
            <text:p>una</text:p>
          </table:table-cell>
          <table:table-cell office:value-type="string">
            <text:p>copia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aut</text:p>
          </table:table-cell>
          <table:table-cell office:value-type="string">
            <text:p>unk</text:p>
          </table:table-cell>
          <table:table-cell office:value-type="string">
            <text:p>you.R.SUB.MF.2S</text:p>
          </table:table-cell>
          <table:table-cell office:value-type="string">
            <text:p>know.V.2S.PRES</text:p>
          </table:table-cell>
          <table:table-cell office:value-type="string">
            <text:p>which.C</text:p>
          </table:table-cell>
          <table:table-cell office:value-type="string">
            <text:p>you.R.OBJ.MF.2S</text:p>
          </table:table-cell>
          <table:table-cell office:value-type="string">
            <text:p>go.V.1S.PRES</text:p>
          </table:table-cell>
          <table:table-cell office:value-type="string">
            <text:p>to.P</text:p>
          </table:table-cell>
          <table:table-cell office:value-type="string">
            <text:p>manage.V.INFIN</text:p>
          </table:table-cell>
          <table:table-cell office:value-type="string">
            <text:p>one.R.F.SG[or]a.T.IND.F.SG[or]unite.V.1S.PRESSUBJ[or]unite.V.3S.IMPER[or]unite.V.3S.PRESSUBJ</text:p>
          </table:table-cell>
          <table:table-cell office:value-type="string">
            <text:p>copy.V.3S.PRE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o</text:p>
          </table:table-cell>
          <table:table-cell office:value-type="string">
            <text:p>tengo</text:p>
          </table:table-cell>
          <table:table-cell office:value-type="string">
            <text:p>un</text:p>
          </table:table-cell>
          <table:table-cell office:value-type="string">
            <text:p>diccionario</text:p>
          </table:table-cell>
          <table:table-cell office:value-type="string">
            <text:p>inglés</text:p>
          </table:table-cell>
          <table:table-cell office:value-type="string">
            <text:p>español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I.R.SUB.MF.1S</text:p>
          </table:table-cell>
          <table:table-cell office:value-type="string">
            <text:p>have.V.1S.PRES</text:p>
          </table:table-cell>
          <table:table-cell office:value-type="string">
            <text:p>one.T.IND.M.SG</text:p>
          </table:table-cell>
          <table:table-cell office:value-type="string">
            <text:p>dictionary.N.M.SG</text:p>
          </table:table-cell>
          <table:table-cell office:value-type="string">
            <text:p>english.A.M.SG</text:p>
          </table:table-cell>
          <table:table-cell office:value-type="string">
            <text:p>Spanish.A.M.S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que</text:p>
          </table:table-cell>
          <table:table-cell office:value-type="string">
            <text:p>es</text:p>
          </table:table-cell>
          <table:table-cell office:value-type="string">
            <text:p>un</text:p>
          </table:table-cell>
          <table:table-cell office:value-type="string">
            <text:p>C_D</text:p>
          </table:table-cell>
          <table:table-cell office:value-type="string">
            <text:p>que</text:p>
          </table:table-cell>
          <table:table-cell office:value-type="string">
            <text:p>van</text:p>
          </table:table-cell>
          <table:table-cell office:value-type="string">
            <text:p>en</text:p>
          </table:table-cell>
          <table:table-cell office:value-type="string">
            <text:p>la</text:p>
          </table:table-cell>
          <table:table-cell office:value-type="string">
            <text:p>computadora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ut</text:p>
          </table:table-cell>
          <table:table-cell office:value-type="string">
            <text:p>which.C</text:p>
          </table:table-cell>
          <table:table-cell office:value-type="string">
            <text:p>be.V.3S.PRES</text:p>
          </table:table-cell>
          <table:table-cell office:value-type="string">
            <text:p>one.T.IND.M.SG</text:p>
          </table:table-cell>
          <table:table-cell office:value-type="string">
            <text:p>name</text:p>
          </table:table-cell>
          <table:table-cell office:value-type="string">
            <text:p>which.C</text:p>
          </table:table-cell>
          <table:table-cell office:value-type="string">
            <text:p>go.V.3P.PRES</text:p>
          </table:table-cell>
          <table:table-cell office:value-type="string">
            <text:p>on.P</text:p>
          </table:table-cell>
          <table:table-cell office:value-type="string">
            <text:p>her.R.OBJ.F.3S[or]the.T.DEF.F.SG</text:p>
          </table:table-cell>
          <table:table-cell office:value-type="string">
            <text:p>computer.N.F.S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tú</text:p>
          </table:table-cell>
          <table:table-cell office:value-type="string">
            <text:p>no</text:p>
          </table:table-cell>
          <table:table-cell office:value-type="string">
            <text:p>nunca</text:p>
          </table:table-cell>
          <table:table-cell office:value-type="string">
            <text:p>has</text:p>
          </table:table-cell>
          <table:table-cell office:value-type="string">
            <text:p>usado</text:p>
          </table:table-cell>
          <table:table-cell office:value-type="string">
            <text:p>eso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you.R.SUB.MF.2S</text:p>
          </table:table-cell>
          <table:table-cell office:value-type="string">
            <text:p>not.B</text:p>
          </table:table-cell>
          <table:table-cell office:value-type="string">
            <text:p>never.B</text:p>
          </table:table-cell>
          <table:table-cell office:value-type="string">
            <text:p>have.V.2S.PRES</text:p>
          </table:table-cell>
          <table:table-cell office:value-type="string">
            <text:p>use.V.M.SG.PASTPART</text:p>
          </table:table-cell>
          <table:table-cell office:value-type="string">
            <text:p>that.R.DEM.N.S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table:number-columns-repeated="2" office:value-type="string">
            <text:p>not.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spera</text:p>
          </table:table-cell>
          <table:table-cell office:value-type="string">
            <text:p>te</text:p>
          </table:table-cell>
          <table:table-cell office:value-type="string">
            <text:p>voy</text:p>
          </table:table-cell>
          <table:table-cell office:value-type="string">
            <text:p>a</text:p>
          </table:table-cell>
          <table:table-cell office:value-type="string">
            <text:p>buscar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wait.V.3S.PRES</text:p>
          </table:table-cell>
          <table:table-cell office:value-type="string">
            <text:p>you.R.OBJ.MF.2S</text:p>
          </table:table-cell>
          <table:table-cell office:value-type="string">
            <text:p>go.V.1S.PRES</text:p>
          </table:table-cell>
          <table:table-cell office:value-type="string">
            <text:p>to.P</text:p>
          </table:table-cell>
          <table:table-cell office:value-type="string">
            <text:p>seek.V.INFI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o</text:p>
          </table:table-cell>
          <table:table-cell office:value-type="string">
            <text:p>lo</text:p>
          </table:table-cell>
          <table:table-cell office:value-type="string">
            <text:p>que</text:p>
          </table:table-cell>
          <table:table-cell office:value-type="string">
            <text:p>tengo</text:p>
          </table:table-cell>
          <table:table-cell office:value-type="string">
            <text:p>es</text:p>
          </table:table-cell>
          <table:table-cell table:number-columns-repeated="2" office:value-type="string">
            <text:p>el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ut</text:p>
          </table:table-cell>
          <table:table-cell office:value-type="string">
            <text:p>I.R.SUB.MF.1S</text:p>
          </table:table-cell>
          <table:table-cell office:value-type="string">
            <text:p>him.R.OBJ.M.3S[or]the.T.DEF.N.SP</text:p>
          </table:table-cell>
          <table:table-cell office:value-type="string">
            <text:p>which.C</text:p>
          </table:table-cell>
          <table:table-cell office:value-type="string">
            <text:p>have.V.1S.PRES</text:p>
          </table:table-cell>
          <table:table-cell office:value-type="string">
            <text:p>be.V.3S.PRES</text:p>
          </table:table-cell>
          <table:table-cell table:number-columns-repeated="2" office:value-type="string">
            <text:p>the.T.DEF.M.S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el</text:p>
          </table:table-cell>
          <table:table-cell office:value-type="string">
            <text:p>inglés</text:p>
          </table:table-cell>
          <table:table-cell office:value-type="string">
            <text:p>español</text:p>
          </table:table-cell>
          <table:table-cell office:value-type="string">
            <text:p>regular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the.T.DEF.M.SG</text:p>
          </table:table-cell>
          <table:table-cell office:value-type="string">
            <text:p>english.A.M.SG</text:p>
          </table:table-cell>
          <table:table-cell office:value-type="string">
            <text:p>Spanish.A.M.SG</text:p>
          </table:table-cell>
          <table:table-cell office:value-type="string">
            <text:p>regulate.A.M.SG[or]regulate.V.INF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sí</text:p>
          </table:table-cell>
          <table:table-cell office:value-type="string">
            <text:p>el</text:p>
          </table:table-cell>
          <table:table-cell office:value-type="string">
            <text:p>ese</text:p>
          </table:table-cell>
          <table:table-cell office:value-type="string">
            <text:p>que</text:p>
          </table:table-cell>
          <table:table-cell office:value-type="string">
            <text:p>mi</text:p>
          </table:table-cell>
          <table:table-cell office:value-type="string">
            <text:p>mamá</text:p>
          </table:table-cell>
          <table:table-cell office:value-type="string">
            <text:p>me</text:p>
          </table:table-cell>
          <table:table-cell office:value-type="string">
            <text:p>lo</text:p>
          </table:table-cell>
          <table:table-cell office:value-type="string">
            <text:p>dejó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ut</text:p>
          </table:table-cell>
          <table:table-cell office:value-type="string">
            <text:p>himself.R.P.MF.3S[or]yes.B</text:p>
          </table:table-cell>
          <table:table-cell office:value-type="string">
            <text:p>the.T.DEF.M.SG</text:p>
          </table:table-cell>
          <table:table-cell office:value-type="string">
            <text:p>that.A.DEM.M.SG</text:p>
          </table:table-cell>
          <table:table-cell office:value-type="string">
            <text:p>which.C</text:p>
          </table:table-cell>
          <table:table-cell office:value-type="string">
            <text:p>my.A.POSS.1S</text:p>
          </table:table-cell>
          <table:table-cell office:value-type="string">
            <text:p>mum.N.F.SG</text:p>
          </table:table-cell>
          <table:table-cell office:value-type="string">
            <text:p>me.R.OBJ.MF.1S</text:p>
          </table:table-cell>
          <table:table-cell office:value-type="string">
            <text:p>him.R.OBJ.M.3S[or]the.T.DEF.N.SP</text:p>
          </table:table-cell>
          <table:table-cell office:value-type="string">
            <text:p>leave.V.3S.PA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mis</text:p>
          </table:table-cell>
          <table:table-cell office:value-type="string">
            <text:p>padres</text:p>
          </table:table-cell>
          <table:table-cell office:value-type="string">
            <text:p>siempre</text:p>
          </table:table-cell>
          <table:table-cell office:value-type="string">
            <text:p>lo</text:p>
          </table:table-cell>
          <table:table-cell office:value-type="string">
            <text:p>tenían</text:p>
          </table:table-cell>
          <table:table-cell office:value-type="string">
            <text:p>y</text:p>
          </table:table-cell>
          <table:table-cell table:number-columns-repeated="2" office:value-type="string">
            <text:p>me</text:p>
          </table:table-cell>
          <table:table-cell office:value-type="string">
            <text:p>lo</text:p>
          </table:table-cell>
          <table:table-cell office:value-type="string">
            <text:p>heredé</text:p>
          </table:table-cell>
          <table:table-cell office:value-type="string">
            <text:p>yo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aut</text:p>
          </table:table-cell>
          <table:table-cell office:value-type="string">
            <text:p>mine.A.POSS</text:p>
          </table:table-cell>
          <table:table-cell office:value-type="string">
            <text:p>father.N.M.PL</text:p>
          </table:table-cell>
          <table:table-cell office:value-type="string">
            <text:p>always.B</text:p>
          </table:table-cell>
          <table:table-cell office:value-type="string">
            <text:p>him.R.OBJ.M.3S[or]the.T.DEF.N.SP</text:p>
          </table:table-cell>
          <table:table-cell office:value-type="string">
            <text:p>have.V.3P.IMPERF</text:p>
          </table:table-cell>
          <table:table-cell office:value-type="string">
            <text:p>and.C</text:p>
          </table:table-cell>
          <table:table-cell table:number-columns-repeated="2" office:value-type="string">
            <text:p>me.R.OBJ.MF.1S</text:p>
          </table:table-cell>
          <table:table-cell office:value-type="string">
            <text:p>him.R.OBJ.M.3S[or]the.T.DEF.N.SP</text:p>
          </table:table-cell>
          <table:table-cell office:value-type="string">
            <text:p>inherit.V.1S.PAST</text:p>
          </table:table-cell>
          <table:table-cell office:value-type="string">
            <text:p>I.R.SUB.MF.1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string">
            <text:p>y</text:p>
          </table:table-cell>
          <table:table-cell office:value-type="string">
            <text:p>lo</text:p>
          </table:table-cell>
          <table:table-cell office:value-type="string">
            <text:p>tengo</text:p>
          </table:table-cell>
          <table:table-cell office:value-type="string">
            <text:p>ahí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him.R.OBJ.M.3S[or]the.T.DEF.N.SP</text:p>
          </table:table-cell>
          <table:table-cell office:value-type="string">
            <text:p>have.V.1S.PRES</text:p>
          </table:table-cell>
          <table:table-cell office:value-type="string">
            <text:p>here.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o</text:p>
          </table:table-cell>
          <table:table-cell office:value-type="string">
            <text:p>te</text:p>
          </table:table-cell>
          <table:table-cell office:value-type="string">
            <text:p>voy</text:p>
          </table:table-cell>
          <table:table-cell office:value-type="string">
            <text:p>a</text:p>
          </table:table-cell>
          <table:table-cell office:value-type="string">
            <text:p>conseguir</text:p>
          </table:table-cell>
          <table:table-cell office:value-type="string">
            <text:p>una</text:p>
          </table:table-cell>
          <table:table-cell office:value-type="string">
            <text:p>copia</text:p>
          </table:table-cell>
          <table:table-cell office:value-type="string">
            <text:p>de</text:p>
          </table:table-cell>
          <table:table-cell office:value-type="string">
            <text:p>esto</text:p>
          </table:table-cell>
          <table:table-cell office:value-type="string">
            <text:p>porque</text:p>
          </table:table-cell>
          <table:table-cell office:value-type="string">
            <text:p>esto</text:p>
          </table:table-cell>
          <table:table-cell office:value-type="string">
            <text:p>es</text:p>
          </table:table-cell>
          <table:table-cell office:value-type="string">
            <text:p>en</text:p>
          </table:table-cell>
          <table:table-cell office:value-type="string">
            <text:p>la</text:p>
          </table:table-cell>
          <table:table-cell office:value-type="string">
            <text:p>computadora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aut</text:p>
          </table:table-cell>
          <table:table-cell office:value-type="string">
            <text:p>I.R.SUB.MF.1S</text:p>
          </table:table-cell>
          <table:table-cell office:value-type="string">
            <text:p>you.R.OBJ.MF.2S</text:p>
          </table:table-cell>
          <table:table-cell office:value-type="string">
            <text:p>go.V.1S.PRES</text:p>
          </table:table-cell>
          <table:table-cell office:value-type="string">
            <text:p>to.P</text:p>
          </table:table-cell>
          <table:table-cell office:value-type="string">
            <text:p>manage.V.INFIN</text:p>
          </table:table-cell>
          <table:table-cell office:value-type="string">
            <text:p>one.R.F.SG[or]a.T.IND.F.SG[or]unite.V.1S.PRESSUBJ[or]unite.V.3S.IMPER[or]unite.V.3S.PRESSUBJ</text:p>
          </table:table-cell>
          <table:table-cell office:value-type="string">
            <text:p>copy.V.3S.PRES</text:p>
          </table:table-cell>
          <table:table-cell office:value-type="string">
            <text:p>of.P</text:p>
          </table:table-cell>
          <table:table-cell office:value-type="string">
            <text:p>this.R.DEM.N.SG</text:p>
          </table:table-cell>
          <table:table-cell office:value-type="string">
            <text:p>because.C</text:p>
          </table:table-cell>
          <table:table-cell office:value-type="string">
            <text:p>this.R.DEM.N.SG</text:p>
          </table:table-cell>
          <table:table-cell office:value-type="string">
            <text:p>be.V.3S.PRES</text:p>
          </table:table-cell>
          <table:table-cell office:value-type="string">
            <text:p>on.P</text:p>
          </table:table-cell>
          <table:table-cell office:value-type="string">
            <text:p>her.R.OBJ.F.3S[or]the.T.DEF.F.SG</text:p>
          </table:table-cell>
          <table:table-cell office:value-type="string">
            <text:p>computer.N.F.SG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</text:p>
          </table:table-cell>
          <table:table-cell office:value-type="string">
            <text:p>lo</text:p>
          </table:table-cell>
          <table:table-cell office:value-type="string">
            <text:p>tienes</text:p>
          </table:table-cell>
          <table:table-cell office:value-type="string">
            <text:p>en</text:p>
          </table:table-cell>
          <table:table-cell office:value-type="string">
            <text:p>el</text:p>
          </table:table-cell>
          <table:table-cell office:value-type="string">
            <text:p>desktop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him.R.OBJ.M.3S[or]the.T.DEF.N.SP</text:p>
          </table:table-cell>
          <table:table-cell office:value-type="string">
            <text:p>have.V.2S.PRES</text:p>
          </table:table-cell>
          <table:table-cell office:value-type="string">
            <text:p>on.P</text:p>
          </table:table-cell>
          <table:table-cell office:value-type="string">
            <text:p>the.T.DEF.M.SG</text:p>
          </table:table-cell>
          <table:table-cell office:value-type="string">
            <text:p>desktop.AS.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aprietas</text:p>
          </table:table-cell>
          <table:table-cell office:value-type="string">
            <text:p>así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</text:p>
          </table:table-cell>
          <table:table-cell office:value-type="string">
            <text:p>tighten.V.2S.PRES</text:p>
          </table:table-cell>
          <table:table-cell office:value-type="string">
            <text:p>thus.B[or]take.V.1S.PAS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pones</text:p>
          </table:table-cell>
          <table:table-cell office:value-type="string">
            <text:p>la</text:p>
          </table:table-cell>
          <table:table-cell office:value-type="string">
            <text:p>palabra</text:p>
          </table:table-cell>
          <table:table-cell office:value-type="string">
            <text:p>en</text:p>
          </table:table-cell>
          <table:table-cell office:value-type="string">
            <text:p>inglés</text:p>
          </table:table-cell>
          <table:table-cell office:value-type="string">
            <text:p>o</text:p>
          </table:table-cell>
          <table:table-cell office:value-type="string">
            <text:p>en</text:p>
          </table:table-cell>
          <table:table-cell office:value-type="string">
            <text:p>español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ut</text:p>
          </table:table-cell>
          <table:table-cell office:value-type="string">
            <text:p>set.V.2S.PRES</text:p>
          </table:table-cell>
          <table:table-cell office:value-type="string">
            <text:p>her.R.OBJ.F.3S[or]the.T.DEF.F.SG</text:p>
          </table:table-cell>
          <table:table-cell office:value-type="string">
            <text:p>word.N.F.SG</text:p>
          </table:table-cell>
          <table:table-cell office:value-type="string">
            <text:p>on.P</text:p>
          </table:table-cell>
          <table:table-cell office:value-type="string">
            <text:p>english.A.M.SG</text:p>
          </table:table-cell>
          <table:table-cell office:value-type="string">
            <text:p>or.C</text:p>
          </table:table-cell>
          <table:table-cell office:value-type="string">
            <text:p>on.P</text:p>
          </table:table-cell>
          <table:table-cell office:value-type="string">
            <text:p>Spanish.A.M.S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</text:p>
          </table:table-cell>
          <table:table-cell office:value-type="string">
            <text:p>te</text:p>
          </table:table-cell>
          <table:table-cell office:value-type="string">
            <text:p>da</text:p>
          </table:table-cell>
          <table:table-cell office:value-type="string">
            <text:p>la</text:p>
          </table:table-cell>
          <table:table-cell office:value-type="string">
            <text:p>traducción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you.R.OBJ.MF.2S</text:p>
          </table:table-cell>
          <table:table-cell office:value-type="string">
            <text:p>give.V.3S.PRES</text:p>
          </table:table-cell>
          <table:table-cell office:value-type="string">
            <text:p>her.R.OBJ.F.3S[or]the.T.DEF.F.SG</text:p>
          </table:table-cell>
          <table:table-cell office:value-type="string">
            <text:p>translation.N.F.S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F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au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V</text:p>
          </table:table-cell>
          <table:table-cell office:value-type="string">
            <text:p>y</text:p>
          </table:table-cell>
          <table:table-cell office:value-type="string">
            <text:p>te</text:p>
          </table:table-cell>
          <table:table-cell office:value-type="string">
            <text:p>da</text:p>
          </table:table-cell>
          <table:table-cell office:value-type="string">
            <text:p>usos</text:p>
          </table:table-cell>
          <table:table-cell office:value-type="string">
            <text:p>y</text:p>
          </table:table-cell>
          <table:table-cell office:value-type="string">
            <text:p>cosas</text:p>
          </table:table-cell>
          <table:table-cell office:value-type="string">
            <text:p>de</text:p>
          </table:table-cell>
          <table:table-cell office:value-type="string">
            <text:p>diferentes</text:p>
          </table:table-cell>
          <table:table-cell office:value-type="string">
            <text:p>cosas</text:p>
          </table:table-cell>
          <table:table-cell office:value-type="string">
            <text:p>de</text:p>
          </table:table-cell>
          <table:table-cell office:value-type="string">
            <text:p>la</text:p>
          </table:table-cell>
          <table:table-cell office:value-type="string">
            <text:p>de</text:p>
          </table:table-cell>
          <table:table-cell office:value-type="string">
            <text:p>la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aut</text:p>
          </table:table-cell>
          <table:table-cell office:value-type="string">
            <text:p>and.C</text:p>
          </table:table-cell>
          <table:table-cell office:value-type="string">
            <text:p>you.R.OBJ.MF.2S</text:p>
          </table:table-cell>
          <table:table-cell office:value-type="string">
            <text:p>give.V.3S.PRES</text:p>
          </table:table-cell>
          <table:table-cell office:value-type="string">
            <text:p>use.N.M.PL</text:p>
          </table:table-cell>
          <table:table-cell office:value-type="string">
            <text:p>and.C</text:p>
          </table:table-cell>
          <table:table-cell office:value-type="string">
            <text:p>thing.N.F.PL[or]sew.V.2S.PRESSUBJ</text:p>
          </table:table-cell>
          <table:table-cell office:value-type="string">
            <text:p>of.P</text:p>
          </table:table-cell>
          <table:table-cell office:value-type="string">
            <text:p>unlike.A.M.PL</text:p>
          </table:table-cell>
          <table:table-cell office:value-type="string">
            <text:p>thing.N.F.PL[or]sew.V.2S.PRESSUBJ</text:p>
          </table:table-cell>
          <table:table-cell office:value-type="string">
            <text:p>of.P</text:p>
          </table:table-cell>
          <table:table-cell office:value-type="string">
            <text:p>her.R.OBJ.F.3S[or]the.T.DEF.F.SG</text:p>
          </table:table-cell>
          <table:table-cell office:value-type="string">
            <text:p>of.P</text:p>
          </table:table-cell>
          <table:table-cell office:value-type="string">
            <text:p>her.R.OBJ.F.3S[or]the.T.DEF.F.SG</text:p>
          </table:table-cell>
          <table:table-cell table:number-columns-repeated="1010"/>
        </table:table-row>
        <table:table-row table:style-name="ro1" table:number-rows-repeated="104567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ue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fo:hyphenate="true"/>
    </style:style>
    <style:style style:name="yellow" style:family="table-cell" style:parent-style-name="Default">
      <style:table-cell-properties fo:background-color="#ffffcc" style:text-align-source="fix" style:repeat-content="false" fo:wrap-option="wrap" style:vertical-align="top"/>
      <style:paragraph-properties fo:text-align="start"/>
      <style:text-properties fo:hyphenate="true"/>
    </style:style>
    <style:style style:name="bolded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 Black" fo:hyphenate="tru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6">26/11/2010</text:date>, <text:time>17:4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1-26T17:47:52</dc:date>
    <meta:generator>OpenOffice.org/3.2$Linux OpenOffice.org_project/320m12$Build-9483</meta:generator>
    <meta:editing-duration>PT01H13M34S</meta:editing-duration>
    <meta:editing-cycles>4</meta:editing-cycles>
    <meta:document-statistic meta:table-count="1" meta:cell-count="14882" meta:object-count="0"/>
  </office:meta>
</office:document-meta>
</file>